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2">
      <style:text-properties fo:color="#000000"/>
    </style:style>
    <style:style style:family="text" style:name="T7" style:display-name="T7" style:parent-style-name="CharStyle13">
      <style:text-properties fo:color="#000000"/>
    </style:style>
    <style:style style:family="text" style:name="T8" style:display-name="T8" style:parent-style-name="CharStyle14">
      <style:text-properties fo:color="#000000"/>
    </style:style>
    <style:style style:family="text" style:name="T9" style:display-name="T9" style:parent-style-name="CharStyle16">
      <style:text-properties fo:color="#000000"/>
    </style:style>
    <style:style style:family="text" style:name="T10" style:display-name="T10" style:parent-style-name="CharStyle18">
      <style:text-properties fo:color="#000000"/>
    </style:style>
    <style:style style:family="text" style:name="T11" style:display-name="T11" style:parent-style-name="CharStyle19">
      <style:text-properties fo:color="#000000"/>
    </style:style>
    <style:style style:family="text" style:name="T12" style:display-name="T12" style:parent-style-name="CharStyle21">
      <style:text-properties fo:color="#000000"/>
    </style:style>
    <style:style style:family="text" style:name="T13" style:display-name="T13" style:parent-style-name="CharStyle22">
      <style:text-properties fo:color="#000000"/>
    </style:style>
    <style:style style:family="text" style:name="T14" style:display-name="T14" style:parent-style-name="CharStyle24">
      <style:text-properties fo:color="#000000"/>
    </style:style>
    <style:style style:family="text" style:name="T15" style:display-name="T15" style:parent-style-name="CharStyle26">
      <style:text-properties fo:color="#000000"/>
    </style:style>
    <style:style style:family="text" style:name="T16" style:display-name="T16" style:parent-style-name="CharStyle28">
      <style:text-properties fo:color="#000000"/>
    </style:style>
    <style:style style:family="text" style:name="T17" style:display-name="T17" style:parent-style-name="CharStyle29">
      <style:text-properties fo:color="#000000"/>
    </style:style>
    <style:style style:family="text" style:name="T18" style:display-name="T18" style:parent-style-name="CharStyle31">
      <style:text-properties fo:color="#000000"/>
    </style:style>
    <style:style style:family="text" style:name="T19" style:display-name="T19" style:parent-style-name="CharStyle32">
      <style:text-properties fo:color="#000000"/>
    </style:style>
    <style:style style:family="text" style:name="T20" style:display-name="T20" style:parent-style-name="CharStyle34">
      <style:text-properties fo:color="#000000"/>
    </style:style>
    <style:style style:family="text" style:name="T21" style:display-name="T21" style:parent-style-name="CharStyle35">
      <style:text-properties fo:color="#000000"/>
    </style:style>
    <style:style style:family="text" style:name="T22" style:display-name="T22" style:parent-style-name="CharStyle36">
      <style:text-properties fo:color="#000000"/>
    </style:style>
    <style:style style:family="text" style:name="T23" style:display-name="T23" style:parent-style-name="CharStyle38">
      <style:text-properties fo:color="#000000"/>
    </style:style>
    <style:style style:family="text" style:name="T24" style:display-name="T24" style:parent-style-name="CharStyle39">
      <style:text-properties fo:color="#000000"/>
    </style:style>
    <style:style style:family="text" style:name="T25" style:display-name="T25" style:parent-style-name="CharStyle41">
      <style:text-properties fo:color="#000000"/>
    </style:style>
    <style:style style:family="text" style:name="T27" style:display-name="T27" style:parent-style-name="CharStyle43">
      <style:text-properties fo:color="#000000"/>
    </style:style>
    <style:style style:family="text" style:name="T28" style:display-name="T28" style:parent-style-name="CharStyle44">
      <style:text-properties fo:color="#000000"/>
    </style:style>
    <style:style style:family="text" style:name="T29" style:display-name="T29" style:parent-style-name="CharStyle46">
      <style:text-properties fo:color="#000000"/>
    </style:style>
    <style:style style:family="text" style:name="T30" style:display-name="T30" style:parent-style-name="CharStyle47">
      <style:text-properties fo:color="#000000"/>
    </style:style>
    <style:style style:family="text" style:name="T34" style:display-name="T34" style:parent-style-name="CharStyle51">
      <style:text-properties fo:color="#000000"/>
    </style:style>
    <style:style style:family="text" style:name="T35" style:display-name="T35" style:parent-style-name="CharStyle52">
      <style:text-properties fo:color="#000000"/>
    </style:style>
    <style:style style:family="text" style:name="T36" style:display-name="T36" style:parent-style-name="CharStyle53">
      <style:text-properties fo:color="#000000"/>
    </style:style>
    <style:style style:family="text" style:name="T37" style:display-name="T37" style:parent-style-name="CharStyle55">
      <style:text-properties fo:color="#000000"/>
    </style:style>
    <style:style style:family="text" style:name="T38" style:display-name="T38" style:parent-style-name="CharStyle56">
      <style:text-properties fo:color="#000000"/>
    </style:style>
    <style:style style:family="text" style:name="T39" style:display-name="T39" style:parent-style-name="CharStyle57">
      <style:text-properties fo:color="#000000"/>
    </style:style>
    <style:style style:family="text" style:name="T40" style:display-name="T40" style:parent-style-name="CharStyle58">
      <style:text-properties fo:color="#000000"/>
    </style:style>
    <style:style style:family="text" style:name="T41" style:display-name="T41" style:parent-style-name="CharStyle60">
      <style:text-properties fo:color="#000000"/>
    </style:style>
    <style:style style:family="text" style:name="T42" style:display-name="T42" style:parent-style-name="CharStyle62">
      <style:text-properties fo:color="#000000"/>
    </style:style>
    <style:style style:family="text" style:name="T43" style:display-name="T43" style:parent-style-name="CharStyle63">
      <style:text-properties fo:color="#000000"/>
    </style:style>
    <style:style style:family="text" style:name="T44" style:display-name="T44" style:parent-style-name="CharStyle65">
      <style:text-properties fo:color="#000000"/>
    </style:style>
    <style:style style:family="text" style:name="T45" style:display-name="T45" style:parent-style-name="CharStyle66">
      <style:text-properties fo:color="#000000"/>
    </style:style>
    <style:style style:family="text" style:name="T46" style:display-name="T46" style:parent-style-name="CharStyle67">
      <style:text-properties fo:color="#000000"/>
    </style:style>
    <style:style style:family="text" style:name="T47" style:display-name="T47" style:parent-style-name="CharStyle69">
      <style:text-properties fo:color="#000000"/>
    </style:style>
    <style:style style:family="text" style:name="T50" style:display-name="T50" style:parent-style-name="CharStyle72">
      <style:text-properties fo:color="#000000"/>
    </style:style>
    <style:style style:family="text" style:name="T51" style:display-name="T51" style:parent-style-name="CharStyle73">
      <style:text-properties fo:color="#000000"/>
    </style:style>
    <style:style style:family="text" style:name="T52" style:display-name="T52" style:parent-style-name="CharStyle74">
      <style:text-properties fo:color="#000000"/>
    </style:style>
    <style:style style:family="text" style:name="T53" style:display-name="T53" style:parent-style-name="CharStyle76">
      <style:text-properties fo:color="#000000"/>
    </style:style>
    <style:style style:family="text" style:name="T54" style:display-name="T54" style:parent-style-name="CharStyle77">
      <style:text-properties fo:color="#000000"/>
    </style:style>
    <style:style style:family="text" style:name="T55" style:display-name="T55" style:parent-style-name="CharStyle79">
      <style:text-properties fo:color="#000000"/>
    </style:style>
    <style:style style:family="text" style:name="T56" style:display-name="T56" style:parent-style-name="CharStyle81">
      <style:text-properties fo:color="#000000"/>
    </style:style>
    <style:style style:family="text" style:name="T57" style:display-name="T57" style:parent-style-name="CharStyle83">
      <style:text-properties fo:color="#000000"/>
    </style:style>
    <style:style style:family="text" style:name="T58" style:display-name="T58" style:parent-style-name="CharStyle85">
      <style:text-properties fo:color="#000000"/>
    </style:style>
    <style:style style:family="text" style:name="T59" style:display-name="T59" style:parent-style-name="CharStyle87">
      <style:text-properties fo:color="#000000"/>
    </style:style>
    <style:style style:family="text" style:name="T60" style:display-name="T60" style:parent-style-name="CharStyle90">
      <style:text-properties fo:color="#000000"/>
    </style:style>
    <style:style style:family="text" style:name="T62" style:display-name="T62" style:parent-style-name="CharStyle93">
      <style:text-properties fo:color="#000000"/>
    </style:style>
    <style:style style:family="text" style:name="T63" style:display-name="T63" style:parent-style-name="CharStyle94">
      <style:text-properties fo:color="#000000"/>
    </style:style>
    <style:style style:family="text" style:name="T64" style:display-name="T64" style:parent-style-name="CharStyle95">
      <style:text-properties fo:color="#000000"/>
    </style:style>
    <style:style style:family="text" style:name="T65" style:display-name="T65" style:parent-style-name="CharStyle98">
      <style:text-properties fo:color="#000000"/>
    </style:style>
    <style:style style:family="text" style:name="T66" style:display-name="T66" style:parent-style-name="CharStyle99">
      <style:text-properties fo:color="#000000"/>
    </style:style>
    <style:style style:family="text" style:name="T67" style:display-name="T67" style:parent-style-name="CharStyle101">
      <style:text-properties fo:color="#000000"/>
    </style:style>
    <style:style style:family="text" style:name="T68" style:display-name="T68" style:parent-style-name="CharStyle102">
      <style:text-properties fo:color="#000000"/>
    </style:style>
    <style:style style:family="text" style:name="T69" style:display-name="T69" style:parent-style-name="CharStyle105">
      <style:text-properties fo:color="#000000"/>
    </style:style>
    <style:style style:family="text" style:name="T70" style:display-name="T70" style:parent-style-name="CharStyle104">
      <style:text-properties fo:color="#000000"/>
    </style:style>
    <style:style style:family="text" style:name="T71" style:display-name="T71" style:parent-style-name="CharStyle106">
      <style:text-properties fo:color="#000000"/>
    </style:style>
    <style:style style:family="text" style:name="T72" style:display-name="T72" style:parent-style-name="CharStyle108">
      <style:text-properties fo:color="#000000"/>
    </style:style>
    <style:style style:family="text" style:name="T73" style:display-name="T73" style:parent-style-name="CharStyle109">
      <style:text-properties fo:color="#000000"/>
    </style:style>
    <style:style style:family="text" style:name="T74" style:display-name="T74" style:parent-style-name="CharStyle112">
      <style:text-properties fo:color="#000000"/>
    </style:style>
    <style:style style:family="text" style:name="T75" style:display-name="T75" style:parent-style-name="CharStyle111">
      <style:text-properties fo:color="#000000"/>
    </style:style>
    <style:style style:family="text" style:name="T76" style:display-name="T76" style:parent-style-name="CharStyle115">
      <style:text-properties fo:color="#000000"/>
    </style:style>
    <style:style style:family="text" style:name="T77" style:display-name="T77" style:parent-style-name="CharStyle114">
      <style:text-properties fo:color="#000000"/>
    </style:style>
    <style:style style:family="text" style:name="T78" style:display-name="T78" style:parent-style-name="CharStyle117">
      <style:text-properties fo:color="#000000"/>
    </style:style>
    <style:style style:family="text" style:name="T79" style:display-name="T79" style:parent-style-name="CharStyle119">
      <style:text-properties fo:color="#000000"/>
    </style:style>
    <style:style style:family="text" style:name="T80" style:display-name="T80" style:parent-style-name="CharStyle120">
      <style:text-properties fo:color="#000000"/>
    </style:style>
    <style:style style:family="text" style:name="T81" style:display-name="T81" style:parent-style-name="CharStyle121">
      <style:text-properties fo:color="#000000"/>
    </style:style>
    <style:style style:family="text" style:name="T82" style:display-name="T82" style:parent-style-name="CharStyle122">
      <style:text-properties fo:color="#000000"/>
    </style:style>
    <style:style style:family="text" style:name="T83" style:display-name="T83" style:parent-style-name="CharStyle124">
      <style:text-properties fo:color="#000000"/>
    </style:style>
    <style:style style:family="text" style:name="T84" style:display-name="T84" style:parent-style-name="CharStyle125">
      <style:text-properties fo:color="#000000"/>
    </style:style>
    <style:style style:family="text" style:name="T85" style:display-name="T85" style:parent-style-name="CharStyle127">
      <style:text-properties fo:color="#000000"/>
    </style:style>
    <style:style style:family="text" style:name="T86" style:display-name="T86" style:parent-style-name="CharStyle128">
      <style:text-properties fo:color="#000000"/>
    </style:style>
    <style:style style:family="text" style:name="T87" style:display-name="T87" style:parent-style-name="CharStyle130">
      <style:text-properties fo:color="#000000"/>
    </style:style>
    <style:style style:family="text" style:name="T88" style:display-name="T88" style:parent-style-name="CharStyle131">
      <style:text-properties fo:color="#000000"/>
    </style:style>
    <style:style style:family="text" style:name="T89" style:display-name="T89" style:parent-style-name="CharStyle132">
      <style:text-properties fo:color="#000000"/>
    </style:style>
    <style:style style:family="text" style:name="T90" style:display-name="T90" style:parent-style-name="CharStyle133">
      <style:text-properties fo:color="#000000"/>
    </style:style>
    <style:style style:family="paragraph" style:name="P2">
      <style:paragraph-properties fo:margin-bottom="1.623cm" fo:line-height="0.071cm" style:page-number="auto"/>
      <style:text-properties fo:font-size="1pt" style:font-size-asian="1pt" style:font-size-complex="1pt"/>
    </style:style>
    <style:style style:family="paragraph" style:name="P3">
      <style:paragraph-properties style:page-number="auto"/>
      <style:text-properties fo:font-size="1pt" style:font-size-asian="1pt" style:font-size-complex="1pt"/>
    </style:style>
    <style:style style:family="paragraph" style:name="P4">
      <style:paragraph-properties style:page-number="auto"/>
      <style:text-properties fo:font-size="1pt" style:font-size-asian="1pt" style:font-size-complex="1pt"/>
    </style:style>
    <style:style style:family="paragraph" style:name="P5">
      <style:paragraph-properties style:page-number="auto"/>
      <style:text-properties fo:font-size="1pt" style:font-size-asian="1pt" style:font-size-complex="1pt"/>
    </style:style>
    <style:style style:family="paragraph" style:name="P6">
      <style:paragraph-properties style:page-number="auto"/>
      <style:text-properties fo:font-size="1pt" style:font-size-asian="1pt" style:font-size-complex="1pt"/>
    </style:style>
    <style:style style:family="paragraph" style:name="P7">
      <style:paragraph-properties style:page-number="auto"/>
      <style:text-properties fo:font-size="1pt" style:font-size-asian="1pt" style:font-size-complex="1pt"/>
    </style:style>
    <style:style style:family="paragraph" style:name="P8">
      <style:paragraph-properties style:page-number="auto"/>
      <style:text-properties fo:font-size="1pt" style:font-size-asian="1pt" style:font-size-complex="1pt"/>
    </style:style>
    <style:style style:family="paragraph" style:name="P10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851cm" style:page-number="auto"/>
      <style:text-properties/>
    </style:style>
    <style:style style:family="paragraph" style:name="P51">
      <style:paragraph-properties style:page-number="auto"/>
      <style:text-properties fo:font-size="1pt" style:font-size-asian="1pt" style:font-size-complex="1pt"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72cm" style:page-number="auto"/>
      <style:text-properties/>
    </style:style>
    <style:style style:family="paragraph" style:name="P94">
      <style:paragraph-properties style:page-number="auto"/>
      <style:text-properties fo:font-size="1pt" style:font-size-asian="1pt" style:font-size-complex="1pt"/>
    </style:style>
    <style:style style:family="paragraph" style:name="P95">
      <style:paragraph-properties style:page-number="auto"/>
      <style:text-properties fo:font-size="1pt" style:font-size-asian="1pt" style:font-size-complex="1pt"/>
    </style:style>
    <style:style style:family="paragraph" style:name="P97">
      <style:paragraph-properties style:page-number="auto"/>
      <style:text-properties fo:font-size="1pt" style:font-size-asian="1pt" style:font-size-complex="1pt"/>
    </style:style>
    <style:style style:family="paragraph" style:name="P98">
      <style:paragraph-properties fo:margin-bottom="1.623cm" fo:line-height="0.071cm" style:page-number="auto"/>
      <style:text-properties fo:font-size="1pt" style:font-size-asian="1pt" style:font-size-complex="1pt"/>
    </style:style>
    <style:style style:family="paragraph" style:name="P99">
      <style:paragraph-properties style:page-number="auto"/>
      <style:text-properties fo:font-size="1pt" style:font-size-asian="1pt" style:font-size-complex="1pt"/>
    </style:style>
    <style:style style:family="paragraph" style:name="P100">
      <style:paragraph-properties style:page-number="auto"/>
      <style:text-properties fo:font-size="1pt" style:font-size-asian="1pt" style:font-size-complex="1pt"/>
    </style:style>
    <style:style style:family="paragraph" style:name="P102">
      <style:paragraph-properties style:page-number="auto"/>
      <style:text-properties fo:font-size="1pt" style:font-size-asian="1pt" style:font-size-complex="1pt"/>
    </style:style>
    <style:style style:family="paragraph" style:name="P103">
      <style:paragraph-properties style:page-number="auto"/>
      <style:text-properties fo:font-size="1pt" style:font-size-asian="1pt" style:font-size-complex="1pt"/>
    </style:style>
    <style:style style:family="paragraph" style:name="P104">
      <style:paragraph-properties style:page-number="auto"/>
      <style:text-properties fo:font-size="1pt" style:font-size-asian="1pt" style:font-size-complex="1pt"/>
    </style:style>
    <style:style style:family="paragraph" style:name="P106">
      <style:paragraph-properties style:page-number="auto"/>
      <style:text-properties fo:font-size="1pt" style:font-size-asian="1pt" style:font-size-complex="1pt"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72cm" style:page-number="auto"/>
      <style:text-properties/>
    </style:style>
    <style:style style:family="paragraph" style:name="P149">
      <style:paragraph-properties style:page-number="auto"/>
      <style:text-properties fo:font-size="1pt" style:font-size-asian="1pt" style:font-size-complex="1pt"/>
    </style:style>
    <style:style style:family="paragraph" style:name="P150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635cm" style:page-number="auto"/>
      <style:text-properties/>
    </style:style>
    <style:style style:family="paragraph" style:name="P170">
      <style:paragraph-properties fo:line-height="0.635cm" style:page-number="auto"/>
      <style:text-properties/>
    </style:style>
    <style:style style:family="paragraph" style:name="P171">
      <style:paragraph-properties fo:line-height="0.635cm" style:page-number="auto"/>
      <style:text-properties/>
    </style:style>
    <style:style style:family="paragraph" style:name="P172">
      <style:paragraph-properties fo:line-height="0.635cm" style:page-number="auto"/>
      <style:text-properties/>
    </style:style>
    <style:style style:family="paragraph" style:name="P173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893cm" style:page-number="auto"/>
      <style:text-properties/>
    </style:style>
    <style:style style:family="paragraph" style:name="P187">
      <style:paragraph-properties style:page-number="auto"/>
      <style:text-properties fo:font-size="1pt" style:font-size-asian="1pt" style:font-size-complex="1pt"/>
    </style:style>
    <style:style style:family="paragraph" style:name="P188">
      <style:paragraph-properties style:page-number="auto"/>
      <style:text-properties fo:font-size="1pt" style:font-size-asian="1pt" style:font-size-complex="1pt"/>
    </style:style>
    <style:style style:family="paragraph" style:name="P189">
      <style:paragraph-properties style:page-number="auto"/>
      <style:text-properties fo:font-size="1pt" style:font-size-asian="1pt" style:font-size-complex="1pt"/>
    </style:style>
    <style:style style:family="paragraph" style:name="P191">
      <style:paragraph-properties style:page-number="auto"/>
      <style:text-properties fo:font-size="1pt" style:font-size-asian="1pt" style:font-size-complex="1pt"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635cm" style:page-number="auto"/>
      <style:text-properties/>
    </style:style>
    <style:style style:family="paragraph" style:name="P211">
      <style:paragraph-properties fo:line-height="0.635cm" style:page-number="auto"/>
      <style:text-properties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635cm" style:page-number="auto"/>
      <style:text-properties/>
    </style:style>
    <style:style style:family="paragraph" style:name="P215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72cm" style:page-number="auto"/>
      <style:text-properties/>
    </style:style>
    <style:style style:family="paragraph" style:name="P234">
      <style:paragraph-properties style:page-number="auto"/>
      <style:text-properties fo:font-size="1pt" style:font-size-asian="1pt" style:font-size-complex="1pt"/>
    </style:style>
    <style:style style:family="paragraph" style:name="P235">
      <style:paragraph-properties style:page-number="auto"/>
      <style:text-properties fo:font-size="1pt" style:font-size-asian="1pt" style:font-size-complex="1pt"/>
    </style:style>
    <style:style style:family="paragraph" style:name="P237">
      <style:paragraph-properties style:page-number="auto"/>
      <style:text-properties fo:font-size="1pt" style:font-size-asian="1pt" style:font-size-complex="1pt"/>
    </style:style>
    <style:style style:family="paragraph" style:name="P238">
      <style:paragraph-properties style:page-number="auto"/>
      <style:text-properties fo:font-size="1pt" style:font-size-asian="1pt" style:font-size-complex="1pt"/>
    </style:style>
    <style:style style:family="paragraph" style:name="P239">
      <style:paragraph-properties style:page-number="auto"/>
      <style:text-properties fo:font-size="1pt" style:font-size-asian="1pt" style:font-size-complex="1pt"/>
    </style:style>
    <style:style style:family="paragraph" style:name="P241">
      <style:paragraph-properties style:page-number="auto"/>
      <style:text-properties fo:font-size="1pt" style:font-size-asian="1pt" style:font-size-complex="1pt"/>
    </style:style>
    <style:style style:family="paragraph" style:name="P242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635cm" style:page-number="auto"/>
      <style:text-properties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35cm" style:page-number="auto"/>
      <style:text-properties/>
    </style:style>
    <style:style style:family="paragraph" style:name="P254">
      <style:paragraph-properties fo:line-height="0.635cm" style:page-number="auto"/>
      <style:text-properties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1.230cm" style:page-number="auto"/>
      <style:text-properties/>
    </style:style>
    <style:style style:family="paragraph" style:name="P281">
      <style:paragraph-properties style:page-number="auto"/>
      <style:text-properties fo:font-size="1pt" style:font-size-asian="1pt" style:font-size-complex="1pt"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35cm" style:page-number="auto"/>
      <style:text-properties/>
    </style:style>
    <style:style style:family="paragraph" style:name="P297">
      <style:paragraph-properties fo:line-height="0.635cm" style:page-number="auto"/>
      <style:text-properties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35cm" style:page-number="auto"/>
      <style:text-properties/>
    </style:style>
    <style:style style:family="paragraph" style:name="P307">
      <style:paragraph-properties fo:line-height="0.635cm" style:page-number="auto"/>
      <style:text-properties/>
    </style:style>
    <style:style style:family="paragraph" style:name="P308">
      <style:paragraph-properties fo:line-height="0.635cm" style:page-number="auto"/>
      <style:text-properties/>
    </style:style>
    <style:style style:family="paragraph" style:name="P309">
      <style:paragraph-properties fo:line-height="0.635cm" style:page-number="auto"/>
      <style:text-properties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72cm" style:page-number="auto"/>
      <style:text-properties/>
    </style:style>
    <style:style style:family="paragraph" style:name="P324">
      <style:paragraph-properties style:page-number="auto"/>
      <style:text-properties fo:font-size="1pt" style:font-size-asian="1pt" style:font-size-complex="1pt"/>
    </style:style>
    <style:style style:family="paragraph" style:name="P325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0.635cm" style:page-number="auto"/>
      <style:text-properties/>
    </style:style>
    <style:style style:family="paragraph" style:name="P345">
      <style:paragraph-properties fo:line-height="0.635cm" style:page-number="auto"/>
      <style:text-properties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775cm" style:page-number="auto"/>
      <style:text-properties/>
    </style:style>
    <style:style style:family="paragraph" style:name="P366">
      <style:paragraph-properties style:page-number="auto"/>
      <style:text-properties fo:font-size="1pt" style:font-size-asian="1pt" style:font-size-complex="1pt"/>
    </style:style>
    <style:style style:family="paragraph" style:name="P367">
      <style:paragraph-properties style:page-number="auto"/>
      <style:text-properties fo:font-size="1pt" style:font-size-asian="1pt" style:font-size-complex="1pt"/>
    </style:style>
    <style:style style:family="paragraph" style:name="P368">
      <style:paragraph-properties fo:margin-bottom="0.882cm" fo:line-height="0.071cm" style:page-number="auto"/>
      <style:text-properties fo:font-size="1pt" style:font-size-asian="1pt" style:font-size-complex="1pt"/>
    </style:style>
    <style:style style:family="paragraph" style:name="P370">
      <style:paragraph-properties style:page-number="auto"/>
      <style:text-properties fo:font-size="1pt" style:font-size-asian="1pt" style:font-size-complex="1pt"/>
    </style:style>
    <style:style style:family="paragraph" style:name="P371">
      <style:paragraph-properties style:page-number="auto"/>
      <style:text-properties fo:font-size="1pt" style:font-size-asian="1pt" style:font-size-complex="1pt"/>
    </style:style>
    <style:style style:family="paragraph" style:name="P372">
      <style:paragraph-properties style:page-number="auto"/>
      <style:text-properties fo:font-size="1pt" style:font-size-asian="1pt" style:font-size-complex="1pt"/>
    </style:style>
    <style:style style:family="paragraph" style:name="P373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35cm" style:page-number="auto"/>
      <style:text-properties/>
    </style:style>
    <style:style style:family="paragraph" style:name="P388">
      <style:paragraph-properties fo:line-height="0.635cm" style:page-number="auto"/>
      <style:text-properties/>
    </style:style>
    <style:style style:family="paragraph" style:name="P389">
      <style:paragraph-properties fo:line-height="0.635cm" style:page-number="auto"/>
      <style:text-properties/>
    </style:style>
    <style:style style:family="paragraph" style:name="P390">
      <style:paragraph-properties fo:line-height="0.635cm" style:page-number="auto"/>
      <style:text-properties/>
    </style:style>
    <style:style style:family="paragraph" style:name="P391">
      <style:paragraph-properties fo:line-height="0.635cm" style:page-number="auto"/>
      <style:text-properties/>
    </style:style>
    <style:style style:family="paragraph" style:name="P392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35cm" style:page-number="auto"/>
      <style:text-properties/>
    </style:style>
    <style:style style:family="paragraph" style:name="P406">
      <style:paragraph-properties fo:line-height="0.635cm" style:page-number="auto"/>
      <style:text-properties/>
    </style:style>
    <style:style style:family="paragraph" style:name="P407">
      <style:paragraph-properties fo:line-height="0.635cm" style:page-number="auto"/>
      <style:text-properties/>
    </style:style>
    <style:style style:family="paragraph" style:name="P408">
      <style:paragraph-properties fo:line-height="0.635cm" style:page-number="auto"/>
      <style:text-properties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851cm" style:page-number="auto"/>
      <style:text-properties/>
    </style:style>
    <style:style style:family="paragraph" style:name="P414">
      <style:paragraph-properties style:page-number="auto"/>
      <style:text-properties fo:font-size="1pt" style:font-size-asian="1pt" style:font-size-complex="1pt"/>
    </style:style>
    <style:style style:family="paragraph" style:name="P415">
      <style:paragraph-properties style:page-number="auto"/>
      <style:text-properties fo:font-size="1pt" style:font-size-asian="1pt" style:font-size-complex="1pt"/>
    </style:style>
    <style:style style:family="paragraph" style:name="P416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35cm" style:page-number="auto"/>
      <style:text-properties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0.635cm" style:page-number="auto"/>
      <style:text-properties/>
    </style:style>
    <style:style style:family="paragraph" style:name="P431">
      <style:paragraph-properties fo:line-height="0.635cm" style:page-number="auto"/>
      <style:text-properties/>
    </style:style>
    <style:style style:family="paragraph" style:name="P432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0.635cm" style:page-number="auto"/>
      <style:text-properties/>
    </style:style>
    <style:style style:family="paragraph" style:name="P435">
      <style:paragraph-properties fo:line-height="0.635cm" style:page-number="auto"/>
      <style:text-properties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635cm" style:page-number="auto"/>
      <style:text-properties/>
    </style:style>
    <style:style style:family="paragraph" style:name="P441">
      <style:paragraph-properties fo:line-height="0.635cm" style:page-number="auto"/>
      <style:text-properties/>
    </style:style>
    <style:style style:family="paragraph" style:name="P442">
      <style:paragraph-properties fo:line-height="0.635cm" style:page-number="auto"/>
      <style:text-properties/>
    </style:style>
    <style:style style:family="paragraph" style:name="P443">
      <style:paragraph-properties fo:line-height="0.635cm" style:page-number="auto"/>
      <style:text-properties/>
    </style:style>
    <style:style style:family="paragraph" style:name="P444">
      <style:paragraph-properties fo:line-height="0.635cm" style:page-number="auto"/>
      <style:text-properties/>
    </style:style>
    <style:style style:family="paragraph" style:name="P445">
      <style:paragraph-properties fo:line-height="0.635cm" style:page-number="auto"/>
      <style:text-properties/>
    </style:style>
    <style:style style:family="paragraph" style:name="P446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635cm" style:page-number="auto"/>
      <style:text-properties/>
    </style:style>
    <style:style style:family="paragraph" style:name="P449">
      <style:paragraph-properties fo:line-height="0.635cm" style:page-number="auto"/>
      <style:text-properties/>
    </style:style>
    <style:style style:family="paragraph" style:name="P450">
      <style:paragraph-properties fo:line-height="0.635cm" style:page-number="auto"/>
      <style:text-properties/>
    </style:style>
    <style:style style:family="paragraph" style:name="P451">
      <style:paragraph-properties fo:line-height="0.635cm" style:page-number="auto"/>
      <style:text-properties/>
    </style:style>
    <style:style style:family="paragraph" style:name="P452">
      <style:paragraph-properties fo:line-height="0.635cm" style:page-number="auto"/>
      <style:text-properties/>
    </style:style>
    <style:style style:family="paragraph" style:name="P453">
      <style:paragraph-properties fo:line-height="0.635cm" style:page-number="auto"/>
      <style:text-properties/>
    </style:style>
    <style:style style:family="paragraph" style:name="P454">
      <style:paragraph-properties fo:line-height="0.635cm" style:page-number="auto"/>
      <style:text-properties/>
    </style:style>
    <style:style style:family="paragraph" style:name="P455">
      <style:paragraph-properties fo:line-height="0.635cm" style:page-number="auto"/>
      <style:text-properties/>
    </style:style>
    <style:style style:family="paragraph" style:name="P456">
      <style:paragraph-properties fo:line-height="0.851cm" style:page-number="auto"/>
      <style:text-properties/>
    </style:style>
    <style:style style:family="paragraph" style:name="P457">
      <style:paragraph-properties style:page-number="auto"/>
      <style:text-properties fo:font-size="1pt" style:font-size-asian="1pt" style:font-size-complex="1pt"/>
    </style:style>
    <style:style style:family="paragraph" style:name="P458">
      <style:paragraph-properties style:page-number="auto"/>
      <style:text-properties fo:font-size="1pt" style:font-size-asian="1pt" style:font-size-complex="1pt"/>
    </style:style>
    <style:style style:family="paragraph" style:name="P459">
      <style:paragraph-properties fo:margin-bottom="2.575cm" fo:line-height="0.071cm" style:page-number="auto"/>
      <style:text-properties fo:font-size="1pt" style:font-size-asian="1pt" style:font-size-complex="1pt"/>
    </style:style>
    <style:style style:family="paragraph" style:name="P460">
      <style:paragraph-properties style:page-number="auto"/>
      <style:text-properties fo:font-size="1pt" style:font-size-asian="1pt" style:font-size-complex="1pt"/>
    </style:style>
    <style:style style:family="paragraph" style:name="P461">
      <style:paragraph-properties style:page-number="auto"/>
      <style:text-properties fo:font-size="1pt" style:font-size-asian="1pt" style:font-size-complex="1pt"/>
    </style:style>
    <style:style style:family="paragraph" style:name="P462">
      <style:paragraph-properties fo:line-height="0.635cm" style:page-number="auto"/>
      <style:text-properties/>
    </style:style>
    <style:style style:family="paragraph" style:name="P463">
      <style:paragraph-properties fo:line-height="0.635cm" style:page-number="auto"/>
      <style:text-properties/>
    </style:style>
    <style:style style:family="paragraph" style:name="P464">
      <style:paragraph-properties fo:line-height="0.635cm" style:page-number="auto"/>
      <style:text-properties/>
    </style:style>
    <style:style style:family="paragraph" style:name="P465">
      <style:paragraph-properties fo:line-height="0.635cm" style:page-number="auto"/>
      <style:text-properties/>
    </style:style>
    <style:style style:family="paragraph" style:name="P466">
      <style:paragraph-properties fo:line-height="0.635cm" style:page-number="auto"/>
      <style:text-properties/>
    </style:style>
    <style:style style:family="paragraph" style:name="P467">
      <style:paragraph-properties fo:line-height="0.635cm" style:page-number="auto"/>
      <style:text-properties/>
    </style:style>
    <style:style style:family="paragraph" style:name="P468">
      <style:paragraph-properties fo:line-height="0.635cm" style:page-number="auto"/>
      <style:text-properties/>
    </style:style>
    <style:style style:family="paragraph" style:name="P469">
      <style:paragraph-properties fo:line-height="0.635cm" style:page-number="auto"/>
      <style:text-properties/>
    </style:style>
    <style:style style:family="paragraph" style:name="P470">
      <style:paragraph-properties fo:line-height="0.635cm" style:page-number="auto"/>
      <style:text-properties/>
    </style:style>
    <style:style style:family="paragraph" style:name="P471">
      <style:paragraph-properties fo:line-height="0.635cm" style:page-number="auto"/>
      <style:text-properties/>
    </style:style>
    <style:style style:family="paragraph" style:name="P472">
      <style:paragraph-properties fo:line-height="0.635cm" style:page-number="auto"/>
      <style:text-properties/>
    </style:style>
    <style:style style:family="paragraph" style:name="P473">
      <style:paragraph-properties fo:line-height="0.635cm" style:page-number="auto"/>
      <style:text-properties/>
    </style:style>
    <style:style style:family="paragraph" style:name="P474">
      <style:paragraph-properties fo:line-height="0.635cm" style:page-number="auto"/>
      <style:text-properties/>
    </style:style>
    <style:style style:family="paragraph" style:name="P475">
      <style:paragraph-properties fo:line-height="0.635cm" style:page-number="auto"/>
      <style:text-properties/>
    </style:style>
    <style:style style:family="paragraph" style:name="P476">
      <style:paragraph-properties fo:line-height="0.635cm" style:page-number="auto"/>
      <style:text-properties/>
    </style:style>
    <style:style style:family="paragraph" style:name="P477">
      <style:paragraph-properties fo:line-height="0.635cm" style:page-number="auto"/>
      <style:text-properties/>
    </style:style>
    <style:style style:family="paragraph" style:name="P478">
      <style:paragraph-properties fo:line-height="0.635cm" style:page-number="auto"/>
      <style:text-properties/>
    </style:style>
    <style:style style:family="paragraph" style:name="P479">
      <style:paragraph-properties fo:line-height="0.635cm" style:page-number="auto"/>
      <style:text-properties/>
    </style:style>
    <style:style style:family="paragraph" style:name="P480">
      <style:paragraph-properties fo:line-height="0.635cm" style:page-number="auto"/>
      <style:text-properties/>
    </style:style>
    <style:style style:family="paragraph" style:name="P481">
      <style:paragraph-properties fo:line-height="0.635cm" style:page-number="auto"/>
      <style:text-properties/>
    </style:style>
    <style:style style:family="paragraph" style:name="P482">
      <style:paragraph-properties fo:line-height="0.635cm" style:page-number="auto"/>
      <style:text-properties/>
    </style:style>
    <style:style style:family="paragraph" style:name="P483">
      <style:paragraph-properties fo:line-height="0.635cm" style:page-number="auto"/>
      <style:text-properties/>
    </style:style>
    <style:style style:family="paragraph" style:name="P484">
      <style:paragraph-properties fo:line-height="0.635cm" style:page-number="auto"/>
      <style:text-properties/>
    </style:style>
    <style:style style:family="paragraph" style:name="P485">
      <style:paragraph-properties fo:line-height="0.635cm" style:page-number="auto"/>
      <style:text-properties/>
    </style:style>
    <style:style style:family="paragraph" style:name="P486">
      <style:paragraph-properties fo:line-height="0.635cm" style:page-number="auto"/>
      <style:text-properties/>
    </style:style>
    <style:style style:family="paragraph" style:name="P487">
      <style:paragraph-properties fo:line-height="0.635cm" style:page-number="auto"/>
      <style:text-properties/>
    </style:style>
    <style:style style:family="paragraph" style:name="P488">
      <style:paragraph-properties fo:line-height="0.635cm" style:page-number="auto"/>
      <style:text-properties/>
    </style:style>
    <style:style style:family="paragraph" style:name="P489">
      <style:paragraph-properties fo:line-height="0.635cm" style:page-number="auto"/>
      <style:text-properties/>
    </style:style>
    <style:style style:family="paragraph" style:name="P490">
      <style:paragraph-properties fo:line-height="0.635cm" style:page-number="auto"/>
      <style:text-properties/>
    </style:style>
    <style:style style:family="paragraph" style:name="P491">
      <style:paragraph-properties fo:line-height="0.635cm" style:page-number="auto"/>
      <style:text-properties/>
    </style:style>
    <style:style style:family="paragraph" style:name="P492">
      <style:paragraph-properties fo:line-height="0.635cm" style:page-number="auto"/>
      <style:text-properties/>
    </style:style>
    <style:style style:family="paragraph" style:name="P493">
      <style:paragraph-properties fo:line-height="0.635cm" style:page-number="auto"/>
      <style:text-properties/>
    </style:style>
    <style:style style:family="paragraph" style:name="P494">
      <style:paragraph-properties fo:line-height="0.635cm" style:page-number="auto"/>
      <style:text-properties/>
    </style:style>
    <style:style style:family="paragraph" style:name="P495">
      <style:paragraph-properties fo:line-height="0.635cm" style:page-number="auto"/>
      <style:text-properties/>
    </style:style>
    <style:style style:family="paragraph" style:name="P496">
      <style:paragraph-properties fo:line-height="0.635cm" style:page-number="auto"/>
      <style:text-properties/>
    </style:style>
    <style:style style:family="paragraph" style:name="P497">
      <style:paragraph-properties fo:line-height="0.635cm" style:page-number="auto"/>
      <style:text-properties/>
    </style:style>
    <style:style style:family="paragraph" style:name="P498">
      <style:paragraph-properties fo:line-height="0.635cm" style:page-number="auto"/>
      <style:text-properties/>
    </style:style>
    <style:style style:family="paragraph" style:name="P499">
      <style:paragraph-properties fo:line-height="0.635cm" style:page-number="auto"/>
      <style:text-properties/>
    </style:style>
    <style:style style:family="paragraph" style:name="P500">
      <style:paragraph-properties fo:line-height="0.635cm" style:page-number="auto"/>
      <style:text-properties/>
    </style:style>
    <style:style style:family="paragraph" style:name="P501">
      <style:paragraph-properties fo:line-height="0.635cm" style:page-number="auto"/>
      <style:text-properties/>
    </style:style>
    <style:style style:family="paragraph" style:name="P502">
      <style:paragraph-properties fo:line-height="1.256cm" style:page-number="auto"/>
      <style:text-properties/>
    </style:style>
    <style:style style:family="paragraph" style:name="P503">
      <style:paragraph-properties style:page-number="auto"/>
      <style:text-properties fo:font-size="1pt" style:font-size-asian="1pt" style:font-size-complex="1pt"/>
    </style:style>
    <style:style style:family="paragraph" style:name="P50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505" style:parent-style-name="Body text (5)">
      <style:paragraph-properties fo:background-color="transparent" fo:margin-top="0.000cm" fo:margin-bottom="0.000cm" fo:line-height="0.353cm" fo:margin-left="0.000cm" fo:margin-right="0.000cm" fo:text-indent="0.000cm" fo:text-align="center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5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741cm" fo:line-height="0.423cm" fo:margin-left="0.000cm" fo:margin-right="0.000cm" fo:text-indent="0.000cm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6" style:parent-style-name="Table of contents">
      <style:paragraph-properties fo:background-color="transparent" fo:margin-top="0.000cm" fo:margin-bottom="0.000cm" fo:line-height="1.101cm" fo:margin-left="0.000cm" fo:margin-right="0.000cm" fo:text-indent="0.061cm" style:page-number="auto">
        <style:tab-stops>
          <style:tab-stop style:position="0.798cm" style:type="left"/>
          <style:tab-stop style:position="10.568cm" style:type="right"/>
        </style:tab-stops>
      </style:paragraph-properties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423cm" fo:margin-left="2.117cm" fo:margin-right="0.000cm" fo:text-indent="-0.008cm" fo:text-align="lef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5" style:parent-style-name="Body text (2)">
      <style:paragraph-properties fo:background-color="transparent" fo:margin-top="1.536cm" fo:margin-bottom="0.000cm" fo:margin-left="0.000cm" fo:margin-right="0.000cm" fo:text-indent="0.061cm" fo:text-align="justify" style:page-number="auto">
        <style:tab-stops>
          <style:tab-stop style:position="16.097cm" style:type="right"/>
        </style:tab-stops>
      </style:paragraph-properties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423cm" fo:margin-left="2.434cm" fo:margin-right="0.000cm" fo:text-indent="-0.004cm" fo:text-align="left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423cm" fo:margin-left="0.670cm" fo:margin-right="0.000cm" fo:text-indent="0.016cm" fo:text-align="left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2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margin-left="0.000cm" fo:margin-right="0.000cm" fo:text-indent="0.061cm" fo:text-align="justify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47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548" style:parent-style-name="Body text (8)">
      <style:paragraph-properties fo:background-color="transparent" fo:margin-top="0.000cm" fo:margin-bottom="0.076cm" fo:line-height="0.423cm" fo:margin-left="0.141cm" fo:margin-right="0.000cm" fo:text-indent="0.000cm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56" style:parent-style-name="Body text (5)">
      <style:paragraph-properties fo:background-color="transparent" fo:margin-top="0.000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7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61cm" style:type="right"/>
        </style:tab-stops>
      </style:paragraph-properties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9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570" style:parent-style-name="Body text (9)">
      <style:paragraph-properties fo:background-color="transparent" fo:margin-top="0.000cm" fo:margin-bottom="7.594cm" fo:margin-left="0.000cm" fo:margin-right="6.315cm" fo:text-indent="0.061cm" fo:text-align="left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72" style:parent-style-name="Body text (9)">
      <style:paragraph-properties fo:background-color="transparent" fo:margin-top="0.000cm" fo:margin-bottom="8.539cm" fo:line-height="0.576cm" fo:margin-left="0.000cm" fo:margin-right="0.000cm" fo:text-indent="0.064cm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741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margin-left="0.000cm" fo:margin-right="0.000cm" fo:text-indent="0.061cm" fo:text-align="justify" style:page-number="auto"/>
      <style:text-properties/>
    </style:style>
    <style:style style:family="paragraph" style:name="P591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946cm" fo:line-height="0.737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60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423cm" fo:margin-left="0.953cm" fo:margin-right="0.000cm" fo:text-indent="0.004cm" fo:text-align="left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3" style:parent-style-name="Body text (2)">
      <style:paragraph-properties fo:background-color="transparent" fo:margin-top="0.635cm" fo:margin-bottom="0.000cm" fo:line-height="0.576cm" fo:margin-left="1.411cm" fo:margin-right="0.000cm" fo:text-indent="-0.015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23" style:parent-style-name="Body text (9)">
      <style:paragraph-properties fo:background-color="transparent" fo:margin-top="0.000cm" fo:margin-bottom="0.628cm" fo:margin-left="5.151cm" fo:margin-right="0.000cm" fo:text-indent="-0.003cm" style:page-number="auto">
        <style:tab-stops>
          <style:tab-stop style:position="7.109cm" style:type="right"/>
          <style:tab-stop style:position="9.480cm" style:type="right"/>
        </style:tab-stops>
      </style:paragraph-properties>
      <style:text-properties/>
    </style:style>
    <style:style style:family="paragraph" style:name="P624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62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2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8" style:parent-style-name="Body text (7)">
      <style:paragraph-properties fo:background-color="transparent" fo:margin-top="0.000cm" fo:margin-bottom="0.645cm" fo:margin-left="0.141cm" fo:margin-right="0.000cm" fo:text-indent="0.000cm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42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644" style:parent-style-name="Body text (7)">
      <style:paragraph-properties fo:background-color="transparent" fo:margin-top="0.000cm" fo:margin-bottom="0.076cm" fo:line-height="0.423cm" fo:margin-left="0.423cm" fo:margin-right="0.000cm" fo:text-indent="0.000cm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646" style:parent-style-name="Body text (9)">
      <style:paragraph-properties fo:background-color="transparent" fo:margin-top="0.000cm" fo:margin-bottom="6.522cm" fo:margin-left="0.000cm" fo:margin-right="6.315cm" fo:text-indent="0.061cm" fo:text-align="left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406cm" fo:margin-left="0.000cm" fo:margin-right="0.282cm" fo:text-indent="0.000cm" fo:text-align="righ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656" style:parent-style-name="Body text (6)">
      <style:paragraph-properties fo:background-color="transparent" fo:margin-top="0.000cm" fo:margin-bottom="0.000cm" fo:line-height="0.737cm" fo:margin-left="1.305cm" fo:margin-right="0.000cm" fo:text-indent="0.001cm" style:page-number="auto">
        <style:tab-stops>
          <style:tab-stop style:position="1.263cm" style:type="left"/>
        </style:tab-stops>
      </style:paragraph-properties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530cm" fo:line-height="0.745cm" fo:margin-left="2.540cm" fo:margin-right="0.000cm" fo:text-indent="-1.228cm" fo:text-align="left" style:page-number="auto">
        <style:tab-stops>
          <style:tab-stop style:position="0.008cm" style:type="left"/>
        </style:tab-stops>
      </style:paragraph-properties>
      <style:text-properties/>
    </style:style>
    <style:style style:family="paragraph" style:name="P662" style:parent-style-name="Body text (7)">
      <style:paragraph-properties fo:background-color="transparent" fo:margin-top="0.000cm" fo:margin-bottom="0.626cm" fo:line-height="0.576cm" fo:margin-left="0.141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664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24cm" style:type="left"/>
          <style:tab-stop style:position="10.586cm" style:type="right"/>
        </style:tab-stops>
      </style:paragraph-properties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margin-left="0.000cm" fo:margin-right="0.000cm" fo:text-indent="0.061cm" fo:text-align="justify" style:page-number="auto"/>
      <style:text-properties/>
    </style:style>
    <style:style style:family="paragraph" style:name="P67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523cm" fo:line-height="0.737cm" fo:margin-left="2.540cm" fo:margin-right="0.000cm" fo:text-indent="-1.228cm" fo:text-align="left" style:page-number="auto">
        <style:tab-stops>
          <style:tab-stop style:position="0.008cm" style:type="left"/>
        </style:tab-stops>
      </style:paragraph-properties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953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84" style:parent-style-name="Body text (9)">
      <style:paragraph-properties fo:background-color="transparent" fo:margin-top="0.000cm" fo:margin-bottom="0.278cm" fo:margin-left="0.000cm" fo:margin-right="6.315cm" fo:text-indent="0.061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0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9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9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69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margin-left="0.494cm" fo:margin-right="0.000cm" fo:text-indent="0.008cm" fo:text-align="left" style:page-number="auto"/>
      <style:text-properties/>
    </style:style>
    <style:style style:family="paragraph" style:name="P700" style:parent-style-name="Heading #1">
      <style:paragraph-properties fo:keep-with-next="always" fo:keep-together="always" fo:background-color="transparent" fo:margin-top="0.000cm" fo:margin-bottom="0.000cm" fo:line-height="0.423cm" fo:margin-left="6.738cm" fo:margin-right="0.000cm" fo:text-indent="0.010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946cm" fo:line-height="0.737cm" fo:margin-left="0.000cm" fo:margin-right="0.000cm" fo:text-indent="0.065cm" fo:text-align="justify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712" style:parent-style-name="Body text (7)">
      <style:paragraph-properties fo:background-color="transparent" fo:margin-top="0.000cm" fo:margin-bottom="0.605cm" fo:line-height="0.423cm" fo:margin-left="0.423cm" fo:margin-right="0.000cm" fo:text-indent="0.000cm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725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728" style:parent-style-name="Body text (22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1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9" style:parent-style-name="Heading #1 (2)">
      <style:paragraph-properties fo:keep-with-next="always" fo:keep-together="always"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52" style:parent-style-name="Body text (5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75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75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055cm" style:type="right"/>
        </style:tab-stops>
      </style:paragraph-properties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761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76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423cm" fo:margin-left="1.446cm" fo:margin-right="0.000cm" fo:text-indent="0.010cm" fo:text-align="lef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423cm" fo:margin-left="1.305cm" fo:margin-right="0.000cm" fo:text-indent="-0.001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4" style:parent-style-name="Table caption (5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953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0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7" style:parent-style-name="Body text (6)">
      <style:paragraph-properties fo:background-color="transparent" fo:margin-top="0.000cm" fo:margin-bottom="0.953cm" fo:line-height="0.745cm" fo:margin-left="0.000cm" fo:margin-right="0.000cm" fo:text-indent="0.063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814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7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69cm" style:type="right"/>
        </style:tab-stops>
      </style:paragraph-properties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53cm" style:type="left"/>
        </style:tab-stops>
      </style:paragraph-properties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191cm" fo:line-height="0.423cm" fo:margin-left="0.106cm" fo:margin-right="0.000cm" fo:text-indent="0.000cm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423cm" fo:margin-left="1.799cm" fo:margin-right="0.000cm" fo:text-indent="-0.013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margin-left="0.000cm" fo:margin-right="0.000cm" fo:text-indent="0.169cm" fo:text-align="justify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41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16cm" style:type="left"/>
          <style:tab-stop style:position="10.578cm" style:type="right"/>
        </style:tab-stops>
      </style:paragraph-properties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45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423cm" fo:margin-left="2.117cm" fo:margin-right="0.000cm" fo:text-indent="-0.008cm" fo:text-align="lef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423cm" fo:margin-left="1.411cm" fo:margin-right="0.000cm" fo:text-indent="-0.015cm" fo:text-align="left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5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861" style:parent-style-name="Body text (5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86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65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423cm" fo:margin-left="1.764cm" fo:margin-right="0.000cm" fo:text-indent="0.014cm" fo:text-align="lef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margin-left="5.891cm" fo:margin-right="0.000cm" fo:text-indent="-0.016cm" fo:text-align="lef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8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423cm" fo:margin-left="2.046cm" fo:margin-right="0.000cm" fo:text-indent="-0.006cm" fo:text-align="left" style:page-number="auto"/>
      <style:text-properties/>
    </style:style>
    <style:style style:family="paragraph" style:name="P901" style:parent-style-name="Body text (5)">
      <style:paragraph-properties fo:background-color="transparent" fo:margin-top="0.000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4" style:parent-style-name="Body text (1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05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907" style:parent-style-name="Table caption (5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0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406cm" fo:margin-left="0.000cm" fo:margin-right="0.282cm" fo:text-indent="0.000cm" fo:text-align="right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17" style:parent-style-name="Heading #1 (4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91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423cm" fo:margin-left="1.940cm" fo:margin-right="0.000cm" fo:text-indent="-0.010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578cm" fo:margin-left="0.000cm" fo:margin-right="0.000cm" fo:text-indent="0.000cm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93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8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953cm" fo:line-height="0.745cm" fo:margin-left="0.000cm" fo:margin-right="0.000cm" fo:text-indent="0.053cm" fo:text-align="justify" style:page-number="auto"/>
      <style:text-properties/>
    </style:style>
    <style:style style:family="paragraph" style:name="P950" style:parent-style-name="Body text (9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737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5" style:parent-style-name="Body text (9)">
      <style:paragraph-properties fo:background-color="transparent" fo:margin-top="0.000cm" fo:margin-bottom="0.000cm" fo:margin-left="0.000cm" fo:margin-right="6.279cm" fo:text-indent="0.070cm" fo:text-align="lef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margin-left="4.939cm" fo:margin-right="0.000cm" fo:text-indent="0.001cm" fo:text-align="justify" style:page-number="auto">
        <style:tab-stops>
          <style:tab-stop style:position="6.986cm" style:type="right"/>
          <style:tab-stop style:position="7.731cm" style:type="center"/>
          <style:tab-stop style:position="9.340cm" style:type="right"/>
          <style:tab-stop style:position="10.043cm" style:type="center"/>
        </style:tab-stops>
      </style:paragraph-properties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70" style:parent-style-name="Body text (6)">
      <style:paragraph-properties fo:background-color="transparent" fo:margin-top="0.000cm" fo:margin-bottom="0.635cm" fo:line-height="0.737cm" fo:margin-left="0.000cm" fo:margin-right="0.000cm" fo:text-indent="0.063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973" style:parent-style-name="Body text (6)">
      <style:paragraph-properties fo:background-color="transparent" fo:margin-top="0.000cm" fo:margin-bottom="0.960cm" fo:line-height="0.745cm" fo:margin-left="0.000cm" fo:margin-right="0.000cm" fo:text-indent="0.063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97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7" style:parent-style-name="Table caption (2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423cm" fo:margin-left="2.328cm" fo:margin-right="0.000cm" fo:text-indent="0.008cm" fo:text-align="left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089cm" style:type="right"/>
        </style:tab-stops>
      </style:paragraph-properties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423cm" fo:margin-left="2.575cm" fo:margin-right="0.000cm" fo:text-indent="-0.001cm" fo:text-align="lef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91" style:parent-style-name="Heading #1 (6)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99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9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96" style:parent-style-name="Body text (6)">
      <style:paragraph-properties fo:background-color="transparent" fo:margin-top="0.000cm" fo:margin-bottom="0.953cm" fo:line-height="0.737cm" fo:margin-left="0.000cm" fo:margin-right="0.000cm" fo:text-indent="0.063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9" style:parent-style-name="Body text (1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2" style:parent-style-name="Body text (2)">
      <style:paragraph-properties fo:background-color="transparent" fo:margin-top="1.545cm" fo:margin-bottom="0.000cm" fo:margin-left="0.000cm" fo:margin-right="0.000cm" fo:text-indent="0.061cm" fo:text-align="justify" style:page-number="auto">
        <style:tab-stops>
          <style:tab-stop style:position="16.105cm" style:type="right"/>
        </style:tab-stops>
      </style:paragraph-properties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4" style:parent-style-name="Body text (8)">
      <style:paragraph-properties fo:background-color="transparent" fo:margin-top="0.000cm" fo:margin-bottom="0.483cm" fo:line-height="0.423cm" fo:margin-left="0.141cm" fo:margin-right="0.000cm" fo:text-indent="0.000cm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423cm" fo:margin-left="1.552cm" fo:margin-right="0.000cm" fo:text-indent="0.014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389cm" fo:line-height="0.423cm" fo:margin-left="0.106cm" fo:margin-right="0.000cm" fo:text-indent="0.000cm" style:page-number="auto"/>
      <style:text-properties/>
    </style:style>
    <style:style style:family="paragraph" style:name="P101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1.562cm" fo:margin-left="0.000cm" fo:margin-right="0.000cm" fo:text-indent="0.064cm" fo:text-align="justify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406cm" fo:margin-left="0.000cm" fo:margin-right="0.388cm" fo:text-indent="0.000cm" fo:text-align="righ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031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78cm" style:type="right"/>
        </style:tab-stops>
      </style:paragraph-properties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635cm" fo:margin-bottom="0.000cm" fo:line-height="0.500cm" fo:margin-left="1.411cm" fo:margin-right="0.000cm" fo:text-indent="-0.015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953cm" fo:line-height="0.745cm" fo:margin-left="2.540cm" fo:margin-right="0.000cm" fo:text-indent="-1.228cm" fo:text-align="left" style:page-number="auto">
        <style:tab-stops>
          <style:tab-stop style:position="0.008cm" style:type="left"/>
        </style:tab-stops>
      </style:paragraph-properties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60" style:parent-style-name="Table caption (2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06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423cm" fo:margin-left="2.011cm" fo:margin-right="0.000cm" fo:text-indent="0.013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069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423cm" fo:margin-left="2.117cm" fo:margin-right="0.000cm" fo:text-indent="-0.008cm" fo:text-align="left" style:page-number="auto"/>
      <style:text-properties/>
    </style:style>
    <style:style style:family="paragraph" style:name="P1084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423cm" fo:margin-left="1.023cm" fo:margin-right="0.000cm" fo:text-indent="-0.007cm" fo:text-align="lef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4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margin-left="0.000cm" fo:margin-right="0.000cm" fo:text-indent="0.061cm" fo:text-align="justify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2" style:parent-style-name="Heading #1 (5)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3" style:parent-style-name="Heading #2">
      <style:paragraph-properties fo:keep-with-next="always" fo:keep-together="always"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423cm" fo:margin-left="2.081cm" fo:margin-right="0.000cm" fo:text-indent="0.001cm" fo:text-align="left" style:page-number="auto"/>
      <style:text-properties/>
    </style:style>
    <style:style style:family="paragraph" style:name="P111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22" style:parent-style-name="Table caption (3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125" style:parent-style-name="Body text (9)">
      <style:paragraph-properties fo:background-color="transparent" fo:margin-top="0.000cm" fo:margin-bottom="8.638cm" fo:margin-left="0.000cm" fo:margin-right="6.315cm" fo:text-indent="0.061cm" fo:text-align="lef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130" style:parent-style-name="Body text (5)">
      <style:paragraph-properties fo:background-color="transparent" fo:margin-top="0.000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635cm" fo:line-height="0.745cm" fo:margin-left="2.540cm" fo:margin-right="0.000cm" fo:text-indent="-1.228cm" fo:text-align="left" style:page-number="auto">
        <style:tab-stops>
          <style:tab-stop style:position="0.008cm" style:type="left"/>
        </style:tab-stops>
      </style:paragraph-properties>
      <style:text-properties/>
    </style:style>
    <style:style style:family="paragraph" style:name="P1146" style:parent-style-name="Table of contents">
      <style:paragraph-properties fo:background-color="transparent" fo:margin-top="0.000cm" fo:margin-bottom="0.000cm" fo:line-height="1.101cm" fo:margin-left="0.000cm" fo:margin-right="0.000cm" fo:text-indent="0.061cm" style:page-number="auto">
        <style:tab-stops>
          <style:tab-stop style:position="0.815cm" style:type="left"/>
          <style:tab-stop style:position="10.594cm" style:type="right"/>
        </style:tab-stops>
      </style:paragraph-properties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21.338cm" fo:margin-left="2.681cm" fo:margin-right="5.539cm" fo:text-indent="-0.012cm" fo:text-align="lef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953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51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152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61cm" style:type="right"/>
        </style:tab-stops>
      </style:paragraph-properties>
      <style:text-properties/>
    </style:style>
    <style:style style:family="paragraph" style:name="P1153" style:parent-style-name="Body text (5)">
      <style:paragraph-properties fo:background-color="transparent" fo:margin-top="0.000cm" fo:margin-bottom="0.000cm" fo:line-height="0.353cm" fo:margin-left="0.000cm" fo:margin-right="0.000cm" fo:text-indent="0.000cm" fo:text-align="center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57" style:parent-style-name="Body text (2)">
      <style:paragraph-properties fo:background-color="transparent" fo:margin-top="0.873cm" fo:margin-bottom="1.266cm" fo:line-height="0.745cm" fo:margin-left="0.000cm" fo:margin-right="0.000cm" fo:text-indent="0.053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423cm" fo:margin-left="0.776cm" fo:margin-right="0.000cm" fo:text-indent="-0.006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9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93" style:parent-style-name="Body text (2)">
      <style:paragraph-properties fo:background-color="transparent" fo:margin-top="1.545cm" fo:margin-bottom="0.000cm" fo:margin-left="0.000cm" fo:margin-right="0.000cm" fo:text-indent="0.064cm" fo:text-align="justify" style:page-number="auto">
        <style:tab-stops>
          <style:tab-stop style:position="16.092cm" style:type="right"/>
        </style:tab-stops>
      </style:paragraph-properties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495cm" fo:margin-left="0.000cm" fo:margin-right="0.000cm" fo:text-indent="0.059cm" fo:text-align="justify" style:page-number="auto">
        <style:tab-stops>
          <style:tab-stop style:position="5.546cm" style:type="right"/>
        </style:tab-stops>
      </style:paragraph-properties>
      <style:text-properties/>
    </style:style>
    <style:style style:family="paragraph" style:name="P1207" style:parent-style-name="Body text (16)">
      <style:paragraph-properties fo:background-color="transparent" fo:margin-top="0.000cm" fo:margin-bottom="0.000cm" fo:line-height="0.335cm" fo:margin-left="7.832cm" fo:margin-right="0.000cm" fo:text-indent="0.008cm" fo:text-align="left" style:page-number="auto"/>
      <style:text-properties/>
    </style:style>
    <style:style style:family="paragraph" style:name="P1208" style:parent-style-name="Heading #1 (7)">
      <style:paragraph-properties fo:keep-with-next="always" fo:keep-together="always" fo:background-color="transparent" fo:margin-top="0.000cm" fo:margin-bottom="0.000cm" fo:line-height="0.388cm" fo:margin-left="0.000cm" fo:margin-right="0.000cm" fo:text-indent="0.000cm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406cm" fo:margin-left="0.000cm" fo:margin-right="0.282cm" fo:text-indent="0.000cm" fo:text-align="righ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642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18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1228" style:parent-style-name="Heading #1 (9)">
      <style:paragraph-properties fo:keep-with-next="always" fo:keep-together="always" fo:background-color="transparent" fo:margin-top="0.000cm" fo:margin-bottom="0.000cm" fo:margin-left="1.799cm" fo:margin-right="0.000cm" fo:text-indent="-0.013cm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229" style:parent-style-name="Body text (6)">
      <style:paragraph-properties fo:background-color="transparent" fo:margin-top="0.000cm" fo:margin-bottom="0.946cm" fo:margin-left="0.000cm" fo:margin-right="0.000cm" fo:text-indent="0.063cm" style:page-number="auto"/>
      <style:text-properties/>
    </style:style>
    <style:style style:family="paragraph" style:name="P1230" style:parent-style-name="Body text (8)">
      <style:paragraph-properties fo:background-color="transparent" fo:margin-top="0.000cm" fo:margin-bottom="0.490cm" fo:line-height="0.423cm" fo:margin-left="0.141cm" fo:margin-right="0.000cm" fo:text-indent="0.000cm" style:page-number="auto"/>
      <style:text-properties/>
    </style:style>
    <style:style style:family="paragraph" style:name="P123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106cm" fo:margin-bottom="0.000cm" fo:line-height="0.576cm" fo:margin-left="0.000cm" fo:margin-right="0.000cm" fo:text-indent="0.000cm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241" style:parent-style-name="Body text (12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4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3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5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24cm" style:type="left"/>
          <style:tab-stop style:position="10.586cm" style:type="right"/>
        </style:tab-stops>
      </style:paragraph-properties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745cm" fo:margin-left="0.000cm" fo:margin-right="0.000cm" fo:text-indent="0.169cm" fo:text-align="justify" style:page-number="auto">
        <style:tab-stops>
          <style:tab-stop style:position="6.790cm" style:type="left"/>
        </style:tab-stops>
      </style:paragraph-properties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811cm" fo:margin-left="0.035cm" fo:margin-right="0.000cm" fo:text-indent="0.000cm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265" style:parent-style-name="Heading #1 (10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423cm" fo:margin-left="0.776cm" fo:margin-right="0.000cm" fo:text-indent="-0.006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988cm" fo:margin-right="0.000cm" fo:text-indent="-0.014cm" fo:text-align="lef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8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28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margin-left="0.000cm" fo:margin-right="0.000cm" fo:text-indent="0.064cm" fo:text-align="justify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4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8" style:parent-style-name="Body text (9)">
      <style:paragraph-properties fo:background-color="transparent" fo:margin-top="0.054cm" fo:margin-bottom="0.212cm" fo:margin-left="0.000cm" fo:margin-right="12.488cm" fo:text-indent="0.174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1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06" style:parent-style-name="Heading #1 (3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745cm" fo:margin-left="0.000cm" fo:margin-right="0.000cm" fo:text-indent="-0.006cm" fo:text-align="justify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3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423cm" fo:margin-left="2.399cm" fo:margin-right="0.000cm" fo:text-indent="-0.011cm" fo:text-align="lef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33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423cm" fo:margin-left="0.776cm" fo:margin-right="0.000cm" fo:text-indent="-0.006cm" fo:text-align="left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7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49" style:parent-style-name="Table of contents">
      <style:paragraph-properties fo:background-color="transparent" fo:margin-top="0.000cm" fo:margin-bottom="0.000cm" fo:line-height="1.101cm" fo:margin-left="0.000cm" fo:margin-right="0.000cm" fo:text-indent="0.061cm" style:page-number="auto">
        <style:tab-stops>
          <style:tab-stop style:position="0.806cm" style:type="left"/>
          <style:tab-stop style:position="10.568cm" style:type="right"/>
        </style:tab-stops>
      </style:paragraph-properties>
      <style:text-properties/>
    </style:style>
    <style:style style:family="paragraph" style:name="P135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margin-left="0.000cm" fo:margin-right="0.000cm" fo:text-indent="0.061cm" fo:text-align="justify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0" style:parent-style-name="Body text (5)">
      <style:paragraph-properties fo:background-color="transparent" fo:margin-top="0.000cm" fo:margin-bottom="0.000cm" fo:line-height="0.353cm" fo:margin-left="7.832cm" fo:margin-right="0.000cm" fo:text-indent="0.017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387" style:parent-style-name="Body text (9)">
      <style:paragraph-properties fo:background-color="transparent" fo:margin-top="0.000cm" fo:margin-bottom="1.158cm" fo:margin-left="0.000cm" fo:margin-right="6.315cm" fo:text-indent="0.064cm" fo:text-align="lef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92" style:parent-style-name="Body text (5)">
      <style:paragraph-properties fo:break-after="page" fo:background-color="transparent" fo:margin-top="0.000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3" style:parent-style-name="Body text (17)">
      <style:paragraph-properties fo:background-color="transparent" fo:margin-top="0.000cm" fo:margin-bottom="0.000cm" fo:margin-left="0.000cm" fo:margin-right="0.000cm" fo:text-indent="0.914cm" fo:text-align="left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0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1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margin-left="0.000cm" fo:margin-right="0.000cm" fo:text-indent="0.051cm" fo:text-align="justify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21" style:parent-style-name="Body text (2)">
      <style:paragraph-properties fo:background-color="transparent" fo:margin-top="1.545cm" fo:margin-bottom="0.000cm" fo:margin-left="0.000cm" fo:margin-right="0.000cm" fo:text-indent="0.061cm" fo:text-align="justify" style:page-number="auto">
        <style:tab-stops>
          <style:tab-stop style:position="16.088cm" style:type="right"/>
        </style:tab-stops>
      </style:paragraph-properties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1428" style:parent-style-name="Table of contents">
      <style:paragraph-properties fo:background-color="transparent" fo:margin-top="0.000cm" fo:margin-bottom="0.000cm" fo:line-height="1.101cm" fo:margin-left="0.000cm" fo:margin-right="0.000cm" fo:text-indent="0.061cm" style:page-number="auto">
        <style:tab-stops>
          <style:tab-stop style:position="0.823cm" style:type="left"/>
          <style:tab-stop style:position="10.594cm" style:type="right"/>
        </style:tab-stops>
      </style:paragraph-properties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754cm" fo:margin-left="0.000cm" fo:margin-right="0.000cm" fo:text-indent="-0.006cm" fo:text-align="justify" style:page-number="auto"/>
      <style:text-properties/>
    </style:style>
    <style:style style:family="paragraph" style:name="P1435" style:parent-style-name="Heading #1 (11)">
      <style:paragraph-properties fo:keep-with-next="always" fo:keep-together="always" fo:background-color="transparent" fo:margin-top="0.000cm" fo:margin-bottom="0.000cm" fo:margin-left="1.799cm" fo:margin-right="0.000cm" fo:text-indent="-0.013cm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437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16cm" style:type="left"/>
          <style:tab-stop style:position="10.578cm" style:type="right"/>
        </style:tab-stops>
      </style:paragraph-properties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439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78cm" style:type="right"/>
        </style:tab-stops>
      </style:paragraph-properties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3" style:parent-style-name="Body text (9)">
      <style:paragraph-properties fo:background-color="transparent" fo:margin-top="0.000cm" fo:margin-bottom="4.299cm" fo:margin-left="0.000cm" fo:margin-right="6.315cm" fo:text-indent="0.061cm" fo:text-align="lef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458" style:parent-style-name="Body text (2)">
      <style:paragraph-properties fo:background-color="transparent" fo:margin-top="0.106cm" fo:margin-bottom="0.000cm" fo:line-height="0.423cm" fo:margin-left="3.951cm" fo:margin-right="0.000cm" fo:text-indent="0.003cm" fo:text-align="lef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6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423cm" fo:margin-left="1.023cm" fo:margin-right="0.000cm" fo:text-indent="-0.007cm" fo:text-align="left" style:page-number="auto"/>
      <style:text-properties/>
    </style:style>
    <style:style style:family="paragraph" style:name="P1469" style:parent-style-name="Body text (2)">
      <style:paragraph-properties fo:background-color="transparent" fo:margin-top="1.324cm" fo:margin-bottom="0.000cm" fo:margin-left="0.000cm" fo:margin-right="0.000cm" fo:text-indent="0.061cm" fo:text-align="justify" style:page-number="auto">
        <style:tab-stops>
          <style:tab-stop style:position="16.097cm" style:type="right"/>
        </style:tab-stops>
      </style:paragraph-properties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1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margin-left="0.000cm" fo:margin-right="0.000cm" fo:text-indent="0.061cm" fo:text-align="justify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576cm" fo:margin-left="0.000cm" fo:margin-right="0.000cm" fo:text-indent="0.064cm" fo:text-align="justify" style:page-number="auto">
        <style:tab-stops>
          <style:tab-stop style:position="16.092cm" style:type="right"/>
        </style:tab-stops>
      </style:paragraph-properties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353cm" fo:margin-left="1.764cm" fo:margin-right="0.000cm" fo:text-indent="0.006cm" fo:text-align="left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423cm" fo:margin-left="1.305cm" fo:margin-right="0.000cm" fo:text-indent="-0.001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509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423cm" fo:margin-left="0.247cm" fo:margin-right="0.000cm" fo:text-indent="0.014cm" fo:text-align="left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2" style:parent-style-name="Heading #1 (5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513" style:parent-style-name="Body text (11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423cm" fo:margin-left="1.552cm" fo:margin-right="0.000cm" fo:text-indent="0.014cm" fo:text-align="left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519" style:parent-style-name="Body text (10)">
      <style:paragraph-properties fo:break-after="page" fo:background-color="transparent" fo:margin-top="0.000cm" fo:margin-bottom="0.000cm" fo:line-height="0.335cm" fo:margin-left="7.867cm" fo:margin-right="0.000cm" fo:text-indent="-0.001cm" fo:text-align="left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527" style:parent-style-name="Body text (2)">
      <style:paragraph-properties fo:background-color="transparent" fo:margin-top="0.486cm" fo:margin-bottom="0.000cm" fo:margin-left="0.035cm" fo:margin-right="0.000cm" fo:text-indent="0.000cm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53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423cm" fo:margin-left="0.000cm" fo:margin-right="3.457cm" fo:text-indent="0.000cm" fo:text-align="right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1" style:parent-style-name="Table caption (4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542" style:parent-style-name="Body text (2)">
      <style:paragraph-properties fo:background-color="transparent" fo:margin-top="0.487cm" fo:margin-bottom="0.605cm" fo:line-height="0.423cm" fo:margin-left="0.000cm" fo:margin-right="0.000cm" fo:text-indent="0.000cm" fo:text-align="righ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154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54" style:parent-style-name="Table caption (4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737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1.015cm" fo:line-height="0.745cm" fo:margin-left="0.000cm" fo:margin-right="0.000cm" fo:text-indent="0.053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3" style:parent-style-name="Body text (7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1564" style:parent-style-name="Body text (3)">
      <style:paragraph-properties fo:background-color="transparent" fo:margin-top="0.000cm" fo:margin-bottom="1.694cm" fo:margin-left="0.000cm" fo:margin-right="0.000cm" fo:text-indent="0.000cm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6" style:parent-style-name="Body text (6)">
      <style:paragraph-properties fo:background-color="transparent" fo:margin-top="0.000cm" fo:margin-bottom="0.000cm" fo:line-height="0.737cm" fo:margin-left="2.575cm" fo:margin-right="0.000cm" fo:text-indent="-1.269cm" fo:text-align="left" style:page-number="auto">
        <style:tab-stops>
          <style:tab-stop style:position="-0.007cm" style:type="left"/>
        </style:tab-stops>
      </style:paragraph-properties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570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571" style:parent-style-name="Body text (8)">
      <style:paragraph-properties fo:background-color="transparent" fo:margin-top="0.000cm" fo:margin-bottom="0.690cm" fo:line-height="0.423cm" fo:margin-left="0.000cm" fo:margin-right="0.000cm" fo:text-indent="0.000cm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406cm" fo:margin-left="0.000cm" fo:margin-right="0.282cm" fo:text-indent="0.000cm" fo:text-align="righ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953cm" fo:line-height="0.745cm" fo:margin-left="0.000cm" fo:margin-right="0.000cm" fo:text-indent="0.063cm" fo:text-align="justify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59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91" style:parent-style-name="Body text (9)">
      <style:paragraph-properties fo:background-color="transparent" fo:margin-top="0.000cm" fo:margin-bottom="5.160cm" fo:margin-left="0.000cm" fo:margin-right="0.000cm" fo:text-indent="0.174cm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594" style:parent-style-name="Table of contents">
      <style:paragraph-properties fo:background-color="transparent" fo:margin-top="0.000cm" fo:margin-bottom="0.000cm" fo:line-height="1.101cm" fo:margin-left="0.000cm" fo:margin-right="0.000cm" fo:text-indent="0.061cm" style:page-number="auto">
        <style:tab-stops>
          <style:tab-stop style:position="0.815cm" style:type="left"/>
          <style:tab-stop style:position="10.577cm" style:type="right"/>
        </style:tab-stops>
      </style:paragraph-properties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margin-left="0.000cm" fo:margin-right="0.000cm" fo:text-indent="0.061cm" fo:text-align="justify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59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642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423cm" fo:margin-left="0.000cm" fo:margin-right="3.457cm" fo:text-indent="0.000cm" fo:text-align="right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423cm" fo:margin-left="0.388cm" fo:margin-right="0.000cm" fo:text-indent="0.010cm" fo:text-align="lef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18" style:parent-style-name="Body text (6)">
      <style:paragraph-properties fo:background-color="transparent" fo:margin-top="0.000cm" fo:margin-bottom="0.731cm" fo:line-height="0.737cm" fo:margin-left="2.575cm" fo:margin-right="0.000cm" fo:text-indent="-1.269cm" fo:text-align="left" style:page-number="auto">
        <style:tab-stops>
          <style:tab-stop style:position="-0.007cm" style:type="left"/>
        </style:tab-stops>
      </style:paragraph-properties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745cm" fo:margin-left="1.693cm" fo:margin-right="0.000cm" fo:text-indent="-0.017cm" fo:text-align="left" style:page-number="auto"/>
      <style:text-properties/>
    </style:style>
    <style:style style:family="paragraph" style:name="P1622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4" style:parent-style-name="Table caption (2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margin-left="0.000cm" fo:margin-right="0.000cm" fo:text-indent="0.174cm" fo:text-align="justify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423cm" fo:margin-left="0.741cm" fo:margin-right="0.000cm" fo:text-indent="0.004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423cm" fo:margin-left="0.247cm" fo:margin-right="0.000cm" fo:text-indent="0.000cm" fo:text-align="lef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406cm" fo:margin-left="0.000cm" fo:margin-right="0.388cm" fo:text-indent="0.000cm" fo:text-align="right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margin-left="0.000cm" fo:margin-right="0.000cm" fo:text-indent="0.051cm" fo:text-align="justify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423cm" fo:margin-left="0.776cm" fo:margin-right="0.000cm" fo:text-indent="-0.006cm" fo:text-align="left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423cm" fo:margin-left="2.469cm" fo:margin-right="0.000cm" fo:text-indent="0.003cm" fo:text-align="lef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5" style:parent-style-name="Body text (2)">
      <style:paragraph-properties fo:background-color="transparent" fo:margin-top="1.536cm" fo:margin-bottom="0.000cm" fo:margin-left="0.000cm" fo:margin-right="0.000cm" fo:text-indent="0.061cm" fo:text-align="justify" style:page-number="auto">
        <style:tab-stops>
          <style:tab-stop style:position="16.088cm" style:type="right"/>
        </style:tab-stops>
      </style:paragraph-properties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669" style:parent-style-name="Body text (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7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80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85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1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61cm" style:type="right"/>
        </style:tab-stops>
      </style:paragraph-properties>
      <style:text-properties/>
    </style:style>
    <style:style style:family="paragraph" style:name="P1692" style:parent-style-name="Heading #2">
      <style:paragraph-properties fo:keep-with-next="always" fo:keep-together="always" fo:background-color="transparent" fo:margin-top="0.000cm" fo:margin-bottom="0.490cm" fo:line-height="0.423cm" fo:margin-left="0.000cm" fo:margin-right="0.000cm" fo:text-indent="0.000cm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8" style:parent-style-name="Body text (6)">
      <style:paragraph-properties fo:background-color="transparent" fo:margin-top="0.000cm" fo:margin-bottom="0.946cm" fo:line-height="0.737cm" fo:margin-left="0.000cm" fo:margin-right="0.000cm" fo:text-indent="0.063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423cm" fo:margin-left="2.540cm" fo:margin-right="0.000cm" fo:text-indent="0.017cm" fo:text-align="lef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908cm" fo:margin-left="0.000cm" fo:margin-right="2.187cm" fo:text-indent="2.870cm" fo:text-align="lef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4" style:parent-style-name="Heading #1 (5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9" style:parent-style-name="Body text (8)">
      <style:paragraph-properties fo:background-color="transparent" fo:margin-top="0.000cm" fo:margin-bottom="0.656cm" fo:line-height="0.423cm" fo:margin-left="0.423cm" fo:margin-right="0.000cm" fo:text-indent="0.000cm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512cm" fo:line-height="0.423cm" fo:margin-left="0.000cm" fo:margin-right="0.000cm" fo:text-indent="0.057cm" fo:text-align="left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741cm" fo:line-height="0.423cm" fo:margin-left="0.847cm" fo:margin-right="0.000cm" fo:text-indent="0.017cm" fo:text-align="lef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423cm" fo:margin-left="1.411cm" fo:margin-right="0.000cm" fo:text-indent="-0.015cm" fo:text-align="lef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423cm" fo:margin-left="1.764cm" fo:margin-right="0.000cm" fo:text-indent="0.014cm" fo:text-align="lef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423cm" fo:margin-left="2.117cm" fo:margin-right="0.000cm" fo:text-indent="-0.008cm" fo:text-align="left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423cm" fo:margin-left="2.081cm" fo:margin-right="0.000cm" fo:text-indent="0.001cm" fo:text-align="lef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96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8" style:parent-style-name="Body text (9)">
      <style:paragraph-properties fo:background-color="transparent" fo:margin-top="0.000cm" fo:margin-bottom="0.000cm" fo:margin-left="0.000cm" fo:margin-right="6.315cm" fo:text-indent="0.070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7" style:parent-style-name="Body text (19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0" style:parent-style-name="Body text (20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832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1838" style:parent-style-name="Body text (9)">
      <style:paragraph-properties fo:background-color="transparent" fo:margin-top="0.000cm" fo:margin-bottom="0.460cm" fo:line-height="0.745cm" fo:margin-left="0.635cm" fo:margin-right="0.000cm" fo:text-indent="-0.017cm" style:page-number="auto">
        <style:tab-stops>
          <style:tab-stop style:position="6.519cm" style:type="left"/>
        </style:tab-stops>
      </style:paragraph-properties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423cm" fo:margin-left="2.716cm" fo:margin-right="0.000cm" fo:text-indent="-0.007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42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811cm" fo:margin-left="0.564cm" fo:margin-right="0.000cm" fo:text-indent="0.299cm" fo:text-align="left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406cm" fo:margin-left="0.000cm" fo:margin-right="0.282cm" fo:text-indent="0.000cm" fo:text-align="right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185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5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1857" style:parent-style-name="Header or footer (6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423cm" fo:margin-left="0.000cm" fo:margin-right="0.000cm" fo:text-indent="0.180cm" fo:text-align="lef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6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953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406cm" fo:margin-left="0.000cm" fo:margin-right="0.282cm" fo:text-indent="0.000cm" fo:text-align="righ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423cm" fo:margin-left="0.000cm" fo:margin-right="0.388cm" fo:text-indent="0.000cm" fo:text-align="right" style:page-number="auto"/>
      <style:text-properties/>
    </style:style>
    <style:style style:family="paragraph" style:name="P1872" style:parent-style-name="Body text (2)">
      <style:paragraph-properties fo:background-color="transparent" fo:margin-top="1.536cm" fo:margin-bottom="0.000cm" fo:margin-left="0.000cm" fo:margin-right="0.000cm" fo:text-indent="0.061cm" fo:text-align="justify" style:page-number="auto">
        <style:tab-stops>
          <style:tab-stop style:position="14.785cm" style:type="left"/>
        </style:tab-stops>
      </style:paragraph-properties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89" style:parent-style-name="Body text (9)">
      <style:paragraph-properties fo:background-color="transparent" fo:margin-top="0.000cm" fo:margin-bottom="8.638cm" fo:margin-left="0.000cm" fo:margin-right="6.315cm" fo:text-indent="0.061cm" fo:text-align="left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745cm" fo:margin-left="0.000cm" fo:margin-right="0.000cm" fo:text-indent="-0.006cm" fo:text-align="justify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423cm" fo:margin-left="0.000cm" fo:margin-right="0.388cm" fo:text-indent="0.000cm" fo:text-align="right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9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000cm" fo:line-height="0.423cm" fo:margin-left="0.529cm" fo:margin-right="0.000cm" fo:text-indent="0.013cm" fo:text-align="left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4" style:parent-style-name="Body text (5)">
      <style:paragraph-properties fo:background-color="transparent" fo:margin-top="0.000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0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423cm" fo:margin-left="0.000cm" fo:margin-right="3.457cm" fo:text-indent="0.000cm" fo:text-align="right" style:page-number="auto"/>
      <style:text-properties/>
    </style:style>
    <style:style style:family="paragraph" style:name="P1910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61cm" style:type="right"/>
        </style:tab-stops>
      </style:paragraph-properties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2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69cm" style:type="right"/>
        </style:tab-stops>
      </style:paragraph-properties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914" style:parent-style-name="Body text (21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737cm" fo:margin-left="0.000cm" fo:margin-right="0.000cm" fo:text-indent="-0.006cm" fo:text-align="justify" style:page-number="auto"/>
      <style:text-properties/>
    </style:style>
    <style:style style:family="paragraph" style:name="P192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1.562cm" fo:margin-left="0.000cm" fo:margin-right="0.000cm" fo:text-indent="0.064cm" fo:text-align="justify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530cm" fo:margin-left="0.035cm" fo:margin-right="0.000cm" fo:text-indent="0.000cm" style:page-number="auto"/>
      <style:text-properties/>
    </style:style>
    <style:style style:family="paragraph" style:name="P1925" style:parent-style-name="Header or footer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92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423cm" fo:margin-left="2.505cm" fo:margin-right="0.000cm" fo:text-indent="-0.007cm" fo:text-align="left" style:page-number="auto"/>
      <style:text-properties/>
    </style:style>
    <style:style style:family="paragraph" style:name="P1928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32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9" style:parent-style-name="Body text (2)">
      <style:paragraph-properties fo:background-color="transparent" fo:margin-top="1.536cm" fo:margin-bottom="0.000cm" fo:margin-left="0.000cm" fo:margin-right="0.000cm" fo:text-indent="0.061cm" fo:text-align="justify" style:page-number="auto">
        <style:tab-stops>
          <style:tab-stop style:position="16.080cm" style:type="right"/>
        </style:tab-stops>
      </style:paragraph-properties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941" style:parent-style-name="Body text (9)">
      <style:paragraph-properties fo:background-color="transparent" fo:margin-top="0.000cm" fo:margin-bottom="7.580cm" fo:margin-left="0.000cm" fo:margin-right="6.315cm" fo:text-indent="0.061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4" style:parent-style-name="Heading #1 (8)">
      <style:paragraph-properties fo:keep-with-next="always" fo:keep-together="always" fo:background-color="transparent" fo:margin-top="0.000cm" fo:margin-bottom="0.000cm" fo:margin-left="1.799cm" fo:margin-right="0.000cm" fo:text-indent="-0.013cm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945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94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50" style:parent-style-name="Body text (9)">
      <style:paragraph-properties fo:background-color="transparent" fo:margin-top="0.000cm" fo:margin-bottom="20.809cm" fo:margin-left="0.000cm" fo:margin-right="2.293cm" fo:text-indent="0.169cm" fo:text-align="left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968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423cm" fo:margin-left="0.000cm" fo:margin-right="0.000cm" fo:text-indent="0.183cm" fo:text-align="left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985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995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199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9" style:parent-style-name="Body text (7)">
      <style:paragraph-properties fo:background-color="transparent" fo:margin-top="0.000cm" fo:margin-bottom="0.605cm" fo:line-height="0.423cm" fo:margin-left="0.423cm" fo:margin-right="0.000cm" fo:text-indent="0.000cm" style:page-number="auto"/>
      <style:text-properties/>
    </style:style>
    <style:style style:family="paragraph" style:name="P2001" style:parent-style-name="Body text (2)">
      <style:paragraph-properties fo:background-color="transparent" fo:margin-top="0.741cm" fo:margin-bottom="0.106cm" fo:line-height="0.423cm" fo:margin-left="5.609cm" fo:margin-right="0.000cm" fo:text-indent="0.004cm" fo:text-align="left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3" style:parent-style-name="Body text (2)">
      <style:paragraph-properties fo:background-color="transparent" fo:margin-top="0.000cm" fo:margin-bottom="0.000cm" fo:line-height="0.423cm" fo:margin-left="4.233cm" fo:margin-right="0.000cm" fo:text-indent="-0.017cm" fo:text-align="left" style:page-number="auto"/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423cm" fo:margin-left="2.611cm" fo:margin-right="0.000cm" fo:text-indent="-0.011cm" fo:text-align="left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margin-left="1.411cm" fo:margin-right="0.000cm" fo:text-indent="-0.015cm" fo:text-align="left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423cm" fo:margin-left="1.411cm" fo:margin-right="0.000cm" fo:text-indent="-0.015cm" fo:text-align="left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423cm" fo:margin-left="0.000cm" fo:margin-right="0.000cm" fo:text-indent="0.193cm" fo:text-align="left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423cm" fo:margin-left="1.411cm" fo:margin-right="0.000cm" fo:text-indent="-0.015cm" fo:text-align="left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576cm" fo:margin-left="1.411cm" fo:margin-right="0.000cm" fo:text-indent="-0.015cm" fo:text-align="left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635cm" fo:line-height="0.423cm" fo:margin-left="1.411cm" fo:margin-right="0.000cm" fo:text-indent="-0.015cm" fo:text-align="left" style:page-number="auto"/>
      <style:text-properties/>
    </style:style>
    <style:style style:family="paragraph" style:name="P2016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9" style:parent-style-name="Body text (2)">
      <style:paragraph-properties fo:background-color="transparent" fo:margin-top="0.000cm" fo:margin-bottom="0.635cm" fo:line-height="0.423cm" fo:margin-left="1.411cm" fo:margin-right="0.000cm" fo:text-indent="-0.015cm" fo:text-align="left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353cm" fo:margin-left="2.152cm" fo:margin-right="0.000cm" fo:text-indent="-0.001cm" fo:text-align="left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1.562cm" fo:margin-left="0.000cm" fo:margin-right="0.000cm" fo:text-indent="0.064cm" fo:text-align="left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027" style:parent-style-name="Body text (2)">
      <style:paragraph-properties fo:background-color="transparent" fo:margin-top="0.000cm" fo:margin-bottom="0.000cm" fo:line-height="0.572cm" fo:margin-left="0.000cm" fo:margin-right="0.000cm" fo:text-indent="0.064cm" fo:text-align="justify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1.562cm" fo:margin-left="0.000cm" fo:margin-right="0.000cm" fo:text-indent="0.064cm" fo:text-align="justify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1.562cm" fo:margin-left="0.000cm" fo:margin-right="0.000cm" fo:text-indent="0.064cm" fo:text-align="justify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3" style:parent-style-name="Body text (17)">
      <style:paragraph-properties fo:background-color="transparent" fo:margin-top="0.000cm" fo:margin-bottom="0.481cm" fo:line-height="0.495cm" fo:margin-left="0.000cm" fo:margin-right="0.000cm" fo:text-indent="0.059cm" fo:text-align="justify" style:page-number="auto">
        <style:tab-stops>
          <style:tab-stop style:position="5.450cm" style:type="right"/>
          <style:tab-stop style:position="5.451cm" style:type="right"/>
        </style:tab-stops>
      </style:paragraph-properties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35" style:parent-style-name="Body text (2)">
      <style:paragraph-properties fo:background-color="transparent" fo:margin-top="0.000cm" fo:margin-bottom="0.000cm" fo:line-height="0.423cm" fo:margin-left="0.000cm" fo:margin-right="0.000cm" fo:text-indent="0.059cm" fo:text-align="justify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495cm" fo:margin-left="0.000cm" fo:margin-right="0.000cm" fo:text-indent="0.057cm" fo:text-align="justify" style:page-number="auto"/>
      <style:text-properties/>
    </style:style>
    <style:style style:family="paragraph" style:name="P20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521cm" fo:margin-left="0.000cm" fo:margin-right="0.000cm" fo:text-indent="0.826cm" fo:text-align="left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1" style:parent-style-name="Body text (17)">
      <style:paragraph-properties fo:background-color="transparent" fo:margin-top="0.000cm" fo:margin-bottom="0.000cm" fo:line-height="0.406cm" fo:margin-left="0.000cm" fo:margin-right="0.000cm" fo:text-indent="0.057cm" fo:text-align="left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3" style:parent-style-name="Body text (6)">
      <style:paragraph-properties fo:background-color="transparent" fo:margin-top="0.000cm" fo:margin-bottom="0.000cm" fo:line-height="0.459cm" fo:margin-left="0.000cm" fo:margin-right="0.000cm" fo:text-indent="0.051cm" fo:text-align="left" style:page-number="auto"/>
      <style:text-properties/>
    </style:style>
    <style:style style:family="paragraph" style:name="P2044">
      <style:paragraph-properties style:page-number="auto"/>
      <style:text-properties fo:font-size="5pt" style:font-size-asian="5pt" style:font-size-complex="5pt"/>
    </style:style>
    <style:style style:family="paragraph" style:name="P2045">
      <style:paragraph-properties style:page-number="auto"/>
      <style:text-properties fo:font-size="5.e-02pt" style:font-size-asian="5.e-02pt" style:font-size-complex="5.e-02pt"/>
    </style:style>
    <style:style style:family="paragraph" style:name="P2047">
      <style:paragraph-properties fo:text-align="center" style:page-number="auto"/>
      <style:text-properties fo:font-size="0.1pt" style:font-size-asian="0.1pt" style:font-size-complex="0.1pt"/>
    </style:style>
    <style:style style:family="paragraph" style:name="P2048">
      <style:paragraph-properties style:page-number="auto"/>
      <style:text-properties fo:font-size="0.1pt" style:font-size-asian="0.1pt" style:font-size-complex="0.1pt"/>
    </style:style>
    <style:style style:family="paragraph" style:name="P2049">
      <style:paragraph-properties style:page-number="auto"/>
      <style:text-properties fo:font-size="0.1pt" style:font-size-asian="0.1pt" style:font-size-complex="0.1pt"/>
    </style:style>
    <style:style style:family="paragraph" style:name="P2050">
      <style:paragraph-properties style:page-number="auto"/>
      <style:text-properties fo:font-size="0.1pt" style:font-size-asian="0.1pt" style:font-size-complex="0.1pt"/>
    </style:style>
    <style:style style:family="paragraph" style:name="P2051">
      <style:paragraph-properties style:page-number="auto"/>
      <style:text-properties fo:font-size="0.1pt" style:font-size-asian="0.1pt" style:font-size-complex="0.1pt"/>
    </style:style>
    <style:style style:family="paragraph" style:name="P2052">
      <style:paragraph-properties style:page-number="auto"/>
      <style:text-properties fo:font-size="0.1pt" style:font-size-asian="0.1pt" style:font-size-complex="0.1pt"/>
    </style:style>
    <style:style style:family="paragraph" style:name="P2053">
      <style:paragraph-properties style:page-number="auto"/>
      <style:text-properties fo:font-size="0.1pt" style:font-size-asian="0.1pt" style:font-size-complex="0.1pt"/>
    </style:style>
    <style:style style:family="paragraph" style:name="P2054">
      <style:paragraph-properties style:page-number="auto"/>
      <style:text-properties fo:font-size="0.1pt" style:font-size-asian="0.1pt" style:font-size-complex="0.1pt"/>
    </style:style>
    <style:style style:family="paragraph" style:name="P2055">
      <style:paragraph-properties style:page-number="auto"/>
      <style:text-properties fo:font-size="0.1pt" style:font-size-asian="0.1pt" style:font-size-complex="0.1pt"/>
    </style:style>
    <style:style style:family="paragraph" style:name="P2056">
      <style:paragraph-properties style:page-number="auto"/>
      <style:text-properties fo:font-size="0.1pt" style:font-size-asian="0.1pt" style:font-size-complex="0.1pt"/>
    </style:style>
    <style:style style:family="paragraph" style:name="P2057">
      <style:paragraph-properties style:page-number="auto"/>
      <style:text-properties fo:font-size="0.1pt" style:font-size-asian="0.1pt" style:font-size-complex="0.1pt"/>
    </style:style>
    <style:style style:family="paragraph" style:name="P2058">
      <style:paragraph-properties style:page-number="auto"/>
      <style:text-properties fo:font-size="0.1pt" style:font-size-asian="0.1pt" style:font-size-complex="0.1pt"/>
    </style:style>
    <style:style style:family="paragraph" style:name="P2059">
      <style:paragraph-properties style:page-number="auto"/>
      <style:text-properties fo:font-size="0.1pt" style:font-size-asian="0.1pt" style:font-size-complex="0.1pt"/>
    </style:style>
    <style:style style:family="paragraph" style:name="P2060">
      <style:paragraph-properties style:page-number="auto"/>
      <style:text-properties fo:font-size="0.1pt" style:font-size-asian="0.1pt" style:font-size-complex="0.1pt"/>
    </style:style>
    <style:style style:family="paragraph" style:name="P2061">
      <style:paragraph-properties style:page-number="auto"/>
      <style:text-properties fo:font-size="0.1pt" style:font-size-asian="0.1pt" style:font-size-complex="0.1pt"/>
    </style:style>
    <style:style style:family="paragraph" style:name="P2062">
      <style:paragraph-properties style:page-number="auto"/>
      <style:text-properties fo:font-size="0.1pt" style:font-size-asian="0.1pt" style:font-size-complex="0.1pt"/>
    </style:style>
    <style:style style:family="paragraph" style:name="P2063">
      <style:paragraph-properties style:page-number="auto"/>
      <style:text-properties fo:font-size="0.1pt" style:font-size-asian="0.1pt" style:font-size-complex="0.1pt"/>
    </style:style>
    <style:style style:family="paragraph" style:name="P2064">
      <style:paragraph-properties style:page-number="auto"/>
      <style:text-properties fo:font-size="0.1pt" style:font-size-asian="0.1pt" style:font-size-complex="0.1pt"/>
    </style:style>
    <style:style style:family="paragraph" style:name="P2065">
      <style:paragraph-properties style:page-number="auto"/>
      <style:text-properties fo:font-size="0.1pt" style:font-size-asian="0.1pt" style:font-size-complex="0.1pt"/>
    </style:style>
    <style:style style:family="paragraph" style:name="P2066">
      <style:paragraph-properties style:page-number="auto"/>
      <style:text-properties fo:font-size="0.1pt" style:font-size-asian="0.1pt" style:font-size-complex="0.1pt"/>
    </style:style>
    <style:style style:family="paragraph" style:name="P2067">
      <style:paragraph-properties style:page-number="auto"/>
      <style:text-properties fo:font-size="0.1pt" style:font-size-asian="0.1pt" style:font-size-complex="0.1pt"/>
    </style:style>
    <style:style style:family="paragraph" style:name="P2068">
      <style:paragraph-properties style:page-number="auto"/>
      <style:text-properties fo:font-size="0.1pt" style:font-size-asian="0.1pt" style:font-size-complex="0.1pt"/>
    </style:style>
    <style:style style:family="paragraph" style:name="P2069">
      <style:paragraph-properties style:page-number="auto"/>
      <style:text-properties fo:font-size="0.1pt" style:font-size-asian="0.1pt" style:font-size-complex="0.1pt"/>
    </style:style>
    <style:style style:family="paragraph" style:name="P2070">
      <style:paragraph-properties style:page-number="auto"/>
      <style:text-properties fo:font-size="0.1pt" style:font-size-asian="0.1pt" style:font-size-complex="0.1pt"/>
    </style:style>
    <style:style style:family="paragraph" style:name="P2071">
      <style:paragraph-properties style:page-number="auto"/>
      <style:text-properties fo:font-size="0.1pt" style:font-size-asian="0.1pt" style:font-size-complex="0.1pt"/>
    </style:style>
    <style:style style:family="paragraph" style:name="P2072">
      <style:paragraph-properties style:page-number="auto"/>
      <style:text-properties fo:font-size="0.1pt" style:font-size-asian="0.1pt" style:font-size-complex="0.1pt"/>
    </style:style>
    <style:style style:family="paragraph" style:name="P2073">
      <style:paragraph-properties style:page-number="auto"/>
      <style:text-properties fo:font-size="0.1pt" style:font-size-asian="0.1pt" style:font-size-complex="0.1pt"/>
    </style:style>
    <style:style style:family="paragraph" style:name="P2074">
      <style:paragraph-properties style:page-number="auto"/>
      <style:text-properties fo:font-size="0.1pt" style:font-size-asian="0.1pt" style:font-size-complex="0.1pt"/>
    </style:style>
    <style:style style:family="paragraph" style:name="P2075">
      <style:paragraph-properties style:page-number="auto"/>
      <style:text-properties fo:font-size="0.1pt" style:font-size-asian="0.1pt" style:font-size-complex="0.1pt"/>
    </style:style>
    <style:style style:family="paragraph" style:name="P2076">
      <style:paragraph-properties style:page-number="auto"/>
      <style:text-properties fo:font-size="0.1pt" style:font-size-asian="0.1pt" style:font-size-complex="0.1pt"/>
    </style:style>
    <style:style style:family="paragraph" style:name="P2077">
      <style:paragraph-properties style:page-number="auto"/>
      <style:text-properties fo:font-size="0.1pt" style:font-size-asian="0.1pt" style:font-size-complex="0.1pt"/>
    </style:style>
    <style:style style:family="paragraph" style:name="P2078">
      <style:paragraph-properties style:page-number="auto"/>
      <style:text-properties fo:font-size="0.1pt" style:font-size-asian="0.1pt" style:font-size-complex="0.1pt"/>
    </style:style>
    <style:style style:family="paragraph" style:name="P2079">
      <style:paragraph-properties style:page-number="auto"/>
      <style:text-properties fo:font-size="0.1pt" style:font-size-asian="0.1pt" style:font-size-complex="0.1pt"/>
    </style:style>
    <style:style style:family="paragraph" style:name="P2080">
      <style:paragraph-properties style:page-number="auto"/>
      <style:text-properties fo:font-size="0.1pt" style:font-size-asian="0.1pt" style:font-size-complex="0.1pt"/>
    </style:style>
    <style:style style:family="paragraph" style:name="P2081">
      <style:paragraph-properties style:page-number="auto"/>
      <style:text-properties fo:font-size="0.1pt" style:font-size-asian="0.1pt" style:font-size-complex="0.1pt"/>
    </style:style>
    <style:style style:family="paragraph" style:name="P2082">
      <style:paragraph-properties style:page-number="auto"/>
      <style:text-properties fo:font-size="0.1pt" style:font-size-asian="0.1pt" style:font-size-complex="0.1pt"/>
    </style:style>
    <style:style style:family="paragraph" style:name="P2083">
      <style:paragraph-properties style:page-number="auto"/>
      <style:text-properties fo:font-size="0.1pt" style:font-size-asian="0.1pt" style:font-size-complex="0.1pt"/>
    </style:style>
    <style:style style:family="paragraph" style:name="P2084">
      <style:paragraph-properties style:page-number="auto"/>
      <style:text-properties fo:font-size="0.1pt" style:font-size-asian="0.1pt" style:font-size-complex="0.1pt"/>
    </style:style>
    <style:style style:family="paragraph" style:name="P2085">
      <style:paragraph-properties style:page-number="auto"/>
      <style:text-properties fo:font-size="0.1pt" style:font-size-asian="0.1pt" style:font-size-complex="0.1pt"/>
    </style:style>
    <style:style style:family="paragraph" style:name="P2086" style:parent-style-name="Body text (3)" style:master-page-name="PageStyle0">
      <style:paragraph-properties fo:background-color="transparent" fo:margin-top="0.000cm" fo:margin-bottom="1.694cm" fo:margin-left="0.000cm" fo:margin-right="0.000cm" fo:text-indent="0.000cm" style:page-number="1"/>
      <style:text-properties/>
    </style:style>
    <style:style style:family="paragraph" style:name="P2087" style:parent-style-name="Body text (2)" style:master-page-name="PageStyle1">
      <style:paragraph-properties fo:background-color="transparent" fo:margin-top="0.000cm" fo:margin-bottom="0.530cm" fo:margin-left="0.035cm" fo:margin-right="0.000cm" fo:text-indent="0.000cm" style:page-number="1"/>
      <style:text-properties/>
    </style:style>
    <style:style style:family="paragraph" style:name="P2088" style:master-page-name="PageStyle2">
      <style:paragraph-properties fo:margin-bottom="1.623cm" fo:line-height="0.071cm" style:page-number="4"/>
      <style:text-properties fo:font-size="1pt" style:font-size-asian="1pt" style:font-size-complex="1pt"/>
    </style:style>
    <style:style style:family="paragraph" style:name="P2089" style:master-page-name="PageStyle3">
      <style:paragraph-properties style:page-number="9"/>
      <style:text-properties fo:font-size="1pt" style:font-size-asian="1pt" style:font-size-complex="1pt"/>
    </style:style>
    <style:style style:family="paragraph" style:name="P2090" style:parent-style-name="Heading #1 (2)" style:master-page-name="PageStyle4">
      <style:paragraph-properties fo:keep-with-next="always" fo:keep-together="always" fo:background-color="transparent" fo:margin-top="0.000cm" fo:margin-bottom="0.000cm" fo:line-height="0.423cm" fo:margin-left="2.011cm" fo:margin-right="0.000cm" fo:text-indent="-0.004cm" fo:text-align="left" style:page-number="10"/>
      <style:text-properties/>
    </style:style>
    <style:style style:family="paragraph" style:name="P2091" style:master-page-name="PageStyle5">
      <style:paragraph-properties fo:line-height="0.635cm" style:page-number="11"/>
      <style:text-properties/>
    </style:style>
    <style:style style:family="paragraph" style:name="P2092" style:master-page-name="PageStyle6">
      <style:paragraph-properties fo:line-height="0.635cm" style:page-number="12"/>
      <style:text-properties/>
    </style:style>
    <style:style style:family="paragraph" style:name="P2093" style:master-page-name="PageStyle7">
      <style:paragraph-properties style:page-number="13"/>
      <style:text-properties fo:font-size="1pt" style:font-size-asian="1pt" style:font-size-complex="1pt"/>
    </style:style>
    <style:style style:family="paragraph" style:name="P2094" style:master-page-name="PageStyle8">
      <style:paragraph-properties fo:margin-bottom="1.623cm" fo:line-height="0.071cm" style:page-number="14"/>
      <style:text-properties fo:font-size="1pt" style:font-size-asian="1pt" style:font-size-complex="1pt"/>
    </style:style>
    <style:style style:family="paragraph" style:name="P2095" style:master-page-name="PageStyle9">
      <style:paragraph-properties style:page-number="15"/>
      <style:text-properties fo:font-size="1pt" style:font-size-asian="1pt" style:font-size-complex="1pt"/>
    </style:style>
    <style:style style:family="paragraph" style:name="P2096" style:master-page-name="PageStyle10">
      <style:paragraph-properties style:page-number="16"/>
      <style:text-properties fo:font-size="1pt" style:font-size-asian="1pt" style:font-size-complex="1pt"/>
    </style:style>
    <style:style style:family="paragraph" style:name="P2097" style:master-page-name="PageStyle11">
      <style:paragraph-properties style:page-number="17"/>
      <style:text-properties fo:font-size="1pt" style:font-size-asian="1pt" style:font-size-complex="1pt"/>
    </style:style>
    <style:style style:family="paragraph" style:name="P2098" style:master-page-name="PageStyle12">
      <style:paragraph-properties fo:line-height="0.635cm" style:page-number="18"/>
      <style:text-properties/>
    </style:style>
    <style:style style:family="paragraph" style:name="P2099" style:master-page-name="PageStyle13">
      <style:paragraph-properties fo:line-height="0.635cm" style:page-number="19"/>
      <style:text-properties/>
    </style:style>
    <style:style style:family="paragraph" style:name="P2100" style:master-page-name="PageStyle14">
      <style:paragraph-properties style:page-number="20"/>
      <style:text-properties fo:font-size="1pt" style:font-size-asian="1pt" style:font-size-complex="1pt"/>
    </style:style>
    <style:style style:family="paragraph" style:name="P2101" style:master-page-name="PageStyle15">
      <style:paragraph-properties style:page-number="21"/>
      <style:text-properties fo:font-size="1pt" style:font-size-asian="1pt" style:font-size-complex="1pt"/>
    </style:style>
    <style:style style:family="paragraph" style:name="P2102" style:master-page-name="PageStyle16">
      <style:paragraph-properties fo:line-height="0.635cm" style:page-number="22"/>
      <style:text-properties/>
    </style:style>
    <style:style style:family="paragraph" style:name="P2103" style:master-page-name="PageStyle17">
      <style:paragraph-properties style:page-number="23"/>
      <style:text-properties fo:font-size="1pt" style:font-size-asian="1pt" style:font-size-complex="1pt"/>
    </style:style>
    <style:style style:family="paragraph" style:name="P2104" style:master-page-name="PageStyle18">
      <style:paragraph-properties style:page-number="24"/>
      <style:text-properties fo:font-size="1pt" style:font-size-asian="1pt" style:font-size-complex="1pt"/>
    </style:style>
    <style:style style:family="paragraph" style:name="P2105" style:master-page-name="PageStyle19">
      <style:paragraph-properties style:page-number="25"/>
      <style:text-properties fo:font-size="1pt" style:font-size-asian="1pt" style:font-size-complex="1pt"/>
    </style:style>
    <style:style style:family="paragraph" style:name="P2106" style:master-page-name="PageStyle20">
      <style:paragraph-properties fo:line-height="0.635cm" style:page-number="26"/>
      <style:text-properties/>
    </style:style>
    <style:style style:family="paragraph" style:name="P2107" style:master-page-name="PageStyle21">
      <style:paragraph-properties fo:line-height="0.635cm" style:page-number="27"/>
      <style:text-properties/>
    </style:style>
    <style:style style:family="paragraph" style:name="P2108" style:master-page-name="PageStyle22">
      <style:paragraph-properties fo:line-height="0.635cm" style:page-number="28"/>
      <style:text-properties/>
    </style:style>
    <style:style style:family="paragraph" style:name="P2109" style:master-page-name="PageStyle23">
      <style:paragraph-properties style:page-number="29"/>
      <style:text-properties fo:font-size="1pt" style:font-size-asian="1pt" style:font-size-complex="1pt"/>
    </style:style>
    <style:style style:family="paragraph" style:name="P2110" style:master-page-name="PageStyle24">
      <style:paragraph-properties fo:margin-bottom="0.882cm" fo:line-height="0.071cm" style:page-number="30"/>
      <style:text-properties fo:font-size="1pt" style:font-size-asian="1pt" style:font-size-complex="1pt"/>
    </style:style>
    <style:style style:family="paragraph" style:name="P2111" style:master-page-name="PageStyle25">
      <style:paragraph-properties style:page-number="31"/>
      <style:text-properties fo:font-size="1pt" style:font-size-asian="1pt" style:font-size-complex="1pt"/>
    </style:style>
    <style:style style:family="paragraph" style:name="P2112" style:master-page-name="PageStyle26">
      <style:paragraph-properties fo:line-height="0.635cm" style:page-number="32"/>
      <style:text-properties/>
    </style:style>
    <style:style style:family="paragraph" style:name="P2113" style:master-page-name="PageStyle27">
      <style:paragraph-properties style:page-number="33"/>
      <style:text-properties fo:font-size="1pt" style:font-size-asian="1pt" style:font-size-complex="1pt"/>
    </style:style>
    <style:style style:family="paragraph" style:name="P2114" style:master-page-name="PageStyle28">
      <style:paragraph-properties fo:line-height="0.635cm" style:page-number="34"/>
      <style:text-properties/>
    </style:style>
    <style:style style:family="paragraph" style:name="P2115" style:master-page-name="PageStyle29">
      <style:paragraph-properties style:page-number="35"/>
      <style:text-properties fo:font-size="1pt" style:font-size-asian="1pt" style:font-size-complex="1pt"/>
    </style:style>
    <style:style style:family="paragraph" style:name="P2116" style:master-page-name="PageStyle30">
      <style:paragraph-properties fo:line-height="0.635cm" style:page-number="37"/>
      <style:text-properties/>
    </style:style>
    <style:style style:name="Table1" style:family="table">
      <style:table-properties style:writing-mode="lr-tb" style:width="16.062cm" table:align="center"/>
    </style:style>
    <style:style style:name="Table1.C1" style:family="table-column">
      <style:table-column-properties style:column-width="2.184cm"/>
    </style:style>
    <style:style style:name="Table1.C2" style:family="table-column">
      <style:table-column-properties style:column-width="13.877cm"/>
    </style:style>
    <style:style style:name="Table1.R1" style:family="table-row">
      <style:table-row-properties style:row-height="2.201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/>
    </style:style>
    <style:style style:name="Table2" style:family="table">
      <style:table-properties style:writing-mode="lr-tb" style:width="16.062cm" table:align="center"/>
    </style:style>
    <style:style style:name="Table2.C1" style:family="table-column">
      <style:table-column-properties style:column-width="2.184cm"/>
    </style:style>
    <style:style style:name="Table2.C2" style:family="table-column">
      <style:table-column-properties style:column-width="13.877cm"/>
    </style:style>
    <style:style style:name="Table2.R1" style:family="table-row">
      <style:table-row-properties style:row-height="1.058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/>
    </style:style>
    <style:style style:name="Table3" style:family="table">
      <style:table-properties style:writing-mode="lr-tb" style:width="16.062cm" table:align="center"/>
    </style:style>
    <style:style style:name="Table3.C1" style:family="table-column">
      <style:table-column-properties style:column-width="2.184cm"/>
    </style:style>
    <style:style style:name="Table3.C2" style:family="table-column">
      <style:table-column-properties style:column-width="13.877cm"/>
    </style:style>
    <style:style style:name="Table3.R1" style:family="table-row">
      <style:table-row-properties style:row-height="1.736cm"/>
    </style:style>
    <style:style style:name="Table3.R2" style:family="table-row">
      <style:table-row-properties style:row-height="2.226cm"/>
    </style:style>
    <style:style style:name="Table3.R3" style:family="table-row">
      <style:table-row-properties style:row-height="2.235cm"/>
    </style:style>
    <style:style style:name="Table3.R4" style:family="table-row">
      <style:table-row-properties style:row-height="1.744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middle"/>
    </style:style>
    <style:style style:name="Table3.Cell5" style:family="table-cell">
      <style:table-cell-properties fo:background-color="#FFFFFF" style:vertical-align="top"/>
    </style:style>
    <style:style style:name="Table3.Cell6" style:family="table-cell">
      <style:table-cell-properties fo:background-color="#FFFFFF" style:vertical-align="middle"/>
    </style:style>
    <style:style style:name="Table3.Cell7" style:family="table-cell">
      <style:table-cell-properties fo:background-color="#FFFFFF" style:vertical-align="middle"/>
    </style:style>
    <style:style style:name="Table3.Cell8" style:family="table-cell">
      <style:table-cell-properties fo:background-color="#FFFFFF"/>
    </style:style>
    <style:style style:name="Table4" style:family="table">
      <style:table-properties style:writing-mode="lr-tb" style:width="13.665cm" table:align="left"/>
    </style:style>
    <style:style style:name="Table4.C1" style:family="table-column">
      <style:table-column-properties style:column-width="4.817cm"/>
    </style:style>
    <style:style style:name="Table4.C2" style:family="table-column">
      <style:table-column-properties style:column-width="5.029cm"/>
    </style:style>
    <style:style style:name="Table4.C3" style:family="table-column">
      <style:table-column-properties style:column-width="3.819cm"/>
    </style:style>
    <style:style style:name="Table4.R1" style:family="table-row">
      <style:table-row-properties style:row-height="0.517cm"/>
    </style:style>
    <style:style style:name="Table4.R2" style:family="table-row">
      <style:table-row-properties style:row-height="0.787cm"/>
    </style:style>
    <style:style style:name="Table4.R3" style:family="table-row">
      <style:table-row-properties style:row-height="0.762cm"/>
    </style:style>
    <style:style style:name="Table4.R4" style:family="table-row">
      <style:table-row-properties style:row-height="0.483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 style:vertical-align="top"/>
    </style:style>
    <style:style style:name="Table4.Cell6" style:family="table-cell">
      <style:table-cell-properties fo:background-color="#FFFFFF" style:vertical-align="top"/>
    </style:style>
    <style:style style:name="Table4.Cell7" style:family="table-cell">
      <style:table-cell-properties fo:background-color="#FFFFFF"/>
    </style:style>
    <style:style style:name="Table4.Cell8" style:family="table-cell">
      <style:table-cell-properties fo:background-color="#FFFFFF"/>
    </style:style>
    <style:style style:name="Table4.Cell9" style:family="table-cell">
      <style:table-cell-properties fo:background-color="#FFFFFF"/>
    </style:style>
    <style:style style:name="Table4.Cell10" style:family="table-cell">
      <style:table-cell-properties fo:background-color="#FFFFFF"/>
    </style:style>
    <style:style style:name="Table4.Cell11" style:family="table-cell">
      <style:table-cell-properties fo:background-color="#FFFFFF"/>
    </style:style>
    <style:style style:name="Table4.Cell12" style:family="table-cell">
      <style:table-cell-properties fo:background-color="#FFFFFF"/>
    </style:style>
    <style:style style:name="Table5" style:family="table">
      <style:table-properties style:writing-mode="lr-tb" style:width="16.111cm" table:align="center"/>
    </style:style>
    <style:style style:name="Table5.C1" style:family="table-column">
      <style:table-column-properties style:column-width="4.826cm"/>
    </style:style>
    <style:style style:name="Table5.C2" style:family="table-column">
      <style:table-column-properties style:column-width="1.219cm"/>
    </style:style>
    <style:style style:name="Table5.C3" style:family="table-column">
      <style:table-column-properties style:column-width="5.512cm"/>
    </style:style>
    <style:style style:name="Table5.C4" style:family="table-column">
      <style:table-column-properties style:column-width="4.554cm"/>
    </style:style>
    <style:style style:name="Table5.R1" style:family="table-row">
      <style:table-row-properties style:row-height="0.610cm"/>
    </style:style>
    <style:style style:name="Table5.R2" style:family="table-row">
      <style:table-row-properties style:row-height="0.744cm"/>
    </style:style>
    <style:style style:name="Table5.R3" style:family="table-row">
      <style:table-row-properties style:row-height="0.744cm"/>
    </style:style>
    <style:style style:name="Table5.R4" style:family="table-row">
      <style:table-row-properties style:row-height="0.914cm"/>
    </style:style>
    <style:style style:name="Table5.R5" style:family="table-row">
      <style:table-row-properties style:row-height="1.067cm"/>
    </style:style>
    <style:style style:name="Table5.R6" style:family="table-row">
      <style:table-row-properties style:row-height="1.125cm"/>
    </style:style>
    <style:style style:name="Table5.R7" style:family="table-row">
      <style:table-row-properties style:row-height="1.067cm"/>
    </style:style>
    <style:style style:name="Table5.R8" style:family="table-row">
      <style:table-row-properties style:row-height="1.143cm"/>
    </style:style>
    <style:style style:name="Table5.R9" style:family="table-row">
      <style:table-row-properties style:row-height="1.067cm"/>
    </style:style>
    <style:style style:name="Table5.R10" style:family="table-row">
      <style:table-row-properties style:row-height="1.134cm"/>
    </style:style>
    <style:style style:name="Table5.R11" style:family="table-row">
      <style:table-row-properties style:row-height="1.101cm"/>
    </style:style>
    <style:style style:name="Table5.R12" style:family="table-row">
      <style:table-row-properties style:row-height="1.101cm"/>
    </style:style>
    <style:style style:name="Table5.R13" style:family="table-row">
      <style:table-row-properties style:row-height="1.092cm"/>
    </style:style>
    <style:style style:name="Table5.R14" style:family="table-row">
      <style:table-row-properties style:row-height="1.626cm"/>
    </style:style>
    <style:style style:name="Table5.R15" style:family="table-row">
      <style:table-row-properties style:row-height="1.685cm"/>
    </style:style>
    <style:style style:name="Table5.R16" style:family="table-row">
      <style:table-row-properties style:row-height="1.101cm"/>
    </style:style>
    <style:style style:name="Table5.R17" style:family="table-row">
      <style:table-row-properties style:row-height="1.101cm"/>
    </style:style>
    <style:style style:name="Table5.R18" style:family="table-row">
      <style:table-row-properties style:row-height="0.804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top"/>
    </style:style>
    <style:style style:name="Table5.Cell6" style:family="table-cell">
      <style:table-cell-properties fo:background-color="#FFFFFF" style:vertical-align="top"/>
    </style:style>
    <style:style style:name="Table5.Cell7" style:family="table-cell">
      <style:table-cell-properties fo:background-color="#FFFFFF" style:vertical-align="top"/>
    </style:style>
    <style:style style:name="Table5.Cell8" style:family="table-cell">
      <style:table-cell-properties fo:background-color="#FFFFFF" style:vertical-align="top"/>
    </style:style>
    <style:style style:name="Table5.Cell9" style:family="table-cell">
      <style:table-cell-properties fo:background-color="#FFFFFF"/>
    </style:style>
    <style:style style:name="Table5.Cell10" style:family="table-cell">
      <style:table-cell-properties fo:background-color="#FFFFFF" style:vertical-align="top"/>
    </style:style>
    <style:style style:name="Table5.Cell11" style:family="table-cell">
      <style:table-cell-properties fo:background-color="#FFFFFF" style:vertical-align="top"/>
    </style:style>
    <style:style style:name="Table5.Cell12" style:family="table-cell">
      <style:table-cell-properties fo:background-color="#FFFFFF" style:vertical-align="top"/>
    </style:style>
    <style:style style:name="Table5.Cell13" style:family="table-cell">
      <style:table-cell-properties fo:background-color="#FFFFFF" style:vertical-align="top"/>
    </style:style>
    <style:style style:name="Table5.Cell14" style:family="table-cell">
      <style:table-cell-properties fo:background-color="#FFFFFF" style:vertical-align="top"/>
    </style:style>
    <style:style style:name="Table5.Cell15" style:family="table-cell">
      <style:table-cell-properties fo:background-color="#FFFFFF" style:vertical-align="top"/>
    </style:style>
    <style:style style:name="Table5.Cell16" style:family="table-cell">
      <style:table-cell-properties fo:background-color="#FFFFFF" style:vertical-align="top"/>
    </style:style>
    <style:style style:name="Table5.Cell17" style:family="table-cell">
      <style:table-cell-properties fo:background-color="#FFFFFF" style:vertical-align="middle"/>
    </style:style>
    <style:style style:name="Table5.Cell18" style:family="table-cell">
      <style:table-cell-properties fo:background-color="#FFFFFF" style:vertical-align="middle"/>
    </style:style>
    <style:style style:name="Table5.Cell19" style:family="table-cell">
      <style:table-cell-properties fo:background-color="#FFFFFF" style:vertical-align="middle"/>
    </style:style>
    <style:style style:name="Table5.Cell20" style:family="table-cell">
      <style:table-cell-properties fo:background-color="#FFFFFF" style:vertical-align="middle"/>
    </style:style>
    <style:style style:name="Table5.Cell21" style:family="table-cell">
      <style:table-cell-properties fo:background-color="#FFFFFF" style:vertical-align="top"/>
    </style:style>
    <style:style style:name="Table5.Cell22" style:family="table-cell">
      <style:table-cell-properties fo:background-color="#FFFFFF" style:vertical-align="middle"/>
    </style:style>
    <style:style style:name="Table5.Cell23" style:family="table-cell">
      <style:table-cell-properties fo:background-color="#FFFFFF" style:vertical-align="middle"/>
    </style:style>
    <style:style style:name="Table5.Cell24" style:family="table-cell">
      <style:table-cell-properties fo:background-color="#FFFFFF" style:vertical-align="middle"/>
    </style:style>
    <style:style style:name="Table5.Cell25" style:family="table-cell">
      <style:table-cell-properties fo:background-color="#FFFFFF" style:vertical-align="top"/>
    </style:style>
    <style:style style:name="Table5.Cell26" style:family="table-cell">
      <style:table-cell-properties fo:background-color="#FFFFFF" style:vertical-align="middle"/>
    </style:style>
    <style:style style:name="Table5.Cell27" style:family="table-cell">
      <style:table-cell-properties fo:background-color="#FFFFFF" style:vertical-align="middle"/>
    </style:style>
    <style:style style:name="Table5.Cell28" style:family="table-cell">
      <style:table-cell-properties fo:background-color="#FFFFFF" style:vertical-align="middle"/>
    </style:style>
    <style:style style:name="Table5.Cell29" style:family="table-cell">
      <style:table-cell-properties fo:background-color="#FFFFFF" style:vertical-align="top"/>
    </style:style>
    <style:style style:name="Table5.Cell30" style:family="table-cell">
      <style:table-cell-properties fo:background-color="#FFFFFF" style:vertical-align="middle"/>
    </style:style>
    <style:style style:name="Table5.Cell31" style:family="table-cell">
      <style:table-cell-properties fo:background-color="#FFFFFF" style:vertical-align="middle"/>
    </style:style>
    <style:style style:name="Table5.Cell32" style:family="table-cell">
      <style:table-cell-properties fo:background-color="#FFFFFF" style:vertical-align="middle"/>
    </style:style>
    <style:style style:name="Table5.Cell33" style:family="table-cell">
      <style:table-cell-properties fo:background-color="#FFFFFF" style:vertical-align="top"/>
    </style:style>
    <style:style style:name="Table5.Cell34" style:family="table-cell">
      <style:table-cell-properties fo:background-color="#FFFFFF" style:vertical-align="middle"/>
    </style:style>
    <style:style style:name="Table5.Cell35" style:family="table-cell">
      <style:table-cell-properties fo:background-color="#FFFFFF" style:vertical-align="middle"/>
    </style:style>
    <style:style style:name="Table5.Cell36" style:family="table-cell">
      <style:table-cell-properties fo:background-color="#FFFFFF" style:vertical-align="middle"/>
    </style:style>
    <style:style style:name="Table5.Cell37" style:family="table-cell">
      <style:table-cell-properties fo:background-color="#FFFFFF" style:vertical-align="top"/>
    </style:style>
    <style:style style:name="Table5.Cell38" style:family="table-cell">
      <style:table-cell-properties fo:background-color="#FFFFFF" style:vertical-align="middle"/>
    </style:style>
    <style:style style:name="Table5.Cell39" style:family="table-cell">
      <style:table-cell-properties fo:background-color="#FFFFFF" style:vertical-align="middle"/>
    </style:style>
    <style:style style:name="Table5.Cell40" style:family="table-cell">
      <style:table-cell-properties fo:background-color="#FFFFFF" style:vertical-align="middle"/>
    </style:style>
    <style:style style:name="Table5.Cell41" style:family="table-cell">
      <style:table-cell-properties fo:background-color="#FFFFFF" style:vertical-align="top"/>
    </style:style>
    <style:style style:name="Table5.Cell42" style:family="table-cell">
      <style:table-cell-properties fo:background-color="#FFFFFF" style:vertical-align="middle"/>
    </style:style>
    <style:style style:name="Table5.Cell43" style:family="table-cell">
      <style:table-cell-properties fo:background-color="#FFFFFF" style:vertical-align="middle"/>
    </style:style>
    <style:style style:name="Table5.Cell44" style:family="table-cell">
      <style:table-cell-properties fo:background-color="#FFFFFF" style:vertical-align="middle"/>
    </style:style>
    <style:style style:name="Table5.Cell45" style:family="table-cell">
      <style:table-cell-properties fo:background-color="#FFFFFF" style:vertical-align="top"/>
    </style:style>
    <style:style style:name="Table5.Cell46" style:family="table-cell">
      <style:table-cell-properties fo:background-color="#FFFFFF" style:vertical-align="middle"/>
    </style:style>
    <style:style style:name="Table5.Cell47" style:family="table-cell">
      <style:table-cell-properties fo:background-color="#FFFFFF" style:vertical-align="middle"/>
    </style:style>
    <style:style style:name="Table5.Cell48" style:family="table-cell">
      <style:table-cell-properties fo:background-color="#FFFFFF" style:vertical-align="middle"/>
    </style:style>
    <style:style style:name="Table5.Cell49" style:family="table-cell">
      <style:table-cell-properties fo:background-color="#FFFFFF" style:vertical-align="top"/>
    </style:style>
    <style:style style:name="Table5.Cell50" style:family="table-cell">
      <style:table-cell-properties fo:background-color="#FFFFFF" style:vertical-align="middle"/>
    </style:style>
    <style:style style:name="Table5.Cell51" style:family="table-cell">
      <style:table-cell-properties fo:background-color="#FFFFFF" style:vertical-align="middle"/>
    </style:style>
    <style:style style:name="Table5.Cell52" style:family="table-cell">
      <style:table-cell-properties fo:background-color="#FFFFFF" style:vertical-align="middle"/>
    </style:style>
    <style:style style:name="Table5.Cell53" style:family="table-cell">
      <style:table-cell-properties fo:background-color="#FFFFFF" style:vertical-align="top"/>
    </style:style>
    <style:style style:name="Table5.Cell54" style:family="table-cell">
      <style:table-cell-properties fo:background-color="#FFFFFF" style:vertical-align="top"/>
    </style:style>
    <style:style style:name="Table5.Cell55" style:family="table-cell">
      <style:table-cell-properties fo:background-color="#FFFFFF" style:vertical-align="top"/>
    </style:style>
    <style:style style:name="Table5.Cell56" style:family="table-cell">
      <style:table-cell-properties fo:background-color="#FFFFFF" style:vertical-align="top"/>
    </style:style>
    <style:style style:name="Table5.Cell57" style:family="table-cell">
      <style:table-cell-properties fo:background-color="#FFFFFF"/>
    </style:style>
    <style:style style:name="Table5.Cell58" style:family="table-cell">
      <style:table-cell-properties fo:background-color="#FFFFFF"/>
    </style:style>
    <style:style style:name="Table5.Cell59" style:family="table-cell">
      <style:table-cell-properties fo:background-color="#FFFFFF"/>
    </style:style>
    <style:style style:name="Table5.Cell60" style:family="table-cell">
      <style:table-cell-properties fo:background-color="#FFFFFF"/>
    </style:style>
    <style:style style:name="Table5.Cell61" style:family="table-cell">
      <style:table-cell-properties fo:background-color="#FFFFFF" style:vertical-align="top"/>
    </style:style>
    <style:style style:name="Table5.Cell62" style:family="table-cell">
      <style:table-cell-properties fo:background-color="#FFFFFF" style:vertical-align="middle"/>
    </style:style>
    <style:style style:name="Table5.Cell63" style:family="table-cell">
      <style:table-cell-properties fo:background-color="#FFFFFF" style:vertical-align="middle"/>
    </style:style>
    <style:style style:name="Table5.Cell64" style:family="table-cell">
      <style:table-cell-properties fo:background-color="#FFFFFF" style:vertical-align="middle"/>
    </style:style>
    <style:style style:name="Table5.Cell65" style:family="table-cell">
      <style:table-cell-properties fo:background-color="#FFFFFF" style:vertical-align="top"/>
    </style:style>
    <style:style style:name="Table5.Cell66" style:family="table-cell">
      <style:table-cell-properties fo:background-color="#FFFFFF" style:vertical-align="middle"/>
    </style:style>
    <style:style style:name="Table5.Cell67" style:family="table-cell">
      <style:table-cell-properties fo:background-color="#FFFFFF" style:vertical-align="middle"/>
    </style:style>
    <style:style style:name="Table5.Cell68" style:family="table-cell">
      <style:table-cell-properties fo:background-color="#FFFFFF" style:vertical-align="middle"/>
    </style:style>
    <style:style style:name="Table5.Cell69" style:family="table-cell">
      <style:table-cell-properties fo:background-color="#FFFFFF" style:vertical-align="top"/>
    </style:style>
    <style:style style:name="Table5.Cell70" style:family="table-cell">
      <style:table-cell-properties fo:background-color="#FFFFFF"/>
    </style:style>
    <style:style style:name="Table5.Cell71" style:family="table-cell">
      <style:table-cell-properties fo:background-color="#FFFFFF"/>
    </style:style>
    <style:style style:name="Table5.Cell72" style:family="table-cell">
      <style:table-cell-properties fo:background-color="#FFFFFF"/>
    </style:style>
    <style:style style:name="Table6" style:family="table">
      <style:table-properties style:writing-mode="lr-tb" style:width="16.214cm" table:align="center"/>
    </style:style>
    <style:style style:name="Table6.C1" style:family="table-column">
      <style:table-column-properties style:column-width="5.013cm"/>
    </style:style>
    <style:style style:name="Table6.C2" style:family="table-column">
      <style:table-column-properties style:column-width="1.134cm"/>
    </style:style>
    <style:style style:name="Table6.C3" style:family="table-column">
      <style:table-column-properties style:column-width="5.554cm"/>
    </style:style>
    <style:style style:name="Table6.C4" style:family="table-column">
      <style:table-column-properties style:column-width="4.512cm"/>
    </style:style>
    <style:style style:name="Table6.R1" style:family="table-row">
      <style:table-row-properties style:row-height="0.610cm"/>
    </style:style>
    <style:style style:name="Table6.R2" style:family="table-row">
      <style:table-row-properties style:row-height="0.744cm"/>
    </style:style>
    <style:style style:name="Table6.R3" style:family="table-row">
      <style:table-row-properties style:row-height="0.753cm"/>
    </style:style>
    <style:style style:name="Table6.R4" style:family="table-row">
      <style:table-row-properties style:row-height="0.914cm"/>
    </style:style>
    <style:style style:name="Table6.R5" style:family="table-row">
      <style:table-row-properties style:row-height="1.109cm"/>
    </style:style>
    <style:style style:name="Table6.R6" style:family="table-row">
      <style:table-row-properties style:row-height="1.092cm"/>
    </style:style>
    <style:style style:name="Table6.R7" style:family="table-row">
      <style:table-row-properties style:row-height="1.092cm"/>
    </style:style>
    <style:style style:name="Table6.R8" style:family="table-row">
      <style:table-row-properties style:row-height="1.092cm"/>
    </style:style>
    <style:style style:name="Table6.R9" style:family="table-row">
      <style:table-row-properties style:row-height="1.118cm"/>
    </style:style>
    <style:style style:name="Table6.R10" style:family="table-row">
      <style:table-row-properties style:row-height="1.617cm"/>
    </style:style>
    <style:style style:name="Table6.R11" style:family="table-row">
      <style:table-row-properties style:row-height="1.651cm"/>
    </style:style>
    <style:style style:name="Table6.R12" style:family="table-row">
      <style:table-row-properties style:row-height="1.118cm"/>
    </style:style>
    <style:style style:name="Table6.R13" style:family="table-row">
      <style:table-row-properties style:row-height="1.076cm"/>
    </style:style>
    <style:style style:name="Table6.R14" style:family="table-row">
      <style:table-row-properties style:row-height="1.134cm"/>
    </style:style>
    <style:style style:name="Table6.R15" style:family="table-row">
      <style:table-row-properties style:row-height="1.109cm"/>
    </style:style>
    <style:style style:name="Table6.R16" style:family="table-row">
      <style:table-row-properties style:row-height="1.101cm"/>
    </style:style>
    <style:style style:name="Table6.R17" style:family="table-row">
      <style:table-row-properties style:row-height="1.101cm"/>
    </style:style>
    <style:style style:name="Table6.R18" style:family="table-row">
      <style:table-row-properties style:row-height="1.101cm"/>
    </style:style>
    <style:style style:name="Table6.R19" style:family="table-row">
      <style:table-row-properties style:row-height="0.804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top"/>
    </style:style>
    <style:style style:name="Table6.Cell5" style:family="table-cell">
      <style:table-cell-properties fo:background-color="#FFFFFF" style:vertical-align="top"/>
    </style:style>
    <style:style style:name="Table6.Cell6" style:family="table-cell">
      <style:table-cell-properties fo:background-color="#FFFFFF" style:vertical-align="top"/>
    </style:style>
    <style:style style:name="Table6.Cell7" style:family="table-cell">
      <style:table-cell-properties fo:background-color="#FFFFFF" style:vertical-align="top"/>
    </style:style>
    <style:style style:name="Table6.Cell8" style:family="table-cell">
      <style:table-cell-properties fo:background-color="#FFFFFF" style:vertical-align="top"/>
    </style:style>
    <style:style style:name="Table6.Cell9" style:family="table-cell">
      <style:table-cell-properties fo:background-color="#FFFFFF" style:vertical-align="top"/>
    </style:style>
    <style:style style:name="Table6.Cell10" style:family="table-cell">
      <style:table-cell-properties fo:background-color="#FFFFFF" style:vertical-align="top"/>
    </style:style>
    <style:style style:name="Table6.Cell11" style:family="table-cell">
      <style:table-cell-properties fo:background-color="#FFFFFF" style:vertical-align="top"/>
    </style:style>
    <style:style style:name="Table6.Cell12" style:family="table-cell">
      <style:table-cell-properties fo:background-color="#FFFFFF" style:vertical-align="top"/>
    </style:style>
    <style:style style:name="Table6.Cell13" style:family="table-cell">
      <style:table-cell-properties fo:background-color="#FFFFFF" style:vertical-align="top"/>
    </style:style>
    <style:style style:name="Table6.Cell14" style:family="table-cell">
      <style:table-cell-properties fo:background-color="#FFFFFF" style:vertical-align="top"/>
    </style:style>
    <style:style style:name="Table6.Cell15" style:family="table-cell">
      <style:table-cell-properties fo:background-color="#FFFFFF" style:vertical-align="top"/>
    </style:style>
    <style:style style:name="Table6.Cell16" style:family="table-cell">
      <style:table-cell-properties fo:background-color="#FFFFFF" style:vertical-align="top"/>
    </style:style>
    <style:style style:name="Table6.Cell17" style:family="table-cell">
      <style:table-cell-properties fo:background-color="#FFFFFF" style:vertical-align="top"/>
    </style:style>
    <style:style style:name="Table6.Cell18" style:family="table-cell">
      <style:table-cell-properties fo:background-color="#FFFFFF" style:vertical-align="top"/>
    </style:style>
    <style:style style:name="Table6.Cell19" style:family="table-cell">
      <style:table-cell-properties fo:background-color="#FFFFFF" style:vertical-align="top"/>
    </style:style>
    <style:style style:name="Table6.Cell20" style:family="table-cell">
      <style:table-cell-properties fo:background-color="#FFFFFF" style:vertical-align="top"/>
    </style:style>
    <style:style style:name="Table6.Cell21" style:family="table-cell">
      <style:table-cell-properties fo:background-color="#FFFFFF" style:vertical-align="top"/>
    </style:style>
    <style:style style:name="Table6.Cell22" style:family="table-cell">
      <style:table-cell-properties fo:background-color="#FFFFFF" style:vertical-align="top"/>
    </style:style>
    <style:style style:name="Table6.Cell23" style:family="table-cell">
      <style:table-cell-properties fo:background-color="#FFFFFF" style:vertical-align="top"/>
    </style:style>
    <style:style style:name="Table6.Cell24" style:family="table-cell">
      <style:table-cell-properties fo:background-color="#FFFFFF" style:vertical-align="top"/>
    </style:style>
    <style:style style:name="Table6.Cell25" style:family="table-cell">
      <style:table-cell-properties fo:background-color="#FFFFFF" style:vertical-align="top"/>
    </style:style>
    <style:style style:name="Table6.Cell26" style:family="table-cell">
      <style:table-cell-properties fo:background-color="#FFFFFF" style:vertical-align="top"/>
    </style:style>
    <style:style style:name="Table6.Cell27" style:family="table-cell">
      <style:table-cell-properties fo:background-color="#FFFFFF" style:vertical-align="top"/>
    </style:style>
    <style:style style:name="Table6.Cell28" style:family="table-cell">
      <style:table-cell-properties fo:background-color="#FFFFFF" style:vertical-align="top"/>
    </style:style>
    <style:style style:name="Table6.Cell29" style:family="table-cell">
      <style:table-cell-properties fo:background-color="#FFFFFF" style:vertical-align="top"/>
    </style:style>
    <style:style style:name="Table6.Cell30" style:family="table-cell">
      <style:table-cell-properties fo:background-color="#FFFFFF" style:vertical-align="top"/>
    </style:style>
    <style:style style:name="Table6.Cell31" style:family="table-cell">
      <style:table-cell-properties fo:background-color="#FFFFFF" style:vertical-align="top"/>
    </style:style>
    <style:style style:name="Table6.Cell32" style:family="table-cell">
      <style:table-cell-properties fo:background-color="#FFFFFF" style:vertical-align="top"/>
    </style:style>
    <style:style style:name="Table6.Cell33" style:family="table-cell">
      <style:table-cell-properties fo:background-color="#FFFFFF" style:vertical-align="top"/>
    </style:style>
    <style:style style:name="Table6.Cell34" style:family="table-cell">
      <style:table-cell-properties fo:background-color="#FFFFFF" style:vertical-align="top"/>
    </style:style>
    <style:style style:name="Table6.Cell35" style:family="table-cell">
      <style:table-cell-properties fo:background-color="#FFFFFF" style:vertical-align="top"/>
    </style:style>
    <style:style style:name="Table6.Cell36" style:family="table-cell">
      <style:table-cell-properties fo:background-color="#FFFFFF" style:vertical-align="top"/>
    </style:style>
    <style:style style:name="Table6.Cell37" style:family="table-cell">
      <style:table-cell-properties fo:background-color="#FFFFFF" style:vertical-align="top"/>
    </style:style>
    <style:style style:name="Table6.Cell38" style:family="table-cell">
      <style:table-cell-properties fo:background-color="#FFFFFF" style:vertical-align="top"/>
    </style:style>
    <style:style style:name="Table6.Cell39" style:family="table-cell">
      <style:table-cell-properties fo:background-color="#FFFFFF" style:vertical-align="top"/>
    </style:style>
    <style:style style:name="Table6.Cell40" style:family="table-cell">
      <style:table-cell-properties fo:background-color="#FFFFFF" style:vertical-align="top"/>
    </style:style>
    <style:style style:name="Table6.Cell41" style:family="table-cell">
      <style:table-cell-properties fo:background-color="#FFFFFF" style:vertical-align="top"/>
    </style:style>
    <style:style style:name="Table6.Cell42" style:family="table-cell">
      <style:table-cell-properties fo:background-color="#FFFFFF" style:vertical-align="top"/>
    </style:style>
    <style:style style:name="Table6.Cell43" style:family="table-cell">
      <style:table-cell-properties fo:background-color="#FFFFFF" style:vertical-align="top"/>
    </style:style>
    <style:style style:name="Table6.Cell44" style:family="table-cell">
      <style:table-cell-properties fo:background-color="#FFFFFF" style:vertical-align="top"/>
    </style:style>
    <style:style style:name="Table6.Cell45" style:family="table-cell">
      <style:table-cell-properties fo:background-color="#FFFFFF" style:vertical-align="top"/>
    </style:style>
    <style:style style:name="Table6.Cell46" style:family="table-cell">
      <style:table-cell-properties fo:background-color="#FFFFFF" style:vertical-align="top"/>
    </style:style>
    <style:style style:name="Table6.Cell47" style:family="table-cell">
      <style:table-cell-properties fo:background-color="#FFFFFF" style:vertical-align="top"/>
    </style:style>
    <style:style style:name="Table6.Cell48" style:family="table-cell">
      <style:table-cell-properties fo:background-color="#FFFFFF" style:vertical-align="top"/>
    </style:style>
    <style:style style:name="Table6.Cell49" style:family="table-cell">
      <style:table-cell-properties fo:background-color="#FFFFFF" style:vertical-align="top"/>
    </style:style>
    <style:style style:name="Table6.Cell50" style:family="table-cell">
      <style:table-cell-properties fo:background-color="#FFFFFF" style:vertical-align="top"/>
    </style:style>
    <style:style style:name="Table6.Cell51" style:family="table-cell">
      <style:table-cell-properties fo:background-color="#FFFFFF" style:vertical-align="top"/>
    </style:style>
    <style:style style:name="Table6.Cell52" style:family="table-cell">
      <style:table-cell-properties fo:background-color="#FFFFFF" style:vertical-align="top"/>
    </style:style>
    <style:style style:name="Table6.Cell53" style:family="table-cell">
      <style:table-cell-properties fo:background-color="#FFFFFF" style:vertical-align="top"/>
    </style:style>
    <style:style style:name="Table6.Cell54" style:family="table-cell">
      <style:table-cell-properties fo:background-color="#FFFFFF" style:vertical-align="top"/>
    </style:style>
    <style:style style:name="Table6.Cell55" style:family="table-cell">
      <style:table-cell-properties fo:background-color="#FFFFFF" style:vertical-align="top"/>
    </style:style>
    <style:style style:name="Table6.Cell56" style:family="table-cell">
      <style:table-cell-properties fo:background-color="#FFFFFF" style:vertical-align="top"/>
    </style:style>
    <style:style style:name="Table6.Cell57" style:family="table-cell">
      <style:table-cell-properties fo:background-color="#FFFFFF" style:vertical-align="top"/>
    </style:style>
    <style:style style:name="Table6.Cell58" style:family="table-cell">
      <style:table-cell-properties fo:background-color="#FFFFFF" style:vertical-align="top"/>
    </style:style>
    <style:style style:name="Table6.Cell59" style:family="table-cell">
      <style:table-cell-properties fo:background-color="#FFFFFF" style:vertical-align="top"/>
    </style:style>
    <style:style style:name="Table6.Cell60" style:family="table-cell">
      <style:table-cell-properties fo:background-color="#FFFFFF" style:vertical-align="top"/>
    </style:style>
    <style:style style:name="Table6.Cell61" style:family="table-cell">
      <style:table-cell-properties fo:background-color="#FFFFFF" style:vertical-align="top"/>
    </style:style>
    <style:style style:name="Table6.Cell62" style:family="table-cell">
      <style:table-cell-properties fo:background-color="#FFFFFF" style:vertical-align="top"/>
    </style:style>
    <style:style style:name="Table6.Cell63" style:family="table-cell">
      <style:table-cell-properties fo:background-color="#FFFFFF" style:vertical-align="top"/>
    </style:style>
    <style:style style:name="Table6.Cell64" style:family="table-cell">
      <style:table-cell-properties fo:background-color="#FFFFFF" style:vertical-align="top"/>
    </style:style>
    <style:style style:name="Table6.Cell65" style:family="table-cell">
      <style:table-cell-properties fo:background-color="#FFFFFF" style:vertical-align="top"/>
    </style:style>
    <style:style style:name="Table6.Cell66" style:family="table-cell">
      <style:table-cell-properties fo:background-color="#FFFFFF" style:vertical-align="top"/>
    </style:style>
    <style:style style:name="Table6.Cell67" style:family="table-cell">
      <style:table-cell-properties fo:background-color="#FFFFFF" style:vertical-align="top"/>
    </style:style>
    <style:style style:name="Table6.Cell68" style:family="table-cell">
      <style:table-cell-properties fo:background-color="#FFFFFF" style:vertical-align="top"/>
    </style:style>
    <style:style style:name="Table6.Cell69" style:family="table-cell">
      <style:table-cell-properties fo:background-color="#FFFFFF" style:vertical-align="top"/>
    </style:style>
    <style:style style:name="Table6.Cell70" style:family="table-cell">
      <style:table-cell-properties fo:background-color="#FFFFFF" style:vertical-align="top"/>
    </style:style>
    <style:style style:name="Table6.Cell71" style:family="table-cell">
      <style:table-cell-properties fo:background-color="#FFFFFF" style:vertical-align="top"/>
    </style:style>
    <style:style style:name="Table6.Cell72" style:family="table-cell">
      <style:table-cell-properties fo:background-color="#FFFFFF" style:vertical-align="top"/>
    </style:style>
    <style:style style:name="Table6.Cell73" style:family="table-cell">
      <style:table-cell-properties fo:background-color="#FFFFFF" style:vertical-align="top"/>
    </style:style>
    <style:style style:name="Table6.Cell74" style:family="table-cell">
      <style:table-cell-properties fo:background-color="#FFFFFF" style:vertical-align="top"/>
    </style:style>
    <style:style style:name="Table6.Cell75" style:family="table-cell">
      <style:table-cell-properties fo:background-color="#FFFFFF" style:vertical-align="top"/>
    </style:style>
    <style:style style:name="Table6.Cell76" style:family="table-cell">
      <style:table-cell-properties fo:background-color="#FFFFFF" style:vertical-align="top"/>
    </style:style>
    <style:style style:name="Table7" style:family="table">
      <style:table-properties style:writing-mode="lr-tb" style:width="10.643cm" table:align="center"/>
    </style:style>
    <style:style style:name="Table7.C1" style:family="table-column">
      <style:table-column-properties style:column-width="0.542cm"/>
    </style:style>
    <style:style style:name="Table7.C2" style:family="table-column">
      <style:table-column-properties style:column-width="6.537cm"/>
    </style:style>
    <style:style style:name="Table7.C3" style:family="table-column">
      <style:table-column-properties style:column-width="3.565cm"/>
    </style:style>
    <style:style style:name="Table7.R1" style:family="table-row">
      <style:table-row-properties style:row-height="0.787cm"/>
    </style:style>
    <style:style style:name="Table7.R2" style:family="table-row">
      <style:table-row-properties style:row-height="1.092cm"/>
    </style:style>
    <style:style style:name="Table7.R3" style:family="table-row">
      <style:table-row-properties style:row-height="1.092cm"/>
    </style:style>
    <style:style style:name="Table7.R4" style:family="table-row">
      <style:table-row-properties style:row-height="0.804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middle"/>
    </style:style>
    <style:style style:name="Table7.Cell4" style:family="table-cell">
      <style:table-cell-properties fo:background-color="#FFFFFF" style:vertical-align="middle"/>
    </style:style>
    <style:style style:name="Table7.Cell5" style:family="table-cell">
      <style:table-cell-properties fo:background-color="#FFFFFF" style:vertical-align="middle"/>
    </style:style>
    <style:style style:name="Table7.Cell6" style:family="table-cell">
      <style:table-cell-properties fo:background-color="#FFFFFF" style:vertical-align="middle"/>
    </style:style>
    <style:style style:name="Table7.Cell7" style:family="table-cell">
      <style:table-cell-properties fo:background-color="#FFFFFF" style:vertical-align="middle"/>
    </style:style>
    <style:style style:name="Table7.Cell8" style:family="table-cell">
      <style:table-cell-properties fo:background-color="#FFFFFF" style:vertical-align="middle"/>
    </style:style>
    <style:style style:name="Table7.Cell9" style:family="table-cell">
      <style:table-cell-properties fo:background-color="#FFFFFF" style:vertical-align="middle"/>
    </style:style>
    <style:style style:name="Table7.Cell10" style:family="table-cell">
      <style:table-cell-properties fo:background-color="#FFFFFF"/>
    </style:style>
    <style:style style:name="Table7.Cell11" style:family="table-cell">
      <style:table-cell-properties fo:background-color="#FFFFFF"/>
    </style:style>
    <style:style style:name="Table7.Cell12" style:family="table-cell">
      <style:table-cell-properties fo:background-color="#FFFFFF"/>
    </style:style>
    <style:style style:name="Table8" style:family="table">
      <style:table-properties style:writing-mode="lr-tb" style:width="10.634cm" table:align="center"/>
    </style:style>
    <style:style style:name="Table8.C1" style:family="table-column">
      <style:table-column-properties style:column-width="0.550cm"/>
    </style:style>
    <style:style style:name="Table8.C2" style:family="table-column">
      <style:table-column-properties style:column-width="6.332cm"/>
    </style:style>
    <style:style style:name="Table8.C3" style:family="table-column">
      <style:table-column-properties style:column-width="3.750cm"/>
    </style:style>
    <style:style style:name="Table8.R1" style:family="table-row">
      <style:table-row-properties style:row-height="0.787cm"/>
    </style:style>
    <style:style style:name="Table8.R2" style:family="table-row">
      <style:table-row-properties style:row-height="1.092cm"/>
    </style:style>
    <style:style style:name="Table8.R3" style:family="table-row">
      <style:table-row-properties style:row-height="1.058cm"/>
    </style:style>
    <style:style style:name="Table8.R4" style:family="table-row">
      <style:table-row-properties style:row-height="1.143cm"/>
    </style:style>
    <style:style style:name="Table8.R5" style:family="table-row">
      <style:table-row-properties style:row-height="0.762cm"/>
    </style:style>
    <style:style style:name="Table8.Cell1" style:family="table-cell">
      <style:table-cell-properties fo:background-color="#FFFFFF" style:vertical-align="middle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middle"/>
    </style:style>
    <style:style style:name="Table8.Cell5" style:family="table-cell">
      <style:table-cell-properties fo:background-color="#FFFFFF" style:vertical-align="middle"/>
    </style:style>
    <style:style style:name="Table8.Cell6" style:family="table-cell">
      <style:table-cell-properties fo:background-color="#FFFFFF" style:vertical-align="middle"/>
    </style:style>
    <style:style style:name="Table8.Cell7" style:family="table-cell">
      <style:table-cell-properties fo:background-color="#FFFFFF" style:vertical-align="middle"/>
    </style:style>
    <style:style style:name="Table8.Cell8" style:family="table-cell">
      <style:table-cell-properties fo:background-color="#FFFFFF" style:vertical-align="middle"/>
    </style:style>
    <style:style style:name="Table8.Cell9" style:family="table-cell">
      <style:table-cell-properties fo:background-color="#FFFFFF" style:vertical-align="middle"/>
    </style:style>
    <style:style style:name="Table8.Cell10" style:family="table-cell">
      <style:table-cell-properties fo:background-color="#FFFFFF" style:vertical-align="middle"/>
    </style:style>
    <style:style style:name="Table8.Cell11" style:family="table-cell">
      <style:table-cell-properties fo:background-color="#FFFFFF" style:vertical-align="middle"/>
    </style:style>
    <style:style style:name="Table8.Cell12" style:family="table-cell">
      <style:table-cell-properties fo:background-color="#FFFFFF" style:vertical-align="middle"/>
    </style:style>
    <style:style style:name="Table8.Cell13" style:family="table-cell">
      <style:table-cell-properties fo:background-color="#FFFFFF"/>
    </style:style>
    <style:style style:name="Table8.Cell14" style:family="table-cell">
      <style:table-cell-properties fo:background-color="#FFFFFF"/>
    </style:style>
    <style:style style:name="Table8.Cell15" style:family="table-cell">
      <style:table-cell-properties fo:background-color="#FFFFFF"/>
    </style:style>
    <style:style style:name="Table9" style:family="table">
      <style:table-properties style:writing-mode="lr-tb" style:width="16.138cm" table:align="center"/>
    </style:style>
    <style:style style:name="Table9.C1" style:family="table-column">
      <style:table-column-properties style:column-width="4.479cm"/>
    </style:style>
    <style:style style:name="Table9.C2" style:family="table-column">
      <style:table-column-properties style:column-width="1.575cm"/>
    </style:style>
    <style:style style:name="Table9.C3" style:family="table-column">
      <style:table-column-properties style:column-width="6.274cm"/>
    </style:style>
    <style:style style:name="Table9.C4" style:family="table-column">
      <style:table-column-properties style:column-width="3.810cm"/>
    </style:style>
    <style:style style:name="Table9.R1" style:family="table-row">
      <style:table-row-properties style:row-height="0.517cm"/>
    </style:style>
    <style:style style:name="Table9.R2" style:family="table-row">
      <style:table-row-properties style:row-height="1.379cm"/>
    </style:style>
    <style:style style:name="Table9.R3" style:family="table-row">
      <style:table-row-properties style:row-height="1.058cm"/>
    </style:style>
    <style:style style:name="Table9.R4" style:family="table-row">
      <style:table-row-properties style:row-height="1.134cm"/>
    </style:style>
    <style:style style:name="Table9.R5" style:family="table-row">
      <style:table-row-properties style:row-height="1.101cm"/>
    </style:style>
    <style:style style:name="Table9.R6" style:family="table-row">
      <style:table-row-properties style:row-height="1.109cm"/>
    </style:style>
    <style:style style:name="Table9.R7" style:family="table-row">
      <style:table-row-properties style:row-height="1.058cm"/>
    </style:style>
    <style:style style:name="Table9.R8" style:family="table-row">
      <style:table-row-properties style:row-height="0.753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top"/>
    </style:style>
    <style:style style:name="Table9.Cell5" style:family="table-cell">
      <style:table-cell-properties fo:background-color="#FFFFFF" style:vertical-align="top"/>
    </style:style>
    <style:style style:name="Table9.Cell6" style:family="table-cell">
      <style:table-cell-properties fo:background-color="#FFFFFF"/>
    </style:style>
    <style:style style:name="Table9.Cell7" style:family="table-cell">
      <style:table-cell-properties fo:background-color="#FFFFFF" style:vertical-align="middle"/>
    </style:style>
    <style:style style:name="Table9.Cell8" style:family="table-cell">
      <style:table-cell-properties fo:background-color="#FFFFFF" style:vertical-align="middle"/>
    </style:style>
    <style:style style:name="Table9.Cell9" style:family="table-cell">
      <style:table-cell-properties fo:background-color="#FFFFFF" style:vertical-align="top"/>
    </style:style>
    <style:style style:name="Table9.Cell10" style:family="table-cell">
      <style:table-cell-properties fo:background-color="#FFFFFF" style:vertical-align="middle"/>
    </style:style>
    <style:style style:name="Table9.Cell11" style:family="table-cell">
      <style:table-cell-properties fo:background-color="#FFFFFF" style:vertical-align="middle"/>
    </style:style>
    <style:style style:name="Table9.Cell12" style:family="table-cell">
      <style:table-cell-properties fo:background-color="#FFFFFF" style:vertical-align="middle"/>
    </style:style>
    <style:style style:name="Table9.Cell13" style:family="table-cell">
      <style:table-cell-properties fo:background-color="#FFFFFF" style:vertical-align="top"/>
    </style:style>
    <style:style style:name="Table9.Cell14" style:family="table-cell">
      <style:table-cell-properties fo:background-color="#FFFFFF" style:vertical-align="middle"/>
    </style:style>
    <style:style style:name="Table9.Cell15" style:family="table-cell">
      <style:table-cell-properties fo:background-color="#FFFFFF" style:vertical-align="middle"/>
    </style:style>
    <style:style style:name="Table9.Cell16" style:family="table-cell">
      <style:table-cell-properties fo:background-color="#FFFFFF" style:vertical-align="middle"/>
    </style:style>
    <style:style style:name="Table9.Cell17" style:family="table-cell">
      <style:table-cell-properties fo:background-color="#FFFFFF" style:vertical-align="top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middle"/>
    </style:style>
    <style:style style:name="Table9.Cell20" style:family="table-cell">
      <style:table-cell-properties fo:background-color="#FFFFFF" style:vertical-align="middle"/>
    </style:style>
    <style:style style:name="Table9.Cell21" style:family="table-cell">
      <style:table-cell-properties fo:background-color="#FFFFFF" style:vertical-align="top"/>
    </style:style>
    <style:style style:name="Table9.Cell22" style:family="table-cell">
      <style:table-cell-properties fo:background-color="#FFFFFF" style:vertical-align="middle"/>
    </style:style>
    <style:style style:name="Table9.Cell23" style:family="table-cell">
      <style:table-cell-properties fo:background-color="#FFFFFF" style:vertical-align="middle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top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middle"/>
    </style:style>
    <style:style style:name="Table9.Cell28" style:family="table-cell">
      <style:table-cell-properties fo:background-color="#FFFFFF" style:vertical-align="middle"/>
    </style:style>
    <style:style style:name="Table9.Cell29" style:family="table-cell">
      <style:table-cell-properties fo:background-color="#FFFFFF" style:vertical-align="top"/>
    </style:style>
    <style:style style:name="Table9.Cell30" style:family="table-cell">
      <style:table-cell-properties fo:background-color="#FFFFFF"/>
    </style:style>
    <style:style style:name="Table9.Cell31" style:family="table-cell">
      <style:table-cell-properties fo:background-color="#FFFFFF"/>
    </style:style>
    <style:style style:name="Table9.Cell32" style:family="table-cell">
      <style:table-cell-properties fo:background-color="#FFFFFF"/>
    </style:style>
    <style:style style:name="Table10" style:family="table">
      <style:table-properties style:writing-mode="lr-tb" style:width="16.129cm" table:align="center"/>
    </style:style>
    <style:style style:name="Table10.C1" style:family="table-column">
      <style:table-column-properties style:column-width="4.835cm"/>
    </style:style>
    <style:style style:name="Table10.C2" style:family="table-column">
      <style:table-column-properties style:column-width="1.210cm"/>
    </style:style>
    <style:style style:name="Table10.C3" style:family="table-column">
      <style:table-column-properties style:column-width="5.427cm"/>
    </style:style>
    <style:style style:name="Table10.C4" style:family="table-column">
      <style:table-column-properties style:column-width="4.657cm"/>
    </style:style>
    <style:style style:name="Table10.R1" style:family="table-row">
      <style:table-row-properties style:row-height="0.617cm"/>
    </style:style>
    <style:style style:name="Table10.R2" style:family="table-row">
      <style:table-row-properties style:row-height="0.744cm"/>
    </style:style>
    <style:style style:name="Table10.R3" style:family="table-row">
      <style:table-row-properties style:row-height="0.744cm"/>
    </style:style>
    <style:style style:name="Table10.R4" style:family="table-row">
      <style:table-row-properties style:row-height="0.923cm"/>
    </style:style>
    <style:style style:name="Table10.R5" style:family="table-row">
      <style:table-row-properties style:row-height="1.076cm"/>
    </style:style>
    <style:style style:name="Table10.R6" style:family="table-row">
      <style:table-row-properties style:row-height="1.125cm"/>
    </style:style>
    <style:style style:name="Table10.R7" style:family="table-row">
      <style:table-row-properties style:row-height="1.092cm"/>
    </style:style>
    <style:style style:name="Table10.R8" style:family="table-row">
      <style:table-row-properties style:row-height="1.101cm"/>
    </style:style>
    <style:style style:name="Table10.R9" style:family="table-row">
      <style:table-row-properties style:row-height="1.101cm"/>
    </style:style>
    <style:style style:name="Table10.R10" style:family="table-row">
      <style:table-row-properties style:row-height="1.058cm"/>
    </style:style>
    <style:style style:name="Table10.R11" style:family="table-row">
      <style:table-row-properties style:row-height="1.134cm"/>
    </style:style>
    <style:style style:name="Table10.R12" style:family="table-row">
      <style:table-row-properties style:row-height="1.101cm"/>
    </style:style>
    <style:style style:name="Table10.R13" style:family="table-row">
      <style:table-row-properties style:row-height="1.626cm"/>
    </style:style>
    <style:style style:name="Table10.R14" style:family="table-row">
      <style:table-row-properties style:row-height="1.685cm"/>
    </style:style>
    <style:style style:name="Table10.R15" style:family="table-row">
      <style:table-row-properties style:row-height="1.101cm"/>
    </style:style>
    <style:style style:name="Table10.R16" style:family="table-row">
      <style:table-row-properties style:row-height="1.101cm"/>
    </style:style>
    <style:style style:name="Table10.R17" style:family="table-row">
      <style:table-row-properties style:row-height="1.109cm"/>
    </style:style>
    <style:style style:name="Table10.R18" style:family="table-row">
      <style:table-row-properties style:row-height="1.092cm"/>
    </style:style>
    <style:style style:name="Table10.R19" style:family="table-row">
      <style:table-row-properties style:row-height="1.058cm"/>
    </style:style>
    <style:style style:name="Table10.R20" style:family="table-row">
      <style:table-row-properties style:row-height="1.101cm"/>
    </style:style>
    <style:style style:name="Table10.R21" style:family="table-row">
      <style:table-row-properties style:row-height="1.101cm"/>
    </style:style>
    <style:style style:name="Table10.R22" style:family="table-row">
      <style:table-row-properties style:row-height="1.304cm"/>
    </style:style>
    <style:style style:name="Table10.R23" style:family="table-row">
      <style:table-row-properties style:row-height="0.914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top"/>
    </style:style>
    <style:style style:name="Table10.Cell6" style:family="table-cell">
      <style:table-cell-properties fo:background-color="#FFFFFF" style:vertical-align="top"/>
    </style:style>
    <style:style style:name="Table10.Cell7" style:family="table-cell">
      <style:table-cell-properties fo:background-color="#FFFFFF" style:vertical-align="top"/>
    </style:style>
    <style:style style:name="Table10.Cell8" style:family="table-cell">
      <style:table-cell-properties fo:background-color="#FFFFFF" style:vertical-align="top"/>
    </style:style>
    <style:style style:name="Table10.Cell9" style:family="table-cell">
      <style:table-cell-properties fo:background-color="#FFFFFF"/>
    </style:style>
    <style:style style:name="Table10.Cell10" style:family="table-cell">
      <style:table-cell-properties fo:background-color="#FFFFFF" style:vertical-align="top"/>
    </style:style>
    <style:style style:name="Table10.Cell11" style:family="table-cell">
      <style:table-cell-properties fo:background-color="#FFFFFF" style:vertical-align="top"/>
    </style:style>
    <style:style style:name="Table10.Cell12" style:family="table-cell">
      <style:table-cell-properties fo:background-color="#FFFFFF" style:vertical-align="top"/>
    </style:style>
    <style:style style:name="Table10.Cell13" style:family="table-cell">
      <style:table-cell-properties fo:background-color="#FFFFFF" style:vertical-align="top"/>
    </style:style>
    <style:style style:name="Table10.Cell14" style:family="table-cell">
      <style:table-cell-properties fo:background-color="#FFFFFF" style:vertical-align="top"/>
    </style:style>
    <style:style style:name="Table10.Cell15" style:family="table-cell">
      <style:table-cell-properties fo:background-color="#FFFFFF" style:vertical-align="top"/>
    </style:style>
    <style:style style:name="Table10.Cell16" style:family="table-cell">
      <style:table-cell-properties fo:background-color="#FFFFFF" style:vertical-align="top"/>
    </style:style>
    <style:style style:name="Table10.Cell17" style:family="table-cell">
      <style:table-cell-properties fo:background-color="#FFFFFF" style:vertical-align="middle"/>
    </style:style>
    <style:style style:name="Table10.Cell18" style:family="table-cell">
      <style:table-cell-properties fo:background-color="#FFFFFF" style:vertical-align="middle"/>
    </style:style>
    <style:style style:name="Table10.Cell19" style:family="table-cell">
      <style:table-cell-properties fo:background-color="#FFFFFF" style:vertical-align="middle"/>
    </style:style>
    <style:style style:name="Table10.Cell20" style:family="table-cell">
      <style:table-cell-properties fo:background-color="#FFFFFF" style:vertical-align="middle"/>
    </style:style>
    <style:style style:name="Table10.Cell21" style:family="table-cell">
      <style:table-cell-properties fo:background-color="#FFFFFF" style:vertical-align="top"/>
    </style:style>
    <style:style style:name="Table10.Cell22" style:family="table-cell">
      <style:table-cell-properties fo:background-color="#FFFFFF" style:vertical-align="middle"/>
    </style:style>
    <style:style style:name="Table10.Cell23" style:family="table-cell">
      <style:table-cell-properties fo:background-color="#FFFFFF" style:vertical-align="middle"/>
    </style:style>
    <style:style style:name="Table10.Cell24" style:family="table-cell">
      <style:table-cell-properties fo:background-color="#FFFFFF" style:vertical-align="middle"/>
    </style:style>
    <style:style style:name="Table10.Cell25" style:family="table-cell">
      <style:table-cell-properties fo:background-color="#FFFFFF" style:vertical-align="top"/>
    </style:style>
    <style:style style:name="Table10.Cell26" style:family="table-cell">
      <style:table-cell-properties fo:background-color="#FFFFFF" style:vertical-align="middle"/>
    </style:style>
    <style:style style:name="Table10.Cell27" style:family="table-cell">
      <style:table-cell-properties fo:background-color="#FFFFFF" style:vertical-align="middle"/>
    </style:style>
    <style:style style:name="Table10.Cell28" style:family="table-cell">
      <style:table-cell-properties fo:background-color="#FFFFFF" style:vertical-align="middle"/>
    </style:style>
    <style:style style:name="Table10.Cell29" style:family="table-cell">
      <style:table-cell-properties fo:background-color="#FFFFFF" style:vertical-align="top"/>
    </style:style>
    <style:style style:name="Table10.Cell30" style:family="table-cell">
      <style:table-cell-properties fo:background-color="#FFFFFF" style:vertical-align="middle"/>
    </style:style>
    <style:style style:name="Table10.Cell31" style:family="table-cell">
      <style:table-cell-properties fo:background-color="#FFFFFF" style:vertical-align="middle"/>
    </style:style>
    <style:style style:name="Table10.Cell32" style:family="table-cell">
      <style:table-cell-properties fo:background-color="#FFFFFF" style:vertical-align="middle"/>
    </style:style>
    <style:style style:name="Table10.Cell33" style:family="table-cell">
      <style:table-cell-properties fo:background-color="#FFFFFF" style:vertical-align="top"/>
    </style:style>
    <style:style style:name="Table10.Cell34" style:family="table-cell">
      <style:table-cell-properties fo:background-color="#FFFFFF" style:vertical-align="middle"/>
    </style:style>
    <style:style style:name="Table10.Cell35" style:family="table-cell">
      <style:table-cell-properties fo:background-color="#FFFFFF" style:vertical-align="middle"/>
    </style:style>
    <style:style style:name="Table10.Cell36" style:family="table-cell">
      <style:table-cell-properties fo:background-color="#FFFFFF" style:vertical-align="middle"/>
    </style:style>
    <style:style style:name="Table10.Cell37" style:family="table-cell">
      <style:table-cell-properties fo:background-color="#FFFFFF" style:vertical-align="top"/>
    </style:style>
    <style:style style:name="Table10.Cell38" style:family="table-cell">
      <style:table-cell-properties fo:background-color="#FFFFFF" style:vertical-align="middle"/>
    </style:style>
    <style:style style:name="Table10.Cell39" style:family="table-cell">
      <style:table-cell-properties fo:background-color="#FFFFFF" style:vertical-align="middle"/>
    </style:style>
    <style:style style:name="Table10.Cell40" style:family="table-cell">
      <style:table-cell-properties fo:background-color="#FFFFFF" style:vertical-align="middle"/>
    </style:style>
    <style:style style:name="Table10.Cell41" style:family="table-cell">
      <style:table-cell-properties fo:background-color="#FFFFFF" style:vertical-align="top"/>
    </style:style>
    <style:style style:name="Table10.Cell42" style:family="table-cell">
      <style:table-cell-properties fo:background-color="#FFFFFF" style:vertical-align="middle"/>
    </style:style>
    <style:style style:name="Table10.Cell43" style:family="table-cell">
      <style:table-cell-properties fo:background-color="#FFFFFF" style:vertical-align="middle"/>
    </style:style>
    <style:style style:name="Table10.Cell44" style:family="table-cell">
      <style:table-cell-properties fo:background-color="#FFFFFF" style:vertical-align="middle"/>
    </style:style>
    <style:style style:name="Table10.Cell45" style:family="table-cell">
      <style:table-cell-properties fo:background-color="#FFFFFF" style:vertical-align="top"/>
    </style:style>
    <style:style style:name="Table10.Cell46" style:family="table-cell">
      <style:table-cell-properties fo:background-color="#FFFFFF" style:vertical-align="middle"/>
    </style:style>
    <style:style style:name="Table10.Cell47" style:family="table-cell">
      <style:table-cell-properties fo:background-color="#FFFFFF" style:vertical-align="middle"/>
    </style:style>
    <style:style style:name="Table10.Cell48" style:family="table-cell">
      <style:table-cell-properties fo:background-color="#FFFFFF" style:vertical-align="middle"/>
    </style:style>
    <style:style style:name="Table10.Cell49" style:family="table-cell">
      <style:table-cell-properties fo:background-color="#FFFFFF" style:vertical-align="top"/>
    </style:style>
    <style:style style:name="Table10.Cell50" style:family="table-cell">
      <style:table-cell-properties fo:background-color="#FFFFFF" style:vertical-align="top"/>
    </style:style>
    <style:style style:name="Table10.Cell51" style:family="table-cell">
      <style:table-cell-properties fo:background-color="#FFFFFF" style:vertical-align="top"/>
    </style:style>
    <style:style style:name="Table10.Cell52" style:family="table-cell">
      <style:table-cell-properties fo:background-color="#FFFFFF" style:vertical-align="top"/>
    </style:style>
    <style:style style:name="Table10.Cell53" style:family="table-cell">
      <style:table-cell-properties fo:background-color="#FFFFFF"/>
    </style:style>
    <style:style style:name="Table10.Cell54" style:family="table-cell">
      <style:table-cell-properties fo:background-color="#FFFFFF"/>
    </style:style>
    <style:style style:name="Table10.Cell55" style:family="table-cell">
      <style:table-cell-properties fo:background-color="#FFFFFF"/>
    </style:style>
    <style:style style:name="Table10.Cell56" style:family="table-cell">
      <style:table-cell-properties fo:background-color="#FFFFFF"/>
    </style:style>
    <style:style style:name="Table10.Cell57" style:family="table-cell">
      <style:table-cell-properties fo:background-color="#FFFFFF" style:vertical-align="top"/>
    </style:style>
    <style:style style:name="Table10.Cell58" style:family="table-cell">
      <style:table-cell-properties fo:background-color="#FFFFFF" style:vertical-align="middle"/>
    </style:style>
    <style:style style:name="Table10.Cell59" style:family="table-cell">
      <style:table-cell-properties fo:background-color="#FFFFFF" style:vertical-align="middle"/>
    </style:style>
    <style:style style:name="Table10.Cell60" style:family="table-cell">
      <style:table-cell-properties fo:background-color="#FFFFFF" style:vertical-align="middle"/>
    </style:style>
    <style:style style:name="Table10.Cell61" style:family="table-cell">
      <style:table-cell-properties fo:background-color="#FFFFFF" style:vertical-align="top"/>
    </style:style>
    <style:style style:name="Table10.Cell62" style:family="table-cell">
      <style:table-cell-properties fo:background-color="#FFFFFF" style:vertical-align="middle"/>
    </style:style>
    <style:style style:name="Table10.Cell63" style:family="table-cell">
      <style:table-cell-properties fo:background-color="#FFFFFF" style:vertical-align="middle"/>
    </style:style>
    <style:style style:name="Table10.Cell64" style:family="table-cell">
      <style:table-cell-properties fo:background-color="#FFFFFF" style:vertical-align="middle"/>
    </style:style>
    <style:style style:name="Table10.Cell65" style:family="table-cell">
      <style:table-cell-properties fo:background-color="#FFFFFF" style:vertical-align="top"/>
    </style:style>
    <style:style style:name="Table10.Cell66" style:family="table-cell">
      <style:table-cell-properties fo:background-color="#FFFFFF" style:vertical-align="middle"/>
    </style:style>
    <style:style style:name="Table10.Cell67" style:family="table-cell">
      <style:table-cell-properties fo:background-color="#FFFFFF" style:vertical-align="middle"/>
    </style:style>
    <style:style style:name="Table10.Cell68" style:family="table-cell">
      <style:table-cell-properties fo:background-color="#FFFFFF" style:vertical-align="middle"/>
    </style:style>
    <style:style style:name="Table10.Cell69" style:family="table-cell">
      <style:table-cell-properties fo:background-color="#FFFFFF" style:vertical-align="top"/>
    </style:style>
    <style:style style:name="Table10.Cell70" style:family="table-cell">
      <style:table-cell-properties fo:background-color="#FFFFFF" style:vertical-align="middle"/>
    </style:style>
    <style:style style:name="Table10.Cell71" style:family="table-cell">
      <style:table-cell-properties fo:background-color="#FFFFFF" style:vertical-align="middle"/>
    </style:style>
    <style:style style:name="Table10.Cell72" style:family="table-cell">
      <style:table-cell-properties fo:background-color="#FFFFFF" style:vertical-align="middle"/>
    </style:style>
    <style:style style:name="Table10.Cell73" style:family="table-cell">
      <style:table-cell-properties fo:background-color="#FFFFFF" style:vertical-align="top"/>
    </style:style>
    <style:style style:name="Table10.Cell74" style:family="table-cell">
      <style:table-cell-properties fo:background-color="#FFFFFF" style:vertical-align="middle"/>
    </style:style>
    <style:style style:name="Table10.Cell75" style:family="table-cell">
      <style:table-cell-properties fo:background-color="#FFFFFF" style:vertical-align="middle"/>
    </style:style>
    <style:style style:name="Table10.Cell76" style:family="table-cell">
      <style:table-cell-properties fo:background-color="#FFFFFF" style:vertical-align="middle"/>
    </style:style>
    <style:style style:name="Table10.Cell77" style:family="table-cell">
      <style:table-cell-properties fo:background-color="#FFFFFF" style:vertical-align="top"/>
    </style:style>
    <style:style style:name="Table10.Cell78" style:family="table-cell">
      <style:table-cell-properties fo:background-color="#FFFFFF" style:vertical-align="middle"/>
    </style:style>
    <style:style style:name="Table10.Cell79" style:family="table-cell">
      <style:table-cell-properties fo:background-color="#FFFFFF" style:vertical-align="middle"/>
    </style:style>
    <style:style style:name="Table10.Cell80" style:family="table-cell">
      <style:table-cell-properties fo:background-color="#FFFFFF" style:vertical-align="middle"/>
    </style:style>
    <style:style style:name="Table10.Cell81" style:family="table-cell">
      <style:table-cell-properties fo:background-color="#FFFFFF" style:vertical-align="top"/>
    </style:style>
    <style:style style:name="Table10.Cell82" style:family="table-cell">
      <style:table-cell-properties fo:background-color="#FFFFFF" style:vertical-align="middle"/>
    </style:style>
    <style:style style:name="Table10.Cell83" style:family="table-cell">
      <style:table-cell-properties fo:background-color="#FFFFFF" style:vertical-align="middle"/>
    </style:style>
    <style:style style:name="Table10.Cell84" style:family="table-cell">
      <style:table-cell-properties fo:background-color="#FFFFFF" style:vertical-align="middle"/>
    </style:style>
    <style:style style:name="Table10.Cell85" style:family="table-cell">
      <style:table-cell-properties fo:background-color="#FFFFFF" style:vertical-align="top"/>
    </style:style>
    <style:style style:name="Table10.Cell86" style:family="table-cell">
      <style:table-cell-properties fo:background-color="#FFFFFF" style:vertical-align="middle"/>
    </style:style>
    <style:style style:name="Table10.Cell87" style:family="table-cell">
      <style:table-cell-properties fo:background-color="#FFFFFF" style:vertical-align="middle"/>
    </style:style>
    <style:style style:name="Table10.Cell88" style:family="table-cell">
      <style:table-cell-properties fo:background-color="#FFFFFF" style:vertical-align="middle"/>
    </style:style>
    <style:style style:name="Table10.Cell89" style:family="table-cell">
      <style:table-cell-properties fo:background-color="#FFFFFF" style:vertical-align="top"/>
    </style:style>
    <style:style style:name="Table10.Cell90" style:family="table-cell">
      <style:table-cell-properties fo:background-color="#FFFFFF" style:vertical-align="top"/>
    </style:style>
    <style:style style:name="Table10.Cell91" style:family="table-cell">
      <style:table-cell-properties fo:background-color="#FFFFFF"/>
    </style:style>
    <style:style style:name="Table10.Cell92" style:family="table-cell">
      <style:table-cell-properties fo:background-color="#FFFFFF" style:vertical-align="top"/>
    </style:style>
    <style:style style:name="Table11" style:family="table">
      <style:table-properties style:writing-mode="lr-tb" style:width="15.968cm" table:align="center"/>
    </style:style>
    <style:style style:name="Table11.C1" style:family="table-column">
      <style:table-column-properties style:column-width="5.352cm"/>
    </style:style>
    <style:style style:name="Table11.C2" style:family="table-column">
      <style:table-column-properties style:column-width="5.800cm"/>
    </style:style>
    <style:style style:name="Table11.C3" style:family="table-column">
      <style:table-column-properties style:column-width="4.817cm"/>
    </style:style>
    <style:style style:name="Table11.R1" style:family="table-row">
      <style:table-row-properties style:row-height="0.610cm"/>
    </style:style>
    <style:style style:name="Table11.R2" style:family="table-row">
      <style:table-row-properties style:row-height="0.744cm"/>
    </style:style>
    <style:style style:name="Table11.R3" style:family="table-row">
      <style:table-row-properties style:row-height="0.753cm"/>
    </style:style>
    <style:style style:name="Table11.R4" style:family="table-row">
      <style:table-row-properties style:row-height="0.923cm"/>
    </style:style>
    <style:style style:name="Table11.R5" style:family="table-row">
      <style:table-row-properties style:row-height="0.771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 style:vertical-align="top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/>
    </style:style>
    <style:style style:name="Table11.Cell8" style:family="table-cell">
      <style:table-cell-properties fo:background-color="#FFFFFF" style:vertical-align="top"/>
    </style:style>
    <style:style style:name="Table11.Cell9" style:family="table-cell">
      <style:table-cell-properties fo:background-color="#FFFFFF" style:vertical-align="top"/>
    </style:style>
    <style:style style:name="Table11.Cell10" style:family="table-cell">
      <style:table-cell-properties fo:background-color="#FFFFFF" style:vertical-align="top"/>
    </style:style>
    <style:style style:name="Table11.Cell11" style:family="table-cell">
      <style:table-cell-properties fo:background-color="#FFFFFF" style:vertical-align="top"/>
    </style:style>
    <style:style style:name="Table11.Cell12" style:family="table-cell">
      <style:table-cell-properties fo:background-color="#FFFFFF" style:vertical-align="top"/>
    </style:style>
    <style:style style:name="Table11.Cell13" style:family="table-cell">
      <style:table-cell-properties fo:background-color="#FFFFFF" style:vertical-align="top"/>
    </style:style>
    <style:style style:name="Table11.Cell14" style:family="table-cell">
      <style:table-cell-properties fo:background-color="#FFFFFF" style:vertical-align="top"/>
    </style:style>
    <style:style style:name="Table11.Cell15" style:family="table-cell">
      <style:table-cell-properties fo:background-color="#FFFFFF"/>
    </style:style>
    <style:style style:name="Table12" style:family="table">
      <style:table-properties style:writing-mode="lr-tb" style:width="16.120cm" table:align="center"/>
    </style:style>
    <style:style style:name="Table12.C1" style:family="table-column">
      <style:table-column-properties style:column-width="4.674cm"/>
    </style:style>
    <style:style style:name="Table12.C2" style:family="table-column">
      <style:table-column-properties style:column-width="1.363cm"/>
    </style:style>
    <style:style style:name="Table12.C3" style:family="table-column">
      <style:table-column-properties style:column-width="6.062cm"/>
    </style:style>
    <style:style style:name="Table12.C4" style:family="table-column">
      <style:table-column-properties style:column-width="4.022cm"/>
    </style:style>
    <style:style style:name="Table12.R1" style:family="table-row">
      <style:table-row-properties style:row-height="0.744cm"/>
    </style:style>
    <style:style style:name="Table12.R2" style:family="table-row">
      <style:table-row-properties style:row-height="1.143cm"/>
    </style:style>
    <style:style style:name="Table12.R3" style:family="table-row">
      <style:table-row-properties style:row-height="1.083cm"/>
    </style:style>
    <style:style style:name="Table12.R4" style:family="table-row">
      <style:table-row-properties style:row-height="1.109cm"/>
    </style:style>
    <style:style style:name="Table12.R5" style:family="table-row">
      <style:table-row-properties style:row-height="1.058cm"/>
    </style:style>
    <style:style style:name="Table12.R6" style:family="table-row">
      <style:table-row-properties style:row-height="1.134cm"/>
    </style:style>
    <style:style style:name="Table12.R7" style:family="table-row">
      <style:table-row-properties style:row-height="1.118cm"/>
    </style:style>
    <style:style style:name="Table12.R8" style:family="table-row">
      <style:table-row-properties style:row-height="0.771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middle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 style:vertical-align="top"/>
    </style:style>
    <style:style style:name="Table12.Cell6" style:family="table-cell">
      <style:table-cell-properties fo:background-color="#FFFFFF" style:vertical-align="middle"/>
    </style:style>
    <style:style style:name="Table12.Cell7" style:family="table-cell">
      <style:table-cell-properties fo:background-color="#FFFFFF" style:vertical-align="middle"/>
    </style:style>
    <style:style style:name="Table12.Cell8" style:family="table-cell">
      <style:table-cell-properties fo:background-color="#FFFFFF" style:vertical-align="middle"/>
    </style:style>
    <style:style style:name="Table12.Cell9" style:family="table-cell">
      <style:table-cell-properties fo:background-color="#FFFFFF" style:vertical-align="top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middle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 style:vertical-align="top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middle"/>
    </style:style>
    <style:style style:name="Table12.Cell16" style:family="table-cell">
      <style:table-cell-properties fo:background-color="#FFFFFF" style:vertical-align="middle"/>
    </style:style>
    <style:style style:name="Table12.Cell17" style:family="table-cell">
      <style:table-cell-properties fo:background-color="#FFFFFF" style:vertical-align="top"/>
    </style:style>
    <style:style style:name="Table12.Cell18" style:family="table-cell">
      <style:table-cell-properties fo:background-color="#FFFFFF" style:vertical-align="middle"/>
    </style:style>
    <style:style style:name="Table12.Cell19" style:family="table-cell">
      <style:table-cell-properties fo:background-color="#FFFFFF" style:vertical-align="middle"/>
    </style:style>
    <style:style style:name="Table12.Cell20" style:family="table-cell">
      <style:table-cell-properties fo:background-color="#FFFFFF" style:vertical-align="middle"/>
    </style:style>
    <style:style style:name="Table12.Cell21" style:family="table-cell">
      <style:table-cell-properties fo:background-color="#FFFFFF" style:vertical-align="top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 style:vertical-align="middle"/>
    </style:style>
    <style:style style:name="Table12.Cell24" style:family="table-cell">
      <style:table-cell-properties fo:background-color="#FFFFFF" style:vertical-align="middle"/>
    </style:style>
    <style:style style:name="Table12.Cell25" style:family="table-cell">
      <style:table-cell-properties fo:background-color="#FFFFFF" style:vertical-align="top"/>
    </style:style>
    <style:style style:name="Table12.Cell26" style:family="table-cell">
      <style:table-cell-properties fo:background-color="#FFFFFF" style:vertical-align="middle"/>
    </style:style>
    <style:style style:name="Table12.Cell27" style:family="table-cell">
      <style:table-cell-properties fo:background-color="#FFFFFF" style:vertical-align="middle"/>
    </style:style>
    <style:style style:name="Table12.Cell28" style:family="table-cell">
      <style:table-cell-properties fo:background-color="#FFFFFF" style:vertical-align="middle"/>
    </style:style>
    <style:style style:name="Table12.Cell29" style:family="table-cell">
      <style:table-cell-properties fo:background-color="#FFFFFF" style:vertical-align="top"/>
    </style:style>
    <style:style style:name="Table12.Cell30" style:family="table-cell">
      <style:table-cell-properties fo:background-color="#FFFFFF" style:vertical-align="top"/>
    </style:style>
    <style:style style:name="Table12.Cell31" style:family="table-cell">
      <style:table-cell-properties fo:background-color="#FFFFFF" style:vertical-align="top"/>
    </style:style>
    <style:style style:name="Table12.Cell32" style:family="table-cell">
      <style:table-cell-properties fo:background-color="#FFFFFF"/>
    </style:style>
    <style:style style:name="Table13" style:family="table">
      <style:table-properties style:writing-mode="lr-tb" style:width="16.129cm" table:align="center"/>
    </style:style>
    <style:style style:name="Table13.C1" style:family="table-column">
      <style:table-column-properties style:column-width="4.835cm"/>
    </style:style>
    <style:style style:name="Table13.C2" style:family="table-column">
      <style:table-column-properties style:column-width="1.210cm"/>
    </style:style>
    <style:style style:name="Table13.C3" style:family="table-column">
      <style:table-column-properties style:column-width="5.597cm"/>
    </style:style>
    <style:style style:name="Table13.C4" style:family="table-column">
      <style:table-column-properties style:column-width="4.487cm"/>
    </style:style>
    <style:style style:name="Table13.R1" style:family="table-row">
      <style:table-row-properties style:row-height="0.617cm"/>
    </style:style>
    <style:style style:name="Table13.R2" style:family="table-row">
      <style:table-row-properties style:row-height="0.744cm"/>
    </style:style>
    <style:style style:name="Table13.R3" style:family="table-row">
      <style:table-row-properties style:row-height="0.744cm"/>
    </style:style>
    <style:style style:name="Table13.R4" style:family="table-row">
      <style:table-row-properties style:row-height="0.914cm"/>
    </style:style>
    <style:style style:name="Table13.R5" style:family="table-row">
      <style:table-row-properties style:row-height="1.101cm"/>
    </style:style>
    <style:style style:name="Table13.R6" style:family="table-row">
      <style:table-row-properties style:row-height="1.109cm"/>
    </style:style>
    <style:style style:name="Table13.R7" style:family="table-row">
      <style:table-row-properties style:row-height="1.083cm"/>
    </style:style>
    <style:style style:name="Table13.R8" style:family="table-row">
      <style:table-row-properties style:row-height="1.101cm"/>
    </style:style>
    <style:style style:name="Table13.R9" style:family="table-row">
      <style:table-row-properties style:row-height="1.109cm"/>
    </style:style>
    <style:style style:name="Table13.R10" style:family="table-row">
      <style:table-row-properties style:row-height="1.083cm"/>
    </style:style>
    <style:style style:name="Table13.R11" style:family="table-row">
      <style:table-row-properties style:row-height="1.118cm"/>
    </style:style>
    <style:style style:name="Table13.R12" style:family="table-row">
      <style:table-row-properties style:row-height="1.092cm"/>
    </style:style>
    <style:style style:name="Table13.R13" style:family="table-row">
      <style:table-row-properties style:row-height="1.067cm"/>
    </style:style>
    <style:style style:name="Table13.R14" style:family="table-row">
      <style:table-row-properties style:row-height="1.660cm"/>
    </style:style>
    <style:style style:name="Table13.R15" style:family="table-row">
      <style:table-row-properties style:row-height="1.388cm"/>
    </style:style>
    <style:style style:name="Table13.R16" style:family="table-row">
      <style:table-row-properties style:row-height="0.542cm"/>
    </style:style>
    <style:style style:name="Table13.R17" style:family="table-row">
      <style:table-row-properties style:row-height="0.855cm"/>
    </style:style>
    <style:style style:name="Table13.R18" style:family="table-row">
      <style:table-row-properties style:row-height="1.101cm"/>
    </style:style>
    <style:style style:name="Table13.R19" style:family="table-row">
      <style:table-row-properties style:row-height="1.058cm"/>
    </style:style>
    <style:style style:name="Table13.R20" style:family="table-row">
      <style:table-row-properties style:row-height="1.143cm"/>
    </style:style>
    <style:style style:name="Table13.R21" style:family="table-row">
      <style:table-row-properties style:row-height="1.101cm"/>
    </style:style>
    <style:style style:name="Table13.R22" style:family="table-row">
      <style:table-row-properties style:row-height="1.067cm"/>
    </style:style>
    <style:style style:name="Table13.R23" style:family="table-row">
      <style:table-row-properties style:row-height="0.838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top"/>
    </style:style>
    <style:style style:name="Table13.Cell5" style:family="table-cell">
      <style:table-cell-properties fo:background-color="#FFFFFF" style:vertical-align="top"/>
    </style:style>
    <style:style style:name="Table13.Cell6" style:family="table-cell">
      <style:table-cell-properties fo:background-color="#FFFFFF" style:vertical-align="top"/>
    </style:style>
    <style:style style:name="Table13.Cell7" style:family="table-cell">
      <style:table-cell-properties fo:background-color="#FFFFFF" style:vertical-align="top"/>
    </style:style>
    <style:style style:name="Table13.Cell8" style:family="table-cell">
      <style:table-cell-properties fo:background-color="#FFFFFF" style:vertical-align="top"/>
    </style:style>
    <style:style style:name="Table13.Cell9" style:family="table-cell">
      <style:table-cell-properties fo:background-color="#FFFFFF"/>
    </style:style>
    <style:style style:name="Table13.Cell10" style:family="table-cell">
      <style:table-cell-properties fo:background-color="#FFFFFF" style:vertical-align="top"/>
    </style:style>
    <style:style style:name="Table13.Cell11" style:family="table-cell">
      <style:table-cell-properties fo:background-color="#FFFFFF" style:vertical-align="top"/>
    </style:style>
    <style:style style:name="Table13.Cell12" style:family="table-cell">
      <style:table-cell-properties fo:background-color="#FFFFFF" style:vertical-align="top"/>
    </style:style>
    <style:style style:name="Table13.Cell13" style:family="table-cell">
      <style:table-cell-properties fo:background-color="#FFFFFF" style:vertical-align="top"/>
    </style:style>
    <style:style style:name="Table13.Cell14" style:family="table-cell">
      <style:table-cell-properties fo:background-color="#FFFFFF" style:vertical-align="top"/>
    </style:style>
    <style:style style:name="Table13.Cell15" style:family="table-cell">
      <style:table-cell-properties fo:background-color="#FFFFFF" style:vertical-align="top"/>
    </style:style>
    <style:style style:name="Table13.Cell16" style:family="table-cell">
      <style:table-cell-properties fo:background-color="#FFFFFF" style:vertical-align="top"/>
    </style:style>
    <style:style style:name="Table13.Cell17" style:family="table-cell">
      <style:table-cell-properties fo:background-color="#FFFFFF" style:vertical-align="middle"/>
    </style:style>
    <style:style style:name="Table13.Cell18" style:family="table-cell">
      <style:table-cell-properties fo:background-color="#FFFFFF" style:vertical-align="middle"/>
    </style:style>
    <style:style style:name="Table13.Cell19" style:family="table-cell">
      <style:table-cell-properties fo:background-color="#FFFFFF" style:vertical-align="middle"/>
    </style:style>
    <style:style style:name="Table13.Cell20" style:family="table-cell">
      <style:table-cell-properties fo:background-color="#FFFFFF" style:vertical-align="middle"/>
    </style:style>
    <style:style style:name="Table13.Cell21" style:family="table-cell">
      <style:table-cell-properties fo:background-color="#FFFFFF" style:vertical-align="top"/>
    </style:style>
    <style:style style:name="Table13.Cell22" style:family="table-cell">
      <style:table-cell-properties fo:background-color="#FFFFFF" style:vertical-align="middle"/>
    </style:style>
    <style:style style:name="Table13.Cell23" style:family="table-cell">
      <style:table-cell-properties fo:background-color="#FFFFFF" style:vertical-align="middle"/>
    </style:style>
    <style:style style:name="Table13.Cell24" style:family="table-cell">
      <style:table-cell-properties fo:background-color="#FFFFFF" style:vertical-align="middle"/>
    </style:style>
    <style:style style:name="Table13.Cell25" style:family="table-cell">
      <style:table-cell-properties fo:background-color="#FFFFFF" style:vertical-align="top"/>
    </style:style>
    <style:style style:name="Table13.Cell26" style:family="table-cell">
      <style:table-cell-properties fo:background-color="#FFFFFF" style:vertical-align="middle"/>
    </style:style>
    <style:style style:name="Table13.Cell27" style:family="table-cell">
      <style:table-cell-properties fo:background-color="#FFFFFF" style:vertical-align="middle"/>
    </style:style>
    <style:style style:name="Table13.Cell28" style:family="table-cell">
      <style:table-cell-properties fo:background-color="#FFFFFF" style:vertical-align="middle"/>
    </style:style>
    <style:style style:name="Table13.Cell29" style:family="table-cell">
      <style:table-cell-properties fo:background-color="#FFFFFF" style:vertical-align="top"/>
    </style:style>
    <style:style style:name="Table13.Cell30" style:family="table-cell">
      <style:table-cell-properties fo:background-color="#FFFFFF" style:vertical-align="middle"/>
    </style:style>
    <style:style style:name="Table13.Cell31" style:family="table-cell">
      <style:table-cell-properties fo:background-color="#FFFFFF" style:vertical-align="middle"/>
    </style:style>
    <style:style style:name="Table13.Cell32" style:family="table-cell">
      <style:table-cell-properties fo:background-color="#FFFFFF" style:vertical-align="middle"/>
    </style:style>
    <style:style style:name="Table13.Cell33" style:family="table-cell">
      <style:table-cell-properties fo:background-color="#FFFFFF" style:vertical-align="top"/>
    </style:style>
    <style:style style:name="Table13.Cell34" style:family="table-cell">
      <style:table-cell-properties fo:background-color="#FFFFFF" style:vertical-align="middle"/>
    </style:style>
    <style:style style:name="Table13.Cell35" style:family="table-cell">
      <style:table-cell-properties fo:background-color="#FFFFFF" style:vertical-align="middle"/>
    </style:style>
    <style:style style:name="Table13.Cell36" style:family="table-cell">
      <style:table-cell-properties fo:background-color="#FFFFFF" style:vertical-align="middle"/>
    </style:style>
    <style:style style:name="Table13.Cell37" style:family="table-cell">
      <style:table-cell-properties fo:background-color="#FFFFFF" style:vertical-align="top"/>
    </style:style>
    <style:style style:name="Table13.Cell38" style:family="table-cell">
      <style:table-cell-properties fo:background-color="#FFFFFF" style:vertical-align="middle"/>
    </style:style>
    <style:style style:name="Table13.Cell39" style:family="table-cell">
      <style:table-cell-properties fo:background-color="#FFFFFF" style:vertical-align="middle"/>
    </style:style>
    <style:style style:name="Table13.Cell40" style:family="table-cell">
      <style:table-cell-properties fo:background-color="#FFFFFF" style:vertical-align="middle"/>
    </style:style>
    <style:style style:name="Table13.Cell41" style:family="table-cell">
      <style:table-cell-properties fo:background-color="#FFFFFF" style:vertical-align="top"/>
    </style:style>
    <style:style style:name="Table13.Cell42" style:family="table-cell">
      <style:table-cell-properties fo:background-color="#FFFFFF" style:vertical-align="middle"/>
    </style:style>
    <style:style style:name="Table13.Cell43" style:family="table-cell">
      <style:table-cell-properties fo:background-color="#FFFFFF" style:vertical-align="middle"/>
    </style:style>
    <style:style style:name="Table13.Cell44" style:family="table-cell">
      <style:table-cell-properties fo:background-color="#FFFFFF" style:vertical-align="middle"/>
    </style:style>
    <style:style style:name="Table13.Cell45" style:family="table-cell">
      <style:table-cell-properties fo:background-color="#FFFFFF" style:vertical-align="top"/>
    </style:style>
    <style:style style:name="Table13.Cell46" style:family="table-cell">
      <style:table-cell-properties fo:background-color="#FFFFFF" style:vertical-align="middle"/>
    </style:style>
    <style:style style:name="Table13.Cell47" style:family="table-cell">
      <style:table-cell-properties fo:background-color="#FFFFFF" style:vertical-align="middle"/>
    </style:style>
    <style:style style:name="Table13.Cell48" style:family="table-cell">
      <style:table-cell-properties fo:background-color="#FFFFFF" style:vertical-align="middle"/>
    </style:style>
    <style:style style:name="Table13.Cell49" style:family="table-cell">
      <style:table-cell-properties fo:background-color="#FFFFFF" style:vertical-align="top"/>
    </style:style>
    <style:style style:name="Table13.Cell50" style:family="table-cell">
      <style:table-cell-properties fo:background-color="#FFFFFF" style:vertical-align="middle"/>
    </style:style>
    <style:style style:name="Table13.Cell51" style:family="table-cell">
      <style:table-cell-properties fo:background-color="#FFFFFF" style:vertical-align="middle"/>
    </style:style>
    <style:style style:name="Table13.Cell52" style:family="table-cell">
      <style:table-cell-properties fo:background-color="#FFFFFF" style:vertical-align="middle"/>
    </style:style>
    <style:style style:name="Table13.Cell53" style:family="table-cell">
      <style:table-cell-properties fo:background-color="#FFFFFF" style:vertical-align="top"/>
    </style:style>
    <style:style style:name="Table13.Cell54" style:family="table-cell">
      <style:table-cell-properties fo:background-color="#FFFFFF" style:vertical-align="top"/>
    </style:style>
    <style:style style:name="Table13.Cell55" style:family="table-cell">
      <style:table-cell-properties fo:background-color="#FFFFFF" style:vertical-align="top"/>
    </style:style>
    <style:style style:name="Table13.Cell56" style:family="table-cell">
      <style:table-cell-properties fo:background-color="#FFFFFF" style:vertical-align="top"/>
    </style:style>
    <style:style style:name="Table13.Cell57" style:family="table-cell">
      <style:table-cell-properties fo:background-color="#FFFFFF"/>
    </style:style>
    <style:style style:name="Table13.Cell58" style:family="table-cell">
      <style:table-cell-properties fo:background-color="#FFFFFF"/>
    </style:style>
    <style:style style:name="Table13.Cell59" style:family="table-cell">
      <style:table-cell-properties fo:background-color="#FFFFFF"/>
    </style:style>
    <style:style style:name="Table13.Cell60" style:family="table-cell">
      <style:table-cell-properties fo:background-color="#FFFFFF"/>
    </style:style>
    <style:style style:name="Table13.Cell61" style:family="table-cell">
      <style:table-cell-properties fo:background-color="#FFFFFF"/>
    </style:style>
    <style:style style:name="Table13.Cell62" style:family="table-cell">
      <style:table-cell-properties fo:background-color="#FFFFFF" style:vertical-align="top"/>
    </style:style>
    <style:style style:name="Table13.Cell63" style:family="table-cell">
      <style:table-cell-properties fo:background-color="#FFFFFF" style:vertical-align="top"/>
    </style:style>
    <style:style style:name="Table13.Cell64" style:family="table-cell">
      <style:table-cell-properties fo:background-color="#FFFFFF" style:vertical-align="top"/>
    </style:style>
    <style:style style:name="Table13.Cell65" style:family="table-cell">
      <style:table-cell-properties fo:background-color="#FFFFFF" style:vertical-align="top"/>
    </style:style>
    <style:style style:name="Table13.Cell66" style:family="table-cell">
      <style:table-cell-properties fo:background-color="#FFFFFF" style:vertical-align="middle"/>
    </style:style>
    <style:style style:name="Table13.Cell67" style:family="table-cell">
      <style:table-cell-properties fo:background-color="#FFFFFF" style:vertical-align="top"/>
    </style:style>
    <style:style style:name="Table13.Cell68" style:family="table-cell">
      <style:table-cell-properties fo:background-color="#FFFFFF" style:vertical-align="top"/>
    </style:style>
    <style:style style:name="Table13.Cell69" style:family="table-cell">
      <style:table-cell-properties fo:background-color="#FFFFFF" style:vertical-align="top"/>
    </style:style>
    <style:style style:name="Table13.Cell70" style:family="table-cell">
      <style:table-cell-properties fo:background-color="#FFFFFF" style:vertical-align="middle"/>
    </style:style>
    <style:style style:name="Table13.Cell71" style:family="table-cell">
      <style:table-cell-properties fo:background-color="#FFFFFF" style:vertical-align="middle"/>
    </style:style>
    <style:style style:name="Table13.Cell72" style:family="table-cell">
      <style:table-cell-properties fo:background-color="#FFFFFF" style:vertical-align="middle"/>
    </style:style>
    <style:style style:name="Table13.Cell73" style:family="table-cell">
      <style:table-cell-properties fo:background-color="#FFFFFF" style:vertical-align="top"/>
    </style:style>
    <style:style style:name="Table13.Cell74" style:family="table-cell">
      <style:table-cell-properties fo:background-color="#FFFFFF" style:vertical-align="middle"/>
    </style:style>
    <style:style style:name="Table13.Cell75" style:family="table-cell">
      <style:table-cell-properties fo:background-color="#FFFFFF" style:vertical-align="middle"/>
    </style:style>
    <style:style style:name="Table13.Cell76" style:family="table-cell">
      <style:table-cell-properties fo:background-color="#FFFFFF" style:vertical-align="middle"/>
    </style:style>
    <style:style style:name="Table13.Cell77" style:family="table-cell">
      <style:table-cell-properties fo:background-color="#FFFFFF" style:vertical-align="top"/>
    </style:style>
    <style:style style:name="Table13.Cell78" style:family="table-cell">
      <style:table-cell-properties fo:background-color="#FFFFFF" style:vertical-align="middle"/>
    </style:style>
    <style:style style:name="Table13.Cell79" style:family="table-cell">
      <style:table-cell-properties fo:background-color="#FFFFFF" style:vertical-align="middle"/>
    </style:style>
    <style:style style:name="Table13.Cell80" style:family="table-cell">
      <style:table-cell-properties fo:background-color="#FFFFFF" style:vertical-align="middle"/>
    </style:style>
    <style:style style:name="Table13.Cell81" style:family="table-cell">
      <style:table-cell-properties fo:background-color="#FFFFFF" style:vertical-align="top"/>
    </style:style>
    <style:style style:name="Table13.Cell82" style:family="table-cell">
      <style:table-cell-properties fo:background-color="#FFFFFF" style:vertical-align="middle"/>
    </style:style>
    <style:style style:name="Table13.Cell83" style:family="table-cell">
      <style:table-cell-properties fo:background-color="#FFFFFF" style:vertical-align="middle"/>
    </style:style>
    <style:style style:name="Table13.Cell84" style:family="table-cell">
      <style:table-cell-properties fo:background-color="#FFFFFF" style:vertical-align="middle"/>
    </style:style>
    <style:style style:name="Table13.Cell85" style:family="table-cell">
      <style:table-cell-properties fo:background-color="#FFFFFF" style:vertical-align="top"/>
    </style:style>
    <style:style style:name="Table13.Cell86" style:family="table-cell">
      <style:table-cell-properties fo:background-color="#FFFFFF" style:vertical-align="middle"/>
    </style:style>
    <style:style style:name="Table13.Cell87" style:family="table-cell">
      <style:table-cell-properties fo:background-color="#FFFFFF" style:vertical-align="middle"/>
    </style:style>
    <style:style style:name="Table13.Cell88" style:family="table-cell">
      <style:table-cell-properties fo:background-color="#FFFFFF" style:vertical-align="middle"/>
    </style:style>
    <style:style style:name="Table13.Cell89" style:family="table-cell">
      <style:table-cell-properties fo:background-color="#FFFFFF" style:vertical-align="top"/>
    </style:style>
    <style:style style:name="Table13.Cell90" style:family="table-cell">
      <style:table-cell-properties fo:background-color="#FFFFFF"/>
    </style:style>
    <style:style style:name="Table13.Cell91" style:family="table-cell">
      <style:table-cell-properties fo:background-color="#FFFFFF"/>
    </style:style>
    <style:style style:name="Table13.Cell92" style:family="table-cell">
      <style:table-cell-properties fo:background-color="#FFFFFF"/>
    </style:style>
    <style:style style:name="Table14" style:family="table">
      <style:table-properties style:writing-mode="lr-tb" style:width="16.129cm" table:align="center"/>
    </style:style>
    <style:style style:name="Table14.C1" style:family="table-column">
      <style:table-column-properties style:column-width="4.844cm"/>
    </style:style>
    <style:style style:name="Table14.C2" style:family="table-column">
      <style:table-column-properties style:column-width="1.261cm"/>
    </style:style>
    <style:style style:name="Table14.C3" style:family="table-column">
      <style:table-column-properties style:column-width="5.189cm"/>
    </style:style>
    <style:style style:name="Table14.C4" style:family="table-column">
      <style:table-column-properties style:column-width="4.835cm"/>
    </style:style>
    <style:style style:name="Table14.R1" style:family="table-row">
      <style:table-row-properties style:row-height="0.610cm"/>
    </style:style>
    <style:style style:name="Table14.R2" style:family="table-row">
      <style:table-row-properties style:row-height="0.744cm"/>
    </style:style>
    <style:style style:name="Table14.R3" style:family="table-row">
      <style:table-row-properties style:row-height="0.753cm"/>
    </style:style>
    <style:style style:name="Table14.R4" style:family="table-row">
      <style:table-row-properties style:row-height="0.914cm"/>
    </style:style>
    <style:style style:name="Table14.R5" style:family="table-row">
      <style:table-row-properties style:row-height="1.101cm"/>
    </style:style>
    <style:style style:name="Table14.R6" style:family="table-row">
      <style:table-row-properties style:row-height="1.617cm"/>
    </style:style>
    <style:style style:name="Table14.R7" style:family="table-row">
      <style:table-row-properties style:row-height="1.642cm"/>
    </style:style>
    <style:style style:name="Table14.R8" style:family="table-row">
      <style:table-row-properties style:row-height="1.143cm"/>
    </style:style>
    <style:style style:name="Table14.R9" style:family="table-row">
      <style:table-row-properties style:row-height="1.101cm"/>
    </style:style>
    <style:style style:name="Table14.R10" style:family="table-row">
      <style:table-row-properties style:row-height="1.101cm"/>
    </style:style>
    <style:style style:name="Table14.R11" style:family="table-row">
      <style:table-row-properties style:row-height="1.092cm"/>
    </style:style>
    <style:style style:name="Table14.R12" style:family="table-row">
      <style:table-row-properties style:row-height="1.076cm"/>
    </style:style>
    <style:style style:name="Table14.R13" style:family="table-row">
      <style:table-row-properties style:row-height="1.134cm"/>
    </style:style>
    <style:style style:name="Table14.R14" style:family="table-row">
      <style:table-row-properties style:row-height="1.083cm"/>
    </style:style>
    <style:style style:name="Table14.R15" style:family="table-row">
      <style:table-row-properties style:row-height="1.076cm"/>
    </style:style>
    <style:style style:name="Table14.R16" style:family="table-row">
      <style:table-row-properties style:row-height="1.134cm"/>
    </style:style>
    <style:style style:name="Table14.R17" style:family="table-row">
      <style:table-row-properties style:row-height="0.787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top"/>
    </style:style>
    <style:style style:name="Table14.Cell5" style:family="table-cell">
      <style:table-cell-properties fo:background-color="#FFFFFF" style:vertical-align="top"/>
    </style:style>
    <style:style style:name="Table14.Cell6" style:family="table-cell">
      <style:table-cell-properties fo:background-color="#FFFFFF" style:vertical-align="top"/>
    </style:style>
    <style:style style:name="Table14.Cell7" style:family="table-cell">
      <style:table-cell-properties fo:background-color="#FFFFFF" style:vertical-align="top"/>
    </style:style>
    <style:style style:name="Table14.Cell8" style:family="table-cell">
      <style:table-cell-properties fo:background-color="#FFFFFF" style:vertical-align="top"/>
    </style:style>
    <style:style style:name="Table14.Cell9" style:family="table-cell">
      <style:table-cell-properties fo:background-color="#FFFFFF"/>
    </style:style>
    <style:style style:name="Table14.Cell10" style:family="table-cell">
      <style:table-cell-properties fo:background-color="#FFFFFF" style:vertical-align="top"/>
    </style:style>
    <style:style style:name="Table14.Cell11" style:family="table-cell">
      <style:table-cell-properties fo:background-color="#FFFFFF" style:vertical-align="top"/>
    </style:style>
    <style:style style:name="Table14.Cell12" style:family="table-cell">
      <style:table-cell-properties fo:background-color="#FFFFFF" style:vertical-align="top"/>
    </style:style>
    <style:style style:name="Table14.Cell13" style:family="table-cell">
      <style:table-cell-properties fo:background-color="#FFFFFF" style:vertical-align="top"/>
    </style:style>
    <style:style style:name="Table14.Cell14" style:family="table-cell">
      <style:table-cell-properties fo:background-color="#FFFFFF" style:vertical-align="top"/>
    </style:style>
    <style:style style:name="Table14.Cell15" style:family="table-cell">
      <style:table-cell-properties fo:background-color="#FFFFFF" style:vertical-align="top"/>
    </style:style>
    <style:style style:name="Table14.Cell16" style:family="table-cell">
      <style:table-cell-properties fo:background-color="#FFFFFF" style:vertical-align="top"/>
    </style:style>
    <style:style style:name="Table14.Cell17" style:family="table-cell">
      <style:table-cell-properties fo:background-color="#FFFFFF" style:vertical-align="top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middle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top"/>
    </style:style>
    <style:style style:name="Table14.Cell22" style:family="table-cell">
      <style:table-cell-properties fo:background-color="#FFFFFF" style:vertical-align="top"/>
    </style:style>
    <style:style style:name="Table14.Cell23" style:family="table-cell">
      <style:table-cell-properties fo:background-color="#FFFFFF" style:vertical-align="top"/>
    </style:style>
    <style:style style:name="Table14.Cell24" style:family="table-cell">
      <style:table-cell-properties fo:background-color="#FFFFFF" style:vertical-align="top"/>
    </style:style>
    <style:style style:name="Table14.Cell25" style:family="table-cell">
      <style:table-cell-properties fo:background-color="#FFFFFF"/>
    </style:style>
    <style:style style:name="Table14.Cell26" style:family="table-cell">
      <style:table-cell-properties fo:background-color="#FFFFFF"/>
    </style:style>
    <style:style style:name="Table14.Cell27" style:family="table-cell">
      <style:table-cell-properties fo:background-color="#FFFFFF"/>
    </style:style>
    <style:style style:name="Table14.Cell28" style:family="table-cell">
      <style:table-cell-properties fo:background-color="#FFFFFF"/>
    </style:style>
    <style:style style:name="Table14.Cell29" style:family="table-cell">
      <style:table-cell-properties fo:background-color="#FFFFFF" style:vertical-align="top"/>
    </style:style>
    <style:style style:name="Table14.Cell30" style:family="table-cell">
      <style:table-cell-properties fo:background-color="#FFFFFF" style:vertical-align="middle"/>
    </style:style>
    <style:style style:name="Table14.Cell31" style:family="table-cell">
      <style:table-cell-properties fo:background-color="#FFFFFF" style:vertical-align="middle"/>
    </style:style>
    <style:style style:name="Table14.Cell32" style:family="table-cell">
      <style:table-cell-properties fo:background-color="#FFFFFF" style:vertical-align="middle"/>
    </style:style>
    <style:style style:name="Table14.Cell33" style:family="table-cell">
      <style:table-cell-properties fo:background-color="#FFFFFF" style:vertical-align="top"/>
    </style:style>
    <style:style style:name="Table14.Cell34" style:family="table-cell">
      <style:table-cell-properties fo:background-color="#FFFFFF" style:vertical-align="middle"/>
    </style:style>
    <style:style style:name="Table14.Cell35" style:family="table-cell">
      <style:table-cell-properties fo:background-color="#FFFFFF" style:vertical-align="middle"/>
    </style:style>
    <style:style style:name="Table14.Cell36" style:family="table-cell">
      <style:table-cell-properties fo:background-color="#FFFFFF" style:vertical-align="middle"/>
    </style:style>
    <style:style style:name="Table14.Cell37" style:family="table-cell">
      <style:table-cell-properties fo:background-color="#FFFFFF" style:vertical-align="top"/>
    </style:style>
    <style:style style:name="Table14.Cell38" style:family="table-cell">
      <style:table-cell-properties fo:background-color="#FFFFFF" style:vertical-align="middle"/>
    </style:style>
    <style:style style:name="Table14.Cell39" style:family="table-cell">
      <style:table-cell-properties fo:background-color="#FFFFFF" style:vertical-align="middle"/>
    </style:style>
    <style:style style:name="Table14.Cell40" style:family="table-cell">
      <style:table-cell-properties fo:background-color="#FFFFFF" style:vertical-align="middle"/>
    </style:style>
    <style:style style:name="Table14.Cell41" style:family="table-cell">
      <style:table-cell-properties fo:background-color="#FFFFFF" style:vertical-align="top"/>
    </style:style>
    <style:style style:name="Table14.Cell42" style:family="table-cell">
      <style:table-cell-properties fo:background-color="#FFFFFF" style:vertical-align="middle"/>
    </style:style>
    <style:style style:name="Table14.Cell43" style:family="table-cell">
      <style:table-cell-properties fo:background-color="#FFFFFF" style:vertical-align="middle"/>
    </style:style>
    <style:style style:name="Table14.Cell44" style:family="table-cell">
      <style:table-cell-properties fo:background-color="#FFFFFF" style:vertical-align="middle"/>
    </style:style>
    <style:style style:name="Table14.Cell45" style:family="table-cell">
      <style:table-cell-properties fo:background-color="#FFFFFF" style:vertical-align="top"/>
    </style:style>
    <style:style style:name="Table14.Cell46" style:family="table-cell">
      <style:table-cell-properties fo:background-color="#FFFFFF" style:vertical-align="middle"/>
    </style:style>
    <style:style style:name="Table14.Cell47" style:family="table-cell">
      <style:table-cell-properties fo:background-color="#FFFFFF" style:vertical-align="middle"/>
    </style:style>
    <style:style style:name="Table14.Cell48" style:family="table-cell">
      <style:table-cell-properties fo:background-color="#FFFFFF" style:vertical-align="middle"/>
    </style:style>
    <style:style style:name="Table14.Cell49" style:family="table-cell">
      <style:table-cell-properties fo:background-color="#FFFFFF" style:vertical-align="top"/>
    </style:style>
    <style:style style:name="Table14.Cell50" style:family="table-cell">
      <style:table-cell-properties fo:background-color="#FFFFFF" style:vertical-align="middle"/>
    </style:style>
    <style:style style:name="Table14.Cell51" style:family="table-cell">
      <style:table-cell-properties fo:background-color="#FFFFFF" style:vertical-align="middle"/>
    </style:style>
    <style:style style:name="Table14.Cell52" style:family="table-cell">
      <style:table-cell-properties fo:background-color="#FFFFFF" style:vertical-align="middle"/>
    </style:style>
    <style:style style:name="Table14.Cell53" style:family="table-cell">
      <style:table-cell-properties fo:background-color="#FFFFFF" style:vertical-align="top"/>
    </style:style>
    <style:style style:name="Table14.Cell54" style:family="table-cell">
      <style:table-cell-properties fo:background-color="#FFFFFF" style:vertical-align="middle"/>
    </style:style>
    <style:style style:name="Table14.Cell55" style:family="table-cell">
      <style:table-cell-properties fo:background-color="#FFFFFF" style:vertical-align="middle"/>
    </style:style>
    <style:style style:name="Table14.Cell56" style:family="table-cell">
      <style:table-cell-properties fo:background-color="#FFFFFF" style:vertical-align="middle"/>
    </style:style>
    <style:style style:name="Table14.Cell57" style:family="table-cell">
      <style:table-cell-properties fo:background-color="#FFFFFF" style:vertical-align="top"/>
    </style:style>
    <style:style style:name="Table14.Cell58" style:family="table-cell">
      <style:table-cell-properties fo:background-color="#FFFFFF" style:vertical-align="middle"/>
    </style:style>
    <style:style style:name="Table14.Cell59" style:family="table-cell">
      <style:table-cell-properties fo:background-color="#FFFFFF" style:vertical-align="middle"/>
    </style:style>
    <style:style style:name="Table14.Cell60" style:family="table-cell">
      <style:table-cell-properties fo:background-color="#FFFFFF" style:vertical-align="middle"/>
    </style:style>
    <style:style style:name="Table14.Cell61" style:family="table-cell">
      <style:table-cell-properties fo:background-color="#FFFFFF" style:vertical-align="top"/>
    </style:style>
    <style:style style:name="Table14.Cell62" style:family="table-cell">
      <style:table-cell-properties fo:background-color="#FFFFFF" style:vertical-align="middle"/>
    </style:style>
    <style:style style:name="Table14.Cell63" style:family="table-cell">
      <style:table-cell-properties fo:background-color="#FFFFFF" style:vertical-align="middle"/>
    </style:style>
    <style:style style:name="Table14.Cell64" style:family="table-cell">
      <style:table-cell-properties fo:background-color="#FFFFFF" style:vertical-align="middle"/>
    </style:style>
    <style:style style:name="Table14.Cell65" style:family="table-cell">
      <style:table-cell-properties fo:background-color="#FFFFFF" style:vertical-align="top"/>
    </style:style>
    <style:style style:name="Table14.Cell66" style:family="table-cell">
      <style:table-cell-properties fo:background-color="#FFFFFF" style:vertical-align="top"/>
    </style:style>
    <style:style style:name="Table14.Cell67" style:family="table-cell">
      <style:table-cell-properties fo:background-color="#FFFFFF" style:vertical-align="top"/>
    </style:style>
    <style:style style:name="Table14.Cell68" style:family="table-cell">
      <style:table-cell-properties fo:background-color="#FFFFFF"/>
    </style:style>
    <style:style style:name="Table15" style:family="table">
      <style:table-properties style:writing-mode="lr-tb" style:width="16.111cm" table:align="center"/>
    </style:style>
    <style:style style:name="Table15.C1" style:family="table-column">
      <style:table-column-properties style:column-width="4.835cm"/>
    </style:style>
    <style:style style:name="Table15.C2" style:family="table-column">
      <style:table-column-properties style:column-width="1.210cm"/>
    </style:style>
    <style:style style:name="Table15.C3" style:family="table-column">
      <style:table-column-properties style:column-width="5.249cm"/>
    </style:style>
    <style:style style:name="Table15.C4" style:family="table-column">
      <style:table-column-properties style:column-width="4.817cm"/>
    </style:style>
    <style:style style:name="Table15.R1" style:family="table-row">
      <style:table-row-properties style:row-height="0.617cm"/>
    </style:style>
    <style:style style:name="Table15.R2" style:family="table-row">
      <style:table-row-properties style:row-height="0.744cm"/>
    </style:style>
    <style:style style:name="Table15.R3" style:family="table-row">
      <style:table-row-properties style:row-height="0.744cm"/>
    </style:style>
    <style:style style:name="Table15.R4" style:family="table-row">
      <style:table-row-properties style:row-height="0.923cm"/>
    </style:style>
    <style:style style:name="Table15.R5" style:family="table-row">
      <style:table-row-properties style:row-height="1.092cm"/>
    </style:style>
    <style:style style:name="Table15.R6" style:family="table-row">
      <style:table-row-properties style:row-height="1.092cm"/>
    </style:style>
    <style:style style:name="Table15.R7" style:family="table-row">
      <style:table-row-properties style:row-height="1.067cm"/>
    </style:style>
    <style:style style:name="Table15.R8" style:family="table-row">
      <style:table-row-properties style:row-height="1.143cm"/>
    </style:style>
    <style:style style:name="Table15.R9" style:family="table-row">
      <style:table-row-properties style:row-height="1.101cm"/>
    </style:style>
    <style:style style:name="Table15.R10" style:family="table-row">
      <style:table-row-properties style:row-height="1.058cm"/>
    </style:style>
    <style:style style:name="Table15.R11" style:family="table-row">
      <style:table-row-properties style:row-height="1.109cm"/>
    </style:style>
    <style:style style:name="Table15.R12" style:family="table-row">
      <style:table-row-properties style:row-height="1.134cm"/>
    </style:style>
    <style:style style:name="Table15.R13" style:family="table-row">
      <style:table-row-properties style:row-height="1.617cm"/>
    </style:style>
    <style:style style:name="Table15.R14" style:family="table-row">
      <style:table-row-properties style:row-height="1.379cm"/>
    </style:style>
    <style:style style:name="Table15.R15" style:family="table-row">
      <style:table-row-properties style:row-height="0.550cm"/>
    </style:style>
    <style:style style:name="Table15.R16" style:family="table-row">
      <style:table-row-properties style:row-height="0.847cm"/>
    </style:style>
    <style:style style:name="Table15.R17" style:family="table-row">
      <style:table-row-properties style:row-height="1.067cm"/>
    </style:style>
    <style:style style:name="Table15.R18" style:family="table-row">
      <style:table-row-properties style:row-height="1.109cm"/>
    </style:style>
    <style:style style:name="Table15.R19" style:family="table-row">
      <style:table-row-properties style:row-height="1.118cm"/>
    </style:style>
    <style:style style:name="Table15.R20" style:family="table-row">
      <style:table-row-properties style:row-height="1.118cm"/>
    </style:style>
    <style:style style:name="Table15.R21" style:family="table-row">
      <style:table-row-properties style:row-height="1.101cm"/>
    </style:style>
    <style:style style:name="Table15.R22" style:family="table-row">
      <style:table-row-properties style:row-height="1.092cm"/>
    </style:style>
    <style:style style:name="Table15.R23" style:family="table-row">
      <style:table-row-properties style:row-height="1.295cm"/>
    </style:style>
    <style:style style:name="Table15.R24" style:family="table-row">
      <style:table-row-properties style:row-height="0.889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top"/>
    </style:style>
    <style:style style:name="Table15.Cell5" style:family="table-cell">
      <style:table-cell-properties fo:background-color="#FFFFFF" style:vertical-align="top"/>
    </style:style>
    <style:style style:name="Table15.Cell6" style:family="table-cell">
      <style:table-cell-properties fo:background-color="#FFFFFF" style:vertical-align="top"/>
    </style:style>
    <style:style style:name="Table15.Cell7" style:family="table-cell">
      <style:table-cell-properties fo:background-color="#FFFFFF" style:vertical-align="top"/>
    </style:style>
    <style:style style:name="Table15.Cell8" style:family="table-cell">
      <style:table-cell-properties fo:background-color="#FFFFFF" style:vertical-align="top"/>
    </style:style>
    <style:style style:name="Table15.Cell9" style:family="table-cell">
      <style:table-cell-properties fo:background-color="#FFFFFF"/>
    </style:style>
    <style:style style:name="Table15.Cell10" style:family="table-cell">
      <style:table-cell-properties fo:background-color="#FFFFFF" style:vertical-align="top"/>
    </style:style>
    <style:style style:name="Table15.Cell11" style:family="table-cell">
      <style:table-cell-properties fo:background-color="#FFFFFF" style:vertical-align="top"/>
    </style:style>
    <style:style style:name="Table15.Cell12" style:family="table-cell">
      <style:table-cell-properties fo:background-color="#FFFFFF" style:vertical-align="top"/>
    </style:style>
    <style:style style:name="Table15.Cell13" style:family="table-cell">
      <style:table-cell-properties fo:background-color="#FFFFFF" style:vertical-align="top"/>
    </style:style>
    <style:style style:name="Table15.Cell14" style:family="table-cell">
      <style:table-cell-properties fo:background-color="#FFFFFF" style:vertical-align="top"/>
    </style:style>
    <style:style style:name="Table15.Cell15" style:family="table-cell">
      <style:table-cell-properties fo:background-color="#FFFFFF" style:vertical-align="top"/>
    </style:style>
    <style:style style:name="Table15.Cell16" style:family="table-cell">
      <style:table-cell-properties fo:background-color="#FFFFFF" style:vertical-align="top"/>
    </style:style>
    <style:style style:name="Table15.Cell17" style:family="table-cell">
      <style:table-cell-properties fo:background-color="#FFFFFF" style:vertical-align="middle"/>
    </style:style>
    <style:style style:name="Table15.Cell18" style:family="table-cell">
      <style:table-cell-properties fo:background-color="#FFFFFF" style:vertical-align="middle"/>
    </style:style>
    <style:style style:name="Table15.Cell19" style:family="table-cell">
      <style:table-cell-properties fo:background-color="#FFFFFF" style:vertical-align="middle"/>
    </style:style>
    <style:style style:name="Table15.Cell20" style:family="table-cell">
      <style:table-cell-properties fo:background-color="#FFFFFF" style:vertical-align="middle"/>
    </style:style>
    <style:style style:name="Table15.Cell21" style:family="table-cell">
      <style:table-cell-properties fo:background-color="#FFFFFF" style:vertical-align="top"/>
    </style:style>
    <style:style style:name="Table15.Cell22" style:family="table-cell">
      <style:table-cell-properties fo:background-color="#FFFFFF" style:vertical-align="middle"/>
    </style:style>
    <style:style style:name="Table15.Cell23" style:family="table-cell">
      <style:table-cell-properties fo:background-color="#FFFFFF" style:vertical-align="middle"/>
    </style:style>
    <style:style style:name="Table15.Cell24" style:family="table-cell">
      <style:table-cell-properties fo:background-color="#FFFFFF" style:vertical-align="middle"/>
    </style:style>
    <style:style style:name="Table15.Cell25" style:family="table-cell">
      <style:table-cell-properties fo:background-color="#FFFFFF" style:vertical-align="top"/>
    </style:style>
    <style:style style:name="Table15.Cell26" style:family="table-cell">
      <style:table-cell-properties fo:background-color="#FFFFFF" style:vertical-align="middle"/>
    </style:style>
    <style:style style:name="Table15.Cell27" style:family="table-cell">
      <style:table-cell-properties fo:background-color="#FFFFFF" style:vertical-align="middle"/>
    </style:style>
    <style:style style:name="Table15.Cell28" style:family="table-cell">
      <style:table-cell-properties fo:background-color="#FFFFFF" style:vertical-align="middle"/>
    </style:style>
    <style:style style:name="Table15.Cell29" style:family="table-cell">
      <style:table-cell-properties fo:background-color="#FFFFFF" style:vertical-align="top"/>
    </style:style>
    <style:style style:name="Table15.Cell30" style:family="table-cell">
      <style:table-cell-properties fo:background-color="#FFFFFF" style:vertical-align="middle"/>
    </style:style>
    <style:style style:name="Table15.Cell31" style:family="table-cell">
      <style:table-cell-properties fo:background-color="#FFFFFF" style:vertical-align="middle"/>
    </style:style>
    <style:style style:name="Table15.Cell32" style:family="table-cell">
      <style:table-cell-properties fo:background-color="#FFFFFF" style:vertical-align="middle"/>
    </style:style>
    <style:style style:name="Table15.Cell33" style:family="table-cell">
      <style:table-cell-properties fo:background-color="#FFFFFF" style:vertical-align="top"/>
    </style:style>
    <style:style style:name="Table15.Cell34" style:family="table-cell">
      <style:table-cell-properties fo:background-color="#FFFFFF" style:vertical-align="middle"/>
    </style:style>
    <style:style style:name="Table15.Cell35" style:family="table-cell">
      <style:table-cell-properties fo:background-color="#FFFFFF" style:vertical-align="middle"/>
    </style:style>
    <style:style style:name="Table15.Cell36" style:family="table-cell">
      <style:table-cell-properties fo:background-color="#FFFFFF" style:vertical-align="middle"/>
    </style:style>
    <style:style style:name="Table15.Cell37" style:family="table-cell">
      <style:table-cell-properties fo:background-color="#FFFFFF" style:vertical-align="top"/>
    </style:style>
    <style:style style:name="Table15.Cell38" style:family="table-cell">
      <style:table-cell-properties fo:background-color="#FFFFFF" style:vertical-align="middle"/>
    </style:style>
    <style:style style:name="Table15.Cell39" style:family="table-cell">
      <style:table-cell-properties fo:background-color="#FFFFFF" style:vertical-align="middle"/>
    </style:style>
    <style:style style:name="Table15.Cell40" style:family="table-cell">
      <style:table-cell-properties fo:background-color="#FFFFFF" style:vertical-align="middle"/>
    </style:style>
    <style:style style:name="Table15.Cell41" style:family="table-cell">
      <style:table-cell-properties fo:background-color="#FFFFFF" style:vertical-align="top"/>
    </style:style>
    <style:style style:name="Table15.Cell42" style:family="table-cell">
      <style:table-cell-properties fo:background-color="#FFFFFF" style:vertical-align="middle"/>
    </style:style>
    <style:style style:name="Table15.Cell43" style:family="table-cell">
      <style:table-cell-properties fo:background-color="#FFFFFF" style:vertical-align="middle"/>
    </style:style>
    <style:style style:name="Table15.Cell44" style:family="table-cell">
      <style:table-cell-properties fo:background-color="#FFFFFF" style:vertical-align="middle"/>
    </style:style>
    <style:style style:name="Table15.Cell45" style:family="table-cell">
      <style:table-cell-properties fo:background-color="#FFFFFF" style:vertical-align="top"/>
    </style:style>
    <style:style style:name="Table15.Cell46" style:family="table-cell">
      <style:table-cell-properties fo:background-color="#FFFFFF" style:vertical-align="middle"/>
    </style:style>
    <style:style style:name="Table15.Cell47" style:family="table-cell">
      <style:table-cell-properties fo:background-color="#FFFFFF" style:vertical-align="middle"/>
    </style:style>
    <style:style style:name="Table15.Cell48" style:family="table-cell">
      <style:table-cell-properties fo:background-color="#FFFFFF" style:vertical-align="middle"/>
    </style:style>
    <style:style style:name="Table15.Cell49" style:family="table-cell">
      <style:table-cell-properties fo:background-color="#FFFFFF" style:vertical-align="top"/>
    </style:style>
    <style:style style:name="Table15.Cell50" style:family="table-cell">
      <style:table-cell-properties fo:background-color="#FFFFFF" style:vertical-align="top"/>
    </style:style>
    <style:style style:name="Table15.Cell51" style:family="table-cell">
      <style:table-cell-properties fo:background-color="#FFFFFF" style:vertical-align="top"/>
    </style:style>
    <style:style style:name="Table15.Cell52" style:family="table-cell">
      <style:table-cell-properties fo:background-color="#FFFFFF" style:vertical-align="middle"/>
    </style:style>
    <style:style style:name="Table15.Cell53" style:family="table-cell">
      <style:table-cell-properties fo:background-color="#FFFFFF"/>
    </style:style>
    <style:style style:name="Table15.Cell54" style:family="table-cell">
      <style:table-cell-properties fo:background-color="#FFFFFF"/>
    </style:style>
    <style:style style:name="Table15.Cell55" style:family="table-cell">
      <style:table-cell-properties fo:background-color="#FFFFFF"/>
    </style:style>
    <style:style style:name="Table15.Cell56" style:family="table-cell">
      <style:table-cell-properties fo:background-color="#FFFFFF"/>
    </style:style>
    <style:style style:name="Table15.Cell57" style:family="table-cell">
      <style:table-cell-properties fo:background-color="#FFFFFF"/>
    </style:style>
    <style:style style:name="Table15.Cell58" style:family="table-cell">
      <style:table-cell-properties fo:background-color="#FFFFFF" style:vertical-align="top"/>
    </style:style>
    <style:style style:name="Table15.Cell59" style:family="table-cell">
      <style:table-cell-properties fo:background-color="#FFFFFF" style:vertical-align="top"/>
    </style:style>
    <style:style style:name="Table15.Cell60" style:family="table-cell">
      <style:table-cell-properties fo:background-color="#FFFFFF" style:vertical-align="top"/>
    </style:style>
    <style:style style:name="Table15.Cell61" style:family="table-cell">
      <style:table-cell-properties fo:background-color="#FFFFFF" style:vertical-align="top"/>
    </style:style>
    <style:style style:name="Table15.Cell62" style:family="table-cell">
      <style:table-cell-properties fo:background-color="#FFFFFF" style:vertical-align="middle"/>
    </style:style>
    <style:style style:name="Table15.Cell63" style:family="table-cell">
      <style:table-cell-properties fo:background-color="#FFFFFF" style:vertical-align="top"/>
    </style:style>
    <style:style style:name="Table15.Cell64" style:family="table-cell">
      <style:table-cell-properties fo:background-color="#FFFFFF" style:vertical-align="top"/>
    </style:style>
    <style:style style:name="Table15.Cell65" style:family="table-cell">
      <style:table-cell-properties fo:background-color="#FFFFFF" style:vertical-align="top"/>
    </style:style>
    <style:style style:name="Table15.Cell66" style:family="table-cell">
      <style:table-cell-properties fo:background-color="#FFFFFF" style:vertical-align="middle"/>
    </style:style>
    <style:style style:name="Table15.Cell67" style:family="table-cell">
      <style:table-cell-properties fo:background-color="#FFFFFF" style:vertical-align="middle"/>
    </style:style>
    <style:style style:name="Table15.Cell68" style:family="table-cell">
      <style:table-cell-properties fo:background-color="#FFFFFF" style:vertical-align="middle"/>
    </style:style>
    <style:style style:name="Table15.Cell69" style:family="table-cell">
      <style:table-cell-properties fo:background-color="#FFFFFF" style:vertical-align="top"/>
    </style:style>
    <style:style style:name="Table15.Cell70" style:family="table-cell">
      <style:table-cell-properties fo:background-color="#FFFFFF" style:vertical-align="middle"/>
    </style:style>
    <style:style style:name="Table15.Cell71" style:family="table-cell">
      <style:table-cell-properties fo:background-color="#FFFFFF" style:vertical-align="middle"/>
    </style:style>
    <style:style style:name="Table15.Cell72" style:family="table-cell">
      <style:table-cell-properties fo:background-color="#FFFFFF" style:vertical-align="middle"/>
    </style:style>
    <style:style style:name="Table15.Cell73" style:family="table-cell">
      <style:table-cell-properties fo:background-color="#FFFFFF" style:vertical-align="top"/>
    </style:style>
    <style:style style:name="Table15.Cell74" style:family="table-cell">
      <style:table-cell-properties fo:background-color="#FFFFFF" style:vertical-align="middle"/>
    </style:style>
    <style:style style:name="Table15.Cell75" style:family="table-cell">
      <style:table-cell-properties fo:background-color="#FFFFFF" style:vertical-align="middle"/>
    </style:style>
    <style:style style:name="Table15.Cell76" style:family="table-cell">
      <style:table-cell-properties fo:background-color="#FFFFFF" style:vertical-align="middle"/>
    </style:style>
    <style:style style:name="Table15.Cell77" style:family="table-cell">
      <style:table-cell-properties fo:background-color="#FFFFFF" style:vertical-align="top"/>
    </style:style>
    <style:style style:name="Table15.Cell78" style:family="table-cell">
      <style:table-cell-properties fo:background-color="#FFFFFF" style:vertical-align="middle"/>
    </style:style>
    <style:style style:name="Table15.Cell79" style:family="table-cell">
      <style:table-cell-properties fo:background-color="#FFFFFF" style:vertical-align="middle"/>
    </style:style>
    <style:style style:name="Table15.Cell80" style:family="table-cell">
      <style:table-cell-properties fo:background-color="#FFFFFF" style:vertical-align="middle"/>
    </style:style>
    <style:style style:name="Table15.Cell81" style:family="table-cell">
      <style:table-cell-properties fo:background-color="#FFFFFF" style:vertical-align="top"/>
    </style:style>
    <style:style style:name="Table15.Cell82" style:family="table-cell">
      <style:table-cell-properties fo:background-color="#FFFFFF" style:vertical-align="middle"/>
    </style:style>
    <style:style style:name="Table15.Cell83" style:family="table-cell">
      <style:table-cell-properties fo:background-color="#FFFFFF" style:vertical-align="middle"/>
    </style:style>
    <style:style style:name="Table15.Cell84" style:family="table-cell">
      <style:table-cell-properties fo:background-color="#FFFFFF" style:vertical-align="middle"/>
    </style:style>
    <style:style style:name="Table15.Cell85" style:family="table-cell">
      <style:table-cell-properties fo:background-color="#FFFFFF" style:vertical-align="top"/>
    </style:style>
    <style:style style:name="Table15.Cell86" style:family="table-cell">
      <style:table-cell-properties fo:background-color="#FFFFFF" style:vertical-align="middle"/>
    </style:style>
    <style:style style:name="Table15.Cell87" style:family="table-cell">
      <style:table-cell-properties fo:background-color="#FFFFFF" style:vertical-align="middle"/>
    </style:style>
    <style:style style:name="Table15.Cell88" style:family="table-cell">
      <style:table-cell-properties fo:background-color="#FFFFFF" style:vertical-align="middle"/>
    </style:style>
    <style:style style:name="Table15.Cell89" style:family="table-cell">
      <style:table-cell-properties fo:background-color="#FFFFFF" style:vertical-align="top"/>
    </style:style>
    <style:style style:name="Table15.Cell90" style:family="table-cell">
      <style:table-cell-properties fo:background-color="#FFFFFF" style:vertical-align="middle"/>
    </style:style>
    <style:style style:name="Table15.Cell91" style:family="table-cell">
      <style:table-cell-properties fo:background-color="#FFFFFF" style:vertical-align="middle"/>
    </style:style>
    <style:style style:name="Table15.Cell92" style:family="table-cell">
      <style:table-cell-properties fo:background-color="#FFFFFF" style:vertical-align="middle"/>
    </style:style>
    <style:style style:name="Table15.Cell93" style:family="table-cell">
      <style:table-cell-properties fo:background-color="#FFFFFF" style:vertical-align="top"/>
    </style:style>
    <style:style style:name="Table15.Cell94" style:family="table-cell">
      <style:table-cell-properties fo:background-color="#FFFFFF" style:vertical-align="top"/>
    </style:style>
    <style:style style:name="Table15.Cell95" style:family="table-cell">
      <style:table-cell-properties fo:background-color="#FFFFFF"/>
    </style:style>
    <style:style style:name="Table15.Cell96" style:family="table-cell">
      <style:table-cell-properties fo:background-color="#FFFFFF" style:vertical-align="top"/>
    </style:style>
    <style:style style:name="Table16" style:family="table">
      <style:table-properties style:writing-mode="lr-tb" style:width="10.634cm" table:align="center"/>
    </style:style>
    <style:style style:name="Table16.C1" style:family="table-column">
      <style:table-column-properties style:column-width="0.559cm"/>
    </style:style>
    <style:style style:name="Table16.C2" style:family="table-column">
      <style:table-column-properties style:column-width="6.214cm"/>
    </style:style>
    <style:style style:name="Table16.C3" style:family="table-column">
      <style:table-column-properties style:column-width="3.861cm"/>
    </style:style>
    <style:style style:name="Table16.R1" style:family="table-row">
      <style:table-row-properties style:row-height="0.744cm"/>
    </style:style>
    <style:style style:name="Table16.R2" style:family="table-row">
      <style:table-row-properties style:row-height="1.125cm"/>
    </style:style>
    <style:style style:name="Table16.R3" style:family="table-row">
      <style:table-row-properties style:row-height="1.076cm"/>
    </style:style>
    <style:style style:name="Table16.R4" style:family="table-row">
      <style:table-row-properties style:row-height="1.109cm"/>
    </style:style>
    <style:style style:name="Table16.R5" style:family="table-row">
      <style:table-row-properties style:row-height="0.838cm"/>
    </style:style>
    <style:style style:name="Table16.Cell1" style:family="table-cell">
      <style:table-cell-properties fo:background-color="#FFFFFF" style:vertical-align="middle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top"/>
    </style:style>
    <style:style style:name="Table16.Cell4" style:family="table-cell">
      <style:table-cell-properties fo:background-color="#FFFFFF" style:vertical-align="middle"/>
    </style:style>
    <style:style style:name="Table16.Cell5" style:family="table-cell">
      <style:table-cell-properties fo:background-color="#FFFFFF" style:vertical-align="middle"/>
    </style:style>
    <style:style style:name="Table16.Cell6" style:family="table-cell">
      <style:table-cell-properties fo:background-color="#FFFFFF" style:vertical-align="middle"/>
    </style:style>
    <style:style style:name="Table16.Cell7" style:family="table-cell">
      <style:table-cell-properties fo:background-color="#FFFFFF" style:vertical-align="middle"/>
    </style:style>
    <style:style style:name="Table16.Cell8" style:family="table-cell">
      <style:table-cell-properties fo:background-color="#FFFFFF" style:vertical-align="middle"/>
    </style:style>
    <style:style style:name="Table16.Cell9" style:family="table-cell">
      <style:table-cell-properties fo:background-color="#FFFFFF" style:vertical-align="middle"/>
    </style:style>
    <style:style style:name="Table16.Cell10" style:family="table-cell">
      <style:table-cell-properties fo:background-color="#FFFFFF" style:vertical-align="middle"/>
    </style:style>
    <style:style style:name="Table16.Cell11" style:family="table-cell">
      <style:table-cell-properties fo:background-color="#FFFFFF" style:vertical-align="middle"/>
    </style:style>
    <style:style style:name="Table16.Cell12" style:family="table-cell">
      <style:table-cell-properties fo:background-color="#FFFFFF" style:vertical-align="middle"/>
    </style:style>
    <style:style style:name="Table16.Cell13" style:family="table-cell">
      <style:table-cell-properties fo:background-color="#FFFFFF"/>
    </style:style>
    <style:style style:name="Table16.Cell14" style:family="table-cell">
      <style:table-cell-properties fo:background-color="#FFFFFF"/>
    </style:style>
    <style:style style:name="Table16.Cell15" style:family="table-cell">
      <style:table-cell-properties fo:background-color="#FFFFFF"/>
    </style:style>
    <style:style style:name="Table17" style:family="table">
      <style:table-properties style:writing-mode="lr-tb" style:width="16.129cm" table:align="center"/>
    </style:style>
    <style:style style:name="Table17.C1" style:family="table-column">
      <style:table-column-properties style:column-width="3.852cm"/>
    </style:style>
    <style:style style:name="Table17.C2" style:family="table-column">
      <style:table-column-properties style:column-width="2.193cm"/>
    </style:style>
    <style:style style:name="Table17.C3" style:family="table-column">
      <style:table-column-properties style:column-width="6.316cm"/>
    </style:style>
    <style:style style:name="Table17.C4" style:family="table-column">
      <style:table-column-properties style:column-width="3.768cm"/>
    </style:style>
    <style:style style:name="Table17.R1" style:family="table-row">
      <style:table-row-properties style:row-height="0.744cm"/>
    </style:style>
    <style:style style:name="Table17.R2" style:family="table-row">
      <style:table-row-properties style:row-height="1.118cm"/>
    </style:style>
    <style:style style:name="Table17.R3" style:family="table-row">
      <style:table-row-properties style:row-height="1.092cm"/>
    </style:style>
    <style:style style:name="Table17.R4" style:family="table-row">
      <style:table-row-properties style:row-height="1.101cm"/>
    </style:style>
    <style:style style:name="Table17.R5" style:family="table-row">
      <style:table-row-properties style:row-height="1.134cm"/>
    </style:style>
    <style:style style:name="Table17.R6" style:family="table-row">
      <style:table-row-properties style:row-height="0.762cm"/>
    </style:style>
    <style:style style:name="Table17.Cell1" style:family="table-cell">
      <style:table-cell-properties fo:background-color="#FFFFFF" style:vertical-align="top"/>
    </style:style>
    <style:style style:name="Table17.Cell2" style:family="table-cell">
      <style:table-cell-properties fo:background-color="#FFFFFF" style:vertical-align="middle"/>
    </style:style>
    <style:style style:name="Table17.Cell3" style:family="table-cell">
      <style:table-cell-properties fo:background-color="#FFFFFF" style:vertical-align="top"/>
    </style:style>
    <style:style style:name="Table17.Cell4" style:family="table-cell">
      <style:table-cell-properties fo:background-color="#FFFFFF" style:vertical-align="top"/>
    </style:style>
    <style:style style:name="Table17.Cell5" style:family="table-cell">
      <style:table-cell-properties fo:background-color="#FFFFFF" style:vertical-align="top"/>
    </style:style>
    <style:style style:name="Table17.Cell6" style:family="table-cell">
      <style:table-cell-properties fo:background-color="#FFFFFF" style:vertical-align="middle"/>
    </style:style>
    <style:style style:name="Table17.Cell7" style:family="table-cell">
      <style:table-cell-properties fo:background-color="#FFFFFF" style:vertical-align="middle"/>
    </style:style>
    <style:style style:name="Table17.Cell8" style:family="table-cell">
      <style:table-cell-properties fo:background-color="#FFFFFF" style:vertical-align="middle"/>
    </style:style>
    <style:style style:name="Table17.Cell9" style:family="table-cell">
      <style:table-cell-properties fo:background-color="#FFFFFF" style:vertical-align="top"/>
    </style:style>
    <style:style style:name="Table17.Cell10" style:family="table-cell">
      <style:table-cell-properties fo:background-color="#FFFFFF" style:vertical-align="middle"/>
    </style:style>
    <style:style style:name="Table17.Cell11" style:family="table-cell">
      <style:table-cell-properties fo:background-color="#FFFFFF" style:vertical-align="middle"/>
    </style:style>
    <style:style style:name="Table17.Cell12" style:family="table-cell">
      <style:table-cell-properties fo:background-color="#FFFFFF" style:vertical-align="middle"/>
    </style:style>
    <style:style style:name="Table17.Cell13" style:family="table-cell">
      <style:table-cell-properties fo:background-color="#FFFFFF" style:vertical-align="top"/>
    </style:style>
    <style:style style:name="Table17.Cell14" style:family="table-cell">
      <style:table-cell-properties fo:background-color="#FFFFFF" style:vertical-align="middle"/>
    </style:style>
    <style:style style:name="Table17.Cell15" style:family="table-cell">
      <style:table-cell-properties fo:background-color="#FFFFFF" style:vertical-align="middle"/>
    </style:style>
    <style:style style:name="Table17.Cell16" style:family="table-cell">
      <style:table-cell-properties fo:background-color="#FFFFFF" style:vertical-align="middle"/>
    </style:style>
    <style:style style:name="Table17.Cell17" style:family="table-cell">
      <style:table-cell-properties fo:background-color="#FFFFFF" style:vertical-align="top"/>
    </style:style>
    <style:style style:name="Table17.Cell18" style:family="table-cell">
      <style:table-cell-properties fo:background-color="#FFFFFF" style:vertical-align="middle"/>
    </style:style>
    <style:style style:name="Table17.Cell19" style:family="table-cell">
      <style:table-cell-properties fo:background-color="#FFFFFF" style:vertical-align="middle"/>
    </style:style>
    <style:style style:name="Table17.Cell20" style:family="table-cell">
      <style:table-cell-properties fo:background-color="#FFFFFF" style:vertical-align="middle"/>
    </style:style>
    <style:style style:name="Table17.Cell21" style:family="table-cell">
      <style:table-cell-properties fo:background-color="#FFFFFF" style:vertical-align="top"/>
    </style:style>
    <style:style style:name="Table17.Cell22" style:family="table-cell">
      <style:table-cell-properties fo:background-color="#FFFFFF"/>
    </style:style>
    <style:style style:name="Table17.Cell23" style:family="table-cell">
      <style:table-cell-properties fo:background-color="#FFFFFF"/>
    </style:style>
    <style:style style:name="Table17.Cell24" style:family="table-cell">
      <style:table-cell-properties fo:background-color="#FFFFFF"/>
    </style:style>
    <style:style style:name="Table18" style:family="table">
      <style:table-properties style:writing-mode="lr-tb" style:width="10.634cm" table:align="center"/>
    </style:style>
    <style:style style:name="Table18.C1" style:family="table-column">
      <style:table-column-properties style:column-width="0.559cm"/>
    </style:style>
    <style:style style:name="Table18.C2" style:family="table-column">
      <style:table-column-properties style:column-width="6.011cm"/>
    </style:style>
    <style:style style:name="Table18.C3" style:family="table-column">
      <style:table-column-properties style:column-width="4.064cm"/>
    </style:style>
    <style:style style:name="Table18.R1" style:family="table-row">
      <style:table-row-properties style:row-height="0.753cm"/>
    </style:style>
    <style:style style:name="Table18.R2" style:family="table-row">
      <style:table-row-properties style:row-height="1.134cm"/>
    </style:style>
    <style:style style:name="Table18.R3" style:family="table-row">
      <style:table-row-properties style:row-height="1.092cm"/>
    </style:style>
    <style:style style:name="Table18.R4" style:family="table-row">
      <style:table-row-properties style:row-height="1.109cm"/>
    </style:style>
    <style:style style:name="Table18.R5" style:family="table-row">
      <style:table-row-properties style:row-height="0.720cm"/>
    </style:style>
    <style:style style:name="Table18.Cell1" style:family="table-cell">
      <style:table-cell-properties fo:background-color="#FFFFFF" style:vertical-align="top"/>
    </style:style>
    <style:style style:name="Table18.Cell2" style:family="table-cell">
      <style:table-cell-properties fo:background-color="#FFFFFF" style:vertical-align="top"/>
    </style:style>
    <style:style style:name="Table18.Cell3" style:family="table-cell">
      <style:table-cell-properties fo:background-color="#FFFFFF" style:vertical-align="top"/>
    </style:style>
    <style:style style:name="Table18.Cell4" style:family="table-cell">
      <style:table-cell-properties fo:background-color="#FFFFFF" style:vertical-align="middle"/>
    </style:style>
    <style:style style:name="Table18.Cell5" style:family="table-cell">
      <style:table-cell-properties fo:background-color="#FFFFFF" style:vertical-align="middle"/>
    </style:style>
    <style:style style:name="Table18.Cell6" style:family="table-cell">
      <style:table-cell-properties fo:background-color="#FFFFFF" style:vertical-align="middle"/>
    </style:style>
    <style:style style:name="Table18.Cell7" style:family="table-cell">
      <style:table-cell-properties fo:background-color="#FFFFFF" style:vertical-align="middle"/>
    </style:style>
    <style:style style:name="Table18.Cell8" style:family="table-cell">
      <style:table-cell-properties fo:background-color="#FFFFFF" style:vertical-align="middle"/>
    </style:style>
    <style:style style:name="Table18.Cell9" style:family="table-cell">
      <style:table-cell-properties fo:background-color="#FFFFFF" style:vertical-align="middle"/>
    </style:style>
    <style:style style:name="Table18.Cell10" style:family="table-cell">
      <style:table-cell-properties fo:background-color="#FFFFFF" style:vertical-align="middle"/>
    </style:style>
    <style:style style:name="Table18.Cell11" style:family="table-cell">
      <style:table-cell-properties fo:background-color="#FFFFFF" style:vertical-align="middle"/>
    </style:style>
    <style:style style:name="Table18.Cell12" style:family="table-cell">
      <style:table-cell-properties fo:background-color="#FFFFFF" style:vertical-align="middle"/>
    </style:style>
    <style:style style:name="Table18.Cell13" style:family="table-cell">
      <style:table-cell-properties fo:background-color="#FFFFFF"/>
    </style:style>
    <style:style style:name="Table18.Cell14" style:family="table-cell">
      <style:table-cell-properties fo:background-color="#FFFFFF"/>
    </style:style>
    <style:style style:name="Table18.Cell15" style:family="table-cell">
      <style:table-cell-properties fo:background-color="#FFFFFF"/>
    </style:style>
    <style:style style:name="Table19" style:family="table">
      <style:table-properties style:writing-mode="lr-tb" style:width="16.129cm" table:align="center"/>
    </style:style>
    <style:style style:name="Table19.C1" style:family="table-column">
      <style:table-column-properties style:column-width="4.844cm"/>
    </style:style>
    <style:style style:name="Table19.C2" style:family="table-column">
      <style:table-column-properties style:column-width="1.203cm"/>
    </style:style>
    <style:style style:name="Table19.C3" style:family="table-column">
      <style:table-column-properties style:column-width="5.410cm"/>
    </style:style>
    <style:style style:name="Table19.C4" style:family="table-column">
      <style:table-column-properties style:column-width="4.674cm"/>
    </style:style>
    <style:style style:name="Table19.R1" style:family="table-row">
      <style:table-row-properties style:row-height="0.610cm"/>
    </style:style>
    <style:style style:name="Table19.R2" style:family="table-row">
      <style:table-row-properties style:row-height="0.744cm"/>
    </style:style>
    <style:style style:name="Table19.R3" style:family="table-row">
      <style:table-row-properties style:row-height="0.753cm"/>
    </style:style>
    <style:style style:name="Table19.R4" style:family="table-row">
      <style:table-row-properties style:row-height="0.914cm"/>
    </style:style>
    <style:style style:name="Table19.R5" style:family="table-row">
      <style:table-row-properties style:row-height="1.067cm"/>
    </style:style>
    <style:style style:name="Table19.R6" style:family="table-row">
      <style:table-row-properties style:row-height="1.101cm"/>
    </style:style>
    <style:style style:name="Table19.R7" style:family="table-row">
      <style:table-row-properties style:row-height="1.092cm"/>
    </style:style>
    <style:style style:name="Table19.R8" style:family="table-row">
      <style:table-row-properties style:row-height="1.101cm"/>
    </style:style>
    <style:style style:name="Table19.R9" style:family="table-row">
      <style:table-row-properties style:row-height="1.134cm"/>
    </style:style>
    <style:style style:name="Table19.R10" style:family="table-row">
      <style:table-row-properties style:row-height="1.109cm"/>
    </style:style>
    <style:style style:name="Table19.R11" style:family="table-row">
      <style:table-row-properties style:row-height="1.101cm"/>
    </style:style>
    <style:style style:name="Table19.R12" style:family="table-row">
      <style:table-row-properties style:row-height="1.058cm"/>
    </style:style>
    <style:style style:name="Table19.R13" style:family="table-row">
      <style:table-row-properties style:row-height="1.109cm"/>
    </style:style>
    <style:style style:name="Table19.R14" style:family="table-row">
      <style:table-row-properties style:row-height="0.813cm"/>
    </style:style>
    <style:style style:name="Table19.Cell1" style:family="table-cell">
      <style:table-cell-properties fo:background-color="#FFFFFF" style:vertical-align="top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top"/>
    </style:style>
    <style:style style:name="Table19.Cell4" style:family="table-cell">
      <style:table-cell-properties fo:background-color="#FFFFFF" style:vertical-align="top"/>
    </style:style>
    <style:style style:name="Table19.Cell5" style:family="table-cell">
      <style:table-cell-properties fo:background-color="#FFFFFF" style:vertical-align="top"/>
    </style:style>
    <style:style style:name="Table19.Cell6" style:family="table-cell">
      <style:table-cell-properties fo:background-color="#FFFFFF" style:vertical-align="top"/>
    </style:style>
    <style:style style:name="Table19.Cell7" style:family="table-cell">
      <style:table-cell-properties fo:background-color="#FFFFFF" style:vertical-align="top"/>
    </style:style>
    <style:style style:name="Table19.Cell8" style:family="table-cell">
      <style:table-cell-properties fo:background-color="#FFFFFF" style:vertical-align="top"/>
    </style:style>
    <style:style style:name="Table19.Cell9" style:family="table-cell">
      <style:table-cell-properties fo:background-color="#FFFFFF"/>
    </style:style>
    <style:style style:name="Table19.Cell10" style:family="table-cell">
      <style:table-cell-properties fo:background-color="#FFFFFF" style:vertical-align="top"/>
    </style:style>
    <style:style style:name="Table19.Cell11" style:family="table-cell">
      <style:table-cell-properties fo:background-color="#FFFFFF" style:vertical-align="top"/>
    </style:style>
    <style:style style:name="Table19.Cell12" style:family="table-cell">
      <style:table-cell-properties fo:background-color="#FFFFFF" style:vertical-align="top"/>
    </style:style>
    <style:style style:name="Table19.Cell13" style:family="table-cell">
      <style:table-cell-properties fo:background-color="#FFFFFF" style:vertical-align="top"/>
    </style:style>
    <style:style style:name="Table19.Cell14" style:family="table-cell">
      <style:table-cell-properties fo:background-color="#FFFFFF" style:vertical-align="top"/>
    </style:style>
    <style:style style:name="Table19.Cell15" style:family="table-cell">
      <style:table-cell-properties fo:background-color="#FFFFFF" style:vertical-align="top"/>
    </style:style>
    <style:style style:name="Table19.Cell16" style:family="table-cell">
      <style:table-cell-properties fo:background-color="#FFFFFF" style:vertical-align="top"/>
    </style:style>
    <style:style style:name="Table19.Cell17" style:family="table-cell">
      <style:table-cell-properties fo:background-color="#FFFFFF" style:vertical-align="middle"/>
    </style:style>
    <style:style style:name="Table19.Cell18" style:family="table-cell">
      <style:table-cell-properties fo:background-color="#FFFFFF" style:vertical-align="middle"/>
    </style:style>
    <style:style style:name="Table19.Cell19" style:family="table-cell">
      <style:table-cell-properties fo:background-color="#FFFFFF" style:vertical-align="middle"/>
    </style:style>
    <style:style style:name="Table19.Cell20" style:family="table-cell">
      <style:table-cell-properties fo:background-color="#FFFFFF" style:vertical-align="middle"/>
    </style:style>
    <style:style style:name="Table19.Cell21" style:family="table-cell">
      <style:table-cell-properties fo:background-color="#FFFFFF" style:vertical-align="top"/>
    </style:style>
    <style:style style:name="Table19.Cell22" style:family="table-cell">
      <style:table-cell-properties fo:background-color="#FFFFFF" style:vertical-align="middle"/>
    </style:style>
    <style:style style:name="Table19.Cell23" style:family="table-cell">
      <style:table-cell-properties fo:background-color="#FFFFFF" style:vertical-align="middle"/>
    </style:style>
    <style:style style:name="Table19.Cell24" style:family="table-cell">
      <style:table-cell-properties fo:background-color="#FFFFFF" style:vertical-align="middle"/>
    </style:style>
    <style:style style:name="Table19.Cell25" style:family="table-cell">
      <style:table-cell-properties fo:background-color="#FFFFFF" style:vertical-align="top"/>
    </style:style>
    <style:style style:name="Table19.Cell26" style:family="table-cell">
      <style:table-cell-properties fo:background-color="#FFFFFF" style:vertical-align="middle"/>
    </style:style>
    <style:style style:name="Table19.Cell27" style:family="table-cell">
      <style:table-cell-properties fo:background-color="#FFFFFF" style:vertical-align="middle"/>
    </style:style>
    <style:style style:name="Table19.Cell28" style:family="table-cell">
      <style:table-cell-properties fo:background-color="#FFFFFF" style:vertical-align="middle"/>
    </style:style>
    <style:style style:name="Table19.Cell29" style:family="table-cell">
      <style:table-cell-properties fo:background-color="#FFFFFF" style:vertical-align="top"/>
    </style:style>
    <style:style style:name="Table19.Cell30" style:family="table-cell">
      <style:table-cell-properties fo:background-color="#FFFFFF" style:vertical-align="middle"/>
    </style:style>
    <style:style style:name="Table19.Cell31" style:family="table-cell">
      <style:table-cell-properties fo:background-color="#FFFFFF" style:vertical-align="middle"/>
    </style:style>
    <style:style style:name="Table19.Cell32" style:family="table-cell">
      <style:table-cell-properties fo:background-color="#FFFFFF" style:vertical-align="middle"/>
    </style:style>
    <style:style style:name="Table19.Cell33" style:family="table-cell">
      <style:table-cell-properties fo:background-color="#FFFFFF" style:vertical-align="top"/>
    </style:style>
    <style:style style:name="Table19.Cell34" style:family="table-cell">
      <style:table-cell-properties fo:background-color="#FFFFFF" style:vertical-align="middle"/>
    </style:style>
    <style:style style:name="Table19.Cell35" style:family="table-cell">
      <style:table-cell-properties fo:background-color="#FFFFFF" style:vertical-align="middle"/>
    </style:style>
    <style:style style:name="Table19.Cell36" style:family="table-cell">
      <style:table-cell-properties fo:background-color="#FFFFFF" style:vertical-align="middle"/>
    </style:style>
    <style:style style:name="Table19.Cell37" style:family="table-cell">
      <style:table-cell-properties fo:background-color="#FFFFFF" style:vertical-align="top"/>
    </style:style>
    <style:style style:name="Table19.Cell38" style:family="table-cell">
      <style:table-cell-properties fo:background-color="#FFFFFF" style:vertical-align="middle"/>
    </style:style>
    <style:style style:name="Table19.Cell39" style:family="table-cell">
      <style:table-cell-properties fo:background-color="#FFFFFF" style:vertical-align="middle"/>
    </style:style>
    <style:style style:name="Table19.Cell40" style:family="table-cell">
      <style:table-cell-properties fo:background-color="#FFFFFF" style:vertical-align="middle"/>
    </style:style>
    <style:style style:name="Table19.Cell41" style:family="table-cell">
      <style:table-cell-properties fo:background-color="#FFFFFF" style:vertical-align="top"/>
    </style:style>
    <style:style style:name="Table19.Cell42" style:family="table-cell">
      <style:table-cell-properties fo:background-color="#FFFFFF" style:vertical-align="middle"/>
    </style:style>
    <style:style style:name="Table19.Cell43" style:family="table-cell">
      <style:table-cell-properties fo:background-color="#FFFFFF" style:vertical-align="middle"/>
    </style:style>
    <style:style style:name="Table19.Cell44" style:family="table-cell">
      <style:table-cell-properties fo:background-color="#FFFFFF" style:vertical-align="middle"/>
    </style:style>
    <style:style style:name="Table19.Cell45" style:family="table-cell">
      <style:table-cell-properties fo:background-color="#FFFFFF" style:vertical-align="top"/>
    </style:style>
    <style:style style:name="Table19.Cell46" style:family="table-cell">
      <style:table-cell-properties fo:background-color="#FFFFFF" style:vertical-align="middle"/>
    </style:style>
    <style:style style:name="Table19.Cell47" style:family="table-cell">
      <style:table-cell-properties fo:background-color="#FFFFFF" style:vertical-align="middle"/>
    </style:style>
    <style:style style:name="Table19.Cell48" style:family="table-cell">
      <style:table-cell-properties fo:background-color="#FFFFFF" style:vertical-align="middle"/>
    </style:style>
    <style:style style:name="Table19.Cell49" style:family="table-cell">
      <style:table-cell-properties fo:background-color="#FFFFFF" style:vertical-align="top"/>
    </style:style>
    <style:style style:name="Table19.Cell50" style:family="table-cell">
      <style:table-cell-properties fo:background-color="#FFFFFF" style:vertical-align="middle"/>
    </style:style>
    <style:style style:name="Table19.Cell51" style:family="table-cell">
      <style:table-cell-properties fo:background-color="#FFFFFF" style:vertical-align="middle"/>
    </style:style>
    <style:style style:name="Table19.Cell52" style:family="table-cell">
      <style:table-cell-properties fo:background-color="#FFFFFF" style:vertical-align="middle"/>
    </style:style>
    <style:style style:name="Table19.Cell53" style:family="table-cell">
      <style:table-cell-properties fo:background-color="#FFFFFF" style:vertical-align="top"/>
    </style:style>
    <style:style style:name="Table19.Cell54" style:family="table-cell">
      <style:table-cell-properties fo:background-color="#FFFFFF" style:vertical-align="top"/>
    </style:style>
    <style:style style:name="Table19.Cell55" style:family="table-cell">
      <style:table-cell-properties fo:background-color="#FFFFFF" style:vertical-align="top"/>
    </style:style>
    <style:style style:name="Table19.Cell56" style:family="table-cell">
      <style:table-cell-properties fo:background-color="#FFFFFF"/>
    </style:style>
    <style:style style:name="Table20" style:family="table">
      <style:table-properties style:writing-mode="lr-tb" style:width="16.129cm" table:align="center"/>
    </style:style>
    <style:style style:name="Table20.C1" style:family="table-column">
      <style:table-column-properties style:column-width="4.844cm"/>
    </style:style>
    <style:style style:name="Table20.C2" style:family="table-column">
      <style:table-column-properties style:column-width="1.270cm"/>
    </style:style>
    <style:style style:name="Table20.C3" style:family="table-column">
      <style:table-column-properties style:column-width="5.182cm"/>
    </style:style>
    <style:style style:name="Table20.C4" style:family="table-column">
      <style:table-column-properties style:column-width="4.835cm"/>
    </style:style>
    <style:style style:name="Table20.R1" style:family="table-row">
      <style:table-row-properties style:row-height="0.617cm"/>
    </style:style>
    <style:style style:name="Table20.R2" style:family="table-row">
      <style:table-row-properties style:row-height="0.744cm"/>
    </style:style>
    <style:style style:name="Table20.R3" style:family="table-row">
      <style:table-row-properties style:row-height="0.744cm"/>
    </style:style>
    <style:style style:name="Table20.R4" style:family="table-row">
      <style:table-row-properties style:row-height="0.914cm"/>
    </style:style>
    <style:style style:name="Table20.R5" style:family="table-row">
      <style:table-row-properties style:row-height="1.101cm"/>
    </style:style>
    <style:style style:name="Table20.R6" style:family="table-row">
      <style:table-row-properties style:row-height="1.109cm"/>
    </style:style>
    <style:style style:name="Table20.R7" style:family="table-row">
      <style:table-row-properties style:row-height="1.058cm"/>
    </style:style>
    <style:style style:name="Table20.R8" style:family="table-row">
      <style:table-row-properties style:row-height="1.125cm"/>
    </style:style>
    <style:style style:name="Table20.R9" style:family="table-row">
      <style:table-row-properties style:row-height="1.109cm"/>
    </style:style>
    <style:style style:name="Table20.R10" style:family="table-row">
      <style:table-row-properties style:row-height="1.109cm"/>
    </style:style>
    <style:style style:name="Table20.R11" style:family="table-row">
      <style:table-row-properties style:row-height="1.050cm"/>
    </style:style>
    <style:style style:name="Table20.R12" style:family="table-row">
      <style:table-row-properties style:row-height="1.134cm"/>
    </style:style>
    <style:style style:name="Table20.R13" style:family="table-row">
      <style:table-row-properties style:row-height="1.076cm"/>
    </style:style>
    <style:style style:name="Table20.R14" style:family="table-row">
      <style:table-row-properties style:row-height="1.134cm"/>
    </style:style>
    <style:style style:name="Table20.R15" style:family="table-row">
      <style:table-row-properties style:row-height="1.617cm"/>
    </style:style>
    <style:style style:name="Table20.R16" style:family="table-row">
      <style:table-row-properties style:row-height="1.685cm"/>
    </style:style>
    <style:style style:name="Table20.R17" style:family="table-row">
      <style:table-row-properties style:row-height="1.092cm"/>
    </style:style>
    <style:style style:name="Table20.R18" style:family="table-row">
      <style:table-row-properties style:row-height="1.118cm"/>
    </style:style>
    <style:style style:name="Table20.R19" style:family="table-row">
      <style:table-row-properties style:row-height="1.083cm"/>
    </style:style>
    <style:style style:name="Table20.R20" style:family="table-row">
      <style:table-row-properties style:row-height="1.109cm"/>
    </style:style>
    <style:style style:name="Table20.R21" style:family="table-row">
      <style:table-row-properties style:row-height="1.101cm"/>
    </style:style>
    <style:style style:name="Table20.R22" style:family="table-row">
      <style:table-row-properties style:row-height="0.804cm"/>
    </style:style>
    <style:style style:name="Table20.Cell1" style:family="table-cell">
      <style:table-cell-properties fo:background-color="#FFFFFF" style:vertical-align="top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 style:vertical-align="top"/>
    </style:style>
    <style:style style:name="Table20.Cell4" style:family="table-cell">
      <style:table-cell-properties fo:background-color="#FFFFFF" style:vertical-align="top"/>
    </style:style>
    <style:style style:name="Table20.Cell5" style:family="table-cell">
      <style:table-cell-properties fo:background-color="#FFFFFF" style:vertical-align="top"/>
    </style:style>
    <style:style style:name="Table20.Cell6" style:family="table-cell">
      <style:table-cell-properties fo:background-color="#FFFFFF" style:vertical-align="top"/>
    </style:style>
    <style:style style:name="Table20.Cell7" style:family="table-cell">
      <style:table-cell-properties fo:background-color="#FFFFFF" style:vertical-align="top"/>
    </style:style>
    <style:style style:name="Table20.Cell8" style:family="table-cell">
      <style:table-cell-properties fo:background-color="#FFFFFF" style:vertical-align="top"/>
    </style:style>
    <style:style style:name="Table20.Cell9" style:family="table-cell">
      <style:table-cell-properties fo:background-color="#FFFFFF"/>
    </style:style>
    <style:style style:name="Table20.Cell10" style:family="table-cell">
      <style:table-cell-properties fo:background-color="#FFFFFF" style:vertical-align="top"/>
    </style:style>
    <style:style style:name="Table20.Cell11" style:family="table-cell">
      <style:table-cell-properties fo:background-color="#FFFFFF" style:vertical-align="top"/>
    </style:style>
    <style:style style:name="Table20.Cell12" style:family="table-cell">
      <style:table-cell-properties fo:background-color="#FFFFFF" style:vertical-align="top"/>
    </style:style>
    <style:style style:name="Table20.Cell13" style:family="table-cell">
      <style:table-cell-properties fo:background-color="#FFFFFF" style:vertical-align="top"/>
    </style:style>
    <style:style style:name="Table20.Cell14" style:family="table-cell">
      <style:table-cell-properties fo:background-color="#FFFFFF" style:vertical-align="top"/>
    </style:style>
    <style:style style:name="Table20.Cell15" style:family="table-cell">
      <style:table-cell-properties fo:background-color="#FFFFFF" style:vertical-align="top"/>
    </style:style>
    <style:style style:name="Table20.Cell16" style:family="table-cell">
      <style:table-cell-properties fo:background-color="#FFFFFF" style:vertical-align="top"/>
    </style:style>
    <style:style style:name="Table20.Cell17" style:family="table-cell">
      <style:table-cell-properties fo:background-color="#FFFFFF" style:vertical-align="middle"/>
    </style:style>
    <style:style style:name="Table20.Cell18" style:family="table-cell">
      <style:table-cell-properties fo:background-color="#FFFFFF" style:vertical-align="middle"/>
    </style:style>
    <style:style style:name="Table20.Cell19" style:family="table-cell">
      <style:table-cell-properties fo:background-color="#FFFFFF" style:vertical-align="middle"/>
    </style:style>
    <style:style style:name="Table20.Cell20" style:family="table-cell">
      <style:table-cell-properties fo:background-color="#FFFFFF" style:vertical-align="middle"/>
    </style:style>
    <style:style style:name="Table20.Cell21" style:family="table-cell">
      <style:table-cell-properties fo:background-color="#FFFFFF" style:vertical-align="top"/>
    </style:style>
    <style:style style:name="Table20.Cell22" style:family="table-cell">
      <style:table-cell-properties fo:background-color="#FFFFFF" style:vertical-align="middle"/>
    </style:style>
    <style:style style:name="Table20.Cell23" style:family="table-cell">
      <style:table-cell-properties fo:background-color="#FFFFFF" style:vertical-align="middle"/>
    </style:style>
    <style:style style:name="Table20.Cell24" style:family="table-cell">
      <style:table-cell-properties fo:background-color="#FFFFFF" style:vertical-align="middle"/>
    </style:style>
    <style:style style:name="Table20.Cell25" style:family="table-cell">
      <style:table-cell-properties fo:background-color="#FFFFFF" style:vertical-align="top"/>
    </style:style>
    <style:style style:name="Table20.Cell26" style:family="table-cell">
      <style:table-cell-properties fo:background-color="#FFFFFF" style:vertical-align="middle"/>
    </style:style>
    <style:style style:name="Table20.Cell27" style:family="table-cell">
      <style:table-cell-properties fo:background-color="#FFFFFF" style:vertical-align="middle"/>
    </style:style>
    <style:style style:name="Table20.Cell28" style:family="table-cell">
      <style:table-cell-properties fo:background-color="#FFFFFF" style:vertical-align="middle"/>
    </style:style>
    <style:style style:name="Table20.Cell29" style:family="table-cell">
      <style:table-cell-properties fo:background-color="#FFFFFF" style:vertical-align="top"/>
    </style:style>
    <style:style style:name="Table20.Cell30" style:family="table-cell">
      <style:table-cell-properties fo:background-color="#FFFFFF" style:vertical-align="middle"/>
    </style:style>
    <style:style style:name="Table20.Cell31" style:family="table-cell">
      <style:table-cell-properties fo:background-color="#FFFFFF" style:vertical-align="middle"/>
    </style:style>
    <style:style style:name="Table20.Cell32" style:family="table-cell">
      <style:table-cell-properties fo:background-color="#FFFFFF" style:vertical-align="middle"/>
    </style:style>
    <style:style style:name="Table20.Cell33" style:family="table-cell">
      <style:table-cell-properties fo:background-color="#FFFFFF" style:vertical-align="top"/>
    </style:style>
    <style:style style:name="Table20.Cell34" style:family="table-cell">
      <style:table-cell-properties fo:background-color="#FFFFFF" style:vertical-align="middle"/>
    </style:style>
    <style:style style:name="Table20.Cell35" style:family="table-cell">
      <style:table-cell-properties fo:background-color="#FFFFFF" style:vertical-align="middle"/>
    </style:style>
    <style:style style:name="Table20.Cell36" style:family="table-cell">
      <style:table-cell-properties fo:background-color="#FFFFFF" style:vertical-align="middle"/>
    </style:style>
    <style:style style:name="Table20.Cell37" style:family="table-cell">
      <style:table-cell-properties fo:background-color="#FFFFFF" style:vertical-align="top"/>
    </style:style>
    <style:style style:name="Table20.Cell38" style:family="table-cell">
      <style:table-cell-properties fo:background-color="#FFFFFF" style:vertical-align="middle"/>
    </style:style>
    <style:style style:name="Table20.Cell39" style:family="table-cell">
      <style:table-cell-properties fo:background-color="#FFFFFF" style:vertical-align="middle"/>
    </style:style>
    <style:style style:name="Table20.Cell40" style:family="table-cell">
      <style:table-cell-properties fo:background-color="#FFFFFF" style:vertical-align="middle"/>
    </style:style>
    <style:style style:name="Table20.Cell41" style:family="table-cell">
      <style:table-cell-properties fo:background-color="#FFFFFF" style:vertical-align="top"/>
    </style:style>
    <style:style style:name="Table20.Cell42" style:family="table-cell">
      <style:table-cell-properties fo:background-color="#FFFFFF" style:vertical-align="middle"/>
    </style:style>
    <style:style style:name="Table20.Cell43" style:family="table-cell">
      <style:table-cell-properties fo:background-color="#FFFFFF" style:vertical-align="middle"/>
    </style:style>
    <style:style style:name="Table20.Cell44" style:family="table-cell">
      <style:table-cell-properties fo:background-color="#FFFFFF" style:vertical-align="middle"/>
    </style:style>
    <style:style style:name="Table20.Cell45" style:family="table-cell">
      <style:table-cell-properties fo:background-color="#FFFFFF" style:vertical-align="top"/>
    </style:style>
    <style:style style:name="Table20.Cell46" style:family="table-cell">
      <style:table-cell-properties fo:background-color="#FFFFFF" style:vertical-align="middle"/>
    </style:style>
    <style:style style:name="Table20.Cell47" style:family="table-cell">
      <style:table-cell-properties fo:background-color="#FFFFFF" style:vertical-align="middle"/>
    </style:style>
    <style:style style:name="Table20.Cell48" style:family="table-cell">
      <style:table-cell-properties fo:background-color="#FFFFFF" style:vertical-align="middle"/>
    </style:style>
    <style:style style:name="Table20.Cell49" style:family="table-cell">
      <style:table-cell-properties fo:background-color="#FFFFFF" style:vertical-align="top"/>
    </style:style>
    <style:style style:name="Table20.Cell50" style:family="table-cell">
      <style:table-cell-properties fo:background-color="#FFFFFF" style:vertical-align="middle"/>
    </style:style>
    <style:style style:name="Table20.Cell51" style:family="table-cell">
      <style:table-cell-properties fo:background-color="#FFFFFF" style:vertical-align="middle"/>
    </style:style>
    <style:style style:name="Table20.Cell52" style:family="table-cell">
      <style:table-cell-properties fo:background-color="#FFFFFF" style:vertical-align="middle"/>
    </style:style>
    <style:style style:name="Table20.Cell53" style:family="table-cell">
      <style:table-cell-properties fo:background-color="#FFFFFF" style:vertical-align="top"/>
    </style:style>
    <style:style style:name="Table20.Cell54" style:family="table-cell">
      <style:table-cell-properties fo:background-color="#FFFFFF" style:vertical-align="middle"/>
    </style:style>
    <style:style style:name="Table20.Cell55" style:family="table-cell">
      <style:table-cell-properties fo:background-color="#FFFFFF" style:vertical-align="middle"/>
    </style:style>
    <style:style style:name="Table20.Cell56" style:family="table-cell">
      <style:table-cell-properties fo:background-color="#FFFFFF" style:vertical-align="middle"/>
    </style:style>
    <style:style style:name="Table20.Cell57" style:family="table-cell">
      <style:table-cell-properties fo:background-color="#FFFFFF" style:vertical-align="top"/>
    </style:style>
    <style:style style:name="Table20.Cell58" style:family="table-cell">
      <style:table-cell-properties fo:background-color="#FFFFFF" style:vertical-align="top"/>
    </style:style>
    <style:style style:name="Table20.Cell59" style:family="table-cell">
      <style:table-cell-properties fo:background-color="#FFFFFF" style:vertical-align="top"/>
    </style:style>
    <style:style style:name="Table20.Cell60" style:family="table-cell">
      <style:table-cell-properties fo:background-color="#FFFFFF" style:vertical-align="top"/>
    </style:style>
    <style:style style:name="Table20.Cell61" style:family="table-cell">
      <style:table-cell-properties fo:background-color="#FFFFFF"/>
    </style:style>
    <style:style style:name="Table20.Cell62" style:family="table-cell">
      <style:table-cell-properties fo:background-color="#FFFFFF"/>
    </style:style>
    <style:style style:name="Table20.Cell63" style:family="table-cell">
      <style:table-cell-properties fo:background-color="#FFFFFF"/>
    </style:style>
    <style:style style:name="Table20.Cell64" style:family="table-cell">
      <style:table-cell-properties fo:background-color="#FFFFFF"/>
    </style:style>
    <style:style style:name="Table20.Cell65" style:family="table-cell">
      <style:table-cell-properties fo:background-color="#FFFFFF" style:vertical-align="top"/>
    </style:style>
    <style:style style:name="Table20.Cell66" style:family="table-cell">
      <style:table-cell-properties fo:background-color="#FFFFFF" style:vertical-align="middle"/>
    </style:style>
    <style:style style:name="Table20.Cell67" style:family="table-cell">
      <style:table-cell-properties fo:background-color="#FFFFFF" style:vertical-align="middle"/>
    </style:style>
    <style:style style:name="Table20.Cell68" style:family="table-cell">
      <style:table-cell-properties fo:background-color="#FFFFFF" style:vertical-align="middle"/>
    </style:style>
    <style:style style:name="Table20.Cell69" style:family="table-cell">
      <style:table-cell-properties fo:background-color="#FFFFFF" style:vertical-align="top"/>
    </style:style>
    <style:style style:name="Table20.Cell70" style:family="table-cell">
      <style:table-cell-properties fo:background-color="#FFFFFF" style:vertical-align="middle"/>
    </style:style>
    <style:style style:name="Table20.Cell71" style:family="table-cell">
      <style:table-cell-properties fo:background-color="#FFFFFF" style:vertical-align="middle"/>
    </style:style>
    <style:style style:name="Table20.Cell72" style:family="table-cell">
      <style:table-cell-properties fo:background-color="#FFFFFF" style:vertical-align="middle"/>
    </style:style>
    <style:style style:name="Table20.Cell73" style:family="table-cell">
      <style:table-cell-properties fo:background-color="#FFFFFF" style:vertical-align="top"/>
    </style:style>
    <style:style style:name="Table20.Cell74" style:family="table-cell">
      <style:table-cell-properties fo:background-color="#FFFFFF" style:vertical-align="middle"/>
    </style:style>
    <style:style style:name="Table20.Cell75" style:family="table-cell">
      <style:table-cell-properties fo:background-color="#FFFFFF" style:vertical-align="middle"/>
    </style:style>
    <style:style style:name="Table20.Cell76" style:family="table-cell">
      <style:table-cell-properties fo:background-color="#FFFFFF" style:vertical-align="middle"/>
    </style:style>
    <style:style style:name="Table20.Cell77" style:family="table-cell">
      <style:table-cell-properties fo:background-color="#FFFFFF" style:vertical-align="top"/>
    </style:style>
    <style:style style:name="Table20.Cell78" style:family="table-cell">
      <style:table-cell-properties fo:background-color="#FFFFFF" style:vertical-align="middle"/>
    </style:style>
    <style:style style:name="Table20.Cell79" style:family="table-cell">
      <style:table-cell-properties fo:background-color="#FFFFFF" style:vertical-align="middle"/>
    </style:style>
    <style:style style:name="Table20.Cell80" style:family="table-cell">
      <style:table-cell-properties fo:background-color="#FFFFFF" style:vertical-align="middle"/>
    </style:style>
    <style:style style:name="Table20.Cell81" style:family="table-cell">
      <style:table-cell-properties fo:background-color="#FFFFFF" style:vertical-align="top"/>
    </style:style>
    <style:style style:name="Table20.Cell82" style:family="table-cell">
      <style:table-cell-properties fo:background-color="#FFFFFF" style:vertical-align="middle"/>
    </style:style>
    <style:style style:name="Table20.Cell83" style:family="table-cell">
      <style:table-cell-properties fo:background-color="#FFFFFF" style:vertical-align="middle"/>
    </style:style>
    <style:style style:name="Table20.Cell84" style:family="table-cell">
      <style:table-cell-properties fo:background-color="#FFFFFF" style:vertical-align="middle"/>
    </style:style>
    <style:style style:name="Table20.Cell85" style:family="table-cell">
      <style:table-cell-properties fo:background-color="#FFFFFF" style:vertical-align="top"/>
    </style:style>
    <style:style style:name="Table20.Cell86" style:family="table-cell">
      <style:table-cell-properties fo:background-color="#FFFFFF"/>
    </style:style>
    <style:style style:name="Table20.Cell87" style:family="table-cell">
      <style:table-cell-properties fo:background-color="#FFFFFF"/>
    </style:style>
    <style:style style:name="Table20.Cell88" style:family="table-cell">
      <style:table-cell-properties fo:background-color="#FFFFFF"/>
    </style:style>
    <style:style style:name="Table21" style:family="table">
      <style:table-properties style:writing-mode="lr-tb" style:width="10.643cm" table:align="center"/>
    </style:style>
    <style:style style:name="Table21.C1" style:family="table-column">
      <style:table-column-properties style:column-width="0.550cm"/>
    </style:style>
    <style:style style:name="Table21.C2" style:family="table-column">
      <style:table-column-properties style:column-width="6.562cm"/>
    </style:style>
    <style:style style:name="Table21.C3" style:family="table-column">
      <style:table-column-properties style:column-width="3.531cm"/>
    </style:style>
    <style:style style:name="Table21.R1" style:family="table-row">
      <style:table-row-properties style:row-height="0.771cm"/>
    </style:style>
    <style:style style:name="Table21.R2" style:family="table-row">
      <style:table-row-properties style:row-height="1.101cm"/>
    </style:style>
    <style:style style:name="Table21.R3" style:family="table-row">
      <style:table-row-properties style:row-height="1.101cm"/>
    </style:style>
    <style:style style:name="Table21.R4" style:family="table-row">
      <style:table-row-properties style:row-height="1.109cm"/>
    </style:style>
    <style:style style:name="Table21.R5" style:family="table-row">
      <style:table-row-properties style:row-height="0.804cm"/>
    </style:style>
    <style:style style:name="Table21.Cell1" style:family="table-cell">
      <style:table-cell-properties fo:background-color="#FFFFFF" style:vertical-align="middle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 style:vertical-align="middle"/>
    </style:style>
    <style:style style:name="Table21.Cell5" style:family="table-cell">
      <style:table-cell-properties fo:background-color="#FFFFFF" style:vertical-align="middle"/>
    </style:style>
    <style:style style:name="Table21.Cell6" style:family="table-cell">
      <style:table-cell-properties fo:background-color="#FFFFFF" style:vertical-align="middle"/>
    </style:style>
    <style:style style:name="Table21.Cell7" style:family="table-cell">
      <style:table-cell-properties fo:background-color="#FFFFFF" style:vertical-align="middle"/>
    </style:style>
    <style:style style:name="Table21.Cell8" style:family="table-cell">
      <style:table-cell-properties fo:background-color="#FFFFFF" style:vertical-align="middle"/>
    </style:style>
    <style:style style:name="Table21.Cell9" style:family="table-cell">
      <style:table-cell-properties fo:background-color="#FFFFFF" style:vertical-align="middle"/>
    </style:style>
    <style:style style:name="Table21.Cell10" style:family="table-cell">
      <style:table-cell-properties fo:background-color="#FFFFFF" style:vertical-align="middle"/>
    </style:style>
    <style:style style:name="Table21.Cell11" style:family="table-cell">
      <style:table-cell-properties fo:background-color="#FFFFFF" style:vertical-align="middle"/>
    </style:style>
    <style:style style:name="Table21.Cell12" style:family="table-cell">
      <style:table-cell-properties fo:background-color="#FFFFFF" style:vertical-align="middle"/>
    </style:style>
    <style:style style:name="Table21.Cell13" style:family="table-cell">
      <style:table-cell-properties fo:background-color="#FFFFFF"/>
    </style:style>
    <style:style style:name="Table21.Cell14" style:family="table-cell">
      <style:table-cell-properties fo:background-color="#FFFFFF"/>
    </style:style>
    <style:style style:name="Table21.Cell15" style:family="table-cell">
      <style:table-cell-properties fo:background-color="#FFFFFF"/>
    </style:style>
    <style:style style:name="Table22" style:family="table">
      <style:table-properties style:writing-mode="lr-tb" style:width="16.129cm" table:align="center"/>
    </style:style>
    <style:style style:name="Table22.C1" style:family="table-column">
      <style:table-column-properties style:column-width="4.868cm"/>
    </style:style>
    <style:style style:name="Table22.C2" style:family="table-column">
      <style:table-column-properties style:column-width="1.177cm"/>
    </style:style>
    <style:style style:name="Table22.C3" style:family="table-column">
      <style:table-column-properties style:column-width="5.648cm"/>
    </style:style>
    <style:style style:name="Table22.C4" style:family="table-column">
      <style:table-column-properties style:column-width="4.436cm"/>
    </style:style>
    <style:style style:name="Table22.R1" style:family="table-row">
      <style:table-row-properties style:row-height="0.617cm"/>
    </style:style>
    <style:style style:name="Table22.R2" style:family="table-row">
      <style:table-row-properties style:row-height="0.744cm"/>
    </style:style>
    <style:style style:name="Table22.R3" style:family="table-row">
      <style:table-row-properties style:row-height="0.744cm"/>
    </style:style>
    <style:style style:name="Table22.R4" style:family="table-row">
      <style:table-row-properties style:row-height="0.914cm"/>
    </style:style>
    <style:style style:name="Table22.R5" style:family="table-row">
      <style:table-row-properties style:row-height="1.092cm"/>
    </style:style>
    <style:style style:name="Table22.R6" style:family="table-row">
      <style:table-row-properties style:row-height="1.109cm"/>
    </style:style>
    <style:style style:name="Table22.R7" style:family="table-row">
      <style:table-row-properties style:row-height="1.101cm"/>
    </style:style>
    <style:style style:name="Table22.R8" style:family="table-row">
      <style:table-row-properties style:row-height="1.058cm"/>
    </style:style>
    <style:style style:name="Table22.R9" style:family="table-row">
      <style:table-row-properties style:row-height="1.143cm"/>
    </style:style>
    <style:style style:name="Table22.R10" style:family="table-row">
      <style:table-row-properties style:row-height="1.101cm"/>
    </style:style>
    <style:style style:name="Table22.R11" style:family="table-row">
      <style:table-row-properties style:row-height="1.092cm"/>
    </style:style>
    <style:style style:name="Table22.R12" style:family="table-row">
      <style:table-row-properties style:row-height="1.626cm"/>
    </style:style>
    <style:style style:name="Table22.R13" style:family="table-row">
      <style:table-row-properties style:row-height="1.642cm"/>
    </style:style>
    <style:style style:name="Table22.R14" style:family="table-row">
      <style:table-row-properties style:row-height="1.143cm"/>
    </style:style>
    <style:style style:name="Table22.R15" style:family="table-row">
      <style:table-row-properties style:row-height="1.109cm"/>
    </style:style>
    <style:style style:name="Table22.R16" style:family="table-row">
      <style:table-row-properties style:row-height="1.058cm"/>
    </style:style>
    <style:style style:name="Table22.R17" style:family="table-row">
      <style:table-row-properties style:row-height="1.101cm"/>
    </style:style>
    <style:style style:name="Table22.R18" style:family="table-row">
      <style:table-row-properties style:row-height="1.101cm"/>
    </style:style>
    <style:style style:name="Table22.R19" style:family="table-row">
      <style:table-row-properties style:row-height="1.125cm"/>
    </style:style>
    <style:style style:name="Table22.R20" style:family="table-row">
      <style:table-row-properties style:row-height="1.626cm"/>
    </style:style>
    <style:style style:name="Table22.R21" style:family="table-row">
      <style:table-row-properties style:row-height="1.845cm"/>
    </style:style>
    <style:style style:name="Table22.R22" style:family="table-row">
      <style:table-row-properties style:row-height="0.914cm"/>
    </style:style>
    <style:style style:name="Table22.Cell1" style:family="table-cell">
      <style:table-cell-properties fo:background-color="#FFFFFF" style:vertical-align="top"/>
    </style:style>
    <style:style style:name="Table22.Cell2" style:family="table-cell">
      <style:table-cell-properties fo:background-color="#FFFFFF" style:vertical-align="top"/>
    </style:style>
    <style:style style:name="Table22.Cell3" style:family="table-cell">
      <style:table-cell-properties fo:background-color="#FFFFFF" style:vertical-align="top"/>
    </style:style>
    <style:style style:name="Table22.Cell4" style:family="table-cell">
      <style:table-cell-properties fo:background-color="#FFFFFF" style:vertical-align="top"/>
    </style:style>
    <style:style style:name="Table22.Cell5" style:family="table-cell">
      <style:table-cell-properties fo:background-color="#FFFFFF" style:vertical-align="top"/>
    </style:style>
    <style:style style:name="Table22.Cell6" style:family="table-cell">
      <style:table-cell-properties fo:background-color="#FFFFFF" style:vertical-align="top"/>
    </style:style>
    <style:style style:name="Table22.Cell7" style:family="table-cell">
      <style:table-cell-properties fo:background-color="#FFFFFF" style:vertical-align="top"/>
    </style:style>
    <style:style style:name="Table22.Cell8" style:family="table-cell">
      <style:table-cell-properties fo:background-color="#FFFFFF" style:vertical-align="top"/>
    </style:style>
    <style:style style:name="Table22.Cell9" style:family="table-cell">
      <style:table-cell-properties fo:background-color="#FFFFFF"/>
    </style:style>
    <style:style style:name="Table22.Cell10" style:family="table-cell">
      <style:table-cell-properties fo:background-color="#FFFFFF" style:vertical-align="top"/>
    </style:style>
    <style:style style:name="Table22.Cell11" style:family="table-cell">
      <style:table-cell-properties fo:background-color="#FFFFFF" style:vertical-align="top"/>
    </style:style>
    <style:style style:name="Table22.Cell12" style:family="table-cell">
      <style:table-cell-properties fo:background-color="#FFFFFF" style:vertical-align="top"/>
    </style:style>
    <style:style style:name="Table22.Cell13" style:family="table-cell">
      <style:table-cell-properties fo:background-color="#FFFFFF" style:vertical-align="top"/>
    </style:style>
    <style:style style:name="Table22.Cell14" style:family="table-cell">
      <style:table-cell-properties fo:background-color="#FFFFFF" style:vertical-align="top"/>
    </style:style>
    <style:style style:name="Table22.Cell15" style:family="table-cell">
      <style:table-cell-properties fo:background-color="#FFFFFF" style:vertical-align="top"/>
    </style:style>
    <style:style style:name="Table22.Cell16" style:family="table-cell">
      <style:table-cell-properties fo:background-color="#FFFFFF" style:vertical-align="top"/>
    </style:style>
    <style:style style:name="Table22.Cell17" style:family="table-cell">
      <style:table-cell-properties fo:background-color="#FFFFFF" style:vertical-align="middle"/>
    </style:style>
    <style:style style:name="Table22.Cell18" style:family="table-cell">
      <style:table-cell-properties fo:background-color="#FFFFFF" style:vertical-align="middle"/>
    </style:style>
    <style:style style:name="Table22.Cell19" style:family="table-cell">
      <style:table-cell-properties fo:background-color="#FFFFFF" style:vertical-align="middle"/>
    </style:style>
    <style:style style:name="Table22.Cell20" style:family="table-cell">
      <style:table-cell-properties fo:background-color="#FFFFFF" style:vertical-align="middle"/>
    </style:style>
    <style:style style:name="Table22.Cell21" style:family="table-cell">
      <style:table-cell-properties fo:background-color="#FFFFFF" style:vertical-align="top"/>
    </style:style>
    <style:style style:name="Table22.Cell22" style:family="table-cell">
      <style:table-cell-properties fo:background-color="#FFFFFF" style:vertical-align="middle"/>
    </style:style>
    <style:style style:name="Table22.Cell23" style:family="table-cell">
      <style:table-cell-properties fo:background-color="#FFFFFF" style:vertical-align="middle"/>
    </style:style>
    <style:style style:name="Table22.Cell24" style:family="table-cell">
      <style:table-cell-properties fo:background-color="#FFFFFF" style:vertical-align="middle"/>
    </style:style>
    <style:style style:name="Table22.Cell25" style:family="table-cell">
      <style:table-cell-properties fo:background-color="#FFFFFF" style:vertical-align="top"/>
    </style:style>
    <style:style style:name="Table22.Cell26" style:family="table-cell">
      <style:table-cell-properties fo:background-color="#FFFFFF" style:vertical-align="middle"/>
    </style:style>
    <style:style style:name="Table22.Cell27" style:family="table-cell">
      <style:table-cell-properties fo:background-color="#FFFFFF" style:vertical-align="middle"/>
    </style:style>
    <style:style style:name="Table22.Cell28" style:family="table-cell">
      <style:table-cell-properties fo:background-color="#FFFFFF" style:vertical-align="middle"/>
    </style:style>
    <style:style style:name="Table22.Cell29" style:family="table-cell">
      <style:table-cell-properties fo:background-color="#FFFFFF" style:vertical-align="top"/>
    </style:style>
    <style:style style:name="Table22.Cell30" style:family="table-cell">
      <style:table-cell-properties fo:background-color="#FFFFFF" style:vertical-align="middle"/>
    </style:style>
    <style:style style:name="Table22.Cell31" style:family="table-cell">
      <style:table-cell-properties fo:background-color="#FFFFFF" style:vertical-align="middle"/>
    </style:style>
    <style:style style:name="Table22.Cell32" style:family="table-cell">
      <style:table-cell-properties fo:background-color="#FFFFFF" style:vertical-align="middle"/>
    </style:style>
    <style:style style:name="Table22.Cell33" style:family="table-cell">
      <style:table-cell-properties fo:background-color="#FFFFFF" style:vertical-align="top"/>
    </style:style>
    <style:style style:name="Table22.Cell34" style:family="table-cell">
      <style:table-cell-properties fo:background-color="#FFFFFF" style:vertical-align="middle"/>
    </style:style>
    <style:style style:name="Table22.Cell35" style:family="table-cell">
      <style:table-cell-properties fo:background-color="#FFFFFF" style:vertical-align="middle"/>
    </style:style>
    <style:style style:name="Table22.Cell36" style:family="table-cell">
      <style:table-cell-properties fo:background-color="#FFFFFF" style:vertical-align="middle"/>
    </style:style>
    <style:style style:name="Table22.Cell37" style:family="table-cell">
      <style:table-cell-properties fo:background-color="#FFFFFF" style:vertical-align="top"/>
    </style:style>
    <style:style style:name="Table22.Cell38" style:family="table-cell">
      <style:table-cell-properties fo:background-color="#FFFFFF" style:vertical-align="middle"/>
    </style:style>
    <style:style style:name="Table22.Cell39" style:family="table-cell">
      <style:table-cell-properties fo:background-color="#FFFFFF" style:vertical-align="middle"/>
    </style:style>
    <style:style style:name="Table22.Cell40" style:family="table-cell">
      <style:table-cell-properties fo:background-color="#FFFFFF" style:vertical-align="middle"/>
    </style:style>
    <style:style style:name="Table22.Cell41" style:family="table-cell">
      <style:table-cell-properties fo:background-color="#FFFFFF" style:vertical-align="top"/>
    </style:style>
    <style:style style:name="Table22.Cell42" style:family="table-cell">
      <style:table-cell-properties fo:background-color="#FFFFFF" style:vertical-align="middle"/>
    </style:style>
    <style:style style:name="Table22.Cell43" style:family="table-cell">
      <style:table-cell-properties fo:background-color="#FFFFFF" style:vertical-align="middle"/>
    </style:style>
    <style:style style:name="Table22.Cell44" style:family="table-cell">
      <style:table-cell-properties fo:background-color="#FFFFFF" style:vertical-align="middle"/>
    </style:style>
    <style:style style:name="Table22.Cell45" style:family="table-cell">
      <style:table-cell-properties fo:background-color="#FFFFFF" style:vertical-align="top"/>
    </style:style>
    <style:style style:name="Table22.Cell46" style:family="table-cell">
      <style:table-cell-properties fo:background-color="#FFFFFF" style:vertical-align="top"/>
    </style:style>
    <style:style style:name="Table22.Cell47" style:family="table-cell">
      <style:table-cell-properties fo:background-color="#FFFFFF" style:vertical-align="top"/>
    </style:style>
    <style:style style:name="Table22.Cell48" style:family="table-cell">
      <style:table-cell-properties fo:background-color="#FFFFFF" style:vertical-align="middle"/>
    </style:style>
    <style:style style:name="Table22.Cell49" style:family="table-cell">
      <style:table-cell-properties fo:background-color="#FFFFFF"/>
    </style:style>
    <style:style style:name="Table22.Cell50" style:family="table-cell">
      <style:table-cell-properties fo:background-color="#FFFFFF"/>
    </style:style>
    <style:style style:name="Table22.Cell51" style:family="table-cell">
      <style:table-cell-properties fo:background-color="#FFFFFF"/>
    </style:style>
    <style:style style:name="Table22.Cell52" style:family="table-cell">
      <style:table-cell-properties fo:background-color="#FFFFFF"/>
    </style:style>
    <style:style style:name="Table22.Cell53" style:family="table-cell">
      <style:table-cell-properties fo:background-color="#FFFFFF" style:vertical-align="top"/>
    </style:style>
    <style:style style:name="Table22.Cell54" style:family="table-cell">
      <style:table-cell-properties fo:background-color="#FFFFFF" style:vertical-align="middle"/>
    </style:style>
    <style:style style:name="Table22.Cell55" style:family="table-cell">
      <style:table-cell-properties fo:background-color="#FFFFFF" style:vertical-align="middle"/>
    </style:style>
    <style:style style:name="Table22.Cell56" style:family="table-cell">
      <style:table-cell-properties fo:background-color="#FFFFFF" style:vertical-align="middle"/>
    </style:style>
    <style:style style:name="Table22.Cell57" style:family="table-cell">
      <style:table-cell-properties fo:background-color="#FFFFFF" style:vertical-align="top"/>
    </style:style>
    <style:style style:name="Table22.Cell58" style:family="table-cell">
      <style:table-cell-properties fo:background-color="#FFFFFF" style:vertical-align="middle"/>
    </style:style>
    <style:style style:name="Table22.Cell59" style:family="table-cell">
      <style:table-cell-properties fo:background-color="#FFFFFF" style:vertical-align="middle"/>
    </style:style>
    <style:style style:name="Table22.Cell60" style:family="table-cell">
      <style:table-cell-properties fo:background-color="#FFFFFF" style:vertical-align="middle"/>
    </style:style>
    <style:style style:name="Table22.Cell61" style:family="table-cell">
      <style:table-cell-properties fo:background-color="#FFFFFF" style:vertical-align="top"/>
    </style:style>
    <style:style style:name="Table22.Cell62" style:family="table-cell">
      <style:table-cell-properties fo:background-color="#FFFFFF" style:vertical-align="middle"/>
    </style:style>
    <style:style style:name="Table22.Cell63" style:family="table-cell">
      <style:table-cell-properties fo:background-color="#FFFFFF" style:vertical-align="middle"/>
    </style:style>
    <style:style style:name="Table22.Cell64" style:family="table-cell">
      <style:table-cell-properties fo:background-color="#FFFFFF" style:vertical-align="middle"/>
    </style:style>
    <style:style style:name="Table22.Cell65" style:family="table-cell">
      <style:table-cell-properties fo:background-color="#FFFFFF" style:vertical-align="top"/>
    </style:style>
    <style:style style:name="Table22.Cell66" style:family="table-cell">
      <style:table-cell-properties fo:background-color="#FFFFFF" style:vertical-align="middle"/>
    </style:style>
    <style:style style:name="Table22.Cell67" style:family="table-cell">
      <style:table-cell-properties fo:background-color="#FFFFFF" style:vertical-align="middle"/>
    </style:style>
    <style:style style:name="Table22.Cell68" style:family="table-cell">
      <style:table-cell-properties fo:background-color="#FFFFFF" style:vertical-align="middle"/>
    </style:style>
    <style:style style:name="Table22.Cell69" style:family="table-cell">
      <style:table-cell-properties fo:background-color="#FFFFFF" style:vertical-align="top"/>
    </style:style>
    <style:style style:name="Table22.Cell70" style:family="table-cell">
      <style:table-cell-properties fo:background-color="#FFFFFF" style:vertical-align="middle"/>
    </style:style>
    <style:style style:name="Table22.Cell71" style:family="table-cell">
      <style:table-cell-properties fo:background-color="#FFFFFF" style:vertical-align="middle"/>
    </style:style>
    <style:style style:name="Table22.Cell72" style:family="table-cell">
      <style:table-cell-properties fo:background-color="#FFFFFF" style:vertical-align="middle"/>
    </style:style>
    <style:style style:name="Table22.Cell73" style:family="table-cell">
      <style:table-cell-properties fo:background-color="#FFFFFF" style:vertical-align="top"/>
    </style:style>
    <style:style style:name="Table22.Cell74" style:family="table-cell">
      <style:table-cell-properties fo:background-color="#FFFFFF" style:vertical-align="middle"/>
    </style:style>
    <style:style style:name="Table22.Cell75" style:family="table-cell">
      <style:table-cell-properties fo:background-color="#FFFFFF" style:vertical-align="middle"/>
    </style:style>
    <style:style style:name="Table22.Cell76" style:family="table-cell">
      <style:table-cell-properties fo:background-color="#FFFFFF" style:vertical-align="middle"/>
    </style:style>
    <style:style style:name="Table22.Cell77" style:family="table-cell">
      <style:table-cell-properties fo:background-color="#FFFFFF" style:vertical-align="top"/>
    </style:style>
    <style:style style:name="Table22.Cell78" style:family="table-cell">
      <style:table-cell-properties fo:background-color="#FFFFFF" style:vertical-align="top"/>
    </style:style>
    <style:style style:name="Table22.Cell79" style:family="table-cell">
      <style:table-cell-properties fo:background-color="#FFFFFF" style:vertical-align="top"/>
    </style:style>
    <style:style style:name="Table22.Cell80" style:family="table-cell">
      <style:table-cell-properties fo:background-color="#FFFFFF" style:vertical-align="top"/>
    </style:style>
    <style:style style:name="Table22.Cell81" style:family="table-cell">
      <style:table-cell-properties fo:background-color="#FFFFFF" style:vertical-align="middle"/>
    </style:style>
    <style:style style:name="Table22.Cell82" style:family="table-cell">
      <style:table-cell-properties fo:background-color="#FFFFFF"/>
    </style:style>
    <style:style style:name="Table22.Cell83" style:family="table-cell">
      <style:table-cell-properties fo:background-color="#FFFFFF" style:vertical-align="middle"/>
    </style:style>
    <style:style style:name="Table22.Cell84" style:family="table-cell">
      <style:table-cell-properties fo:background-color="#FFFFFF" style:vertical-align="middle"/>
    </style:style>
    <style:style style:name="Table22.Cell85" style:family="table-cell">
      <style:table-cell-properties fo:background-color="#FFFFFF" style:vertical-align="top"/>
    </style:style>
    <style:style style:name="Table22.Cell86" style:family="table-cell">
      <style:table-cell-properties fo:background-color="#FFFFFF" style:vertical-align="top"/>
    </style:style>
    <style:style style:name="Table22.Cell87" style:family="table-cell">
      <style:table-cell-properties fo:background-color="#FFFFFF"/>
    </style:style>
    <style:style style:name="Table22.Cell88" style:family="table-cell">
      <style:table-cell-properties fo:background-color="#FFFFFF" style:vertical-align="top"/>
    </style:style>
    <style:style style:name="Table23" style:family="table">
      <style:table-properties style:writing-mode="lr-tb" style:width="16.129cm" table:align="center"/>
    </style:style>
    <style:style style:name="Table23.C1" style:family="table-column">
      <style:table-column-properties style:column-width="4.844cm"/>
    </style:style>
    <style:style style:name="Table23.C2" style:family="table-column">
      <style:table-column-properties style:column-width="1.203cm"/>
    </style:style>
    <style:style style:name="Table23.C3" style:family="table-column">
      <style:table-column-properties style:column-width="5.385cm"/>
    </style:style>
    <style:style style:name="Table23.C4" style:family="table-column">
      <style:table-column-properties style:column-width="4.699cm"/>
    </style:style>
    <style:style style:name="Table23.R1" style:family="table-row">
      <style:table-row-properties style:row-height="0.610cm"/>
    </style:style>
    <style:style style:name="Table23.R2" style:family="table-row">
      <style:table-row-properties style:row-height="0.744cm"/>
    </style:style>
    <style:style style:name="Table23.R3" style:family="table-row">
      <style:table-row-properties style:row-height="0.753cm"/>
    </style:style>
    <style:style style:name="Table23.R4" style:family="table-row">
      <style:table-row-properties style:row-height="0.914cm"/>
    </style:style>
    <style:style style:name="Table23.R5" style:family="table-row">
      <style:table-row-properties style:row-height="1.101cm"/>
    </style:style>
    <style:style style:name="Table23.R6" style:family="table-row">
      <style:table-row-properties style:row-height="1.092cm"/>
    </style:style>
    <style:style style:name="Table23.R7" style:family="table-row">
      <style:table-row-properties style:row-height="1.101cm"/>
    </style:style>
    <style:style style:name="Table23.R8" style:family="table-row">
      <style:table-row-properties style:row-height="1.109cm"/>
    </style:style>
    <style:style style:name="Table23.R9" style:family="table-row">
      <style:table-row-properties style:row-height="1.092cm"/>
    </style:style>
    <style:style style:name="Table23.R10" style:family="table-row">
      <style:table-row-properties style:row-height="1.092cm"/>
    </style:style>
    <style:style style:name="Table23.R11" style:family="table-row">
      <style:table-row-properties style:row-height="1.118cm"/>
    </style:style>
    <style:style style:name="Table23.R12" style:family="table-row">
      <style:table-row-properties style:row-height="1.515cm"/>
    </style:style>
    <style:style style:name="Table23.R13" style:family="table-row">
      <style:table-row-properties style:row-height="1.542cm"/>
    </style:style>
    <style:style style:name="Table23.R14" style:family="table-row">
      <style:table-row-properties style:row-height="1.109cm"/>
    </style:style>
    <style:style style:name="Table23.R15" style:family="table-row">
      <style:table-row-properties style:row-height="1.092cm"/>
    </style:style>
    <style:style style:name="Table23.R16" style:family="table-row">
      <style:table-row-properties style:row-height="1.134cm"/>
    </style:style>
    <style:style style:name="Table23.R17" style:family="table-row">
      <style:table-row-properties style:row-height="1.109cm"/>
    </style:style>
    <style:style style:name="Table23.R18" style:family="table-row">
      <style:table-row-properties style:row-height="1.058cm"/>
    </style:style>
    <style:style style:name="Table23.R19" style:family="table-row">
      <style:table-row-properties style:row-height="1.143cm"/>
    </style:style>
    <style:style style:name="Table23.R20" style:family="table-row">
      <style:table-row-properties style:row-height="0.762cm"/>
    </style:style>
    <style:style style:name="Table23.Cell1" style:family="table-cell">
      <style:table-cell-properties fo:background-color="#FFFFFF" style:vertical-align="top"/>
    </style:style>
    <style:style style:name="Table23.Cell2" style:family="table-cell">
      <style:table-cell-properties fo:background-color="#FFFFFF" style:vertical-align="top"/>
    </style:style>
    <style:style style:name="Table23.Cell3" style:family="table-cell">
      <style:table-cell-properties fo:background-color="#FFFFFF" style:vertical-align="top"/>
    </style:style>
    <style:style style:name="Table23.Cell4" style:family="table-cell">
      <style:table-cell-properties fo:background-color="#FFFFFF" style:vertical-align="top"/>
    </style:style>
    <style:style style:name="Table23.Cell5" style:family="table-cell">
      <style:table-cell-properties fo:background-color="#FFFFFF" style:vertical-align="top"/>
    </style:style>
    <style:style style:name="Table23.Cell6" style:family="table-cell">
      <style:table-cell-properties fo:background-color="#FFFFFF" style:vertical-align="top"/>
    </style:style>
    <style:style style:name="Table23.Cell7" style:family="table-cell">
      <style:table-cell-properties fo:background-color="#FFFFFF" style:vertical-align="top"/>
    </style:style>
    <style:style style:name="Table23.Cell8" style:family="table-cell">
      <style:table-cell-properties fo:background-color="#FFFFFF" style:vertical-align="top"/>
    </style:style>
    <style:style style:name="Table23.Cell9" style:family="table-cell">
      <style:table-cell-properties fo:background-color="#FFFFFF"/>
    </style:style>
    <style:style style:name="Table23.Cell10" style:family="table-cell">
      <style:table-cell-properties fo:background-color="#FFFFFF" style:vertical-align="top"/>
    </style:style>
    <style:style style:name="Table23.Cell11" style:family="table-cell">
      <style:table-cell-properties fo:background-color="#FFFFFF" style:vertical-align="top"/>
    </style:style>
    <style:style style:name="Table23.Cell12" style:family="table-cell">
      <style:table-cell-properties fo:background-color="#FFFFFF" style:vertical-align="top"/>
    </style:style>
    <style:style style:name="Table23.Cell13" style:family="table-cell">
      <style:table-cell-properties fo:background-color="#FFFFFF" style:vertical-align="top"/>
    </style:style>
    <style:style style:name="Table23.Cell14" style:family="table-cell">
      <style:table-cell-properties fo:background-color="#FFFFFF" style:vertical-align="top"/>
    </style:style>
    <style:style style:name="Table23.Cell15" style:family="table-cell">
      <style:table-cell-properties fo:background-color="#FFFFFF" style:vertical-align="top"/>
    </style:style>
    <style:style style:name="Table23.Cell16" style:family="table-cell">
      <style:table-cell-properties fo:background-color="#FFFFFF" style:vertical-align="top"/>
    </style:style>
    <style:style style:name="Table23.Cell17" style:family="table-cell">
      <style:table-cell-properties fo:background-color="#FFFFFF" style:vertical-align="top"/>
    </style:style>
    <style:style style:name="Table23.Cell18" style:family="table-cell">
      <style:table-cell-properties fo:background-color="#FFFFFF" style:vertical-align="middle"/>
    </style:style>
    <style:style style:name="Table23.Cell19" style:family="table-cell">
      <style:table-cell-properties fo:background-color="#FFFFFF" style:vertical-align="middle"/>
    </style:style>
    <style:style style:name="Table23.Cell20" style:family="table-cell">
      <style:table-cell-properties fo:background-color="#FFFFFF" style:vertical-align="middle"/>
    </style:style>
    <style:style style:name="Table23.Cell21" style:family="table-cell">
      <style:table-cell-properties fo:background-color="#FFFFFF" style:vertical-align="top"/>
    </style:style>
    <style:style style:name="Table23.Cell22" style:family="table-cell">
      <style:table-cell-properties fo:background-color="#FFFFFF" style:vertical-align="middle"/>
    </style:style>
    <style:style style:name="Table23.Cell23" style:family="table-cell">
      <style:table-cell-properties fo:background-color="#FFFFFF" style:vertical-align="middle"/>
    </style:style>
    <style:style style:name="Table23.Cell24" style:family="table-cell">
      <style:table-cell-properties fo:background-color="#FFFFFF" style:vertical-align="middle"/>
    </style:style>
    <style:style style:name="Table23.Cell25" style:family="table-cell">
      <style:table-cell-properties fo:background-color="#FFFFFF" style:vertical-align="top"/>
    </style:style>
    <style:style style:name="Table23.Cell26" style:family="table-cell">
      <style:table-cell-properties fo:background-color="#FFFFFF" style:vertical-align="middle"/>
    </style:style>
    <style:style style:name="Table23.Cell27" style:family="table-cell">
      <style:table-cell-properties fo:background-color="#FFFFFF" style:vertical-align="middle"/>
    </style:style>
    <style:style style:name="Table23.Cell28" style:family="table-cell">
      <style:table-cell-properties fo:background-color="#FFFFFF" style:vertical-align="middle"/>
    </style:style>
    <style:style style:name="Table23.Cell29" style:family="table-cell">
      <style:table-cell-properties fo:background-color="#FFFFFF" style:vertical-align="top"/>
    </style:style>
    <style:style style:name="Table23.Cell30" style:family="table-cell">
      <style:table-cell-properties fo:background-color="#FFFFFF" style:vertical-align="middle"/>
    </style:style>
    <style:style style:name="Table23.Cell31" style:family="table-cell">
      <style:table-cell-properties fo:background-color="#FFFFFF" style:vertical-align="middle"/>
    </style:style>
    <style:style style:name="Table23.Cell32" style:family="table-cell">
      <style:table-cell-properties fo:background-color="#FFFFFF" style:vertical-align="middle"/>
    </style:style>
    <style:style style:name="Table23.Cell33" style:family="table-cell">
      <style:table-cell-properties fo:background-color="#FFFFFF" style:vertical-align="top"/>
    </style:style>
    <style:style style:name="Table23.Cell34" style:family="table-cell">
      <style:table-cell-properties fo:background-color="#FFFFFF" style:vertical-align="middle"/>
    </style:style>
    <style:style style:name="Table23.Cell35" style:family="table-cell">
      <style:table-cell-properties fo:background-color="#FFFFFF" style:vertical-align="middle"/>
    </style:style>
    <style:style style:name="Table23.Cell36" style:family="table-cell">
      <style:table-cell-properties fo:background-color="#FFFFFF" style:vertical-align="middle"/>
    </style:style>
    <style:style style:name="Table23.Cell37" style:family="table-cell">
      <style:table-cell-properties fo:background-color="#FFFFFF" style:vertical-align="top"/>
    </style:style>
    <style:style style:name="Table23.Cell38" style:family="table-cell">
      <style:table-cell-properties fo:background-color="#FFFFFF" style:vertical-align="middle"/>
    </style:style>
    <style:style style:name="Table23.Cell39" style:family="table-cell">
      <style:table-cell-properties fo:background-color="#FFFFFF" style:vertical-align="middle"/>
    </style:style>
    <style:style style:name="Table23.Cell40" style:family="table-cell">
      <style:table-cell-properties fo:background-color="#FFFFFF" style:vertical-align="middle"/>
    </style:style>
    <style:style style:name="Table23.Cell41" style:family="table-cell">
      <style:table-cell-properties fo:background-color="#FFFFFF" style:vertical-align="top"/>
    </style:style>
    <style:style style:name="Table23.Cell42" style:family="table-cell">
      <style:table-cell-properties fo:background-color="#FFFFFF" style:vertical-align="middle"/>
    </style:style>
    <style:style style:name="Table23.Cell43" style:family="table-cell">
      <style:table-cell-properties fo:background-color="#FFFFFF" style:vertical-align="middle"/>
    </style:style>
    <style:style style:name="Table23.Cell44" style:family="table-cell">
      <style:table-cell-properties fo:background-color="#FFFFFF" style:vertical-align="middle"/>
    </style:style>
    <style:style style:name="Table23.Cell45" style:family="table-cell">
      <style:table-cell-properties fo:background-color="#FFFFFF" style:vertical-align="top"/>
    </style:style>
    <style:style style:name="Table23.Cell46" style:family="table-cell">
      <style:table-cell-properties fo:background-color="#FFFFFF" style:vertical-align="top"/>
    </style:style>
    <style:style style:name="Table23.Cell47" style:family="table-cell">
      <style:table-cell-properties fo:background-color="#FFFFFF" style:vertical-align="top"/>
    </style:style>
    <style:style style:name="Table23.Cell48" style:family="table-cell">
      <style:table-cell-properties fo:background-color="#FFFFFF" style:vertical-align="middle"/>
    </style:style>
    <style:style style:name="Table23.Cell49" style:family="table-cell">
      <style:table-cell-properties fo:background-color="#FFFFFF"/>
    </style:style>
    <style:style style:name="Table23.Cell50" style:family="table-cell">
      <style:table-cell-properties fo:background-color="#FFFFFF"/>
    </style:style>
    <style:style style:name="Table23.Cell51" style:family="table-cell">
      <style:table-cell-properties fo:background-color="#FFFFFF"/>
    </style:style>
    <style:style style:name="Table23.Cell52" style:family="table-cell">
      <style:table-cell-properties fo:background-color="#FFFFFF"/>
    </style:style>
    <style:style style:name="Table23.Cell53" style:family="table-cell">
      <style:table-cell-properties fo:background-color="#FFFFFF" style:vertical-align="top"/>
    </style:style>
    <style:style style:name="Table23.Cell54" style:family="table-cell">
      <style:table-cell-properties fo:background-color="#FFFFFF" style:vertical-align="middle"/>
    </style:style>
    <style:style style:name="Table23.Cell55" style:family="table-cell">
      <style:table-cell-properties fo:background-color="#FFFFFF" style:vertical-align="middle"/>
    </style:style>
    <style:style style:name="Table23.Cell56" style:family="table-cell">
      <style:table-cell-properties fo:background-color="#FFFFFF" style:vertical-align="middle"/>
    </style:style>
    <style:style style:name="Table23.Cell57" style:family="table-cell">
      <style:table-cell-properties fo:background-color="#FFFFFF" style:vertical-align="top"/>
    </style:style>
    <style:style style:name="Table23.Cell58" style:family="table-cell">
      <style:table-cell-properties fo:background-color="#FFFFFF" style:vertical-align="middle"/>
    </style:style>
    <style:style style:name="Table23.Cell59" style:family="table-cell">
      <style:table-cell-properties fo:background-color="#FFFFFF" style:vertical-align="middle"/>
    </style:style>
    <style:style style:name="Table23.Cell60" style:family="table-cell">
      <style:table-cell-properties fo:background-color="#FFFFFF" style:vertical-align="middle"/>
    </style:style>
    <style:style style:name="Table23.Cell61" style:family="table-cell">
      <style:table-cell-properties fo:background-color="#FFFFFF" style:vertical-align="top"/>
    </style:style>
    <style:style style:name="Table23.Cell62" style:family="table-cell">
      <style:table-cell-properties fo:background-color="#FFFFFF" style:vertical-align="middle"/>
    </style:style>
    <style:style style:name="Table23.Cell63" style:family="table-cell">
      <style:table-cell-properties fo:background-color="#FFFFFF" style:vertical-align="middle"/>
    </style:style>
    <style:style style:name="Table23.Cell64" style:family="table-cell">
      <style:table-cell-properties fo:background-color="#FFFFFF" style:vertical-align="middle"/>
    </style:style>
    <style:style style:name="Table23.Cell65" style:family="table-cell">
      <style:table-cell-properties fo:background-color="#FFFFFF" style:vertical-align="top"/>
    </style:style>
    <style:style style:name="Table23.Cell66" style:family="table-cell">
      <style:table-cell-properties fo:background-color="#FFFFFF" style:vertical-align="middle"/>
    </style:style>
    <style:style style:name="Table23.Cell67" style:family="table-cell">
      <style:table-cell-properties fo:background-color="#FFFFFF" style:vertical-align="middle"/>
    </style:style>
    <style:style style:name="Table23.Cell68" style:family="table-cell">
      <style:table-cell-properties fo:background-color="#FFFFFF" style:vertical-align="middle"/>
    </style:style>
    <style:style style:name="Table23.Cell69" style:family="table-cell">
      <style:table-cell-properties fo:background-color="#FFFFFF" style:vertical-align="top"/>
    </style:style>
    <style:style style:name="Table23.Cell70" style:family="table-cell">
      <style:table-cell-properties fo:background-color="#FFFFFF" style:vertical-align="middle"/>
    </style:style>
    <style:style style:name="Table23.Cell71" style:family="table-cell">
      <style:table-cell-properties fo:background-color="#FFFFFF" style:vertical-align="middle"/>
    </style:style>
    <style:style style:name="Table23.Cell72" style:family="table-cell">
      <style:table-cell-properties fo:background-color="#FFFFFF" style:vertical-align="middle"/>
    </style:style>
    <style:style style:name="Table23.Cell73" style:family="table-cell">
      <style:table-cell-properties fo:background-color="#FFFFFF" style:vertical-align="top"/>
    </style:style>
    <style:style style:name="Table23.Cell74" style:family="table-cell">
      <style:table-cell-properties fo:background-color="#FFFFFF" style:vertical-align="middle"/>
    </style:style>
    <style:style style:name="Table23.Cell75" style:family="table-cell">
      <style:table-cell-properties fo:background-color="#FFFFFF" style:vertical-align="middle"/>
    </style:style>
    <style:style style:name="Table23.Cell76" style:family="table-cell">
      <style:table-cell-properties fo:background-color="#FFFFFF" style:vertical-align="middle"/>
    </style:style>
    <style:style style:name="Table23.Cell77" style:family="table-cell">
      <style:table-cell-properties fo:background-color="#FFFFFF" style:vertical-align="top"/>
    </style:style>
    <style:style style:name="Table23.Cell78" style:family="table-cell">
      <style:table-cell-properties fo:background-color="#FFFFFF"/>
    </style:style>
    <style:style style:name="Table23.Cell79" style:family="table-cell">
      <style:table-cell-properties fo:background-color="#FFFFFF"/>
    </style:style>
    <style:style style:name="Table23.Cell80" style:family="table-cell">
      <style:table-cell-properties fo:background-color="#FFFFFF"/>
    </style:style>
    <style:style style:name="Table24" style:family="table">
      <style:table-properties style:writing-mode="lr-tb" style:width="16.129cm" table:align="center"/>
    </style:style>
    <style:style style:name="Table24.C1" style:family="table-column">
      <style:table-column-properties style:column-width="4.844cm"/>
    </style:style>
    <style:style style:name="Table24.C2" style:family="table-column">
      <style:table-column-properties style:column-width="6.452cm"/>
    </style:style>
    <style:style style:name="Table24.C3" style:family="table-column">
      <style:table-column-properties style:column-width="4.835cm"/>
    </style:style>
    <style:style style:name="Table24.R1" style:family="table-row">
      <style:table-row-properties style:row-height="0.617cm"/>
    </style:style>
    <style:style style:name="Table24.R2" style:family="table-row">
      <style:table-row-properties style:row-height="0.744cm"/>
    </style:style>
    <style:style style:name="Table24.R3" style:family="table-row">
      <style:table-row-properties style:row-height="0.744cm"/>
    </style:style>
    <style:style style:name="Table24.R4" style:family="table-row">
      <style:table-row-properties style:row-height="0.914cm"/>
    </style:style>
    <style:style style:name="Table24.R5" style:family="table-row">
      <style:table-row-properties style:row-height="1.058cm"/>
    </style:style>
    <style:style style:name="Table24.R6" style:family="table-row">
      <style:table-row-properties style:row-height="1.143cm"/>
    </style:style>
    <style:style style:name="Table24.R7" style:family="table-row">
      <style:table-row-properties style:row-height="1.101cm"/>
    </style:style>
    <style:style style:name="Table24.R8" style:family="table-row">
      <style:table-row-properties style:row-height="1.092cm"/>
    </style:style>
    <style:style style:name="Table24.R9" style:family="table-row">
      <style:table-row-properties style:row-height="1.101cm"/>
    </style:style>
    <style:style style:name="Table24.R10" style:family="table-row">
      <style:table-row-properties style:row-height="1.109cm"/>
    </style:style>
    <style:style style:name="Table24.R11" style:family="table-row">
      <style:table-row-properties style:row-height="1.109cm"/>
    </style:style>
    <style:style style:name="Table24.R12" style:family="table-row">
      <style:table-row-properties style:row-height="1.050cm"/>
    </style:style>
    <style:style style:name="Table24.R13" style:family="table-row">
      <style:table-row-properties style:row-height="1.134cm"/>
    </style:style>
    <style:style style:name="Table24.R14" style:family="table-row">
      <style:table-row-properties style:row-height="1.101cm"/>
    </style:style>
    <style:style style:name="Table24.R15" style:family="table-row">
      <style:table-row-properties style:row-height="1.101cm"/>
    </style:style>
    <style:style style:name="Table24.R16" style:family="table-row">
      <style:table-row-properties style:row-height="1.109cm"/>
    </style:style>
    <style:style style:name="Table24.R17" style:family="table-row">
      <style:table-row-properties style:row-height="1.058cm"/>
    </style:style>
    <style:style style:name="Table24.R18" style:family="table-row">
      <style:table-row-properties style:row-height="1.109cm"/>
    </style:style>
    <style:style style:name="Table24.R19" style:family="table-row">
      <style:table-row-properties style:row-height="1.651cm"/>
    </style:style>
    <style:style style:name="Table24.R20" style:family="table-row">
      <style:table-row-properties style:row-height="1.406cm"/>
    </style:style>
    <style:style style:name="Table24.R21" style:family="table-row">
      <style:table-row-properties style:row-height="1.379cm"/>
    </style:style>
    <style:style style:name="Table24.R22" style:family="table-row">
      <style:table-row-properties style:row-height="0.804cm"/>
    </style:style>
    <style:style style:name="Table24.Cell1" style:family="table-cell">
      <style:table-cell-properties fo:background-color="#FFFFFF" style:vertical-align="top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top"/>
    </style:style>
    <style:style style:name="Table24.Cell4" style:family="table-cell">
      <style:table-cell-properties fo:background-color="#FFFFFF" style:vertical-align="top"/>
    </style:style>
    <style:style style:name="Table24.Cell5" style:family="table-cell">
      <style:table-cell-properties fo:background-color="#FFFFFF" style:vertical-align="top"/>
    </style:style>
    <style:style style:name="Table24.Cell6" style:family="table-cell">
      <style:table-cell-properties fo:background-color="#FFFFFF" style:vertical-align="top"/>
    </style:style>
    <style:style style:name="Table24.Cell7" style:family="table-cell">
      <style:table-cell-properties fo:background-color="#FFFFFF"/>
    </style:style>
    <style:style style:name="Table24.Cell8" style:family="table-cell">
      <style:table-cell-properties fo:background-color="#FFFFFF" style:vertical-align="top"/>
    </style:style>
    <style:style style:name="Table24.Cell9" style:family="table-cell">
      <style:table-cell-properties fo:background-color="#FFFFFF" style:vertical-align="top"/>
    </style:style>
    <style:style style:name="Table24.Cell10" style:family="table-cell">
      <style:table-cell-properties fo:background-color="#FFFFFF" style:vertical-align="top"/>
    </style:style>
    <style:style style:name="Table24.Cell11" style:family="table-cell">
      <style:table-cell-properties fo:background-color="#FFFFFF" style:vertical-align="top"/>
    </style:style>
    <style:style style:name="Table24.Cell12" style:family="table-cell">
      <style:table-cell-properties fo:background-color="#FFFFFF" style:vertical-align="top"/>
    </style:style>
    <style:style style:name="Table24.Cell13" style:family="table-cell">
      <style:table-cell-properties fo:background-color="#FFFFFF" style:vertical-align="middle"/>
    </style:style>
    <style:style style:name="Table24.Cell14" style:family="table-cell">
      <style:table-cell-properties fo:background-color="#FFFFFF" style:vertical-align="middle"/>
    </style:style>
    <style:style style:name="Table24.Cell15" style:family="table-cell">
      <style:table-cell-properties fo:background-color="#FFFFFF" style:vertical-align="middle"/>
    </style:style>
    <style:style style:name="Table24.Cell16" style:family="table-cell">
      <style:table-cell-properties fo:background-color="#FFFFFF" style:vertical-align="top"/>
    </style:style>
    <style:style style:name="Table24.Cell17" style:family="table-cell">
      <style:table-cell-properties fo:background-color="#FFFFFF" style:vertical-align="middle"/>
    </style:style>
    <style:style style:name="Table24.Cell18" style:family="table-cell">
      <style:table-cell-properties fo:background-color="#FFFFFF" style:vertical-align="middle"/>
    </style:style>
    <style:style style:name="Table24.Cell19" style:family="table-cell">
      <style:table-cell-properties fo:background-color="#FFFFFF" style:vertical-align="top"/>
    </style:style>
    <style:style style:name="Table24.Cell20" style:family="table-cell">
      <style:table-cell-properties fo:background-color="#FFFFFF" style:vertical-align="middle"/>
    </style:style>
    <style:style style:name="Table24.Cell21" style:family="table-cell">
      <style:table-cell-properties fo:background-color="#FFFFFF" style:vertical-align="middle"/>
    </style:style>
    <style:style style:name="Table24.Cell22" style:family="table-cell">
      <style:table-cell-properties fo:background-color="#FFFFFF" style:vertical-align="top"/>
    </style:style>
    <style:style style:name="Table24.Cell23" style:family="table-cell">
      <style:table-cell-properties fo:background-color="#FFFFFF" style:vertical-align="middle"/>
    </style:style>
    <style:style style:name="Table24.Cell24" style:family="table-cell">
      <style:table-cell-properties fo:background-color="#FFFFFF" style:vertical-align="middle"/>
    </style:style>
    <style:style style:name="Table24.Cell25" style:family="table-cell">
      <style:table-cell-properties fo:background-color="#FFFFFF" style:vertical-align="top"/>
    </style:style>
    <style:style style:name="Table24.Cell26" style:family="table-cell">
      <style:table-cell-properties fo:background-color="#FFFFFF" style:vertical-align="middle"/>
    </style:style>
    <style:style style:name="Table24.Cell27" style:family="table-cell">
      <style:table-cell-properties fo:background-color="#FFFFFF" style:vertical-align="middle"/>
    </style:style>
    <style:style style:name="Table24.Cell28" style:family="table-cell">
      <style:table-cell-properties fo:background-color="#FFFFFF" style:vertical-align="top"/>
    </style:style>
    <style:style style:name="Table24.Cell29" style:family="table-cell">
      <style:table-cell-properties fo:background-color="#FFFFFF" style:vertical-align="middle"/>
    </style:style>
    <style:style style:name="Table24.Cell30" style:family="table-cell">
      <style:table-cell-properties fo:background-color="#FFFFFF" style:vertical-align="middle"/>
    </style:style>
    <style:style style:name="Table24.Cell31" style:family="table-cell">
      <style:table-cell-properties fo:background-color="#FFFFFF" style:vertical-align="top"/>
    </style:style>
    <style:style style:name="Table24.Cell32" style:family="table-cell">
      <style:table-cell-properties fo:background-color="#FFFFFF" style:vertical-align="middle"/>
    </style:style>
    <style:style style:name="Table24.Cell33" style:family="table-cell">
      <style:table-cell-properties fo:background-color="#FFFFFF" style:vertical-align="middle"/>
    </style:style>
    <style:style style:name="Table24.Cell34" style:family="table-cell">
      <style:table-cell-properties fo:background-color="#FFFFFF" style:vertical-align="top"/>
    </style:style>
    <style:style style:name="Table24.Cell35" style:family="table-cell">
      <style:table-cell-properties fo:background-color="#FFFFFF" style:vertical-align="middle"/>
    </style:style>
    <style:style style:name="Table24.Cell36" style:family="table-cell">
      <style:table-cell-properties fo:background-color="#FFFFFF" style:vertical-align="middle"/>
    </style:style>
    <style:style style:name="Table24.Cell37" style:family="table-cell">
      <style:table-cell-properties fo:background-color="#FFFFFF" style:vertical-align="top"/>
    </style:style>
    <style:style style:name="Table24.Cell38" style:family="table-cell">
      <style:table-cell-properties fo:background-color="#FFFFFF" style:vertical-align="middle"/>
    </style:style>
    <style:style style:name="Table24.Cell39" style:family="table-cell">
      <style:table-cell-properties fo:background-color="#FFFFFF" style:vertical-align="middle"/>
    </style:style>
    <style:style style:name="Table24.Cell40" style:family="table-cell">
      <style:table-cell-properties fo:background-color="#FFFFFF" style:vertical-align="top"/>
    </style:style>
    <style:style style:name="Table24.Cell41" style:family="table-cell">
      <style:table-cell-properties fo:background-color="#FFFFFF" style:vertical-align="middle"/>
    </style:style>
    <style:style style:name="Table24.Cell42" style:family="table-cell">
      <style:table-cell-properties fo:background-color="#FFFFFF" style:vertical-align="middle"/>
    </style:style>
    <style:style style:name="Table24.Cell43" style:family="table-cell">
      <style:table-cell-properties fo:background-color="#FFFFFF" style:vertical-align="top"/>
    </style:style>
    <style:style style:name="Table24.Cell44" style:family="table-cell">
      <style:table-cell-properties fo:background-color="#FFFFFF" style:vertical-align="middle"/>
    </style:style>
    <style:style style:name="Table24.Cell45" style:family="table-cell">
      <style:table-cell-properties fo:background-color="#FFFFFF" style:vertical-align="middle"/>
    </style:style>
    <style:style style:name="Table24.Cell46" style:family="table-cell">
      <style:table-cell-properties fo:background-color="#FFFFFF" style:vertical-align="top"/>
    </style:style>
    <style:style style:name="Table24.Cell47" style:family="table-cell">
      <style:table-cell-properties fo:background-color="#FFFFFF" style:vertical-align="middle"/>
    </style:style>
    <style:style style:name="Table24.Cell48" style:family="table-cell">
      <style:table-cell-properties fo:background-color="#FFFFFF" style:vertical-align="middle"/>
    </style:style>
    <style:style style:name="Table24.Cell49" style:family="table-cell">
      <style:table-cell-properties fo:background-color="#FFFFFF" style:vertical-align="top"/>
    </style:style>
    <style:style style:name="Table24.Cell50" style:family="table-cell">
      <style:table-cell-properties fo:background-color="#FFFFFF" style:vertical-align="middle"/>
    </style:style>
    <style:style style:name="Table24.Cell51" style:family="table-cell">
      <style:table-cell-properties fo:background-color="#FFFFFF" style:vertical-align="middle"/>
    </style:style>
    <style:style style:name="Table24.Cell52" style:family="table-cell">
      <style:table-cell-properties fo:background-color="#FFFFFF" style:vertical-align="top"/>
    </style:style>
    <style:style style:name="Table24.Cell53" style:family="table-cell">
      <style:table-cell-properties fo:background-color="#FFFFFF" style:vertical-align="middle"/>
    </style:style>
    <style:style style:name="Table24.Cell54" style:family="table-cell">
      <style:table-cell-properties fo:background-color="#FFFFFF" style:vertical-align="middle"/>
    </style:style>
    <style:style style:name="Table24.Cell55" style:family="table-cell">
      <style:table-cell-properties fo:background-color="#FFFFFF" style:vertical-align="top"/>
    </style:style>
    <style:style style:name="Table24.Cell56" style:family="table-cell">
      <style:table-cell-properties fo:background-color="#FFFFFF" style:vertical-align="top"/>
    </style:style>
    <style:style style:name="Table24.Cell57" style:family="table-cell">
      <style:table-cell-properties fo:background-color="#FFFFFF" style:vertical-align="top"/>
    </style:style>
    <style:style style:name="Table24.Cell58" style:family="table-cell">
      <style:table-cell-properties fo:background-color="#FFFFFF"/>
    </style:style>
    <style:style style:name="Table24.Cell59" style:family="table-cell">
      <style:table-cell-properties fo:background-color="#FFFFFF"/>
    </style:style>
    <style:style style:name="Table24.Cell60" style:family="table-cell">
      <style:table-cell-properties fo:background-color="#FFFFFF"/>
    </style:style>
    <style:style style:name="Table24.Cell61" style:family="table-cell">
      <style:table-cell-properties fo:background-color="#FFFFFF" style:vertical-align="top"/>
    </style:style>
    <style:style style:name="Table24.Cell62" style:family="table-cell">
      <style:table-cell-properties fo:background-color="#FFFFFF" style:vertical-align="middle"/>
    </style:style>
    <style:style style:name="Table24.Cell63" style:family="table-cell">
      <style:table-cell-properties fo:background-color="#FFFFFF" style:vertical-align="middle"/>
    </style:style>
    <style:style style:name="Table24.Cell64" style:family="table-cell">
      <style:table-cell-properties fo:background-color="#FFFFFF" style:vertical-align="top"/>
    </style:style>
    <style:style style:name="Table24.Cell65" style:family="table-cell">
      <style:table-cell-properties fo:background-color="#FFFFFF"/>
    </style:style>
    <style:style style:name="Table24.Cell66" style:family="table-cell">
      <style:table-cell-properties fo:background-color="#FFFFFF"/>
    </style:style>
    <style:style style:name="Table25" style:family="table">
      <style:table-properties style:writing-mode="lr-tb" style:width="16.129cm" table:align="center"/>
    </style:style>
    <style:style style:name="Table25.C1" style:family="table-column">
      <style:table-column-properties style:column-width="4.835cm"/>
    </style:style>
    <style:style style:name="Table25.C2" style:family="table-column">
      <style:table-column-properties style:column-width="1.210cm"/>
    </style:style>
    <style:style style:name="Table25.C3" style:family="table-column">
      <style:table-column-properties style:column-width="5.249cm"/>
    </style:style>
    <style:style style:name="Table25.C4" style:family="table-column">
      <style:table-column-properties style:column-width="4.835cm"/>
    </style:style>
    <style:style style:name="Table25.R1" style:family="table-row">
      <style:table-row-properties style:row-height="0.610cm"/>
    </style:style>
    <style:style style:name="Table25.R2" style:family="table-row">
      <style:table-row-properties style:row-height="0.744cm"/>
    </style:style>
    <style:style style:name="Table25.R3" style:family="table-row">
      <style:table-row-properties style:row-height="0.753cm"/>
    </style:style>
    <style:style style:name="Table25.R4" style:family="table-row">
      <style:table-row-properties style:row-height="0.914cm"/>
    </style:style>
    <style:style style:name="Table25.R5" style:family="table-row">
      <style:table-row-properties style:row-height="1.058cm"/>
    </style:style>
    <style:style style:name="Table25.R6" style:family="table-row">
      <style:table-row-properties style:row-height="1.143cm"/>
    </style:style>
    <style:style style:name="Table25.R7" style:family="table-row">
      <style:table-row-properties style:row-height="1.058cm"/>
    </style:style>
    <style:style style:name="Table25.R8" style:family="table-row">
      <style:table-row-properties style:row-height="1.143cm"/>
    </style:style>
    <style:style style:name="Table25.R9" style:family="table-row">
      <style:table-row-properties style:row-height="1.058cm"/>
    </style:style>
    <style:style style:name="Table25.R10" style:family="table-row">
      <style:table-row-properties style:row-height="1.109cm"/>
    </style:style>
    <style:style style:name="Table25.R11" style:family="table-row">
      <style:table-row-properties style:row-height="1.651cm"/>
    </style:style>
    <style:style style:name="Table25.R12" style:family="table-row">
      <style:table-row-properties style:row-height="1.642cm"/>
    </style:style>
    <style:style style:name="Table25.R13" style:family="table-row">
      <style:table-row-properties style:row-height="1.101cm"/>
    </style:style>
    <style:style style:name="Table25.R14" style:family="table-row">
      <style:table-row-properties style:row-height="1.143cm"/>
    </style:style>
    <style:style style:name="Table25.R15" style:family="table-row">
      <style:table-row-properties style:row-height="1.058cm"/>
    </style:style>
    <style:style style:name="Table25.R16" style:family="table-row">
      <style:table-row-properties style:row-height="1.143cm"/>
    </style:style>
    <style:style style:name="Table25.R17" style:family="table-row">
      <style:table-row-properties style:row-height="1.101cm"/>
    </style:style>
    <style:style style:name="Table25.R18" style:family="table-row">
      <style:table-row-properties style:row-height="1.058cm"/>
    </style:style>
    <style:style style:name="Table25.R19" style:family="table-row">
      <style:table-row-properties style:row-height="1.101cm"/>
    </style:style>
    <style:style style:name="Table25.R20" style:family="table-row">
      <style:table-row-properties style:row-height="0.838cm"/>
    </style:style>
    <style:style style:name="Table25.Cell1" style:family="table-cell">
      <style:table-cell-properties fo:background-color="#FFFFFF" style:vertical-align="top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 style:vertical-align="top"/>
    </style:style>
    <style:style style:name="Table25.Cell4" style:family="table-cell">
      <style:table-cell-properties fo:background-color="#FFFFFF" style:vertical-align="top"/>
    </style:style>
    <style:style style:name="Table25.Cell5" style:family="table-cell">
      <style:table-cell-properties fo:background-color="#FFFFFF" style:vertical-align="top"/>
    </style:style>
    <style:style style:name="Table25.Cell6" style:family="table-cell">
      <style:table-cell-properties fo:background-color="#FFFFFF" style:vertical-align="top"/>
    </style:style>
    <style:style style:name="Table25.Cell7" style:family="table-cell">
      <style:table-cell-properties fo:background-color="#FFFFFF" style:vertical-align="top"/>
    </style:style>
    <style:style style:name="Table25.Cell8" style:family="table-cell">
      <style:table-cell-properties fo:background-color="#FFFFFF" style:vertical-align="top"/>
    </style:style>
    <style:style style:name="Table25.Cell9" style:family="table-cell">
      <style:table-cell-properties fo:background-color="#FFFFFF" style:vertical-align="top"/>
    </style:style>
    <style:style style:name="Table25.Cell10" style:family="table-cell">
      <style:table-cell-properties fo:background-color="#FFFFFF" style:vertical-align="top"/>
    </style:style>
    <style:style style:name="Table25.Cell11" style:family="table-cell">
      <style:table-cell-properties fo:background-color="#FFFFFF" style:vertical-align="top"/>
    </style:style>
    <style:style style:name="Table25.Cell12" style:family="table-cell">
      <style:table-cell-properties fo:background-color="#FFFFFF" style:vertical-align="top"/>
    </style:style>
    <style:style style:name="Table25.Cell13" style:family="table-cell">
      <style:table-cell-properties fo:background-color="#FFFFFF" style:vertical-align="top"/>
    </style:style>
    <style:style style:name="Table25.Cell14" style:family="table-cell">
      <style:table-cell-properties fo:background-color="#FFFFFF" style:vertical-align="top"/>
    </style:style>
    <style:style style:name="Table25.Cell15" style:family="table-cell">
      <style:table-cell-properties fo:background-color="#FFFFFF" style:vertical-align="top"/>
    </style:style>
    <style:style style:name="Table25.Cell16" style:family="table-cell">
      <style:table-cell-properties fo:background-color="#FFFFFF" style:vertical-align="top"/>
    </style:style>
    <style:style style:name="Table25.Cell17" style:family="table-cell">
      <style:table-cell-properties fo:background-color="#FFFFFF" style:vertical-align="top"/>
    </style:style>
    <style:style style:name="Table25.Cell18" style:family="table-cell">
      <style:table-cell-properties fo:background-color="#FFFFFF" style:vertical-align="top"/>
    </style:style>
    <style:style style:name="Table25.Cell19" style:family="table-cell">
      <style:table-cell-properties fo:background-color="#FFFFFF" style:vertical-align="top"/>
    </style:style>
    <style:style style:name="Table25.Cell20" style:family="table-cell">
      <style:table-cell-properties fo:background-color="#FFFFFF" style:vertical-align="top"/>
    </style:style>
    <style:style style:name="Table25.Cell21" style:family="table-cell">
      <style:table-cell-properties fo:background-color="#FFFFFF" style:vertical-align="top"/>
    </style:style>
    <style:style style:name="Table25.Cell22" style:family="table-cell">
      <style:table-cell-properties fo:background-color="#FFFFFF" style:vertical-align="top"/>
    </style:style>
    <style:style style:name="Table25.Cell23" style:family="table-cell">
      <style:table-cell-properties fo:background-color="#FFFFFF" style:vertical-align="top"/>
    </style:style>
    <style:style style:name="Table25.Cell24" style:family="table-cell">
      <style:table-cell-properties fo:background-color="#FFFFFF" style:vertical-align="top"/>
    </style:style>
    <style:style style:name="Table25.Cell25" style:family="table-cell">
      <style:table-cell-properties fo:background-color="#FFFFFF" style:vertical-align="top"/>
    </style:style>
    <style:style style:name="Table25.Cell26" style:family="table-cell">
      <style:table-cell-properties fo:background-color="#FFFFFF" style:vertical-align="top"/>
    </style:style>
    <style:style style:name="Table25.Cell27" style:family="table-cell">
      <style:table-cell-properties fo:background-color="#FFFFFF" style:vertical-align="top"/>
    </style:style>
    <style:style style:name="Table25.Cell28" style:family="table-cell">
      <style:table-cell-properties fo:background-color="#FFFFFF" style:vertical-align="top"/>
    </style:style>
    <style:style style:name="Table25.Cell29" style:family="table-cell">
      <style:table-cell-properties fo:background-color="#FFFFFF" style:vertical-align="top"/>
    </style:style>
    <style:style style:name="Table25.Cell30" style:family="table-cell">
      <style:table-cell-properties fo:background-color="#FFFFFF" style:vertical-align="top"/>
    </style:style>
    <style:style style:name="Table25.Cell31" style:family="table-cell">
      <style:table-cell-properties fo:background-color="#FFFFFF" style:vertical-align="top"/>
    </style:style>
    <style:style style:name="Table25.Cell32" style:family="table-cell">
      <style:table-cell-properties fo:background-color="#FFFFFF" style:vertical-align="top"/>
    </style:style>
    <style:style style:name="Table25.Cell33" style:family="table-cell">
      <style:table-cell-properties fo:background-color="#FFFFFF" style:vertical-align="top"/>
    </style:style>
    <style:style style:name="Table25.Cell34" style:family="table-cell">
      <style:table-cell-properties fo:background-color="#FFFFFF" style:vertical-align="top"/>
    </style:style>
    <style:style style:name="Table25.Cell35" style:family="table-cell">
      <style:table-cell-properties fo:background-color="#FFFFFF" style:vertical-align="top"/>
    </style:style>
    <style:style style:name="Table25.Cell36" style:family="table-cell">
      <style:table-cell-properties fo:background-color="#FFFFFF" style:vertical-align="top"/>
    </style:style>
    <style:style style:name="Table25.Cell37" style:family="table-cell">
      <style:table-cell-properties fo:background-color="#FFFFFF" style:vertical-align="top"/>
    </style:style>
    <style:style style:name="Table25.Cell38" style:family="table-cell">
      <style:table-cell-properties fo:background-color="#FFFFFF" style:vertical-align="top"/>
    </style:style>
    <style:style style:name="Table25.Cell39" style:family="table-cell">
      <style:table-cell-properties fo:background-color="#FFFFFF" style:vertical-align="top"/>
    </style:style>
    <style:style style:name="Table25.Cell40" style:family="table-cell">
      <style:table-cell-properties fo:background-color="#FFFFFF" style:vertical-align="top"/>
    </style:style>
    <style:style style:name="Table25.Cell41" style:family="table-cell">
      <style:table-cell-properties fo:background-color="#FFFFFF" style:vertical-align="top"/>
    </style:style>
    <style:style style:name="Table25.Cell42" style:family="table-cell">
      <style:table-cell-properties fo:background-color="#FFFFFF" style:vertical-align="top"/>
    </style:style>
    <style:style style:name="Table25.Cell43" style:family="table-cell">
      <style:table-cell-properties fo:background-color="#FFFFFF" style:vertical-align="top"/>
    </style:style>
    <style:style style:name="Table25.Cell44" style:family="table-cell">
      <style:table-cell-properties fo:background-color="#FFFFFF" style:vertical-align="top"/>
    </style:style>
    <style:style style:name="Table25.Cell45" style:family="table-cell">
      <style:table-cell-properties fo:background-color="#FFFFFF" style:vertical-align="top"/>
    </style:style>
    <style:style style:name="Table25.Cell46" style:family="table-cell">
      <style:table-cell-properties fo:background-color="#FFFFFF" style:vertical-align="top"/>
    </style:style>
    <style:style style:name="Table25.Cell47" style:family="table-cell">
      <style:table-cell-properties fo:background-color="#FFFFFF" style:vertical-align="top"/>
    </style:style>
    <style:style style:name="Table25.Cell48" style:family="table-cell">
      <style:table-cell-properties fo:background-color="#FFFFFF" style:vertical-align="top"/>
    </style:style>
    <style:style style:name="Table25.Cell49" style:family="table-cell">
      <style:table-cell-properties fo:background-color="#FFFFFF" style:vertical-align="top"/>
    </style:style>
    <style:style style:name="Table25.Cell50" style:family="table-cell">
      <style:table-cell-properties fo:background-color="#FFFFFF" style:vertical-align="top"/>
    </style:style>
    <style:style style:name="Table25.Cell51" style:family="table-cell">
      <style:table-cell-properties fo:background-color="#FFFFFF" style:vertical-align="top"/>
    </style:style>
    <style:style style:name="Table25.Cell52" style:family="table-cell">
      <style:table-cell-properties fo:background-color="#FFFFFF" style:vertical-align="top"/>
    </style:style>
    <style:style style:name="Table25.Cell53" style:family="table-cell">
      <style:table-cell-properties fo:background-color="#FFFFFF" style:vertical-align="top"/>
    </style:style>
    <style:style style:name="Table25.Cell54" style:family="table-cell">
      <style:table-cell-properties fo:background-color="#FFFFFF" style:vertical-align="top"/>
    </style:style>
    <style:style style:name="Table25.Cell55" style:family="table-cell">
      <style:table-cell-properties fo:background-color="#FFFFFF" style:vertical-align="top"/>
    </style:style>
    <style:style style:name="Table25.Cell56" style:family="table-cell">
      <style:table-cell-properties fo:background-color="#FFFFFF" style:vertical-align="top"/>
    </style:style>
    <style:style style:name="Table25.Cell57" style:family="table-cell">
      <style:table-cell-properties fo:background-color="#FFFFFF" style:vertical-align="top"/>
    </style:style>
    <style:style style:name="Table25.Cell58" style:family="table-cell">
      <style:table-cell-properties fo:background-color="#FFFFFF" style:vertical-align="top"/>
    </style:style>
    <style:style style:name="Table25.Cell59" style:family="table-cell">
      <style:table-cell-properties fo:background-color="#FFFFFF" style:vertical-align="top"/>
    </style:style>
    <style:style style:name="Table25.Cell60" style:family="table-cell">
      <style:table-cell-properties fo:background-color="#FFFFFF" style:vertical-align="top"/>
    </style:style>
    <style:style style:name="Table25.Cell61" style:family="table-cell">
      <style:table-cell-properties fo:background-color="#FFFFFF" style:vertical-align="top"/>
    </style:style>
    <style:style style:name="Table25.Cell62" style:family="table-cell">
      <style:table-cell-properties fo:background-color="#FFFFFF" style:vertical-align="top"/>
    </style:style>
    <style:style style:name="Table25.Cell63" style:family="table-cell">
      <style:table-cell-properties fo:background-color="#FFFFFF" style:vertical-align="top"/>
    </style:style>
    <style:style style:name="Table25.Cell64" style:family="table-cell">
      <style:table-cell-properties fo:background-color="#FFFFFF" style:vertical-align="top"/>
    </style:style>
    <style:style style:name="Table25.Cell65" style:family="table-cell">
      <style:table-cell-properties fo:background-color="#FFFFFF" style:vertical-align="top"/>
    </style:style>
    <style:style style:name="Table25.Cell66" style:family="table-cell">
      <style:table-cell-properties fo:background-color="#FFFFFF" style:vertical-align="top"/>
    </style:style>
    <style:style style:name="Table25.Cell67" style:family="table-cell">
      <style:table-cell-properties fo:background-color="#FFFFFF" style:vertical-align="top"/>
    </style:style>
    <style:style style:name="Table25.Cell68" style:family="table-cell">
      <style:table-cell-properties fo:background-color="#FFFFFF" style:vertical-align="top"/>
    </style:style>
    <style:style style:name="Table25.Cell69" style:family="table-cell">
      <style:table-cell-properties fo:background-color="#FFFFFF" style:vertical-align="top"/>
    </style:style>
    <style:style style:name="Table25.Cell70" style:family="table-cell">
      <style:table-cell-properties fo:background-color="#FFFFFF" style:vertical-align="top"/>
    </style:style>
    <style:style style:name="Table25.Cell71" style:family="table-cell">
      <style:table-cell-properties fo:background-color="#FFFFFF" style:vertical-align="top"/>
    </style:style>
    <style:style style:name="Table25.Cell72" style:family="table-cell">
      <style:table-cell-properties fo:background-color="#FFFFFF" style:vertical-align="top"/>
    </style:style>
    <style:style style:name="Table25.Cell73" style:family="table-cell">
      <style:table-cell-properties fo:background-color="#FFFFFF" style:vertical-align="top"/>
    </style:style>
    <style:style style:name="Table25.Cell74" style:family="table-cell">
      <style:table-cell-properties fo:background-color="#FFFFFF" style:vertical-align="top"/>
    </style:style>
    <style:style style:name="Table25.Cell75" style:family="table-cell">
      <style:table-cell-properties fo:background-color="#FFFFFF" style:vertical-align="top"/>
    </style:style>
    <style:style style:name="Table25.Cell76" style:family="table-cell">
      <style:table-cell-properties fo:background-color="#FFFFFF" style:vertical-align="top"/>
    </style:style>
    <style:style style:name="Table25.Cell77" style:family="table-cell">
      <style:table-cell-properties fo:background-color="#FFFFFF" style:vertical-align="top"/>
    </style:style>
    <style:style style:name="Table25.Cell78" style:family="table-cell">
      <style:table-cell-properties fo:background-color="#FFFFFF" style:vertical-align="top"/>
    </style:style>
    <style:style style:name="Table25.Cell79" style:family="table-cell">
      <style:table-cell-properties fo:background-color="#FFFFFF" style:vertical-align="top"/>
    </style:style>
    <style:style style:name="Table25.Cell80" style:family="table-cell">
      <style:table-cell-properties fo:background-color="#FFFFFF" style:vertical-align="top"/>
    </style:style>
    <style:style style:name="Table26" style:family="table">
      <style:table-properties style:writing-mode="lr-tb" style:width="10.634cm" table:align="center"/>
    </style:style>
    <style:style style:name="Table26.C1" style:family="table-column">
      <style:table-column-properties style:column-width="0.550cm"/>
    </style:style>
    <style:style style:name="Table26.C2" style:family="table-column">
      <style:table-column-properties style:column-width="6.452cm"/>
    </style:style>
    <style:style style:name="Table26.C3" style:family="table-column">
      <style:table-column-properties style:column-width="3.632cm"/>
    </style:style>
    <style:style style:name="Table26.R1" style:family="table-row">
      <style:table-row-properties style:row-height="0.737cm"/>
    </style:style>
    <style:style style:name="Table26.R2" style:family="table-row">
      <style:table-row-properties style:row-height="1.067cm"/>
    </style:style>
    <style:style style:name="Table26.R3" style:family="table-row">
      <style:table-row-properties style:row-height="1.076cm"/>
    </style:style>
    <style:style style:name="Table26.R4" style:family="table-row">
      <style:table-row-properties style:row-height="1.092cm"/>
    </style:style>
    <style:style style:name="Table26.R5" style:family="table-row">
      <style:table-row-properties style:row-height="1.050cm"/>
    </style:style>
    <style:style style:name="Table26.R6" style:family="table-row">
      <style:table-row-properties style:row-height="1.076cm"/>
    </style:style>
    <style:style style:name="Table26.R7" style:family="table-row">
      <style:table-row-properties style:row-height="0.822cm"/>
    </style:style>
    <style:style style:name="Table26.Cell1" style:family="table-cell">
      <style:table-cell-properties fo:background-color="#FFFFFF" style:vertical-align="middle"/>
    </style:style>
    <style:style style:name="Table26.Cell2" style:family="table-cell">
      <style:table-cell-properties fo:background-color="#FFFFFF" style:vertical-align="top"/>
    </style:style>
    <style:style style:name="Table26.Cell3" style:family="table-cell">
      <style:table-cell-properties fo:background-color="#FFFFFF" style:vertical-align="top"/>
    </style:style>
    <style:style style:name="Table26.Cell4" style:family="table-cell">
      <style:table-cell-properties fo:background-color="#FFFFFF" style:vertical-align="middle"/>
    </style:style>
    <style:style style:name="Table26.Cell5" style:family="table-cell">
      <style:table-cell-properties fo:background-color="#FFFFFF" style:vertical-align="middle"/>
    </style:style>
    <style:style style:name="Table26.Cell6" style:family="table-cell">
      <style:table-cell-properties fo:background-color="#FFFFFF" style:vertical-align="middle"/>
    </style:style>
    <style:style style:name="Table26.Cell7" style:family="table-cell">
      <style:table-cell-properties fo:background-color="#FFFFFF" style:vertical-align="middle"/>
    </style:style>
    <style:style style:name="Table26.Cell8" style:family="table-cell">
      <style:table-cell-properties fo:background-color="#FFFFFF" style:vertical-align="middle"/>
    </style:style>
    <style:style style:name="Table26.Cell9" style:family="table-cell">
      <style:table-cell-properties fo:background-color="#FFFFFF" style:vertical-align="middle"/>
    </style:style>
    <style:style style:name="Table26.Cell10" style:family="table-cell">
      <style:table-cell-properties fo:background-color="#FFFFFF" style:vertical-align="middle"/>
    </style:style>
    <style:style style:name="Table26.Cell11" style:family="table-cell">
      <style:table-cell-properties fo:background-color="#FFFFFF" style:vertical-align="middle"/>
    </style:style>
    <style:style style:name="Table26.Cell12" style:family="table-cell">
      <style:table-cell-properties fo:background-color="#FFFFFF" style:vertical-align="middle"/>
    </style:style>
    <style:style style:name="Table26.Cell13" style:family="table-cell">
      <style:table-cell-properties fo:background-color="#FFFFFF" style:vertical-align="middle"/>
    </style:style>
    <style:style style:name="Table26.Cell14" style:family="table-cell">
      <style:table-cell-properties fo:background-color="#FFFFFF" style:vertical-align="middle"/>
    </style:style>
    <style:style style:name="Table26.Cell15" style:family="table-cell">
      <style:table-cell-properties fo:background-color="#FFFFFF" style:vertical-align="middle"/>
    </style:style>
    <style:style style:name="Table26.Cell16" style:family="table-cell">
      <style:table-cell-properties fo:background-color="#FFFFFF" style:vertical-align="middle"/>
    </style:style>
    <style:style style:name="Table26.Cell17" style:family="table-cell">
      <style:table-cell-properties fo:background-color="#FFFFFF" style:vertical-align="middle"/>
    </style:style>
    <style:style style:name="Table26.Cell18" style:family="table-cell">
      <style:table-cell-properties fo:background-color="#FFFFFF" style:vertical-align="middle"/>
    </style:style>
    <style:style style:name="Table26.Cell19" style:family="table-cell">
      <style:table-cell-properties fo:background-color="#FFFFFF"/>
    </style:style>
    <style:style style:name="Table26.Cell20" style:family="table-cell">
      <style:table-cell-properties fo:background-color="#FFFFFF"/>
    </style:style>
    <style:style style:name="Table26.Cell21" style:family="table-cell">
      <style:table-cell-properties fo:background-color="#FFFFFF"/>
    </style:style>
    <style:style style:name="Table27" style:family="table">
      <style:table-properties style:writing-mode="lr-tb" style:width="10.643cm" table:align="center"/>
    </style:style>
    <style:style style:name="Table27.C1" style:family="table-column">
      <style:table-column-properties style:column-width="0.550cm"/>
    </style:style>
    <style:style style:name="Table27.C2" style:family="table-column">
      <style:table-column-properties style:column-width="6.011cm"/>
    </style:style>
    <style:style style:name="Table27.C3" style:family="table-column">
      <style:table-column-properties style:column-width="4.082cm"/>
    </style:style>
    <style:style style:name="Table27.R1" style:family="table-row">
      <style:table-row-properties style:row-height="0.771cm"/>
    </style:style>
    <style:style style:name="Table27.R2" style:family="table-row">
      <style:table-row-properties style:row-height="1.050cm"/>
    </style:style>
    <style:style style:name="Table27.R3" style:family="table-row">
      <style:table-row-properties style:row-height="1.092cm"/>
    </style:style>
    <style:style style:name="Table27.R4" style:family="table-row">
      <style:table-row-properties style:row-height="1.025cm"/>
    </style:style>
    <style:style style:name="Table27.R5" style:family="table-row">
      <style:table-row-properties style:row-height="1.118cm"/>
    </style:style>
    <style:style style:name="Table27.R6" style:family="table-row">
      <style:table-row-properties style:row-height="0.780cm"/>
    </style:style>
    <style:style style:name="Table27.Cell1" style:family="table-cell">
      <style:table-cell-properties fo:background-color="#FFFFFF" style:vertical-align="middle"/>
    </style:style>
    <style:style style:name="Table27.Cell2" style:family="table-cell">
      <style:table-cell-properties fo:background-color="#FFFFFF" style:vertical-align="top"/>
    </style:style>
    <style:style style:name="Table27.Cell3" style:family="table-cell">
      <style:table-cell-properties fo:background-color="#FFFFFF" style:vertical-align="top"/>
    </style:style>
    <style:style style:name="Table27.Cell4" style:family="table-cell">
      <style:table-cell-properties fo:background-color="#FFFFFF" style:vertical-align="middle"/>
    </style:style>
    <style:style style:name="Table27.Cell5" style:family="table-cell">
      <style:table-cell-properties fo:background-color="#FFFFFF" style:vertical-align="middle"/>
    </style:style>
    <style:style style:name="Table27.Cell6" style:family="table-cell">
      <style:table-cell-properties fo:background-color="#FFFFFF" style:vertical-align="middle"/>
    </style:style>
    <style:style style:name="Table27.Cell7" style:family="table-cell">
      <style:table-cell-properties fo:background-color="#FFFFFF" style:vertical-align="middle"/>
    </style:style>
    <style:style style:name="Table27.Cell8" style:family="table-cell">
      <style:table-cell-properties fo:background-color="#FFFFFF" style:vertical-align="middle"/>
    </style:style>
    <style:style style:name="Table27.Cell9" style:family="table-cell">
      <style:table-cell-properties fo:background-color="#FFFFFF" style:vertical-align="middle"/>
    </style:style>
    <style:style style:name="Table27.Cell10" style:family="table-cell">
      <style:table-cell-properties fo:background-color="#FFFFFF" style:vertical-align="middle"/>
    </style:style>
    <style:style style:name="Table27.Cell11" style:family="table-cell">
      <style:table-cell-properties fo:background-color="#FFFFFF" style:vertical-align="middle"/>
    </style:style>
    <style:style style:name="Table27.Cell12" style:family="table-cell">
      <style:table-cell-properties fo:background-color="#FFFFFF" style:vertical-align="middle"/>
    </style:style>
    <style:style style:name="Table27.Cell13" style:family="table-cell">
      <style:table-cell-properties fo:background-color="#FFFFFF" style:vertical-align="middle"/>
    </style:style>
    <style:style style:name="Table27.Cell14" style:family="table-cell">
      <style:table-cell-properties fo:background-color="#FFFFFF" style:vertical-align="middle"/>
    </style:style>
    <style:style style:name="Table27.Cell15" style:family="table-cell">
      <style:table-cell-properties fo:background-color="#FFFFFF" style:vertical-align="middle"/>
    </style:style>
    <style:style style:name="Table27.Cell16" style:family="table-cell">
      <style:table-cell-properties fo:background-color="#FFFFFF"/>
    </style:style>
    <style:style style:name="Table27.Cell17" style:family="table-cell">
      <style:table-cell-properties fo:background-color="#FFFFFF"/>
    </style:style>
    <style:style style:name="Table27.Cell18" style:family="table-cell">
      <style:table-cell-properties fo:background-color="#FFFFFF"/>
    </style:style>
    <style:style style:name="Table28" style:family="table">
      <style:table-properties style:writing-mode="lr-tb" style:width="16.120cm" table:align="center"/>
    </style:style>
    <style:style style:name="Table28.C1" style:family="table-column">
      <style:table-column-properties style:column-width="4.844cm"/>
    </style:style>
    <style:style style:name="Table28.C2" style:family="table-column">
      <style:table-column-properties style:column-width="1.270cm"/>
    </style:style>
    <style:style style:name="Table28.C3" style:family="table-column">
      <style:table-column-properties style:column-width="5.207cm"/>
    </style:style>
    <style:style style:name="Table28.C4" style:family="table-column">
      <style:table-column-properties style:column-width="4.801cm"/>
    </style:style>
    <style:style style:name="Table28.R1" style:family="table-row">
      <style:table-row-properties style:row-height="0.610cm"/>
    </style:style>
    <style:style style:name="Table28.R2" style:family="table-row">
      <style:table-row-properties style:row-height="0.744cm"/>
    </style:style>
    <style:style style:name="Table28.R3" style:family="table-row">
      <style:table-row-properties style:row-height="0.753cm"/>
    </style:style>
    <style:style style:name="Table28.R4" style:family="table-row">
      <style:table-row-properties style:row-height="0.914cm"/>
    </style:style>
    <style:style style:name="Table28.R5" style:family="table-row">
      <style:table-row-properties style:row-height="1.083cm"/>
    </style:style>
    <style:style style:name="Table28.R6" style:family="table-row">
      <style:table-row-properties style:row-height="1.083cm"/>
    </style:style>
    <style:style style:name="Table28.R7" style:family="table-row">
      <style:table-row-properties style:row-height="1.118cm"/>
    </style:style>
    <style:style style:name="Table28.R8" style:family="table-row">
      <style:table-row-properties style:row-height="1.109cm"/>
    </style:style>
    <style:style style:name="Table28.R9" style:family="table-row">
      <style:table-row-properties style:row-height="1.067cm"/>
    </style:style>
    <style:style style:name="Table28.R10" style:family="table-row">
      <style:table-row-properties style:row-height="1.143cm"/>
    </style:style>
    <style:style style:name="Table28.R11" style:family="table-row">
      <style:table-row-properties style:row-height="1.101cm"/>
    </style:style>
    <style:style style:name="Table28.R12" style:family="table-row">
      <style:table-row-properties style:row-height="1.101cm"/>
    </style:style>
    <style:style style:name="Table28.R13" style:family="table-row">
      <style:table-row-properties style:row-height="1.109cm"/>
    </style:style>
    <style:style style:name="Table28.R14" style:family="table-row">
      <style:table-row-properties style:row-height="1.050cm"/>
    </style:style>
    <style:style style:name="Table28.R15" style:family="table-row">
      <style:table-row-properties style:row-height="0.822cm"/>
    </style:style>
    <style:style style:name="Table28.Cell1" style:family="table-cell">
      <style:table-cell-properties fo:background-color="#FFFFFF" style:vertical-align="top"/>
    </style:style>
    <style:style style:name="Table28.Cell2" style:family="table-cell">
      <style:table-cell-properties fo:background-color="#FFFFFF" style:vertical-align="top"/>
    </style:style>
    <style:style style:name="Table28.Cell3" style:family="table-cell">
      <style:table-cell-properties fo:background-color="#FFFFFF" style:vertical-align="top"/>
    </style:style>
    <style:style style:name="Table28.Cell4" style:family="table-cell">
      <style:table-cell-properties fo:background-color="#FFFFFF" style:vertical-align="top"/>
    </style:style>
    <style:style style:name="Table28.Cell5" style:family="table-cell">
      <style:table-cell-properties fo:background-color="#FFFFFF" style:vertical-align="top"/>
    </style:style>
    <style:style style:name="Table28.Cell6" style:family="table-cell">
      <style:table-cell-properties fo:background-color="#FFFFFF" style:vertical-align="top"/>
    </style:style>
    <style:style style:name="Table28.Cell7" style:family="table-cell">
      <style:table-cell-properties fo:background-color="#FFFFFF" style:vertical-align="top"/>
    </style:style>
    <style:style style:name="Table28.Cell8" style:family="table-cell">
      <style:table-cell-properties fo:background-color="#FFFFFF" style:vertical-align="top"/>
    </style:style>
    <style:style style:name="Table28.Cell9" style:family="table-cell">
      <style:table-cell-properties fo:background-color="#FFFFFF"/>
    </style:style>
    <style:style style:name="Table28.Cell10" style:family="table-cell">
      <style:table-cell-properties fo:background-color="#FFFFFF" style:vertical-align="top"/>
    </style:style>
    <style:style style:name="Table28.Cell11" style:family="table-cell">
      <style:table-cell-properties fo:background-color="#FFFFFF" style:vertical-align="top"/>
    </style:style>
    <style:style style:name="Table28.Cell12" style:family="table-cell">
      <style:table-cell-properties fo:background-color="#FFFFFF" style:vertical-align="top"/>
    </style:style>
    <style:style style:name="Table28.Cell13" style:family="table-cell">
      <style:table-cell-properties fo:background-color="#FFFFFF" style:vertical-align="top"/>
    </style:style>
    <style:style style:name="Table28.Cell14" style:family="table-cell">
      <style:table-cell-properties fo:background-color="#FFFFFF" style:vertical-align="top"/>
    </style:style>
    <style:style style:name="Table28.Cell15" style:family="table-cell">
      <style:table-cell-properties fo:background-color="#FFFFFF" style:vertical-align="top"/>
    </style:style>
    <style:style style:name="Table28.Cell16" style:family="table-cell">
      <style:table-cell-properties fo:background-color="#FFFFFF" style:vertical-align="top"/>
    </style:style>
    <style:style style:name="Table28.Cell17" style:family="table-cell">
      <style:table-cell-properties fo:background-color="#FFFFFF" style:vertical-align="middle"/>
    </style:style>
    <style:style style:name="Table28.Cell18" style:family="table-cell">
      <style:table-cell-properties fo:background-color="#FFFFFF" style:vertical-align="middle"/>
    </style:style>
    <style:style style:name="Table28.Cell19" style:family="table-cell">
      <style:table-cell-properties fo:background-color="#FFFFFF" style:vertical-align="middle"/>
    </style:style>
    <style:style style:name="Table28.Cell20" style:family="table-cell">
      <style:table-cell-properties fo:background-color="#FFFFFF" style:vertical-align="middle"/>
    </style:style>
    <style:style style:name="Table28.Cell21" style:family="table-cell">
      <style:table-cell-properties fo:background-color="#FFFFFF" style:vertical-align="top"/>
    </style:style>
    <style:style style:name="Table28.Cell22" style:family="table-cell">
      <style:table-cell-properties fo:background-color="#FFFFFF" style:vertical-align="middle"/>
    </style:style>
    <style:style style:name="Table28.Cell23" style:family="table-cell">
      <style:table-cell-properties fo:background-color="#FFFFFF" style:vertical-align="middle"/>
    </style:style>
    <style:style style:name="Table28.Cell24" style:family="table-cell">
      <style:table-cell-properties fo:background-color="#FFFFFF" style:vertical-align="middle"/>
    </style:style>
    <style:style style:name="Table28.Cell25" style:family="table-cell">
      <style:table-cell-properties fo:background-color="#FFFFFF" style:vertical-align="top"/>
    </style:style>
    <style:style style:name="Table28.Cell26" style:family="table-cell">
      <style:table-cell-properties fo:background-color="#FFFFFF" style:vertical-align="middle"/>
    </style:style>
    <style:style style:name="Table28.Cell27" style:family="table-cell">
      <style:table-cell-properties fo:background-color="#FFFFFF" style:vertical-align="middle"/>
    </style:style>
    <style:style style:name="Table28.Cell28" style:family="table-cell">
      <style:table-cell-properties fo:background-color="#FFFFFF" style:vertical-align="middle"/>
    </style:style>
    <style:style style:name="Table28.Cell29" style:family="table-cell">
      <style:table-cell-properties fo:background-color="#FFFFFF" style:vertical-align="top"/>
    </style:style>
    <style:style style:name="Table28.Cell30" style:family="table-cell">
      <style:table-cell-properties fo:background-color="#FFFFFF" style:vertical-align="middle"/>
    </style:style>
    <style:style style:name="Table28.Cell31" style:family="table-cell">
      <style:table-cell-properties fo:background-color="#FFFFFF" style:vertical-align="middle"/>
    </style:style>
    <style:style style:name="Table28.Cell32" style:family="table-cell">
      <style:table-cell-properties fo:background-color="#FFFFFF" style:vertical-align="middle"/>
    </style:style>
    <style:style style:name="Table28.Cell33" style:family="table-cell">
      <style:table-cell-properties fo:background-color="#FFFFFF" style:vertical-align="top"/>
    </style:style>
    <style:style style:name="Table28.Cell34" style:family="table-cell">
      <style:table-cell-properties fo:background-color="#FFFFFF" style:vertical-align="middle"/>
    </style:style>
    <style:style style:name="Table28.Cell35" style:family="table-cell">
      <style:table-cell-properties fo:background-color="#FFFFFF" style:vertical-align="middle"/>
    </style:style>
    <style:style style:name="Table28.Cell36" style:family="table-cell">
      <style:table-cell-properties fo:background-color="#FFFFFF" style:vertical-align="middle"/>
    </style:style>
    <style:style style:name="Table28.Cell37" style:family="table-cell">
      <style:table-cell-properties fo:background-color="#FFFFFF" style:vertical-align="top"/>
    </style:style>
    <style:style style:name="Table28.Cell38" style:family="table-cell">
      <style:table-cell-properties fo:background-color="#FFFFFF" style:vertical-align="middle"/>
    </style:style>
    <style:style style:name="Table28.Cell39" style:family="table-cell">
      <style:table-cell-properties fo:background-color="#FFFFFF" style:vertical-align="middle"/>
    </style:style>
    <style:style style:name="Table28.Cell40" style:family="table-cell">
      <style:table-cell-properties fo:background-color="#FFFFFF" style:vertical-align="middle"/>
    </style:style>
    <style:style style:name="Table28.Cell41" style:family="table-cell">
      <style:table-cell-properties fo:background-color="#FFFFFF" style:vertical-align="top"/>
    </style:style>
    <style:style style:name="Table28.Cell42" style:family="table-cell">
      <style:table-cell-properties fo:background-color="#FFFFFF" style:vertical-align="middle"/>
    </style:style>
    <style:style style:name="Table28.Cell43" style:family="table-cell">
      <style:table-cell-properties fo:background-color="#FFFFFF" style:vertical-align="middle"/>
    </style:style>
    <style:style style:name="Table28.Cell44" style:family="table-cell">
      <style:table-cell-properties fo:background-color="#FFFFFF" style:vertical-align="middle"/>
    </style:style>
    <style:style style:name="Table28.Cell45" style:family="table-cell">
      <style:table-cell-properties fo:background-color="#FFFFFF" style:vertical-align="top"/>
    </style:style>
    <style:style style:name="Table28.Cell46" style:family="table-cell">
      <style:table-cell-properties fo:background-color="#FFFFFF" style:vertical-align="middle"/>
    </style:style>
    <style:style style:name="Table28.Cell47" style:family="table-cell">
      <style:table-cell-properties fo:background-color="#FFFFFF" style:vertical-align="middle"/>
    </style:style>
    <style:style style:name="Table28.Cell48" style:family="table-cell">
      <style:table-cell-properties fo:background-color="#FFFFFF" style:vertical-align="middle"/>
    </style:style>
    <style:style style:name="Table28.Cell49" style:family="table-cell">
      <style:table-cell-properties fo:background-color="#FFFFFF" style:vertical-align="top"/>
    </style:style>
    <style:style style:name="Table28.Cell50" style:family="table-cell">
      <style:table-cell-properties fo:background-color="#FFFFFF" style:vertical-align="middle"/>
    </style:style>
    <style:style style:name="Table28.Cell51" style:family="table-cell">
      <style:table-cell-properties fo:background-color="#FFFFFF" style:vertical-align="middle"/>
    </style:style>
    <style:style style:name="Table28.Cell52" style:family="table-cell">
      <style:table-cell-properties fo:background-color="#FFFFFF" style:vertical-align="middle"/>
    </style:style>
    <style:style style:name="Table28.Cell53" style:family="table-cell">
      <style:table-cell-properties fo:background-color="#FFFFFF" style:vertical-align="top"/>
    </style:style>
    <style:style style:name="Table28.Cell54" style:family="table-cell">
      <style:table-cell-properties fo:background-color="#FFFFFF" style:vertical-align="middle"/>
    </style:style>
    <style:style style:name="Table28.Cell55" style:family="table-cell">
      <style:table-cell-properties fo:background-color="#FFFFFF" style:vertical-align="middle"/>
    </style:style>
    <style:style style:name="Table28.Cell56" style:family="table-cell">
      <style:table-cell-properties fo:background-color="#FFFFFF" style:vertical-align="middle"/>
    </style:style>
    <style:style style:name="Table28.Cell57" style:family="table-cell">
      <style:table-cell-properties fo:background-color="#FFFFFF" style:vertical-align="top"/>
    </style:style>
    <style:style style:name="Table28.Cell58" style:family="table-cell">
      <style:table-cell-properties fo:background-color="#FFFFFF" style:vertical-align="top"/>
    </style:style>
    <style:style style:name="Table28.Cell59" style:family="table-cell">
      <style:table-cell-properties fo:background-color="#FFFFFF" style:vertical-align="top"/>
    </style:style>
    <style:style style:name="Table28.Cell60" style:family="table-cell">
      <style:table-cell-properties fo:background-color="#FFFFFF"/>
    </style:style>
    <style:style style:name="Table29" style:family="table">
      <style:table-properties style:writing-mode="lr-tb" style:width="16.129cm" table:align="center"/>
    </style:style>
    <style:style style:name="Table29.C1" style:family="table-column">
      <style:table-column-properties style:column-width="6.045cm"/>
    </style:style>
    <style:style style:name="Table29.C2" style:family="table-column">
      <style:table-column-properties style:column-width="10.084cm"/>
    </style:style>
    <style:style style:name="Table29.R1" style:family="table-row">
      <style:table-row-properties style:row-height="0.610cm"/>
    </style:style>
    <style:style style:name="Table29.R2" style:family="table-row">
      <style:table-row-properties style:row-height="0.855cm"/>
    </style:style>
    <style:style style:name="Table29.R3" style:family="table-row">
      <style:table-row-properties style:row-height="0.635cm"/>
    </style:style>
    <style:style style:name="Table29.R4" style:family="table-row">
      <style:table-row-properties style:row-height="0.931cm"/>
    </style:style>
    <style:style style:name="Table29.R5" style:family="table-row">
      <style:table-row-properties style:row-height="1.092cm"/>
    </style:style>
    <style:style style:name="Table29.R6" style:family="table-row">
      <style:table-row-properties style:row-height="1.083cm"/>
    </style:style>
    <style:style style:name="Table29.R7" style:family="table-row">
      <style:table-row-properties style:row-height="1.118cm"/>
    </style:style>
    <style:style style:name="Table29.R8" style:family="table-row">
      <style:table-row-properties style:row-height="1.101cm"/>
    </style:style>
    <style:style style:name="Table29.R9" style:family="table-row">
      <style:table-row-properties style:row-height="1.101cm"/>
    </style:style>
    <style:style style:name="Table29.R10" style:family="table-row">
      <style:table-row-properties style:row-height="1.083cm"/>
    </style:style>
    <style:style style:name="Table29.R11" style:family="table-row">
      <style:table-row-properties style:row-height="2.760cm"/>
    </style:style>
    <style:style style:name="Table29.R12" style:family="table-row">
      <style:table-row-properties style:row-height="1.660cm"/>
    </style:style>
    <style:style style:name="Table29.R13" style:family="table-row">
      <style:table-row-properties style:row-height="1.101cm"/>
    </style:style>
    <style:style style:name="Table29.R14" style:family="table-row">
      <style:table-row-properties style:row-height="1.101cm"/>
    </style:style>
    <style:style style:name="Table29.R15" style:family="table-row">
      <style:table-row-properties style:row-height="1.101cm"/>
    </style:style>
    <style:style style:name="Table29.R16" style:family="table-row">
      <style:table-row-properties style:row-height="1.101cm"/>
    </style:style>
    <style:style style:name="Table29.R17" style:family="table-row">
      <style:table-row-properties style:row-height="1.083cm"/>
    </style:style>
    <style:style style:name="Table29.R18" style:family="table-row">
      <style:table-row-properties style:row-height="1.101cm"/>
    </style:style>
    <style:style style:name="Table29.R19" style:family="table-row">
      <style:table-row-properties style:row-height="1.118cm"/>
    </style:style>
    <style:style style:name="Table29.R20" style:family="table-row">
      <style:table-row-properties style:row-height="0.762cm"/>
    </style:style>
    <style:style style:name="Table29.Cell1" style:family="table-cell">
      <style:table-cell-properties fo:background-color="#FFFFFF" style:vertical-align="top"/>
    </style:style>
    <style:style style:name="Table29.Cell2" style:family="table-cell">
      <style:table-cell-properties fo:background-color="#FFFFFF" style:vertical-align="top"/>
    </style:style>
    <style:style style:name="Table29.Cell3" style:family="table-cell">
      <style:table-cell-properties fo:background-color="#FFFFFF" style:vertical-align="top"/>
    </style:style>
    <style:style style:name="Table29.Cell4" style:family="table-cell">
      <style:table-cell-properties fo:background-color="#FFFFFF" style:vertical-align="top"/>
    </style:style>
    <style:style style:name="Table29.Cell5" style:family="table-cell">
      <style:table-cell-properties fo:background-color="#FFFFFF" style:vertical-align="top"/>
    </style:style>
    <style:style style:name="Table29.Cell6" style:family="table-cell">
      <style:table-cell-properties fo:background-color="#FFFFFF" style:vertical-align="top"/>
    </style:style>
    <style:style style:name="Table29.Cell7" style:family="table-cell">
      <style:table-cell-properties fo:background-color="#FFFFFF" style:vertical-align="top"/>
    </style:style>
    <style:style style:name="Table29.Cell8" style:family="table-cell">
      <style:table-cell-properties fo:background-color="#FFFFFF" style:vertical-align="top"/>
    </style:style>
    <style:style style:name="Table29.Cell9" style:family="table-cell">
      <style:table-cell-properties fo:background-color="#FFFFFF" style:vertical-align="middle"/>
    </style:style>
    <style:style style:name="Table29.Cell10" style:family="table-cell">
      <style:table-cell-properties fo:background-color="#FFFFFF" style:vertical-align="middle"/>
    </style:style>
    <style:style style:name="Table29.Cell11" style:family="table-cell">
      <style:table-cell-properties fo:background-color="#FFFFFF" style:vertical-align="middle"/>
    </style:style>
    <style:style style:name="Table29.Cell12" style:family="table-cell">
      <style:table-cell-properties fo:background-color="#FFFFFF" style:vertical-align="middle"/>
    </style:style>
    <style:style style:name="Table29.Cell13" style:family="table-cell">
      <style:table-cell-properties fo:background-color="#FFFFFF" style:vertical-align="middle"/>
    </style:style>
    <style:style style:name="Table29.Cell14" style:family="table-cell">
      <style:table-cell-properties fo:background-color="#FFFFFF" style:vertical-align="middle"/>
    </style:style>
    <style:style style:name="Table29.Cell15" style:family="table-cell">
      <style:table-cell-properties fo:background-color="#FFFFFF" style:vertical-align="middle"/>
    </style:style>
    <style:style style:name="Table29.Cell16" style:family="table-cell">
      <style:table-cell-properties fo:background-color="#FFFFFF" style:vertical-align="middle"/>
    </style:style>
    <style:style style:name="Table29.Cell17" style:family="table-cell">
      <style:table-cell-properties fo:background-color="#FFFFFF" style:vertical-align="middle"/>
    </style:style>
    <style:style style:name="Table29.Cell18" style:family="table-cell">
      <style:table-cell-properties fo:background-color="#FFFFFF" style:vertical-align="middle"/>
    </style:style>
    <style:style style:name="Table29.Cell19" style:family="table-cell">
      <style:table-cell-properties fo:background-color="#FFFFFF" style:vertical-align="middle"/>
    </style:style>
    <style:style style:name="Table29.Cell20" style:family="table-cell">
      <style:table-cell-properties fo:background-color="#FFFFFF" style:vertical-align="middle"/>
    </style:style>
    <style:style style:name="Table29.Cell21" style:family="table-cell">
      <style:table-cell-properties fo:background-color="#FFFFFF" style:vertical-align="top"/>
    </style:style>
    <style:style style:name="Table29.Cell22" style:family="table-cell">
      <style:table-cell-properties fo:background-color="#FFFFFF" style:vertical-align="top"/>
    </style:style>
    <style:style style:name="Table29.Cell23" style:family="table-cell">
      <style:table-cell-properties fo:background-color="#FFFFFF"/>
    </style:style>
    <style:style style:name="Table29.Cell24" style:family="table-cell">
      <style:table-cell-properties fo:background-color="#FFFFFF"/>
    </style:style>
    <style:style style:name="Table29.Cell25" style:family="table-cell">
      <style:table-cell-properties fo:background-color="#FFFFFF" style:vertical-align="middle"/>
    </style:style>
    <style:style style:name="Table29.Cell26" style:family="table-cell">
      <style:table-cell-properties fo:background-color="#FFFFFF" style:vertical-align="middle"/>
    </style:style>
    <style:style style:name="Table29.Cell27" style:family="table-cell">
      <style:table-cell-properties fo:background-color="#FFFFFF" style:vertical-align="middle"/>
    </style:style>
    <style:style style:name="Table29.Cell28" style:family="table-cell">
      <style:table-cell-properties fo:background-color="#FFFFFF" style:vertical-align="middle"/>
    </style:style>
    <style:style style:name="Table29.Cell29" style:family="table-cell">
      <style:table-cell-properties fo:background-color="#FFFFFF" style:vertical-align="middle"/>
    </style:style>
    <style:style style:name="Table29.Cell30" style:family="table-cell">
      <style:table-cell-properties fo:background-color="#FFFFFF" style:vertical-align="middle"/>
    </style:style>
    <style:style style:name="Table29.Cell31" style:family="table-cell">
      <style:table-cell-properties fo:background-color="#FFFFFF" style:vertical-align="middle"/>
    </style:style>
    <style:style style:name="Table29.Cell32" style:family="table-cell">
      <style:table-cell-properties fo:background-color="#FFFFFF" style:vertical-align="middle"/>
    </style:style>
    <style:style style:name="Table29.Cell33" style:family="table-cell">
      <style:table-cell-properties fo:background-color="#FFFFFF" style:vertical-align="middle"/>
    </style:style>
    <style:style style:name="Table29.Cell34" style:family="table-cell">
      <style:table-cell-properties fo:background-color="#FFFFFF" style:vertical-align="middle"/>
    </style:style>
    <style:style style:name="Table29.Cell35" style:family="table-cell">
      <style:table-cell-properties fo:background-color="#FFFFFF" style:vertical-align="middle"/>
    </style:style>
    <style:style style:name="Table29.Cell36" style:family="table-cell">
      <style:table-cell-properties fo:background-color="#FFFFFF" style:vertical-align="middle"/>
    </style:style>
    <style:style style:name="Table29.Cell37" style:family="table-cell">
      <style:table-cell-properties fo:background-color="#FFFFFF" style:vertical-align="middle"/>
    </style:style>
    <style:style style:name="Table29.Cell38" style:family="table-cell">
      <style:table-cell-properties fo:background-color="#FFFFFF" style:vertical-align="middle"/>
    </style:style>
    <style:style style:name="Table29.Cell39" style:family="table-cell">
      <style:table-cell-properties fo:background-color="#FFFFFF"/>
    </style:style>
    <style:style style:name="Table29.Cell40" style:family="table-cell">
      <style:table-cell-properties fo:background-color="#FFFFFF"/>
    </style:style>
    <style:style style:name="Table30" style:family="table">
      <style:table-properties style:writing-mode="lr-tb" style:width="16.129cm" table:align="center"/>
    </style:style>
    <style:style style:name="Table30.C1" style:family="table-column">
      <style:table-column-properties style:column-width="6.045cm"/>
    </style:style>
    <style:style style:name="Table30.C2" style:family="table-column">
      <style:table-column-properties style:column-width="10.084cm"/>
    </style:style>
    <style:style style:name="Table30.R1" style:family="table-row">
      <style:table-row-properties style:row-height="0.347cm"/>
    </style:style>
    <style:style style:name="Table30.Cell1" style:family="table-cell">
      <style:table-cell-properties fo:background-color="#FFFFFF" style:vertical-align="top"/>
    </style:style>
    <style:style style:name="Table30.Cell2" style:family="table-cell">
      <style:table-cell-properties fo:background-color="#FFFFFF" style:vertical-align="top"/>
    </style:style>
    <style:style style:name="Table31" style:family="table">
      <style:table-properties style:writing-mode="lr-tb" style:width="16.129cm" table:align="center"/>
    </style:style>
    <style:style style:name="Table31.C1" style:family="table-column">
      <style:table-column-properties style:column-width="4.877cm"/>
    </style:style>
    <style:style style:name="Table31.C2" style:family="table-column">
      <style:table-column-properties style:column-width="1.252cm"/>
    </style:style>
    <style:style style:name="Table31.C3" style:family="table-column">
      <style:table-column-properties style:column-width="5.630cm"/>
    </style:style>
    <style:style style:name="Table31.C4" style:family="table-column">
      <style:table-column-properties style:column-width="4.369cm"/>
    </style:style>
    <style:style style:name="Table31.R1" style:family="table-row">
      <style:table-row-properties style:row-height="0.610cm"/>
    </style:style>
    <style:style style:name="Table31.R2" style:family="table-row">
      <style:table-row-properties style:row-height="0.744cm"/>
    </style:style>
    <style:style style:name="Table31.R3" style:family="table-row">
      <style:table-row-properties style:row-height="0.753cm"/>
    </style:style>
    <style:style style:name="Table31.R4" style:family="table-row">
      <style:table-row-properties style:row-height="0.914cm"/>
    </style:style>
    <style:style style:name="Table31.R5" style:family="table-row">
      <style:table-row-properties style:row-height="1.083cm"/>
    </style:style>
    <style:style style:name="Table31.R6" style:family="table-row">
      <style:table-row-properties style:row-height="1.118cm"/>
    </style:style>
    <style:style style:name="Table31.R7" style:family="table-row">
      <style:table-row-properties style:row-height="1.101cm"/>
    </style:style>
    <style:style style:name="Table31.R8" style:family="table-row">
      <style:table-row-properties style:row-height="1.101cm"/>
    </style:style>
    <style:style style:name="Table31.R9" style:family="table-row">
      <style:table-row-properties style:row-height="1.067cm"/>
    </style:style>
    <style:style style:name="Table31.R10" style:family="table-row">
      <style:table-row-properties style:row-height="1.101cm"/>
    </style:style>
    <style:style style:name="Table31.R11" style:family="table-row">
      <style:table-row-properties style:row-height="1.101cm"/>
    </style:style>
    <style:style style:name="Table31.R12" style:family="table-row">
      <style:table-row-properties style:row-height="1.134cm"/>
    </style:style>
    <style:style style:name="Table31.R13" style:family="table-row">
      <style:table-row-properties style:row-height="1.101cm"/>
    </style:style>
    <style:style style:name="Table31.R14" style:family="table-row">
      <style:table-row-properties style:row-height="1.058cm"/>
    </style:style>
    <style:style style:name="Table31.R15" style:family="table-row">
      <style:table-row-properties style:row-height="1.152cm"/>
    </style:style>
    <style:style style:name="Table31.R16" style:family="table-row">
      <style:table-row-properties style:row-height="0.771cm"/>
    </style:style>
    <style:style style:name="Table31.Cell1" style:family="table-cell">
      <style:table-cell-properties fo:background-color="#FFFFFF" style:vertical-align="top"/>
    </style:style>
    <style:style style:name="Table31.Cell2" style:family="table-cell">
      <style:table-cell-properties fo:background-color="#FFFFFF" style:vertical-align="top"/>
    </style:style>
    <style:style style:name="Table31.Cell3" style:family="table-cell">
      <style:table-cell-properties fo:background-color="#FFFFFF" style:vertical-align="top"/>
    </style:style>
    <style:style style:name="Table31.Cell4" style:family="table-cell">
      <style:table-cell-properties fo:background-color="#FFFFFF" style:vertical-align="top"/>
    </style:style>
    <style:style style:name="Table31.Cell5" style:family="table-cell">
      <style:table-cell-properties fo:background-color="#FFFFFF" style:vertical-align="top"/>
    </style:style>
    <style:style style:name="Table31.Cell6" style:family="table-cell">
      <style:table-cell-properties fo:background-color="#FFFFFF" style:vertical-align="top"/>
    </style:style>
    <style:style style:name="Table31.Cell7" style:family="table-cell">
      <style:table-cell-properties fo:background-color="#FFFFFF" style:vertical-align="top"/>
    </style:style>
    <style:style style:name="Table31.Cell8" style:family="table-cell">
      <style:table-cell-properties fo:background-color="#FFFFFF" style:vertical-align="top"/>
    </style:style>
    <style:style style:name="Table31.Cell9" style:family="table-cell">
      <style:table-cell-properties fo:background-color="#FFFFFF"/>
    </style:style>
    <style:style style:name="Table31.Cell10" style:family="table-cell">
      <style:table-cell-properties fo:background-color="#FFFFFF" style:vertical-align="top"/>
    </style:style>
    <style:style style:name="Table31.Cell11" style:family="table-cell">
      <style:table-cell-properties fo:background-color="#FFFFFF" style:vertical-align="top"/>
    </style:style>
    <style:style style:name="Table31.Cell12" style:family="table-cell">
      <style:table-cell-properties fo:background-color="#FFFFFF" style:vertical-align="top"/>
    </style:style>
    <style:style style:name="Table31.Cell13" style:family="table-cell">
      <style:table-cell-properties fo:background-color="#FFFFFF" style:vertical-align="top"/>
    </style:style>
    <style:style style:name="Table31.Cell14" style:family="table-cell">
      <style:table-cell-properties fo:background-color="#FFFFFF" style:vertical-align="top"/>
    </style:style>
    <style:style style:name="Table31.Cell15" style:family="table-cell">
      <style:table-cell-properties fo:background-color="#FFFFFF" style:vertical-align="top"/>
    </style:style>
    <style:style style:name="Table31.Cell16" style:family="table-cell">
      <style:table-cell-properties fo:background-color="#FFFFFF" style:vertical-align="top"/>
    </style:style>
    <style:style style:name="Table31.Cell17" style:family="table-cell">
      <style:table-cell-properties fo:background-color="#FFFFFF" style:vertical-align="middle"/>
    </style:style>
    <style:style style:name="Table31.Cell18" style:family="table-cell">
      <style:table-cell-properties fo:background-color="#FFFFFF" style:vertical-align="middle"/>
    </style:style>
    <style:style style:name="Table31.Cell19" style:family="table-cell">
      <style:table-cell-properties fo:background-color="#FFFFFF" style:vertical-align="middle"/>
    </style:style>
    <style:style style:name="Table31.Cell20" style:family="table-cell">
      <style:table-cell-properties fo:background-color="#FFFFFF" style:vertical-align="middle"/>
    </style:style>
    <style:style style:name="Table31.Cell21" style:family="table-cell">
      <style:table-cell-properties fo:background-color="#FFFFFF" style:vertical-align="top"/>
    </style:style>
    <style:style style:name="Table31.Cell22" style:family="table-cell">
      <style:table-cell-properties fo:background-color="#FFFFFF" style:vertical-align="middle"/>
    </style:style>
    <style:style style:name="Table31.Cell23" style:family="table-cell">
      <style:table-cell-properties fo:background-color="#FFFFFF" style:vertical-align="middle"/>
    </style:style>
    <style:style style:name="Table31.Cell24" style:family="table-cell">
      <style:table-cell-properties fo:background-color="#FFFFFF" style:vertical-align="middle"/>
    </style:style>
    <style:style style:name="Table31.Cell25" style:family="table-cell">
      <style:table-cell-properties fo:background-color="#FFFFFF" style:vertical-align="top"/>
    </style:style>
    <style:style style:name="Table31.Cell26" style:family="table-cell">
      <style:table-cell-properties fo:background-color="#FFFFFF" style:vertical-align="middle"/>
    </style:style>
    <style:style style:name="Table31.Cell27" style:family="table-cell">
      <style:table-cell-properties fo:background-color="#FFFFFF" style:vertical-align="middle"/>
    </style:style>
    <style:style style:name="Table31.Cell28" style:family="table-cell">
      <style:table-cell-properties fo:background-color="#FFFFFF" style:vertical-align="middle"/>
    </style:style>
    <style:style style:name="Table31.Cell29" style:family="table-cell">
      <style:table-cell-properties fo:background-color="#FFFFFF" style:vertical-align="top"/>
    </style:style>
    <style:style style:name="Table31.Cell30" style:family="table-cell">
      <style:table-cell-properties fo:background-color="#FFFFFF" style:vertical-align="middle"/>
    </style:style>
    <style:style style:name="Table31.Cell31" style:family="table-cell">
      <style:table-cell-properties fo:background-color="#FFFFFF" style:vertical-align="middle"/>
    </style:style>
    <style:style style:name="Table31.Cell32" style:family="table-cell">
      <style:table-cell-properties fo:background-color="#FFFFFF" style:vertical-align="middle"/>
    </style:style>
    <style:style style:name="Table31.Cell33" style:family="table-cell">
      <style:table-cell-properties fo:background-color="#FFFFFF" style:vertical-align="top"/>
    </style:style>
    <style:style style:name="Table31.Cell34" style:family="table-cell">
      <style:table-cell-properties fo:background-color="#FFFFFF" style:vertical-align="middle"/>
    </style:style>
    <style:style style:name="Table31.Cell35" style:family="table-cell">
      <style:table-cell-properties fo:background-color="#FFFFFF" style:vertical-align="middle"/>
    </style:style>
    <style:style style:name="Table31.Cell36" style:family="table-cell">
      <style:table-cell-properties fo:background-color="#FFFFFF" style:vertical-align="middle"/>
    </style:style>
    <style:style style:name="Table31.Cell37" style:family="table-cell">
      <style:table-cell-properties fo:background-color="#FFFFFF" style:vertical-align="top"/>
    </style:style>
    <style:style style:name="Table31.Cell38" style:family="table-cell">
      <style:table-cell-properties fo:background-color="#FFFFFF" style:vertical-align="middle"/>
    </style:style>
    <style:style style:name="Table31.Cell39" style:family="table-cell">
      <style:table-cell-properties fo:background-color="#FFFFFF" style:vertical-align="middle"/>
    </style:style>
    <style:style style:name="Table31.Cell40" style:family="table-cell">
      <style:table-cell-properties fo:background-color="#FFFFFF" style:vertical-align="middle"/>
    </style:style>
    <style:style style:name="Table31.Cell41" style:family="table-cell">
      <style:table-cell-properties fo:background-color="#FFFFFF" style:vertical-align="top"/>
    </style:style>
    <style:style style:name="Table31.Cell42" style:family="table-cell">
      <style:table-cell-properties fo:background-color="#FFFFFF" style:vertical-align="middle"/>
    </style:style>
    <style:style style:name="Table31.Cell43" style:family="table-cell">
      <style:table-cell-properties fo:background-color="#FFFFFF" style:vertical-align="middle"/>
    </style:style>
    <style:style style:name="Table31.Cell44" style:family="table-cell">
      <style:table-cell-properties fo:background-color="#FFFFFF" style:vertical-align="middle"/>
    </style:style>
    <style:style style:name="Table31.Cell45" style:family="table-cell">
      <style:table-cell-properties fo:background-color="#FFFFFF" style:vertical-align="top"/>
    </style:style>
    <style:style style:name="Table31.Cell46" style:family="table-cell">
      <style:table-cell-properties fo:background-color="#FFFFFF" style:vertical-align="middle"/>
    </style:style>
    <style:style style:name="Table31.Cell47" style:family="table-cell">
      <style:table-cell-properties fo:background-color="#FFFFFF" style:vertical-align="middle"/>
    </style:style>
    <style:style style:name="Table31.Cell48" style:family="table-cell">
      <style:table-cell-properties fo:background-color="#FFFFFF" style:vertical-align="middle"/>
    </style:style>
    <style:style style:name="Table31.Cell49" style:family="table-cell">
      <style:table-cell-properties fo:background-color="#FFFFFF" style:vertical-align="top"/>
    </style:style>
    <style:style style:name="Table31.Cell50" style:family="table-cell">
      <style:table-cell-properties fo:background-color="#FFFFFF" style:vertical-align="middle"/>
    </style:style>
    <style:style style:name="Table31.Cell51" style:family="table-cell">
      <style:table-cell-properties fo:background-color="#FFFFFF" style:vertical-align="middle"/>
    </style:style>
    <style:style style:name="Table31.Cell52" style:family="table-cell">
      <style:table-cell-properties fo:background-color="#FFFFFF" style:vertical-align="middle"/>
    </style:style>
    <style:style style:name="Table31.Cell53" style:family="table-cell">
      <style:table-cell-properties fo:background-color="#FFFFFF" style:vertical-align="top"/>
    </style:style>
    <style:style style:name="Table31.Cell54" style:family="table-cell">
      <style:table-cell-properties fo:background-color="#FFFFFF" style:vertical-align="middle"/>
    </style:style>
    <style:style style:name="Table31.Cell55" style:family="table-cell">
      <style:table-cell-properties fo:background-color="#FFFFFF" style:vertical-align="middle"/>
    </style:style>
    <style:style style:name="Table31.Cell56" style:family="table-cell">
      <style:table-cell-properties fo:background-color="#FFFFFF" style:vertical-align="middle"/>
    </style:style>
    <style:style style:name="Table31.Cell57" style:family="table-cell">
      <style:table-cell-properties fo:background-color="#FFFFFF" style:vertical-align="top"/>
    </style:style>
    <style:style style:name="Table31.Cell58" style:family="table-cell">
      <style:table-cell-properties fo:background-color="#FFFFFF" style:vertical-align="middle"/>
    </style:style>
    <style:style style:name="Table31.Cell59" style:family="table-cell">
      <style:table-cell-properties fo:background-color="#FFFFFF" style:vertical-align="middle"/>
    </style:style>
    <style:style style:name="Table31.Cell60" style:family="table-cell">
      <style:table-cell-properties fo:background-color="#FFFFFF" style:vertical-align="middle"/>
    </style:style>
    <style:style style:name="Table31.Cell61" style:family="table-cell">
      <style:table-cell-properties fo:background-color="#FFFFFF" style:vertical-align="top"/>
    </style:style>
    <style:style style:name="Table31.Cell62" style:family="table-cell">
      <style:table-cell-properties fo:background-color="#FFFFFF" style:vertical-align="top"/>
    </style:style>
    <style:style style:name="Table31.Cell63" style:family="table-cell">
      <style:table-cell-properties fo:background-color="#FFFFFF" style:vertical-align="top"/>
    </style:style>
    <style:style style:name="Table31.Cell64" style:family="table-cell">
      <style:table-cell-properties fo:background-color="#FFFFFF"/>
    </style:style>
    <style:style style:name="Table32" style:family="table">
      <style:table-properties style:writing-mode="lr-tb" style:width="10.634cm" table:align="center"/>
    </style:style>
    <style:style style:name="Table32.C1" style:family="table-column">
      <style:table-column-properties style:column-width="0.542cm"/>
    </style:style>
    <style:style style:name="Table32.C2" style:family="table-column">
      <style:table-column-properties style:column-width="6.375cm"/>
    </style:style>
    <style:style style:name="Table32.C3" style:family="table-column">
      <style:table-column-properties style:column-width="3.717cm"/>
    </style:style>
    <style:style style:name="Table32.R1" style:family="table-row">
      <style:table-row-properties style:row-height="0.771cm"/>
    </style:style>
    <style:style style:name="Table32.R2" style:family="table-row">
      <style:table-row-properties style:row-height="1.109cm"/>
    </style:style>
    <style:style style:name="Table32.R3" style:family="table-row">
      <style:table-row-properties style:row-height="1.083cm"/>
    </style:style>
    <style:style style:name="Table32.R4" style:family="table-row">
      <style:table-row-properties style:row-height="1.109cm"/>
    </style:style>
    <style:style style:name="Table32.R5" style:family="table-row">
      <style:table-row-properties style:row-height="0.822cm"/>
    </style:style>
    <style:style style:name="Table32.Cell1" style:family="table-cell">
      <style:table-cell-properties fo:background-color="#FFFFFF" style:vertical-align="middle"/>
    </style:style>
    <style:style style:name="Table32.Cell2" style:family="table-cell">
      <style:table-cell-properties fo:background-color="#FFFFFF" style:vertical-align="top"/>
    </style:style>
    <style:style style:name="Table32.Cell3" style:family="table-cell">
      <style:table-cell-properties fo:background-color="#FFFFFF" style:vertical-align="top"/>
    </style:style>
    <style:style style:name="Table32.Cell4" style:family="table-cell">
      <style:table-cell-properties fo:background-color="#FFFFFF" style:vertical-align="middle"/>
    </style:style>
    <style:style style:name="Table32.Cell5" style:family="table-cell">
      <style:table-cell-properties fo:background-color="#FFFFFF" style:vertical-align="middle"/>
    </style:style>
    <style:style style:name="Table32.Cell6" style:family="table-cell">
      <style:table-cell-properties fo:background-color="#FFFFFF" style:vertical-align="middle"/>
    </style:style>
    <style:style style:name="Table32.Cell7" style:family="table-cell">
      <style:table-cell-properties fo:background-color="#FFFFFF" style:vertical-align="middle"/>
    </style:style>
    <style:style style:name="Table32.Cell8" style:family="table-cell">
      <style:table-cell-properties fo:background-color="#FFFFFF" style:vertical-align="middle"/>
    </style:style>
    <style:style style:name="Table32.Cell9" style:family="table-cell">
      <style:table-cell-properties fo:background-color="#FFFFFF" style:vertical-align="middle"/>
    </style:style>
    <style:style style:name="Table32.Cell10" style:family="table-cell">
      <style:table-cell-properties fo:background-color="#FFFFFF" style:vertical-align="middle"/>
    </style:style>
    <style:style style:name="Table32.Cell11" style:family="table-cell">
      <style:table-cell-properties fo:background-color="#FFFFFF" style:vertical-align="middle"/>
    </style:style>
    <style:style style:name="Table32.Cell12" style:family="table-cell">
      <style:table-cell-properties fo:background-color="#FFFFFF" style:vertical-align="middle"/>
    </style:style>
    <style:style style:name="Table32.Cell13" style:family="table-cell">
      <style:table-cell-properties fo:background-color="#FFFFFF"/>
    </style:style>
    <style:style style:name="Table32.Cell14" style:family="table-cell">
      <style:table-cell-properties fo:background-color="#FFFFFF"/>
    </style:style>
    <style:style style:name="Table32.Cell15" style:family="table-cell">
      <style:table-cell-properties fo:background-color="#FFFFFF"/>
    </style:style>
    <style:style style:name="Table33" style:family="table">
      <style:table-properties style:writing-mode="lr-tb" style:width="16.120cm" table:align="center"/>
    </style:style>
    <style:style style:name="Table33.C1" style:family="table-column">
      <style:table-column-properties style:column-width="4.844cm"/>
    </style:style>
    <style:style style:name="Table33.C2" style:family="table-column">
      <style:table-column-properties style:column-width="1.270cm"/>
    </style:style>
    <style:style style:name="Table33.C3" style:family="table-column">
      <style:table-column-properties style:column-width="5.419cm"/>
    </style:style>
    <style:style style:name="Table33.C4" style:family="table-column">
      <style:table-column-properties style:column-width="4.590cm"/>
    </style:style>
    <style:style style:name="Table33.R1" style:family="table-row">
      <style:table-row-properties style:row-height="0.610cm"/>
    </style:style>
    <style:style style:name="Table33.R2" style:family="table-row">
      <style:table-row-properties style:row-height="0.744cm"/>
    </style:style>
    <style:style style:name="Table33.R3" style:family="table-row">
      <style:table-row-properties style:row-height="0.753cm"/>
    </style:style>
    <style:style style:name="Table33.R4" style:family="table-row">
      <style:table-row-properties style:row-height="0.923cm"/>
    </style:style>
    <style:style style:name="Table33.R5" style:family="table-row">
      <style:table-row-properties style:row-height="1.083cm"/>
    </style:style>
    <style:style style:name="Table33.R6" style:family="table-row">
      <style:table-row-properties style:row-height="1.076cm"/>
    </style:style>
    <style:style style:name="Table33.R7" style:family="table-row">
      <style:table-row-properties style:row-height="1.125cm"/>
    </style:style>
    <style:style style:name="Table33.R8" style:family="table-row">
      <style:table-row-properties style:row-height="1.109cm"/>
    </style:style>
    <style:style style:name="Table33.R9" style:family="table-row">
      <style:table-row-properties style:row-height="1.101cm"/>
    </style:style>
    <style:style style:name="Table33.R10" style:family="table-row">
      <style:table-row-properties style:row-height="1.101cm"/>
    </style:style>
    <style:style style:name="Table33.R11" style:family="table-row">
      <style:table-row-properties style:row-height="1.101cm"/>
    </style:style>
    <style:style style:name="Table33.R12" style:family="table-row">
      <style:table-row-properties style:row-height="1.083cm"/>
    </style:style>
    <style:style style:name="Table33.R13" style:family="table-row">
      <style:table-row-properties style:row-height="1.101cm"/>
    </style:style>
    <style:style style:name="Table33.R14" style:family="table-row">
      <style:table-row-properties style:row-height="1.109cm"/>
    </style:style>
    <style:style style:name="Table33.R15" style:family="table-row">
      <style:table-row-properties style:row-height="0.787cm"/>
    </style:style>
    <style:style style:name="Table33.Cell1" style:family="table-cell">
      <style:table-cell-properties fo:background-color="#FFFFFF" style:vertical-align="top"/>
    </style:style>
    <style:style style:name="Table33.Cell2" style:family="table-cell">
      <style:table-cell-properties fo:background-color="#FFFFFF" style:vertical-align="top"/>
    </style:style>
    <style:style style:name="Table33.Cell3" style:family="table-cell">
      <style:table-cell-properties fo:background-color="#FFFFFF" style:vertical-align="top"/>
    </style:style>
    <style:style style:name="Table33.Cell4" style:family="table-cell">
      <style:table-cell-properties fo:background-color="#FFFFFF" style:vertical-align="top"/>
    </style:style>
    <style:style style:name="Table33.Cell5" style:family="table-cell">
      <style:table-cell-properties fo:background-color="#FFFFFF" style:vertical-align="top"/>
    </style:style>
    <style:style style:name="Table33.Cell6" style:family="table-cell">
      <style:table-cell-properties fo:background-color="#FFFFFF" style:vertical-align="top"/>
    </style:style>
    <style:style style:name="Table33.Cell7" style:family="table-cell">
      <style:table-cell-properties fo:background-color="#FFFFFF" style:vertical-align="top"/>
    </style:style>
    <style:style style:name="Table33.Cell8" style:family="table-cell">
      <style:table-cell-properties fo:background-color="#FFFFFF" style:vertical-align="top"/>
    </style:style>
    <style:style style:name="Table33.Cell9" style:family="table-cell">
      <style:table-cell-properties fo:background-color="#FFFFFF"/>
    </style:style>
    <style:style style:name="Table33.Cell10" style:family="table-cell">
      <style:table-cell-properties fo:background-color="#FFFFFF" style:vertical-align="top"/>
    </style:style>
    <style:style style:name="Table33.Cell11" style:family="table-cell">
      <style:table-cell-properties fo:background-color="#FFFFFF" style:vertical-align="top"/>
    </style:style>
    <style:style style:name="Table33.Cell12" style:family="table-cell">
      <style:table-cell-properties fo:background-color="#FFFFFF" style:vertical-align="top"/>
    </style:style>
    <style:style style:name="Table33.Cell13" style:family="table-cell">
      <style:table-cell-properties fo:background-color="#FFFFFF" style:vertical-align="top"/>
    </style:style>
    <style:style style:name="Table33.Cell14" style:family="table-cell">
      <style:table-cell-properties fo:background-color="#FFFFFF" style:vertical-align="top"/>
    </style:style>
    <style:style style:name="Table33.Cell15" style:family="table-cell">
      <style:table-cell-properties fo:background-color="#FFFFFF" style:vertical-align="top"/>
    </style:style>
    <style:style style:name="Table33.Cell16" style:family="table-cell">
      <style:table-cell-properties fo:background-color="#FFFFFF" style:vertical-align="top"/>
    </style:style>
    <style:style style:name="Table33.Cell17" style:family="table-cell">
      <style:table-cell-properties fo:background-color="#FFFFFF" style:vertical-align="middle"/>
    </style:style>
    <style:style style:name="Table33.Cell18" style:family="table-cell">
      <style:table-cell-properties fo:background-color="#FFFFFF" style:vertical-align="middle"/>
    </style:style>
    <style:style style:name="Table33.Cell19" style:family="table-cell">
      <style:table-cell-properties fo:background-color="#FFFFFF" style:vertical-align="middle"/>
    </style:style>
    <style:style style:name="Table33.Cell20" style:family="table-cell">
      <style:table-cell-properties fo:background-color="#FFFFFF" style:vertical-align="middle"/>
    </style:style>
    <style:style style:name="Table33.Cell21" style:family="table-cell">
      <style:table-cell-properties fo:background-color="#FFFFFF" style:vertical-align="top"/>
    </style:style>
    <style:style style:name="Table33.Cell22" style:family="table-cell">
      <style:table-cell-properties fo:background-color="#FFFFFF" style:vertical-align="middle"/>
    </style:style>
    <style:style style:name="Table33.Cell23" style:family="table-cell">
      <style:table-cell-properties fo:background-color="#FFFFFF" style:vertical-align="middle"/>
    </style:style>
    <style:style style:name="Table33.Cell24" style:family="table-cell">
      <style:table-cell-properties fo:background-color="#FFFFFF" style:vertical-align="middle"/>
    </style:style>
    <style:style style:name="Table33.Cell25" style:family="table-cell">
      <style:table-cell-properties fo:background-color="#FFFFFF" style:vertical-align="top"/>
    </style:style>
    <style:style style:name="Table33.Cell26" style:family="table-cell">
      <style:table-cell-properties fo:background-color="#FFFFFF" style:vertical-align="middle"/>
    </style:style>
    <style:style style:name="Table33.Cell27" style:family="table-cell">
      <style:table-cell-properties fo:background-color="#FFFFFF" style:vertical-align="middle"/>
    </style:style>
    <style:style style:name="Table33.Cell28" style:family="table-cell">
      <style:table-cell-properties fo:background-color="#FFFFFF" style:vertical-align="middle"/>
    </style:style>
    <style:style style:name="Table33.Cell29" style:family="table-cell">
      <style:table-cell-properties fo:background-color="#FFFFFF" style:vertical-align="top"/>
    </style:style>
    <style:style style:name="Table33.Cell30" style:family="table-cell">
      <style:table-cell-properties fo:background-color="#FFFFFF" style:vertical-align="middle"/>
    </style:style>
    <style:style style:name="Table33.Cell31" style:family="table-cell">
      <style:table-cell-properties fo:background-color="#FFFFFF" style:vertical-align="middle"/>
    </style:style>
    <style:style style:name="Table33.Cell32" style:family="table-cell">
      <style:table-cell-properties fo:background-color="#FFFFFF" style:vertical-align="middle"/>
    </style:style>
    <style:style style:name="Table33.Cell33" style:family="table-cell">
      <style:table-cell-properties fo:background-color="#FFFFFF" style:vertical-align="top"/>
    </style:style>
    <style:style style:name="Table33.Cell34" style:family="table-cell">
      <style:table-cell-properties fo:background-color="#FFFFFF" style:vertical-align="middle"/>
    </style:style>
    <style:style style:name="Table33.Cell35" style:family="table-cell">
      <style:table-cell-properties fo:background-color="#FFFFFF" style:vertical-align="middle"/>
    </style:style>
    <style:style style:name="Table33.Cell36" style:family="table-cell">
      <style:table-cell-properties fo:background-color="#FFFFFF" style:vertical-align="middle"/>
    </style:style>
    <style:style style:name="Table33.Cell37" style:family="table-cell">
      <style:table-cell-properties fo:background-color="#FFFFFF" style:vertical-align="top"/>
    </style:style>
    <style:style style:name="Table33.Cell38" style:family="table-cell">
      <style:table-cell-properties fo:background-color="#FFFFFF" style:vertical-align="middle"/>
    </style:style>
    <style:style style:name="Table33.Cell39" style:family="table-cell">
      <style:table-cell-properties fo:background-color="#FFFFFF" style:vertical-align="middle"/>
    </style:style>
    <style:style style:name="Table33.Cell40" style:family="table-cell">
      <style:table-cell-properties fo:background-color="#FFFFFF" style:vertical-align="middle"/>
    </style:style>
    <style:style style:name="Table33.Cell41" style:family="table-cell">
      <style:table-cell-properties fo:background-color="#FFFFFF" style:vertical-align="top"/>
    </style:style>
    <style:style style:name="Table33.Cell42" style:family="table-cell">
      <style:table-cell-properties fo:background-color="#FFFFFF" style:vertical-align="middle"/>
    </style:style>
    <style:style style:name="Table33.Cell43" style:family="table-cell">
      <style:table-cell-properties fo:background-color="#FFFFFF" style:vertical-align="middle"/>
    </style:style>
    <style:style style:name="Table33.Cell44" style:family="table-cell">
      <style:table-cell-properties fo:background-color="#FFFFFF" style:vertical-align="middle"/>
    </style:style>
    <style:style style:name="Table33.Cell45" style:family="table-cell">
      <style:table-cell-properties fo:background-color="#FFFFFF" style:vertical-align="top"/>
    </style:style>
    <style:style style:name="Table33.Cell46" style:family="table-cell">
      <style:table-cell-properties fo:background-color="#FFFFFF" style:vertical-align="middle"/>
    </style:style>
    <style:style style:name="Table33.Cell47" style:family="table-cell">
      <style:table-cell-properties fo:background-color="#FFFFFF" style:vertical-align="middle"/>
    </style:style>
    <style:style style:name="Table33.Cell48" style:family="table-cell">
      <style:table-cell-properties fo:background-color="#FFFFFF" style:vertical-align="middle"/>
    </style:style>
    <style:style style:name="Table33.Cell49" style:family="table-cell">
      <style:table-cell-properties fo:background-color="#FFFFFF" style:vertical-align="top"/>
    </style:style>
    <style:style style:name="Table33.Cell50" style:family="table-cell">
      <style:table-cell-properties fo:background-color="#FFFFFF" style:vertical-align="middle"/>
    </style:style>
    <style:style style:name="Table33.Cell51" style:family="table-cell">
      <style:table-cell-properties fo:background-color="#FFFFFF" style:vertical-align="middle"/>
    </style:style>
    <style:style style:name="Table33.Cell52" style:family="table-cell">
      <style:table-cell-properties fo:background-color="#FFFFFF" style:vertical-align="middle"/>
    </style:style>
    <style:style style:name="Table33.Cell53" style:family="table-cell">
      <style:table-cell-properties fo:background-color="#FFFFFF" style:vertical-align="top"/>
    </style:style>
    <style:style style:name="Table33.Cell54" style:family="table-cell">
      <style:table-cell-properties fo:background-color="#FFFFFF" style:vertical-align="middle"/>
    </style:style>
    <style:style style:name="Table33.Cell55" style:family="table-cell">
      <style:table-cell-properties fo:background-color="#FFFFFF" style:vertical-align="middle"/>
    </style:style>
    <style:style style:name="Table33.Cell56" style:family="table-cell">
      <style:table-cell-properties fo:background-color="#FFFFFF" style:vertical-align="middle"/>
    </style:style>
    <style:style style:name="Table33.Cell57" style:family="table-cell">
      <style:table-cell-properties fo:background-color="#FFFFFF" style:vertical-align="top"/>
    </style:style>
    <style:style style:name="Table33.Cell58" style:family="table-cell">
      <style:table-cell-properties fo:background-color="#FFFFFF" style:vertical-align="top"/>
    </style:style>
    <style:style style:name="Table33.Cell59" style:family="table-cell">
      <style:table-cell-properties fo:background-color="#FFFFFF" style:vertical-align="top"/>
    </style:style>
    <style:style style:name="Table33.Cell60" style:family="table-cell">
      <style:table-cell-properties fo:background-color="#FFFFFF"/>
    </style:style>
    <style:style style:name="Table34" style:family="table">
      <style:table-properties style:writing-mode="lr-tb" style:width="10.643cm" table:align="center"/>
    </style:style>
    <style:style style:name="Table34.C1" style:family="table-column">
      <style:table-column-properties style:column-width="0.559cm"/>
    </style:style>
    <style:style style:name="Table34.C2" style:family="table-column">
      <style:table-column-properties style:column-width="6.283cm"/>
    </style:style>
    <style:style style:name="Table34.C3" style:family="table-column">
      <style:table-column-properties style:column-width="3.801cm"/>
    </style:style>
    <style:style style:name="Table34.R1" style:family="table-row">
      <style:table-row-properties style:row-height="0.780cm"/>
    </style:style>
    <style:style style:name="Table34.R2" style:family="table-row">
      <style:table-row-properties style:row-height="1.101cm"/>
    </style:style>
    <style:style style:name="Table34.R3" style:family="table-row">
      <style:table-row-properties style:row-height="1.092cm"/>
    </style:style>
    <style:style style:name="Table34.R4" style:family="table-row">
      <style:table-row-properties style:row-height="1.067cm"/>
    </style:style>
    <style:style style:name="Table34.R5" style:family="table-row">
      <style:table-row-properties style:row-height="1.101cm"/>
    </style:style>
    <style:style style:name="Table34.R6" style:family="table-row">
      <style:table-row-properties style:row-height="0.847cm"/>
    </style:style>
    <style:style style:name="Table34.Cell1" style:family="table-cell">
      <style:table-cell-properties fo:background-color="#FFFFFF" style:vertical-align="middle"/>
    </style:style>
    <style:style style:name="Table34.Cell2" style:family="table-cell">
      <style:table-cell-properties fo:background-color="#FFFFFF" style:vertical-align="top"/>
    </style:style>
    <style:style style:name="Table34.Cell3" style:family="table-cell">
      <style:table-cell-properties fo:background-color="#FFFFFF" style:vertical-align="top"/>
    </style:style>
    <style:style style:name="Table34.Cell4" style:family="table-cell">
      <style:table-cell-properties fo:background-color="#FFFFFF" style:vertical-align="middle"/>
    </style:style>
    <style:style style:name="Table34.Cell5" style:family="table-cell">
      <style:table-cell-properties fo:background-color="#FFFFFF" style:vertical-align="middle"/>
    </style:style>
    <style:style style:name="Table34.Cell6" style:family="table-cell">
      <style:table-cell-properties fo:background-color="#FFFFFF" style:vertical-align="middle"/>
    </style:style>
    <style:style style:name="Table34.Cell7" style:family="table-cell">
      <style:table-cell-properties fo:background-color="#FFFFFF" style:vertical-align="middle"/>
    </style:style>
    <style:style style:name="Table34.Cell8" style:family="table-cell">
      <style:table-cell-properties fo:background-color="#FFFFFF" style:vertical-align="middle"/>
    </style:style>
    <style:style style:name="Table34.Cell9" style:family="table-cell">
      <style:table-cell-properties fo:background-color="#FFFFFF" style:vertical-align="middle"/>
    </style:style>
    <style:style style:name="Table34.Cell10" style:family="table-cell">
      <style:table-cell-properties fo:background-color="#FFFFFF" style:vertical-align="middle"/>
    </style:style>
    <style:style style:name="Table34.Cell11" style:family="table-cell">
      <style:table-cell-properties fo:background-color="#FFFFFF" style:vertical-align="middle"/>
    </style:style>
    <style:style style:name="Table34.Cell12" style:family="table-cell">
      <style:table-cell-properties fo:background-color="#FFFFFF" style:vertical-align="middle"/>
    </style:style>
    <style:style style:name="Table34.Cell13" style:family="table-cell">
      <style:table-cell-properties fo:background-color="#FFFFFF" style:vertical-align="middle"/>
    </style:style>
    <style:style style:name="Table34.Cell14" style:family="table-cell">
      <style:table-cell-properties fo:background-color="#FFFFFF" style:vertical-align="middle"/>
    </style:style>
    <style:style style:name="Table34.Cell15" style:family="table-cell">
      <style:table-cell-properties fo:background-color="#FFFFFF" style:vertical-align="middle"/>
    </style:style>
    <style:style style:name="Table34.Cell16" style:family="table-cell">
      <style:table-cell-properties fo:background-color="#FFFFFF"/>
    </style:style>
    <style:style style:name="Table34.Cell17" style:family="table-cell">
      <style:table-cell-properties fo:background-color="#FFFFFF"/>
    </style:style>
    <style:style style:name="Table34.Cell18" style:family="table-cell">
      <style:table-cell-properties fo:background-color="#FFFFFF"/>
    </style:style>
    <style:style style:name="Table35" style:family="table">
      <style:table-properties style:writing-mode="lr-tb" style:width="10.643cm" table:align="center"/>
    </style:style>
    <style:style style:name="Table35.C1" style:family="table-column">
      <style:table-column-properties style:column-width="0.559cm"/>
    </style:style>
    <style:style style:name="Table35.C2" style:family="table-column">
      <style:table-column-properties style:column-width="5.951cm"/>
    </style:style>
    <style:style style:name="Table35.C3" style:family="table-column">
      <style:table-column-properties style:column-width="4.131cm"/>
    </style:style>
    <style:style style:name="Table35.R1" style:family="table-row">
      <style:table-row-properties style:row-height="0.771cm"/>
    </style:style>
    <style:style style:name="Table35.R2" style:family="table-row">
      <style:table-row-properties style:row-height="1.083cm"/>
    </style:style>
    <style:style style:name="Table35.R3" style:family="table-row">
      <style:table-row-properties style:row-height="1.101cm"/>
    </style:style>
    <style:style style:name="Table35.R4" style:family="table-row">
      <style:table-row-properties style:row-height="1.143cm"/>
    </style:style>
    <style:style style:name="Table35.R5" style:family="table-row">
      <style:table-row-properties style:row-height="0.796cm"/>
    </style:style>
    <style:style style:name="Table35.Cell1" style:family="table-cell">
      <style:table-cell-properties fo:background-color="#FFFFFF" style:vertical-align="middle"/>
    </style:style>
    <style:style style:name="Table35.Cell2" style:family="table-cell">
      <style:table-cell-properties fo:background-color="#FFFFFF" style:vertical-align="top"/>
    </style:style>
    <style:style style:name="Table35.Cell3" style:family="table-cell">
      <style:table-cell-properties fo:background-color="#FFFFFF" style:vertical-align="top"/>
    </style:style>
    <style:style style:name="Table35.Cell4" style:family="table-cell">
      <style:table-cell-properties fo:background-color="#FFFFFF" style:vertical-align="middle"/>
    </style:style>
    <style:style style:name="Table35.Cell5" style:family="table-cell">
      <style:table-cell-properties fo:background-color="#FFFFFF" style:vertical-align="middle"/>
    </style:style>
    <style:style style:name="Table35.Cell6" style:family="table-cell">
      <style:table-cell-properties fo:background-color="#FFFFFF" style:vertical-align="middle"/>
    </style:style>
    <style:style style:name="Table35.Cell7" style:family="table-cell">
      <style:table-cell-properties fo:background-color="#FFFFFF" style:vertical-align="middle"/>
    </style:style>
    <style:style style:name="Table35.Cell8" style:family="table-cell">
      <style:table-cell-properties fo:background-color="#FFFFFF" style:vertical-align="middle"/>
    </style:style>
    <style:style style:name="Table35.Cell9" style:family="table-cell">
      <style:table-cell-properties fo:background-color="#FFFFFF" style:vertical-align="middle"/>
    </style:style>
    <style:style style:name="Table35.Cell10" style:family="table-cell">
      <style:table-cell-properties fo:background-color="#FFFFFF" style:vertical-align="middle"/>
    </style:style>
    <style:style style:name="Table35.Cell11" style:family="table-cell">
      <style:table-cell-properties fo:background-color="#FFFFFF" style:vertical-align="middle"/>
    </style:style>
    <style:style style:name="Table35.Cell12" style:family="table-cell">
      <style:table-cell-properties fo:background-color="#FFFFFF" style:vertical-align="middle"/>
    </style:style>
    <style:style style:name="Table35.Cell13" style:family="table-cell">
      <style:table-cell-properties fo:background-color="#FFFFFF"/>
    </style:style>
    <style:style style:name="Table35.Cell14" style:family="table-cell">
      <style:table-cell-properties fo:background-color="#FFFFFF"/>
    </style:style>
    <style:style style:name="Table35.Cell15" style:family="table-cell">
      <style:table-cell-properties fo:background-color="#FFFFFF"/>
    </style:style>
    <style:style style:name="Table36" style:family="table">
      <style:table-properties style:writing-mode="lr-tb" style:width="16.120cm" table:align="center"/>
    </style:style>
    <style:style style:name="Table36.C1" style:family="table-column">
      <style:table-column-properties style:column-width="4.844cm"/>
    </style:style>
    <style:style style:name="Table36.C2" style:family="table-column">
      <style:table-column-properties style:column-width="1.194cm"/>
    </style:style>
    <style:style style:name="Table36.C3" style:family="table-column">
      <style:table-column-properties style:column-width="5.258cm"/>
    </style:style>
    <style:style style:name="Table36.C4" style:family="table-column">
      <style:table-column-properties style:column-width="4.826cm"/>
    </style:style>
    <style:style style:name="Table36.R1" style:family="table-row">
      <style:table-row-properties style:row-height="0.610cm"/>
    </style:style>
    <style:style style:name="Table36.R2" style:family="table-row">
      <style:table-row-properties style:row-height="0.744cm"/>
    </style:style>
    <style:style style:name="Table36.R3" style:family="table-row">
      <style:table-row-properties style:row-height="0.753cm"/>
    </style:style>
    <style:style style:name="Table36.R4" style:family="table-row">
      <style:table-row-properties style:row-height="0.914cm"/>
    </style:style>
    <style:style style:name="Table36.R5" style:family="table-row">
      <style:table-row-properties style:row-height="1.058cm"/>
    </style:style>
    <style:style style:name="Table36.R6" style:family="table-row">
      <style:table-row-properties style:row-height="1.143cm"/>
    </style:style>
    <style:style style:name="Table36.R7" style:family="table-row">
      <style:table-row-properties style:row-height="1.101cm"/>
    </style:style>
    <style:style style:name="Table36.R8" style:family="table-row">
      <style:table-row-properties style:row-height="1.058cm"/>
    </style:style>
    <style:style style:name="Table36.R9" style:family="table-row">
      <style:table-row-properties style:row-height="1.143cm"/>
    </style:style>
    <style:style style:name="Table36.R10" style:family="table-row">
      <style:table-row-properties style:row-height="1.092cm"/>
    </style:style>
    <style:style style:name="Table36.R11" style:family="table-row">
      <style:table-row-properties style:row-height="1.083cm"/>
    </style:style>
    <style:style style:name="Table36.R12" style:family="table-row">
      <style:table-row-properties style:row-height="0.804cm"/>
    </style:style>
    <style:style style:name="Table36.Cell1" style:family="table-cell">
      <style:table-cell-properties fo:background-color="#FFFFFF" style:vertical-align="top"/>
    </style:style>
    <style:style style:name="Table36.Cell2" style:family="table-cell">
      <style:table-cell-properties fo:background-color="#FFFFFF" style:vertical-align="top"/>
    </style:style>
    <style:style style:name="Table36.Cell3" style:family="table-cell">
      <style:table-cell-properties fo:background-color="#FFFFFF" style:vertical-align="top"/>
    </style:style>
    <style:style style:name="Table36.Cell4" style:family="table-cell">
      <style:table-cell-properties fo:background-color="#FFFFFF" style:vertical-align="top"/>
    </style:style>
    <style:style style:name="Table36.Cell5" style:family="table-cell">
      <style:table-cell-properties fo:background-color="#FFFFFF" style:vertical-align="top"/>
    </style:style>
    <style:style style:name="Table36.Cell6" style:family="table-cell">
      <style:table-cell-properties fo:background-color="#FFFFFF" style:vertical-align="top"/>
    </style:style>
    <style:style style:name="Table36.Cell7" style:family="table-cell">
      <style:table-cell-properties fo:background-color="#FFFFFF" style:vertical-align="top"/>
    </style:style>
    <style:style style:name="Table36.Cell8" style:family="table-cell">
      <style:table-cell-properties fo:background-color="#FFFFFF" style:vertical-align="top"/>
    </style:style>
    <style:style style:name="Table36.Cell9" style:family="table-cell">
      <style:table-cell-properties fo:background-color="#FFFFFF"/>
    </style:style>
    <style:style style:name="Table36.Cell10" style:family="table-cell">
      <style:table-cell-properties fo:background-color="#FFFFFF" style:vertical-align="top"/>
    </style:style>
    <style:style style:name="Table36.Cell11" style:family="table-cell">
      <style:table-cell-properties fo:background-color="#FFFFFF" style:vertical-align="top"/>
    </style:style>
    <style:style style:name="Table36.Cell12" style:family="table-cell">
      <style:table-cell-properties fo:background-color="#FFFFFF" style:vertical-align="top"/>
    </style:style>
    <style:style style:name="Table36.Cell13" style:family="table-cell">
      <style:table-cell-properties fo:background-color="#FFFFFF" style:vertical-align="top"/>
    </style:style>
    <style:style style:name="Table36.Cell14" style:family="table-cell">
      <style:table-cell-properties fo:background-color="#FFFFFF" style:vertical-align="top"/>
    </style:style>
    <style:style style:name="Table36.Cell15" style:family="table-cell">
      <style:table-cell-properties fo:background-color="#FFFFFF" style:vertical-align="top"/>
    </style:style>
    <style:style style:name="Table36.Cell16" style:family="table-cell">
      <style:table-cell-properties fo:background-color="#FFFFFF" style:vertical-align="top"/>
    </style:style>
    <style:style style:name="Table36.Cell17" style:family="table-cell">
      <style:table-cell-properties fo:background-color="#FFFFFF" style:vertical-align="middle"/>
    </style:style>
    <style:style style:name="Table36.Cell18" style:family="table-cell">
      <style:table-cell-properties fo:background-color="#FFFFFF" style:vertical-align="middle"/>
    </style:style>
    <style:style style:name="Table36.Cell19" style:family="table-cell">
      <style:table-cell-properties fo:background-color="#FFFFFF" style:vertical-align="middle"/>
    </style:style>
    <style:style style:name="Table36.Cell20" style:family="table-cell">
      <style:table-cell-properties fo:background-color="#FFFFFF" style:vertical-align="middle"/>
    </style:style>
    <style:style style:name="Table36.Cell21" style:family="table-cell">
      <style:table-cell-properties fo:background-color="#FFFFFF" style:vertical-align="top"/>
    </style:style>
    <style:style style:name="Table36.Cell22" style:family="table-cell">
      <style:table-cell-properties fo:background-color="#FFFFFF" style:vertical-align="middle"/>
    </style:style>
    <style:style style:name="Table36.Cell23" style:family="table-cell">
      <style:table-cell-properties fo:background-color="#FFFFFF" style:vertical-align="middle"/>
    </style:style>
    <style:style style:name="Table36.Cell24" style:family="table-cell">
      <style:table-cell-properties fo:background-color="#FFFFFF" style:vertical-align="middle"/>
    </style:style>
    <style:style style:name="Table36.Cell25" style:family="table-cell">
      <style:table-cell-properties fo:background-color="#FFFFFF" style:vertical-align="top"/>
    </style:style>
    <style:style style:name="Table36.Cell26" style:family="table-cell">
      <style:table-cell-properties fo:background-color="#FFFFFF" style:vertical-align="middle"/>
    </style:style>
    <style:style style:name="Table36.Cell27" style:family="table-cell">
      <style:table-cell-properties fo:background-color="#FFFFFF" style:vertical-align="middle"/>
    </style:style>
    <style:style style:name="Table36.Cell28" style:family="table-cell">
      <style:table-cell-properties fo:background-color="#FFFFFF" style:vertical-align="middle"/>
    </style:style>
    <style:style style:name="Table36.Cell29" style:family="table-cell">
      <style:table-cell-properties fo:background-color="#FFFFFF" style:vertical-align="top"/>
    </style:style>
    <style:style style:name="Table36.Cell30" style:family="table-cell">
      <style:table-cell-properties fo:background-color="#FFFFFF" style:vertical-align="middle"/>
    </style:style>
    <style:style style:name="Table36.Cell31" style:family="table-cell">
      <style:table-cell-properties fo:background-color="#FFFFFF" style:vertical-align="middle"/>
    </style:style>
    <style:style style:name="Table36.Cell32" style:family="table-cell">
      <style:table-cell-properties fo:background-color="#FFFFFF" style:vertical-align="middle"/>
    </style:style>
    <style:style style:name="Table36.Cell33" style:family="table-cell">
      <style:table-cell-properties fo:background-color="#FFFFFF" style:vertical-align="top"/>
    </style:style>
    <style:style style:name="Table36.Cell34" style:family="table-cell">
      <style:table-cell-properties fo:background-color="#FFFFFF" style:vertical-align="middle"/>
    </style:style>
    <style:style style:name="Table36.Cell35" style:family="table-cell">
      <style:table-cell-properties fo:background-color="#FFFFFF" style:vertical-align="middle"/>
    </style:style>
    <style:style style:name="Table36.Cell36" style:family="table-cell">
      <style:table-cell-properties fo:background-color="#FFFFFF" style:vertical-align="middle"/>
    </style:style>
    <style:style style:name="Table36.Cell37" style:family="table-cell">
      <style:table-cell-properties fo:background-color="#FFFFFF" style:vertical-align="top"/>
    </style:style>
    <style:style style:name="Table36.Cell38" style:family="table-cell">
      <style:table-cell-properties fo:background-color="#FFFFFF" style:vertical-align="middle"/>
    </style:style>
    <style:style style:name="Table36.Cell39" style:family="table-cell">
      <style:table-cell-properties fo:background-color="#FFFFFF" style:vertical-align="middle"/>
    </style:style>
    <style:style style:name="Table36.Cell40" style:family="table-cell">
      <style:table-cell-properties fo:background-color="#FFFFFF" style:vertical-align="middle"/>
    </style:style>
    <style:style style:name="Table36.Cell41" style:family="table-cell">
      <style:table-cell-properties fo:background-color="#FFFFFF" style:vertical-align="top"/>
    </style:style>
    <style:style style:name="Table36.Cell42" style:family="table-cell">
      <style:table-cell-properties fo:background-color="#FFFFFF" style:vertical-align="middle"/>
    </style:style>
    <style:style style:name="Table36.Cell43" style:family="table-cell">
      <style:table-cell-properties fo:background-color="#FFFFFF" style:vertical-align="middle"/>
    </style:style>
    <style:style style:name="Table36.Cell44" style:family="table-cell">
      <style:table-cell-properties fo:background-color="#FFFFFF" style:vertical-align="middle"/>
    </style:style>
    <style:style style:name="Table36.Cell45" style:family="table-cell">
      <style:table-cell-properties fo:background-color="#FFFFFF" style:vertical-align="top"/>
    </style:style>
    <style:style style:name="Table36.Cell46" style:family="table-cell">
      <style:table-cell-properties fo:background-color="#FFFFFF" style:vertical-align="top"/>
    </style:style>
    <style:style style:name="Table36.Cell47" style:family="table-cell">
      <style:table-cell-properties fo:background-color="#FFFFFF" style:vertical-align="top"/>
    </style:style>
    <style:style style:name="Table36.Cell48" style:family="table-cell">
      <style:table-cell-properties fo:background-color="#FFFFFF"/>
    </style:style>
    <style:style style:name="Table37" style:family="table">
      <style:table-properties style:writing-mode="lr-tb" style:width="16.552cm" table:align="center"/>
    </style:style>
    <style:style style:name="Table37.C1" style:family="table-column">
      <style:table-column-properties style:column-width="5.655cm"/>
    </style:style>
    <style:style style:name="Table37.C2" style:family="table-column">
      <style:table-column-properties style:column-width="10.897cm"/>
    </style:style>
    <style:style style:name="Table37.R1" style:family="table-row">
      <style:table-row-properties style:row-height="2.946cm"/>
    </style:style>
    <style:style style:name="Table37.R2" style:family="table-row">
      <style:table-row-properties style:row-height="0.982cm"/>
    </style:style>
    <style:style style:name="Table37.R3" style:family="table-row">
      <style:table-row-properties style:row-height="1.727cm"/>
    </style:style>
    <style:style style:name="Table37.R4" style:family="table-row">
      <style:table-row-properties style:row-height="1.584cm"/>
    </style:style>
    <style:style style:name="Table37.R5" style:family="table-row">
      <style:table-row-properties style:row-height="1.575cm"/>
    </style:style>
    <style:style style:name="Table37.R6" style:family="table-row">
      <style:table-row-properties style:row-height="2.108cm"/>
    </style:style>
    <style:style style:name="Table37.R7" style:family="table-row">
      <style:table-row-properties style:row-height="3.030cm"/>
    </style:style>
    <style:style style:name="Table37.R8" style:family="table-row">
      <style:table-row-properties style:row-height="1.584cm"/>
    </style:style>
    <style:style style:name="Table37.R9" style:family="table-row">
      <style:table-row-properties style:row-height="3.073cm"/>
    </style:style>
    <style:style style:name="Table37.R10" style:family="table-row">
      <style:table-row-properties style:row-height="1.050cm"/>
    </style:style>
    <style:style style:name="Table37.Cell1" style:family="table-cell">
      <style:table-cell-properties fo:background-color="#FFFFFF"/>
    </style:style>
    <style:style style:name="Table37.Cell2" style:family="table-cell">
      <style:table-cell-properties fo:background-color="#FFFFFF" style:vertical-align="top"/>
    </style:style>
    <style:style style:name="Table37.Cell3" style:family="table-cell">
      <style:table-cell-properties fo:background-color="#FFFFFF" style:vertical-align="middle"/>
    </style:style>
    <style:style style:name="Table37.Cell4" style:family="table-cell">
      <style:table-cell-properties fo:background-color="#FFFFFF" style:vertical-align="middle"/>
    </style:style>
    <style:style style:name="Table37.Cell5" style:family="table-cell">
      <style:table-cell-properties fo:background-color="#FFFFFF" style:vertical-align="top"/>
    </style:style>
    <style:style style:name="Table37.Cell6" style:family="table-cell">
      <style:table-cell-properties fo:background-color="#FFFFFF" style:vertical-align="middle"/>
    </style:style>
    <style:style style:name="Table37.Cell7" style:family="table-cell">
      <style:table-cell-properties fo:background-color="#FFFFFF" style:vertical-align="middle"/>
    </style:style>
    <style:style style:name="Table37.Cell8" style:family="table-cell">
      <style:table-cell-properties fo:background-color="#FFFFFF" style:vertical-align="middle"/>
    </style:style>
    <style:style style:name="Table37.Cell9" style:family="table-cell">
      <style:table-cell-properties fo:background-color="#FFFFFF" style:vertical-align="middle"/>
    </style:style>
    <style:style style:name="Table37.Cell10" style:family="table-cell">
      <style:table-cell-properties fo:background-color="#FFFFFF" style:vertical-align="middle"/>
    </style:style>
    <style:style style:name="Table37.Cell11" style:family="table-cell">
      <style:table-cell-properties fo:background-color="#FFFFFF" style:vertical-align="top"/>
    </style:style>
    <style:style style:name="Table37.Cell12" style:family="table-cell">
      <style:table-cell-properties fo:background-color="#FFFFFF" style:vertical-align="middle"/>
    </style:style>
    <style:style style:name="Table37.Cell13" style:family="table-cell">
      <style:table-cell-properties fo:background-color="#FFFFFF" style:vertical-align="top"/>
    </style:style>
    <style:style style:name="Table37.Cell14" style:family="table-cell">
      <style:table-cell-properties fo:background-color="#FFFFFF" style:vertical-align="middle"/>
    </style:style>
    <style:style style:name="Table37.Cell15" style:family="table-cell">
      <style:table-cell-properties fo:background-color="#FFFFFF" style:vertical-align="middle"/>
    </style:style>
    <style:style style:name="Table37.Cell16" style:family="table-cell">
      <style:table-cell-properties fo:background-color="#FFFFFF" style:vertical-align="middle"/>
    </style:style>
    <style:style style:name="Table37.Cell17" style:family="table-cell">
      <style:table-cell-properties fo:background-color="#FFFFFF" style:vertical-align="top"/>
    </style:style>
    <style:style style:name="Table37.Cell18" style:family="table-cell">
      <style:table-cell-properties fo:background-color="#FFFFFF" style:vertical-align="middle"/>
    </style:style>
    <style:style style:name="Table37.Cell19" style:family="table-cell">
      <style:table-cell-properties fo:background-color="#FFFFFF"/>
    </style:style>
    <style:style style:name="Table37.Cell20" style:family="table-cell">
      <style:table-cell-properties fo:background-color="#FFFFFF"/>
    </style:style>
    <style:style style:name="Table38" style:family="table">
      <style:table-properties style:writing-mode="lr-tb" style:width="16.552cm" table:align="center"/>
    </style:style>
    <style:style style:name="Table38.C1" style:family="table-column">
      <style:table-column-properties style:column-width="5.655cm"/>
    </style:style>
    <style:style style:name="Table38.C2" style:family="table-column">
      <style:table-column-properties style:column-width="10.897cm"/>
    </style:style>
    <style:style style:name="Table38.R1" style:family="table-row">
      <style:table-row-properties style:row-height="0.347cm"/>
    </style:style>
    <style:style style:name="Table38.Cell1" style:family="table-cell">
      <style:table-cell-properties fo:background-color="#FFFFFF" style:vertical-align="top"/>
    </style:style>
    <style:style style:name="Table38.Cell2" style:family="table-cell">
      <style:table-cell-properties fo:background-color="#FFFFFF" style:vertical-align="top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19" style:num-prefix="(" style:num-suffix=")"/>
    </text:list-style>
    <text:list-style style:name="L10">
      <text:list-level-style-number text:start-value="2" style:num-format="1" text:level="1" text:style-name="CharStyle87" style:num-suffix="."/>
    </text:list-style>
    <text:list-style style:name="L12">
      <text:list-level-style-number text:start-value="2" style:num-format="1" text:level="1" text:style-name="CharStyle87" style:num-suffix="."/>
    </text:list-style>
    <text:list-style style:name="L14">
      <text:list-level-style-number text:start-value="2" style:num-format="1" text:level="1" text:style-name="CharStyle87" style:num-suffix=".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false" fo:margin-left="100" fo:margin-right="12.404cm" fo:margin-top="0" fo:margin-bottom="0" fo:border="none" style:wrap="none" style:vertical-rel="paragraph-content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6.037cm" fo:margin-top="0" fo:margin-bottom="0" fo:border="none" style:wrap="none" style:vertical-rel="paragraph-content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4.106cm" fo:margin-right="100" fo:margin-top="0" fo:margin-bottom="0" fo:border="none" style:wrap="left" style:vertical-rel="page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false" fo:margin-left="0.406cm" fo:margin-right="100" fo:margin-top="0" fo:margin-bottom="1.388cm" fo:border="none" style:wrap="left" style:vertical-rel="page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0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run-through="background" style:vertical-rel="paragraph-content" style:horizontal-rel="page" style:horizontal-pos="from-left" style:vertical-pos="from-top"/>
    </style:style>
    <style:style style:name="fr2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Sect0" style:family="section">
      <style:section-properties fo:margin-left="5.221cm" fo:margin-right="5.653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468cm" fo:margin-right="2.411cm">
        <style:columns fo:column-count="1" fo:column-gap="1.270cm"/>
      </style:section-properties>
    </style:style>
    <style:style style:name="Sect3" style:family="section">
      <style:section-properties fo:margin-left="2.409cm" fo:margin-right="2.367cm">
        <style:columns fo:column-count="1" fo:column-gap="1.270cm"/>
      </style:section-properties>
    </style:style>
    <style:style style:name="Sect4" style:family="section">
      <style:section-properties fo:margin-left="2.485cm" fo:margin-right="2.291cm">
        <style:columns fo:column-count="1" fo:column-gap="1.270cm"/>
      </style:section-properties>
    </style:style>
    <style:style style:name="Sect5" style:family="section">
      <style:section-properties fo:margin-left="2.512cm" fo:margin-right="2.351cm">
        <style:columns fo:column-count="1" fo:column-gap="1.270cm"/>
      </style:section-properties>
    </style:style>
    <style:style style:name="Sect6" style:family="section">
      <style:section-properties fo:margin-left="2.485cm" fo:margin-right="2.349cm">
        <style:columns fo:column-count="1" fo:column-gap="1.270cm"/>
      </style:section-properties>
    </style:style>
    <style:style style:name="Sect7" style:family="section">
      <style:section-properties fo:margin-left="2.512cm" fo:margin-right="2.351cm">
        <style:columns fo:column-count="1" fo:column-gap="1.270cm"/>
      </style:section-properties>
    </style:style>
    <style:style style:name="Sect8" style:family="section">
      <style:section-properties fo:margin-left="2.485cm" fo:margin-right="2.358cm">
        <style:columns fo:column-count="1" fo:column-gap="1.270cm"/>
      </style:section-properties>
    </style:style>
    <style:style style:name="Sect9" style:family="section">
      <style:section-properties fo:margin-left="2.512cm" fo:margin-right="2.351cm">
        <style:columns fo:column-count="1" fo:column-gap="1.270cm"/>
      </style:section-properties>
    </style:style>
    <style:style style:name="Sect10" style:family="section">
      <style:section-properties fo:margin-left="2.485cm" fo:margin-right="2.349cm">
        <style:columns fo:column-count="1" fo:column-gap="1.270cm"/>
      </style:section-properties>
    </style:style>
    <style:style style:name="Sect11" style:family="section">
      <style:section-properties fo:margin-left="2.512cm" fo:margin-right="2.367cm">
        <style:columns fo:column-count="1" fo:column-gap="1.270cm"/>
      </style:section-properties>
    </style:style>
    <style:style style:name="Sect12" style:family="section">
      <style:section-properties fo:margin-left="2.485cm" fo:margin-right="2.358cm">
        <style:columns fo:column-count="1" fo:column-gap="1.270cm"/>
      </style:section-properties>
    </style:style>
    <style:style style:name="Sect13" style:family="section">
      <style:section-properties fo:margin-left="2.512cm" fo:margin-right="2.351cm">
        <style:columns fo:column-count="1" fo:column-gap="1.270cm"/>
      </style:section-properties>
    </style:style>
    <style:style style:name="Sect14" style:family="section">
      <style:section-properties fo:margin-left="2.485cm" fo:margin-right="2.349cm">
        <style:columns fo:column-count="1" fo:column-gap="1.270cm"/>
      </style:section-properties>
    </style:style>
    <style:style style:name="Sect15" style:family="section">
      <style:section-properties fo:margin-left="2.512cm" fo:margin-right="2.351cm">
        <style:columns fo:column-count="1" fo:column-gap="1.270cm"/>
      </style:section-properties>
    </style:style>
    <style:style style:name="Sect16" style:family="section">
      <style:section-properties fo:margin-left="2.485cm" fo:margin-right="2.349cm">
        <style:columns fo:column-count="1" fo:column-gap="1.270cm"/>
      </style:section-properties>
    </style:style>
    <style:style style:name="Sect17" style:family="section">
      <style:section-properties fo:margin-left="2.512cm" fo:margin-right="2.351cm">
        <style:columns fo:column-count="1" fo:column-gap="1.270cm"/>
      </style:section-properties>
    </style:style>
    <style:style style:name="Sect18" style:family="section">
      <style:section-properties fo:margin-left="2.485cm" fo:margin-right="2.349cm">
        <style:columns fo:column-count="1" fo:column-gap="1.270cm"/>
      </style:section-properties>
    </style:style>
    <style:style style:name="Sect19" style:family="section">
      <style:section-properties fo:margin-left="2.512cm" fo:margin-right="2.351cm">
        <style:columns fo:column-count="1" fo:column-gap="1.270cm"/>
      </style:section-properties>
    </style:style>
    <style:style style:name="Sect20" style:family="section">
      <style:section-properties fo:margin-left="2.512cm" fo:margin-right="2.351cm">
        <style:columns fo:column-count="1" fo:column-gap="1.270cm"/>
      </style:section-properties>
    </style:style>
    <style:style style:name="Sect21" style:family="section">
      <style:section-properties fo:margin-left="2.485cm" fo:margin-right="2.358cm">
        <style:columns fo:column-count="1" fo:column-gap="1.270cm"/>
      </style:section-properties>
    </style:style>
    <style:style style:name="Sect22" style:family="section">
      <style:section-properties fo:margin-left="2.512cm" fo:margin-right="2.351cm">
        <style:columns fo:column-count="1" fo:column-gap="1.270cm"/>
      </style:section-properties>
    </style:style>
    <style:style style:name="Sect23" style:family="section">
      <style:section-properties fo:margin-left="2.485cm" fo:margin-right="2.358cm">
        <style:columns fo:column-count="1" fo:column-gap="1.270cm"/>
      </style:section-properties>
    </style:style>
    <style:style style:name="Sect24" style:family="section">
      <style:section-properties fo:margin-left="2.512cm" fo:margin-right="2.351cm">
        <style:columns fo:column-count="1" fo:column-gap="1.270cm"/>
      </style:section-properties>
    </style:style>
    <style:style style:name="Sect25" style:family="section">
      <style:section-properties fo:margin-left="2.485cm" fo:margin-right="2.349cm">
        <style:columns fo:column-count="1" fo:column-gap="1.270cm"/>
      </style:section-properties>
    </style:style>
    <style:style style:name="Sect26" style:family="section">
      <style:section-properties fo:margin-left="2.512cm" fo:margin-right="2.351cm">
        <style:columns fo:column-count="1" fo:column-gap="1.270cm"/>
      </style:section-properties>
    </style:style>
    <style:style style:name="Sect27" style:family="section">
      <style:section-properties fo:margin-left="2.485cm" fo:margin-right="2.358cm">
        <style:columns fo:column-count="1" fo:column-gap="1.270cm"/>
      </style:section-properties>
    </style:style>
    <style:style style:name="Sect28" style:family="section">
      <style:section-properties fo:margin-left="2.512cm" fo:margin-right="2.351cm">
        <style:columns fo:column-count="1" fo:column-gap="1.270cm"/>
      </style:section-properties>
    </style:style>
    <style:style style:name="Sect29" style:family="section">
      <style:section-properties fo:margin-left="2.397cm" fo:margin-right="2.041cm">
        <style:columns fo:column-count="1" fo:column-gap="1.270cm"/>
      </style:section-properties>
    </style:style>
    <style:style style:name="Sect30" style:family="section">
      <style:section-properties fo:margin-left="2.475cm" fo:margin-right="1.854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2086"><text:span text:style-name="CharStyle3">SYOR-SYOR YANG DICADANGKAN BAGI<text:line-break/>BAHAGIAN-BAHAGIAN PILIHAN RAYA<text:line-break/>PERSEKUTUAN DAN NEGERI BAGI<text:line-break/>NEGERI PULAU PINANG SEBAGAIMANA<text:line-break/>YANG TELAH DIKAJI SEMULA OLEH<text:line-break/>SURUHANJAYA PILIHAN RAYA DALAM<text:line-break/>TAHUN 2016</text:span></text:p>
        <text:p text:style-name="P1842"><text:span text:style-name="CharStyle5">PROPOSED RECOMMENDATIONS FOR<text:line-break/>FEDERAL AND STATE CONSTITUENCIES<text:line-break/>FOR THE STATE OF PULAU PINANG AS<text:line-break/>REVIEWED BY THE ELECTION<text:line-break/>COMMISSION IN 2016</text:span></text:p>
      </text:section>
      <text:section text:style-name="Sect1" text:name="Section1">
        <text:p text:style-name="P2087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1849"><text:span text:style-name="CharStyle7">SYOR-SYOR YANG DICADANGKAN BAGI BAHAGIAN-BAHAGIAN PILIHAN RAYA<text:line-break/>PERSEKUTUAN DAN NEGERI BAGI NEGERI PULAU PINANG SEBAGAIMANA YANG<text:line-break/>TELAH DIKAJI SEMULA OLEH SURUHANJAYA PILIHAN RAYA DALAM TAHUN 2016</text:span></text:p>
        <text:p text:style-name="P1583"><text:span text:style-name="CharStyle7">Suruhanjaya Pilihan Raya, mengikut kehendak Fasal (2) Perkara 113 Perlembagaan<text:line-break/>Persekutuan, telah mengkaji semula pembahagian bahagian-bahagian pilihan raya<text:line-break/>Persekutuan dan Negeri bagi Negeri Pulau Pinang.</text:span></text:p>
        <text:list text:style-name="L0">
          <text:list-item>
            <text:p text:style-name="P1212"><text:span text:style-name="CharStyle7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677"><text:span text:style-name="CharStyle7"><text:tab/>tiada perubahan bilangan bahagian-bahagian pilihan raya Persekutuan<text:line-break/>bagi Negeri Pulau Pinang;</text:span></text:p>
          </text:list-item>
          <text:list-item>
            <text:p text:style-name="P661"><text:span text:style-name="CharStyle7"><text:tab/>tiada perubahan bilangan bahagian-bahagian pilihan raya Negeri bagi<text:line-break/>Negeri Pulau Pinang;</text:span></text:p>
          </text:list-item>
          <text:list-item>
            <text:p text:style-name="P1145"><text:span text:style-name="CharStyle7"><text:tab/>tiada pindaan atau perubahan nama kepada bahagian-bahagian pilihan<text:line-break/>raya Persekutuan dalam Negeri Pulau Pinang; dan</text:span></text:p>
          </text:list-item>
          <text:list-item>
            <text:p text:style-name="P1055"><text:span text:style-name="CharStyle7"><text:tab/>tiada pindaan atau perubahan nama kepada bahagian-bahagian pilihan<text:line-break/>raya Negeri dalam Negeri Pulau Pinang.</text:span></text:p>
          </text:list-item>
        </text:list>
        <text:list text:style-name="L0">
          <text:list-item>
            <text:p text:style-name="P1149"><text:span text:style-name="CharStyle7"><text:tab/>Jumlah bilangan pemilih seramai 867,748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 </text:span><text:span text:style-name="CharStyle8">P.U. (B] 399/2016</text:span><text:span text:style-name="CharStyle7"><text:s text:c="1"/>bertarikh<text:line-break/>6 September 2016 telah diguna pakai bagi maksud kajian semula persempadanan<text:line-break/>bahagian-bahagian pilihan raya Persekutuan dan Negeri di dalam Negeri Pulau Pinang.</text:span></text:p>
          </text:list-item>
          <text:list-item>
            <text:p text:style-name="P1622"><text:span text:style-name="CharStyle7"><text:tab/>Butiran syor yang dicadangkan bagi Negeri Pulau Pinang berkenaan dengan<text:line-break/>bahagian-bahagian pilihan raya Persekutuan dan Negeri yang baharu, pindaan dan<text:line-break/>perubahan nama sedia ada bagi bahagian-bahagian pilihan raya Persekutuan dan</text:span></text:p>
          </text:list-item>
        </text:list>
        <text:p text:style-name="P702"><text:span text:style-name="CharStyle7">Negeri dan bahagian-bahagian pilihan raya Persekutuan yang telah terlibat dalam<text:line-break/>semakan semula dan tersentuh oleh syor tersebut dinyatakan dalam Jadual Pertama.</text:span></text:p>
        <text:list text:style-name="L0" text:continue-numbering="true">
          <text:list-item>
            <text:p text:style-name="P1863"><text:span text:style-name="CharStyle7"><text:tab/>Berikutan kajian semula persempadanan bahagian-bahagian pilihan raya<text:line-break/>Persekutuan dan Negeri ini, bilangan pemilih bagi bahagian-bahagian pilihan raya<text:line-break/>Persekutuan dan Negeri dalam Negeri Pulau Pinang dinyatakan dalam Jadual Kedua.</text:span></text:p>
          </text:list-item>
          <text:list-item>
            <text:p text:style-name="P799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Pulau Pinang boleh diperiksa mulai 15<text:line-break/>September 2016 hingga dan termasuk 14 Oktober 2016 semasa waktu pejabat biasa di<text:line-break/>tempat-tempatyang dinyatakan dalam Jadual Ketiga.</text:span></text:p>
          </text:list-item>
          <text:list-item>
            <text:p text:style-name="P679"><text:span text:style-name="CharStyle7"><text:tab/>Menurut seksyen 4</text:span><text:span text:style-name="CharStyle8">(b),</text:span><text:span text:style-name="CharStyle7"><text:s text:c="1"/>Bahagian II, Jadual Ketiga Belas, Perlembagaan<text:line-break/>Persekutuan, representasi mengenai syor yang dicadangkan boleh dibuat kepada<text:line-break/>Suruhanjaya Pilihan Raya dalam masa satu bulan selepas tarikh penyiaran Notis ini.</text:span></text:p>
          </text:list-item>
          <text:list-item>
            <text:p text:style-name="P1600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1555"><text:span text:style-name="CharStyle7"><text:tab/>Kerajaan Negeri; atau</text:span></text:p>
          </text:list-item>
          <text:list-item>
            <text:p text:style-name="P952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602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2024"><text:span text:style-name="CharStyle7"><text:tab/>Apa-apa representasi membantah syor yang dicadangkan hendaklah<text:line-break/>dikemukakan secara bertulis kepada Suruhanjaya Pilihan Raya dan dialamatkan kepada<text:line-break/>Pegawai Pilihan Raya Negeri Pulau Pinang seperti di bawah:</text:span></text:p>
          </text:list-item>
        </text:list>
      </text:section>
      <text:section text:style-name="Sect2" text:name="Section2">
        <text:p text:style-name="P2088"><draw:frame draw:style-name="fr2" svg:x="0.000cm" svg:y="0.000cm" svg:width="16.062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><text:p text:style-name="P2044"/></table:table-cell><table:table-cell table:style-name="Table1.Cell2"><text:p text:style-name="P699"><text:span text:style-name="CharStyle12">Pengarah Pilihan Raya Negeri Pulau Pinang<text:line-break/>Tingkat 4 Bangunan MARA<text:line-break/>No. 33 Jalan Pengkalan Weld<text:line-break/>10300 Pulau Pinang.</text:span></text:p></table:table-cell></table:table-row></table:table></draw:text-box></draw:frame></text:p>
        <text:p text:style-name="P3"><draw:frame draw:style-name="fr3" svg:x="0.000cm" svg:y="0.000cm" svg:width="16.062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><text:p text:style-name="P2044"/></table:table-cell><table:table-cell table:style-name="Table2.Cell2"><text:p text:style-name="P1173"><text:span text:style-name="CharStyle12">FEDERAL CONSTITUTION<text:line-break/>SECTION </text:span><text:span text:style-name="CharStyle13">4(a)</text:span><text:span text:style-name="CharStyle12"><text:s text:c="1"/>PART II THIRTEENTH SCHEDULE</text:span></text:p></table:table-cell></table:table-row></table:table></draw:text-box></draw:frame></text:p>
        <text:p text:style-name="P1527"><text:span text:style-name="CharStyle7">PROPOSED RECOMMENDATIONS FOR FEDERAL AND STATE CONSTITUENCIES FOR<text:line-break/>THE STATE OF PULAU PINANG AS REVIEWED BY THE ELECTION COMMISSION</text:span></text:p>
        <text:p text:style-name="P1261"><text:span text:style-name="CharStyle7">IN 2016</text:span></text:p>
        <text:p text:style-name="P949"><text:span text:style-name="CharStyle7">The Election Commission, in accordance with the requirements of Clause [2] of Article<text:line-break/>113 of the Federal Constitution, has reviewed the division of the Federal constituencies<text:line-break/>and State constituencies for the State of Pulau Pinang.</text:span></text:p>
        <text:list text:style-name="L6">
          <text:list-item>
            <text:p text:style-name="P1560"><text:span text:style-name="CharStyle7"><text:tab/>Consequent upon the review, the Election Commission proposes to recommend<text:line-break/>in their report such recommendations:</text:span></text:p>
          </text:list-item>
        </text:list>
        <text:p text:style-name="P4"><draw:frame draw:style-name="fr4" svg:x="0.000cm" svg:y="0.000cm" svg:width="16.062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><text:p text:style-name="P1893"><text:span text:style-name="CharStyle13">(a)</text:span></text:p></table:table-cell><table:table-cell table:style-name="Table3.Cell2"><text:p text:style-name="P1891"><text:span text:style-name="CharStyle12">no alteration in the number of Federal constituencies for the State of<text:line-break/>Pulau Pinang;</text:span></text:p></table:table-cell></table:table-row><table:table-row table:style-name="Table3.R2"><table:table-cell table:style-name="Table3.Cell3"><text:p text:style-name="P1648"><text:span text:style-name="CharStyle14">(b)</text:span></text:p></table:table-cell><table:table-cell table:style-name="Table3.Cell4"><text:p text:style-name="P1919"><text:span text:style-name="CharStyle12">no alteration in the number of the State constituencies for the State of<text:line-break/>Pulau Pinang;</text:span></text:p></table:table-cell></table:table-row><table:table-row table:style-name="Table3.R3"><table:table-cell table:style-name="Table3.Cell5"><text:p text:style-name="P1020"><text:span text:style-name="CharStyle14">(c)</text:span></text:p></table:table-cell><table:table-cell table:style-name="Table3.Cell6"><text:p text:style-name="P1307"><text:span text:style-name="CharStyle12">no amendment or alteration made to the names of Federal constituencies<text:line-break/>in the State of Pulau Pinang; and</text:span></text:p></table:table-cell></table:table-row><table:table-row table:style-name="Table3.R4"><table:table-cell table:style-name="Table3.Cell7"><text:p text:style-name="P1871"><text:span text:style-name="CharStyle13">(d)</text:span></text:p></table:table-cell><table:table-cell table:style-name="Table3.Cell8"><text:p text:style-name="P1434"><text:span text:style-name="CharStyle12">no amendment or alteration made to the names of State constituencies in<text:line-break/>the State of Pulau Pinang.</text:span></text:p></table:table-cell></table:table-row></table:table></draw:text-box></draw:frame></text:p>
        <text:list text:style-name="L6" text:continue-numbering="true">
          <text:list-item>
            <text:p text:style-name="P1157"><text:span text:style-name="CharStyle7"><text:tab/>The total number of 867,748 electors in the Electoral Rolls determined by the<text:line-break/>Election Commission which was endorsed and gazetted on 13 May 2016 </text:span><text:span text:style-name="CharStyle8">[P.U.(B)<text:line-break/>217/2016]</text:span><text:span text:style-name="CharStyle7"><text:s text:c="1"/>and read together with </text:span><text:span text:style-name="CharStyle8">P.U. (B) 399/2016</text:span><text:span text:style-name="CharStyle7"><text:s text:c="1"/>dated 6 September 2016 are used</text:span></text:p>
          </text:list-item>
        </text:list>
        <text:p text:style-name="P591"><text:span text:style-name="CharStyle16">3</text:span></text:p>
        <text:p text:style-name="P1229"><text:span text:style-name="CharStyle18">for the purpose of the review of the delimitation of the Federal and State constituencies<text:line-break/>in the State of Pulau Pinang.</text:span></text:p>
        <text:list text:style-name="L6" text:continue-numbering="true">
          <text:list-item>
            <text:p text:style-name="P1698"><text:span text:style-name="CharStyle18"><text:tab/>Particulars of the proposed recommendations for the State of Pulau Pinang<text:line-break/>regarding the new Federal and State constituencies, amendments and alterations to the<text:line-break/>existing names of the Federal and State constituencies and the Federal constituencies<text:line-break/>involved in the revision and affected by the proposed recommendations are specified in<text:line-break/>the First Schedule.</text:span></text:p>
          </text:list-item>
          <text:list-item>
            <text:p text:style-name="P807"><text:span text:style-name="CharStyle18"><text:tab/>Due to this review of the delimitation of the Federal and State constituencies, the<text:line-break/>number of electors for the Federal and State constituencies in the State of Pulau Pinang<text:line-break/>are specified in the Second Schedule.</text:span></text:p>
          </text:list-item>
          <text:list-item>
            <text:p text:style-name="P973"><text:span text:style-name="CharStyle18"><text:tab/>This proposed recommendations together with one copy of the draft<text:line-break/>constituencies plan for the States of Malaya and one copy of the draft constituencies<text:line-break/>plan for the State of Pulau Pinang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996"><text:span text:style-name="CharStyle18"><text:tab/>According to section </text:span><text:span text:style-name="CharStyle19">4(b),</text:span><text:span text:style-name="CharStyle18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970"><text:span text:style-name="CharStyle18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8">
          <text:list-item>
            <text:p text:style-name="P656"><text:span text:style-name="CharStyle18"><text:tab/>the State Government; or</text:span></text:p>
          </text:list-item>
          <text:list-item>
            <text:p text:style-name="P1566"><text:span text:style-name="CharStyle18"><text:tab/>any local authority whose area is wholly or partly comprised in the<text:line-break/>constituencies affected by the recommendation; or</text:span></text:p>
          </text:list-item>
          <text:list-item>
            <text:p text:style-name="P1618"><text:span text:style-name="CharStyle18"><text:tab/>a body of one hundred or more persons whose names are shown on the<text:line-break/>current electoral rolls of the constituencies in question.</text:span></text:p>
          </text:list-item>
        </text:list>
        <text:p text:style-name="P752"><text:span text:style-name="CharStyle16">4</text:span></text:p>
        <text:list text:style-name="L6">
          <text:list-item>
            <text:p text:style-name="P820"><text:span text:style-name="CharStyle7"><text:tab/>Any representations objecting to the proposed recommendations shall be<text:line-break/>submitted in writing to the Election Commission and addressed to the Pulau Pinang<text:line-break/>State Election Officer as below:</text:span></text:p>
          </text:list-item>
        </text:list>
        <text:p text:style-name="P1148"><text:span text:style-name="CharStyle7">Pengarah Pilihan Raya Negeri Pulau Pinang<text:line-break/>Tingkat 4 Bangunan MARA<text:line-break/>No. 33 Jalan Pengkalan Weld<text:line-break/>10300 Pulau Pinang.</text:span></text:p>
        <text:p text:style-name="P861"><text:span text:style-name="CharStyle16">5</text:span></text:p>
        <text:h text:outline-level="2" text:style-name="P1692"><text:bookmark-start text:name="bookmark0"/><text:span text:style-name="CharStyle21">JADUAL PERTAMA / </text:span><text:span text:style-name="CharStyle22">FIRST SCHEDULE</text:span><text:bookmark-end text:name="bookmark0"/></text:h>
        <text:p text:style-name="P1563"><text:span text:style-name="CharStyle24">SYOR YANG DICADANGKAN BAGI NEGERI PULAU PINANG BERKAITAN DENGAN<text:line-break/>BAHAG IAN - BAHAGI AN PILIHAN RAYA PERSEKUTUAN DAN NEGERI YANG<text:line-break/>BAHARU, PINDAAN DAN PERUBAHAN NAMA SEDIA ADA BAGI BAHAG IAN -<text:line-break/>BAHAGIAN PILIHAN RAYA PERSEKUTUAN DAN NEGERI DAN BAHAGIAN-<text:line-break/>BAHAGIAN PILIHAN RAYA PERSEKUTUAN YANG TERLIBAT DALAM SEMAKAN<text:line-break/>SEMULA DAN TERSENTUH OLEH SYOR YANG DICADANGKAN</text:span></text:p>
        <text:p text:style-name="P1669"><text:span text:style-name="CharStyle26">PROPOSED RECOMMENDA TIONS FOR THE ST A TE OF PULA U PINANG REGARDING<text:line-break/>THE NEW FEDERAL AND STATE CONSTITUENCIES, AMENDMENTS AND ALTERATIONS<text:line-break/>TO THE EXISTING NAMES OF THE FEDERAL AND STATE CONSTITUENCIES AND THE<text:line-break/>FEDERAL CONSTITUENCIES INVOLVED IN THE REVISION AND AFFECTED BY THE</text:span></text:p>
        <text:p text:style-name="P1571"><text:span text:style-name="CharStyle26">PROPOSED RECOMMENDATIONS</text:span></text:p>
        <text:h text:outline-level="1" text:style-name="P700"><text:bookmark-start text:name="bookmark1"/><text:span text:style-name="CharStyle28">(</text:span><text:span text:style-name="CharStyle29">1</text:span><text:span text:style-name="CharStyle28">) (</text:span><text:span text:style-name="CharStyle29">2</text:span><text:span text:style-name="CharStyle28">)</text:span><text:bookmark-end text:name="bookmark1"/></text:h>
        <text:p text:style-name="P957"><text:span text:style-name="CharStyle7">Bahagian Pilihan Raya<text:tab/>Bahagian<text:tab/>Pilihan<text:tab/>Raya<text:tab/>Negeri</text:span></text:p>
        <text:p text:style-name="P871"><text:span text:style-name="CharStyle7">Persekutuan</text:span></text:p>
        <text:p text:style-name="P623"><text:span text:style-name="CharStyle31">Federal Constituency<text:tab/>State<text:tab/>Constituency</text:span></text:p>
        <text:p text:style-name="P5"><draw:frame draw:style-name="fr5" svg:x="0.000cm" svg:y="0.000cm" svg:width="13.665cm" fo:min-height="0.002cm" text:anchor-type="paragraph"><draw:text-box><table:table table:style-name="Table4"><table:table-column table:style-name="Table4.C1"/><table:table-column table:style-name="Table4.C2"/><table:table-column table:style-name="Table4.C3"/><table:table-row table:style-name="Table4.R1"><table:table-cell table:style-name="Table4.Cell1"><text:p text:style-name="P1675"><text:span text:style-name="CharStyle12">Pewujudan Baharu</text:span></text:p></table:table-cell><table:table-cell table:style-name="Table4.Cell2"><text:p text:style-name="P788"><text:span text:style-name="CharStyle12">- Tiada -</text:span></text:p></table:table-cell><table:table-cell table:style-name="Table4.Cell3"><text:p text:style-name="P1136"><text:span text:style-name="CharStyle13">-</text:span><text:span text:style-name="CharStyle12"><text:s text:c="1"/>Tiada -</text:span></text:p></table:table-cell></table:table-row><table:table-row table:style-name="Table4.R2"><table:table-cell table:style-name="Table4.Cell4"><text:p text:style-name="P643"><text:span text:style-name="CharStyle13">Newly Created</text:span></text:p></table:table-cell><table:table-cell table:style-name="Table4.Cell5"><text:p text:style-name="P1515"><text:span text:style-name="CharStyle12">- </text:span><text:span text:style-name="CharStyle13">Nil -</text:span></text:p></table:table-cell><table:table-cell table:style-name="Table4.Cell6"><text:p text:style-name="P1302"><text:span text:style-name="CharStyle12">- </text:span><text:span text:style-name="CharStyle13">Nil -</text:span></text:p></table:table-cell></table:table-row><table:table-row table:style-name="Table4.R3"><table:table-cell table:style-name="Table4.Cell7"><text:p text:style-name="P958"><text:span text:style-name="CharStyle12">Pindaan Dan</text:span></text:p></table:table-cell><table:table-cell table:style-name="Table4.Cell8"><text:p text:style-name="P1491"><text:span text:style-name="CharStyle13">-</text:span><text:span text:style-name="CharStyle12"><text:s text:c="1"/>Tiada -</text:span></text:p></table:table-cell><table:table-cell table:style-name="Table4.Cell9"><text:p text:style-name="P1786"><text:span text:style-name="CharStyle13">-</text:span><text:span text:style-name="CharStyle12"><text:s text:c="1"/>Tiada -</text:span></text:p></table:table-cell></table:table-row><table:table-row table:style-name="Table4.R4"><table:table-cell table:style-name="Table4.Cell10"><text:p text:style-name="P582"><text:span text:style-name="CharStyle12">Perubahan Nama</text:span></text:p></table:table-cell><table:table-cell table:style-name="Table4.Cell11"><text:p text:style-name="P1011"><text:span text:style-name="CharStyle12">- </text:span><text:span text:style-name="CharStyle13">Nil -</text:span></text:p></table:table-cell><table:table-cell table:style-name="Table4.Cell12"><text:p text:style-name="P915"><text:span text:style-name="CharStyle12">- </text:span><text:span text:style-name="CharStyle13">Nil -</text:span></text:p></table:table-cell></table:table-row></table:table></draw:text-box></draw:frame></text:p>
        <text:p text:style-name="P1298"><text:span text:style-name="CharStyle32">Sedia Ada<text:line-break/></text:span><text:span text:style-name="CharStyle31">Amendments And<text:line-break/>Alterations To The<text:line-break/>Existing Name</text:span></text:p>
        <text:p text:style-name="P1641"><text:span text:style-name="CharStyle7">Kecuali bahagian-bahagian pilihan raya Persekutuan yang terlibat dalam semakan<text:line-break/>semula dan tersentuh oleh syor yang dicadangkan iaitu P. 041 Kepala Batas dan P. 053<text:line-break/>Balik Pulau, sempadan bahagian-bahagian pilihan raya Persekutuan yang tidak<text:line-break/>disebut tetap serupa seperti yang ada sekarang.</text:span></text:p>
        <text:p text:style-name="P1591"><text:span text:style-name="CharStyle31">Except for the Federal constituencies involved in the revision and affected by the<text:line-break/>proposed recommendations that is P. 041 Kepala Batas and P. 053 Balik Pulau, the<text:line-break/>boundaries of the Federal constituencies which are not mentioned remain the same as at<text:line-break/>present.</text:span></text:p>
        <text:p text:style-name="P1519"><text:span text:style-name="CharStyle34">6</text:span></text:p>
        <text:p text:style-name="P1230"><text:span text:style-name="CharStyle35">JADUAL KEDUA / </text:span><text:span text:style-name="CharStyle26">SECOND SCHEDULE</text:span></text:p>
        <text:p text:style-name="P638"><text:span text:style-name="CharStyle24">BILANGAN PEMILIH BAGI BAHAGIAN-BAHAGIAN PILIHAN RAYA PERSEKUTUAN<text:line-break/>DAN NEGERI DALAM NEGERI PULAU PINANG</text:span></text:p>
        <text:p text:style-name="P548"><text:span text:style-name="CharStyle26">NUMBER OF ELECTORS FOR THE FEDERAL AND ST A TE CONSTITUENCIES IN THE</text:span></text:p>
        <text:p text:style-name="P1004"><text:span text:style-name="CharStyle26">STATE OF PULAU PINANG</text:span></text:p>
        <text:p text:style-name="P662"><text:span text:style-name="CharStyle24">BAHAGIAN PILIHAN RAYA PERSEKUTUAN: P. 041 KEPALA BATAS<text:line-break/></text:span><text:span text:style-name="CharStyle36">FEDERAL CONSTITUENCY: P. 041 KEPALA BATAS</text:span></text:p>
        <text:p text:style-name="P6"><draw:frame draw:style-name="fr6" svg:x="0.000cm" svg:y="0.000cm" svg:width="16.111cm" fo:min-height="0.002cm" text:anchor-type="paragraph"><draw:text-box><table:table table:style-name="Table5"><table:table-column table:style-name="Table5.C1"/><table:table-column table:style-name="Table5.C2"/><table:table-column table:style-name="Table5.C3"/><table:table-column table:style-name="Table5.C4"/><table:table-row table:style-name="Table5.R1"><table:table-cell table:style-name="Table5.Cell1"><text:p text:style-name="P1467"><text:span text:style-name="CharStyle12">(1)</text:span></text:p></table:table-cell><table:table-cell table:style-name="Table5.Cell2"><text:p text:style-name="P2044"/></table:table-cell><table:table-cell table:style-name="Table5.Cell3"><text:p text:style-name="P1784"><text:span text:style-name="CharStyle12">(2)</text:span></text:p></table:table-cell><table:table-cell table:style-name="Table5.Cell4"><text:p text:style-name="P1656"><text:span text:style-name="CharStyle12">(3)</text:span></text:p></table:table-cell></table:table-row><table:table-row table:style-name="Table5.R2"><table:table-cell table:style-name="Table5.Cell5"><text:p text:style-name="P771"><text:span text:style-name="CharStyle12">Bahagian Pilihan Raya</text:span></text:p></table:table-cell><table:table-cell table:style-name="Table5.Cell6"><text:p text:style-name="P2044"/></table:table-cell><table:table-cell table:style-name="Table5.Cell7"><text:p text:style-name="P1381"><text:span text:style-name="CharStyle12">Daerah Mengundi</text:span></text:p></table:table-cell><table:table-cell table:style-name="Table5.Cell8"><text:p text:style-name="P1440"><text:span text:style-name="CharStyle12">Bilangan Pemilih</text:span></text:p></table:table-cell></table:table-row><table:table-row table:style-name="Table5.R3"><table:table-cell table:style-name="Table5.Cell9"><text:p text:style-name="P1825"><text:span text:style-name="CharStyle12">Negeri</text:span></text:p></table:table-cell><table:table-cell table:style-name="Table5.Cell10"><text:p text:style-name="P2044"/></table:table-cell><table:table-cell table:style-name="Table5.Cell11"><text:p text:style-name="P2044"/></table:table-cell><table:table-cell table:style-name="Table5.Cell12"><text:p text:style-name="P2044"/></table:table-cell></table:table-row><table:table-row table:style-name="Table5.R4"><table:table-cell table:style-name="Table5.Cell13"><text:p text:style-name="P1595"><text:span text:style-name="CharStyle13">State Constituency</text:span></text:p></table:table-cell><table:table-cell table:style-name="Table5.Cell14"><text:p text:style-name="P2044"/></table:table-cell><table:table-cell table:style-name="Table5.Cell15"><text:p text:style-name="P1088"><text:span text:style-name="CharStyle13">Polling District</text:span></text:p></table:table-cell><table:table-cell table:style-name="Table5.Cell16"><text:p text:style-name="P1291"><text:span text:style-name="CharStyle13">Number of Electors</text:span></text:p></table:table-cell></table:table-row><table:table-row table:style-name="Table5.R5"><table:table-cell table:style-name="Table5.Cell17"><text:p text:style-name="P1385"><text:span text:style-name="CharStyle12">N. 01 PENAGA</text:span></text:p></table:table-cell><table:table-cell table:style-name="Table5.Cell18"><text:p text:style-name="P1452"><text:span text:style-name="CharStyle12">1.</text:span></text:p></table:table-cell><table:table-cell table:style-name="Table5.Cell19"><text:p text:style-name="P851"><text:span text:style-name="CharStyle12">Kuala Muda</text:span></text:p></table:table-cell><table:table-cell table:style-name="Table5.Cell20"><text:p text:style-name="P1915"><text:span text:style-name="CharStyle13">2,255</text:span></text:p></table:table-cell></table:table-row><table:table-row table:style-name="Table5.R6"><table:table-cell table:style-name="Table5.Cell21"><text:p text:style-name="P2044"/></table:table-cell><table:table-cell table:style-name="Table5.Cell22"><text:p text:style-name="P1722"><text:span text:style-name="CharStyle12">2.</text:span></text:p></table:table-cell><table:table-cell table:style-name="Table5.Cell23"><text:p text:style-name="P760"><text:span text:style-name="CharStyle12">Pulau Mertajam</text:span></text:p></table:table-cell><table:table-cell table:style-name="Table5.Cell24"><text:p text:style-name="P1534"><text:span text:style-name="CharStyle12">3,018</text:span></text:p></table:table-cell></table:table-row><table:table-row table:style-name="Table5.R7"><table:table-cell table:style-name="Table5.Cell25"><text:p text:style-name="P2044"/></table:table-cell><table:table-cell table:style-name="Table5.Cell26"><text:p text:style-name="P1262"><text:span text:style-name="CharStyle12">3.</text:span></text:p></table:table-cell><table:table-cell table:style-name="Table5.Cell27"><text:p text:style-name="P941"><text:span text:style-name="CharStyle12">Pasir Gebu</text:span></text:p></table:table-cell><table:table-cell table:style-name="Table5.Cell28"><text:p text:style-name="P1567"><text:span text:style-name="CharStyle12">1,329</text:span></text:p></table:table-cell></table:table-row><table:table-row table:style-name="Table5.R8"><table:table-cell table:style-name="Table5.Cell29"><text:p text:style-name="P2044"/></table:table-cell><table:table-cell table:style-name="Table5.Cell30"><text:p text:style-name="P1670"><text:span text:style-name="CharStyle12">4.</text:span></text:p></table:table-cell><table:table-cell table:style-name="Table5.Cell31"><text:p text:style-name="P1118"><text:span text:style-name="CharStyle12">Penaga</text:span></text:p></table:table-cell><table:table-cell table:style-name="Table5.Cell32"><text:p text:style-name="P1312"><text:span text:style-name="CharStyle12">3,453</text:span></text:p></table:table-cell></table:table-row><table:table-row table:style-name="Table5.R9"><table:table-cell table:style-name="Table5.Cell33"><text:p text:style-name="P2044"/></table:table-cell><table:table-cell table:style-name="Table5.Cell34"><text:p text:style-name="P551"><text:span text:style-name="CharStyle12">5.</text:span></text:p></table:table-cell><table:table-cell table:style-name="Table5.Cell35"><text:p text:style-name="P967"><text:span text:style-name="CharStyle12">Kota Aur</text:span></text:p></table:table-cell><table:table-cell table:style-name="Table5.Cell36"><text:p text:style-name="P867"><text:span text:style-name="CharStyle12">2,142</text:span></text:p></table:table-cell></table:table-row><table:table-row table:style-name="Table5.R10"><table:table-cell table:style-name="Table5.Cell37"><text:p text:style-name="P2044"/></table:table-cell><table:table-cell table:style-name="Table5.Cell38"><text:p text:style-name="P1873"><text:span text:style-name="CharStyle12">6.</text:span></text:p></table:table-cell><table:table-cell table:style-name="Table5.Cell39"><text:p text:style-name="P750"><text:span text:style-name="CharStyle12">Permatang Janggus</text:span></text:p></table:table-cell><table:table-cell table:style-name="Table5.Cell40"><text:p text:style-name="P1378"><text:span text:style-name="CharStyle12">1,664</text:span></text:p></table:table-cell></table:table-row><table:table-row table:style-name="Table5.R11"><table:table-cell table:style-name="Table5.Cell41"><text:p text:style-name="P2044"/></table:table-cell><table:table-cell table:style-name="Table5.Cell42"><text:p text:style-name="P1788"><text:span text:style-name="CharStyle12">7.</text:span></text:p></table:table-cell><table:table-cell table:style-name="Table5.Cell43"><text:p text:style-name="P1375"><text:span text:style-name="CharStyle12">Guar Kepah</text:span></text:p></table:table-cell><table:table-cell table:style-name="Table5.Cell44"><text:p text:style-name="P913"><text:span text:style-name="CharStyle12">914</text:span></text:p></table:table-cell></table:table-row><table:table-row table:style-name="Table5.R12"><table:table-cell table:style-name="Table5.Cell45"><text:p text:style-name="P2044"/></table:table-cell><table:table-cell table:style-name="Table5.Cell46"><text:p text:style-name="P1607"><text:span text:style-name="CharStyle12">8.</text:span></text:p></table:table-cell><table:table-cell table:style-name="Table5.Cell47"><text:p text:style-name="P804"><text:span text:style-name="CharStyle12">Permatang Tiga Ringgit</text:span></text:p></table:table-cell><table:table-cell table:style-name="Table5.Cell48"><text:p text:style-name="P1504"><text:span text:style-name="CharStyle12">1,128</text:span></text:p></table:table-cell></table:table-row><table:table-row table:style-name="Table5.R13"><table:table-cell table:style-name="Table5.Cell49"><text:p text:style-name="P2044"/></table:table-cell><table:table-cell table:style-name="Table5.Cell50"><text:p text:style-name="P1495"><text:span text:style-name="CharStyle12">9.</text:span></text:p></table:table-cell><table:table-cell table:style-name="Table5.Cell51"><text:p text:style-name="P1383"><text:span text:style-name="CharStyle12">Lahar Kepar</text:span></text:p></table:table-cell><table:table-cell table:style-name="Table5.Cell52"><text:p text:style-name="P1574"><text:span text:style-name="CharStyle12">1,230</text:span></text:p></table:table-cell></table:table-row><table:table-row table:style-name="Table5.R14"><table:table-cell table:style-name="Table5.Cell53"><text:p text:style-name="P2044"/></table:table-cell><table:table-cell table:style-name="Table5.Cell54"><text:p text:style-name="P2044"/></table:table-cell><table:table-cell table:style-name="Table5.Cell55"><text:p text:style-name="P2044"/></table:table-cell><table:table-cell table:style-name="Table5.Cell56"><text:p text:style-name="P1019"><text:span text:style-name="CharStyle12">17,133</text:span></text:p></table:table-cell></table:table-row><table:table-row table:style-name="Table5.R15"><table:table-cell table:style-name="Table5.Cell57"><text:p text:style-name="P890"><text:span text:style-name="CharStyle12">N. 02 BERTAM</text:span></text:p></table:table-cell><table:table-cell table:style-name="Table5.Cell58"><text:p text:style-name="P770"><text:span text:style-name="CharStyle12">1.</text:span></text:p></table:table-cell><table:table-cell table:style-name="Table5.Cell59"><text:p text:style-name="P876"><text:span text:style-name="CharStyle12">Padang Benggali</text:span></text:p></table:table-cell><table:table-cell table:style-name="Table5.Cell60"><text:p text:style-name="P627"><text:span text:style-name="CharStyle12">752</text:span></text:p></table:table-cell></table:table-row><table:table-row table:style-name="Table5.R16"><table:table-cell table:style-name="Table5.Cell61"><text:p text:style-name="P2044"/></table:table-cell><table:table-cell table:style-name="Table5.Cell62"><text:p text:style-name="P1733"><text:span text:style-name="CharStyle12">2.</text:span></text:p></table:table-cell><table:table-cell table:style-name="Table5.Cell63"><text:p text:style-name="P1773"><text:span text:style-name="CharStyle12">Permatang Berah</text:span></text:p></table:table-cell><table:table-cell table:style-name="Table5.Cell64"><text:p text:style-name="P652"><text:span text:style-name="CharStyle12">1,421</text:span></text:p></table:table-cell></table:table-row><table:table-row table:style-name="Table5.R17"><table:table-cell table:style-name="Table5.Cell65"><text:p text:style-name="P2044"/></table:table-cell><table:table-cell table:style-name="Table5.Cell66"><text:p text:style-name="P1751"><text:span text:style-name="CharStyle12">3.</text:span></text:p></table:table-cell><table:table-cell table:style-name="Table5.Cell67"><text:p text:style-name="P1760"><text:span text:style-name="CharStyle12">Permatang Rambai</text:span></text:p></table:table-cell><table:table-cell table:style-name="Table5.Cell68"><text:p text:style-name="P1142"><text:span text:style-name="CharStyle12">1,804</text:span></text:p></table:table-cell></table:table-row><table:table-row table:style-name="Table5.R18"><table:table-cell table:style-name="Table5.Cell69"><text:p text:style-name="P2044"/></table:table-cell><table:table-cell table:style-name="Table5.Cell70"><text:p text:style-name="P883"><text:span text:style-name="CharStyle12">4.</text:span></text:p></table:table-cell><table:table-cell table:style-name="Table5.Cell71"><text:p text:style-name="P779"><text:span text:style-name="CharStyle12">Permatang Sintok</text:span></text:p></table:table-cell><table:table-cell table:style-name="Table5.Cell72"><text:p text:style-name="P2002"><text:span text:style-name="CharStyle12">979</text:span></text:p></table:table-cell></table:table-row></table:table><text:p text:style-name="P1634"><text:span text:style-name="CharStyle38">7</text:span></text:p></draw:text-box></draw:frame></text:p>
        <text:p text:style-name="P7"/>
      </text:section>
      <text:section text:style-name="Sect3" text:name="Section3">
        <text:p text:style-name="P2089"><draw:frame draw:style-name="fr9" svg:x="0.000cm" svg:y="0.000cm" svg:width="16.214cm" fo:min-height="20.338cm" text:anchor-type="paragraph"><draw:text-box><table:table table:style-name="Table6"><table:table-column table:style-name="Table6.C1"/><table:table-column table:style-name="Table6.C2"/><table:table-column table:style-name="Table6.C3"/><table:table-column table:style-name="Table6.C4"/><table:table-row table:style-name="Table6.R1"><table:table-cell table:style-name="Table6.Cell1"><text:p text:style-name="P2030"><text:span text:style-name="CharStyle7">(1)</text:span></text:p></table:table-cell><table:table-cell table:style-name="Table6.Cell2"><text:p text:style-name="P2044"/></table:table-cell><table:table-cell table:style-name="Table6.Cell3"><text:p text:style-name="P1115"><text:span text:style-name="CharStyle7">(2)</text:span></text:p></table:table-cell><table:table-cell table:style-name="Table6.Cell4"><text:p text:style-name="P538"><text:span text:style-name="CharStyle7">(3)</text:span></text:p></table:table-cell></table:table-row><table:table-row table:style-name="Table6.R2"><table:table-cell table:style-name="Table6.Cell5"><text:p text:style-name="P1758"><text:span text:style-name="CharStyle7">Bahagian Pilihan Raya</text:span></text:p></table:table-cell><table:table-cell table:style-name="Table6.Cell6"><text:p text:style-name="P2044"/></table:table-cell><table:table-cell table:style-name="Table6.Cell7"><text:p text:style-name="P1646"><text:span text:style-name="CharStyle7">Daerah Mengundi</text:span></text:p></table:table-cell><table:table-cell table:style-name="Table6.Cell8"><text:p text:style-name="P1177"><text:span text:style-name="CharStyle7">Bilangan Pemilih</text:span></text:p></table:table-cell></table:table-row><table:table-row table:style-name="Table6.R3"><table:table-cell table:style-name="Table6.Cell9"><text:p text:style-name="P1708"><text:span text:style-name="CharStyle7">Negeri</text:span></text:p></table:table-cell><table:table-cell table:style-name="Table6.Cell10"><text:p text:style-name="P2044"/></table:table-cell><table:table-cell table:style-name="Table6.Cell11"><text:p text:style-name="P2044"/></table:table-cell><table:table-cell table:style-name="Table6.Cell12"><text:p text:style-name="P2044"/></table:table-cell></table:table-row><table:table-row table:style-name="Table6.R4"><table:table-cell table:style-name="Table6.Cell13"><text:p text:style-name="P925"><text:span text:style-name="CharStyle8">State Constituency</text:span></text:p></table:table-cell><table:table-cell table:style-name="Table6.Cell14"><text:p text:style-name="P2044"/></table:table-cell><table:table-cell table:style-name="Table6.Cell15"><text:p text:style-name="P1468"><text:span text:style-name="CharStyle8">Polling District</text:span></text:p></table:table-cell><table:table-cell table:style-name="Table6.Cell16"><text:p text:style-name="P889"><text:span text:style-name="CharStyle8">Number of Electors</text:span></text:p></table:table-cell></table:table-row><table:table-row table:style-name="Table6.R5"><table:table-cell table:style-name="Table6.Cell17"><text:p text:style-name="P2044"/></table:table-cell><table:table-cell table:style-name="Table6.Cell18"><text:p text:style-name="P1170"><text:span text:style-name="CharStyle7">5.</text:span></text:p></table:table-cell><table:table-cell table:style-name="Table6.Cell19"><text:p text:style-name="P1530"><text:span text:style-name="CharStyle7">Permatang Pak Elong</text:span></text:p></table:table-cell><table:table-cell table:style-name="Table6.Cell20"><text:p text:style-name="P1536"><text:span text:style-name="CharStyle7">588</text:span></text:p></table:table-cell></table:table-row><table:table-row table:style-name="Table6.R6"><table:table-cell table:style-name="Table6.Cell21"><text:p text:style-name="P2044"/></table:table-cell><table:table-cell table:style-name="Table6.Cell22"><text:p text:style-name="P1027"><text:span text:style-name="CharStyle7">6.</text:span></text:p></table:table-cell><table:table-cell table:style-name="Table6.Cell23"><text:p text:style-name="P1744"><text:span text:style-name="CharStyle7">Permatang Bertam</text:span></text:p></table:table-cell><table:table-cell table:style-name="Table6.Cell24"><text:p text:style-name="P1579"><text:span text:style-name="CharStyle7">2,182</text:span></text:p></table:table-cell></table:table-row><table:table-row table:style-name="Table6.R7"><table:table-cell table:style-name="Table6.Cell25"><text:p text:style-name="P2044"/></table:table-cell><table:table-cell table:style-name="Table6.Cell26"><text:p text:style-name="P1735"><text:span text:style-name="CharStyle7">7.</text:span></text:p></table:table-cell><table:table-cell table:style-name="Table6.Cell27"><text:p text:style-name="P1493"><text:span text:style-name="CharStyle7">Kepala Batas</text:span></text:p></table:table-cell><table:table-cell table:style-name="Table6.Cell28"><text:p text:style-name="P796"><text:span text:style-name="CharStyle7">886</text:span></text:p></table:table-cell></table:table-row><table:table-row table:style-name="Table6.R8"><table:table-cell table:style-name="Table6.Cell29"><text:p text:style-name="P2044"/></table:table-cell><table:table-cell table:style-name="Table6.Cell30"><text:p text:style-name="P639"><text:span text:style-name="CharStyle7">8.</text:span></text:p></table:table-cell><table:table-cell table:style-name="Table6.Cell31"><text:p text:style-name="P1681"><text:span text:style-name="CharStyle7">Jalan Kedah</text:span></text:p></table:table-cell><table:table-cell table:style-name="Table6.Cell32"><text:p text:style-name="P738"><text:span text:style-name="CharStyle7">3,527</text:span></text:p></table:table-cell></table:table-row><table:table-row table:style-name="Table6.R9"><table:table-cell table:style-name="Table6.Cell33"><text:p text:style-name="P2044"/></table:table-cell><table:table-cell table:style-name="Table6.Cell34"><text:p text:style-name="P658"><text:span text:style-name="CharStyle7">9.</text:span></text:p></table:table-cell><table:table-cell table:style-name="Table6.Cell35"><text:p text:style-name="P1549"><text:span text:style-name="CharStyle7">Pongsu Seribu</text:span></text:p></table:table-cell><table:table-cell table:style-name="Table6.Cell36"><text:p text:style-name="P1074"><text:span text:style-name="CharStyle7">4,482</text:span></text:p></table:table-cell></table:table-row><table:table-row table:style-name="Table6.R10"><table:table-cell table:style-name="Table6.Cell37"><text:p text:style-name="P2044"/></table:table-cell><table:table-cell table:style-name="Table6.Cell38"><text:p text:style-name="P2044"/></table:table-cell><table:table-cell table:style-name="Table6.Cell39"><text:p text:style-name="P2044"/></table:table-cell><table:table-cell table:style-name="Table6.Cell40"><text:p text:style-name="P1608"><text:span text:style-name="CharStyle7">16,621</text:span></text:p></table:table-cell></table:table-row><table:table-row table:style-name="Table6.R11"><table:table-cell table:style-name="Table6.Cell41"><text:p text:style-name="P1472"><text:span text:style-name="CharStyle7">N. 03 PINANG TUNGGAL</text:span></text:p></table:table-cell><table:table-cell table:style-name="Table6.Cell42"><text:p text:style-name="P1827"><text:span text:style-name="CharStyle7">1.</text:span></text:p></table:table-cell><table:table-cell table:style-name="Table6.Cell43"><text:p text:style-name="P921"><text:span text:style-name="CharStyle7">Bumbung Lima</text:span></text:p></table:table-cell><table:table-cell table:style-name="Table6.Cell44"><text:p text:style-name="P1178"><text:span text:style-name="CharStyle7">1,674</text:span></text:p></table:table-cell></table:table-row><table:table-row table:style-name="Table6.R12"><table:table-cell table:style-name="Table6.Cell45"><text:p text:style-name="P2044"/></table:table-cell><table:table-cell table:style-name="Table6.Cell46"><text:p text:style-name="P1080"><text:span text:style-name="CharStyle7">2.</text:span></text:p></table:table-cell><table:table-cell table:style-name="Table6.Cell47"><text:p text:style-name="P1460"><text:span text:style-name="CharStyle7">Paya Keladi</text:span></text:p></table:table-cell><table:table-cell table:style-name="Table6.Cell48"><text:p text:style-name="P1233"><text:span text:style-name="CharStyle7">3,626</text:span></text:p></table:table-cell></table:table-row><table:table-row table:style-name="Table6.R13"><table:table-cell table:style-name="Table6.Cell49"><text:p text:style-name="P2044"/></table:table-cell><table:table-cell table:style-name="Table6.Cell50"><text:p text:style-name="P1445"><text:span text:style-name="CharStyle7">3.</text:span></text:p></table:table-cell><table:table-cell table:style-name="Table6.Cell51"><text:p text:style-name="P1556"><text:span text:style-name="CharStyle7">Bertam Indah</text:span></text:p></table:table-cell><table:table-cell table:style-name="Table6.Cell52"><text:p text:style-name="P1203"><text:span text:style-name="CharStyle7">1,614</text:span></text:p></table:table-cell></table:table-row><table:table-row table:style-name="Table6.R14"><table:table-cell table:style-name="Table6.Cell53"><text:p text:style-name="P2044"/></table:table-cell><table:table-cell table:style-name="Table6.Cell54"><text:p text:style-name="P1672"><text:span text:style-name="CharStyle7">4.</text:span></text:p></table:table-cell><table:table-cell table:style-name="Table6.Cell55"><text:p text:style-name="P1982"><text:span text:style-name="CharStyle7">Ladang Malakoff</text:span></text:p></table:table-cell><table:table-cell table:style-name="Table6.Cell56"><text:p text:style-name="P1980"><text:span text:style-name="CharStyle7">263</text:span></text:p></table:table-cell></table:table-row><table:table-row table:style-name="Table6.R15"><table:table-cell table:style-name="Table6.Cell57"><text:p text:style-name="P2044"/></table:table-cell><table:table-cell table:style-name="Table6.Cell58"><text:p text:style-name="P1167"><text:span text:style-name="CharStyle7">5.</text:span></text:p></table:table-cell><table:table-cell table:style-name="Table6.Cell59"><text:p text:style-name="P1630"><text:span text:style-name="CharStyle7">Kampong To’Bedu</text:span></text:p></table:table-cell><table:table-cell table:style-name="Table6.Cell60"><text:p text:style-name="P1007"><text:span text:style-name="CharStyle7">2,115</text:span></text:p></table:table-cell></table:table-row><table:table-row table:style-name="Table6.R16"><table:table-cell table:style-name="Table6.Cell61"><text:p text:style-name="P2044"/></table:table-cell><table:table-cell table:style-name="Table6.Cell62"><text:p text:style-name="P746"><text:span text:style-name="CharStyle7">6.</text:span></text:p></table:table-cell><table:table-cell table:style-name="Table6.Cell63"><text:p text:style-name="P575"><text:span text:style-name="CharStyle7">Permatang Langsat</text:span></text:p></table:table-cell><table:table-cell table:style-name="Table6.Cell64"><text:p text:style-name="P1903"><text:span text:style-name="CharStyle7">1,273</text:span></text:p></table:table-cell></table:table-row><table:table-row table:style-name="Table6.R17"><table:table-cell table:style-name="Table6.Cell65"><text:p text:style-name="P2044"/></table:table-cell><table:table-cell table:style-name="Table6.Cell66"><text:p text:style-name="P1917"><text:span text:style-name="CharStyle7">7.</text:span></text:p></table:table-cell><table:table-cell table:style-name="Table6.Cell67"><text:p text:style-name="P606"><text:span text:style-name="CharStyle7">Pinang Tunggal</text:span></text:p></table:table-cell><table:table-cell table:style-name="Table6.Cell68"><text:p text:style-name="P1517"><text:span text:style-name="CharStyle7">2,687</text:span></text:p></table:table-cell></table:table-row><table:table-row table:style-name="Table6.R18"><table:table-cell table:style-name="Table6.Cell69"><text:p text:style-name="P2044"/></table:table-cell><table:table-cell table:style-name="Table6.Cell70"><text:p text:style-name="P1696"><text:span text:style-name="CharStyle7">8.</text:span></text:p></table:table-cell><table:table-cell table:style-name="Table6.Cell71"><text:p text:style-name="P1597"><text:span text:style-name="CharStyle7">Kampong Baharu</text:span></text:p></table:table-cell><table:table-cell table:style-name="Table6.Cell72"><text:p text:style-name="P689"><text:span text:style-name="CharStyle7">874</text:span></text:p></table:table-cell></table:table-row><table:table-row table:style-name="Table6.R19"><table:table-cell table:style-name="Table6.Cell73"><text:p text:style-name="P2044"/></table:table-cell><table:table-cell table:style-name="Table6.Cell74"><text:p text:style-name="P1160"><text:span text:style-name="CharStyle7">9.</text:span></text:p></table:table-cell><table:table-cell table:style-name="Table6.Cell75"><text:p text:style-name="P580"><text:span text:style-name="CharStyle7">Kampong Selamat Utara</text:span></text:p></table:table-cell><table:table-cell table:style-name="Table6.Cell76"><text:p text:style-name="P510"><text:span text:style-name="CharStyle7">2,432</text:span></text:p></table:table-cell></table:table-row></table:table></draw:text-box></draw:frame><draw:frame draw:style-name="fr7" svg:x="5.613cm" svg:y="20.904cm" svg:width="4.131cm" fo:min-height="0.533cm" text:anchor-type="paragraph"><draw:text-box><text:p text:style-name="P1283"><text:span text:style-name="CharStyle41">10. Kubang Menerong</text:span></text:p></draw:text-box></draw:frame><draw:frame draw:style-name="fr8" svg:x="15.434cm" svg:y="20.904cm" svg:width="0.762cm" fo:min-height="0.524cm" text:anchor-type="paragraph"><draw:text-box><text:p text:style-name="P790"><text:span text:style-name="CharStyle41">995</text:span></text:p></draw:text-box></draw:frame></text:p>
        <text:p text:style-name="P1542"><text:span text:style-name="CharStyle7">11. Kampong Selamat Selatan</text:span></text:p>
        <text:h text:outline-level="2" text:style-name="P948"><draw:frame draw:style-name="fr11" svg:x="17.547cm" svg:y="22.005cm" fo:min-width="1.058cm" fo:min-height="0.526cm" text:anchor-type="paragraph"><draw:text-box><text:p text:style-name="P1198"><text:span text:style-name="CharStyle39">1,887</text:span></text:p></draw:text-box></draw:frame><text:bookmark-start text:name="bookmark2"/><text:span text:style-name="CharStyle21">19,440</text:span><text:bookmark-end text:name="bookmark2"/></text:h>
      </text:section>
      <text:section text:style-name="Sect4" text:name="Section4">
        <text:h text:outline-level="1" text:style-name="P2090"><text:bookmark-start text:name="bookmark3"/><text:span text:style-name="CharStyle46">(</text:span><text:span text:style-name="CharStyle47">1</text:span><text:span text:style-name="CharStyle46">) (</text:span><text:span text:style-name="CharStyle47">2</text:span><text:span text:style-name="CharStyle46">)</text:span><text:bookmark-end text:name="bookmark3"/></text:h>
        <text:p text:style-name="P1256"><draw:frame draw:style-name="fr12" svg:x="15.050cm" svg:y="0.000cm" svg:width="3.565cm" fo:min-height="3.955cm" text:anchor-type="paragraph"><draw:text-box><text:p text:style-name="P829"><text:span text:style-name="CharStyle39">(3)</text:span></text:p><text:p text:style-name="P1013"><text:span text:style-name="CharStyle39">Bilangan Pemilih</text:span></text:p><text:p text:style-name="P950"><text:span text:style-name="CharStyle43">Number of Electors<text:line-break/></text:span><text:span text:style-name="CharStyle44">53,194</text:span></text:p></draw:text-box></draw:frame><text:span text:style-name="CharStyle7">Bahagian Pilihan Raya<text:tab/>Daerah Mengundi</text:span></text:p>
        <text:p text:style-name="P1621"><text:span text:style-name="CharStyle7">Negeri</text:span></text:p>
        <text:p text:style-name="P1838"><text:span text:style-name="CharStyle31">State Constituency<text:tab/>Polling District</text:span></text:p>
        <text:p text:style-name="P838"><text:span text:style-name="CharStyle7">Jumlah Bilangan Pemilih dalam Bahagian Pilihan Raya Persekutuan<text:line-break/>P. 041 Kepala Batas:</text:span></text:p>
        <text:p text:style-name="P1950"><text:span text:style-name="CharStyle31">Total Number of Electors in the Federal Constituency of<text:line-break/>P. 041 Kepala Batas:</text:span></text:p>
        <text:p text:style-name="P1153"><text:span text:style-name="CharStyle16">9</text:span></text:p>
      </text:section>
      <text:section text:style-name="Sect5" text:name="Section5">
        <text:p text:style-name="P2091"><draw:frame draw:style-name="fr24" svg:x="2.656cm" svg:y="0.004cm" svg:width="9.897cm" fo:min-height="2.778cm" text:anchor-type="paragraph"><draw:text-box><text:h text:outline-level="1" text:style-name="P1306"><text:bookmark-start text:name="bookmark4"/><text:span text:style-name="CharStyle51">(</text:span><text:span text:style-name="CharStyle52">1</text:span><text:span text:style-name="CharStyle51">) (</text:span><text:span text:style-name="CharStyle52">2</text:span><text:span text:style-name="CharStyle51">)</text:span><text:bookmark-end text:name="bookmark4"/></text:h><text:p text:style-name="P899"><text:span text:style-name="CharStyle39">Bahagian Pilihan Raya<text:tab/>Daerah<text:tab/>Mengundi</text:span></text:p><text:p text:style-name="P1570"><text:span text:style-name="CharStyle53">Negeri<text:line-break/></text:span><text:span text:style-name="CharStyle43">State Constituency</text:span></text:p></draw:text-box></draw:frame><draw:frame draw:style-name="fr25" svg:x="15.229cm" svg:y="0.000cm" svg:width="3.124cm" fo:min-height="1.236cm" text:anchor-type="paragraph"><draw:text-box><text:h text:outline-level="1" text:style-name="P1347"><text:bookmark-start text:name="bookmark5"/><text:span text:style-name="CharStyle55">(3)</text:span><text:bookmark-end text:name="bookmark5"/></text:h><text:p text:style-name="P527"><text:span text:style-name="CharStyle39">Bilangan Pemilih</text:span></text:p></draw:text-box></draw:frame><draw:frame draw:style-name="fr26" svg:x="9.548cm" svg:y="2.193cm" svg:width="2.752cm" fo:min-height="0.533cm" text:anchor-type="paragraph"><draw:text-box><text:p text:style-name="P1258"><text:span text:style-name="CharStyle43">Polling District</text:span></text:p></draw:text-box></draw:frame><draw:frame draw:style-name="fr27" svg:x="15.051cm" svg:y="2.193cm" svg:width="3.480cm" fo:min-height="0.533cm" text:anchor-type="paragraph"><draw:text-box><text:p text:style-name="P1907"><text:span text:style-name="CharStyle43">Number of Electors</text:span></text:p></draw:text-box></draw:frame><draw:frame draw:style-name="fr28" svg:x="2.512cm" svg:y="3.179cm" svg:width="3.505cm" fo:min-height="1.235cm" text:anchor-type="paragraph"><draw:text-box><text:p text:style-name="P1651"><text:span text:style-name="CharStyle39">N. 04 PERMATANG<text:line-break/>BERANGAN</text:span></text:p></draw:text-box></draw:frame><draw:frame draw:style-name="fr29" svg:x="8.024cm" svg:y="3.293cm" svg:width="3.141cm" fo:min-height="0.533cm" text:anchor-type="paragraph"><draw:text-box><text:p text:style-name="P1678"><text:span text:style-name="CharStyle39">1. Ara Rendang</text:span></text:p></draw:text-box></draw:frame><draw:frame draw:style-name="fr30" svg:x="17.549cm" svg:y="3.293cm" svg:width="1.083cm" fo:min-height="0.524cm" text:anchor-type="paragraph"><draw:text-box><text:p text:style-name="P1707"><text:span text:style-name="CharStyle39">2,556</text:span></text:p></draw:text-box></draw:frame><draw:frame draw:style-name="fr31" svg:x="8.006cm" svg:y="4.394cm" svg:width="3.496cm" fo:min-height="0.533cm" text:anchor-type="paragraph"><draw:text-box><text:p text:style-name="P633"><text:span text:style-name="CharStyle39">2. PokokMachang</text:span></text:p></draw:text-box></draw:frame><draw:frame draw:style-name="fr32" svg:x="17.565cm" svg:y="4.394cm" svg:width="1.067cm" fo:min-height="0.526cm" text:anchor-type="paragraph"><draw:text-box><text:p text:style-name="P523"><text:span text:style-name="CharStyle39">1,998</text:span></text:p></draw:text-box></draw:frame><draw:frame draw:style-name="fr18" svg:x="7.997cm" svg:y="6.646cm" svg:width="10.643cm" fo:min-height="3.776cm" text:anchor-type="paragraph"><draw:text-box><table:table table:style-name="Table7"><table:table-column table:style-name="Table7.C1"/><table:table-column table:style-name="Table7.C2"/><table:table-column table:style-name="Table7.C3"/><table:table-row table:style-name="Table7.R1"><table:table-cell table:style-name="Table7.Cell1"><text:p text:style-name="P1913"><text:span text:style-name="CharStyle7">4.</text:span></text:p></table:table-cell><table:table-cell table:style-name="Table7.Cell2"><text:p text:style-name="P1718"><text:span text:style-name="CharStyle7">Permatang Berangan</text:span></text:p></table:table-cell><table:table-cell table:style-name="Table7.Cell3"><text:p text:style-name="P634"><text:span text:style-name="CharStyle7">1,180</text:span></text:p></table:table-cell></table:table-row><table:table-row table:style-name="Table7.R2"><table:table-cell table:style-name="Table7.Cell4"><text:p text:style-name="P1284"><text:span text:style-name="CharStyle7">5.</text:span></text:p></table:table-cell><table:table-cell table:style-name="Table7.Cell5"><text:p text:style-name="P842"><text:span text:style-name="CharStyle7">Simpang Tiga</text:span></text:p></table:table-cell><table:table-cell table:style-name="Table7.Cell6"><text:p text:style-name="P869"><text:span text:style-name="CharStyle7">2,472</text:span></text:p></table:table-cell></table:table-row><table:table-row table:style-name="Table7.R3"><table:table-cell table:style-name="Table7.Cell7"><text:p text:style-name="P983"><text:span text:style-name="CharStyle7">6.</text:span></text:p></table:table-cell><table:table-cell table:style-name="Table7.Cell8"><text:p text:style-name="P862"><text:span text:style-name="CharStyle7">Tasek Gelugor</text:span></text:p></table:table-cell><table:table-cell table:style-name="Table7.Cell9"><text:p text:style-name="P1897"><text:span text:style-name="CharStyle7">2,344</text:span></text:p></table:table-cell></table:table-row><table:table-row table:style-name="Table7.R4"><table:table-cell table:style-name="Table7.Cell10"><text:p text:style-name="P706"><text:span text:style-name="CharStyle7">7.</text:span></text:p></table:table-cell><table:table-cell table:style-name="Table7.Cell11"><text:p text:style-name="P1500"><text:span text:style-name="CharStyle7">Jarak</text:span></text:p></table:table-cell><table:table-cell table:style-name="Table7.Cell12"><text:p text:style-name="P589"><text:span text:style-name="CharStyle7">2,016</text:span></text:p></table:table-cell></table:table-row></table:table></draw:text-box></draw:frame><draw:frame draw:style-name="fr14" svg:x="8.015cm" svg:y="5.537cm" svg:width="3.743cm" fo:min-height="0.490cm" text:anchor-type="paragraph"><draw:text-box><text:p text:style-name="P1895"><text:span text:style-name="CharStyle56">3. PokokTampang</text:span></text:p></draw:text-box></draw:frame><draw:frame draw:style-name="fr15" svg:x="17.547cm" svg:y="5.537cm" svg:width="1.083cm" fo:min-height="0.483cm" text:anchor-type="paragraph"><draw:text-box><text:p text:style-name="P1861"><text:span text:style-name="CharStyle56">2,128</text:span></text:p></draw:text-box></draw:frame><draw:frame draw:style-name="fr16" svg:x="8.006cm" svg:y="10.998cm" svg:width="4.394cm" fo:min-height="0.533cm" text:anchor-type="paragraph"><draw:text-box><text:p text:style-name="P1598"><text:span text:style-name="CharStyle56">8. Padang Chempedak</text:span></text:p></draw:text-box></draw:frame><draw:frame draw:style-name="fr17" svg:x="17.565cm" svg:y="10.998cm" svg:width="1.067cm" fo:min-height="0.526cm" text:anchor-type="paragraph"><draw:text-box><text:p text:style-name="P1687"><text:span text:style-name="CharStyle56">1,786</text:span></text:p></draw:text-box></draw:frame><draw:frame draw:style-name="fr33" svg:x="7.997cm" svg:y="12.099cm" svg:width="2.498cm" fo:min-height="0.526cm" text:anchor-type="paragraph"><draw:text-box><text:p text:style-name="P1624"><text:span text:style-name="CharStyle39">9. Ara Kuda</text:span></text:p></draw:text-box></draw:frame><draw:frame draw:style-name="fr34" svg:x="17.870cm" svg:y="12.099cm" svg:width="0.762cm" fo:min-height="0.526cm" text:anchor-type="paragraph"><draw:text-box><text:p text:style-name="P926"><text:span text:style-name="CharStyle39">608</text:span></text:p></draw:text-box></draw:frame><draw:frame draw:style-name="fr35" svg:x="8.024cm" svg:y="13.199cm" svg:width="3.835cm" fo:min-height="0.534cm" text:anchor-type="paragraph"><draw:text-box><text:p text:style-name="P1270"><text:span text:style-name="CharStyle39">10. Permatang Kerai</text:span></text:p></draw:text-box></draw:frame><draw:frame draw:style-name="fr36" svg:x="17.565cm" svg:y="13.199cm" svg:width="1.050cm" fo:min-height="0.526cm" text:anchor-type="paragraph"><draw:text-box><text:p text:style-name="P1609"><text:span text:style-name="CharStyle39">1,683</text:span></text:p></draw:text-box></draw:frame><draw:frame draw:style-name="fr37" svg:x="17.226cm" svg:y="14.300cm" svg:width="1.388cm" fo:min-height="0.526cm" text:anchor-type="paragraph"><draw:text-box><text:h text:outline-level="2" text:style-name="P1968"><text:bookmark-start text:name="bookmark6"/><text:span text:style-name="CharStyle57">18,771</text:span><text:bookmark-end text:name="bookmark6"/></text:h></draw:text-box></draw:frame><draw:frame draw:style-name="fr38" svg:x="2.512cm" svg:y="16.501cm" svg:width="3.447cm" fo:min-height="0.524cm" text:anchor-type="paragraph"><draw:text-box><text:p text:style-name="P1353"><text:span text:style-name="CharStyle39">N. 05 SUNGAI DUA</text:span></text:p></draw:text-box></draw:frame><draw:frame draw:style-name="fr23" svg:x="7.997cm" svg:y="17.653cm" svg:width="10.634cm" fo:min-height="4.844cm" text:anchor-type="paragraph"><draw:text-box><table:table table:style-name="Table8"><table:table-column table:style-name="Table8.C1"/><table:table-column table:style-name="Table8.C2"/><table:table-column table:style-name="Table8.C3"/><table:table-row table:style-name="Table8.R1"><table:table-cell table:style-name="Table8.Cell1"><text:p text:style-name="P620"><text:span text:style-name="CharStyle8">2.</text:span></text:p></table:table-cell><table:table-cell table:style-name="Table8.Cell2"><text:p text:style-name="P912"><text:span text:style-name="CharStyle7">Simpang Ampat</text:span></text:p></table:table-cell><table:table-cell table:style-name="Table8.Cell3"><text:p text:style-name="P1078"><text:span text:style-name="CharStyle7">2,249</text:span></text:p></table:table-cell></table:table-row><table:table-row table:style-name="Table8.R2"><table:table-cell table:style-name="Table8.Cell4"><text:p text:style-name="P994"><text:span text:style-name="CharStyle7">3.</text:span></text:p></table:table-cell><table:table-cell table:style-name="Table8.Cell5"><text:p text:style-name="P1236"><text:span text:style-name="CharStyle7">Permatang </text:span><text:span text:style-name="CharStyle58">To’Jaya</text:span></text:p></table:table-cell><table:table-cell table:style-name="Table8.Cell6"><text:p text:style-name="P1071"><text:span text:style-name="CharStyle7">1,728</text:span></text:p></table:table-cell></table:table-row><table:table-row table:style-name="Table8.R3"><table:table-cell table:style-name="Table8.Cell7"><text:p text:style-name="P1162"><text:span text:style-name="CharStyle7">4.</text:span></text:p></table:table-cell><table:table-cell table:style-name="Table8.Cell8"><text:p text:style-name="P886"><text:span text:style-name="CharStyle7">Alor Merah</text:span></text:p></table:table-cell><table:table-cell table:style-name="Table8.Cell9"><text:p text:style-name="P1859"><text:span text:style-name="CharStyle7">1,073</text:span></text:p></table:table-cell></table:table-row><table:table-row table:style-name="Table8.R4"><table:table-cell table:style-name="Table8.Cell10"><text:p text:style-name="P1683"><text:span text:style-name="CharStyle7">5.</text:span></text:p></table:table-cell><table:table-cell table:style-name="Table8.Cell11"><text:p text:style-name="P1364"><text:span text:style-name="CharStyle7">Kampong Telok</text:span></text:p></table:table-cell><table:table-cell table:style-name="Table8.Cell12"><text:p text:style-name="P944"><text:span text:style-name="CharStyle7">1,683</text:span></text:p></table:table-cell></table:table-row><table:table-row table:style-name="Table8.R5"><table:table-cell table:style-name="Table8.Cell13"><text:p text:style-name="P822"><text:span text:style-name="CharStyle7">6.</text:span></text:p></table:table-cell><table:table-cell table:style-name="Table8.Cell14"><text:p text:style-name="P1496"><text:span text:style-name="CharStyle7">Taman Desa Murni</text:span></text:p></table:table-cell><table:table-cell table:style-name="Table8.Cell15"><text:p text:style-name="P1934"><text:span text:style-name="CharStyle7">2,823</text:span></text:p></table:table-cell></table:table-row></table:table></draw:text-box></draw:frame><draw:frame draw:style-name="fr19" svg:x="8.022cm" svg:y="16.544cm" svg:width="2.776cm" fo:min-height="0.490cm" text:anchor-type="paragraph"><draw:text-box><text:p text:style-name="P1853"><text:span text:style-name="CharStyle56">1. PajakSong</text:span></text:p></draw:text-box></draw:frame><draw:frame draw:style-name="fr20" svg:x="17.547cm" svg:y="16.544cm" svg:width="1.076cm" fo:min-height="0.501cm" text:anchor-type="paragraph"><draw:text-box><text:p text:style-name="P1137"><text:span text:style-name="CharStyle56">2,119</text:span></text:p></draw:text-box></draw:frame><draw:frame draw:style-name="fr21" svg:x="8.015cm" svg:y="23.105cm" svg:width="2.836cm" fo:min-height="0.534cm" text:anchor-type="paragraph"><draw:text-box><text:p text:style-name="P1855"><text:span text:style-name="CharStyle56">7. Sungai Dua</text:span></text:p></draw:text-box></draw:frame><draw:frame draw:style-name="fr22" svg:x="17.547cm" svg:y="23.105cm" svg:width="1.083cm" fo:min-height="0.526cm" text:anchor-type="paragraph"><draw:text-box><text:p text:style-name="P1559"><text:span text:style-name="CharStyle56">2,616</text:span></text:p></draw:text-box></draw:frame><draw:frame draw:style-name="fr39" svg:x="10.283cm" svg:y="24.666cm" svg:width="0.441cm" fo:min-height="0.437cm" text:anchor-type="paragraph"><draw:text-box><text:p text:style-name="P1857"><text:page-number/></text:p></draw:text-box></draw:frame></text:p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</text:section>
      <text:section text:style-name="Sect6" text:name="Section6">
        <text:p text:style-name="P2092"><draw:frame draw:style-name="fr41" svg:x="2.655cm" svg:y="0.004cm" svg:width="9.897cm" fo:min-height="2.778cm" text:anchor-type="paragraph"><draw:text-box><text:h text:outline-level="1" text:style-name="P917"><text:bookmark-start text:name="bookmark7"/><text:span text:style-name="CharStyle62">(</text:span><text:span text:style-name="CharStyle63">1</text:span><text:span text:style-name="CharStyle62">) (</text:span><text:span text:style-name="CharStyle63">2</text:span><text:span text:style-name="CharStyle62">)</text:span><text:bookmark-end text:name="bookmark7"/></text:h><text:p text:style-name="P727"><text:span text:style-name="CharStyle39">Bahagian Pilihan Raya<text:tab/>Daerah<text:tab/>Mengundi</text:span></text:p><text:p text:style-name="P731"><text:span text:style-name="CharStyle53">Negeri<text:line-break/></text:span><text:span text:style-name="CharStyle43">State Constituency</text:span></text:p></draw:text-box></draw:frame><draw:frame draw:style-name="fr42" svg:x="15.228cm" svg:y="0.000cm" svg:width="3.124cm" fo:min-height="1.228cm" text:anchor-type="paragraph"><draw:text-box><text:h text:outline-level="1" text:style-name="P1685"><text:bookmark-start text:name="bookmark8"/><text:span text:style-name="CharStyle55">(3)</text:span><text:bookmark-end text:name="bookmark8"/></text:h><text:p text:style-name="P1304"><text:span text:style-name="CharStyle39">Bilangan Pemilih</text:span></text:p></draw:text-box></draw:frame><draw:frame draw:style-name="fr43" svg:x="9.546cm" svg:y="2.193cm" svg:width="2.752cm" fo:min-height="0.533cm" text:anchor-type="paragraph"><draw:text-box><text:p text:style-name="P692"><text:span text:style-name="CharStyle43">Polling District</text:span></text:p></draw:text-box></draw:frame><draw:frame draw:style-name="fr44" svg:x="15.050cm" svg:y="2.193cm" svg:width="3.480cm" fo:min-height="0.533cm" text:anchor-type="paragraph"><draw:text-box><text:p text:style-name="P1266"><text:span text:style-name="CharStyle43">Number of Electors</text:span></text:p></draw:text-box></draw:frame><draw:frame draw:style-name="fr45" svg:x="8.006cm" svg:y="3.293cm" svg:width="3.538cm" fo:min-height="0.533cm" text:anchor-type="paragraph"><draw:text-box><text:p text:style-name="P1602"><text:span text:style-name="CharStyle39">8. Kampong Setol</text:span></text:p></draw:text-box></draw:frame><draw:frame draw:style-name="fr46" svg:x="17.565cm" svg:y="3.293cm" svg:width="1.058cm" fo:min-height="0.526cm" text:anchor-type="paragraph"><draw:text-box><text:p text:style-name="P831"><text:span text:style-name="CharStyle39">1,807</text:span></text:p></draw:text-box></draw:frame><draw:frame draw:style-name="fr47" svg:x="7.997cm" svg:y="4.394cm" svg:width="2.769cm" fo:min-height="0.526cm" text:anchor-type="paragraph"><draw:text-box><text:p text:style-name="P1679"><text:span text:style-name="CharStyle39">9. LaharYooi</text:span></text:p></draw:text-box></draw:frame><draw:frame draw:style-name="fr48" svg:x="17.547cm" svg:y="4.394cm" svg:width="1.067cm" fo:min-height="0.526cm" text:anchor-type="paragraph"><draw:text-box><text:p text:style-name="P1274"><text:span text:style-name="CharStyle39">2,263</text:span></text:p></draw:text-box></draw:frame><draw:frame draw:style-name="fr49" svg:x="17.226cm" svg:y="5.495cm" svg:width="1.388cm" fo:min-height="0.526cm" text:anchor-type="paragraph"><draw:text-box><text:h text:outline-level="2" text:style-name="P1301"><text:bookmark-start text:name="bookmark9"/><text:span text:style-name="CharStyle57">18,361</text:span><text:bookmark-end text:name="bookmark9"/></text:h></draw:text-box></draw:frame><draw:frame draw:style-name="fr40" svg:x="2.503cm" svg:y="7.729cm" svg:width="16.138cm" fo:min-height="0.002cm" text:anchor-type="paragraph"><draw:text-box><table:table table:style-name="Table9"><table:table-column table:style-name="Table9.C1"/><table:table-column table:style-name="Table9.C2"/><table:table-column table:style-name="Table9.C3"/><table:table-column table:style-name="Table9.C4"/><table:table-row table:style-name="Table9.R1"><table:table-cell table:style-name="Table9.Cell1"><text:p text:style-name="P1502"><text:span text:style-name="CharStyle7">N. 06 TELOK AYER</text:span></text:p></table:table-cell><table:table-cell table:style-name="Table9.Cell2"><text:p text:style-name="P1593"><text:span text:style-name="CharStyle66">1</text:span><text:span text:style-name="CharStyle67">.</text:span></text:p></table:table-cell><table:table-cell table:style-name="Table9.Cell3"><text:p text:style-name="P651"><text:span text:style-name="CharStyle7">Telok Ayer Tawar</text:span></text:p></table:table-cell><table:table-cell table:style-name="Table9.Cell4"><text:p text:style-name="P1688"><text:span text:style-name="CharStyle7">3,544</text:span></text:p></table:table-cell></table:table-row><table:table-row table:style-name="Table9.R2"><table:table-cell table:style-name="Table9.Cell5"><text:p text:style-name="P1010"><text:span text:style-name="CharStyle7">TAWAR</text:span></text:p></table:table-cell><table:table-cell table:style-name="Table9.Cell6"><text:p text:style-name="P827"><text:span text:style-name="CharStyle7">2.</text:span></text:p></table:table-cell><table:table-cell table:style-name="Table9.Cell7"><text:p text:style-name="P1851"><text:span text:style-name="CharStyle7">Permatang Binjai</text:span></text:p></table:table-cell><table:table-cell table:style-name="Table9.Cell8"><text:p text:style-name="P574"><text:span text:style-name="CharStyle7">1,450</text:span></text:p></table:table-cell></table:table-row><table:table-row table:style-name="Table9.R3"><table:table-cell table:style-name="Table9.Cell9"><text:p text:style-name="P2044"/></table:table-cell><table:table-cell table:style-name="Table9.Cell10"><text:p text:style-name="P1620"><text:span text:style-name="CharStyle7">3.</text:span></text:p></table:table-cell><table:table-cell table:style-name="Table9.Cell11"><text:p text:style-name="P1544"><text:span text:style-name="CharStyle7">Pekan Darat</text:span></text:p></table:table-cell><table:table-cell table:style-name="Table9.Cell12"><text:p text:style-name="P1614"><text:span text:style-name="CharStyle7">1,299</text:span></text:p></table:table-cell></table:table-row><table:table-row table:style-name="Table9.R4"><table:table-cell table:style-name="Table9.Cell13"><text:p text:style-name="P2044"/></table:table-cell><table:table-cell table:style-name="Table9.Cell14"><text:p text:style-name="P1215"><text:span text:style-name="CharStyle7">4.</text:span></text:p></table:table-cell><table:table-cell table:style-name="Table9.Cell15"><text:p text:style-name="P714"><text:span text:style-name="CharStyle7">Taman Senangan</text:span></text:p></table:table-cell><table:table-cell table:style-name="Table9.Cell16"><text:p text:style-name="P911"><text:span text:style-name="CharStyle7">1,975</text:span></text:p></table:table-cell></table:table-row><table:table-row table:style-name="Table9.R5"><table:table-cell table:style-name="Table9.Cell17"><text:p text:style-name="P2044"/></table:table-cell><table:table-cell table:style-name="Table9.Cell18"><text:p text:style-name="P2020"><text:span text:style-name="CharStyle7">5.</text:span></text:p></table:table-cell><table:table-cell table:style-name="Table9.Cell19"><text:p text:style-name="P1728"><text:span text:style-name="CharStyle7">Mata Kuching</text:span></text:p></table:table-cell><table:table-cell table:style-name="Table9.Cell20"><text:p text:style-name="P626"><text:span text:style-name="CharStyle7">3,003</text:span></text:p></table:table-cell></table:table-row><table:table-row table:style-name="Table9.R6"><table:table-cell table:style-name="Table9.Cell21"><text:p text:style-name="P2044"/></table:table-cell><table:table-cell table:style-name="Table9.Cell22"><text:p text:style-name="P1213"><text:span text:style-name="CharStyle7">6.</text:span></text:p></table:table-cell><table:table-cell table:style-name="Table9.Cell23"><text:p text:style-name="P1058"><text:span text:style-name="CharStyle7">Jalan Masjid</text:span></text:p></table:table-cell><table:table-cell table:style-name="Table9.Cell24"><text:p text:style-name="P882"><text:span text:style-name="CharStyle7">4,603</text:span></text:p></table:table-cell></table:table-row><table:table-row table:style-name="Table9.R7"><table:table-cell table:style-name="Table9.Cell25"><text:p text:style-name="P2044"/></table:table-cell><table:table-cell table:style-name="Table9.Cell26"><text:p text:style-name="P1048"><text:span text:style-name="CharStyle7">7.</text:span></text:p></table:table-cell><table:table-cell table:style-name="Table9.Cell27"><text:p text:style-name="P1576"><text:span text:style-name="CharStyle7">Taman Wira</text:span></text:p></table:table-cell><table:table-cell table:style-name="Table9.Cell28"><text:p text:style-name="P675"><text:span text:style-name="CharStyle7">1,265</text:span></text:p></table:table-cell></table:table-row><table:table-row table:style-name="Table9.R8"><table:table-cell table:style-name="Table9.Cell29"><text:p text:style-name="P2044"/></table:table-cell><table:table-cell table:style-name="Table9.Cell30"><text:p text:style-name="P512"><text:span text:style-name="CharStyle66">8</text:span><text:span text:style-name="CharStyle67">.</text:span></text:p></table:table-cell><table:table-cell table:style-name="Table9.Cell31"><text:p text:style-name="P1227"><text:span text:style-name="CharStyle7">Taman Perkasa</text:span></text:p></table:table-cell><table:table-cell table:style-name="Table9.Cell32"><text:p text:style-name="P554"><text:span text:style-name="CharStyle7">793</text:span></text:p></table:table-cell></table:table-row></table:table><text:p text:style-name="P1554"><text:span text:style-name="CharStyle65">17,932</text:span></text:p></draw:text-box></draw:frame><draw:frame draw:style-name="fr50" svg:x="2.485cm" svg:y="18.588cm" svg:width="12.210cm" fo:min-height="2.378cm" text:anchor-type="paragraph"><draw:text-box><text:p text:style-name="P784"><text:span text:style-name="CharStyle39">Jumlah Bilangan Pemilih dalam Bahagian Pilihan Raya Persekutuan<text:line-break/>P. 042 Tasek Gelugor:</text:span></text:p><text:p text:style-name="P547"><text:span text:style-name="CharStyle43">Total Number of Electors in the Federal Constituency of<text:line-break/>P. 042 Tasek Gelugor:</text:span></text:p></draw:text-box></draw:frame><draw:frame draw:style-name="fr51" svg:x="17.226cm" svg:y="18.703cm" svg:width="1.406cm" fo:min-height="0.526cm" text:anchor-type="paragraph"><draw:text-box><text:h text:outline-level="2" text:style-name="P542"><text:bookmark-start text:name="bookmark10"/><text:span text:style-name="CharStyle57">55,064</text:span><text:bookmark-end text:name="bookmark10"/></text:h></draw:text-box></draw:frame><draw:frame draw:style-name="fr52" svg:x="10.283cm" svg:y="26.337cm" svg:width="0.441cm" fo:min-height="0.455cm" text:anchor-type="paragraph"><draw:text-box><text:p text:style-name="P1513"><text:span text:style-name="CharStyle69">11</text:span></text:p></draw:text-box></draw:frame></text:p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</text:section>
      <text:section text:style-name="Sect7" text:name="Section7">
        <text:p text:style-name="P2093"><draw:frame draw:style-name="fr53" svg:x="0.000cm" svg:y="0.000cm" svg:width="16.129cm" fo:min-height="0.002cm" text:anchor-type="paragraph"><draw:text-box><table:table table:style-name="Table10"><table:table-column table:style-name="Table10.C1"/><table:table-column table:style-name="Table10.C2"/><table:table-column table:style-name="Table10.C3"/><table:table-column table:style-name="Table10.C4"/><table:table-row table:style-name="Table10.R1"><table:table-cell table:style-name="Table10.Cell1"><text:p text:style-name="P2034"><text:span text:style-name="CharStyle12">(1)</text:span></text:p></table:table-cell><table:table-cell table:style-name="Table10.Cell2"><text:p text:style-name="P2044"/></table:table-cell><table:table-cell table:style-name="Table10.Cell3"><text:p text:style-name="P1083"><text:span text:style-name="CharStyle12">(2)</text:span></text:p></table:table-cell><table:table-cell table:style-name="Table10.Cell4"><text:p text:style-name="P1704"><text:span text:style-name="CharStyle12">(3)</text:span></text:p></table:table-cell></table:table-row><table:table-row table:style-name="Table10.R2"><table:table-cell table:style-name="Table10.Cell5"><text:p text:style-name="P1308"><text:span text:style-name="CharStyle12">Bahagian Pilihan Raya</text:span></text:p></table:table-cell><table:table-cell table:style-name="Table10.Cell6"><text:p text:style-name="P2044"/></table:table-cell><table:table-cell table:style-name="Table10.Cell7"><text:p text:style-name="P1275"><text:span text:style-name="CharStyle12">Daerah Mengundi</text:span></text:p></table:table-cell><table:table-cell table:style-name="Table10.Cell8"><text:p text:style-name="P1526"><text:span text:style-name="CharStyle12">Bilangan Pemilih</text:span></text:p></table:table-cell></table:table-row><table:table-row table:style-name="Table10.R3"><table:table-cell table:style-name="Table10.Cell9"><text:p text:style-name="P1966"><text:span text:style-name="CharStyle12">Negeri</text:span></text:p></table:table-cell><table:table-cell table:style-name="Table10.Cell10"><text:p text:style-name="P2044"/></table:table-cell><table:table-cell table:style-name="Table10.Cell11"><text:p text:style-name="P2044"/></table:table-cell><table:table-cell table:style-name="Table10.Cell12"><text:p text:style-name="P2044"/></table:table-cell></table:table-row><table:table-row table:style-name="Table10.R4"><table:table-cell table:style-name="Table10.Cell13"><text:p text:style-name="P1710"><text:span text:style-name="CharStyle13">State Constituency</text:span></text:p></table:table-cell><table:table-cell table:style-name="Table10.Cell14"><text:p text:style-name="P2044"/></table:table-cell><table:table-cell table:style-name="Table10.Cell15"><text:p text:style-name="P2026"><text:span text:style-name="CharStyle13">Polling District</text:span></text:p></table:table-cell><table:table-cell table:style-name="Table10.Cell16"><text:p text:style-name="P1715"><text:span text:style-name="CharStyle13">Number of Electors</text:span></text:p></table:table-cell></table:table-row><table:table-row table:style-name="Table10.R5"><table:table-cell table:style-name="Table10.Cell17"><text:p text:style-name="P1713"><text:span text:style-name="CharStyle12">N. 07 SUNGAI PUYU</text:span></text:p></table:table-cell><table:table-cell table:style-name="Table10.Cell18"><text:p text:style-name="P1388"><text:span text:style-name="CharStyle12">1.</text:span></text:p></table:table-cell><table:table-cell table:style-name="Table10.Cell19"><text:p text:style-name="P621"><text:span text:style-name="CharStyle12">Bagan Ajam</text:span></text:p></table:table-cell><table:table-cell table:style-name="Table10.Cell20"><text:p text:style-name="P2028"><text:span text:style-name="CharStyle12">2,564</text:span></text:p></table:table-cell></table:table-row><table:table-row table:style-name="Table10.R6"><table:table-cell table:style-name="Table10.Cell21"><text:p text:style-name="P2044"/></table:table-cell><table:table-cell table:style-name="Table10.Cell22"><text:p text:style-name="P573"><text:span text:style-name="CharStyle12">2.</text:span></text:p></table:table-cell><table:table-cell table:style-name="Table10.Cell23"><text:p text:style-name="P1264"><text:span text:style-name="CharStyle12">Permatang Tengah</text:span></text:p></table:table-cell><table:table-cell table:style-name="Table10.Cell24"><text:p text:style-name="P1869"><text:span text:style-name="CharStyle12">3,441</text:span></text:p></table:table-cell></table:table-row><table:table-row table:style-name="Table10.R7"><table:table-cell table:style-name="Table10.Cell25"><text:p text:style-name="P2044"/></table:table-cell><table:table-cell table:style-name="Table10.Cell26"><text:p text:style-name="P1747"><text:span text:style-name="CharStyle12">3.</text:span></text:p></table:table-cell><table:table-cell table:style-name="Table10.Cell27"><text:p text:style-name="P1487"><text:span text:style-name="CharStyle12">Sungai Puyu</text:span></text:p></table:table-cell><table:table-cell table:style-name="Table10.Cell28"><text:p text:style-name="P2042"><text:span text:style-name="CharStyle12">1,810</text:span></text:p></table:table-cell></table:table-row><table:table-row table:style-name="Table10.R8"><table:table-cell table:style-name="Table10.Cell29"><text:p text:style-name="P2044"/></table:table-cell><table:table-cell table:style-name="Table10.Cell30"><text:p text:style-name="P1702"><text:span text:style-name="CharStyle12">4.</text:span></text:p></table:table-cell><table:table-cell table:style-name="Table10.Cell31"><text:p text:style-name="P509"><text:span text:style-name="CharStyle12">Kampong Bahru</text:span></text:p></table:table-cell><table:table-cell table:style-name="Table10.Cell32"><text:p text:style-name="P560"><text:span text:style-name="CharStyle12">3,731</text:span></text:p></table:table-cell></table:table-row><table:table-row table:style-name="Table10.R9"><table:table-cell table:style-name="Table10.Cell33"><text:p text:style-name="P2044"/></table:table-cell><table:table-cell table:style-name="Table10.Cell34"><text:p text:style-name="P1036"><text:span text:style-name="CharStyle12">5.</text:span></text:p></table:table-cell><table:table-cell table:style-name="Table10.Cell35"><text:p text:style-name="P762"><text:span text:style-name="CharStyle12">Bagan Lalang</text:span></text:p></table:table-cell><table:table-cell table:style-name="Table10.Cell36"><text:p text:style-name="P755"><text:span text:style-name="CharStyle12">3,631</text:span></text:p></table:table-cell></table:table-row><table:table-row table:style-name="Table10.R10"><table:table-cell table:style-name="Table10.Cell37"><text:p text:style-name="P2044"/></table:table-cell><table:table-cell table:style-name="Table10.Cell38"><text:p text:style-name="P1700"><text:span text:style-name="CharStyle12">6.</text:span></text:p></table:table-cell><table:table-cell table:style-name="Table10.Cell39"><text:p text:style-name="P1840"><text:span text:style-name="CharStyle12">Taman Merbau</text:span></text:p></table:table-cell><table:table-cell table:style-name="Table10.Cell40"><text:p text:style-name="P2040"><text:span text:style-name="CharStyle12">3,338</text:span></text:p></table:table-cell></table:table-row><table:table-row table:style-name="Table10.R11"><table:table-cell table:style-name="Table10.Cell41"><text:p text:style-name="P2044"/></table:table-cell><table:table-cell table:style-name="Table10.Cell42"><text:p text:style-name="P1376"><text:span text:style-name="CharStyle12">7.</text:span></text:p></table:table-cell><table:table-cell table:style-name="Table10.Cell43"><text:p text:style-name="P931"><text:span text:style-name="CharStyle12">Taman Dedap</text:span></text:p></table:table-cell><table:table-cell table:style-name="Table10.Cell44"><text:p text:style-name="P940"><text:span text:style-name="CharStyle12">4,665</text:span></text:p></table:table-cell></table:table-row><table:table-row table:style-name="Table10.R12"><table:table-cell table:style-name="Table10.Cell45"><text:p text:style-name="P2044"/></table:table-cell><table:table-cell table:style-name="Table10.Cell46"><text:p text:style-name="P1586"><text:span text:style-name="CharStyle12">8.</text:span></text:p></table:table-cell><table:table-cell table:style-name="Table10.Cell47"><text:p text:style-name="P1524"><text:span text:style-name="CharStyle12">Taman Bunga Tanjung</text:span></text:p></table:table-cell><table:table-cell table:style-name="Table10.Cell48"><text:p text:style-name="P1659"><text:span text:style-name="CharStyle12">2,935</text:span></text:p></table:table-cell></table:table-row><table:table-row table:style-name="Table10.R13"><table:table-cell table:style-name="Table10.Cell49"><text:p text:style-name="P2044"/></table:table-cell><table:table-cell table:style-name="Table10.Cell50"><text:p text:style-name="P2044"/></table:table-cell><table:table-cell table:style-name="Table10.Cell51"><text:p text:style-name="P2044"/></table:table-cell><table:table-cell table:style-name="Table10.Cell52"><text:p text:style-name="P1835"><text:span text:style-name="CharStyle12">26,115</text:span></text:p></table:table-cell></table:table-row><table:table-row table:style-name="Table10.R14"><table:table-cell table:style-name="Table10.Cell53"><text:p text:style-name="P1557"><text:span text:style-name="CharStyle12">N. 08 BAGAN JERMAL</text:span></text:p></table:table-cell><table:table-cell table:style-name="Table10.Cell54"><text:p text:style-name="P1627"><text:span text:style-name="CharStyle12">1.</text:span></text:p></table:table-cell><table:table-cell table:style-name="Table10.Cell55"><text:p text:style-name="P558"><text:span text:style-name="CharStyle12">Bagan Jermal</text:span></text:p></table:table-cell><table:table-cell table:style-name="Table10.Cell56"><text:p text:style-name="P568"><text:span text:style-name="CharStyle12">2,050</text:span></text:p></table:table-cell></table:table-row><table:table-row table:style-name="Table10.R15"><table:table-cell table:style-name="Table10.Cell57"><text:p text:style-name="P2044"/></table:table-cell><table:table-cell table:style-name="Table10.Cell58"><text:p text:style-name="P1365"><text:span text:style-name="CharStyle12">2.</text:span></text:p></table:table-cell><table:table-cell table:style-name="Table10.Cell59"><text:p text:style-name="P1946"><text:span text:style-name="CharStyle12">Kubang Buaya</text:span></text:p></table:table-cell><table:table-cell table:style-name="Table10.Cell60"><text:p text:style-name="P1309"><text:span text:style-name="CharStyle12">4,309</text:span></text:p></table:table-cell></table:table-row><table:table-row table:style-name="Table10.R16"><table:table-cell table:style-name="Table10.Cell61"><text:p text:style-name="P2044"/></table:table-cell><table:table-cell table:style-name="Table10.Cell62"><text:p text:style-name="P897"><text:span text:style-name="CharStyle12">3.</text:span></text:p></table:table-cell><table:table-cell table:style-name="Table10.Cell63"><text:p text:style-name="P1695"><text:span text:style-name="CharStyle12">Kampong Gajah</text:span></text:p></table:table-cell><table:table-cell table:style-name="Table10.Cell64"><text:p text:style-name="P1990"><text:span text:style-name="CharStyle12">2,315</text:span></text:p></table:table-cell></table:table-row><table:table-row table:style-name="Table10.R17"><table:table-cell table:style-name="Table10.Cell65"><text:p text:style-name="P2044"/></table:table-cell><table:table-cell table:style-name="Table10.Cell66"><text:p text:style-name="P743"><text:span text:style-name="CharStyle12">4.</text:span></text:p></table:table-cell><table:table-cell table:style-name="Table10.Cell67"><text:p text:style-name="P2036"><text:span text:style-name="CharStyle12">Jalan Mengkuang</text:span></text:p></table:table-cell><table:table-cell table:style-name="Table10.Cell68"><text:p text:style-name="P1877"><text:span text:style-name="CharStyle12">2,613</text:span></text:p></table:table-cell></table:table-row><table:table-row table:style-name="Table10.R18"><table:table-cell table:style-name="Table10.Cell69"><text:p text:style-name="P2044"/></table:table-cell><table:table-cell table:style-name="Table10.Cell70"><text:p text:style-name="P1565"><text:span text:style-name="CharStyle12">5.</text:span></text:p></table:table-cell><table:table-cell table:style-name="Table10.Cell71"><text:p text:style-name="P1605"><text:span text:style-name="CharStyle12">Kampong Simpa</text:span></text:p></table:table-cell><table:table-cell table:style-name="Table10.Cell72"><text:p text:style-name="P1547"><text:span text:style-name="CharStyle12">3,363</text:span></text:p></table:table-cell></table:table-row><table:table-row table:style-name="Table10.R19"><table:table-cell table:style-name="Table10.Cell73"><text:p text:style-name="P2044"/></table:table-cell><table:table-cell table:style-name="Table10.Cell74"><text:p text:style-name="P1771"><text:span text:style-name="CharStyle12">6.</text:span></text:p></table:table-cell><table:table-cell table:style-name="Table10.Cell75"><text:p text:style-name="P1032"><text:span text:style-name="CharStyle12">Mak Mandin</text:span></text:p></table:table-cell><table:table-cell table:style-name="Table10.Cell76"><text:p text:style-name="P1221"><text:span text:style-name="CharStyle12">3,913</text:span></text:p></table:table-cell></table:table-row><table:table-row table:style-name="Table10.R20"><table:table-cell table:style-name="Table10.Cell77"><text:p text:style-name="P2044"/></table:table-cell><table:table-cell table:style-name="Table10.Cell78"><text:p text:style-name="P534"><text:span text:style-name="CharStyle12">7.</text:span></text:p></table:table-cell><table:table-cell table:style-name="Table10.Cell79"><text:p text:style-name="P1726"><text:span text:style-name="CharStyle12">Taman Sukaria</text:span></text:p></table:table-cell><table:table-cell table:style-name="Table10.Cell80"><text:p text:style-name="P965"><text:span text:style-name="CharStyle12">2,638</text:span></text:p></table:table-cell></table:table-row><table:table-row table:style-name="Table10.R21"><table:table-cell table:style-name="Table10.Cell81"><text:p text:style-name="P2044"/></table:table-cell><table:table-cell table:style-name="Table10.Cell82"><text:p text:style-name="P566"><text:span text:style-name="CharStyle12">8.</text:span></text:p></table:table-cell><table:table-cell table:style-name="Table10.Cell83"><text:p text:style-name="P1636"><text:span text:style-name="CharStyle12">Taman Melor</text:span></text:p></table:table-cell><table:table-cell table:style-name="Table10.Cell84"><text:p text:style-name="P698"><text:span text:style-name="CharStyle12">2,171</text:span></text:p></table:table-cell></table:table-row><table:table-row table:style-name="Table10.R22"><table:table-cell table:style-name="Table10.Cell85"><text:p text:style-name="P2044"/></table:table-cell><table:table-cell table:style-name="Table10.Cell86"><text:p text:style-name="P630"><text:span text:style-name="CharStyle12">9.</text:span></text:p></table:table-cell><table:table-cell table:style-name="Table10.Cell87"><text:p text:style-name="P1589"><text:span text:style-name="CharStyle12">Taman Cantik</text:span></text:p></table:table-cell><table:table-cell table:style-name="Table10.Cell88"><text:p text:style-name="P1580"><text:span text:style-name="CharStyle12">1,488</text:span></text:p></table:table-cell></table:table-row><table:table-row table:style-name="Table10.R23"><table:table-cell table:style-name="Table10.Cell89"><text:p text:style-name="P2044"/></table:table-cell><table:table-cell table:style-name="Table10.Cell90"><text:p text:style-name="P2044"/></table:table-cell><table:table-cell table:style-name="Table10.Cell91"><text:p text:style-name="P1778"><text:span text:style-name="CharStyle12">12</text:span></text:p></table:table-cell><table:table-cell table:style-name="Table10.Cell92"><text:p text:style-name="P2044"/></table:table-cell></table:table-row></table:table></draw:text-box></draw:frame></text:p>
        <text:p text:style-name="P97"/>
      </text:section>
      <text:section text:style-name="Sect8" text:name="Section8">
        <text:p text:style-name="P2094"><draw:frame draw:style-name="fr55" svg:x="0.000cm" svg:y="0.000cm" svg:width="15.968cm" fo:min-height="0.002cm" text:anchor-type="paragraph"><draw:text-box><table:table table:style-name="Table11"><table:table-column table:style-name="Table11.C1"/><table:table-column table:style-name="Table11.C2"/><table:table-column table:style-name="Table11.C3"/><table:table-row table:style-name="Table11.R1"><table:table-cell table:style-name="Table11.Cell1"><text:p text:style-name="P836"><text:span text:style-name="CharStyle12">(1)</text:span></text:p></table:table-cell><table:table-cell table:style-name="Table11.Cell2"><text:p text:style-name="P962"><text:span text:style-name="CharStyle12">(2)</text:span></text:p></table:table-cell><table:table-cell table:style-name="Table11.Cell3"><text:p text:style-name="P1147"><text:span text:style-name="CharStyle12">(3)</text:span></text:p></table:table-cell></table:table-row><table:table-row table:style-name="Table11.R2"><table:table-cell table:style-name="Table11.Cell4"><text:p text:style-name="P1604"><text:span text:style-name="CharStyle12">Bahagian Pilihan Raya</text:span></text:p></table:table-cell><table:table-cell table:style-name="Table11.Cell5"><text:p text:style-name="P1352"><text:span text:style-name="CharStyle12">Daerah Mengundi</text:span></text:p></table:table-cell><table:table-cell table:style-name="Table11.Cell6"><text:p text:style-name="P1470"><text:span text:style-name="CharStyle12">Bilangan Pemilih</text:span></text:p></table:table-cell></table:table-row><table:table-row table:style-name="Table11.R3"><table:table-cell table:style-name="Table11.Cell7"><text:p text:style-name="P785"><text:span text:style-name="CharStyle12">Negeri</text:span></text:p></table:table-cell><table:table-cell table:style-name="Table11.Cell8"><text:p text:style-name="P2044"/></table:table-cell><table:table-cell table:style-name="Table11.Cell9"><text:p text:style-name="P2044"/></table:table-cell></table:table-row><table:table-row table:style-name="Table11.R4"><table:table-cell table:style-name="Table11.Cell10"><text:p text:style-name="P1611"><text:span text:style-name="CharStyle13">State Constituency</text:span></text:p></table:table-cell><table:table-cell table:style-name="Table11.Cell11"><text:p text:style-name="P1186"><text:span text:style-name="CharStyle13">Polling District</text:span></text:p></table:table-cell><table:table-cell table:style-name="Table11.Cell12"><text:p text:style-name="P1548"><text:span text:style-name="CharStyle13">Number of Electors</text:span></text:p></table:table-cell></table:table-row><table:table-row table:style-name="Table11.R5"><table:table-cell table:style-name="Table11.Cell13"><text:p text:style-name="P2044"/></table:table-cell><table:table-cell table:style-name="Table11.Cell14"><text:p text:style-name="P2044"/></table:table-cell><table:table-cell table:style-name="Table11.Cell15"><text:p text:style-name="P1488"><text:span text:style-name="CharStyle12">24,860</text:span></text:p></table:table-cell></table:table-row></table:table></draw:text-box></draw:frame></text:p>
        <text:p text:style-name="P99"><draw:frame draw:style-name="fr56" svg:x="0.000cm" svg:y="0.000cm" svg:width="16.120cm" fo:min-height="0.002cm" text:anchor-type="paragraph"><draw:text-box><table:table table:style-name="Table12"><table:table-column table:style-name="Table12.C1"/><table:table-column table:style-name="Table12.C2"/><table:table-column table:style-name="Table12.C3"/><table:table-column table:style-name="Table12.C4"/><table:table-row table:style-name="Table12.R1"><table:table-cell table:style-name="Table12.Cell1"><text:p text:style-name="P1553"><text:span text:style-name="CharStyle12">N. 09 BAGAN DALAM</text:span></text:p></table:table-cell><table:table-cell table:style-name="Table12.Cell2"><text:p text:style-name="P1226"><text:span text:style-name="CharStyle12">1.</text:span></text:p></table:table-cell><table:table-cell table:style-name="Table12.Cell3"><text:p text:style-name="P1483"><text:span text:style-name="CharStyle12">Bagan Luar</text:span></text:p></table:table-cell><table:table-cell table:style-name="Table12.Cell4"><text:p text:style-name="P1038"><text:span text:style-name="CharStyle12">1,632</text:span></text:p></table:table-cell></table:table-row><table:table-row table:style-name="Table12.R2"><table:table-cell table:style-name="Table12.Cell5"><text:p text:style-name="P2044"/></table:table-cell><table:table-cell table:style-name="Table12.Cell6"><text:p text:style-name="P1287"><text:span text:style-name="CharStyle12">2.</text:span></text:p></table:table-cell><table:table-cell table:style-name="Table12.Cell7"><text:p text:style-name="P1360"><text:span text:style-name="CharStyle12">Telaga Ayer</text:span></text:p></table:table-cell><table:table-cell table:style-name="Table12.Cell8"><text:p text:style-name="P539"><text:span text:style-name="CharStyle12">3,120</text:span></text:p></table:table-cell></table:table-row><table:table-row table:style-name="Table12.R3"><table:table-cell table:style-name="Table12.Cell9"><text:p text:style-name="P2044"/></table:table-cell><table:table-cell table:style-name="Table12.Cell10"><text:p text:style-name="P732"><text:span text:style-name="CharStyle12">3.</text:span></text:p></table:table-cell><table:table-cell table:style-name="Table12.Cell11"><text:p text:style-name="P936"><text:span text:style-name="CharStyle12">Taman Bagan</text:span></text:p></table:table-cell><table:table-cell table:style-name="Table12.Cell12"><text:p text:style-name="P1064"><text:span text:style-name="CharStyle12">3,472</text:span></text:p></table:table-cell></table:table-row><table:table-row table:style-name="Table12.R4"><table:table-cell table:style-name="Table12.Cell13"><text:p text:style-name="P2044"/></table:table-cell><table:table-cell table:style-name="Table12.Cell14"><text:p text:style-name="P1321"><text:span text:style-name="CharStyle12">4.</text:span></text:p></table:table-cell><table:table-cell table:style-name="Table12.Cell15"><text:p text:style-name="P759"><text:span text:style-name="CharStyle12">Kampong Acham</text:span></text:p></table:table-cell><table:table-cell table:style-name="Table12.Cell16"><text:p text:style-name="P1063"><text:span text:style-name="CharStyle12">2,217</text:span></text:p></table:table-cell></table:table-row><table:table-row table:style-name="Table12.R5"><table:table-cell table:style-name="Table12.Cell17"><text:p text:style-name="P2044"/></table:table-cell><table:table-cell table:style-name="Table12.Cell18"><text:p text:style-name="P1592"><text:span text:style-name="CharStyle12">5.</text:span></text:p></table:table-cell><table:table-cell table:style-name="Table12.Cell19"><text:p text:style-name="P636"><text:span text:style-name="CharStyle12">Sekolah St. Marks</text:span></text:p></table:table-cell><table:table-cell table:style-name="Table12.Cell20"><text:p text:style-name="P536"><text:span text:style-name="CharStyle12">2,020</text:span></text:p></table:table-cell></table:table-row><table:table-row table:style-name="Table12.R6"><table:table-cell table:style-name="Table12.Cell21"><text:p text:style-name="P2044"/></table:table-cell><table:table-cell table:style-name="Table12.Cell22"><text:p text:style-name="P729"><text:span text:style-name="CharStyle12">6.</text:span></text:p></table:table-cell><table:table-cell table:style-name="Table12.Cell23"><text:p text:style-name="P1030"><text:span text:style-name="CharStyle12">Bagan Dalam</text:span></text:p></table:table-cell><table:table-cell table:style-name="Table12.Cell24"><text:p text:style-name="P1317"><text:span text:style-name="CharStyle12">3,531</text:span></text:p></table:table-cell></table:table-row><table:table-row table:style-name="Table12.R7"><table:table-cell table:style-name="Table12.Cell25"><text:p text:style-name="P2044"/></table:table-cell><table:table-cell table:style-name="Table12.Cell26"><text:p text:style-name="P810"><text:span text:style-name="CharStyle12">7.</text:span></text:p></table:table-cell><table:table-cell table:style-name="Table12.Cell27"><text:p text:style-name="P1551"><text:span text:style-name="CharStyle12">Jalan Assumption</text:span></text:p></table:table-cell><table:table-cell table:style-name="Table12.Cell28"><text:p text:style-name="P1522"><text:span text:style-name="CharStyle12">2,422</text:span></text:p></table:table-cell></table:table-row><table:table-row table:style-name="Table12.R8"><table:table-cell table:style-name="Table12.Cell29"><text:p text:style-name="P2044"/></table:table-cell><table:table-cell table:style-name="Table12.Cell30"><text:p text:style-name="P2044"/></table:table-cell><table:table-cell table:style-name="Table12.Cell31"><text:p text:style-name="P2044"/></table:table-cell><table:table-cell table:style-name="Table12.Cell32"><text:p text:style-name="P635"><text:span text:style-name="CharStyle12">18,414</text:span></text:p></table:table-cell></table:table-row></table:table></draw:text-box></draw:frame></text:p>
        <text:p text:style-name="P535"><text:span text:style-name="CharStyle7">Jumlah Bilangan Pemilih dalam Bahagian Pilihan Raya Persekutuan<text:tab/>69,389</text:span></text:p>
        <text:p text:style-name="P1596"><text:span text:style-name="CharStyle7">P. 043 Bagan:</text:span></text:p>
        <text:p text:style-name="P1125"><text:span text:style-name="CharStyle31">Total Number of Electors in the Federal Constituency of<text:line-break/>P. 043 Bagan:</text:span></text:p>
        <text:p text:style-name="P505"><text:span text:style-name="CharStyle16">13</text:span></text:p>
      </text:section>
      <text:section text:style-name="Sect9" text:name="Section9">
        <text:p text:style-name="P2095"><draw:frame draw:style-name="fr57" svg:x="0.000cm" svg:y="0.000cm" svg:width="16.129cm" fo:min-height="0.002cm" text:anchor-type="paragraph"><draw:text-box><table:table table:style-name="Table13"><table:table-column table:style-name="Table13.C1"/><table:table-column table:style-name="Table13.C2"/><table:table-column table:style-name="Table13.C3"/><table:table-column table:style-name="Table13.C4"/><table:table-row table:style-name="Table13.R1"><table:table-cell table:style-name="Table13.Cell1"><text:p text:style-name="P1072"><text:span text:style-name="CharStyle12">(1)</text:span></text:p></table:table-cell><table:table-cell table:style-name="Table13.Cell2"><text:p text:style-name="P2044"/></table:table-cell><table:table-cell table:style-name="Table13.Cell3"><text:p text:style-name="P847"><text:span text:style-name="CharStyle12">(2)</text:span></text:p></table:table-cell><table:table-cell table:style-name="Table13.Cell4"><text:p text:style-name="P1325"><text:span text:style-name="CharStyle12">(3)</text:span></text:p></table:table-cell></table:table-row><table:table-row table:style-name="Table13.R2"><table:table-cell table:style-name="Table13.Cell5"><text:p text:style-name="P673"><text:span text:style-name="CharStyle12">Bahagian Pilihan Raya</text:span></text:p></table:table-cell><table:table-cell table:style-name="Table13.Cell6"><text:p text:style-name="P2044"/></table:table-cell><table:table-cell table:style-name="Table13.Cell7"><text:p text:style-name="P1163"><text:span text:style-name="CharStyle12">Daerah Mengundi</text:span></text:p></table:table-cell><table:table-cell table:style-name="Table13.Cell8"><text:p text:style-name="P943"><text:span text:style-name="CharStyle12">Bilangan Pemilih</text:span></text:p></table:table-cell></table:table-row><table:table-row table:style-name="Table13.R3"><table:table-cell table:style-name="Table13.Cell9"><text:p text:style-name="P966"><text:span text:style-name="CharStyle12">Negeri</text:span></text:p></table:table-cell><table:table-cell table:style-name="Table13.Cell10"><text:p text:style-name="P2044"/></table:table-cell><table:table-cell table:style-name="Table13.Cell11"><text:p text:style-name="P2044"/></table:table-cell><table:table-cell table:style-name="Table13.Cell12"><text:p text:style-name="P2044"/></table:table-cell></table:table-row><table:table-row table:style-name="Table13.R4"><table:table-cell table:style-name="Table13.Cell13"><text:p text:style-name="P1331"><text:span text:style-name="CharStyle13">State Constituency</text:span></text:p></table:table-cell><table:table-cell table:style-name="Table13.Cell14"><text:p text:style-name="P2044"/></table:table-cell><table:table-cell table:style-name="Table13.Cell15"><text:p text:style-name="P609"><text:span text:style-name="CharStyle13">Polling District</text:span></text:p></table:table-cell><table:table-cell table:style-name="Table13.Cell16"><text:p text:style-name="P1447"><text:span text:style-name="CharStyle13">Number of Electors</text:span></text:p></table:table-cell></table:table-row><table:table-row table:style-name="Table13.R5"><table:table-cell table:style-name="Table13.Cell17"><text:p text:style-name="P1490"><text:span text:style-name="CharStyle12">N. 10 SEBERANG JAYA</text:span></text:p></table:table-cell><table:table-cell table:style-name="Table13.Cell18"><text:p text:style-name="P1334"><text:span text:style-name="CharStyle12">1.</text:span></text:p></table:table-cell><table:table-cell table:style-name="Table13.Cell19"><text:p text:style-name="P1159"><text:span text:style-name="CharStyle12">Jalan Sembilang</text:span></text:p></table:table-cell><table:table-cell table:style-name="Table13.Cell20"><text:p text:style-name="P933"><text:span text:style-name="CharStyle12">4,144</text:span></text:p></table:table-cell></table:table-row><table:table-row table:style-name="Table13.R6"><table:table-cell table:style-name="Table13.Cell21"><text:p text:style-name="P2044"/></table:table-cell><table:table-cell table:style-name="Table13.Cell22"><text:p text:style-name="P1362"><text:span text:style-name="CharStyle12">2.</text:span></text:p></table:table-cell><table:table-cell table:style-name="Table13.Cell23"><text:p text:style-name="P1040"><text:span text:style-name="CharStyle12">Seberang Jaya II</text:span></text:p></table:table-cell><table:table-cell table:style-name="Table13.Cell24"><text:p text:style-name="P1380"><text:span text:style-name="CharStyle12">3,749</text:span></text:p></table:table-cell></table:table-row><table:table-row table:style-name="Table13.R7"><table:table-cell table:style-name="Table13.Cell25"><text:p text:style-name="P2044"/></table:table-cell><table:table-cell table:style-name="Table13.Cell26"><text:p text:style-name="P506"><text:span text:style-name="CharStyle12">3.</text:span></text:p></table:table-cell><table:table-cell table:style-name="Table13.Cell27"><text:p text:style-name="P1599"><text:span text:style-name="CharStyle12">Kampong Pertama</text:span></text:p></table:table-cell><table:table-cell table:style-name="Table13.Cell28"><text:p text:style-name="P1029"><text:span text:style-name="CharStyle12">1,966</text:span></text:p></table:table-cell></table:table-row><table:table-row table:style-name="Table13.R8"><table:table-cell table:style-name="Table13.Cell29"><text:p text:style-name="P2044"/></table:table-cell><table:table-cell table:style-name="Table13.Cell30"><text:p text:style-name="P1056"><text:span text:style-name="CharStyle12">4.</text:span></text:p></table:table-cell><table:table-cell table:style-name="Table13.Cell31"><text:p text:style-name="P1250"><text:span text:style-name="CharStyle12">Kampong Belah Dua</text:span></text:p></table:table-cell><table:table-cell table:style-name="Table13.Cell32"><text:p text:style-name="P998"><text:span text:style-name="CharStyle12">2,931</text:span></text:p></table:table-cell></table:table-row><table:table-row table:style-name="Table13.R9"><table:table-cell table:style-name="Table13.Cell33"><text:p text:style-name="P2044"/></table:table-cell><table:table-cell table:style-name="Table13.Cell34"><text:p text:style-name="P686"><text:span text:style-name="CharStyle12">5.</text:span></text:p></table:table-cell><table:table-cell table:style-name="Table13.Cell35"><text:p text:style-name="P1377"><text:span text:style-name="CharStyle12">Seberang Jaya I</text:span></text:p></table:table-cell><table:table-cell table:style-name="Table13.Cell36"><text:p text:style-name="P789"><text:span text:style-name="CharStyle12">3,627</text:span></text:p></table:table-cell></table:table-row><table:table-row table:style-name="Table13.R10"><table:table-cell table:style-name="Table13.Cell37"><text:p text:style-name="P2044"/></table:table-cell><table:table-cell table:style-name="Table13.Cell38"><text:p text:style-name="P565"><text:span text:style-name="CharStyle12">6.</text:span></text:p></table:table-cell><table:table-cell table:style-name="Table13.Cell39"><text:p text:style-name="P607"><text:span text:style-name="CharStyle12">Jalan Bahru</text:span></text:p></table:table-cell><table:table-cell table:style-name="Table13.Cell40"><text:p text:style-name="P508"><text:span text:style-name="CharStyle12">3,949</text:span></text:p></table:table-cell></table:table-row><table:table-row table:style-name="Table13.R11"><table:table-cell table:style-name="Table13.Cell41"><text:p text:style-name="P2044"/></table:table-cell><table:table-cell table:style-name="Table13.Cell42"><text:p text:style-name="P1414"><text:span text:style-name="CharStyle12">7.</text:span></text:p></table:table-cell><table:table-cell table:style-name="Table13.Cell43"><text:p text:style-name="P1357"><text:span text:style-name="CharStyle12">Simpang Ampat</text:span></text:p></table:table-cell><table:table-cell table:style-name="Table13.Cell44"><text:p text:style-name="P1225"><text:span text:style-name="CharStyle12">4,183</text:span></text:p></table:table-cell></table:table-row><table:table-row table:style-name="Table13.R12"><table:table-cell table:style-name="Table13.Cell45"><text:p text:style-name="P2044"/></table:table-cell><table:table-cell table:style-name="Table13.Cell46"><text:p text:style-name="P1601"><text:span text:style-name="CharStyle12">8.</text:span></text:p></table:table-cell><table:table-cell table:style-name="Table13.Cell47"><text:p text:style-name="P1095"><text:span text:style-name="CharStyle12">Jalan Tuna</text:span></text:p></table:table-cell><table:table-cell table:style-name="Table13.Cell48"><text:p text:style-name="P1033"><text:span text:style-name="CharStyle12">3,564</text:span></text:p></table:table-cell></table:table-row><table:table-row table:style-name="Table13.R13"><table:table-cell table:style-name="Table13.Cell49"><text:p text:style-name="P2044"/></table:table-cell><table:table-cell table:style-name="Table13.Cell50"><text:p text:style-name="P605"><text:span text:style-name="CharStyle12">9.</text:span></text:p></table:table-cell><table:table-cell table:style-name="Table13.Cell51"><text:p text:style-name="P696"><text:span text:style-name="CharStyle12">Taman Tun Hussien Onn</text:span></text:p></table:table-cell><table:table-cell table:style-name="Table13.Cell52"><text:p text:style-name="P816"><text:span text:style-name="CharStyle12">3,140</text:span></text:p></table:table-cell></table:table-row><table:table-row table:style-name="Table13.R14"><table:table-cell table:style-name="Table13.Cell53"><text:p text:style-name="P2044"/></table:table-cell><table:table-cell table:style-name="Table13.Cell54"><text:p text:style-name="P2044"/></table:table-cell><table:table-cell table:style-name="Table13.Cell55"><text:p text:style-name="P2044"/></table:table-cell><table:table-cell table:style-name="Table13.Cell56"><text:p text:style-name="P1476"><text:span text:style-name="CharStyle12">31,253</text:span></text:p></table:table-cell></table:table-row><table:table-row table:style-name="Table13.R15"><table:table-cell table:style-name="Table13.Cell57"><text:p text:style-name="P1117"><text:span text:style-name="CharStyle12">N. 11 PERMATANG</text:span></text:p></table:table-cell><table:table-cell table:style-name="Table13.Cell58"><text:p text:style-name="P1942"><text:span text:style-name="CharStyle12">1.</text:span></text:p></table:table-cell><table:table-cell table:style-name="Table13.Cell59"><text:p text:style-name="P780"><text:span text:style-name="CharStyle12">Sama Gagah</text:span></text:p></table:table-cell><table:table-cell table:style-name="Table13.Cell60"><text:p text:style-name="P1523"><text:span text:style-name="CharStyle12">3,069</text:span></text:p></table:table-cell></table:table-row><table:table-row table:style-name="Table13.R16"><table:table-cell table:style-name="Table13.Cell61"><text:p text:style-name="P1022"><text:span text:style-name="CharStyle12">PASIR</text:span></text:p></table:table-cell><table:table-cell table:style-name="Table13.Cell62"><text:p text:style-name="P2044"/></table:table-cell><table:table-cell table:style-name="Table13.Cell63"><text:p text:style-name="P2044"/></table:table-cell><table:table-cell table:style-name="Table13.Cell64"><text:p text:style-name="P2044"/></table:table-cell></table:table-row><table:table-row table:style-name="Table13.R17"><table:table-cell table:style-name="Table13.Cell65"><text:p text:style-name="P2044"/></table:table-cell><table:table-cell table:style-name="Table13.Cell66"><text:p text:style-name="P1505"><text:span text:style-name="CharStyle12">2.</text:span></text:p></table:table-cell><table:table-cell table:style-name="Table13.Cell67"><text:p text:style-name="P655"><text:span text:style-name="CharStyle12">Permatang Ara</text:span></text:p></table:table-cell><table:table-cell table:style-name="Table13.Cell68"><text:p text:style-name="P1558"><text:span text:style-name="CharStyle12">3,849</text:span></text:p></table:table-cell></table:table-row><table:table-row table:style-name="Table13.R18"><table:table-cell table:style-name="Table13.Cell69"><text:p text:style-name="P2044"/></table:table-cell><table:table-cell table:style-name="Table13.Cell70"><text:p text:style-name="P989"><text:span text:style-name="CharStyle12">3.</text:span></text:p></table:table-cell><table:table-cell table:style-name="Table13.Cell71"><text:p text:style-name="P1626"><text:span text:style-name="CharStyle12">Permatang Pauh</text:span></text:p></table:table-cell><table:table-cell table:style-name="Table13.Cell72"><text:p text:style-name="P1244"><text:span text:style-name="CharStyle12">1,862</text:span></text:p></table:table-cell></table:table-row><table:table-row table:style-name="Table13.R19"><table:table-cell table:style-name="Table13.Cell73"><text:p text:style-name="P2044"/></table:table-cell><table:table-cell table:style-name="Table13.Cell74"><text:p text:style-name="P1465"><text:span text:style-name="CharStyle12">4.</text:span></text:p></table:table-cell><table:table-cell table:style-name="Table13.Cell75"><text:p text:style-name="P522"><text:span text:style-name="CharStyle12">Bukit Indra Muda</text:span></text:p></table:table-cell><table:table-cell table:style-name="Table13.Cell76"><text:p text:style-name="P587"><text:span text:style-name="CharStyle12">3,250</text:span></text:p></table:table-cell></table:table-row><table:table-row table:style-name="Table13.R20"><table:table-cell table:style-name="Table13.Cell77"><text:p text:style-name="P2044"/></table:table-cell><table:table-cell table:style-name="Table13.Cell78"><text:p text:style-name="P1511"><text:span text:style-name="CharStyle12">5.</text:span></text:p></table:table-cell><table:table-cell table:style-name="Table13.Cell79"><text:p text:style-name="P1762"><text:span text:style-name="CharStyle12">Kampong Pelet</text:span></text:p></table:table-cell><table:table-cell table:style-name="Table13.Cell80"><text:p text:style-name="P1610"><text:span text:style-name="CharStyle12">2,123</text:span></text:p></table:table-cell></table:table-row><table:table-row table:style-name="Table13.R21"><table:table-cell table:style-name="Table13.Cell81"><text:p text:style-name="P2044"/></table:table-cell><table:table-cell table:style-name="Table13.Cell82"><text:p text:style-name="P1016"><text:span text:style-name="CharStyle12">6.</text:span></text:p></table:table-cell><table:table-cell table:style-name="Table13.Cell83"><text:p text:style-name="P1141"><text:span text:style-name="CharStyle12">Kubang Semang</text:span></text:p></table:table-cell><table:table-cell table:style-name="Table13.Cell84"><text:p text:style-name="P1273"><text:span text:style-name="CharStyle12">1,629</text:span></text:p></table:table-cell></table:table-row><table:table-row table:style-name="Table13.R22"><table:table-cell table:style-name="Table13.Cell85"><text:p text:style-name="P2044"/></table:table-cell><table:table-cell table:style-name="Table13.Cell86"><text:p text:style-name="P1499"><text:span text:style-name="CharStyle12">7.</text:span></text:p></table:table-cell><table:table-cell table:style-name="Table13.Cell87"><text:p text:style-name="P619"><text:span text:style-name="CharStyle12">Tanah Liat Mukim 8</text:span></text:p></table:table-cell><table:table-cell table:style-name="Table13.Cell88"><text:p text:style-name="P748"><text:span text:style-name="CharStyle12">3,254</text:span></text:p></table:table-cell></table:table-row><table:table-row table:style-name="Table13.R23"><table:table-cell table:style-name="Table13.Cell89"><text:p text:style-name="P2044"/></table:table-cell><table:table-cell table:style-name="Table13.Cell90"><text:p text:style-name="P951"><text:span text:style-name="CharStyle12">8.</text:span></text:p></table:table-cell><table:table-cell table:style-name="Table13.Cell91"><text:p text:style-name="P1844"><text:span text:style-name="CharStyle12">Kampong Cross Street 2</text:span></text:p></table:table-cell><table:table-cell table:style-name="Table13.Cell92"><text:p text:style-name="P1847"><text:span text:style-name="CharStyle12">1,434</text:span></text:p></table:table-cell></table:table-row></table:table><text:p text:style-name="P1060"><text:span text:style-name="CharStyle38">14</text:span></text:p></draw:text-box></draw:frame></text:p>
        <text:p text:style-name="P102"/>
      </text:section>
      <text:section text:style-name="Sect10" text:name="Section10">
        <text:p text:style-name="P2096"><draw:frame draw:style-name="fr59" svg:x="0.000cm" svg:y="0.000cm" svg:width="16.129cm" fo:min-height="0.002cm" text:anchor-type="paragraph"><draw:text-box><table:table table:style-name="Table14"><table:table-column table:style-name="Table14.C1"/><table:table-column table:style-name="Table14.C2"/><table:table-column table:style-name="Table14.C3"/><table:table-column table:style-name="Table14.C4"/><table:table-row table:style-name="Table14.R1"><table:table-cell table:style-name="Table14.Cell1"><text:p text:style-name="P773"><text:span text:style-name="CharStyle12">(1)</text:span></text:p></table:table-cell><table:table-cell table:style-name="Table14.Cell2"><text:p text:style-name="P2044"/></table:table-cell><table:table-cell table:style-name="Table14.Cell3"><text:p text:style-name="P956"><text:span text:style-name="CharStyle12">(2)</text:span></text:p></table:table-cell><table:table-cell table:style-name="Table14.Cell4"><text:p text:style-name="P1518"><text:span text:style-name="CharStyle12">(3)</text:span></text:p></table:table-cell></table:table-row><table:table-row table:style-name="Table14.R2"><table:table-cell table:style-name="Table14.Cell5"><text:p text:style-name="P942"><text:span text:style-name="CharStyle12">Bahagian Pilihan Raya</text:span></text:p></table:table-cell><table:table-cell table:style-name="Table14.Cell6"><text:p text:style-name="P2044"/></table:table-cell><table:table-cell table:style-name="Table14.Cell7"><text:p text:style-name="P1192"><text:span text:style-name="CharStyle12">Daerah Mengundi</text:span></text:p></table:table-cell><table:table-cell table:style-name="Table14.Cell8"><text:p text:style-name="P1328"><text:span text:style-name="CharStyle12">Bilangan Pemilih</text:span></text:p></table:table-cell></table:table-row><table:table-row table:style-name="Table14.R3"><table:table-cell table:style-name="Table14.Cell9"><text:p text:style-name="P1444"><text:span text:style-name="CharStyle12">Negeri</text:span></text:p></table:table-cell><table:table-cell table:style-name="Table14.Cell10"><text:p text:style-name="P2044"/></table:table-cell><table:table-cell table:style-name="Table14.Cell11"><text:p text:style-name="P2044"/></table:table-cell><table:table-cell table:style-name="Table14.Cell12"><text:p text:style-name="P2044"/></table:table-cell></table:table-row><table:table-row table:style-name="Table14.R4"><table:table-cell table:style-name="Table14.Cell13"><text:p text:style-name="P1729"><text:span text:style-name="CharStyle13">State Constituency</text:span></text:p></table:table-cell><table:table-cell table:style-name="Table14.Cell14"><text:p text:style-name="P2044"/></table:table-cell><table:table-cell table:style-name="Table14.Cell15"><text:p text:style-name="P1652"><text:span text:style-name="CharStyle13">Polling District</text:span></text:p></table:table-cell><table:table-cell table:style-name="Table14.Cell16"><text:p text:style-name="P1755"><text:span text:style-name="CharStyle13">Number of Electors</text:span></text:p></table:table-cell></table:table-row><table:table-row table:style-name="Table14.R5"><table:table-cell table:style-name="Table14.Cell17"><text:p text:style-name="P2044"/></table:table-cell><table:table-cell table:style-name="Table14.Cell18"><text:p text:style-name="P1271"><text:span text:style-name="CharStyle12">9.</text:span></text:p></table:table-cell><table:table-cell table:style-name="Table14.Cell19"><text:p text:style-name="P1753"><text:span text:style-name="CharStyle12">Permatang Tengah</text:span></text:p></table:table-cell><table:table-cell table:style-name="Table14.Cell20"><text:p text:style-name="P552"><text:span text:style-name="CharStyle12">3,113</text:span></text:p></table:table-cell></table:table-row><table:table-row table:style-name="Table14.R6"><table:table-cell table:style-name="Table14.Cell21"><text:p text:style-name="P2044"/></table:table-cell><table:table-cell table:style-name="Table14.Cell22"><text:p text:style-name="P2044"/></table:table-cell><table:table-cell table:style-name="Table14.Cell23"><text:p text:style-name="P2044"/></table:table-cell><table:table-cell table:style-name="Table14.Cell24"><text:p text:style-name="P2006"><text:span text:style-name="CharStyle12">23,583</text:span></text:p></table:table-cell></table:table-row><table:table-row table:style-name="Table14.R7"><table:table-cell table:style-name="Table14.Cell25"><text:p text:style-name="P1456"><text:span text:style-name="CharStyle12">N. 12 PENANTI</text:span></text:p></table:table-cell><table:table-cell table:style-name="Table14.Cell26"><text:p text:style-name="P1575"><text:span text:style-name="CharStyle72">1</text:span><text:span text:style-name="CharStyle73">.</text:span></text:p></table:table-cell><table:table-cell table:style-name="Table14.Cell27"><text:p text:style-name="P795"><text:span text:style-name="CharStyle12">Guar Perahu</text:span></text:p></table:table-cell><table:table-cell table:style-name="Table14.Cell28"><text:p text:style-name="P947"><text:span text:style-name="CharStyle12">2,395</text:span></text:p></table:table-cell></table:table-row><table:table-row table:style-name="Table14.R8"><table:table-cell table:style-name="Table14.Cell29"><text:p text:style-name="P2044"/></table:table-cell><table:table-cell table:style-name="Table14.Cell30"><text:p text:style-name="P1009"><text:span text:style-name="CharStyle12">2.</text:span></text:p></table:table-cell><table:table-cell table:style-name="Table14.Cell31"><text:p text:style-name="P1006"><text:span text:style-name="CharStyle12">Kuala Mengkuang</text:span></text:p></table:table-cell><table:table-cell table:style-name="Table14.Cell32"><text:p text:style-name="P1568"><text:span text:style-name="CharStyle12">4,234</text:span></text:p></table:table-cell></table:table-row><table:table-row table:style-name="Table14.R9"><table:table-cell table:style-name="Table14.Cell33"><text:p text:style-name="P2044"/></table:table-cell><table:table-cell table:style-name="Table14.Cell34"><text:p text:style-name="P1395"><text:span text:style-name="CharStyle12">3.</text:span></text:p></table:table-cell><table:table-cell table:style-name="Table14.Cell35"><text:p text:style-name="P1801"><text:span text:style-name="CharStyle12">Telok Wang</text:span></text:p></table:table-cell><table:table-cell table:style-name="Table14.Cell36"><text:p text:style-name="P1018"><text:span text:style-name="CharStyle12">692</text:span></text:p></table:table-cell></table:table-row><table:table-row table:style-name="Table14.R10"><table:table-cell table:style-name="Table14.Cell37"><text:p text:style-name="P2044"/></table:table-cell><table:table-cell table:style-name="Table14.Cell38"><text:p text:style-name="P1811"><text:span text:style-name="CharStyle12">4.</text:span></text:p></table:table-cell><table:table-cell table:style-name="Table14.Cell39"><text:p text:style-name="P1210"><text:span text:style-name="CharStyle12">Mengkuang</text:span></text:p></table:table-cell><table:table-cell table:style-name="Table14.Cell40"><text:p text:style-name="P742"><text:span text:style-name="CharStyle12">2,524</text:span></text:p></table:table-cell></table:table-row><table:table-row table:style-name="Table14.R11"><table:table-cell table:style-name="Table14.Cell41"><text:p text:style-name="P2044"/></table:table-cell><table:table-cell table:style-name="Table14.Cell42"><text:p text:style-name="P1948"><text:span text:style-name="CharStyle12">5.</text:span></text:p></table:table-cell><table:table-cell table:style-name="Table14.Cell43"><text:p text:style-name="P2008"><text:span text:style-name="CharStyle12">Sungai Lembu</text:span></text:p></table:table-cell><table:table-cell table:style-name="Table14.Cell44"><text:p text:style-name="P2014"><text:span text:style-name="CharStyle12">529</text:span></text:p></table:table-cell></table:table-row><table:table-row table:style-name="Table14.R12"><table:table-cell table:style-name="Table14.Cell45"><text:p text:style-name="P2044"/></table:table-cell><table:table-cell table:style-name="Table14.Cell46"><text:p text:style-name="P1615"><text:span text:style-name="CharStyle12">6.</text:span></text:p></table:table-cell><table:table-cell table:style-name="Table14.Cell47"><text:p text:style-name="P1720"><text:span text:style-name="CharStyle12">Penanti</text:span></text:p></table:table-cell><table:table-cell table:style-name="Table14.Cell48"><text:p text:style-name="P978"><text:span text:style-name="CharStyle12">1,207</text:span></text:p></table:table-cell></table:table-row><table:table-row table:style-name="Table14.R13"><table:table-cell table:style-name="Table14.Cell49"><text:p text:style-name="P2044"/></table:table-cell><table:table-cell table:style-name="Table14.Cell50"><text:p text:style-name="P1732"><text:span text:style-name="CharStyle12">7.</text:span></text:p></table:table-cell><table:table-cell table:style-name="Table14.Cell51"><text:p text:style-name="P1133"><text:span text:style-name="CharStyle12">Kubang Ulu</text:span></text:p></table:table-cell><table:table-cell table:style-name="Table14.Cell52"><text:p text:style-name="P1643"><text:span text:style-name="CharStyle12">1,651</text:span></text:p></table:table-cell></table:table-row><table:table-row table:style-name="Table14.R14"><table:table-cell table:style-name="Table14.Cell53"><text:p text:style-name="P2044"/></table:table-cell><table:table-cell table:style-name="Table14.Cell54"><text:p text:style-name="P1211"><text:span text:style-name="CharStyle72">8</text:span><text:span text:style-name="CharStyle73">.</text:span></text:p></table:table-cell><table:table-cell table:style-name="Table14.Cell55"><text:p text:style-name="P1070"><text:span text:style-name="CharStyle12">Sungai Semambu</text:span></text:p></table:table-cell><table:table-cell table:style-name="Table14.Cell56"><text:p text:style-name="P855"><text:span text:style-name="CharStyle12">2,188</text:span></text:p></table:table-cell></table:table-row><table:table-row table:style-name="Table14.R15"><table:table-cell table:style-name="Table14.Cell57"><text:p text:style-name="P2044"/></table:table-cell><table:table-cell table:style-name="Table14.Cell58"><text:p text:style-name="P1077"><text:span text:style-name="CharStyle12">9.</text:span></text:p></table:table-cell><table:table-cell table:style-name="Table14.Cell59"><text:p text:style-name="P1202"><text:span text:style-name="CharStyle12">Tanah Liat Mukim 9</text:span></text:p></table:table-cell><table:table-cell table:style-name="Table14.Cell60"><text:p text:style-name="P1341"><text:span text:style-name="CharStyle12">2,352</text:span></text:p></table:table-cell></table:table-row><table:table-row table:style-name="Table14.R16"><table:table-cell table:style-name="Table14.Cell61"><text:p text:style-name="P2044"/></table:table-cell><table:table-cell table:style-name="Table14.Cell62"><text:p text:style-name="P549"><text:span text:style-name="CharStyle12">10.</text:span></text:p></table:table-cell><table:table-cell table:style-name="Table14.Cell63"><text:p text:style-name="P678"><text:span text:style-name="CharStyle12">Berapit Road</text:span></text:p></table:table-cell><table:table-cell table:style-name="Table14.Cell64"><text:p text:style-name="P769"><text:span text:style-name="CharStyle12">1,563</text:span></text:p></table:table-cell></table:table-row><table:table-row table:style-name="Table14.R17"><table:table-cell table:style-name="Table14.Cell65"><text:p text:style-name="P2044"/></table:table-cell><table:table-cell table:style-name="Table14.Cell66"><text:p text:style-name="P2044"/></table:table-cell><table:table-cell table:style-name="Table14.Cell67"><text:p text:style-name="P2044"/></table:table-cell><table:table-cell table:style-name="Table14.Cell68"><text:p text:style-name="P1199"><text:span text:style-name="CharStyle12">19,335</text:span></text:p></table:table-cell></table:table-row></table:table></draw:text-box></draw:frame></text:p>
        <text:p text:style-name="P1665"><text:span text:style-name="CharStyle7">Jumlah Bilangan Pemilih dalam Bahagian Pilihan Raya Persekutuan<text:tab/>74,171</text:span></text:p>
        <text:p text:style-name="P1366"><text:span text:style-name="CharStyle7">P. 044 Permatang Pauh:</text:span></text:p>
        <text:p text:style-name="P1453"><text:span text:style-name="CharStyle31">Total Number of Electors in the Federal Constituency of<text:line-break/>P. 044 Permatang Pauh:</text:span></text:p>
        <text:p text:style-name="P1130"><text:span text:style-name="CharStyle16">15</text:span></text:p>
      </text:section>
      <text:section text:style-name="Sect11" text:name="Section11">
        <text:p text:style-name="P2097"><draw:frame draw:style-name="fr60" svg:x="0.000cm" svg:y="0.000cm" svg:width="16.111cm" fo:min-height="0.002cm" text:anchor-type="paragraph"><draw:text-box><table:table table:style-name="Table15"><table:table-column table:style-name="Table15.C1"/><table:table-column table:style-name="Table15.C2"/><table:table-column table:style-name="Table15.C3"/><table:table-column table:style-name="Table15.C4"/><table:table-row table:style-name="Table15.R1"><table:table-cell table:style-name="Table15.Cell1"><text:p text:style-name="P1076"><text:span text:style-name="CharStyle12">(1)</text:span></text:p></table:table-cell><table:table-cell table:style-name="Table15.Cell2"><text:p text:style-name="P2044"/></table:table-cell><table:table-cell table:style-name="Table15.Cell3"><text:p text:style-name="P1296"><text:span text:style-name="CharStyle12">(2)</text:span></text:p></table:table-cell><table:table-cell table:style-name="Table15.Cell4"><text:p text:style-name="P1623"><text:span text:style-name="CharStyle12">(3)</text:span></text:p></table:table-cell></table:table-row><table:table-row table:style-name="Table15.R2"><table:table-cell table:style-name="Table15.Cell5"><text:p text:style-name="P546"><text:span text:style-name="CharStyle12">Bahagian Pilihan Raya</text:span></text:p></table:table-cell><table:table-cell table:style-name="Table15.Cell6"><text:p text:style-name="P2044"/></table:table-cell><table:table-cell table:style-name="Table15.Cell7"><text:p text:style-name="P768"><text:span text:style-name="CharStyle12">Daerah Mengundi</text:span></text:p></table:table-cell><table:table-cell table:style-name="Table15.Cell8"><text:p text:style-name="P881"><text:span text:style-name="CharStyle12">Bilangan Pemilih</text:span></text:p></table:table-cell></table:table-row><table:table-row table:style-name="Table15.R3"><table:table-cell table:style-name="Table15.Cell9"><text:p text:style-name="P1684"><text:span text:style-name="CharStyle12">Negeri</text:span></text:p></table:table-cell><table:table-cell table:style-name="Table15.Cell10"><text:p text:style-name="P2044"/></table:table-cell><table:table-cell table:style-name="Table15.Cell11"><text:p text:style-name="P2044"/></table:table-cell><table:table-cell table:style-name="Table15.Cell12"><text:p text:style-name="P2044"/></table:table-cell></table:table-row><table:table-row table:style-name="Table15.R4"><table:table-cell table:style-name="Table15.Cell13"><text:p text:style-name="P1420"><text:span text:style-name="CharStyle13">State Constituency</text:span></text:p></table:table-cell><table:table-cell table:style-name="Table15.Cell14"><text:p text:style-name="P2044"/></table:table-cell><table:table-cell table:style-name="Table15.Cell15"><text:p text:style-name="P1936"><text:span text:style-name="CharStyle13">Polling District</text:span></text:p></table:table-cell><table:table-cell table:style-name="Table15.Cell16"><text:p text:style-name="P765"><text:span text:style-name="CharStyle13">Number of Electors</text:span></text:p></table:table-cell></table:table-row><table:table-row table:style-name="Table15.R5"><table:table-cell table:style-name="Table15.Cell17"><text:p text:style-name="P878"><text:span text:style-name="CharStyle12">N. 13 BERAPIT</text:span></text:p></table:table-cell><table:table-cell table:style-name="Table15.Cell18"><text:p text:style-name="P1005"><text:span text:style-name="CharStyle74">1</text:span><text:span text:style-name="CharStyle73">.</text:span></text:p></table:table-cell><table:table-cell table:style-name="Table15.Cell19"><text:p text:style-name="P1132"><text:span text:style-name="CharStyle12">Kampong Aston</text:span></text:p></table:table-cell><table:table-cell table:style-name="Table15.Cell20"><text:p text:style-name="P1865"><text:span text:style-name="CharStyle12">3,193</text:span></text:p></table:table-cell></table:table-row><table:table-row table:style-name="Table15.R6"><table:table-cell table:style-name="Table15.Cell21"><text:p text:style-name="P2044"/></table:table-cell><table:table-cell table:style-name="Table15.Cell22"><text:p text:style-name="P1738"><text:span text:style-name="CharStyle12">2.</text:span></text:p></table:table-cell><table:table-cell table:style-name="Table15.Cell23"><text:p text:style-name="P611"><text:span text:style-name="CharStyle12">Bukit Noning</text:span></text:p></table:table-cell><table:table-cell table:style-name="Table15.Cell24"><text:p text:style-name="P1867"><text:span text:style-name="CharStyle12">3,210</text:span></text:p></table:table-cell></table:table-row><table:table-row table:style-name="Table15.R7"><table:table-cell table:style-name="Table15.Cell25"><text:p text:style-name="P2044"/></table:table-cell><table:table-cell table:style-name="Table15.Cell26"><text:p text:style-name="P1525"><text:span text:style-name="CharStyle12">3.</text:span></text:p></table:table-cell><table:table-cell table:style-name="Table15.Cell27"><text:p text:style-name="P1068"><text:span text:style-name="CharStyle12">Taman Bukit Ria</text:span></text:p></table:table-cell><table:table-cell table:style-name="Table15.Cell28"><text:p text:style-name="P1081"><text:span text:style-name="CharStyle12">2,260</text:span></text:p></table:table-cell></table:table-row><table:table-row table:style-name="Table15.R8"><table:table-cell table:style-name="Table15.Cell29"><text:p text:style-name="P2044"/></table:table-cell><table:table-cell table:style-name="Table15.Cell30"><text:p text:style-name="P1663"><text:span text:style-name="CharStyle12">4.</text:span></text:p></table:table-cell><table:table-cell table:style-name="Table15.Cell31"><text:p text:style-name="P1279"><text:span text:style-name="CharStyle12">Kampong Bahru</text:span></text:p></table:table-cell><table:table-cell table:style-name="Table15.Cell32"><text:p text:style-name="P1209"><text:span text:style-name="CharStyle12">1,789</text:span></text:p></table:table-cell></table:table-row><table:table-row table:style-name="Table15.R9"><table:table-cell table:style-name="Table15.Cell33"><text:p text:style-name="P2044"/></table:table-cell><table:table-cell table:style-name="Table15.Cell34"><text:p text:style-name="P774"><text:span text:style-name="CharStyle12">5.</text:span></text:p></table:table-cell><table:table-cell table:style-name="Table15.Cell35"><text:p text:style-name="P1110"><text:span text:style-name="CharStyle12">Jalan Berjaya</text:span></text:p></table:table-cell><table:table-cell table:style-name="Table15.Cell36"><text:p text:style-name="P1242"><text:span text:style-name="CharStyle12">1,400</text:span></text:p></table:table-cell></table:table-row><table:table-row table:style-name="Table15.R10"><table:table-cell table:style-name="Table15.Cell37"><text:p text:style-name="P2044"/></table:table-cell><table:table-cell table:style-name="Table15.Cell38"><text:p text:style-name="P1463"><text:span text:style-name="CharStyle12">6.</text:span></text:p></table:table-cell><table:table-cell table:style-name="Table15.Cell39"><text:p text:style-name="P586"><text:span text:style-name="CharStyle12">Taman Alma</text:span></text:p></table:table-cell><table:table-cell table:style-name="Table15.Cell40"><text:p text:style-name="P1572"><text:span text:style-name="CharStyle12">3,401</text:span></text:p></table:table-cell></table:table-row><table:table-row table:style-name="Table15.R11"><table:table-cell table:style-name="Table15.Cell41"><text:p text:style-name="P2044"/></table:table-cell><table:table-cell table:style-name="Table15.Cell42"><text:p text:style-name="P1247"><text:span text:style-name="CharStyle12">7.</text:span></text:p></table:table-cell><table:table-cell table:style-name="Table15.Cell43"><text:p text:style-name="P1430"><text:span text:style-name="CharStyle12">Mutiara Indah</text:span></text:p></table:table-cell><table:table-cell table:style-name="Table15.Cell44"><text:p text:style-name="P1628"><text:span text:style-name="CharStyle12">2,386</text:span></text:p></table:table-cell></table:table-row><table:table-row table:style-name="Table15.R12"><table:table-cell table:style-name="Table15.Cell45"><text:p text:style-name="P2044"/></table:table-cell><table:table-cell table:style-name="Table15.Cell46"><text:p text:style-name="P1134"><text:span text:style-name="CharStyle74">8</text:span><text:span text:style-name="CharStyle73">.</text:span></text:p></table:table-cell><table:table-cell table:style-name="Table15.Cell47"><text:p text:style-name="P1631"><text:span text:style-name="CharStyle12">Taman Tenang</text:span></text:p></table:table-cell><table:table-cell table:style-name="Table15.Cell48"><text:p text:style-name="P1661"><text:span text:style-name="CharStyle12">5,042</text:span></text:p></table:table-cell></table:table-row><table:table-row table:style-name="Table15.R13"><table:table-cell table:style-name="Table15.Cell49"><text:p text:style-name="P2044"/></table:table-cell><table:table-cell table:style-name="Table15.Cell50"><text:p text:style-name="P2044"/></table:table-cell><table:table-cell table:style-name="Table15.Cell51"><text:p text:style-name="P2044"/></table:table-cell><table:table-cell table:style-name="Table15.Cell52"><text:p text:style-name="P721"><text:span text:style-name="CharStyle12">22,681</text:span></text:p></table:table-cell></table:table-row><table:table-row table:style-name="Table15.R14"><table:table-cell table:style-name="Table15.Cell53"><text:p text:style-name="P595"><text:span text:style-name="CharStyle12">N. 14 MACHANG</text:span></text:p></table:table-cell><table:table-cell table:style-name="Table15.Cell54"><text:p text:style-name="P1474"><text:span text:style-name="CharStyle74">1</text:span><text:span text:style-name="CharStyle73">.</text:span></text:p></table:table-cell><table:table-cell table:style-name="Table15.Cell55"><text:p text:style-name="P1355"><text:span text:style-name="CharStyle12">To’ Kun</text:span></text:p></table:table-cell><table:table-cell table:style-name="Table15.Cell56"><text:p text:style-name="P592"><text:span text:style-name="CharStyle12">2,859</text:span></text:p></table:table-cell></table:table-row><table:table-row table:style-name="Table15.R15"><table:table-cell table:style-name="Table15.Cell57"><text:p text:style-name="P717"><text:span text:style-name="CharStyle12">BUBUK</text:span></text:p></table:table-cell><table:table-cell table:style-name="Table15.Cell58"><text:p text:style-name="P2044"/></table:table-cell><table:table-cell table:style-name="Table15.Cell59"><text:p text:style-name="P2044"/></table:table-cell><table:table-cell table:style-name="Table15.Cell60"><text:p text:style-name="P2044"/></table:table-cell></table:table-row><table:table-row table:style-name="Table15.R16"><table:table-cell table:style-name="Table15.Cell61"><text:p text:style-name="P2044"/></table:table-cell><table:table-cell table:style-name="Table15.Cell62"><text:p text:style-name="P1441"><text:span text:style-name="CharStyle12">2.</text:span></text:p></table:table-cell><table:table-cell table:style-name="Table15.Cell63"><text:p text:style-name="P1286"><text:span text:style-name="CharStyle12">Machang Bubok</text:span></text:p></table:table-cell><table:table-cell table:style-name="Table15.Cell64"><text:p text:style-name="P1724"><text:span text:style-name="CharStyle12">3,647</text:span></text:p></table:table-cell></table:table-row><table:table-row table:style-name="Table15.R17"><table:table-cell table:style-name="Table15.Cell65"><text:p text:style-name="P2044"/></table:table-cell><table:table-cell table:style-name="Table15.Cell66"><text:p text:style-name="P971"><text:span text:style-name="CharStyle12">3.</text:span></text:p></table:table-cell><table:table-cell table:style-name="Table15.Cell67"><text:p text:style-name="P763"><text:span text:style-name="CharStyle12">Bukit Teh</text:span></text:p></table:table-cell><table:table-cell table:style-name="Table15.Cell68"><text:p text:style-name="P1562"><text:span text:style-name="CharStyle12">1,252</text:span></text:p></table:table-cell></table:table-row><table:table-row table:style-name="Table15.R18"><table:table-cell table:style-name="Table15.Cell69"><text:p text:style-name="P2044"/></table:table-cell><table:table-cell table:style-name="Table15.Cell70"><text:p text:style-name="P514"><text:span text:style-name="CharStyle12">4.</text:span></text:p></table:table-cell><table:table-cell table:style-name="Table15.Cell71"><text:p text:style-name="P610"><text:span text:style-name="CharStyle12">Alma</text:span></text:p></table:table-cell><table:table-cell table:style-name="Table15.Cell72"><text:p text:style-name="P1158"><text:span text:style-name="CharStyle12">1,421</text:span></text:p></table:table-cell></table:table-row><table:table-row table:style-name="Table15.R19"><table:table-cell table:style-name="Table15.Cell73"><text:p text:style-name="P2044"/></table:table-cell><table:table-cell table:style-name="Table15.Cell74"><text:p text:style-name="P1521"><text:span text:style-name="CharStyle12">5.</text:span></text:p></table:table-cell><table:table-cell table:style-name="Table15.Cell75"><text:p text:style-name="P1417"><text:span text:style-name="CharStyle12">Taman Seri Kijang</text:span></text:p></table:table-cell><table:table-cell table:style-name="Table15.Cell76"><text:p text:style-name="P1653"><text:span text:style-name="CharStyle12">4,113</text:span></text:p></table:table-cell></table:table-row><table:table-row table:style-name="Table15.R20"><table:table-cell table:style-name="Table15.Cell77"><text:p text:style-name="P2044"/></table:table-cell><table:table-cell table:style-name="Table15.Cell78"><text:p text:style-name="P668"><text:span text:style-name="CharStyle12">6.</text:span></text:p></table:table-cell><table:table-cell table:style-name="Table15.Cell79"><text:p text:style-name="P1348"><text:span text:style-name="CharStyle12">Bukit Minyak</text:span></text:p></table:table-cell><table:table-cell table:style-name="Table15.Cell80"><text:p text:style-name="P1026"><text:span text:style-name="CharStyle12">2,147</text:span></text:p></table:table-cell></table:table-row><table:table-row table:style-name="Table15.R21"><table:table-cell table:style-name="Table15.Cell81"><text:p text:style-name="P2044"/></table:table-cell><table:table-cell table:style-name="Table15.Cell82"><text:p text:style-name="P1960"><text:span text:style-name="CharStyle12">7.</text:span></text:p></table:table-cell><table:table-cell table:style-name="Table15.Cell83"><text:p text:style-name="P733"><text:span text:style-name="CharStyle12">Permatang Tinggi</text:span></text:p></table:table-cell><table:table-cell table:style-name="Table15.Cell84"><text:p text:style-name="P1251"><text:span text:style-name="CharStyle12">3,653</text:span></text:p></table:table-cell></table:table-row><table:table-row table:style-name="Table15.R22"><table:table-cell table:style-name="Table15.Cell85"><text:p text:style-name="P2044"/></table:table-cell><table:table-cell table:style-name="Table15.Cell86"><text:p text:style-name="P938"><text:span text:style-name="CharStyle74">8</text:span><text:span text:style-name="CharStyle73">.</text:span></text:p></table:table-cell><table:table-cell table:style-name="Table15.Cell87"><text:p text:style-name="P1260"><text:span text:style-name="CharStyle12">Gajah Mati</text:span></text:p></table:table-cell><table:table-cell table:style-name="Table15.Cell88"><text:p text:style-name="P1416"><text:span text:style-name="CharStyle12">1,242</text:span></text:p></table:table-cell></table:table-row><table:table-row table:style-name="Table15.R23"><table:table-cell table:style-name="Table15.Cell89"><text:p text:style-name="P2044"/></table:table-cell><table:table-cell table:style-name="Table15.Cell90"><text:p text:style-name="P1319"><text:span text:style-name="CharStyle12">9.</text:span></text:p></table:table-cell><table:table-cell table:style-name="Table15.Cell91"><text:p text:style-name="P1438"><text:span text:style-name="CharStyle12">Taman Jambu</text:span></text:p></table:table-cell><table:table-cell table:style-name="Table15.Cell92"><text:p text:style-name="P564"><text:span text:style-name="CharStyle12">2,202</text:span></text:p></table:table-cell></table:table-row><table:table-row table:style-name="Table15.R24"><table:table-cell table:style-name="Table15.Cell93"><text:p text:style-name="P2044"/></table:table-cell><table:table-cell table:style-name="Table15.Cell94"><text:p text:style-name="P2044"/></table:table-cell><table:table-cell table:style-name="Table15.Cell95"><text:p text:style-name="P870"><text:span text:style-name="CharStyle12">16</text:span></text:p></table:table-cell><table:table-cell table:style-name="Table15.Cell96"><text:p text:style-name="P2044"/></table:table-cell></table:table-row></table:table></draw:text-box></draw:frame></text:p>
        <text:p text:style-name="P106"/>
      </text:section>
      <text:section text:style-name="Sect12" text:name="Section12">
        <text:p text:style-name="P2098"><draw:frame draw:style-name="fr67" svg:x="2.655cm" svg:y="0.004cm" svg:width="9.897cm" fo:min-height="2.778cm" text:anchor-type="paragraph"><draw:text-box><text:h text:outline-level="1" text:style-name="P1944"><text:bookmark-start text:name="bookmark11"/><text:span text:style-name="CharStyle76">(</text:span><text:span text:style-name="CharStyle77">1</text:span><text:span text:style-name="CharStyle76">) (</text:span><text:span text:style-name="CharStyle77">2</text:span><text:span text:style-name="CharStyle76">)</text:span><text:bookmark-end text:name="bookmark11"/></text:h><text:p text:style-name="P1719"><text:span text:style-name="CharStyle39">Bahagian Pilihan Raya<text:tab/>Daerah<text:tab/>Mengundi</text:span></text:p><text:p text:style-name="P725"><text:span text:style-name="CharStyle53">Negeri<text:line-break/></text:span><text:span text:style-name="CharStyle43">State Constituency</text:span></text:p></draw:text-box></draw:frame><draw:frame draw:style-name="fr68" svg:x="15.228cm" svg:y="0.000cm" svg:width="3.124cm" fo:min-height="1.228cm" text:anchor-type="paragraph"><draw:text-box><text:h text:outline-level="1" text:style-name="P1928"><text:bookmark-start text:name="bookmark12"/><text:span text:style-name="CharStyle55">(3)</text:span><text:bookmark-end text:name="bookmark12"/></text:h><text:p text:style-name="P1795"><text:span text:style-name="CharStyle39">Bilangan Pemilih</text:span></text:p></draw:text-box></draw:frame><draw:frame draw:style-name="fr69" svg:x="9.546cm" svg:y="2.193cm" svg:width="2.752cm" fo:min-height="0.533cm" text:anchor-type="paragraph"><draw:text-box><text:p text:style-name="P761"><text:span text:style-name="CharStyle43">Polling District</text:span></text:p></draw:text-box></draw:frame><draw:frame draw:style-name="fr70" svg:x="15.050cm" svg:y="2.193cm" svg:width="3.480cm" fo:min-height="0.533cm" text:anchor-type="paragraph"><draw:text-box><text:p text:style-name="P845"><text:span text:style-name="CharStyle43">Number of Electors</text:span></text:p></draw:text-box></draw:frame><draw:frame draw:style-name="fr71" svg:x="8.022cm" svg:y="3.293cm" svg:width="4.343cm" fo:min-height="0.534cm" text:anchor-type="paragraph"><draw:text-box><text:p text:style-name="P937"><text:span text:style-name="CharStyle39">10. Taman Seri Janggus</text:span></text:p></draw:text-box></draw:frame><draw:frame draw:style-name="fr72" svg:x="17.556cm" svg:y="3.293cm" svg:width="1.067cm" fo:min-height="0.524cm" text:anchor-type="paragraph"><draw:text-box><text:p text:style-name="P1035"><text:span text:style-name="CharStyle39">5,427</text:span></text:p></draw:text-box></draw:frame><draw:frame draw:style-name="fr73" svg:x="8.022cm" svg:y="4.394cm" svg:width="3.928cm" fo:min-height="0.533cm" text:anchor-type="paragraph"><draw:text-box><text:p text:style-name="P1126"><text:span text:style-name="CharStyle39">11. Taman Alma Jaya</text:span></text:p></draw:text-box></draw:frame><draw:frame draw:style-name="fr74" svg:x="17.538cm" svg:y="4.394cm" svg:width="1.092cm" fo:min-height="0.526cm" text:anchor-type="paragraph"><draw:text-box><text:p text:style-name="P1223"><text:span text:style-name="CharStyle39">4,226</text:span></text:p></draw:text-box></draw:frame><draw:frame draw:style-name="fr75" svg:x="17.217cm" svg:y="5.495cm" svg:width="1.406cm" fo:min-height="0.526cm" text:anchor-type="paragraph"><draw:text-box><text:h text:outline-level="2" text:style-name="P1323"><text:bookmark-start text:name="bookmark13"/><text:span text:style-name="CharStyle57">32,189</text:span><text:bookmark-end text:name="bookmark13"/></text:h></draw:text-box></draw:frame><draw:frame draw:style-name="fr76" svg:x="2.510cm" svg:y="7.581cm" svg:width="2.776cm" fo:min-height="1.235cm" text:anchor-type="paragraph"><draw:text-box><text:p text:style-name="P1415"><text:span text:style-name="CharStyle39">N. 15 PADANG<text:line-break/>LALANG</text:span></text:p></draw:text-box></draw:frame><draw:frame draw:style-name="fr66" svg:x="7.997cm" svg:y="8.839cm" svg:width="10.634cm" fo:min-height="4.893cm" text:anchor-type="paragraph"><draw:text-box><table:table table:style-name="Table16"><table:table-column table:style-name="Table16.C1"/><table:table-column table:style-name="Table16.C2"/><table:table-column table:style-name="Table16.C3"/><table:table-row table:style-name="Table16.R1"><table:table-cell table:style-name="Table16.Cell1"><text:p text:style-name="P693"><text:span text:style-name="CharStyle8">2.</text:span></text:p></table:table-cell><table:table-cell table:style-name="Table16.Cell2"><text:p text:style-name="P1187"><text:span text:style-name="CharStyle7">Station Road</text:span></text:p></table:table-cell><table:table-cell table:style-name="Table16.Cell3"><text:p text:style-name="P1603"><text:span text:style-name="CharStyle7">2,143</text:span></text:p></table:table-cell></table:table-row><table:table-row table:style-name="Table16.R2"><table:table-cell table:style-name="Table16.Cell4"><text:p text:style-name="P1994"><text:span text:style-name="CharStyle7">3.</text:span></text:p></table:table-cell><table:table-cell table:style-name="Table16.Cell5"><text:p text:style-name="P1992"><text:span text:style-name="CharStyle7">High School</text:span></text:p></table:table-cell><table:table-cell table:style-name="Table16.Cell6"><text:p text:style-name="P1292"><text:span text:style-name="CharStyle7">3,870</text:span></text:p></table:table-cell></table:table-row><table:table-row table:style-name="Table16.R3"><table:table-cell table:style-name="Table16.Cell7"><text:p text:style-name="P691"><text:span text:style-name="CharStyle7">4.</text:span></text:p></table:table-cell><table:table-cell table:style-name="Table16.Cell8"><text:p text:style-name="P1413"><text:span text:style-name="CharStyle7">Bukit Kechil</text:span></text:p></table:table-cell><table:table-cell table:style-name="Table16.Cell9"><text:p text:style-name="P1689"><text:span text:style-name="CharStyle7">3,506</text:span></text:p></table:table-cell></table:table-row><table:table-row table:style-name="Table16.R4"><table:table-cell table:style-name="Table16.Cell10"><text:p text:style-name="P1539"><text:span text:style-name="CharStyle7">5.</text:span></text:p></table:table-cell><table:table-cell table:style-name="Table16.Cell11"><text:p text:style-name="P1092"><text:span text:style-name="CharStyle7">Desa Damai</text:span></text:p></table:table-cell><table:table-cell table:style-name="Table16.Cell12"><text:p text:style-name="P819"><text:span text:style-name="CharStyle7">5,517</text:span></text:p></table:table-cell></table:table-row><table:table-row table:style-name="Table16.R5"><table:table-cell table:style-name="Table16.Cell13"><text:p text:style-name="P1361"><text:span text:style-name="CharStyle7">6.</text:span></text:p></table:table-cell><table:table-cell table:style-name="Table16.Cell14"><text:p text:style-name="P1694"><text:span text:style-name="CharStyle7">Taman Keen ways</text:span></text:p></table:table-cell><table:table-cell table:style-name="Table16.Cell15"><text:p text:style-name="P939"><text:span text:style-name="CharStyle7">5,092</text:span></text:p></table:table-cell></table:table-row></table:table></draw:text-box></draw:frame><draw:frame draw:style-name="fr62" svg:x="8.022cm" svg:y="7.729cm" svg:width="5.122cm" fo:min-height="0.501cm" text:anchor-type="paragraph"><draw:text-box><text:p text:style-name="P1531"><text:span text:style-name="CharStyle56">1. Kampong Cross Street 1</text:span></text:p></draw:text-box></draw:frame><draw:frame draw:style-name="fr63" svg:x="17.547cm" svg:y="7.729cm" svg:width="1.083cm" fo:min-height="0.490cm" text:anchor-type="paragraph"><draw:text-box><text:p text:style-name="P1442"><text:span text:style-name="CharStyle56">2,958</text:span></text:p></draw:text-box></draw:frame><draw:frame draw:style-name="fr64" svg:x="8.015cm" svg:y="14.300cm" svg:width="3.200cm" fo:min-height="0.534cm" text:anchor-type="paragraph"><draw:text-box><text:p text:style-name="P1706"><text:span text:style-name="CharStyle56">7. Taman Binjai</text:span></text:p></draw:text-box></draw:frame><draw:frame draw:style-name="fr65" svg:x="17.556cm" svg:y="14.300cm" svg:width="1.067cm" fo:min-height="0.524cm" text:anchor-type="paragraph"><draw:text-box><text:p text:style-name="P1545"><text:span text:style-name="CharStyle56">3,075</text:span></text:p></draw:text-box></draw:frame><draw:frame draw:style-name="fr77" svg:x="17.217cm" svg:y="15.401cm" svg:width="1.397cm" fo:min-height="0.526cm" text:anchor-type="paragraph"><draw:text-box><text:h text:outline-level="2" text:style-name="P1481"><text:bookmark-start text:name="bookmark14"/><text:span text:style-name="CharStyle57">26,161</text:span><text:bookmark-end text:name="bookmark14"/></text:h></draw:text-box></draw:frame><draw:frame draw:style-name="fr78" svg:x="2.485cm" svg:y="17.487cm" svg:width="12.210cm" fo:min-height="2.378cm" text:anchor-type="paragraph"><draw:text-box><text:p text:style-name="P603"><text:span text:style-name="CharStyle39">Jumlah Bilangan Pemilih dalam Bahagian Pilihan Raya Persekutuan<text:line-break/>P. 045 Bukit Mertajam:</text:span></text:p><text:p text:style-name="P569"><text:span text:style-name="CharStyle43">Total Number of Electors in the Federal Constituency of<text:line-break/>P. 045 Bukit Mertajam:</text:span></text:p></draw:text-box></draw:frame><draw:frame draw:style-name="fr79" svg:x="17.209cm" svg:y="17.602cm" svg:width="1.406cm" fo:min-height="0.526cm" text:anchor-type="paragraph"><draw:text-box><text:h text:outline-level="2" text:style-name="P865"><text:bookmark-start text:name="bookmark15"/><text:span text:style-name="CharStyle57">81,031</text:span><text:bookmark-end text:name="bookmark15"/></text:h></draw:text-box></draw:frame><draw:frame draw:style-name="fr80" svg:x="10.283cm" svg:y="26.280cm" svg:width="0.441cm" fo:min-height="0.526cm" text:anchor-type="paragraph"><draw:text-box><text:p text:style-name="P904"><text:span text:style-name="CharStyle79">17</text:span></text:p></draw:text-box></draw:frame></text:p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</text:section>
      <text:section text:style-name="Sect13" text:name="Section13">
        <text:p text:style-name="P2099"><draw:frame draw:style-name="fr84" svg:x="2.656cm" svg:y="0.004cm" svg:width="9.897cm" fo:min-height="2.778cm" text:anchor-type="paragraph"><draw:text-box><text:h text:outline-level="1" text:style-name="P1734"><text:bookmark-start text:name="bookmark16"/><text:span text:style-name="CharStyle55">(1) (2)</text:span><text:bookmark-end text:name="bookmark16"/></text:h><text:p text:style-name="P1635"><text:span text:style-name="CharStyle39">Bahagian Pilihan Raya<text:tab/>Daerah<text:tab/>Mengundi</text:span></text:p><text:p text:style-name="P1333"><text:span text:style-name="CharStyle53">Negeri<text:line-break/></text:span><text:span text:style-name="CharStyle43">State Constituency</text:span></text:p></draw:text-box></draw:frame><draw:frame draw:style-name="fr85" svg:x="15.229cm" svg:y="0.000cm" svg:width="3.124cm" fo:min-height="1.236cm" text:anchor-type="paragraph"><draw:text-box><text:h text:outline-level="1" text:style-name="P1069"><text:bookmark-start text:name="bookmark17"/><text:span text:style-name="CharStyle55">(3)</text:span><text:bookmark-end text:name="bookmark17"/></text:h><text:p text:style-name="P1232"><text:span text:style-name="CharStyle39">Bilangan Pemilih</text:span></text:p></draw:text-box></draw:frame><draw:frame draw:style-name="fr82" svg:x="2.514cm" svg:y="2.235cm" svg:width="16.129cm" fo:min-height="0.002cm" text:anchor-type="paragraph"><draw:text-box><text:p text:style-name="P794"><text:span text:style-name="CharStyle81">Polling District</text:span></text:p><text:p text:style-name="P907"><text:span text:style-name="CharStyle81">Number of Electors</text:span></text:p><table:table table:style-name="Table17"><table:table-column table:style-name="Table17.C1"/><table:table-column table:style-name="Table17.C2"/><table:table-column table:style-name="Table17.C3"/><table:table-column table:style-name="Table17.C4"/><table:table-row table:style-name="Table17.R1"><table:table-cell table:style-name="Table17.Cell1"><text:p text:style-name="P1803"><text:span text:style-name="CharStyle7">N. 16PERAI</text:span></text:p></table:table-cell><table:table-cell table:style-name="Table17.Cell2"><text:p text:style-name="P1637"><text:span text:style-name="CharStyle7">1.</text:span></text:p></table:table-cell><table:table-cell table:style-name="Table17.Cell3"><text:p text:style-name="P1418"><text:span text:style-name="CharStyle7">Taman Indrawasih</text:span></text:p></table:table-cell><table:table-cell table:style-name="Table17.Cell4"><text:p text:style-name="P1533"><text:span text:style-name="CharStyle7">4,233</text:span></text:p></table:table-cell></table:table-row><table:table-row table:style-name="Table17.R2"><table:table-cell table:style-name="Table17.Cell5"><text:p text:style-name="P2044"/></table:table-cell><table:table-cell table:style-name="Table17.Cell6"><text:p text:style-name="P1638"><text:span text:style-name="CharStyle7">2.</text:span></text:p></table:table-cell><table:table-cell table:style-name="Table17.Cell7"><text:p text:style-name="P1647"><text:span text:style-name="CharStyle7">Taman Chai Leng</text:span></text:p></table:table-cell><table:table-cell table:style-name="Table17.Cell8"><text:p text:style-name="P1807"><text:span text:style-name="CharStyle7">3,224</text:span></text:p></table:table-cell></table:table-row><table:table-row table:style-name="Table17.R3"><table:table-cell table:style-name="Table17.Cell9"><text:p text:style-name="P2044"/></table:table-cell><table:table-cell table:style-name="Table17.Cell10"><text:p text:style-name="P1809"><text:span text:style-name="CharStyle7">3.</text:span></text:p></table:table-cell><table:table-cell table:style-name="Table17.Cell11"><text:p text:style-name="P1642"><text:span text:style-name="CharStyle7">Perai</text:span></text:p></table:table-cell><table:table-cell table:style-name="Table17.Cell12"><text:p text:style-name="P1485"><text:span text:style-name="CharStyle7">2,268</text:span></text:p></table:table-cell></table:table-row><table:table-row table:style-name="Table17.R4"><table:table-cell table:style-name="Table17.Cell13"><text:p text:style-name="P2044"/></table:table-cell><table:table-cell table:style-name="Table17.Cell14"><text:p text:style-name="P1815"><text:span text:style-name="CharStyle7">4.</text:span></text:p></table:table-cell><table:table-cell table:style-name="Table17.Cell15"><text:p text:style-name="P1612"><text:span text:style-name="CharStyle7">Taman Perai</text:span></text:p></table:table-cell><table:table-cell table:style-name="Table17.Cell16"><text:p text:style-name="P1359"><text:span text:style-name="CharStyle7">999</text:span></text:p></table:table-cell></table:table-row><table:table-row table:style-name="Table17.R5"><table:table-cell table:style-name="Table17.Cell17"><text:p text:style-name="P2044"/></table:table-cell><table:table-cell table:style-name="Table17.Cell18"><text:p text:style-name="P818"><text:span text:style-name="CharStyle7">5.</text:span></text:p></table:table-cell><table:table-cell table:style-name="Table17.Cell19"><text:p text:style-name="P1065"><text:span text:style-name="CharStyle7">Taman Supreme</text:span></text:p></table:table-cell><table:table-cell table:style-name="Table17.Cell20"><text:p text:style-name="P1037"><text:span text:style-name="CharStyle7">2,937</text:span></text:p></table:table-cell></table:table-row><table:table-row table:style-name="Table17.R6"><table:table-cell table:style-name="Table17.Cell21"><text:p text:style-name="P2044"/></table:table-cell><table:table-cell table:style-name="Table17.Cell22"><text:p text:style-name="P730"><text:span text:style-name="CharStyle7">6.</text:span></text:p></table:table-cell><table:table-cell table:style-name="Table17.Cell23"><text:p text:style-name="P1588"><text:span text:style-name="CharStyle7">Taman Kimsar</text:span></text:p></table:table-cell><table:table-cell table:style-name="Table17.Cell24"><text:p text:style-name="P896"><text:span text:style-name="CharStyle7">2,403</text:span></text:p></table:table-cell></table:table-row></table:table><text:p text:style-name="P1541"><text:span text:style-name="CharStyle65">16,064</text:span></text:p></draw:text-box></draw:frame><draw:frame draw:style-name="fr86" svg:x="2.512cm" svg:y="12.099cm" svg:width="3.955cm" fo:min-height="0.526cm" text:anchor-type="paragraph"><draw:text-box><text:p text:style-name="P1584"><text:span text:style-name="CharStyle39">N. 17BUKIT TENGAH</text:span></text:p></draw:text-box></draw:frame><draw:frame draw:style-name="fr87" svg:x="8.024cm" svg:y="12.099cm" svg:width="3.590cm" fo:min-height="0.534cm" text:anchor-type="paragraph"><draw:text-box><text:p text:style-name="P1727"><text:span text:style-name="CharStyle39">1. Kampong Jawa</text:span></text:p></draw:text-box></draw:frame><draw:frame draw:style-name="fr88" svg:x="17.879cm" svg:y="12.099cm" svg:width="0.744cm" fo:min-height="0.526cm" text:anchor-type="paragraph"><draw:text-box><text:p text:style-name="P1819"><text:span text:style-name="CharStyle39">720</text:span></text:p></draw:text-box></draw:frame><draw:frame draw:style-name="fr89" svg:x="17.565cm" svg:y="13.227cm" svg:width="1.067cm" fo:min-height="0.490cm" text:anchor-type="paragraph"><draw:text-box><text:p text:style-name="P1817"><text:span text:style-name="CharStyle83">1,686</text:span></text:p></draw:text-box></draw:frame><draw:frame draw:style-name="fr83" svg:x="7.997cm" svg:y="13.242cm" svg:width="10.634cm" fo:min-height="0.002cm" text:anchor-type="paragraph"><draw:text-box><text:p text:style-name="P1094"><text:span text:style-name="CharStyle56">2. Jalan Pengkalan</text:span></text:p><table:table table:style-name="Table18"><table:table-column table:style-name="Table18.C1"/><table:table-column table:style-name="Table18.C2"/><table:table-column table:style-name="Table18.C3"/><table:table-row table:style-name="Table18.R1"><table:table-cell table:style-name="Table18.Cell1"><text:p text:style-name="P1478"><text:span text:style-name="CharStyle7">3.</text:span></text:p></table:table-cell><table:table-cell table:style-name="Table18.Cell2"><text:p text:style-name="P598"><text:span text:style-name="CharStyle7">Kebun Sireh</text:span></text:p></table:table-cell><table:table-cell table:style-name="Table18.Cell3"><text:p text:style-name="P726"><text:span text:style-name="CharStyle7">2,537</text:span></text:p></table:table-cell></table:table-row><table:table-row table:style-name="Table18.R2"><table:table-cell table:style-name="Table18.Cell4"><text:p text:style-name="P837"><text:span text:style-name="CharStyle7">4.</text:span></text:p></table:table-cell><table:table-cell table:style-name="Table18.Cell5"><text:p text:style-name="P1644"><text:span text:style-name="CharStyle7">Bukit Tengah</text:span></text:p></table:table-cell><table:table-cell table:style-name="Table18.Cell6"><text:p text:style-name="P1091"><text:span text:style-name="CharStyle7">2,998</text:span></text:p></table:table-cell></table:table-row><table:table-row table:style-name="Table18.R3"><table:table-cell table:style-name="Table18.Cell7"><text:p text:style-name="P1217"><text:span text:style-name="CharStyle7">5.</text:span></text:p></table:table-cell><table:table-cell table:style-name="Table18.Cell8"><text:p text:style-name="P1356"><text:span text:style-name="CharStyle7">Kuala Juru</text:span></text:p></table:table-cell><table:table-cell table:style-name="Table18.Cell9"><text:p text:style-name="P1475"><text:span text:style-name="CharStyle7">3,465</text:span></text:p></table:table-cell></table:table-row><table:table-row table:style-name="Table18.R4"><table:table-cell table:style-name="Table18.Cell10"><text:p text:style-name="P596"><text:span text:style-name="CharStyle7">6.</text:span></text:p></table:table-cell><table:table-cell table:style-name="Table18.Cell11"><text:p text:style-name="P723"><text:span text:style-name="CharStyle7">Juru</text:span></text:p></table:table-cell><table:table-cell table:style-name="Table18.Cell12"><text:p text:style-name="P835"><text:span text:style-name="CharStyle7">3,626</text:span></text:p></table:table-cell></table:table-row><table:table-row table:style-name="Table18.R5"><table:table-cell table:style-name="Table18.Cell13"><text:p text:style-name="P961"><text:span text:style-name="CharStyle7">7.</text:span></text:p></table:table-cell><table:table-cell table:style-name="Table18.Cell14"><text:p text:style-name="P1087"><text:span text:style-name="CharStyle7">Taman Perwira</text:span></text:p></table:table-cell><table:table-cell table:style-name="Table18.Cell15"><text:p text:style-name="P1214"><text:span text:style-name="CharStyle7">792</text:span></text:p></table:table-cell></table:table-row></table:table><text:p text:style-name="P898"><text:span text:style-name="CharStyle56">8. Taman Sejati</text:span></text:p><text:p text:style-name="P1253"><text:span text:style-name="CharStyle56">1,643</text:span></text:p></draw:text-box></draw:frame><draw:frame draw:style-name="fr90" svg:x="7.997cm" svg:y="20.904cm" svg:width="4.166cm" fo:min-height="0.533cm" text:anchor-type="paragraph"><draw:text-box><text:p text:style-name="P1310"><text:span text:style-name="CharStyle39">9. Taman Sentul Jaya</text:span></text:p></draw:text-box></draw:frame><draw:frame draw:style-name="fr91" svg:x="17.549cm" svg:y="20.904cm" svg:width="1.076cm" fo:min-height="0.526cm" text:anchor-type="paragraph"><draw:text-box><text:p text:style-name="P1407"><text:span text:style-name="CharStyle39">2,279</text:span></text:p></draw:text-box></draw:frame><draw:frame draw:style-name="fr92" svg:x="17.226cm" svg:y="22.005cm" svg:width="1.397cm" fo:min-height="0.526cm" text:anchor-type="paragraph"><draw:text-box><text:h text:outline-level="2" text:style-name="P1509"><text:bookmark-start text:name="bookmark18"/><text:span text:style-name="CharStyle57">19,746</text:span><text:bookmark-end text:name="bookmark18"/></text:h></draw:text-box></draw:frame></text:p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  <text:p text:style-name="P171"/>
        <text:p text:style-name="P172"/>
        <text:p text:style-name="P173"/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</text:section>
      <text:section text:style-name="Sect14" text:name="Section14">
        <text:p text:style-name="P2100"><draw:frame draw:style-name="fr93" svg:x="0.000cm" svg:y="0.000cm" svg:width="16.129cm" fo:min-height="0.002cm" text:anchor-type="paragraph"><draw:text-box><table:table table:style-name="Table19"><table:table-column table:style-name="Table19.C1"/><table:table-column table:style-name="Table19.C2"/><table:table-column table:style-name="Table19.C3"/><table:table-column table:style-name="Table19.C4"/><table:table-row table:style-name="Table19.R1"><table:table-cell table:style-name="Table19.Cell1"><text:p text:style-name="P716"><text:span text:style-name="CharStyle12">(1)</text:span></text:p></table:table-cell><table:table-cell table:style-name="Table19.Cell2"><text:p text:style-name="P2044"/></table:table-cell><table:table-cell table:style-name="Table19.Cell3"><text:p text:style-name="P1782"><text:span text:style-name="CharStyle12">(2)</text:span></text:p></table:table-cell><table:table-cell table:style-name="Table19.Cell4"><text:p text:style-name="P988"><text:span text:style-name="CharStyle12">(3)</text:span></text:p></table:table-cell></table:table-row><table:table-row table:style-name="Table19.R2"><table:table-cell table:style-name="Table19.Cell5"><text:p text:style-name="P1144"><text:span text:style-name="CharStyle12">Bahagian Pilihan Raya</text:span></text:p></table:table-cell><table:table-cell table:style-name="Table19.Cell6"><text:p text:style-name="P2044"/></table:table-cell><table:table-cell table:style-name="Table19.Cell7"><text:p text:style-name="P1655"><text:span text:style-name="CharStyle12">Daerah Mengundi</text:span></text:p></table:table-cell><table:table-cell table:style-name="Table19.Cell8"><text:p text:style-name="P1501"><text:span text:style-name="CharStyle12">Bilangan Pemilih</text:span></text:p></table:table-cell></table:table-row><table:table-row table:style-name="Table19.R3"><table:table-cell table:style-name="Table19.Cell9"><text:p text:style-name="P622"><text:span text:style-name="CharStyle12">Negeri</text:span></text:p></table:table-cell><table:table-cell table:style-name="Table19.Cell10"><text:p text:style-name="P2044"/></table:table-cell><table:table-cell table:style-name="Table19.Cell11"><text:p text:style-name="P2044"/></table:table-cell><table:table-cell table:style-name="Table19.Cell12"><text:p text:style-name="P2044"/></table:table-cell></table:table-row><table:table-row table:style-name="Table19.R4"><table:table-cell table:style-name="Table19.Cell13"><text:p text:style-name="P1050"><text:span text:style-name="CharStyle13">State Constituency</text:span></text:p></table:table-cell><table:table-cell table:style-name="Table19.Cell14"><text:p text:style-name="P2044"/></table:table-cell><table:table-cell table:style-name="Table19.Cell15"><text:p text:style-name="P1238"><text:span text:style-name="CharStyle13">Polling District</text:span></text:p></table:table-cell><table:table-cell table:style-name="Table19.Cell16"><text:p text:style-name="P1368"><text:span text:style-name="CharStyle13">Number of Electors</text:span></text:p></table:table-cell></table:table-row><table:table-row table:style-name="Table19.R5"><table:table-cell table:style-name="Table19.Cell17"><text:p text:style-name="P1461"><text:span text:style-name="CharStyle12">N. 18 BUKIT TAMBUN</text:span></text:p></table:table-cell><table:table-cell table:style-name="Table19.Cell18"><text:p text:style-name="P618"><text:span text:style-name="CharStyle74">1</text:span><text:span text:style-name="CharStyle73">.</text:span></text:p></table:table-cell><table:table-cell table:style-name="Table19.Cell19"><text:p text:style-name="P747"><text:span text:style-name="CharStyle12">Pulau Aman</text:span></text:p></table:table-cell><table:table-cell table:style-name="Table19.Cell20"><text:p text:style-name="P1791"><text:span text:style-name="CharStyle12">194</text:span></text:p></table:table-cell></table:table-row><table:table-row table:style-name="Table19.R6"><table:table-cell table:style-name="Table19.Cell21"><text:p text:style-name="P2044"/></table:table-cell><table:table-cell table:style-name="Table19.Cell22"><text:p text:style-name="P1079"><text:span text:style-name="CharStyle12">2.</text:span></text:p></table:table-cell><table:table-cell table:style-name="Table19.Cell23"><text:p text:style-name="P1204"><text:span text:style-name="CharStyle12">Batu Kawan</text:span></text:p></table:table-cell><table:table-cell table:style-name="Table19.Cell24"><text:p text:style-name="P1793"><text:span text:style-name="CharStyle12">1,679</text:span></text:p></table:table-cell></table:table-row><table:table-row table:style-name="Table19.R7"><table:table-cell table:style-name="Table19.Cell25"><text:p text:style-name="P2044"/></table:table-cell><table:table-cell table:style-name="Table19.Cell26"><text:p text:style-name="P1105"><text:span text:style-name="CharStyle12">3.</text:span></text:p></table:table-cell><table:table-cell table:style-name="Table19.Cell27"><text:p text:style-name="P616"><text:span text:style-name="CharStyle12">Bukit Tambun</text:span></text:p></table:table-cell><table:table-cell table:style-name="Table19.Cell28"><text:p text:style-name="P745"><text:span text:style-name="CharStyle12">2,811</text:span></text:p></table:table-cell></table:table-row><table:table-row table:style-name="Table19.R8"><table:table-cell table:style-name="Table19.Cell29"><text:p text:style-name="P2044"/></table:table-cell><table:table-cell table:style-name="Table19.Cell30"><text:p text:style-name="P1881"><text:span text:style-name="CharStyle12">4.</text:span></text:p></table:table-cell><table:table-cell table:style-name="Table19.Cell31"><text:p text:style-name="P1883"><text:span text:style-name="CharStyle12">Taman Merak</text:span></text:p></table:table-cell><table:table-cell table:style-name="Table19.Cell32"><text:p text:style-name="P1885"><text:span text:style-name="CharStyle12">5,254</text:span></text:p></table:table-cell></table:table-row><table:table-row table:style-name="Table19.R9"><table:table-cell table:style-name="Table19.Cell33"><text:p text:style-name="P2044"/></table:table-cell><table:table-cell table:style-name="Table19.Cell34"><text:p text:style-name="P1422"><text:span text:style-name="CharStyle12">5.</text:span></text:p></table:table-cell><table:table-cell table:style-name="Table19.Cell35"><text:p text:style-name="P545"><text:span text:style-name="CharStyle12">Kampong Baharu</text:span></text:p></table:table-cell><table:table-cell table:style-name="Table19.Cell36"><text:p text:style-name="P676"><text:span text:style-name="CharStyle12">4,479</text:span></text:p></table:table-cell></table:table-row><table:table-row table:style-name="Table19.R10"><table:table-cell table:style-name="Table19.Cell37"><text:p text:style-name="P2044"/></table:table-cell><table:table-cell table:style-name="Table19.Cell38"><text:p text:style-name="P880"><text:span text:style-name="CharStyle12">6.</text:span></text:p></table:table-cell><table:table-cell table:style-name="Table19.Cell39"><text:p text:style-name="P1008"><text:span text:style-name="CharStyle12">Ladang Valdor</text:span></text:p></table:table-cell><table:table-cell table:style-name="Table19.Cell40"><text:p text:style-name="P1103"><text:span text:style-name="CharStyle12">809</text:span></text:p></table:table-cell></table:table-row><table:table-row table:style-name="Table19.R11"><table:table-cell table:style-name="Table19.Cell41"><text:p text:style-name="P2044"/></table:table-cell><table:table-cell table:style-name="Table19.Cell42"><text:p text:style-name="P1363"><text:span text:style-name="CharStyle12">7.</text:span></text:p></table:table-cell><table:table-cell table:style-name="Table19.Cell43"><text:p text:style-name="P1492"><text:span text:style-name="CharStyle12">Perkampungan Valdor</text:span></text:p></table:table-cell><table:table-cell table:style-name="Table19.Cell44"><text:p text:style-name="P612"><text:span text:style-name="CharStyle12">2,615</text:span></text:p></table:table-cell></table:table-row><table:table-row table:style-name="Table19.R12"><table:table-cell table:style-name="Table19.Cell45"><text:p text:style-name="P2044"/></table:table-cell><table:table-cell table:style-name="Table19.Cell46"><text:p text:style-name="P1887"><text:span text:style-name="CharStyle74">8</text:span><text:span text:style-name="CharStyle73">.</text:span></text:p></table:table-cell><table:table-cell table:style-name="Table19.Cell47"><text:p text:style-name="P1657"><text:span text:style-name="CharStyle12">Badak Mati</text:span></text:p></table:table-cell><table:table-cell table:style-name="Table19.Cell48"><text:p text:style-name="P1667"><text:span text:style-name="CharStyle12">3,597</text:span></text:p></table:table-cell></table:table-row><table:table-row table:style-name="Table19.R13"><table:table-cell table:style-name="Table19.Cell49"><text:p text:style-name="P2044"/></table:table-cell><table:table-cell table:style-name="Table19.Cell50"><text:p text:style-name="P1293"><text:span text:style-name="CharStyle12">9.</text:span></text:p></table:table-cell><table:table-cell table:style-name="Table19.Cell51"><text:p text:style-name="P1419"><text:span text:style-name="CharStyle12">Rumah Murah Valdor</text:span></text:p></table:table-cell><table:table-cell table:style-name="Table19.Cell52"><text:p text:style-name="P541"><text:span text:style-name="CharStyle12">1,896</text:span></text:p></table:table-cell></table:table-row><table:table-row table:style-name="Table19.R14"><table:table-cell table:style-name="Table19.Cell53"><text:p text:style-name="P2044"/></table:table-cell><table:table-cell table:style-name="Table19.Cell54"><text:p text:style-name="P2044"/></table:table-cell><table:table-cell table:style-name="Table19.Cell55"><text:p text:style-name="P2044"/></table:table-cell><table:table-cell table:style-name="Table19.Cell56"><text:p text:style-name="P975"><text:span text:style-name="CharStyle12">23,334</text:span></text:p></table:table-cell></table:table-row></table:table></draw:text-box></draw:frame></text:p>
        <text:p text:style-name="P1002"><text:span text:style-name="CharStyle7">Jumlah Bilangan Pemilih dalam Bahagian Pilihan Raya Persekutuan<text:tab/>59,144</text:span></text:p>
        <text:p text:style-name="P1099"><text:span text:style-name="CharStyle7">P. 046 Batu Kawan:</text:span></text:p>
        <text:p text:style-name="P1889"><text:span text:style-name="CharStyle31">Total Number of Electors in the Federal Constituency of<text:line-break/>P. 046 Batu Kawan:</text:span></text:p>
        <text:p text:style-name="P1370"><text:span text:style-name="CharStyle16">19</text:span></text:p>
      </text:section>
      <text:section text:style-name="Sect15" text:name="Section15">
        <text:p text:style-name="P2101"><draw:frame draw:style-name="fr94" svg:x="0.000cm" svg:y="0.000cm" svg:width="16.129cm" fo:min-height="0.002cm" text:anchor-type="paragraph"><draw:text-box><table:table table:style-name="Table20"><table:table-column table:style-name="Table20.C1"/><table:table-column table:style-name="Table20.C2"/><table:table-column table:style-name="Table20.C3"/><table:table-column table:style-name="Table20.C4"/><table:table-row table:style-name="Table20.R1"><table:table-cell table:style-name="Table20.Cell1"><text:p text:style-name="P1477"><text:span text:style-name="CharStyle12">(1)</text:span></text:p></table:table-cell><table:table-cell table:style-name="Table20.Cell2"><text:p text:style-name="P2044"/></table:table-cell><table:table-cell table:style-name="Table20.Cell3"><text:p text:style-name="P688"><text:span text:style-name="CharStyle12">(2)</text:span></text:p></table:table-cell><table:table-cell table:style-name="Table20.Cell4"><text:p text:style-name="P808"><text:span text:style-name="CharStyle12">(3)</text:span></text:p></table:table-cell></table:table-row><table:table-row table:style-name="Table20.R2"><table:table-cell table:style-name="Table20.Cell5"><text:p text:style-name="P928"><text:span text:style-name="CharStyle12">Bahagian Pilihan Raya</text:span></text:p></table:table-cell><table:table-cell table:style-name="Table20.Cell6"><text:p text:style-name="P2044"/></table:table-cell><table:table-cell table:style-name="Table20.Cell7"><text:p text:style-name="P1150"><text:span text:style-name="CharStyle12">Daerah Mengundi</text:span></text:p></table:table-cell><table:table-cell table:style-name="Table20.Cell8"><text:p text:style-name="P1282"><text:span text:style-name="CharStyle12">Bilangan Pemilih</text:span></text:p></table:table-cell></table:table-row><table:table-row table:style-name="Table20.R3"><table:table-cell table:style-name="Table20.Cell9"><text:p text:style-name="P1409"><text:span text:style-name="CharStyle12">Negeri</text:span></text:p></table:table-cell><table:table-cell table:style-name="Table20.Cell10"><text:p text:style-name="P2044"/></table:table-cell><table:table-cell table:style-name="Table20.Cell11"><text:p text:style-name="P2044"/></table:table-cell><table:table-cell table:style-name="Table20.Cell12"><text:p text:style-name="P2044"/></table:table-cell></table:table-row><table:table-row table:style-name="Table20.R4"><table:table-cell table:style-name="Table20.Cell13"><text:p text:style-name="P805"><text:span text:style-name="CharStyle13">State Constituency</text:span></text:p></table:table-cell><table:table-cell table:style-name="Table20.Cell14"><text:p text:style-name="P2044"/></table:table-cell><table:table-cell table:style-name="Table20.Cell15"><text:p text:style-name="P1660"><text:span text:style-name="CharStyle13">Polling District</text:span></text:p></table:table-cell><table:table-cell table:style-name="Table20.Cell16"><text:p text:style-name="P1650"><text:span text:style-name="CharStyle13">Number of Electors</text:span></text:p></table:table-cell></table:table-row><table:table-row table:style-name="Table20.R5"><table:table-cell table:style-name="Table20.Cell17"><text:p text:style-name="P1281"><text:span text:style-name="CharStyle12">N. 19 JAWI</text:span></text:p></table:table-cell><table:table-cell table:style-name="Table20.Cell18"><text:p text:style-name="P1406"><text:span text:style-name="CharStyle12">1.</text:span></text:p></table:table-cell><table:table-cell table:style-name="Table20.Cell19"><text:p text:style-name="P1662"><text:span text:style-name="CharStyle12">Changkat</text:span></text:p></table:table-cell><table:table-cell table:style-name="Table20.Cell20"><text:p text:style-name="P657"><text:span text:style-name="CharStyle12">2,633</text:span></text:p></table:table-cell></table:table-row><table:table-row table:style-name="Table20.R6"><table:table-cell table:style-name="Table20.Cell21"><text:p text:style-name="P2044"/></table:table-cell><table:table-cell table:style-name="Table20.Cell22"><text:p text:style-name="P859"><text:span text:style-name="CharStyle12">2.</text:span></text:p></table:table-cell><table:table-cell table:style-name="Table20.Cell23"><text:p text:style-name="P992"><text:span text:style-name="CharStyle12">Perkampungan Jawi</text:span></text:p></table:table-cell><table:table-cell table:style-name="Table20.Cell24"><text:p text:style-name="P1085"><text:span text:style-name="CharStyle12">2,315</text:span></text:p></table:table-cell></table:table-row><table:table-row table:style-name="Table20.R7"><table:table-cell table:style-name="Table20.Cell25"><text:p text:style-name="P2044"/></table:table-cell><table:table-cell table:style-name="Table20.Cell26"><text:p text:style-name="P1351"><text:span text:style-name="CharStyle12">3.</text:span></text:p></table:table-cell><table:table-cell table:style-name="Table20.Cell27"><text:p text:style-name="P1569"><text:span text:style-name="CharStyle12">Taman Desa Jawi</text:span></text:p></table:table-cell><table:table-cell table:style-name="Table20.Cell28"><text:p text:style-name="P588"><text:span text:style-name="CharStyle12">4,063</text:span></text:p></table:table-cell></table:table-row><table:table-row table:style-name="Table20.R8"><table:table-cell table:style-name="Table20.Cell29"><text:p text:style-name="P2044"/></table:table-cell><table:table-cell table:style-name="Table20.Cell30"><text:p text:style-name="P801"><text:span text:style-name="CharStyle12">4.</text:span></text:p></table:table-cell><table:table-cell table:style-name="Table20.Cell31"><text:p text:style-name="P918"><text:span text:style-name="CharStyle12">Ladang Caledonia</text:span></text:p></table:table-cell><table:table-cell table:style-name="Table20.Cell32"><text:p text:style-name="P1051"><text:span text:style-name="CharStyle12">4,275</text:span></text:p></table:table-cell></table:table-row><table:table-row table:style-name="Table20.R9"><table:table-cell table:style-name="Table20.Cell33"><text:p text:style-name="P2044"/></table:table-cell><table:table-cell table:style-name="Table20.Cell34"><text:p text:style-name="P1276"><text:span text:style-name="CharStyle12">5.</text:span></text:p></table:table-cell><table:table-cell table:style-name="Table20.Cell35"><text:p text:style-name="P1401"><text:span text:style-name="CharStyle12">Ladang Byram</text:span></text:p></table:table-cell><table:table-cell table:style-name="Table20.Cell36"><text:p text:style-name="P525"><text:span text:style-name="CharStyle12">732</text:span></text:p></table:table-cell></table:table-row><table:table-row table:style-name="Table20.R10"><table:table-cell table:style-name="Table20.Cell37"><text:p text:style-name="P2044"/></table:table-cell><table:table-cell table:style-name="Table20.Cell38"><text:p text:style-name="P1629"><text:span text:style-name="CharStyle12">6.</text:span></text:p></table:table-cell><table:table-cell table:style-name="Table20.Cell39"><text:p text:style-name="P1582"><text:span text:style-name="CharStyle12">Ladang Victoria</text:span></text:p></table:table-cell><table:table-cell table:style-name="Table20.Cell40"><text:p text:style-name="P1664"><text:span text:style-name="CharStyle12">1,206</text:span></text:p></table:table-cell></table:table-row><table:table-row table:style-name="Table20.R11"><table:table-cell table:style-name="Table20.Cell41"><text:p text:style-name="P2044"/></table:table-cell><table:table-cell table:style-name="Table20.Cell42"><text:p text:style-name="P1205"><text:span text:style-name="CharStyle12">7.</text:span></text:p></table:table-cell><table:table-cell table:style-name="Table20.Cell43"><text:p text:style-name="P1345"><text:span text:style-name="CharStyle12">Taman Sentosa</text:span></text:p></table:table-cell><table:table-cell table:style-name="Table20.Cell44"><text:p text:style-name="P1459"><text:span text:style-name="CharStyle12">2,996</text:span></text:p></table:table-cell></table:table-row><table:table-row table:style-name="Table20.R12"><table:table-cell table:style-name="Table20.Cell45"><text:p text:style-name="P2044"/></table:table-cell><table:table-cell table:style-name="Table20.Cell46"><text:p text:style-name="P680"><text:span text:style-name="CharStyle12">8.</text:span></text:p></table:table-cell><table:table-cell table:style-name="Table20.Cell47"><text:p text:style-name="P797"><text:span text:style-name="CharStyle12">Nibong Tebal</text:span></text:p></table:table-cell><table:table-cell table:style-name="Table20.Cell48"><text:p text:style-name="P914"><text:span text:style-name="CharStyle12">1,394</text:span></text:p></table:table-cell></table:table-row><table:table-row table:style-name="Table20.R13"><table:table-cell table:style-name="Table20.Cell49"><text:p text:style-name="P2044"/></table:table-cell><table:table-cell table:style-name="Table20.Cell50"><text:p text:style-name="P1138"><text:span text:style-name="CharStyle12">9.</text:span></text:p></table:table-cell><table:table-cell table:style-name="Table20.Cell51"><text:p text:style-name="P1268"><text:span text:style-name="CharStyle12">Jalan Bukit Panchor</text:span></text:p></table:table-cell><table:table-cell table:style-name="Table20.Cell52"><text:p text:style-name="P1399"><text:span text:style-name="CharStyle12">1,122</text:span></text:p></table:table-cell></table:table-row><table:table-row table:style-name="Table20.R14"><table:table-cell table:style-name="Table20.Cell53"><text:p text:style-name="P2044"/></table:table-cell><table:table-cell table:style-name="Table20.Cell54"><text:p text:style-name="P615"><text:span text:style-name="CharStyle12">10.</text:span></text:p></table:table-cell><table:table-cell table:style-name="Table20.Cell55"><text:p text:style-name="P744"><text:span text:style-name="CharStyle12">Taman Helang Jaya</text:span></text:p></table:table-cell><table:table-cell table:style-name="Table20.Cell56"><text:p text:style-name="P884"><text:span text:style-name="CharStyle12">4,537</text:span></text:p></table:table-cell></table:table-row><table:table-row table:style-name="Table20.R15"><table:table-cell table:style-name="Table20.Cell57"><text:p text:style-name="P2044"/></table:table-cell><table:table-cell table:style-name="Table20.Cell58"><text:p text:style-name="P2044"/></table:table-cell><table:table-cell table:style-name="Table20.Cell59"><text:p text:style-name="P2044"/></table:table-cell><table:table-cell table:style-name="Table20.Cell60"><text:p text:style-name="P1666"><text:span text:style-name="CharStyle12">25,273</text:span></text:p></table:table-cell></table:table-row><table:table-row table:style-name="Table20.R16"><table:table-cell table:style-name="Table20.Cell61"><text:p text:style-name="P1396"><text:span text:style-name="CharStyle12">N. 20 SUNGAI BAKAP</text:span></text:p></table:table-cell><table:table-cell table:style-name="Table20.Cell62"><text:p text:style-name="P518"><text:span text:style-name="CharStyle12">1.</text:span></text:p></table:table-cell><table:table-cell table:style-name="Table20.Cell63"><text:p text:style-name="P645"><text:span text:style-name="CharStyle12">Padang Lalang</text:span></text:p></table:table-cell><table:table-cell table:style-name="Table20.Cell64"><text:p text:style-name="P767"><text:span text:style-name="CharStyle12">2,465</text:span></text:p></table:table-cell></table:table-row><table:table-row table:style-name="Table20.R17"><table:table-cell table:style-name="Table20.Cell65"><text:p text:style-name="P2044"/></table:table-cell><table:table-cell table:style-name="Table20.Cell66"><text:p text:style-name="P979"><text:span text:style-name="CharStyle12">2.</text:span></text:p></table:table-cell><table:table-cell table:style-name="Table20.Cell67"><text:p text:style-name="P1528"><text:span text:style-name="CharStyle12">Puteri Gunong</text:span></text:p></table:table-cell><table:table-cell table:style-name="Table20.Cell68"><text:p text:style-name="P741"><text:span text:style-name="CharStyle12">5,804</text:span></text:p></table:table-cell></table:table-row><table:table-row table:style-name="Table20.R18"><table:table-cell table:style-name="Table20.Cell69"><text:p text:style-name="P2044"/></table:table-cell><table:table-cell table:style-name="Table20.Cell70"><text:p text:style-name="P1658"><text:span text:style-name="CharStyle12">3.</text:span></text:p></table:table-cell><table:table-cell table:style-name="Table20.Cell71"><text:p text:style-name="P1668"><text:span text:style-name="CharStyle12">Tasek Junjong</text:span></text:p></table:table-cell><table:table-cell table:style-name="Table20.Cell72"><text:p text:style-name="P1195"><text:span text:style-name="CharStyle12">1,637</text:span></text:p></table:table-cell></table:table-row><table:table-row table:style-name="Table20.R19"><table:table-cell table:style-name="Table20.Cell73"><text:p text:style-name="P2044"/></table:table-cell><table:table-cell table:style-name="Table20.Cell74"><text:p text:style-name="P713"><text:span text:style-name="CharStyle12">4.</text:span></text:p></table:table-cell><table:table-cell table:style-name="Table20.Cell75"><text:p text:style-name="P1970"><text:span text:style-name="CharStyle12">Sungai Duri</text:span></text:p></table:table-cell><table:table-cell table:style-name="Table20.Cell76"><text:p text:style-name="P1346"><text:span text:style-name="CharStyle12">2,498</text:span></text:p></table:table-cell></table:table-row><table:table-row table:style-name="Table20.R20"><table:table-cell table:style-name="Table20.Cell77"><text:p text:style-name="P2044"/></table:table-cell><table:table-cell table:style-name="Table20.Cell78"><text:p text:style-name="P1901"><text:span text:style-name="CharStyle12">5.</text:span></text:p></table:table-cell><table:table-cell table:style-name="Table20.Cell79"><text:p text:style-name="P1107"><text:span text:style-name="CharStyle12">Sungai Bakap</text:span></text:p></table:table-cell><table:table-cell table:style-name="Table20.Cell80"><text:p text:style-name="P1972"><text:span text:style-name="CharStyle12">4,694</text:span></text:p></table:table-cell></table:table-row><table:table-row table:style-name="Table20.R21"><table:table-cell table:style-name="Table20.Cell81"><text:p text:style-name="P2044"/></table:table-cell><table:table-cell table:style-name="Table20.Cell82"><text:p text:style-name="P873"><text:span text:style-name="CharStyle12">6.</text:span></text:p></table:table-cell><table:table-cell table:style-name="Table20.Cell83"><text:p text:style-name="P1958"><text:span text:style-name="CharStyle12">Ladang Sempah</text:span></text:p></table:table-cell><table:table-cell table:style-name="Table20.Cell84"><text:p text:style-name="P1799"><text:span text:style-name="CharStyle12">498</text:span></text:p></table:table-cell></table:table-row><table:table-row table:style-name="Table20.R22"><table:table-cell table:style-name="Table20.Cell85"><text:p text:style-name="P2044"/></table:table-cell><table:table-cell table:style-name="Table20.Cell86"><text:p text:style-name="P1219"><text:span text:style-name="CharStyle12">7.</text:span></text:p></table:table-cell><table:table-cell table:style-name="Table20.Cell87"><text:p text:style-name="P1290"><text:span text:style-name="CharStyle12">Sungai Kechil</text:span></text:p></table:table-cell><table:table-cell table:style-name="Table20.Cell88"><text:p text:style-name="P1780"><text:span text:style-name="CharStyle12">1,484</text:span></text:p></table:table-cell></table:table-row></table:table><text:p text:style-name="P1122"><text:span text:style-name="CharStyle85">20</text:span></text:p></draw:text-box></draw:frame></text:p>
        <text:p text:style-name="P191"/>
      </text:section>
      <text:section text:style-name="Sect16" text:name="Section16">
        <text:p text:style-name="P2102"><draw:frame draw:style-name="fr106" svg:x="2.655cm" svg:y="0.004cm" svg:width="9.897cm" fo:min-height="2.778cm" text:anchor-type="paragraph"><draw:text-box><text:h text:outline-level="1" text:style-name="P1512"><text:bookmark-start text:name="bookmark19"/><text:span text:style-name="CharStyle55">(1) (2)</text:span><text:bookmark-end text:name="bookmark19"/></text:h><text:p text:style-name="P968"><text:span text:style-name="CharStyle39">Bahagian Pilihan Raya<text:tab/>Daerah<text:tab/>Mengundi</text:span></text:p><text:p text:style-name="P814"><text:span text:style-name="CharStyle53">Negeri<text:line-break/></text:span><text:span text:style-name="CharStyle43">State Constituency</text:span></text:p></draw:text-box></draw:frame><draw:frame draw:style-name="fr107" svg:x="15.228cm" svg:y="0.000cm" svg:width="3.124cm" fo:min-height="1.228cm" text:anchor-type="paragraph"><draw:text-box><text:h text:outline-level="1" text:style-name="P1151"><text:bookmark-start text:name="bookmark20"/><text:span text:style-name="CharStyle55">(3)</text:span><text:bookmark-end text:name="bookmark20"/></text:h><text:p text:style-name="P787"><text:span text:style-name="CharStyle39">Bilangan Pemilih</text:span></text:p></draw:text-box></draw:frame><draw:frame draw:style-name="fr108" svg:x="9.546cm" svg:y="2.193cm" svg:width="2.752cm" fo:min-height="0.533cm" text:anchor-type="paragraph"><draw:text-box><text:p text:style-name="P1318"><text:span text:style-name="CharStyle43">Polling District</text:span></text:p></draw:text-box></draw:frame><draw:frame draw:style-name="fr109" svg:x="15.050cm" svg:y="2.193cm" svg:width="3.480cm" fo:min-height="0.533cm" text:anchor-type="paragraph"><draw:text-box><text:p text:style-name="P1676"><text:span text:style-name="CharStyle43">Number of Electors</text:span></text:p></draw:text-box></draw:frame><draw:frame draw:style-name="fr110" svg:x="8.006cm" svg:y="3.293cm" svg:width="3.683cm" fo:min-height="0.534cm" text:anchor-type="paragraph"><draw:text-box><text:p text:style-name="P507"><text:span text:style-name="CharStyle39">8. Kampung Besar</text:span></text:p></draw:text-box></draw:frame><draw:frame draw:style-name="fr111" svg:x="17.565cm" svg:y="3.293cm" svg:width="1.058cm" fo:min-height="0.524cm" text:anchor-type="paragraph"><draw:text-box><text:p text:style-name="P600"><text:span text:style-name="CharStyle39">1,059</text:span></text:p></draw:text-box></draw:frame><draw:frame draw:style-name="fr112" svg:x="17.217cm" svg:y="4.394cm" svg:width="1.406cm" fo:min-height="0.526cm" text:anchor-type="paragraph"><draw:text-box><text:h text:outline-level="2" text:style-name="P690"><text:bookmark-start text:name="bookmark21"/><text:span text:style-name="CharStyle57">20,139</text:span><text:bookmark-end text:name="bookmark21"/></text:h></draw:text-box></draw:frame><draw:frame draw:style-name="fr113" svg:x="2.510cm" svg:y="6.595cm" svg:width="3.928cm" fo:min-height="0.526cm" text:anchor-type="paragraph"><draw:text-box><text:p text:style-name="P786"><text:span text:style-name="CharStyle39">N. 21 SUNGAI ACHEH</text:span></text:p></draw:text-box></draw:frame><draw:frame draw:style-name="fr114" svg:x="2.510cm" svg:y="6.595cm" svg:width="3.928cm" fo:min-height="0.526cm" text:anchor-type="paragraph"><draw:text-box><text:p text:style-name="P868"><text:span text:style-name="CharStyle39">N. 21 SUNGAIACHEH</text:span></text:p></draw:text-box></draw:frame><draw:frame draw:style-name="fr105" svg:x="7.997cm" svg:y="7.747cm" svg:width="10.643cm" fo:min-height="4.886cm" text:anchor-type="paragraph"><draw:text-box><table:table table:style-name="Table21"><table:table-column table:style-name="Table21.C1"/><table:table-column table:style-name="Table21.C2"/><table:table-column table:style-name="Table21.C3"/><table:table-row table:style-name="Table21.R1"><table:table-cell table:style-name="Table21.Cell1"><text:p text:style-name="P1184"><text:span text:style-name="CharStyle7">2.</text:span></text:p></table:table-cell><table:table-cell table:style-name="Table21.Cell2"><text:p text:style-name="P1313"><text:span text:style-name="CharStyle7">Sungai Setar</text:span></text:p></table:table-cell><table:table-cell table:style-name="Table21.Cell3"><text:p text:style-name="P1433"><text:span text:style-name="CharStyle7">1,414</text:span></text:p></table:table-cell></table:table-row><table:table-row table:style-name="Table21.R2"><table:table-cell table:style-name="Table21.Cell4"><text:p text:style-name="P559"><text:span text:style-name="CharStyle7">3.</text:span></text:p></table:table-cell><table:table-cell table:style-name="Table21.Cell5"><text:p text:style-name="P687"><text:span text:style-name="CharStyle7">Sungai Acheh</text:span></text:p></table:table-cell><table:table-cell table:style-name="Table21.Cell6"><text:p text:style-name="P806"><text:span text:style-name="CharStyle7">3,039</text:span></text:p></table:table-cell></table:table-row><table:table-row table:style-name="Table21.R3"><table:table-cell table:style-name="Table21.Cell7"><text:p text:style-name="P927"><text:span text:style-name="CharStyle7">4.</text:span></text:p></table:table-cell><table:table-cell table:style-name="Table21.Cell8"><text:p text:style-name="P1057"><text:span text:style-name="CharStyle7">Sungai Bakau</text:span></text:p></table:table-cell><table:table-cell table:style-name="Table21.Cell9"><text:p text:style-name="P1180"><text:span text:style-name="CharStyle7">1,436</text:span></text:p></table:table-cell></table:table-row><table:table-row table:style-name="Table21.R4"><table:table-cell table:style-name="Table21.Cell10"><text:p text:style-name="P1354"><text:span text:style-name="CharStyle7">5.</text:span></text:p></table:table-cell><table:table-cell table:style-name="Table21.Cell11"><text:p text:style-name="P1431"><text:span text:style-name="CharStyle7">Tanjong Berembang</text:span></text:p></table:table-cell><table:table-cell table:style-name="Table21.Cell12"><text:p text:style-name="P557"><text:span text:style-name="CharStyle7">987</text:span></text:p></table:table-cell></table:table-row><table:table-row table:style-name="Table21.R5"><table:table-cell table:style-name="Table21.Cell13"><text:p text:style-name="P1546"><text:span text:style-name="CharStyle7">6.</text:span></text:p></table:table-cell><table:table-cell table:style-name="Table21.Cell14"><text:p text:style-name="P1510"><text:span text:style-name="CharStyle7">Permatang To’ Mahat</text:span></text:p></table:table-cell><table:table-cell table:style-name="Table21.Cell15"><text:p text:style-name="P924"><text:span text:style-name="CharStyle7">4,469</text:span></text:p></table:table-cell></table:table-row></table:table></draw:text-box></draw:frame><draw:frame draw:style-name="fr96" svg:x="8.022cm" svg:y="6.638cm" svg:width="3.284cm" fo:min-height="0.490cm" text:anchor-type="paragraph"><draw:text-box><text:p text:style-name="P993"><text:span text:style-name="CharStyle56">1. SungaiUdang</text:span></text:p></draw:text-box></draw:frame><draw:frame draw:style-name="fr97" svg:x="17.547cm" svg:y="6.638cm" svg:width="1.083cm" fo:min-height="0.483cm" text:anchor-type="paragraph"><draw:text-box><text:p text:style-name="P1537"><text:span text:style-name="CharStyle56">2,268</text:span></text:p></draw:text-box></draw:frame><draw:frame draw:style-name="fr98" svg:x="8.015cm" svg:y="13.199cm" svg:width="0.372cm" fo:min-height="0.526cm" text:anchor-type="paragraph"><draw:text-box><text:p text:style-name="P1246"><text:span text:style-name="CharStyle56">7.</text:span></text:p></draw:text-box></draw:frame><draw:frame draw:style-name="fr99" svg:x="8.751cm" svg:y="13.199cm" svg:width="3.420cm" fo:min-height="0.526cm" text:anchor-type="paragraph"><draw:text-box><text:p text:style-name="P1372"><text:span text:style-name="CharStyle56">Taman Transkrian</text:span></text:p></draw:text-box></draw:frame><draw:frame draw:style-name="fr100" svg:x="17.547cm" svg:y="13.199cm" svg:width="1.083cm" fo:min-height="0.524cm" text:anchor-type="paragraph"><draw:text-box><text:p text:style-name="P1506"><text:span text:style-name="CharStyle56">2,588</text:span></text:p></draw:text-box></draw:frame><draw:frame draw:style-name="fr101" svg:x="8.022cm" svg:y="6.638cm" svg:width="3.284cm" fo:min-height="0.490cm" text:anchor-type="paragraph"><draw:text-box><text:p text:style-name="P625"><text:span text:style-name="CharStyle56">1. SungaiUdang</text:span></text:p></draw:text-box></draw:frame><draw:frame draw:style-name="fr102" svg:x="17.547cm" svg:y="6.638cm" svg:width="1.083cm" fo:min-height="0.483cm" text:anchor-type="paragraph"><draw:text-box><text:p text:style-name="P753"><text:span text:style-name="CharStyle56">2,268</text:span></text:p></draw:text-box></draw:frame><draw:frame draw:style-name="fr103" svg:x="8.015cm" svg:y="13.199cm" svg:width="0.372cm" fo:min-height="0.526cm" text:anchor-type="paragraph"><draw:text-box><text:p text:style-name="P858"><text:span text:style-name="CharStyle56">7.</text:span></text:p></draw:text-box></draw:frame><draw:frame draw:style-name="fr104" svg:x="8.751cm" svg:y="13.199cm" svg:width="3.420cm" fo:min-height="0.526cm" text:anchor-type="paragraph"><draw:text-box><text:p text:style-name="P990"><text:span text:style-name="CharStyle56">Taman Transkrian</text:span></text:p></draw:text-box></draw:frame><draw:frame draw:style-name="fr115" svg:x="7.997cm" svg:y="7.154cm" svg:width="10.643cm" fo:min-height="7.807cm" text:anchor-type="paragraph"><draw:text-box><text:list text:style-name="L10"><text:list-item><text:p text:style-name="P1146"><text:span text:style-name="CharStyle87"><text:tab/>Sungai Setar<text:tab/>1,414</text:span></text:p></text:list-item><text:list-item><text:p text:style-name="P1349"><text:span text:style-name="CharStyle87"><text:tab/>Sungai Acheh<text:tab/>3,039</text:span></text:p></text:list-item><text:list-item><text:p text:style-name="P1428"><text:span text:style-name="CharStyle87"><text:tab/>Sungai Bakau<text:tab/>1,436</text:span></text:p></text:list-item><text:list-item><text:p text:style-name="P526"><text:span text:style-name="CharStyle87"><text:tab/>Tanjong Berembang<text:tab/>987</text:span></text:p></text:list-item><text:list-item><text:p text:style-name="P1594"><text:span text:style-name="CharStyle87"><text:tab/>PermatangTo’ Mahat<text:tab/>4,469</text:span></text:p></text:list-item></text:list><text:p text:style-name="P715"><text:span text:style-name="CharStyle39">2,588</text:span></text:p><text:h text:outline-level="2" text:style-name="P1113"><text:bookmark-start text:name="bookmark22"/><text:span text:style-name="CharStyle57">16,201</text:span><text:bookmark-end text:name="bookmark22"/></text:h></draw:text-box></draw:frame><draw:frame draw:style-name="fr116" svg:x="17.226cm" svg:y="14.300cm" svg:width="1.388cm" fo:min-height="0.526cm" text:anchor-type="paragraph"><draw:text-box><text:h text:outline-level="2" text:style-name="P1680"><text:bookmark-start text:name="bookmark23"/><text:span text:style-name="CharStyle57">16,201</text:span><text:bookmark-end text:name="bookmark23"/></text:h></draw:text-box></draw:frame><draw:frame draw:style-name="fr117" svg:x="2.485cm" svg:y="16.387cm" svg:width="16.120cm" fo:min-height="2.378cm" text:anchor-type="paragraph"><draw:text-box><text:p text:style-name="P986"><text:span text:style-name="CharStyle39">Jumlah Bilangan Pemilih dalam Bahagian Pilihan Raya Persekutuan<text:tab/>61,613</text:span></text:p><text:p text:style-name="P1082"><text:span text:style-name="CharStyle39">P. 047 Nibong Tebal:</text:span></text:p><text:p text:style-name="P955"><text:span text:style-name="CharStyle43">Total Number of Electors in the Federal Constituency of<text:line-break/>P. 047 Nibong Tebal:</text:span></text:p></draw:text-box></draw:frame><draw:frame draw:style-name="fr118" svg:x="10.275cm" svg:y="26.337cm" svg:width="0.448cm" fo:min-height="0.455cm" text:anchor-type="paragraph"><draw:text-box><text:p text:style-name="P1241"><text:span text:style-name="CharStyle90">21</text:span></text:p></draw:text-box></draw:frame></text:p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</text:section>
      <text:section text:style-name="Sect17" text:name="Section17">
        <text:p text:style-name="P2103"><draw:frame draw:style-name="fr119" svg:x="0.000cm" svg:y="0.000cm" svg:width="16.129cm" fo:min-height="0.002cm" text:anchor-type="paragraph"><draw:text-box><table:table table:style-name="Table22"><table:table-column table:style-name="Table22.C1"/><table:table-column table:style-name="Table22.C2"/><table:table-column table:style-name="Table22.C3"/><table:table-column table:style-name="Table22.C4"/><table:table-row table:style-name="Table22.R1"><table:table-cell table:style-name="Table22.Cell1"><text:p text:style-name="P946"><text:span text:style-name="CharStyle12">(1)</text:span></text:p></table:table-cell><table:table-cell table:style-name="Table22.Cell2"><text:p text:style-name="P2044"/></table:table-cell><table:table-cell table:style-name="Table22.Cell3"><text:p text:style-name="P529"><text:span text:style-name="CharStyle12">(2)</text:span></text:p></table:table-cell><table:table-cell table:style-name="Table22.Cell4"><text:p text:style-name="P984"><text:span text:style-name="CharStyle12">(3)</text:span></text:p></table:table-cell></table:table-row><table:table-row table:style-name="Table22.R2"><table:table-cell table:style-name="Table22.Cell5"><text:p text:style-name="P1108"><text:span text:style-name="CharStyle12">Bahagian Pilihan Raya</text:span></text:p></table:table-cell><table:table-cell table:style-name="Table22.Cell6"><text:p text:style-name="P2044"/></table:table-cell><table:table-cell table:style-name="Table22.Cell7"><text:p text:style-name="P1343"><text:span text:style-name="CharStyle12">Daerah Mengundi</text:span></text:p></table:table-cell><table:table-cell table:style-name="Table22.Cell8"><text:p text:style-name="P1457"><text:span text:style-name="CharStyle12">Bilangan Pemilih</text:span></text:p></table:table-cell></table:table-row><table:table-row table:style-name="Table22.R3"><table:table-cell table:style-name="Table22.Cell9"><text:p text:style-name="P583"><text:span text:style-name="CharStyle12">Negeri</text:span></text:p></table:table-cell><table:table-cell table:style-name="Table22.Cell10"><text:p text:style-name="P2044"/></table:table-cell><table:table-cell table:style-name="Table22.Cell11"><text:p text:style-name="P2044"/></table:table-cell><table:table-cell table:style-name="Table22.Cell12"><text:p text:style-name="P2044"/></table:table-cell></table:table-row><table:table-row table:style-name="Table22.R4"><table:table-cell table:style-name="Table22.Cell13"><text:p text:style-name="P982"><text:span text:style-name="CharStyle13">State Constituency</text:span></text:p></table:table-cell><table:table-cell table:style-name="Table22.Cell14"><text:p text:style-name="P2044"/></table:table-cell><table:table-cell table:style-name="Table22.Cell15"><text:p text:style-name="P1200"><text:span text:style-name="CharStyle13">Polling District</text:span></text:p></table:table-cell><table:table-cell table:style-name="Table22.Cell16"><text:p text:style-name="P1340"><text:span text:style-name="CharStyle13">Number of Electors</text:span></text:p></table:table-cell></table:table-row><table:table-row table:style-name="Table22.R5"><table:table-cell table:style-name="Table22.Cell17"><text:p text:style-name="P1625"><text:span text:style-name="CharStyle12">N. 22 TANJONG BUNGA</text:span></text:p></table:table-cell><table:table-cell table:style-name="Table22.Cell18"><text:p text:style-name="P579"><text:span text:style-name="CharStyle12">1.</text:span></text:p></table:table-cell><table:table-cell table:style-name="Table22.Cell19"><text:p text:style-name="P705"><text:span text:style-name="CharStyle12">Batu Feringgi</text:span></text:p></table:table-cell><table:table-cell table:style-name="Table22.Cell20"><text:p text:style-name="P824"><text:span text:style-name="CharStyle12">3,855</text:span></text:p></table:table-cell></table:table-row><table:table-row table:style-name="Table22.R6"><table:table-cell table:style-name="Table22.Cell21"><text:p text:style-name="P2044"/></table:table-cell><table:table-cell table:style-name="Table22.Cell22"><text:p text:style-name="P1686"><text:span text:style-name="CharStyle12">2.</text:span></text:p></table:table-cell><table:table-cell table:style-name="Table22.Cell23"><text:p text:style-name="P1394"><text:span text:style-name="CharStyle12">Jalan Vale Of Tempe</text:span></text:p></table:table-cell><table:table-cell table:style-name="Table22.Cell24"><text:p text:style-name="P1191"><text:span text:style-name="CharStyle12">2,659</text:span></text:p></table:table-cell></table:table-row><table:table-row table:style-name="Table22.R7"><table:table-cell table:style-name="Table22.Cell25"><text:p text:style-name="P2044"/></table:table-cell><table:table-cell table:style-name="Table22.Cell26"><text:p text:style-name="P1532"><text:span text:style-name="CharStyle12">3.</text:span></text:p></table:table-cell><table:table-cell table:style-name="Table22.Cell27"><text:p text:style-name="P1516"><text:span text:style-name="CharStyle12">Kampong Tanjong Bunga</text:span></text:p></table:table-cell><table:table-cell table:style-name="Table22.Cell28"><text:p text:style-name="P1905"><text:span text:style-name="CharStyle12">2,506</text:span></text:p></table:table-cell></table:table-row><table:table-row table:style-name="Table22.R8"><table:table-cell table:style-name="Table22.Cell29"><text:p text:style-name="P2044"/></table:table-cell><table:table-cell table:style-name="Table22.Cell30"><text:p text:style-name="P1155"><text:span text:style-name="CharStyle12">4.</text:span></text:p></table:table-cell><table:table-cell table:style-name="Table22.Cell31"><text:p text:style-name="P1285"><text:span text:style-name="CharStyle12">Seaview Park</text:span></text:p></table:table-cell><table:table-cell table:style-name="Table22.Cell32"><text:p text:style-name="P1911"><text:span text:style-name="CharStyle12">4,095</text:span></text:p></table:table-cell></table:table-row><table:table-row table:style-name="Table22.R9"><table:table-cell table:style-name="Table22.Cell33"><text:p text:style-name="P2044"/></table:table-cell><table:table-cell table:style-name="Table22.Cell34"><text:p text:style-name="P637"><text:span text:style-name="CharStyle12">5.</text:span></text:p></table:table-cell><table:table-cell table:style-name="Table22.Cell35"><text:p text:style-name="P1909"><text:span text:style-name="CharStyle12">Jalan Gajah</text:span></text:p></table:table-cell><table:table-cell table:style-name="Table22.Cell36"><text:p text:style-name="P872"><text:span text:style-name="CharStyle12">2,185</text:span></text:p></table:table-cell></table:table-row><table:table-row table:style-name="Table22.R10"><table:table-cell table:style-name="Table22.Cell37"><text:p text:style-name="P2044"/></table:table-cell><table:table-cell table:style-name="Table22.Cell38"><text:p text:style-name="P1093"><text:span text:style-name="CharStyle12">6.</text:span></text:p></table:table-cell><table:table-cell table:style-name="Table22.Cell39"><text:p text:style-name="P1220"><text:span text:style-name="CharStyle12">Tanjong Tokong</text:span></text:p></table:table-cell><table:table-cell table:style-name="Table22.Cell40"><text:p text:style-name="P1690"><text:span text:style-name="CharStyle12">3,593</text:span></text:p></table:table-cell></table:table-row><table:table-row table:style-name="Table22.R11"><table:table-cell table:style-name="Table22.Cell41"><text:p text:style-name="P2044"/></table:table-cell><table:table-cell table:style-name="Table22.Cell42"><text:p text:style-name="P563"><text:span text:style-name="CharStyle12">7.</text:span></text:p></table:table-cell><table:table-cell table:style-name="Table22.Cell43"><text:p text:style-name="P663"><text:span text:style-name="CharStyle12">Sungai Kelian</text:span></text:p></table:table-cell><table:table-cell table:style-name="Table22.Cell44"><text:p text:style-name="P811"><text:span text:style-name="CharStyle12">1,233</text:span></text:p></table:table-cell></table:table-row><table:table-row table:style-name="Table22.R12"><table:table-cell table:style-name="Table22.Cell45"><text:p text:style-name="P2044"/></table:table-cell><table:table-cell table:style-name="Table22.Cell46"><text:p text:style-name="P2044"/></table:table-cell><table:table-cell table:style-name="Table22.Cell47"><text:p text:style-name="P2044"/></table:table-cell><table:table-cell table:style-name="Table22.Cell48"><text:p text:style-name="P1540"><text:span text:style-name="CharStyle12">20,126</text:span></text:p></table:table-cell></table:table-row><table:table-row table:style-name="Table22.R13"><table:table-cell table:style-name="Table22.Cell49"><text:p text:style-name="P1693"><text:span text:style-name="CharStyle12">N. 23 AIR PUTIH</text:span></text:p></table:table-cell><table:table-cell table:style-name="Table22.Cell50"><text:p text:style-name="P1697"><text:span text:style-name="CharStyle12">1.</text:span></text:p></table:table-cell><table:table-cell table:style-name="Table22.Cell51"><text:p text:style-name="P1408"><text:span text:style-name="CharStyle12">Bukit Bendera</text:span></text:p></table:table-cell><table:table-cell table:style-name="Table22.Cell52"><text:p text:style-name="P1311"><text:span text:style-name="CharStyle12">309</text:span></text:p></table:table-cell></table:table-row><table:table-row table:style-name="Table22.R14"><table:table-cell table:style-name="Table22.Cell53"><text:p text:style-name="P2044"/></table:table-cell><table:table-cell table:style-name="Table22.Cell54"><text:p text:style-name="P531"><text:span text:style-name="CharStyle12">2.</text:span></text:p></table:table-cell><table:table-cell table:style-name="Table22.Cell55"><text:p text:style-name="P1699"><text:span text:style-name="CharStyle12">Stesyen Bawah</text:span></text:p></table:table-cell><table:table-cell table:style-name="Table22.Cell56"><text:p text:style-name="P1529"><text:span text:style-name="CharStyle12">271</text:span></text:p></table:table-cell></table:table-row><table:table-row table:style-name="Table22.R15"><table:table-cell table:style-name="Table22.Cell57"><text:p text:style-name="P2044"/></table:table-cell><table:table-cell table:style-name="Table22.Cell58"><text:p text:style-name="P1701"><text:span text:style-name="CharStyle12">3.</text:span></text:p></table:table-cell><table:table-cell table:style-name="Table22.Cell59"><text:p text:style-name="P1677"><text:span text:style-name="CharStyle12">Jalan Lintang</text:span></text:p></table:table-cell><table:table-cell table:style-name="Table22.Cell60"><text:p text:style-name="P1703"><text:span text:style-name="CharStyle12">2,129</text:span></text:p></table:table-cell></table:table-row><table:table-row table:style-name="Table22.R16"><table:table-cell table:style-name="Table22.Cell61"><text:p text:style-name="P2044"/></table:table-cell><table:table-cell table:style-name="Table22.Cell62"><text:p text:style-name="P1705"><text:span text:style-name="CharStyle12">4.</text:span></text:p></table:table-cell><table:table-cell table:style-name="Table22.Cell63"><text:p text:style-name="P1373"><text:span text:style-name="CharStyle12">Hye Keat Estate</text:span></text:p></table:table-cell><table:table-cell table:style-name="Table22.Cell64"><text:p text:style-name="P1507"><text:span text:style-name="CharStyle12">2,814</text:span></text:p></table:table-cell></table:table-row><table:table-row table:style-name="Table22.R17"><table:table-cell table:style-name="Table22.Cell65"><text:p text:style-name="P2044"/></table:table-cell><table:table-cell table:style-name="Table22.Cell66"><text:p text:style-name="P1709"><text:span text:style-name="CharStyle12">5.</text:span></text:p></table:table-cell><table:table-cell table:style-name="Table22.Cell67"><text:p text:style-name="P832"><text:span text:style-name="CharStyle12">Reservoir Gardens</text:span></text:p></table:table-cell><table:table-cell table:style-name="Table22.Cell68"><text:p text:style-name="P1711"><text:span text:style-name="CharStyle12">2,690</text:span></text:p></table:table-cell></table:table-row><table:table-row table:style-name="Table22.R18"><table:table-cell table:style-name="Table22.Cell69"><text:p text:style-name="P2044"/></table:table-cell><table:table-cell table:style-name="Table22.Cell70"><text:p text:style-name="P1921"><text:span text:style-name="CharStyle12">6.</text:span></text:p></table:table-cell><table:table-cell table:style-name="Table22.Cell71"><text:p text:style-name="P1305"><text:span text:style-name="CharStyle12">Race Course</text:span></text:p></table:table-cell><table:table-cell table:style-name="Table22.Cell72"><text:p text:style-name="P1714"><text:span text:style-name="CharStyle12">2,429</text:span></text:p></table:table-cell></table:table-row><table:table-row table:style-name="Table22.R19"><table:table-cell table:style-name="Table22.Cell73"><text:p text:style-name="P2044"/></table:table-cell><table:table-cell table:style-name="Table22.Cell74"><text:p text:style-name="P1716"><text:span text:style-name="CharStyle12">7.</text:span></text:p></table:table-cell><table:table-cell table:style-name="Table22.Cell75"><text:p text:style-name="P777"><text:span text:style-name="CharStyle12">Taman Sempadan</text:span></text:p></table:table-cell><table:table-cell table:style-name="Table22.Cell76"><text:p text:style-name="P888"><text:span text:style-name="CharStyle12">2,110</text:span></text:p></table:table-cell></table:table-row><table:table-row table:style-name="Table22.R20"><table:table-cell table:style-name="Table22.Cell77"><text:p text:style-name="P2044"/></table:table-cell><table:table-cell table:style-name="Table22.Cell78"><text:p text:style-name="P2044"/></table:table-cell><table:table-cell table:style-name="Table22.Cell79"><text:p text:style-name="P2044"/></table:table-cell><table:table-cell table:style-name="Table22.Cell80"><text:p text:style-name="P2032"><text:span text:style-name="CharStyle12">12,752</text:span></text:p></table:table-cell></table:table-row><table:table-row table:style-name="Table22.R21"><table:table-cell table:style-name="Table22.Cell81"><text:p text:style-name="P1425"><text:span text:style-name="CharStyle12">N. 24 KEBUN BUNGA</text:span></text:p></table:table-cell><table:table-cell table:style-name="Table22.Cell82"><text:p text:style-name="P2038"><text:span text:style-name="CharStyle12">1.</text:span></text:p></table:table-cell><table:table-cell table:style-name="Table22.Cell83"><text:p text:style-name="P1606"><text:span text:style-name="CharStyle12">Fettes Park</text:span></text:p></table:table-cell><table:table-cell table:style-name="Table22.Cell84"><text:p text:style-name="P1520"><text:span text:style-name="CharStyle12">3,461</text:span></text:p></table:table-cell></table:table-row><table:table-row table:style-name="Table22.R22"><table:table-cell table:style-name="Table22.Cell85"><text:p text:style-name="P2044"/></table:table-cell><table:table-cell table:style-name="Table22.Cell86"><text:p text:style-name="P2044"/></table:table-cell><table:table-cell table:style-name="Table22.Cell87"><text:p text:style-name="P1535"><text:span text:style-name="CharStyle12">22</text:span></text:p></table:table-cell><table:table-cell table:style-name="Table22.Cell88"><text:p text:style-name="P2044"/></table:table-cell></table:table-row></table:table></draw:text-box></draw:frame></text:p>
        <text:p text:style-name="P237"/>
      </text:section>
      <text:section text:style-name="Sect18" text:name="Section18">
        <text:p text:style-name="P2104"><draw:frame draw:style-name="fr121" svg:x="0.000cm" svg:y="0.000cm" svg:width="16.129cm" fo:min-height="0.002cm" text:anchor-type="paragraph"><draw:text-box><table:table table:style-name="Table23"><table:table-column table:style-name="Table23.C1"/><table:table-column table:style-name="Table23.C2"/><table:table-column table:style-name="Table23.C3"/><table:table-column table:style-name="Table23.C4"/><table:table-row table:style-name="Table23.R1"><table:table-cell table:style-name="Table23.Cell1"><text:p text:style-name="P885"><text:span text:style-name="CharStyle12">(1)</text:span></text:p></table:table-cell><table:table-cell table:style-name="Table23.Cell2"><text:p text:style-name="P2044"/></table:table-cell><table:table-cell table:style-name="Table23.Cell3"><text:p text:style-name="P825"><text:span text:style-name="CharStyle12">(2)</text:span></text:p></table:table-cell><table:table-cell table:style-name="Table23.Cell4"><text:p text:style-name="P2004"><text:span text:style-name="CharStyle12">(3)</text:span></text:p></table:table-cell></table:table-row><table:table-row table:style-name="Table23.R2"><table:table-cell table:style-name="Table23.Cell5"><text:p text:style-name="P1012"><text:span text:style-name="CharStyle12">Bahagian Pilihan Raya</text:span></text:p></table:table-cell><table:table-cell table:style-name="Table23.Cell6"><text:p text:style-name="P2044"/></table:table-cell><table:table-cell table:style-name="Table23.Cell7"><text:p text:style-name="P1201"><text:span text:style-name="CharStyle12">Daerah Mengundi</text:span></text:p></table:table-cell><table:table-cell table:style-name="Table23.Cell8"><text:p text:style-name="P2016"><text:span text:style-name="CharStyle12">Bilangan Pemilih</text:span></text:p></table:table-cell></table:table-row><table:table-row table:style-name="Table23.R3"><table:table-cell table:style-name="Table23.Cell9"><text:p text:style-name="P1764"><text:span text:style-name="CharStyle12">Negeri</text:span></text:p></table:table-cell><table:table-cell table:style-name="Table23.Cell10"><text:p text:style-name="P2044"/></table:table-cell><table:table-cell table:style-name="Table23.Cell11"><text:p text:style-name="P2044"/></table:table-cell><table:table-cell table:style-name="Table23.Cell12"><text:p text:style-name="P2044"/></table:table-cell></table:table-row><table:table-row table:style-name="Table23.R4"><table:table-cell table:style-name="Table23.Cell13"><text:p text:style-name="P1721"><text:span text:style-name="CharStyle13">State Constituency</text:span></text:p></table:table-cell><table:table-cell table:style-name="Table23.Cell14"><text:p text:style-name="P2044"/></table:table-cell><table:table-cell table:style-name="Table23.Cell15"><text:p text:style-name="P908"><text:span text:style-name="CharStyle13">Polling District</text:span></text:p></table:table-cell><table:table-cell table:style-name="Table23.Cell16"><text:p text:style-name="P1577"><text:span text:style-name="CharStyle13">Number of Electors</text:span></text:p></table:table-cell></table:table-row><table:table-row table:style-name="Table23.R5"><table:table-cell table:style-name="Table23.Cell17"><text:p text:style-name="P2044"/></table:table-cell><table:table-cell table:style-name="Table23.Cell18"><text:p text:style-name="P2022"><text:span text:style-name="CharStyle12">2.</text:span></text:p></table:table-cell><table:table-cell table:style-name="Table23.Cell19"><text:p text:style-name="P1391"><text:span text:style-name="CharStyle12">Ladang Hong Seng</text:span></text:p></table:table-cell><table:table-cell table:style-name="Table23.Cell20"><text:p text:style-name="P1767"><text:span text:style-name="CharStyle12">3,005</text:span></text:p></table:table-cell></table:table-row><table:table-row table:style-name="Table23.R6"><table:table-cell table:style-name="Table23.Cell21"><text:p text:style-name="P2044"/></table:table-cell><table:table-cell table:style-name="Table23.Cell22"><text:p text:style-name="P739"><text:span text:style-name="CharStyle12">3.</text:span></text:p></table:table-cell><table:table-cell table:style-name="Table23.Cell23"><text:p text:style-name="P821"><text:span text:style-name="CharStyle12">Taman Bunga</text:span></text:p></table:table-cell><table:table-cell table:style-name="Table23.Cell24"><text:p text:style-name="P1723"><text:span text:style-name="CharStyle12">2,250</text:span></text:p></table:table-cell></table:table-row><table:table-row table:style-name="Table23.R7"><table:table-cell table:style-name="Table23.Cell25"><text:p text:style-name="P2044"/></table:table-cell><table:table-cell table:style-name="Table23.Cell26"><text:p text:style-name="P1645"><text:span text:style-name="CharStyle12">4.</text:span></text:p></table:table-cell><table:table-cell table:style-name="Table23.Cell27"><text:p text:style-name="P1332"><text:span text:style-name="CharStyle12">Quarry Drive</text:span></text:p></table:table-cell><table:table-cell table:style-name="Table23.Cell28"><text:p text:style-name="P1448"><text:span text:style-name="CharStyle12">889</text:span></text:p></table:table-cell></table:table-row><table:table-row table:style-name="Table23.R8"><table:table-cell table:style-name="Table23.Cell29"><text:p text:style-name="P2044"/></table:table-cell><table:table-cell table:style-name="Table23.Cell30"><text:p text:style-name="P670"><text:span text:style-name="CharStyle12">5.</text:span></text:p></table:table-cell><table:table-cell table:style-name="Table23.Cell31"><text:p text:style-name="P792"><text:span text:style-name="CharStyle12">Jalan Batu Gantong</text:span></text:p></table:table-cell><table:table-cell table:style-name="Table23.Cell32"><text:p text:style-name="P903"><text:span text:style-name="CharStyle12">2,824</text:span></text:p></table:table-cell></table:table-row><table:table-row table:style-name="Table23.R9"><table:table-cell table:style-name="Table23.Cell33"><text:p text:style-name="P2044"/></table:table-cell><table:table-cell table:style-name="Table23.Cell34"><text:p text:style-name="P1128"><text:span text:style-name="CharStyle12">6.</text:span></text:p></table:table-cell><table:table-cell table:style-name="Table23.Cell35"><text:p text:style-name="P1263"><text:span text:style-name="CharStyle12">Rumah Pangsa</text:span></text:p></table:table-cell><table:table-cell table:style-name="Table23.Cell36"><text:p text:style-name="P1654"><text:span text:style-name="CharStyle12">2,888</text:span></text:p></table:table-cell></table:table-row><table:table-row table:style-name="Table23.R10"><table:table-cell table:style-name="Table23.Cell37"><text:p text:style-name="P2044"/></table:table-cell><table:table-cell table:style-name="Table23.Cell38"><text:p text:style-name="P608"><text:span text:style-name="CharStyle12">7.</text:span></text:p></table:table-cell><table:table-cell table:style-name="Table23.Cell39"><text:p text:style-name="P734"><text:span text:style-name="CharStyle12">Rifle Range Road</text:span></text:p></table:table-cell><table:table-cell table:style-name="Table23.Cell40"><text:p text:style-name="P1552"><text:span text:style-name="CharStyle12">3,054</text:span></text:p></table:table-cell></table:table-row><table:table-row table:style-name="Table23.R11"><table:table-cell table:style-name="Table23.Cell41"><text:p text:style-name="P2044"/></table:table-cell><table:table-cell table:style-name="Table23.Cell42"><text:p text:style-name="P1066"><text:span text:style-name="CharStyle12">8.</text:span></text:p></table:table-cell><table:table-cell table:style-name="Table23.Cell43"><text:p text:style-name="P1725"><text:span text:style-name="CharStyle12">Rifle Range</text:span></text:p></table:table-cell><table:table-cell table:style-name="Table23.Cell44"><text:p text:style-name="P1326"><text:span text:style-name="CharStyle12">2,693</text:span></text:p></table:table-cell></table:table-row><table:table-row table:style-name="Table23.R12"><table:table-cell table:style-name="Table23.Cell45"><text:p text:style-name="P2044"/></table:table-cell><table:table-cell table:style-name="Table23.Cell46"><text:p text:style-name="P2044"/></table:table-cell><table:table-cell table:style-name="Table23.Cell47"><text:p text:style-name="P2044"/></table:table-cell><table:table-cell table:style-name="Table23.Cell48"><text:p text:style-name="P1573"><text:span text:style-name="CharStyle12">21,064</text:span></text:p></table:table-cell></table:table-row><table:table-row table:style-name="Table23.R13"><table:table-cell table:style-name="Table23.Cell49"><text:p text:style-name="P843"><text:span text:style-name="CharStyle12">N. 25 PULAU TIKUS</text:span></text:p></table:table-cell><table:table-cell table:style-name="Table23.Cell50"><text:p text:style-name="P1742"><text:span text:style-name="CharStyle12">1.</text:span></text:p></table:table-cell><table:table-cell table:style-name="Table23.Cell51"><text:p text:style-name="P813"><text:span text:style-name="CharStyle12">Pantai Molek</text:span></text:p></table:table-cell><table:table-cell table:style-name="Table23.Cell52"><text:p text:style-name="P1769"><text:span text:style-name="CharStyle12">1,992</text:span></text:p></table:table-cell></table:table-row><table:table-row table:style-name="Table23.R14"><table:table-cell table:style-name="Table23.Cell53"><text:p text:style-name="P2044"/></table:table-cell><table:table-cell table:style-name="Table23.Cell54"><text:p text:style-name="P1154"><text:span text:style-name="CharStyle12">2.</text:span></text:p></table:table-cell><table:table-cell table:style-name="Table23.Cell55"><text:p text:style-name="P1320"><text:span text:style-name="CharStyle12">Jalan Punchak Erskine</text:span></text:p></table:table-cell><table:table-cell table:style-name="Table23.Cell56"><text:p text:style-name="P1254"><text:span text:style-name="CharStyle12">2,729</text:span></text:p></table:table-cell></table:table-row><table:table-row table:style-name="Table23.R15"><table:table-cell table:style-name="Table23.Cell57"><text:p text:style-name="P2044"/></table:table-cell><table:table-cell table:style-name="Table23.Cell58"><text:p text:style-name="P1479"><text:span text:style-name="CharStyle12">3.</text:span></text:p></table:table-cell><table:table-cell table:style-name="Table23.Cell59"><text:p text:style-name="P599"><text:span text:style-name="CharStyle12">Taman Gottlieb</text:span></text:p></table:table-cell><table:table-cell table:style-name="Table23.Cell60"><text:p text:style-name="P1797"><text:span text:style-name="CharStyle12">799</text:span></text:p></table:table-cell></table:table-row><table:table-row table:style-name="Table23.R16"><table:table-cell table:style-name="Table23.Cell61"><text:p text:style-name="P2044"/></table:table-cell><table:table-cell table:style-name="Table23.Cell62"><text:p text:style-name="P930"><text:span text:style-name="CharStyle12">4.</text:span></text:p></table:table-cell><table:table-cell table:style-name="Table23.Cell63"><text:p text:style-name="P1550"><text:span text:style-name="CharStyle12">College Avenue</text:span></text:p></table:table-cell><table:table-cell table:style-name="Table23.Cell64"><text:p text:style-name="P1183"><text:span text:style-name="CharStyle12">2,790</text:span></text:p></table:table-cell></table:table-row><table:table-row table:style-name="Table23.R17"><table:table-cell table:style-name="Table23.Cell65"><text:p text:style-name="P2044"/></table:table-cell><table:table-cell table:style-name="Table23.Cell66"><text:p text:style-name="P1410"><text:span text:style-name="CharStyle12">5.</text:span></text:p></table:table-cell><table:table-cell table:style-name="Table23.Cell67"><text:p text:style-name="P783"><text:span text:style-name="CharStyle12">Bangkok Lane</text:span></text:p></table:table-cell><table:table-cell table:style-name="Table23.Cell68"><text:p text:style-name="P631"><text:span text:style-name="CharStyle12">2,833</text:span></text:p></table:table-cell></table:table-row><table:table-row table:style-name="Table23.R18"><table:table-cell table:style-name="Table23.Cell69"><text:p text:style-name="P2044"/></table:table-cell><table:table-cell table:style-name="Table23.Cell70"><text:p text:style-name="P893"><text:span text:style-name="CharStyle12">6.</text:span></text:p></table:table-cell><table:table-cell table:style-name="Table23.Cell71"><text:p text:style-name="P1249"><text:span text:style-name="CharStyle12">Peel Avenue</text:span></text:p></table:table-cell><table:table-cell table:style-name="Table23.Cell72"><text:p text:style-name="P1025"><text:span text:style-name="CharStyle12">2,364</text:span></text:p></table:table-cell></table:table-row><table:table-row table:style-name="Table23.R19"><table:table-cell table:style-name="Table23.Cell73"><text:p text:style-name="P2044"/></table:table-cell><table:table-cell table:style-name="Table23.Cell74"><text:p text:style-name="P1731"><text:span text:style-name="CharStyle12">7.</text:span></text:p></table:table-cell><table:table-cell table:style-name="Table23.Cell75"><text:p text:style-name="P1619"><text:span text:style-name="CharStyle12">Ayer Rajah</text:span></text:p></table:table-cell><table:table-cell table:style-name="Table23.Cell76"><text:p text:style-name="P891"><text:span text:style-name="CharStyle12">2,312</text:span></text:p></table:table-cell></table:table-row><table:table-row table:style-name="Table23.R20"><table:table-cell table:style-name="Table23.Cell77"><text:p text:style-name="P2044"/></table:table-cell><table:table-cell table:style-name="Table23.Cell78"><text:p text:style-name="P1736"><text:span text:style-name="CharStyle12">8.</text:span></text:p></table:table-cell><table:table-cell table:style-name="Table23.Cell79"><text:p text:style-name="P1245"><text:span text:style-name="CharStyle12">Barrack Road</text:span></text:p></table:table-cell><table:table-cell table:style-name="Table23.Cell80"><text:p text:style-name="P1371"><text:span text:style-name="CharStyle12">2,006</text:span></text:p></table:table-cell></table:table-row></table:table><text:p text:style-name="P1294"><text:span text:style-name="CharStyle41">17,825</text:span></text:p></draw:text-box></draw:frame></text:p>
        <text:p text:style-name="P1469"><text:span text:style-name="CharStyle7">Jumlah Bilangan Pemilih dalam Bahagian Pilihan Raya Persekutuan<text:tab/>71,767</text:span></text:p>
        <text:p text:style-name="P590"><text:span text:style-name="CharStyle7">P. 048 Bukit Bendera:</text:span></text:p>
        <text:p text:style-name="P684"><text:span text:style-name="CharStyle31">Total Number of Electors in the Federal Constituency of<text:line-break/>P. 048 Bukit Bendera:</text:span></text:p>
        <text:p text:style-name="P556"><text:span text:style-name="CharStyle16">23</text:span></text:p>
      </text:section>
      <text:section text:style-name="Sect19" text:name="Section19">
        <text:p text:style-name="P2105"><draw:frame draw:style-name="fr122" svg:x="0.000cm" svg:y="0.000cm" svg:width="16.129cm" fo:min-height="0.002cm" text:anchor-type="paragraph"><draw:text-box><table:table table:style-name="Table24"><table:table-column table:style-name="Table24.C1"/><table:table-column table:style-name="Table24.C2"/><table:table-column table:style-name="Table24.C3"/><table:table-row table:style-name="Table24.R1"><table:table-cell table:style-name="Table24.Cell1"><text:p text:style-name="P1639"><text:span text:style-name="CharStyle12">(1)</text:span></text:p></table:table-cell><table:table-cell table:style-name="Table24.Cell2"><text:p text:style-name="P1224"><text:span text:style-name="CharStyle12">(2)</text:span></text:p></table:table-cell><table:table-cell table:style-name="Table24.Cell3"><text:p text:style-name="P1775"><text:span text:style-name="CharStyle12">(3)</text:span></text:p></table:table-cell></table:table-row><table:table-row table:style-name="Table24.R2"><table:table-cell table:style-name="Table24.Cell4"><text:p text:style-name="P1730"><text:span text:style-name="CharStyle12">Bahagian Pilihan Raya</text:span></text:p></table:table-cell><table:table-cell table:style-name="Table24.Cell5"><text:p text:style-name="P517"><text:span text:style-name="CharStyle12">Daerah Mengundi</text:span></text:p></table:table-cell><table:table-cell table:style-name="Table24.Cell6"><text:p text:style-name="P736"><text:span text:style-name="CharStyle12">Bilangan Pemilih</text:span></text:p></table:table-cell></table:table-row><table:table-row table:style-name="Table24.R3"><table:table-cell table:style-name="Table24.Cell7"><text:p text:style-name="P1737"><text:span text:style-name="CharStyle12">Negeri</text:span></text:p></table:table-cell><table:table-cell table:style-name="Table24.Cell8"><text:p text:style-name="P2044"/></table:table-cell><table:table-cell table:style-name="Table24.Cell9"><text:p text:style-name="P2044"/></table:table-cell></table:table-row><table:table-row table:style-name="Table24.R4"><table:table-cell table:style-name="Table24.Cell10"><text:p text:style-name="P1739"><text:span text:style-name="CharStyle13">State Constituency</text:span></text:p></table:table-cell><table:table-cell table:style-name="Table24.Cell11"><text:p text:style-name="P1938"><text:span text:style-name="CharStyle13">Polling District</text:span></text:p></table:table-cell><table:table-cell table:style-name="Table24.Cell12"><text:p text:style-name="P1123"><text:span text:style-name="CharStyle13">Number of Electors</text:span></text:p></table:table-cell></table:table-row><table:table-row table:style-name="Table24.R5"><table:table-cell table:style-name="Table24.Cell13"><text:p text:style-name="P1100"><text:span text:style-name="CharStyle12">N. 26 PADANG KOTA</text:span></text:p></table:table-cell><table:table-cell table:style-name="Table24.Cell14"><text:p text:style-name="P1339"><text:span text:style-name="CharStyle12">1. NorthamRoad</text:span></text:p></table:table-cell><table:table-cell table:style-name="Table24.Cell15"><text:p text:style-name="P735"><text:span text:style-name="CharStyle12">1,417</text:span></text:p></table:table-cell></table:table-row><table:table-row table:style-name="Table24.R6"><table:table-cell table:style-name="Table24.Cell16"><text:p text:style-name="P2044"/></table:table-cell><table:table-cell table:style-name="Table24.Cell17"><text:p text:style-name="P803"><text:span text:style-name="CharStyle12">2. Pykett Avenue</text:span></text:p></table:table-cell><table:table-cell table:style-name="Table24.Cell18"><text:p text:style-name="P1423"><text:span text:style-name="CharStyle12">1,246</text:span></text:p></table:table-cell></table:table-row><table:table-row table:style-name="Table24.R7"><table:table-cell table:style-name="Table24.Cell19"><text:p text:style-name="P2044"/></table:table-cell><table:table-cell table:style-name="Table24.Cell20"><text:p text:style-name="P1023"><text:span text:style-name="CharStyle12">3. Rangoon Road</text:span></text:p></table:table-cell><table:table-cell table:style-name="Table24.Cell21"><text:p text:style-name="P1248"><text:span text:style-name="CharStyle12">1,335</text:span></text:p></table:table-cell></table:table-row><table:table-row table:style-name="Table24.R8"><table:table-cell table:style-name="Table24.Cell22"><text:p text:style-name="P2044"/></table:table-cell><table:table-cell table:style-name="Table24.Cell23"><text:p text:style-name="P1940"><text:span text:style-name="CharStyle12">4. Nagore Road</text:span></text:p></table:table-cell><table:table-cell table:style-name="Table24.Cell24"><text:p text:style-name="P1743"><text:span text:style-name="CharStyle12">2,105</text:span></text:p></table:table-cell></table:table-row><table:table-row table:style-name="Table24.R9"><table:table-cell table:style-name="Table24.Cell25"><text:p text:style-name="P2044"/></table:table-cell><table:table-cell table:style-name="Table24.Cell26"><text:p text:style-name="P1745"><text:span text:style-name="CharStyle12">5. Wellesley School</text:span></text:p></table:table-cell><table:table-cell table:style-name="Table24.Cell27"><text:p text:style-name="P1181"><text:span text:style-name="CharStyle12">1,165</text:span></text:p></table:table-cell></table:table-row><table:table-row table:style-name="Table24.R10"><table:table-cell table:style-name="Table24.Cell28"><text:p text:style-name="P2044"/></table:table-cell><table:table-cell table:style-name="Table24.Cell29"><text:p text:style-name="P1039"><text:span text:style-name="CharStyle12">6. Farquhar Street</text:span></text:p></table:table-cell><table:table-cell table:style-name="Table24.Cell30"><text:p text:style-name="P1956"><text:span text:style-name="CharStyle12">703</text:span></text:p></table:table-cell></table:table-row><table:table-row table:style-name="Table24.R11"><table:table-cell table:style-name="Table24.Cell31"><text:p text:style-name="P2044"/></table:table-cell><table:table-cell table:style-name="Table24.Cell32"><text:p text:style-name="P1196"><text:span text:style-name="CharStyle12">7. Lorong Argus</text:span></text:p></table:table-cell><table:table-cell table:style-name="Table24.Cell33"><text:p text:style-name="P1289"><text:span text:style-name="CharStyle12">563</text:span></text:p></table:table-cell></table:table-row><table:table-row table:style-name="Table24.R12"><table:table-cell table:style-name="Table24.Cell34"><text:p text:style-name="P2044"/></table:table-cell><table:table-cell table:style-name="Table24.Cell35"><text:p text:style-name="P1000"><text:span text:style-name="CharStyle12">8. Muntri Street</text:span></text:p></table:table-cell><table:table-cell table:style-name="Table24.Cell36"><text:p text:style-name="P1748"><text:span text:style-name="CharStyle12">713</text:span></text:p></table:table-cell></table:table-row><table:table-row table:style-name="Table24.R13"><table:table-cell table:style-name="Table24.Cell37"><text:p text:style-name="P2044"/></table:table-cell><table:table-cell table:style-name="Table24.Cell38"><text:p text:style-name="P1752"><text:span text:style-name="CharStyle12">9. Kampong Malabar</text:span></text:p></table:table-cell><table:table-cell table:style-name="Table24.Cell39"><text:p text:style-name="P1754"><text:span text:style-name="CharStyle12">912</text:span></text:p></table:table-cell></table:table-row><table:table-row table:style-name="Table24.R14"><table:table-cell table:style-name="Table24.Cell40"><text:p text:style-name="P2044"/></table:table-cell><table:table-cell table:style-name="Table24.Cell41"><text:p text:style-name="P1756"><text:span text:style-name="CharStyle12">10. Lorong Seek Chuan</text:span></text:p></table:table-cell><table:table-cell table:style-name="Table24.Cell42"><text:p text:style-name="P1497"><text:span text:style-name="CharStyle12">870</text:span></text:p></table:table-cell></table:table-row><table:table-row table:style-name="Table24.R15"><table:table-cell table:style-name="Table24.Cell43"><text:p text:style-name="P2044"/></table:table-cell><table:table-cell table:style-name="Table24.Cell44"><text:p text:style-name="P1759"><text:span text:style-name="CharStyle12">11. Lorong Pasar</text:span></text:p></table:table-cell><table:table-cell table:style-name="Table24.Cell45"><text:p text:style-name="P828"><text:span text:style-name="CharStyle12">1,000</text:span></text:p></table:table-cell></table:table-row><table:table-row table:style-name="Table24.R16"><table:table-cell table:style-name="Table24.Cell46"><text:p text:style-name="P2044"/></table:table-cell><table:table-cell table:style-name="Table24.Cell47"><text:p text:style-name="P1761"><text:span text:style-name="CharStyle12">12. Esplanade</text:span></text:p></table:table-cell><table:table-cell table:style-name="Table24.Cell48"><text:p text:style-name="P1169"><text:span text:style-name="CharStyle12">1,283</text:span></text:p></table:table-cell></table:table-row><table:table-row table:style-name="Table24.R17"><table:table-cell table:style-name="Table24.Cell49"><text:p text:style-name="P2044"/></table:table-cell><table:table-cell table:style-name="Table24.Cell50"><text:p text:style-name="P1763"><text:span text:style-name="CharStyle12">13. Leboh Pasar</text:span></text:p></table:table-cell><table:table-cell table:style-name="Table24.Cell51"><text:p text:style-name="P519"><text:span text:style-name="CharStyle12">1,013</text:span></text:p></table:table-cell></table:table-row><table:table-row table:style-name="Table24.R18"><table:table-cell table:style-name="Table24.Cell52"><text:p text:style-name="P2044"/></table:table-cell><table:table-cell table:style-name="Table24.Cell53"><text:p text:style-name="P2010"><text:span text:style-name="CharStyle12">14. Leboh Ah Quee</text:span></text:p></table:table-cell><table:table-cell table:style-name="Table24.Cell54"><text:p text:style-name="P2012"><text:span text:style-name="CharStyle12">528</text:span></text:p></table:table-cell></table:table-row><table:table-row table:style-name="Table24.R19"><table:table-cell table:style-name="Table24.Cell55"><text:p text:style-name="P2044"/></table:table-cell><table:table-cell table:style-name="Table24.Cell56"><text:p text:style-name="P2044"/></table:table-cell><table:table-cell table:style-name="Table24.Cell57"><text:p text:style-name="P1578"><text:span text:style-name="CharStyle12">14,853</text:span></text:p></table:table-cell></table:table-row><table:table-row table:style-name="Table24.R20"><table:table-cell table:style-name="Table24.Cell58"><text:p text:style-name="P879"><text:span text:style-name="CharStyle12">N. 27 PENGKALAN</text:span></text:p></table:table-cell><table:table-cell table:style-name="Table24.Cell59"><text:p text:style-name="P1073"><text:span text:style-name="CharStyle12">1. Leboh Presgrave</text:span></text:p></table:table-cell><table:table-cell table:style-name="Table24.Cell60"><text:p text:style-name="P1164"><text:span text:style-name="CharStyle12">1,194</text:span></text:p></table:table-cell></table:table-row><table:table-row table:style-name="Table24.R21"><table:table-cell table:style-name="Table24.Cell61"><text:p text:style-name="P1765"><text:span text:style-name="CharStyle12">KOTA</text:span></text:p></table:table-cell><table:table-cell table:style-name="Table24.Cell62"><text:p text:style-name="P1616"><text:span text:style-name="CharStyle12">2. Jalan Magazine</text:span></text:p></table:table-cell><table:table-cell table:style-name="Table24.Cell63"><text:p text:style-name="P2018"><text:span text:style-name="CharStyle12">1,509</text:span></text:p></table:table-cell></table:table-row><table:table-row table:style-name="Table24.R22"><table:table-cell table:style-name="Table24.Cell64"><text:p text:style-name="P2044"/></table:table-cell><table:table-cell table:style-name="Table24.Cell65"><text:p text:style-name="P766"><text:span text:style-name="CharStyle12">3. Jalan Prangin</text:span></text:p></table:table-cell><table:table-cell table:style-name="Table24.Cell66"><text:p text:style-name="P1295"><text:span text:style-name="CharStyle12">954</text:span></text:p></table:table-cell></table:table-row></table:table><text:p text:style-name="P977"><text:span text:style-name="CharStyle38">24</text:span></text:p></draw:text-box></draw:frame></text:p>
        <text:p text:style-name="P241"/>
      </text:section>
      <text:section text:style-name="Sect20" text:name="Section20">
        <text:p text:style-name="P2106"><draw:frame draw:style-name="fr127" svg:x="2.514cm" svg:y="0.000cm" svg:width="16.129cm" fo:min-height="21.429cm" text:anchor-type="paragraph"><draw:text-box><table:table table:style-name="Table25"><table:table-column table:style-name="Table25.C1"/><table:table-column table:style-name="Table25.C2"/><table:table-column table:style-name="Table25.C3"/><table:table-column table:style-name="Table25.C4"/><table:table-row table:style-name="Table25.R1"><table:table-cell table:style-name="Table25.Cell1"><text:p text:style-name="P1805"><text:span text:style-name="CharStyle7">(1)</text:span></text:p></table:table-cell><table:table-cell table:style-name="Table25.Cell2"><text:p text:style-name="P2044"/></table:table-cell><table:table-cell table:style-name="Table25.Cell3"><text:p text:style-name="P846"><text:span text:style-name="CharStyle7">(2)</text:span></text:p></table:table-cell><table:table-cell table:style-name="Table25.Cell4"><text:p text:style-name="P972"><text:span text:style-name="CharStyle7">(3)</text:span></text:p></table:table-cell></table:table-row><table:table-row table:style-name="Table25.R2"><table:table-cell table:style-name="Table25.Cell5"><text:p text:style-name="P1098"><text:span text:style-name="CharStyle7">Bahagian Pilihan Raya</text:span></text:p></table:table-cell><table:table-cell table:style-name="Table25.Cell6"><text:p text:style-name="P2044"/></table:table-cell><table:table-cell table:style-name="Table25.Cell7"><text:p text:style-name="P1327"><text:span text:style-name="CharStyle7">Daerah Mengundi</text:span></text:p></table:table-cell><table:table-cell table:style-name="Table25.Cell8"><text:p text:style-name="P1443"><text:span text:style-name="CharStyle7">Bilangan Pemilih</text:span></text:p></table:table-cell></table:table-row><table:table-row table:style-name="Table25.R3"><table:table-cell table:style-name="Table25.Cell9"><text:p text:style-name="P571"><text:span text:style-name="CharStyle7">Negeri</text:span></text:p></table:table-cell><table:table-cell table:style-name="Table25.Cell10"><text:p text:style-name="P2044"/></table:table-cell><table:table-cell table:style-name="Table25.Cell11"><text:p text:style-name="P2044"/></table:table-cell><table:table-cell table:style-name="Table25.Cell12"><text:p text:style-name="P2044"/></table:table-cell></table:table-row><table:table-row table:style-name="Table25.R4"><table:table-cell table:style-name="Table25.Cell13"><text:p text:style-name="P1813"><text:span text:style-name="CharStyle8">State Constituency</text:span></text:p></table:table-cell><table:table-cell table:style-name="Table25.Cell14"><text:p text:style-name="P2044"/></table:table-cell><table:table-cell table:style-name="Table25.Cell15"><text:p text:style-name="P1190"><text:span text:style-name="CharStyle8">Polling District</text:span></text:p></table:table-cell><table:table-cell table:style-name="Table25.Cell16"><text:p text:style-name="P1324"><text:span text:style-name="CharStyle8">Number of Electors</text:span></text:p></table:table-cell></table:table-row><table:table-row table:style-name="Table25.R5"><table:table-cell table:style-name="Table25.Cell17"><text:p text:style-name="P2044"/></table:table-cell><table:table-cell table:style-name="Table25.Cell18"><text:p text:style-name="P537"><text:span text:style-name="CharStyle7">4.</text:span></text:p></table:table-cell><table:table-cell table:style-name="Table25.Cell19"><text:p text:style-name="P666"><text:span text:style-name="CharStyle7">Leboh Victoria</text:span></text:p></table:table-cell><table:table-cell table:style-name="Table25.Cell20"><text:p text:style-name="P1772"><text:span text:style-name="CharStyle7">1,330</text:span></text:p></table:table-cell></table:table-row><table:table-row table:style-name="Table25.R6"><table:table-cell table:style-name="Table25.Cell21"><text:p text:style-name="P2044"/></table:table-cell><table:table-cell table:style-name="Table25.Cell22"><text:p text:style-name="P1001"><text:span text:style-name="CharStyle7">5.</text:span></text:p></table:table-cell><table:table-cell table:style-name="Table25.Cell23"><text:p text:style-name="P1124"><text:span text:style-name="CharStyle7">Pengkalan Weld</text:span></text:p></table:table-cell><table:table-cell table:style-name="Table25.Cell24"><text:p text:style-name="P1257"><text:span text:style-name="CharStyle7">7,096</text:span></text:p></table:table-cell></table:table-row><table:table-row table:style-name="Table25.R7"><table:table-cell table:style-name="Table25.Cell25"><text:p text:style-name="P2044"/></table:table-cell><table:table-cell table:style-name="Table25.Cell26"><text:p text:style-name="P1480"><text:span text:style-name="CharStyle7">6.</text:span></text:p></table:table-cell><table:table-cell table:style-name="Table25.Cell27"><text:p text:style-name="P601"><text:span text:style-name="CharStyle7">Gat Leboh Noordin</text:span></text:p></table:table-cell><table:table-cell table:style-name="Table25.Cell28"><text:p text:style-name="P1774"><text:span text:style-name="CharStyle7">2,125</text:span></text:p></table:table-cell></table:table-row><table:table-row table:style-name="Table25.R8"><table:table-cell table:style-name="Table25.Cell29"><text:p text:style-name="P2044"/></table:table-cell><table:table-cell table:style-name="Table25.Cell30"><text:p text:style-name="P1776"><text:span text:style-name="CharStyle7">7.</text:span></text:p></table:table-cell><table:table-cell table:style-name="Table25.Cell31"><text:p text:style-name="P1823"><text:span text:style-name="CharStyle7">Jalan C.Y. Choy</text:span></text:p></table:table-cell><table:table-cell table:style-name="Table25.Cell32"><text:p text:style-name="P1779"><text:span text:style-name="CharStyle7">2,564</text:span></text:p></table:table-cell></table:table-row><table:table-row table:style-name="Table25.R9"><table:table-cell table:style-name="Table25.Cell33"><text:p text:style-name="P2044"/></table:table-cell><table:table-cell table:style-name="Table25.Cell34"><text:p text:style-name="P1412"><text:span text:style-name="CharStyle66">8</text:span><text:span text:style-name="CharStyle67">.</text:span></text:p></table:table-cell><table:table-cell table:style-name="Table25.Cell35"><text:p text:style-name="P532"><text:span text:style-name="CharStyle7">Macallum Street</text:span></text:p></table:table-cell><table:table-cell table:style-name="Table25.Cell36"><text:p text:style-name="P660"><text:span text:style-name="CharStyle7">1,241</text:span></text:p></table:table-cell></table:table-row><table:table-row table:style-name="Table25.R10"><table:table-cell table:style-name="Table25.Cell37"><text:p text:style-name="P2044"/></table:table-cell><table:table-cell table:style-name="Table25.Cell38"><text:p text:style-name="P866"><text:span text:style-name="CharStyle7">9.</text:span></text:p></table:table-cell><table:table-cell table:style-name="Table25.Cell39"><text:p text:style-name="P997"><text:span text:style-name="CharStyle7">Leboh Cecil</text:span></text:p></table:table-cell><table:table-cell table:style-name="Table25.Cell40"><text:p text:style-name="P1120"><text:span text:style-name="CharStyle7">1,914</text:span></text:p></table:table-cell></table:table-row><table:table-row table:style-name="Table25.R11"><table:table-cell table:style-name="Table25.Cell41"><text:p text:style-name="P2044"/></table:table-cell><table:table-cell table:style-name="Table25.Cell42"><text:p text:style-name="P2044"/></table:table-cell><table:table-cell table:style-name="Table25.Cell43"><text:p text:style-name="P2044"/></table:table-cell><table:table-cell table:style-name="Table25.Cell44"><text:p text:style-name="P530"><text:span text:style-name="CharStyle7">19,927</text:span></text:p></table:table-cell></table:table-row><table:table-row table:style-name="Table25.R12"><table:table-cell table:style-name="Table25.Cell45"><text:p text:style-name="P659"><text:span text:style-name="CharStyle7">N. 28 KOMTAR</text:span></text:p></table:table-cell><table:table-cell table:style-name="Table25.Cell46"><text:p text:style-name="P782"><text:span text:style-name="CharStyle66">1</text:span><text:span text:style-name="CharStyle67">.</text:span></text:p></table:table-cell><table:table-cell table:style-name="Table25.Cell47"><text:p text:style-name="P892"><text:span text:style-name="CharStyle7">Dickens Street</text:span></text:p></table:table-cell><table:table-cell table:style-name="Table25.Cell48"><text:p text:style-name="P1024"><text:span text:style-name="CharStyle7">1,642</text:span></text:p></table:table-cell></table:table-row><table:table-row table:style-name="Table25.R13"><table:table-cell table:style-name="Table25.Cell49"><text:p text:style-name="P2044"/></table:table-cell><table:table-cell table:style-name="Table25.Cell50"><text:p text:style-name="P1829"><text:span text:style-name="CharStyle7">2.</text:span></text:p></table:table-cell><table:table-cell table:style-name="Table25.Cell51"><text:p text:style-name="P1831"><text:span text:style-name="CharStyle7">Leboh Cintra</text:span></text:p></table:table-cell><table:table-cell table:style-name="Table25.Cell52"><text:p text:style-name="P1833"><text:span text:style-name="CharStyle7">1,075</text:span></text:p></table:table-cell></table:table-row><table:table-row table:style-name="Table25.R14"><table:table-cell table:style-name="Table25.Cell53"><text:p text:style-name="P2044"/></table:table-cell><table:table-cell table:style-name="Table25.Cell54"><text:p text:style-name="P719"><text:span text:style-name="CharStyle7">3.</text:span></text:p></table:table-cell><table:table-cell table:style-name="Table25.Cell55"><text:p text:style-name="P833"><text:span text:style-name="CharStyle7">Kampong Kolam</text:span></text:p></table:table-cell><table:table-cell table:style-name="Table25.Cell56"><text:p text:style-name="P959"><text:span text:style-name="CharStyle7">906</text:span></text:p></table:table-cell></table:table-row><table:table-row table:style-name="Table25.R15"><table:table-cell table:style-name="Table25.Cell57"><text:p text:style-name="P2044"/></table:table-cell><table:table-cell table:style-name="Table25.Cell58"><text:p text:style-name="P1176"><text:span text:style-name="CharStyle7">4.</text:span></text:p></table:table-cell><table:table-cell table:style-name="Table25.Cell59"><text:p text:style-name="P1781"><text:span text:style-name="CharStyle7">Leboh Acheh</text:span></text:p></table:table-cell><table:table-cell table:style-name="Table25.Cell60"><text:p text:style-name="P1429"><text:span text:style-name="CharStyle7">1,156</text:span></text:p></table:table-cell></table:table-row><table:table-row table:style-name="Table25.R16"><table:table-cell table:style-name="Table25.Cell61"><text:p text:style-name="P2044"/></table:table-cell><table:table-cell table:style-name="Table25.Cell62"><text:p text:style-name="P654"><text:span text:style-name="CharStyle7">5.</text:span></text:p></table:table-cell><table:table-cell table:style-name="Table25.Cell63"><text:p text:style-name="P778"><text:span text:style-name="CharStyle7">Leboh Melayu</text:span></text:p></table:table-cell><table:table-cell table:style-name="Table25.Cell64"><text:p text:style-name="P1783"><text:span text:style-name="CharStyle7">1,022</text:span></text:p></table:table-cell></table:table-row><table:table-row table:style-name="Table25.R17"><table:table-cell table:style-name="Table25.Cell65"><text:p text:style-name="P2044"/></table:table-cell><table:table-cell table:style-name="Table25.Cell66"><text:p text:style-name="P1112"><text:span text:style-name="CharStyle7">6.</text:span></text:p></table:table-cell><table:table-cell table:style-name="Table25.Cell67"><text:p text:style-name="P1243"><text:span text:style-name="CharStyle7">Hong Kong Street</text:span></text:p></table:table-cell><table:table-cell table:style-name="Table25.Cell68"><text:p text:style-name="P1785"><text:span text:style-name="CharStyle7">903</text:span></text:p></table:table-cell></table:table-row><table:table-row table:style-name="Table25.R18"><table:table-cell table:style-name="Table25.Cell69"><text:p text:style-name="P2044"/></table:table-cell><table:table-cell table:style-name="Table25.Cell70"><text:p text:style-name="P1787"><text:span text:style-name="CharStyle7">7.</text:span></text:p></table:table-cell><table:table-cell table:style-name="Table25.Cell71"><text:p text:style-name="P1303"><text:span text:style-name="CharStyle7">Komtar</text:span></text:p></table:table-cell><table:table-cell table:style-name="Table25.Cell72"><text:p text:style-name="P800"><text:span text:style-name="CharStyle7">189</text:span></text:p></table:table-cell></table:table-row><table:table-row table:style-name="Table25.R19"><table:table-cell table:style-name="Table25.Cell73"><text:p text:style-name="P2044"/></table:table-cell><table:table-cell table:style-name="Table25.Cell74"><text:p text:style-name="P954"><text:span text:style-name="CharStyle7">8.</text:span></text:p></table:table-cell><table:table-cell table:style-name="Table25.Cell75"><text:p text:style-name="P1789"><text:span text:style-name="CharStyle7">Madras Lane</text:span></text:p></table:table-cell><table:table-cell table:style-name="Table25.Cell76"><text:p text:style-name="P1875"><text:span text:style-name="CharStyle7">1,441</text:span></text:p></table:table-cell></table:table-row><table:table-row table:style-name="Table25.R20"><table:table-cell table:style-name="Table25.Cell77"><text:p text:style-name="P2044"/></table:table-cell><table:table-cell table:style-name="Table25.Cell78"><text:p text:style-name="P584"><text:span text:style-name="CharStyle7">9.</text:span></text:p></table:table-cell><table:table-cell table:style-name="Table25.Cell79"><text:p text:style-name="P710"><text:span text:style-name="CharStyle7">Jalan Timah</text:span></text:p></table:table-cell><table:table-cell table:style-name="Table25.Cell80"><text:p text:style-name="P1792"><text:span text:style-name="CharStyle7">819</text:span></text:p></table:table-cell></table:table-row></table:table></draw:text-box></draw:frame><draw:frame draw:style-name="fr125" svg:x="8.026cm" svg:y="22.005cm" svg:width="2.752cm" fo:min-height="0.526cm" text:anchor-type="paragraph"><draw:text-box><text:p text:style-name="P1879"><text:span text:style-name="CharStyle56">10. Jalan Lines</text:span></text:p></draw:text-box></draw:frame><draw:frame draw:style-name="fr126" svg:x="17.567cm" svg:y="22.005cm" svg:width="1.058cm" fo:min-height="0.526cm" text:anchor-type="paragraph"><draw:text-box><text:p text:style-name="P1014"><text:span text:style-name="CharStyle56">1,349</text:span></text:p></draw:text-box></draw:frame><draw:frame draw:style-name="fr128" svg:x="8.024cm" svg:y="23.105cm" svg:width="4.403cm" fo:min-height="0.526cm" text:anchor-type="paragraph"><draw:text-box><text:p text:style-name="P1171"><text:span text:style-name="CharStyle39">11. Jalan Dato’ Keramat</text:span></text:p></draw:text-box></draw:frame><draw:frame draw:style-name="fr129" svg:x="17.565cm" svg:y="23.105cm" svg:width="1.076cm" fo:min-height="0.526cm" text:anchor-type="paragraph"><draw:text-box><text:p text:style-name="P1235"><text:span text:style-name="CharStyle39">1,044</text:span></text:p></draw:text-box></draw:frame><draw:frame draw:style-name="fr130" svg:x="8.024cm" svg:y="24.206cm" svg:width="2.903cm" fo:min-height="0.533cm" text:anchor-type="paragraph"><draw:text-box><text:p text:style-name="P1794"><text:span text:style-name="CharStyle39">12. Irving Road</text:span></text:p></draw:text-box></draw:frame><draw:frame draw:style-name="fr131" svg:x="17.565cm" svg:y="24.206cm" svg:width="1.058cm" fo:min-height="0.526cm" text:anchor-type="paragraph"><draw:text-box><text:p text:style-name="P1424"><text:span text:style-name="CharStyle39">1,227</text:span></text:p></draw:text-box></draw:frame></text:p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</text:section>
      <text:section text:style-name="Sect21" text:name="Section21">
        <text:p text:style-name="P2107"><draw:frame draw:style-name="fr132" svg:x="2.655cm" svg:y="0.004cm" svg:width="9.897cm" fo:min-height="2.778cm" text:anchor-type="paragraph"><draw:text-box><text:h text:outline-level="1" text:style-name="P1228"><text:bookmark-start text:name="bookmark24"/><text:span text:style-name="CharStyle93">(</text:span><text:span text:style-name="CharStyle94">1</text:span><text:span text:style-name="CharStyle93">) (</text:span><text:span text:style-name="CharStyle94">2</text:span><text:span text:style-name="CharStyle93">)</text:span><text:bookmark-end text:name="bookmark24"/></text:h><text:p text:style-name="P1930"><text:span text:style-name="CharStyle39">Bahagian Pilihan Raya<text:tab/>Daerah<text:tab/>Mengundi</text:span></text:p><text:p text:style-name="P1932"><text:span text:style-name="CharStyle53">Negeri<text:line-break/></text:span><text:span text:style-name="CharStyle43">State Constituency</text:span></text:p></draw:text-box></draw:frame><draw:frame draw:style-name="fr133" svg:x="15.228cm" svg:y="0.000cm" svg:width="3.124cm" fo:min-height="1.228cm" text:anchor-type="paragraph"><draw:text-box><text:h text:outline-level="1" text:style-name="P1796"><text:bookmark-start text:name="bookmark25"/><text:span text:style-name="CharStyle55">(3)</text:span><text:bookmark-end text:name="bookmark25"/></text:h><text:p text:style-name="P1156"><text:span text:style-name="CharStyle39">Bilangan Pemilih</text:span></text:p></draw:text-box></draw:frame><draw:frame draw:style-name="fr134" svg:x="9.546cm" svg:y="2.193cm" svg:width="2.752cm" fo:min-height="0.533cm" text:anchor-type="paragraph"><draw:text-box><text:p text:style-name="P697"><text:span text:style-name="CharStyle43">Polling District</text:span></text:p></draw:text-box></draw:frame><draw:frame draw:style-name="fr135" svg:x="15.050cm" svg:y="2.193cm" svg:width="3.480cm" fo:min-height="0.533cm" text:anchor-type="paragraph"><draw:text-box><text:p text:style-name="P1926"><text:span text:style-name="CharStyle43">Number of Electors</text:span></text:p></draw:text-box></draw:frame><draw:frame draw:style-name="fr136" svg:x="8.022cm" svg:y="3.293cm" svg:width="3.141cm" fo:min-height="0.533cm" text:anchor-type="paragraph"><draw:text-box><text:p text:style-name="P874"><text:span text:style-name="CharStyle39">13. Jalan Pahang</text:span></text:p></draw:text-box></draw:frame><draw:frame draw:style-name="fr137" svg:x="17.565cm" svg:y="3.293cm" svg:width="1.050cm" fo:min-height="0.524cm" text:anchor-type="paragraph"><draw:text-box><text:p text:style-name="P969"><text:span text:style-name="CharStyle39">1,523</text:span></text:p></draw:text-box></draw:frame><draw:frame draw:style-name="fr138" svg:x="8.022cm" svg:y="4.394cm" svg:width="4.157cm" fo:min-height="0.526cm" text:anchor-type="paragraph"><draw:text-box><text:p text:style-name="P1096"><text:span text:style-name="CharStyle39">14. Jalan Kim Bian Aik</text:span></text:p></draw:text-box></draw:frame><draw:frame draw:style-name="fr139" svg:x="17.565cm" svg:y="4.394cm" svg:width="1.067cm" fo:min-height="0.526cm" text:anchor-type="paragraph"><draw:text-box><text:p text:style-name="P533"><text:span text:style-name="CharStyle39">1,248</text:span></text:p></draw:text-box></draw:frame><draw:frame draw:style-name="fr140" svg:x="17.226cm" svg:y="5.495cm" svg:width="1.406cm" fo:min-height="0.526cm" text:anchor-type="paragraph"><draw:text-box><text:h text:outline-level="2" text:style-name="P632"><text:bookmark-start text:name="bookmark26"/><text:span text:style-name="CharStyle57">15,544</text:span><text:bookmark-end text:name="bookmark26"/></text:h></draw:text-box></draw:frame><draw:frame draw:style-name="fr141" svg:x="2.485cm" svg:y="7.581cm" svg:width="16.147cm" fo:min-height="2.378cm" text:anchor-type="paragraph"><draw:text-box><text:p text:style-name="P758"><text:span text:style-name="CharStyle39">Jumlah Bilangan Pemilih dalam Bahagian Pilihan Raya Persekutuan<text:tab/></text:span><text:span text:style-name="CharStyle95">50,324</text:span></text:p><text:p text:style-name="P839"><text:span text:style-name="CharStyle39">P. 049 Tanjong:</text:span></text:p><text:p text:style-name="P1798"><text:span text:style-name="CharStyle43">Total Number of Electors in the Federal Constituency of<text:line-break/>P. 049 Tanjong:</text:span></text:p></draw:text-box></draw:frame><draw:frame draw:style-name="fr142" svg:x="10.275cm" svg:y="26.351cm" svg:width="0.448cm" fo:min-height="0.437cm" text:anchor-type="paragraph"><draw:text-box><text:p text:style-name="P999"><text:span text:style-name="CharStyle98">26</text:span></text:p></draw:text-box></draw:frame></text:p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  <text:p text:style-name="P298"/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</text:section>
      <text:section text:style-name="Sect22" text:name="Section22">
        <text:p text:style-name="P2108"><draw:frame draw:style-name="fr154" svg:x="2.656cm" svg:y="0.000cm" svg:width="4.082cm" fo:min-height="2.782cm" text:anchor-type="paragraph"><draw:text-box><text:h text:outline-level="1" text:style-name="P1102"><text:bookmark-start text:name="bookmark27"/><text:span text:style-name="CharStyle55">(1)</text:span><text:bookmark-end text:name="bookmark27"/></text:h><text:p text:style-name="P1800"><text:span text:style-name="CharStyle39">Bahagian Pilihan Raya<text:line-break/>Negeri<text:line-break/></text:span><text:span text:style-name="CharStyle99">State Constituency</text:span></text:p></draw:text-box></draw:frame><draw:frame draw:style-name="fr155" svg:x="10.615cm" svg:y="0.000cm" svg:width="0.575cm" fo:min-height="0.542cm" text:anchor-type="paragraph"><draw:text-box><text:h text:outline-level="1" text:style-name="P1265"><text:bookmark-start text:name="bookmark28"/><text:span text:style-name="CharStyle101">(</text:span><text:span text:style-name="CharStyle102">2</text:span><text:span text:style-name="CharStyle101">)</text:span><text:bookmark-end text:name="bookmark28"/></text:h></draw:text-box></draw:frame><draw:frame draw:style-name="fr156" svg:x="9.276cm" svg:y="0.702cm" svg:width="3.277cm" fo:min-height="0.533cm" text:anchor-type="paragraph"><draw:text-box><text:p text:style-name="P1802"><text:span text:style-name="CharStyle39">Daerah Mengundi</text:span></text:p></draw:text-box></draw:frame><draw:frame draw:style-name="fr157" svg:x="15.229cm" svg:y="0.000cm" svg:width="3.124cm" fo:min-height="1.236cm" text:anchor-type="paragraph"><draw:text-box><text:h text:outline-level="1" text:style-name="P515"><text:bookmark-start text:name="bookmark29"/><text:span text:style-name="CharStyle55">(3)</text:span><text:bookmark-end text:name="bookmark29"/></text:h><text:p text:style-name="P1543"><text:span text:style-name="CharStyle39">Bilangan Pemilih</text:span></text:p></draw:text-box></draw:frame><draw:frame draw:style-name="fr158" svg:x="9.548cm" svg:y="2.193cm" svg:width="2.752cm" fo:min-height="0.533cm" text:anchor-type="paragraph"><draw:text-box><text:p text:style-name="P672"><text:span text:style-name="CharStyle43">Polling District</text:span></text:p></draw:text-box></draw:frame><draw:frame draw:style-name="fr159" svg:x="15.051cm" svg:y="2.193cm" svg:width="3.480cm" fo:min-height="0.533cm" text:anchor-type="paragraph"><draw:text-box><text:p text:style-name="P764"><text:span text:style-name="CharStyle43">Number of Electors</text:span></text:p></draw:text-box></draw:frame><draw:frame draw:style-name="fr160" svg:x="2.512cm" svg:y="3.293cm" svg:width="4.420cm" fo:min-height="0.526cm" text:anchor-type="paragraph"><draw:text-box><text:p text:style-name="P850"><text:span text:style-name="CharStyle39">N. 29 DATOK KERAMAT</text:span></text:p></draw:text-box></draw:frame><draw:frame draw:style-name="fr148" svg:x="7.997cm" svg:y="4.403cm" svg:width="10.634cm" fo:min-height="6.918cm" text:anchor-type="paragraph"><draw:text-box><table:table table:style-name="Table26"><table:table-column table:style-name="Table26.C1"/><table:table-column table:style-name="Table26.C2"/><table:table-column table:style-name="Table26.C3"/><table:table-row table:style-name="Table26.R1"><table:table-cell table:style-name="Table26.Cell1"><text:p text:style-name="P1129"><text:span text:style-name="CharStyle7">2.</text:span></text:p></table:table-cell><table:table-cell table:style-name="Table26.Cell2"><text:p text:style-name="P1804"><text:span text:style-name="CharStyle7">Sekolah Free</text:span></text:p></table:table-cell><table:table-cell table:style-name="Table26.Cell3"><text:p text:style-name="P1389"><text:span text:style-name="CharStyle7">1,891</text:span></text:p></table:table-cell></table:table-row><table:table-row table:style-name="Table26.R2"><table:table-cell table:style-name="Table26.Cell4"><text:p text:style-name="P513"><text:span text:style-name="CharStyle7">3.</text:span></text:p></table:table-cell><table:table-cell table:style-name="Table26.Cell5"><text:p text:style-name="P1806"><text:span text:style-name="CharStyle7">Taman Sekolah Free</text:span></text:p></table:table-cell><table:table-cell table:style-name="Table26.Cell6"><text:p text:style-name="P1640"><text:span text:style-name="CharStyle7">3,685</text:span></text:p></table:table-cell></table:table-row><table:table-row table:style-name="Table26.R3"><table:table-cell table:style-name="Table26.Cell7"><text:p text:style-name="P1649"><text:span text:style-name="CharStyle7">4.</text:span></text:p></table:table-cell><table:table-cell table:style-name="Table26.Cell8"><text:p text:style-name="P1808"><text:span text:style-name="CharStyle7">Taman Abidin</text:span></text:p></table:table-cell><table:table-cell table:style-name="Table26.Cell9"><text:p text:style-name="P1127"><text:span text:style-name="CharStyle7">1,900</text:span></text:p></table:table-cell></table:table-row><table:table-row table:style-name="Table26.R4"><table:table-cell table:style-name="Table26.Cell10"><text:p text:style-name="P1810"><text:span text:style-name="CharStyle7">5.</text:span></text:p></table:table-cell><table:table-cell table:style-name="Table26.Cell11"><text:p text:style-name="P1386"><text:span text:style-name="CharStyle7">Jalan Perak</text:span></text:p></table:table-cell><table:table-cell table:style-name="Table26.Cell12"><text:p text:style-name="P511"><text:span text:style-name="CharStyle7">3,805</text:span></text:p></table:table-cell></table:table-row><table:table-row table:style-name="Table26.R5"><table:table-cell table:style-name="Table26.Cell13"><text:p text:style-name="P640"><text:span text:style-name="CharStyle7">6.</text:span></text:p></table:table-cell><table:table-cell table:style-name="Table26.Cell14"><text:p text:style-name="P1812"><text:span text:style-name="CharStyle7">Caunter Hall</text:span></text:p></table:table-cell><table:table-cell table:style-name="Table26.Cell15"><text:p text:style-name="P875"><text:span text:style-name="CharStyle7">2,281</text:span></text:p></table:table-cell></table:table-row><table:table-row table:style-name="Table26.R6"><table:table-cell table:style-name="Table26.Cell16"><text:p text:style-name="P1814"><text:span text:style-name="CharStyle7">7.</text:span></text:p></table:table-cell><table:table-cell table:style-name="Table26.Cell17"><text:p text:style-name="P1674"><text:span text:style-name="CharStyle7">City Stadium</text:span></text:p></table:table-cell><table:table-cell table:style-name="Table26.Cell18"><text:p text:style-name="P1259"><text:span text:style-name="CharStyle7">2,388</text:span></text:p></table:table-cell></table:table-row><table:table-row table:style-name="Table26.R7"><table:table-cell table:style-name="Table26.Cell19"><text:p text:style-name="P1384"><text:span text:style-name="CharStyle7">8.</text:span></text:p></table:table-cell><table:table-cell table:style-name="Table26.Cell20"><text:p text:style-name="P1613"><text:span text:style-name="CharStyle7">Kampong Makam</text:span></text:p></table:table-cell><table:table-cell table:style-name="Table26.Cell21"><text:p text:style-name="P1816"><text:span text:style-name="CharStyle7">2,778</text:span></text:p></table:table-cell></table:table-row></table:table></draw:text-box></draw:frame><draw:frame draw:style-name="fr144" svg:x="8.022cm" svg:y="3.336cm" svg:width="2.667cm" fo:min-height="0.483cm" text:anchor-type="paragraph"><draw:text-box><text:p text:style-name="P695"><text:span text:style-name="CharStyle56">1. JalanYork</text:span></text:p></draw:text-box></draw:frame><draw:frame draw:style-name="fr145" svg:x="17.565cm" svg:y="3.336cm" svg:width="1.050cm" fo:min-height="0.483cm" text:anchor-type="paragraph"><draw:text-box><text:p text:style-name="P1590"><text:span text:style-name="CharStyle56">1,803</text:span></text:p></draw:text-box></draw:frame><draw:frame draw:style-name="fr146" svg:x="7.997cm" svg:y="11.862cm" svg:width="3.066cm" fo:min-height="0.533cm" text:anchor-type="paragraph"><draw:text-box><text:p text:style-name="P935"><text:span text:style-name="CharStyle56">9. Jalan Kajang</text:span></text:p></draw:text-box></draw:frame><draw:frame draw:style-name="fr147" svg:x="17.565cm" svg:y="11.862cm" svg:width="1.050cm" fo:min-height="0.524cm" text:anchor-type="paragraph"><draw:text-box><text:p text:style-name="P1062"><text:span text:style-name="CharStyle56">1,503</text:span></text:p></draw:text-box></draw:frame><draw:frame draw:style-name="fr161" svg:x="17.219cm" svg:y="12.928cm" svg:width="1.415cm" fo:min-height="0.526cm" text:anchor-type="paragraph"><draw:text-box><text:h text:outline-level="2" text:style-name="P1189"><text:bookmark-start text:name="bookmark30"/><text:span text:style-name="CharStyle57">22,034</text:span><text:bookmark-end text:name="bookmark30"/></text:h></draw:text-box></draw:frame><draw:frame draw:style-name="fr162" svg:x="2.512cm" svg:y="15.071cm" svg:width="4.089cm" fo:min-height="0.526cm" text:anchor-type="paragraph"><draw:text-box><text:p text:style-name="P1818"><text:span text:style-name="CharStyle39">N. 30 SUNGAI PINANG</text:span></text:p></draw:text-box></draw:frame><draw:frame draw:style-name="fr153" svg:x="7.997cm" svg:y="16.187cm" svg:width="10.643cm" fo:min-height="5.833cm" text:anchor-type="paragraph"><draw:text-box><table:table table:style-name="Table27"><table:table-column table:style-name="Table27.C1"/><table:table-column table:style-name="Table27.C2"/><table:table-column table:style-name="Table27.C3"/><table:table-row table:style-name="Table27.R1"><table:table-cell table:style-name="Table27.Cell1"><text:p text:style-name="P1820"><text:span text:style-name="CharStyle8">2.</text:span></text:p></table:table-cell><table:table-cell table:style-name="Table27.Cell2"><text:p text:style-name="P1822"><text:span text:style-name="CharStyle7">City Infirmary</text:span></text:p></table:table-cell><table:table-cell table:style-name="Table27.Cell3"><text:p text:style-name="P812"><text:span text:style-name="CharStyle7">1,630</text:span></text:p></table:table-cell></table:table-row><table:table-row table:style-name="Table27.R2"><table:table-cell table:style-name="Table27.Cell4"><text:p text:style-name="P1777"><text:span text:style-name="CharStyle7">3.</text:span></text:p></table:table-cell><table:table-cell table:style-name="Table27.Cell5"><text:p text:style-name="P1824"><text:span text:style-name="CharStyle7">Jalan Trusan</text:span></text:p></table:table-cell><table:table-cell table:style-name="Table27.Cell6"><text:p text:style-name="P1185"><text:span text:style-name="CharStyle7">1,694</text:span></text:p></table:table-cell></table:table-row><table:table-row table:style-name="Table27.R3"><table:table-cell table:style-name="Table27.Cell7"><text:p text:style-name="P1316"><text:span text:style-name="CharStyle7">4.</text:span></text:p></table:table-cell><table:table-cell table:style-name="Table27.Cell8"><text:p text:style-name="P1436"><text:span text:style-name="CharStyle7">West Jelutong</text:span></text:p></table:table-cell><table:table-cell table:style-name="Table27.Cell9"><text:p text:style-name="P562"><text:span text:style-name="CharStyle7">3,606</text:span></text:p></table:table-cell></table:table-row><table:table-row table:style-name="Table27.R4"><table:table-cell table:style-name="Table27.Cell10"><text:p text:style-name="P1826"><text:span text:style-name="CharStyle7">5.</text:span></text:p></table:table-cell><table:table-cell table:style-name="Table27.Cell11"><text:p text:style-name="P809"><text:span text:style-name="CharStyle7">Bakau Street</text:span></text:p></table:table-cell><table:table-cell table:style-name="Table27.Cell12"><text:p text:style-name="P929"><text:span text:style-name="CharStyle7">4,316</text:span></text:p></table:table-cell></table:table-row><table:table-row table:style-name="Table27.R5"><table:table-cell table:style-name="Table27.Cell13"><text:p text:style-name="P1059"><text:span text:style-name="CharStyle7">6.</text:span></text:p></table:table-cell><table:table-cell table:style-name="Table27.Cell14"><text:p text:style-name="P1182"><text:span text:style-name="CharStyle7">East Jelutong</text:span></text:p></table:table-cell><table:table-cell table:style-name="Table27.Cell15"><text:p text:style-name="P1828"><text:span text:style-name="CharStyle7">3,682</text:span></text:p></table:table-cell></table:table-row><table:table-row table:style-name="Table27.R6"><table:table-cell table:style-name="Table27.Cell16"><text:p text:style-name="P1432"><text:span text:style-name="CharStyle7">7.</text:span></text:p></table:table-cell><table:table-cell table:style-name="Table27.Cell17"><text:p text:style-name="P1581"><text:span text:style-name="CharStyle7">Jalan Madrasah</text:span></text:p></table:table-cell><table:table-cell table:style-name="Table27.Cell18"><text:p text:style-name="P685"><text:span text:style-name="CharStyle7">2,596</text:span></text:p></table:table-cell></table:table-row></table:table></draw:text-box></draw:frame><draw:frame draw:style-name="fr149" svg:x="8.022cm" svg:y="15.104cm" svg:width="4.369cm" fo:min-height="0.497cm" text:anchor-type="paragraph"><draw:text-box><text:p text:style-name="P757"><text:span text:style-name="CharStyle56">1. Sungai Pinang Road</text:span></text:p></draw:text-box></draw:frame><draw:frame draw:style-name="fr150" svg:x="17.556cm" svg:y="15.104cm" svg:width="1.083cm" fo:min-height="0.490cm" text:anchor-type="paragraph"><draw:text-box><text:p text:style-name="P864"><text:span text:style-name="CharStyle56">3,504</text:span></text:p></draw:text-box></draw:frame><draw:frame draw:style-name="fr151" svg:x="8.759cm" svg:y="22.562cm" svg:width="2.616cm" fo:min-height="0.526cm" text:anchor-type="paragraph"><draw:text-box><text:p text:style-name="P995"><text:span text:style-name="CharStyle56">Bukit Dumbar</text:span></text:p></draw:text-box></draw:frame><draw:frame draw:style-name="fr152" svg:x="17.556cm" svg:y="22.564cm" svg:width="1.058cm" fo:min-height="0.524cm" text:anchor-type="paragraph"><draw:text-box><text:p text:style-name="P1116"><text:span text:style-name="CharStyle56">3,452</text:span></text:p></draw:text-box></draw:frame><draw:frame draw:style-name="fr163" svg:x="8.006cm" svg:y="22.592cm" svg:width="0.381cm" fo:min-height="0.490cm" text:anchor-type="paragraph"><draw:text-box><text:p text:style-name="P1830"><text:span text:style-name="CharStyle105">8</text:span><text:span text:style-name="CharStyle104">.</text:span></text:p></draw:text-box></draw:frame><draw:frame draw:style-name="fr164" svg:x="17.219cm" svg:y="23.638cm" svg:width="1.406cm" fo:min-height="0.526cm" text:anchor-type="paragraph"><draw:text-box><text:h text:outline-level="2" text:style-name="P1832"><text:bookmark-start text:name="bookmark31"/><text:span text:style-name="CharStyle57">24,480</text:span><text:bookmark-end text:name="bookmark31"/></text:h></draw:text-box></draw:frame><draw:frame draw:style-name="fr165" svg:x="10.276cm" svg:y="24.626cm" svg:width="0.448cm" fo:min-height="0.455cm" text:anchor-type="paragraph"><draw:text-box><text:p text:style-name="P1834"><text:span text:style-name="CharStyle106">27</text:span></text:p></draw:text-box></draw:frame></text:p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  <text:p text:style-name="P337"/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  <text:p text:style-name="P346"/>
        <text:p text:style-name="P347"/>
        <text:p text:style-name="P348"/>
        <text:p text:style-name="P349"/>
        <text:p text:style-name="P350"/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</text:section>
      <text:section text:style-name="Sect23" text:name="Section23">
        <text:p text:style-name="P2109"><draw:frame draw:style-name="fr166" svg:x="0.000cm" svg:y="0.000cm" svg:width="16.120cm" fo:min-height="0.002cm" text:anchor-type="paragraph"><draw:text-box><table:table table:style-name="Table28"><table:table-column table:style-name="Table28.C1"/><table:table-column table:style-name="Table28.C2"/><table:table-column table:style-name="Table28.C3"/><table:table-column table:style-name="Table28.C4"/><table:table-row table:style-name="Table28.R1"><table:table-cell table:style-name="Table28.Cell1"><text:p text:style-name="P1836"><text:span text:style-name="CharStyle12">(1)</text:span></text:p></table:table-cell><table:table-cell table:style-name="Table28.Cell2"><text:p text:style-name="P2044"/></table:table-cell><table:table-cell table:style-name="Table28.Cell3"><text:p text:style-name="P751"><text:span text:style-name="CharStyle12">(2)</text:span></text:p></table:table-cell><table:table-cell table:style-name="Table28.Cell4"><text:p text:style-name="P1839"><text:span text:style-name="CharStyle12">(3)</text:span></text:p></table:table-cell></table:table-row><table:table-row table:style-name="Table28.R2"><table:table-cell table:style-name="Table28.Cell5"><text:p text:style-name="P985"><text:span text:style-name="CharStyle12">Bahagian Pilihan Raya</text:span></text:p></table:table-cell><table:table-cell table:style-name="Table28.Cell6"><text:p text:style-name="P2044"/></table:table-cell><table:table-cell table:style-name="Table28.Cell7"><text:p text:style-name="P1841"><text:span text:style-name="CharStyle12">Daerah Mengundi</text:span></text:p></table:table-cell><table:table-cell table:style-name="Table28.Cell8"><text:p text:style-name="P1843"><text:span text:style-name="CharStyle12">Bilangan Pemilih</text:span></text:p></table:table-cell></table:table-row><table:table-row table:style-name="Table28.R3"><table:table-cell table:style-name="Table28.Cell9"><text:p text:style-name="P1462"><text:span text:style-name="CharStyle12">Negeri</text:span></text:p></table:table-cell><table:table-cell table:style-name="Table28.Cell10"><text:p text:style-name="P2044"/></table:table-cell><table:table-cell table:style-name="Table28.Cell11"><text:p text:style-name="P2044"/></table:table-cell><table:table-cell table:style-name="Table28.Cell12"><text:p text:style-name="P2044"/></table:table-cell></table:table-row><table:table-row table:style-name="Table28.R4"><table:table-cell table:style-name="Table28.Cell13"><text:p text:style-name="P856"><text:span text:style-name="CharStyle13">State Constituency</text:span></text:p></table:table-cell><table:table-cell table:style-name="Table28.Cell14"><text:p text:style-name="P2044"/></table:table-cell><table:table-cell table:style-name="Table28.Cell15"><text:p text:style-name="P1845"><text:span text:style-name="CharStyle13">Polling District</text:span></text:p></table:table-cell><table:table-cell table:style-name="Table28.Cell16"><text:p text:style-name="P1848"><text:span text:style-name="CharStyle13">Number of Electors</text:span></text:p></table:table-cell></table:table-row><table:table-row table:style-name="Table28.R5"><table:table-cell table:style-name="Table28.Cell17"><text:p text:style-name="P1342"><text:span text:style-name="CharStyle12">N. 31 BATU LANCANG</text:span></text:p></table:table-cell><table:table-cell table:style-name="Table28.Cell18"><text:p text:style-name="P1850"><text:span text:style-name="CharStyle74">1</text:span><text:span text:style-name="CharStyle73">.</text:span></text:p></table:table-cell><table:table-cell table:style-name="Table28.Cell19"><text:p text:style-name="P1852"><text:span text:style-name="CharStyle12">Lilitan Hargreaves</text:span></text:p></table:table-cell><table:table-cell table:style-name="Table28.Cell20"><text:p text:style-name="P708"><text:span text:style-name="CharStyle12">1,066</text:span></text:p></table:table-cell></table:table-row><table:table-row table:style-name="Table28.R6"><table:table-cell table:style-name="Table28.Cell21"><text:p text:style-name="P2044"/></table:table-cell><table:table-cell table:style-name="Table28.Cell22"><text:p text:style-name="P1854"><text:span text:style-name="CharStyle12">2.</text:span></text:p></table:table-cell><table:table-cell table:style-name="Table28.Cell23"><text:p text:style-name="P1856"><text:span text:style-name="CharStyle12">Chemor Lane</text:span></text:p></table:table-cell><table:table-cell table:style-name="Table28.Cell24"><text:p text:style-name="P1168"><text:span text:style-name="CharStyle12">3,728</text:span></text:p></table:table-cell></table:table-row><table:table-row table:style-name="Table28.R7"><table:table-cell table:style-name="Table28.Cell25"><text:p text:style-name="P2044"/></table:table-cell><table:table-cell table:style-name="Table28.Cell26"><text:p text:style-name="P1398"><text:span text:style-name="CharStyle12">3.</text:span></text:p></table:table-cell><table:table-cell table:style-name="Table28.Cell27"><text:p text:style-name="P1858"><text:span text:style-name="CharStyle12">Lorong Parit Buntar</text:span></text:p></table:table-cell><table:table-cell table:style-name="Table28.Cell28"><text:p text:style-name="P647"><text:span text:style-name="CharStyle12">3,796</text:span></text:p></table:table-cell></table:table-row><table:table-row table:style-name="Table28.R8"><table:table-cell table:style-name="Table28.Cell29"><text:p text:style-name="P2044"/></table:table-cell><table:table-cell table:style-name="Table28.Cell30"><text:p text:style-name="P1860"><text:span text:style-name="CharStyle12">4.</text:span></text:p></table:table-cell><table:table-cell table:style-name="Table28.Cell31"><text:p text:style-name="P980"><text:span text:style-name="CharStyle12">Jelutong Road</text:span></text:p></table:table-cell><table:table-cell table:style-name="Table28.Cell32"><text:p text:style-name="P1104"><text:span text:style-name="CharStyle12">2,381</text:span></text:p></table:table-cell></table:table-row><table:table-row table:style-name="Table28.R9"><table:table-cell table:style-name="Table28.Cell33"><text:p text:style-name="P2044"/></table:table-cell><table:table-cell table:style-name="Table28.Cell34"><text:p text:style-name="P1336"><text:span text:style-name="CharStyle12">5.</text:span></text:p></table:table-cell><table:table-cell table:style-name="Table28.Cell35"><text:p text:style-name="P1451"><text:span text:style-name="CharStyle12">Panchor Road</text:span></text:p></table:table-cell><table:table-cell table:style-name="Table28.Cell36"><text:p text:style-name="P1862"><text:span text:style-name="CharStyle12">2,302</text:span></text:p></table:table-cell></table:table-row><table:table-row table:style-name="Table28.R10"><table:table-cell table:style-name="Table28.Cell37"><text:p text:style-name="P2044"/></table:table-cell><table:table-cell table:style-name="Table28.Cell38"><text:p text:style-name="P1864"><text:span text:style-name="CharStyle12">6.</text:span></text:p></table:table-cell><table:table-cell table:style-name="Table28.Cell39"><text:p text:style-name="P906"><text:span text:style-name="CharStyle12">Batu Lanchang</text:span></text:p></table:table-cell><table:table-cell table:style-name="Table28.Cell40"><text:p text:style-name="P1043"><text:span text:style-name="CharStyle12">2,576</text:span></text:p></table:table-cell></table:table-row><table:table-row table:style-name="Table28.R11"><table:table-cell table:style-name="Table28.Cell41"><text:p text:style-name="P2044"/></table:table-cell><table:table-cell table:style-name="Table28.Cell42"><text:p text:style-name="P1866"><text:span text:style-name="CharStyle12">7.</text:span></text:p></table:table-cell><table:table-cell table:style-name="Table28.Cell43"><text:p text:style-name="P1390"><text:span text:style-name="CharStyle12">Solok Batu Lanchang</text:span></text:p></table:table-cell><table:table-cell table:style-name="Table28.Cell44"><text:p text:style-name="P1740"><text:span text:style-name="CharStyle12">2,737</text:span></text:p></table:table-cell></table:table-row><table:table-row table:style-name="Table28.R12"><table:table-cell table:style-name="Table28.Cell45"><text:p text:style-name="P2044"/></table:table-cell><table:table-cell table:style-name="Table28.Cell46"><text:p text:style-name="P1868"><text:span text:style-name="CharStyle74">8</text:span><text:span text:style-name="CharStyle73">.</text:span></text:p></table:table-cell><table:table-cell table:style-name="Table28.Cell47"><text:p text:style-name="P849"><text:span text:style-name="CharStyle12">Jalan Penaga</text:span></text:p></table:table-cell><table:table-cell table:style-name="Table28.Cell48"><text:p text:style-name="P1003"><text:span text:style-name="CharStyle12">2,201</text:span></text:p></table:table-cell></table:table-row><table:table-row table:style-name="Table28.R13"><table:table-cell table:style-name="Table28.Cell49"><text:p text:style-name="P2044"/></table:table-cell><table:table-cell table:style-name="Table28.Cell50"><text:p text:style-name="P1194"><text:span text:style-name="CharStyle12">9.</text:span></text:p></table:table-cell><table:table-cell table:style-name="Table28.Cell51"><text:p text:style-name="P1330"><text:span text:style-name="CharStyle12">Tingkat Jelutong</text:span></text:p></table:table-cell><table:table-cell table:style-name="Table28.Cell52"><text:p text:style-name="P1446"><text:span text:style-name="CharStyle12">2,589</text:span></text:p></table:table-cell></table:table-row><table:table-row table:style-name="Table28.R14"><table:table-cell table:style-name="Table28.Cell53"><text:p text:style-name="P2044"/></table:table-cell><table:table-cell table:style-name="Table28.Cell54"><text:p text:style-name="P669"><text:span text:style-name="CharStyle12">10.</text:span></text:p></table:table-cell><table:table-cell table:style-name="Table28.Cell55"><text:p text:style-name="P791"><text:span text:style-name="CharStyle12">Desa Green</text:span></text:p></table:table-cell><table:table-cell table:style-name="Table28.Cell56"><text:p text:style-name="P902"><text:span text:style-name="CharStyle12">2,882</text:span></text:p></table:table-cell></table:table-row><table:table-row table:style-name="Table28.R15"><table:table-cell table:style-name="Table28.Cell57"><text:p text:style-name="P2044"/></table:table-cell><table:table-cell table:style-name="Table28.Cell58"><text:p text:style-name="P2044"/></table:table-cell><table:table-cell table:style-name="Table28.Cell59"><text:p text:style-name="P2044"/></table:table-cell><table:table-cell table:style-name="Table28.Cell60"><text:p text:style-name="P1870"><text:span text:style-name="CharStyle12">26,258</text:span></text:p></table:table-cell></table:table-row></table:table></draw:text-box></draw:frame></text:p>
        <text:p text:style-name="P1872"><text:span text:style-name="CharStyle7">Jumlah Bilangan Pemilih dalam Bahagian Pilihan Raya Persekutuan<text:tab/>72</text:span><text:span text:style-name="CharStyle8">,111</text:span></text:p>
        <text:p text:style-name="P1484"><text:span text:style-name="CharStyle7">P. 050 Jelutong:</text:span></text:p>
        <text:p text:style-name="P570"><text:span text:style-name="CharStyle31">Total Number of Electors in the Federal Constituency of<text:line-break/>P. 050 Jelutong:</text:span></text:p>
        <text:p text:style-name="P1207"><text:span text:style-name="CharStyle108">28</text:span></text:p>
      </text:section>
      <text:section text:style-name="Sect24" text:name="Section24">
        <text:p text:style-name="P2110"><draw:frame draw:style-name="fr167" svg:x="0.000cm" svg:y="0.000cm" svg:width="16.129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><text:p text:style-name="P920"><text:span text:style-name="CharStyle12">(1)</text:span></text:p></table:table-cell><table:table-cell table:style-name="Table29.Cell2"><text:p text:style-name="P1052"><text:span text:style-name="CharStyle12">(2) (3)</text:span></text:p></table:table-cell></table:table-row><table:table-row table:style-name="Table29.R2"><table:table-cell table:style-name="Table29.Cell3"><text:p text:style-name="P1175"><text:span text:style-name="CharStyle12">Bahagian Pilihan Raya</text:span></text:p></table:table-cell><table:table-cell table:style-name="Table29.Cell4"><text:p text:style-name="P1277"><text:span text:style-name="CharStyle12">Daerah Mengundi Bilangan Pemilih</text:span></text:p></table:table-cell></table:table-row><table:table-row table:style-name="Table29.R3"><table:table-cell table:style-name="Table29.Cell5"><text:p text:style-name="P1427"><text:span text:style-name="CharStyle12">Negeri</text:span></text:p></table:table-cell><table:table-cell table:style-name="Table29.Cell6"><text:p text:style-name="P2044"/></table:table-cell></table:table-row><table:table-row table:style-name="Table29.R4"><table:table-cell table:style-name="Table29.Cell7"><text:p text:style-name="P1899"><text:span text:style-name="CharStyle13">State Constituency</text:span></text:p></table:table-cell><table:table-cell table:style-name="Table29.Cell8"><text:p text:style-name="P775"><text:span text:style-name="CharStyle13">Polling District Number of Electors</text:span></text:p></table:table-cell></table:table-row><table:table-row table:style-name="Table29.R5"><table:table-cell table:style-name="Table29.Cell9"><text:p text:style-name="P1874"><text:span text:style-name="CharStyle12">N. 32 SERI DELIMA 1.</text:span></text:p></table:table-cell><table:table-cell table:style-name="Table29.Cell10"><text:p text:style-name="P1015"><text:span text:style-name="CharStyle12">Kampong Hijau 3,336</text:span></text:p></table:table-cell></table:table-row><table:table-row table:style-name="Table29.R6"><table:table-cell table:style-name="Table29.Cell11"><text:p text:style-name="P1790"><text:span text:style-name="CharStyle12">2.</text:span></text:p></table:table-cell><table:table-cell table:style-name="Table29.Cell12"><text:p text:style-name="P1876"><text:span text:style-name="CharStyle12">Island Park 4,118</text:span></text:p></table:table-cell></table:table-row><table:table-row table:style-name="Table29.R7"><table:table-cell table:style-name="Table29.Cell13"><text:p text:style-name="P1878"><text:span text:style-name="CharStyle12">3.</text:span></text:p></table:table-cell><table:table-cell table:style-name="Table29.Cell14"><text:p text:style-name="P524"><text:span text:style-name="CharStyle12">Lintang Delima 4,617</text:span></text:p></table:table-cell></table:table-row><table:table-row table:style-name="Table29.R8"><table:table-cell table:style-name="Table29.Cell15"><text:p text:style-name="P649"><text:span text:style-name="CharStyle12">4.</text:span></text:p></table:table-cell><table:table-cell table:style-name="Table29.Cell16"><text:p text:style-name="P772"><text:span text:style-name="CharStyle12">Lorong Delima 2,409</text:span></text:p></table:table-cell></table:table-row><table:table-row table:style-name="Table29.R9"><table:table-cell table:style-name="Table29.Cell17"><text:p text:style-name="P1880"><text:span text:style-name="CharStyle12">5.</text:span></text:p></table:table-cell><table:table-cell table:style-name="Table29.Cell18"><text:p text:style-name="P1047"><text:span text:style-name="CharStyle12">Bukit Gelugor 3,294</text:span></text:p></table:table-cell></table:table-row><table:table-row table:style-name="Table29.R10"><table:table-cell table:style-name="Table29.Cell19"><text:p text:style-name="P1140"><text:span text:style-name="CharStyle12">6.</text:span></text:p></table:table-cell><table:table-cell table:style-name="Table29.Cell20"><text:p text:style-name="P1269"><text:span text:style-name="CharStyle12">Taman Tun Sardon 3,551</text:span></text:p></table:table-cell></table:table-row><table:table-row table:style-name="Table29.R11"><table:table-cell table:style-name="Table29.Cell21"><text:p text:style-name="P1400"><text:span text:style-name="CharStyle12">7.</text:span></text:p></table:table-cell><table:table-cell table:style-name="Table29.Cell22"><text:p text:style-name="P520"><text:span text:style-name="CharStyle12">Sungai Gelugor 2,824</text:span></text:p><text:p text:style-name="P581"><text:span text:style-name="CharStyle12">24,149</text:span></text:p></table:table-cell></table:table-row><table:table-row table:style-name="Table29.R12"><table:table-cell table:style-name="Table29.Cell23"><text:p text:style-name="P707"><text:span text:style-name="CharStyle12">N. 33 AIR ITAM 1.</text:span></text:p></table:table-cell><table:table-cell table:style-name="Table29.Cell24"><text:p text:style-name="P826"><text:span text:style-name="CharStyle12">Ayer Itam 2,362</text:span></text:p></table:table-cell></table:table-row><table:table-row table:style-name="Table29.R13"><table:table-cell table:style-name="Table29.Cell25"><text:p text:style-name="P1882"><text:span text:style-name="CharStyle12">2.</text:span></text:p></table:table-cell><table:table-cell table:style-name="Table29.Cell26"><text:p text:style-name="P1884"><text:span text:style-name="CharStyle12">Happy Valley 2,112</text:span></text:p></table:table-cell></table:table-row><table:table-row table:style-name="Table29.R14"><table:table-cell table:style-name="Table29.Cell27"><text:p text:style-name="P1886"><text:span text:style-name="CharStyle12">3.</text:span></text:p></table:table-cell><table:table-cell table:style-name="Table29.Cell28"><text:p text:style-name="P1338"><text:span text:style-name="CharStyle12">Jalan Kampong Pisang 1,707</text:span></text:p></table:table-cell></table:table-row><table:table-row table:style-name="Table29.R15"><table:table-cell table:style-name="Table29.Cell29"><text:p text:style-name="P1454"><text:span text:style-name="CharStyle12">4.</text:span></text:p></table:table-cell><table:table-cell table:style-name="Table29.Cell30"><text:p text:style-name="P577"><text:span text:style-name="CharStyle12">Kampong Melayu 3,133</text:span></text:p></table:table-cell></table:table-row><table:table-row table:style-name="Table29.R16"><table:table-cell table:style-name="Table29.Cell31"><text:p text:style-name="P703"><text:span text:style-name="CharStyle12">5.</text:span></text:p></table:table-cell><table:table-cell table:style-name="Table29.Cell32"><text:p text:style-name="P823"><text:span text:style-name="CharStyle12">Jalan Chor Sin Kheng 2,178</text:span></text:p></table:table-cell></table:table-row><table:table-row table:style-name="Table29.R17"><table:table-cell table:style-name="Table29.Cell33"><text:p text:style-name="P945"><text:span text:style-name="CharStyle12">6.</text:span></text:p></table:table-cell><table:table-cell table:style-name="Table29.Cell34"><text:p text:style-name="P1075"><text:span text:style-name="CharStyle12">TheanTeik 3,375</text:span></text:p></table:table-cell></table:table-row><table:table-row table:style-name="Table29.R18"><table:table-cell table:style-name="Table29.Cell35"><text:p text:style-name="P1197"><text:span text:style-name="CharStyle12">7.</text:span></text:p></table:table-cell><table:table-cell table:style-name="Table29.Cell36"><text:p text:style-name="P1335"><text:span text:style-name="CharStyle12">Zoo Road 1,292</text:span></text:p></table:table-cell></table:table-row><table:table-row table:style-name="Table29.R19"><table:table-cell table:style-name="Table29.Cell37"><text:p text:style-name="P1450"><text:span text:style-name="CharStyle12">8.</text:span></text:p></table:table-cell><table:table-cell table:style-name="Table29.Cell38"><text:p text:style-name="P576"><text:span text:style-name="CharStyle12">Jalan Shaik Madar 1,449</text:span></text:p></table:table-cell></table:table-row><table:table-row table:style-name="Table29.R20"><table:table-cell table:style-name="Table29.Cell39"><text:p text:style-name="P701"><text:span text:style-name="CharStyle12">9.</text:span></text:p></table:table-cell><table:table-cell table:style-name="Table29.Cell40"><text:p text:style-name="P1888"><text:span text:style-name="CharStyle12">Cheeseman Road 1,291</text:span></text:p></table:table-cell></table:table-row></table:table><text:p text:style-name="P624"><text:span text:style-name="CharStyle41">18,899</text:span></text:p></draw:text-box></draw:frame></text:p>
        <text:p text:style-name="P370"><draw:frame draw:style-name="fr169" svg:x="0.000cm" svg:y="0.000cm" svg:width="16.129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><text:p text:style-name="P2044"/></table:table-cell><table:table-cell table:style-name="Table30.Cell2"><text:p text:style-name="P1489"><text:span text:style-name="CharStyle109">29</text:span></text:p></table:table-cell></table:table-row></table:table></draw:text-box></draw:frame></text:p>
        <text:p text:style-name="P371"/>
      </text:section>
      <text:section text:style-name="Sect25" text:name="Section25">
        <text:p text:style-name="P2111"><draw:frame draw:style-name="fr170" svg:x="0.000cm" svg:y="0.000cm" svg:width="16.129cm" fo:min-height="0.002cm" text:anchor-type="paragraph"><draw:text-box><table:table table:style-name="Table31"><table:table-column table:style-name="Table31.C1"/><table:table-column table:style-name="Table31.C2"/><table:table-column table:style-name="Table31.C3"/><table:table-column table:style-name="Table31.C4"/><table:table-row table:style-name="Table31.R1"><table:table-cell table:style-name="Table31.Cell1"><text:p text:style-name="P848"><text:span text:style-name="CharStyle12">(1)</text:span></text:p></table:table-cell><table:table-cell table:style-name="Table31.Cell2"><text:p text:style-name="P2044"/></table:table-cell><table:table-cell table:style-name="Table31.Cell3"><text:p text:style-name="P1067"><text:span text:style-name="CharStyle12">(2)</text:span></text:p></table:table-cell><table:table-cell table:style-name="Table31.Cell4"><text:p text:style-name="P1890"><text:span text:style-name="CharStyle12">(3)</text:span></text:p></table:table-cell></table:table-row><table:table-row table:style-name="Table31.R2"><table:table-cell table:style-name="Table31.Cell5"><text:p text:style-name="P1329"><text:span text:style-name="CharStyle12">Bahagian Pilihan Raya</text:span></text:p></table:table-cell><table:table-cell table:style-name="Table31.Cell6"><text:p text:style-name="P2044"/></table:table-cell><table:table-cell table:style-name="Table31.Cell7"><text:p text:style-name="P540"><text:span text:style-name="CharStyle12">Daerah Mengundi</text:span></text:p></table:table-cell><table:table-cell table:style-name="Table31.Cell8"><text:p text:style-name="P1892"><text:span text:style-name="CharStyle12">Bilangan Pemilih</text:span></text:p></table:table-cell></table:table-row><table:table-row table:style-name="Table31.R3"><table:table-cell table:style-name="Table31.Cell9"><text:p text:style-name="P1894"><text:span text:style-name="CharStyle12">Negeri</text:span></text:p></table:table-cell><table:table-cell table:style-name="Table31.Cell10"><text:p text:style-name="P2044"/></table:table-cell><table:table-cell table:style-name="Table31.Cell11"><text:p text:style-name="P2044"/></table:table-cell><table:table-cell table:style-name="Table31.Cell12"><text:p text:style-name="P2044"/></table:table-cell></table:table-row><table:table-row table:style-name="Table31.R4"><table:table-cell table:style-name="Table31.Cell13"><text:p text:style-name="P1358"><text:span text:style-name="CharStyle13">State Constituency</text:span></text:p></table:table-cell><table:table-cell table:style-name="Table31.Cell14"><text:p text:style-name="P2044"/></table:table-cell><table:table-cell table:style-name="Table31.Cell15"><text:p text:style-name="P604"><text:span text:style-name="CharStyle13">Polling District</text:span></text:p></table:table-cell><table:table-cell table:style-name="Table31.Cell16"><text:p text:style-name="P694"><text:span text:style-name="CharStyle13">Number of Electors</text:span></text:p></table:table-cell></table:table-row><table:table-row table:style-name="Table31.R5"><table:table-cell table:style-name="Table31.Cell17"><text:p text:style-name="P815"><text:span text:style-name="CharStyle12">N. 34 PAYA TERUBONG</text:span></text:p></table:table-cell><table:table-cell table:style-name="Table31.Cell18"><text:p text:style-name="P934"><text:span text:style-name="CharStyle74">1</text:span><text:span text:style-name="CharStyle73">.</text:span></text:p></table:table-cell><table:table-cell table:style-name="Table31.Cell19"><text:p text:style-name="P1061"><text:span text:style-name="CharStyle12">Paya Terubong Mukim 14</text:span></text:p></table:table-cell><table:table-cell table:style-name="Table31.Cell20"><text:p text:style-name="P1188"><text:span text:style-name="CharStyle12">1,750</text:span></text:p></table:table-cell></table:table-row><table:table-row table:style-name="Table31.R6"><table:table-cell table:style-name="Table31.Cell21"><text:p text:style-name="P2044"/></table:table-cell><table:table-cell table:style-name="Table31.Cell22"><text:p text:style-name="P1382"><text:span text:style-name="CharStyle12">2.</text:span></text:p></table:table-cell><table:table-cell table:style-name="Table31.Cell23"><text:p text:style-name="P1952"><text:span text:style-name="CharStyle12">Sungai Dondang</text:span></text:p></table:table-cell><table:table-cell table:style-name="Table31.Cell24"><text:p text:style-name="P1954"><text:span text:style-name="CharStyle12">8,573</text:span></text:p></table:table-cell></table:table-row><table:table-row table:style-name="Table31.R7"><table:table-cell table:style-name="Table31.Cell25"><text:p text:style-name="P2044"/></table:table-cell><table:table-cell table:style-name="Table31.Cell26"><text:p text:style-name="P1471"><text:span text:style-name="CharStyle12">3.</text:span></text:p></table:table-cell><table:table-cell table:style-name="Table31.Cell27"><text:p text:style-name="P593"><text:span text:style-name="CharStyle12">Paya Terubong Mukim 13</text:span></text:p></table:table-cell><table:table-cell table:style-name="Table31.Cell28"><text:p text:style-name="P718"><text:span text:style-name="CharStyle12">6,411</text:span></text:p></table:table-cell></table:table-row><table:table-row table:style-name="Table31.R8"><table:table-cell table:style-name="Table31.Cell29"><text:p text:style-name="P2044"/></table:table-cell><table:table-cell table:style-name="Table31.Cell30"><text:p text:style-name="P923"><text:span text:style-name="CharStyle12">4.</text:span></text:p></table:table-cell><table:table-cell table:style-name="Table31.Cell31"><text:p text:style-name="P1054"><text:span text:style-name="CharStyle12">Taman Paya Terubong</text:span></text:p></table:table-cell><table:table-cell table:style-name="Table31.Cell32"><text:p text:style-name="P1896"><text:span text:style-name="CharStyle12">2,204</text:span></text:p></table:table-cell></table:table-row><table:table-row table:style-name="Table31.R9"><table:table-cell table:style-name="Table31.Cell33"><text:p text:style-name="P2044"/></table:table-cell><table:table-cell table:style-name="Table31.Cell34"><text:p text:style-name="P1404"><text:span text:style-name="CharStyle12">5.</text:span></text:p></table:table-cell><table:table-cell table:style-name="Table31.Cell35"><text:p text:style-name="P528"><text:span text:style-name="CharStyle12">Relau</text:span></text:p></table:table-cell><table:table-cell table:style-name="Table31.Cell36"><text:p text:style-name="P653"><text:span text:style-name="CharStyle12">6,486</text:span></text:p></table:table-cell></table:table-row><table:table-row table:style-name="Table31.R10"><table:table-cell table:style-name="Table31.Cell37"><text:p text:style-name="P2044"/></table:table-cell><table:table-cell table:style-name="Table31.Cell38"><text:p text:style-name="P857"><text:span text:style-name="CharStyle12">6.</text:span></text:p></table:table-cell><table:table-cell table:style-name="Table31.Cell39"><text:p text:style-name="P987"><text:span text:style-name="CharStyle12">Desa Baiduri</text:span></text:p></table:table-cell><table:table-cell table:style-name="Table31.Cell40"><text:p text:style-name="P1111"><text:span text:style-name="CharStyle12">3,712</text:span></text:p></table:table-cell></table:table-row><table:table-row table:style-name="Table31.R11"><table:table-cell table:style-name="Table31.Cell41"><text:p text:style-name="P2044"/></table:table-cell><table:table-cell table:style-name="Table31.Cell42"><text:p text:style-name="P1898"><text:span text:style-name="CharStyle12">7.</text:span></text:p></table:table-cell><table:table-cell table:style-name="Table31.Cell43"><text:p text:style-name="P1464"><text:span text:style-name="CharStyle12">Desa Intan</text:span></text:p></table:table-cell><table:table-cell table:style-name="Table31.Cell44"><text:p text:style-name="P1962"><text:span text:style-name="CharStyle12">1,716</text:span></text:p></table:table-cell></table:table-row><table:table-row table:style-name="Table31.R12"><table:table-cell table:style-name="Table31.Cell45"><text:p text:style-name="P2044"/></table:table-cell><table:table-cell table:style-name="Table31.Cell46"><text:p text:style-name="P1964"><text:span text:style-name="CharStyle74">8</text:span><text:span text:style-name="CharStyle73">.</text:span></text:p></table:table-cell><table:table-cell table:style-name="Table31.Cell47"><text:p text:style-name="P953"><text:span text:style-name="CharStyle12">Semarak Api 1</text:span></text:p></table:table-cell><table:table-cell table:style-name="Table31.Cell48"><text:p text:style-name="P1049"><text:span text:style-name="CharStyle12">3,030</text:span></text:p></table:table-cell></table:table-row><table:table-row table:style-name="Table31.R13"><table:table-cell table:style-name="Table31.Cell49"><text:p text:style-name="P2044"/></table:table-cell><table:table-cell table:style-name="Table31.Cell50"><text:p text:style-name="P1272"><text:span text:style-name="CharStyle12">9.</text:span></text:p></table:table-cell><table:table-cell table:style-name="Table31.Cell51"><text:p text:style-name="P1900"><text:span text:style-name="CharStyle12">Jin Semarak Api</text:span></text:p></table:table-cell><table:table-cell table:style-name="Table31.Cell52"><text:p text:style-name="P1498"><text:span text:style-name="CharStyle12">2,325</text:span></text:p></table:table-cell></table:table-row><table:table-row table:style-name="Table31.R14"><table:table-cell table:style-name="Table31.Cell53"><text:p text:style-name="P2044"/></table:table-cell><table:table-cell table:style-name="Table31.Cell54"><text:p text:style-name="P1902"><text:span text:style-name="CharStyle12">10.</text:span></text:p></table:table-cell><table:table-cell table:style-name="Table31.Cell55"><text:p text:style-name="P681"><text:span text:style-name="CharStyle12">Bukit Awana</text:span></text:p></table:table-cell><table:table-cell table:style-name="Table31.Cell56"><text:p text:style-name="P1046"><text:span text:style-name="CharStyle12">1,825</text:span></text:p></table:table-cell></table:table-row><table:table-row table:style-name="Table31.R15"><table:table-cell table:style-name="Table31.Cell57"><text:p text:style-name="P2044"/></table:table-cell><table:table-cell table:style-name="Table31.Cell58"><text:p text:style-name="P1974"><text:span text:style-name="CharStyle12">11.</text:span></text:p></table:table-cell><table:table-cell table:style-name="Table31.Cell59"><text:p text:style-name="P1976"><text:span text:style-name="CharStyle12">TerubongJaya</text:span></text:p></table:table-cell><table:table-cell table:style-name="Table31.Cell60"><text:p text:style-name="P1978"><text:span text:style-name="CharStyle12">3,675</text:span></text:p></table:table-cell></table:table-row><table:table-row table:style-name="Table31.R16"><table:table-cell table:style-name="Table31.Cell61"><text:p text:style-name="P2044"/></table:table-cell><table:table-cell table:style-name="Table31.Cell62"><text:p text:style-name="P2044"/></table:table-cell><table:table-cell table:style-name="Table31.Cell63"><text:p text:style-name="P2044"/></table:table-cell><table:table-cell table:style-name="Table31.Cell64"><text:p text:style-name="P1337"><text:span text:style-name="CharStyle12">41,707</text:span></text:p></table:table-cell></table:table-row></table:table></draw:text-box></draw:frame></text:p>
        <text:p text:style-name="P1421"><text:span text:style-name="CharStyle7">Jumlah Bilangan Pemilih dalam Bahagian Pilihan Raya Persekutuan<text:tab/>84,755</text:span></text:p>
        <text:p text:style-name="P544"><text:span text:style-name="CharStyle7">P. 051 Bukit Gelugor:</text:span></text:p>
        <text:p text:style-name="P646"><text:span text:style-name="CharStyle31">Total Number of Electors in the Federal Constituency of<text:line-break/>P. 051 Bukit Gelugor:</text:span></text:p>
        <text:p text:style-name="P1904"><text:span text:style-name="CharStyle16">30</text:span></text:p>
      </text:section>
      <text:section text:style-name="Sect26" text:name="Section26">
        <text:p text:style-name="P2112"><draw:frame draw:style-name="fr178" svg:x="2.512cm" svg:y="0.004cm" svg:width="3.302cm" fo:min-height="0.490cm" text:anchor-type="paragraph"><draw:text-box><text:p text:style-name="P844"><text:span text:style-name="CharStyle39">N. 35 BATU UBAN</text:span></text:p></draw:text-box></draw:frame><draw:frame draw:style-name="fr179" svg:x="2.512cm" svg:y="0.004cm" svg:width="3.302cm" fo:min-height="0.490cm" text:anchor-type="paragraph"><draw:text-box><text:p text:style-name="P1906"><text:span text:style-name="CharStyle39">N. 35 BATU UBAN</text:span></text:p></draw:text-box></draw:frame><draw:frame draw:style-name="fr180" svg:x="8.024cm" svg:y="0.004cm" svg:width="3.641cm" fo:min-height="0.499cm" text:anchor-type="paragraph"><draw:text-box><text:p text:style-name="P1034"><text:span text:style-name="CharStyle39">1. Minden Heights</text:span></text:p></draw:text-box></draw:frame><draw:frame draw:style-name="fr181" svg:x="8.024cm" svg:y="0.004cm" svg:width="3.641cm" fo:min-height="0.499cm" text:anchor-type="paragraph"><draw:text-box><text:p text:style-name="P1908"><text:span text:style-name="CharStyle39">1. Minden Heights</text:span></text:p></draw:text-box></draw:frame><draw:frame draw:style-name="fr182" svg:x="17.558cm" svg:y="0.004cm" svg:width="1.076cm" fo:min-height="0.492cm" text:anchor-type="paragraph"><draw:text-box><text:p text:style-name="P1222"><text:span text:style-name="CharStyle39">3,488</text:span></text:p></draw:text-box></draw:frame><draw:frame draw:style-name="fr183" svg:x="17.558cm" svg:y="0.004cm" svg:width="1.076cm" fo:min-height="0.492cm" text:anchor-type="paragraph"><draw:text-box><text:p text:style-name="P1322"><text:span text:style-name="CharStyle39">3,488</text:span></text:p></draw:text-box></draw:frame><draw:frame draw:style-name="fr184" svg:x="7.997cm" svg:y="0.526cm" svg:width="10.626cm" fo:min-height="6.706cm" text:anchor-type="paragraph"><draw:text-box><text:list text:style-name="L12"><text:list-item><text:p text:style-name="P1439"><text:span text:style-name="CharStyle87"><text:tab/>Universiti Sains<text:tab/>210</text:span></text:p></text:list-item><text:list-item><text:p text:style-name="P567"><text:span text:style-name="CharStyle87"><text:tab/>Batu Uban<text:tab/>4,692</text:span></text:p></text:list-item><text:list-item><text:p text:style-name="P664"><text:span text:style-name="CharStyle87"><text:tab/>Sungai Dua<text:tab/>2,615</text:span></text:p></text:list-item><text:list-item><text:p text:style-name="P1910"><text:span text:style-name="CharStyle87"><text:tab/>Bukitjambol<text:tab/>3,512</text:span></text:p></text:list-item><text:list-item><text:p text:style-name="P841"><text:span text:style-name="CharStyle87"><text:tab/>BukitGambir<text:tab/>2,397</text:span></text:p></text:list-item><text:list-item><text:p text:style-name="P817"><text:span text:style-name="CharStyle87"><text:tab/>Taman Jubilee<text:tab/>7,370</text:span></text:p></text:list-item></text:list></draw:text-box></draw:frame><draw:frame draw:style-name="fr185" svg:x="7.997cm" svg:y="0.526cm" svg:width="10.626cm" fo:min-height="6.706cm" text:anchor-type="paragraph"><draw:text-box><text:list text:style-name="L14"><text:list-item><text:p text:style-name="P1031"><text:span text:style-name="CharStyle87"><text:tab/>Universiti Sains<text:tab/>210</text:span></text:p></text:list-item><text:list-item><text:p text:style-name="P1152"><text:span text:style-name="CharStyle87"><text:tab/>Batu Uban<text:tab/>4,692</text:span></text:p></text:list-item><text:list-item><text:p text:style-name="P1255"><text:span text:style-name="CharStyle87"><text:tab/>Sungai Dua<text:tab/>2,615</text:span></text:p></text:list-item><text:list-item><text:p text:style-name="P1691"><text:span text:style-name="CharStyle87"><text:tab/>Bukitjambol<text:tab/>3,512</text:span></text:p></text:list-item><text:list-item><text:p text:style-name="P1437"><text:span text:style-name="CharStyle87"><text:tab/>BukitGambir<text:tab/>2,397</text:span></text:p></text:list-item><text:list-item><text:p text:style-name="P1912"><text:span text:style-name="CharStyle87"><text:tab/>Taman Jubilee<text:tab/>7,370</text:span></text:p></text:list-item></text:list></draw:text-box></draw:frame><draw:frame draw:style-name="fr186" svg:x="8.006cm" svg:y="7.699cm" svg:width="0.381cm" fo:min-height="0.490cm" text:anchor-type="paragraph"><draw:text-box><text:p text:style-name="P1914"><text:span text:style-name="CharStyle112">8</text:span><text:span text:style-name="CharStyle111">.</text:span></text:p></draw:text-box></draw:frame><draw:frame draw:style-name="fr187" svg:x="8.006cm" svg:y="7.699cm" svg:width="0.381cm" fo:min-height="0.490cm" text:anchor-type="paragraph"><draw:text-box><text:p text:style-name="P728"><text:span text:style-name="CharStyle115">8</text:span><text:span text:style-name="CharStyle114">.</text:span></text:p></draw:text-box></draw:frame><draw:frame draw:style-name="fr188" svg:x="8.752cm" svg:y="7.671cm" svg:width="2.718cm" fo:min-height="0.526cm" text:anchor-type="paragraph"><draw:text-box><text:p text:style-name="P840"><text:span text:style-name="CharStyle39">Taman Pekaka</text:span></text:p></draw:text-box></draw:frame><draw:frame draw:style-name="fr189" svg:x="8.752cm" svg:y="7.671cm" svg:width="2.718cm" fo:min-height="0.526cm" text:anchor-type="paragraph"><draw:text-box><text:p text:style-name="P932"><text:span text:style-name="CharStyle39">Taman Pekaka</text:span></text:p></draw:text-box></draw:frame><draw:frame draw:style-name="fr190" svg:x="17.558cm" svg:y="7.671cm" svg:width="1.067cm" fo:min-height="0.524cm" text:anchor-type="paragraph"><draw:text-box><text:p text:style-name="P1028"><text:span text:style-name="CharStyle39">5,257</text:span></text:p></draw:text-box></draw:frame><draw:frame draw:style-name="fr191" svg:x="17.558cm" svg:y="7.671cm" svg:width="1.067cm" fo:min-height="0.524cm" text:anchor-type="paragraph"><draw:text-box><text:p text:style-name="P1121"><text:span text:style-name="CharStyle39">5,257</text:span></text:p></draw:text-box></draw:frame><draw:frame draw:style-name="fr192" svg:x="17.219cm" svg:y="8.772cm" svg:width="1.397cm" fo:min-height="0.526cm" text:anchor-type="paragraph"><draw:text-box><text:h text:outline-level="2" text:style-name="P1218"><text:bookmark-start text:name="bookmark32"/><text:span text:style-name="CharStyle57">29,541</text:span><text:bookmark-end text:name="bookmark32"/></text:h></draw:text-box></draw:frame><draw:frame draw:style-name="fr193" svg:x="2.512cm" svg:y="10.973cm" svg:width="4.182cm" fo:min-height="0.526cm" text:anchor-type="paragraph"><draw:text-box><text:p text:style-name="P1314"><text:span text:style-name="CharStyle39">N. 36 PANTAIJEREJAK</text:span></text:p></draw:text-box></draw:frame><draw:frame draw:style-name="fr177" svg:x="7.997cm" svg:y="12.116cm" svg:width="10.634cm" fo:min-height="4.893cm" text:anchor-type="paragraph"><draw:text-box><table:table table:style-name="Table32"><table:table-column table:style-name="Table32.C1"/><table:table-column table:style-name="Table32.C2"/><table:table-column table:style-name="Table32.C3"/><table:table-row table:style-name="Table32.R1"><table:table-cell table:style-name="Table32.Cell1"><text:p text:style-name="P597"><text:span text:style-name="CharStyle7">2.</text:span></text:p></table:table-cell><table:table-cell table:style-name="Table32.Cell2"><text:p text:style-name="P724"><text:span text:style-name="CharStyle7">Taman Seri Nibong</text:span></text:p></table:table-cell><table:table-cell table:style-name="Table32.Cell3"><text:p text:style-name="P1746"><text:span text:style-name="CharStyle7">4,671</text:span></text:p></table:table-cell></table:table-row><table:table-row table:style-name="Table32.R2"><table:table-cell table:style-name="Table32.Cell4"><text:p text:style-name="P963"><text:span text:style-name="CharStyle7">3.</text:span></text:p></table:table-cell><table:table-cell table:style-name="Table32.Cell5"><text:p text:style-name="P1089"><text:span text:style-name="CharStyle7">Pintasan Bahagia</text:span></text:p></table:table-cell><table:table-cell table:style-name="Table32.Cell6"><text:p text:style-name="P1216"><text:span text:style-name="CharStyle7">2,110</text:span></text:p></table:table-cell></table:table-row><table:table-row table:style-name="Table32.R3"><table:table-cell table:style-name="Table32.Cell7"><text:p text:style-name="P1916"><text:span text:style-name="CharStyle7">4.</text:span></text:p></table:table-cell><table:table-cell table:style-name="Table32.Cell8"><text:p text:style-name="P1473"><text:span text:style-name="CharStyle7">Jalan Mahsuri</text:span></text:p></table:table-cell><table:table-cell table:style-name="Table32.Cell9"><text:p text:style-name="P594"><text:span text:style-name="CharStyle7">2,921</text:span></text:p></table:table-cell></table:table-row><table:table-row table:style-name="Table32.R4"><table:table-cell table:style-name="Table32.Cell10"><text:p text:style-name="P720"><text:span text:style-name="CharStyle7">5.</text:span></text:p></table:table-cell><table:table-cell table:style-name="Table32.Cell11"><text:p text:style-name="P834"><text:span text:style-name="CharStyle7">Bandar Bayan Baru</text:span></text:p></table:table-cell><table:table-cell table:style-name="Table32.Cell12"><text:p text:style-name="P960"><text:span text:style-name="CharStyle7">3,151</text:span></text:p></table:table-cell></table:table-row><table:table-row table:style-name="Table32.R5"><table:table-cell table:style-name="Table32.Cell13"><text:p text:style-name="P1086"><text:span text:style-name="CharStyle7">6.</text:span></text:p></table:table-cell><table:table-cell table:style-name="Table32.Cell14"><text:p text:style-name="P1918"><text:span text:style-name="CharStyle7">Jalan Tengah</text:span></text:p></table:table-cell><table:table-cell table:style-name="Table32.Cell15"><text:p text:style-name="P1021"><text:span text:style-name="CharStyle7">1,568</text:span></text:p></table:table-cell></table:table-row></table:table></draw:text-box></draw:frame><draw:frame draw:style-name="fr172" svg:x="8.022cm" svg:y="11.015cm" svg:width="3.320cm" fo:min-height="0.490cm" text:anchor-type="paragraph"><draw:text-box><text:p text:style-name="P1920"><text:span text:style-name="CharStyle56">1. Pantai Jerejak</text:span></text:p></draw:text-box></draw:frame><draw:frame draw:style-name="fr173" svg:x="17.540cm" svg:y="11.015cm" svg:width="1.092cm" fo:min-height="0.483cm" text:anchor-type="paragraph"><draw:text-box><text:p text:style-name="P1922"><text:span text:style-name="CharStyle56">4,046</text:span></text:p></draw:text-box></draw:frame><draw:frame draw:style-name="fr174" svg:x="8.015cm" svg:y="17.577cm" svg:width="0.372cm" fo:min-height="0.526cm" text:anchor-type="paragraph"><draw:text-box><text:p text:style-name="P1280"><text:span text:style-name="CharStyle56">7.</text:span></text:p></draw:text-box></draw:frame><draw:frame draw:style-name="fr175" svg:x="8.759cm" svg:y="17.577cm" svg:width="2.776cm" fo:min-height="0.526cm" text:anchor-type="paragraph"><draw:text-box><text:p text:style-name="P1405"><text:span text:style-name="CharStyle56">Lebuh Mahsuri</text:span></text:p></draw:text-box></draw:frame><draw:frame draw:style-name="fr176" svg:x="17.556cm" svg:y="17.577cm" svg:width="1.083cm" fo:min-height="0.524cm" text:anchor-type="paragraph"><draw:text-box><text:p text:style-name="P1350"><text:span text:style-name="CharStyle56">3,854</text:span></text:p></draw:text-box></draw:frame><draw:frame draw:style-name="fr194" svg:x="17.219cm" svg:y="18.678cm" svg:width="1.397cm" fo:min-height="0.526cm" text:anchor-type="paragraph"><draw:text-box><text:h text:outline-level="2" text:style-name="P1466"><text:bookmark-start text:name="bookmark33"/><text:span text:style-name="CharStyle57">22,321</text:span><text:bookmark-end text:name="bookmark33"/></text:h></draw:text-box></draw:frame><draw:frame draw:style-name="fr195" svg:x="10.268cm" svg:y="21.299cm" svg:width="0.457cm" fo:min-height="0.455cm" text:anchor-type="paragraph"><draw:text-box><text:p text:style-name="P1925"><text:page-number/></text:p></draw:text-box></draw:frame></text:p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</text:section>
      <text:section text:style-name="Sect27" text:name="Section27">
        <text:p text:style-name="P2113"><draw:frame draw:style-name="fr196" svg:x="0.000cm" svg:y="0.000cm" svg:width="16.120cm" fo:min-height="0.002cm" text:anchor-type="paragraph"><draw:text-box><table:table table:style-name="Table33"><table:table-column table:style-name="Table33.C1"/><table:table-column table:style-name="Table33.C2"/><table:table-column table:style-name="Table33.C3"/><table:table-column table:style-name="Table33.C4"/><table:table-row table:style-name="Table33.R1"><table:table-cell table:style-name="Table33.Cell1"><text:p text:style-name="P641"><text:span text:style-name="CharStyle7">(1)</text:span></text:p></table:table-cell><table:table-cell table:style-name="Table33.Cell2"><text:p text:style-name="P2044"/></table:table-cell><table:table-cell table:style-name="Table33.Cell3"><text:p text:style-name="P900"><text:span text:style-name="CharStyle7">(2)</text:span></text:p></table:table-cell><table:table-cell table:style-name="Table33.Cell4"><text:p text:style-name="P1927"><text:span text:style-name="CharStyle7">(3)</text:span></text:p></table:table-cell></table:table-row><table:table-row table:style-name="Table33.R2"><table:table-cell table:style-name="Table33.Cell5"><text:p text:style-name="P667"><text:span text:style-name="CharStyle7">Bahagian Pilihan Raya</text:span></text:p></table:table-cell><table:table-cell table:style-name="Table33.Cell6"><text:p text:style-name="P2044"/></table:table-cell><table:table-cell table:style-name="Table33.Cell7"><text:p text:style-name="P1929"><text:span text:style-name="CharStyle7">Daerah Mengundi</text:span></text:p></table:table-cell><table:table-cell table:style-name="Table33.Cell8"><text:p text:style-name="P1931"><text:span text:style-name="CharStyle7">Bilangan Pemilih</text:span></text:p></table:table-cell></table:table-row><table:table-row table:style-name="Table33.R3"><table:table-cell table:style-name="Table33.Cell9"><text:p text:style-name="P1933"><text:span text:style-name="CharStyle7">Negeri</text:span></text:p></table:table-cell><table:table-cell table:style-name="Table33.Cell10"><text:p text:style-name="P2044"/></table:table-cell><table:table-cell table:style-name="Table33.Cell11"><text:p text:style-name="P2044"/></table:table-cell><table:table-cell table:style-name="Table33.Cell12"><text:p text:style-name="P2044"/></table:table-cell></table:table-row><table:table-row table:style-name="Table33.R4"><table:table-cell table:style-name="Table33.Cell13"><text:p text:style-name="P1053"><text:span text:style-name="CharStyle8">State Constituency</text:span></text:p></table:table-cell><table:table-cell table:style-name="Table33.Cell14"><text:p text:style-name="P2044"/></table:table-cell><table:table-cell table:style-name="Table33.Cell15"><text:p text:style-name="P1278"><text:span text:style-name="CharStyle8">Polling District</text:span></text:p></table:table-cell><table:table-cell table:style-name="Table33.Cell16"><text:p text:style-name="P1402"><text:span text:style-name="CharStyle8">Number of Electors</text:span></text:p></table:table-cell></table:table-row><table:table-row table:style-name="Table33.R5"><table:table-cell table:style-name="Table33.Cell17"><text:p text:style-name="P1837"><text:span text:style-name="CharStyle7">N. 37 BATU MAUNG</text:span></text:p></table:table-cell><table:table-cell table:style-name="Table33.Cell18"><text:p text:style-name="P650"><text:span text:style-name="CharStyle66">1</text:span><text:span text:style-name="CharStyle67">.</text:span></text:p></table:table-cell><table:table-cell table:style-name="Table33.Cell19"><text:p text:style-name="P776"><text:span text:style-name="CharStyle7">Kampong Sungai Ara</text:span></text:p></table:table-cell><table:table-cell table:style-name="Table33.Cell20"><text:p text:style-name="P887"><text:span text:style-name="CharStyle7">3,842</text:span></text:p></table:table-cell></table:table-row><table:table-row table:style-name="Table33.R6"><table:table-cell table:style-name="Table33.Cell21"><text:p text:style-name="P2044"/></table:table-cell><table:table-cell table:style-name="Table33.Cell22"><text:p text:style-name="P1109"><text:span text:style-name="CharStyle7">2.</text:span></text:p></table:table-cell><table:table-cell table:style-name="Table33.Cell23"><text:p text:style-name="P1239"><text:span text:style-name="CharStyle7">Taman Desa Ara</text:span></text:p></table:table-cell><table:table-cell table:style-name="Table33.Cell24"><text:p text:style-name="P1369"><text:span text:style-name="CharStyle7">5,450</text:span></text:p></table:table-cell></table:table-row><table:table-row table:style-name="Table33.R7"><table:table-cell table:style-name="Table33.Cell25"><text:p text:style-name="P2044"/></table:table-cell><table:table-cell table:style-name="Table33.Cell26"><text:p text:style-name="P585"><text:span text:style-name="CharStyle7">3.</text:span></text:p></table:table-cell><table:table-cell table:style-name="Table33.Cell27"><text:p text:style-name="P711"><text:span text:style-name="CharStyle7">Sungai Tiram</text:span></text:p></table:table-cell><table:table-cell table:style-name="Table33.Cell28"><text:p text:style-name="P830"><text:span text:style-name="CharStyle7">1,773</text:span></text:p></table:table-cell></table:table-row><table:table-row table:style-name="Table33.R8"><table:table-cell table:style-name="Table33.Cell29"><text:p text:style-name="P2044"/></table:table-cell><table:table-cell table:style-name="Table33.Cell30"><text:p text:style-name="P1846"><text:span text:style-name="CharStyle7">4.</text:span></text:p></table:table-cell><table:table-cell table:style-name="Table33.Cell31"><text:p text:style-name="P1172"><text:span text:style-name="CharStyle7">Sungai Kluang</text:span></text:p></table:table-cell><table:table-cell table:style-name="Table33.Cell32"><text:p text:style-name="P1297"><text:span text:style-name="CharStyle7">1,356</text:span></text:p></table:table-cell></table:table-row><table:table-row table:style-name="Table33.R9"><table:table-cell table:style-name="Table33.Cell33"><text:p text:style-name="P2044"/></table:table-cell><table:table-cell table:style-name="Table33.Cell34"><text:p text:style-name="P521"><text:span text:style-name="CharStyle7">5.</text:span></text:p></table:table-cell><table:table-cell table:style-name="Table33.Cell35"><text:p text:style-name="P648"><text:span text:style-name="CharStyle7">Kampong Naran</text:span></text:p></table:table-cell><table:table-cell table:style-name="Table33.Cell36"><text:p text:style-name="P1935"><text:span text:style-name="CharStyle7">1,651</text:span></text:p></table:table-cell></table:table-row><table:table-row table:style-name="Table33.R10"><table:table-cell table:style-name="Table33.Cell37"><text:p text:style-name="P2044"/></table:table-cell><table:table-cell table:style-name="Table33.Cell38"><text:p text:style-name="P981"><text:span text:style-name="CharStyle7">6.</text:span></text:p></table:table-cell><table:table-cell table:style-name="Table33.Cell39"><text:p text:style-name="P1106"><text:span text:style-name="CharStyle7">Permatang Damar Laut</text:span></text:p></table:table-cell><table:table-cell table:style-name="Table33.Cell40"><text:p text:style-name="P1234"><text:span text:style-name="CharStyle7">4,679</text:span></text:p></table:table-cell></table:table-row><table:table-row table:style-name="Table33.R11"><table:table-cell table:style-name="Table33.Cell41"><text:p text:style-name="P2044"/></table:table-cell><table:table-cell table:style-name="Table33.Cell42"><text:p text:style-name="P1455"><text:span text:style-name="CharStyle7">7.</text:span></text:p></table:table-cell><table:table-cell table:style-name="Table33.Cell43"><text:p text:style-name="P578"><text:span text:style-name="CharStyle7">Batu Maung</text:span></text:p></table:table-cell><table:table-cell table:style-name="Table33.Cell44"><text:p text:style-name="P704"><text:span text:style-name="CharStyle7">4,170</text:span></text:p></table:table-cell></table:table-row><table:table-row table:style-name="Table33.R12"><table:table-cell table:style-name="Table33.Cell45"><text:p text:style-name="P2044"/></table:table-cell><table:table-cell table:style-name="Table33.Cell46"><text:p text:style-name="P910"><text:span text:style-name="CharStyle66">8</text:span><text:span text:style-name="CharStyle67">.</text:span></text:p></table:table-cell><table:table-cell table:style-name="Table33.Cell47"><text:p text:style-name="P1044"><text:span text:style-name="CharStyle7">Taman Sri Bayan</text:span></text:p></table:table-cell><table:table-cell table:style-name="Table33.Cell48"><text:p text:style-name="P1166"><text:span text:style-name="CharStyle7">2,219</text:span></text:p></table:table-cell></table:table-row><table:table-row table:style-name="Table33.R13"><table:table-cell table:style-name="Table33.Cell49"><text:p text:style-name="P2044"/></table:table-cell><table:table-cell table:style-name="Table33.Cell50"><text:p text:style-name="P1393"><text:span text:style-name="CharStyle7">9.</text:span></text:p></table:table-cell><table:table-cell table:style-name="Table33.Cell51"><text:p text:style-name="P516"><text:span text:style-name="CharStyle7">Taman Bukit Gedung</text:span></text:p></table:table-cell><table:table-cell table:style-name="Table33.Cell52"><text:p text:style-name="P1937"><text:span text:style-name="CharStyle7">4,728</text:span></text:p></table:table-cell></table:table-row><table:table-row table:style-name="Table33.R14"><table:table-cell table:style-name="Table33.Cell53"><text:p text:style-name="P2044"/></table:table-cell><table:table-cell table:style-name="Table33.Cell54"><text:p text:style-name="P852"><text:span text:style-name="CharStyle7">10.</text:span></text:p></table:table-cell><table:table-cell table:style-name="Table33.Cell55"><text:p text:style-name="P1561"><text:span text:style-name="CharStyle7">Teluk Tempoyak</text:span></text:p></table:table-cell><table:table-cell table:style-name="Table33.Cell56"><text:p text:style-name="P1101"><text:span text:style-name="CharStyle7">1,182</text:span></text:p></table:table-cell></table:table-row><table:table-row table:style-name="Table33.R15"><table:table-cell table:style-name="Table33.Cell57"><text:p text:style-name="P2044"/></table:table-cell><table:table-cell table:style-name="Table33.Cell58"><text:p text:style-name="P2044"/></table:table-cell><table:table-cell table:style-name="Table33.Cell59"><text:p text:style-name="P2044"/></table:table-cell><table:table-cell table:style-name="Table33.Cell60"><text:p text:style-name="P1741"><text:span text:style-name="CharStyle7">31,050</text:span></text:p></table:table-cell></table:table-row></table:table></draw:text-box></draw:frame></text:p>
        <text:p text:style-name="P1939"><text:span text:style-name="CharStyle7">Jumlah Bilangan Pemilih dalam Bahagian Pilihan Raya Persekutuan<text:tab/>82,912</text:span></text:p>
        <text:p text:style-name="P671"><text:span text:style-name="CharStyle7">P. 052 Bayan Baru:</text:span></text:p>
        <text:p text:style-name="P1941"><text:span text:style-name="CharStyle31">Total Number of Electors in the Federal Constituency of<text:line-break/>P. 052 Bayan Baru:</text:span></text:p>
        <text:p text:style-name="P901"><text:span text:style-name="CharStyle16">32</text:span></text:p>
      </text:section>
      <text:section text:style-name="Sect28" text:name="Section28">
        <text:p text:style-name="P2114"><draw:frame draw:style-name="fr208" svg:x="2.656cm" svg:y="0.004cm" svg:width="9.897cm" fo:min-height="2.778cm" text:anchor-type="paragraph"><draw:text-box><text:h text:outline-level="1" text:style-name="P1435"><text:bookmark-start text:name="bookmark34"/><text:span text:style-name="CharStyle119">(</text:span><text:span text:style-name="CharStyle120">1</text:span><text:span text:style-name="CharStyle119">) (</text:span><text:span text:style-name="CharStyle120">2</text:span><text:span text:style-name="CharStyle119">)</text:span><text:bookmark-end text:name="bookmark34"/></text:h><text:p text:style-name="P561"><text:span text:style-name="CharStyle39">Bahagian Pilihan Raya<text:tab/>Daerah<text:tab/>Mengundi</text:span></text:p><text:p text:style-name="P1411"><text:span text:style-name="CharStyle53">Negeri<text:line-break/></text:span><text:span text:style-name="CharStyle43">State Constituency</text:span></text:p></draw:text-box></draw:frame><draw:frame draw:style-name="fr209" svg:x="15.229cm" svg:y="0.000cm" svg:width="3.124cm" fo:min-height="1.236cm" text:anchor-type="paragraph"><draw:text-box><text:h text:outline-level="1" text:style-name="P1945"><text:bookmark-start text:name="bookmark35"/><text:span text:style-name="CharStyle55">(3)</text:span><text:bookmark-end text:name="bookmark35"/></text:h><text:p text:style-name="P1379"><text:span text:style-name="CharStyle39">Bilangan Pemilih</text:span></text:p></draw:text-box></draw:frame><draw:frame draw:style-name="fr210" svg:x="9.548cm" svg:y="2.193cm" svg:width="2.752cm" fo:min-height="0.533cm" text:anchor-type="paragraph"><draw:text-box><text:p text:style-name="P894"><text:span text:style-name="CharStyle43">Polling District</text:span></text:p></draw:text-box></draw:frame><draw:frame draw:style-name="fr211" svg:x="15.051cm" svg:y="2.193cm" svg:width="3.480cm" fo:min-height="0.533cm" text:anchor-type="paragraph"><draw:text-box><text:p text:style-name="P1947"><text:span text:style-name="CharStyle43">Number of Electors</text:span></text:p></draw:text-box></draw:frame><draw:frame draw:style-name="fr212" svg:x="2.512cm" svg:y="3.293cm" svg:width="3.683cm" fo:min-height="0.526cm" text:anchor-type="paragraph"><draw:text-box><text:p text:style-name="P1090"><text:span text:style-name="CharStyle39">N. 38 BAYAN LEPAS</text:span></text:p></draw:text-box></draw:frame><draw:frame draw:style-name="fr202" svg:x="7.997cm" svg:y="4.445cm" svg:width="10.643cm" fo:min-height="5.987cm" text:anchor-type="paragraph"><draw:text-box><table:table table:style-name="Table34"><table:table-column table:style-name="Table34.C1"/><table:table-column table:style-name="Table34.C2"/><table:table-column table:style-name="Table34.C3"/><table:table-row table:style-name="Table34.R1"><table:table-cell table:style-name="Table34.Cell1"><text:p text:style-name="P1949"><text:span text:style-name="CharStyle7">2.</text:span></text:p></table:table-cell><table:table-cell table:style-name="Table34.Cell2"><text:p text:style-name="P504"><text:span text:style-name="CharStyle7">Bayan Lepas</text:span></text:p></table:table-cell><table:table-cell table:style-name="Table34.Cell3"><text:p text:style-name="P629"><text:span text:style-name="CharStyle7">4,634</text:span></text:p></table:table-cell></table:table-row><table:table-row table:style-name="Table34.R2"><table:table-cell table:style-name="Table34.Cell4"><text:p text:style-name="P756"><text:span text:style-name="CharStyle7">3.</text:span></text:p></table:table-cell><table:table-cell table:style-name="Table34.Cell5"><text:p text:style-name="P863"><text:span text:style-name="CharStyle7">Kampong Seronok</text:span></text:p></table:table-cell><table:table-cell table:style-name="Table34.Cell6"><text:p text:style-name="P1951"><text:span text:style-name="CharStyle7">3,323</text:span></text:p></table:table-cell></table:table-row><table:table-row table:style-name="Table34.R3"><table:table-cell table:style-name="Table34.Cell7"><text:p text:style-name="P1953"><text:span text:style-name="CharStyle7">4.</text:span></text:p></table:table-cell><table:table-cell table:style-name="Table34.Cell8"><text:p text:style-name="P1955"><text:span text:style-name="CharStyle7">Sungai Batu</text:span></text:p></table:table-cell><table:table-cell table:style-name="Table34.Cell9"><text:p text:style-name="P1374"><text:span text:style-name="CharStyle7">2,124</text:span></text:p></table:table-cell></table:table-row><table:table-row table:style-name="Table34.R4"><table:table-cell table:style-name="Table34.Cell10"><text:p text:style-name="P1508"><text:span text:style-name="CharStyle7">5.</text:span></text:p></table:table-cell><table:table-cell table:style-name="Table34.Cell11"><text:p text:style-name="P628"><text:span text:style-name="CharStyle7">Telok Kumbar</text:span></text:p></table:table-cell><table:table-cell table:style-name="Table34.Cell12"><text:p text:style-name="P754"><text:span text:style-name="CharStyle7">4,049</text:span></text:p></table:table-cell></table:table-row><table:table-row table:style-name="Table34.R5"><table:table-cell table:style-name="Table34.Cell13"><text:p text:style-name="P860"><text:span text:style-name="CharStyle7">6.</text:span></text:p></table:table-cell><table:table-cell table:style-name="Table34.Cell14"><text:p text:style-name="P1957"><text:span text:style-name="CharStyle7">Pasir Belanda</text:span></text:p></table:table-cell><table:table-cell table:style-name="Table34.Cell15"><text:p text:style-name="P1114"><text:span text:style-name="CharStyle7">1,555</text:span></text:p></table:table-cell></table:table-row><table:table-row table:style-name="Table34.R6"><table:table-cell table:style-name="Table34.Cell16"><text:p text:style-name="P1959"><text:span text:style-name="CharStyle7">7.</text:span></text:p></table:table-cell><table:table-cell table:style-name="Table34.Cell17"><text:p text:style-name="P1961"><text:span text:style-name="CharStyle7">Gertak Sanggul</text:span></text:p></table:table-cell><table:table-cell table:style-name="Table34.Cell18"><text:p text:style-name="P1503"><text:span text:style-name="CharStyle7">952</text:span></text:p></table:table-cell></table:table-row></table:table></draw:text-box></draw:frame><draw:frame draw:style-name="fr198" svg:x="8.022cm" svg:y="3.344cm" svg:width="4.098cm" fo:min-height="0.483cm" text:anchor-type="paragraph"><draw:text-box><text:p text:style-name="P555"><text:span text:style-name="CharStyle56">1. Taman Sungai Ara</text:span></text:p></draw:text-box></draw:frame><draw:frame draw:style-name="fr199" svg:x="17.556cm" svg:y="3.344cm" svg:width="1.076cm" fo:min-height="0.474cm" text:anchor-type="paragraph"><draw:text-box><text:p text:style-name="P683"><text:span text:style-name="CharStyle56">3,866</text:span></text:p></draw:text-box></draw:frame><draw:frame draw:style-name="fr200" svg:x="8.006cm" svg:y="10.998cm" svg:width="3.844cm" fo:min-height="0.533cm" text:anchor-type="paragraph"><draw:text-box><text:p text:style-name="P802"><text:span text:style-name="CharStyle56">8. Kampung Masjid</text:span></text:p></draw:text-box></draw:frame><draw:frame draw:style-name="fr201" svg:x="17.547cm" svg:y="10.998cm" svg:width="1.076cm" fo:min-height="0.526cm" text:anchor-type="paragraph"><draw:text-box><text:p text:style-name="P919"><text:span text:style-name="CharStyle56">2,219</text:span></text:p></draw:text-box></draw:frame><draw:frame draw:style-name="fr213" svg:x="17.219cm" svg:y="12.099cm" svg:width="1.388cm" fo:min-height="0.526cm" text:anchor-type="paragraph"><draw:text-box><text:h text:outline-level="2" text:style-name="P1084"><text:bookmark-start text:name="bookmark36"/><text:span text:style-name="CharStyle57">22,722</text:span><text:bookmark-end text:name="bookmark36"/></text:h></draw:text-box></draw:frame><draw:frame draw:style-name="fr214" svg:x="2.512cm" svg:y="14.300cm" svg:width="4.039cm" fo:min-height="0.526cm" text:anchor-type="paragraph"><draw:text-box><text:p text:style-name="P1143"><text:span text:style-name="CharStyle39">N. 39 PULAU BETONG</text:span></text:p></draw:text-box></draw:frame><draw:frame draw:style-name="fr207" svg:x="7.997cm" svg:y="15.443cm" svg:width="10.643cm" fo:min-height="4.893cm" text:anchor-type="paragraph"><draw:text-box><table:table table:style-name="Table35"><table:table-column table:style-name="Table35.C1"/><table:table-column table:style-name="Table35.C2"/><table:table-column table:style-name="Table35.C3"/><table:table-row table:style-name="Table35.R1"><table:table-cell table:style-name="Table35.Cell1"><text:p text:style-name="P1426"><text:span text:style-name="CharStyle8">2.</text:span></text:p></table:table-cell><table:table-cell table:style-name="Table35.Cell2"><text:p text:style-name="P1963"><text:span text:style-name="CharStyle7">PondokUpeh</text:span></text:p></table:table-cell><table:table-cell table:style-name="Table35.Cell3"><text:p text:style-name="P682"><text:span text:style-name="CharStyle7">1,937</text:span></text:p></table:table-cell></table:table-row><table:table-row table:style-name="Table35.R2"><table:table-cell table:style-name="Table35.Cell4"><text:p text:style-name="P1965"><text:span text:style-name="CharStyle7">3.</text:span></text:p></table:table-cell><table:table-cell table:style-name="Table35.Cell5"><text:p text:style-name="P1967"><text:span text:style-name="CharStyle7">Balik Pulau</text:span></text:p></table:table-cell><table:table-cell table:style-name="Table35.Cell6"><text:p text:style-name="P1986"><text:span text:style-name="CharStyle7">2,084</text:span></text:p></table:table-cell></table:table-row><table:table-row table:style-name="Table35.R3"><table:table-cell table:style-name="Table35.Cell7"><text:p text:style-name="P1984"><text:span text:style-name="CharStyle7">4.</text:span></text:p></table:table-cell><table:table-cell table:style-name="Table35.Cell8"><text:p text:style-name="P1165"><text:span text:style-name="CharStyle7">Titi Tras</text:span></text:p></table:table-cell><table:table-cell table:style-name="Table35.Cell9"><text:p text:style-name="P740"><text:span text:style-name="CharStyle7">2,093</text:span></text:p></table:table-cell></table:table-row><table:table-row table:style-name="Table35.R4"><table:table-cell table:style-name="Table35.Cell10"><text:p text:style-name="P1969"><text:span text:style-name="CharStyle7">5.</text:span></text:p></table:table-cell><table:table-cell table:style-name="Table35.Cell11"><text:p text:style-name="P1632"><text:span text:style-name="CharStyle7">Sungai Burong</text:span></text:p></table:table-cell><table:table-cell table:style-name="Table35.Cell12"><text:p text:style-name="P1041"><text:span text:style-name="CharStyle7">1,638</text:span></text:p></table:table-cell></table:table-row><table:table-row table:style-name="Table35.R5"><table:table-cell table:style-name="Table35.Cell13"><text:p text:style-name="P1161"><text:span text:style-name="CharStyle7">6.</text:span></text:p></table:table-cell><table:table-cell table:style-name="Table35.Cell14"><text:p text:style-name="P1988"><text:span text:style-name="CharStyle7">Ginting</text:span></text:p></table:table-cell><table:table-cell table:style-name="Table35.Cell15"><text:p text:style-name="P877"><text:span text:style-name="CharStyle7">2,717</text:span></text:p></table:table-cell></table:table-row></table:table></draw:text-box></draw:frame><draw:frame draw:style-name="fr203" svg:x="8.022cm" svg:y="14.351cm" svg:width="3.336cm" fo:min-height="0.483cm" text:anchor-type="paragraph"><draw:text-box><text:p text:style-name="P909"><text:span text:style-name="CharStyle56">1. Sungai Kongsi</text:span></text:p></draw:text-box></draw:frame><draw:frame draw:style-name="fr204" svg:x="17.547cm" svg:y="14.351cm" svg:width="1.076cm" fo:min-height="0.474cm" text:anchor-type="paragraph"><draw:text-box><text:p text:style-name="P1231"><text:span text:style-name="CharStyle56">2,647</text:span></text:p></draw:text-box></draw:frame><draw:frame draw:style-name="fr205" svg:x="8.015cm" svg:y="20.904cm" svg:width="3.226cm" fo:min-height="0.533cm" text:anchor-type="paragraph"><draw:text-box><text:p text:style-name="P1996"><text:span text:style-name="CharStyle56">7. Pulau Betong</text:span></text:p></draw:text-box></draw:frame><draw:frame draw:style-name="fr206" svg:x="17.547cm" svg:y="20.904cm" svg:width="1.076cm" fo:min-height="0.526cm" text:anchor-type="paragraph"><draw:text-box><text:p text:style-name="P974"><text:span text:style-name="CharStyle56">2,479</text:span></text:p></draw:text-box></draw:frame><draw:frame draw:style-name="fr215" svg:x="17.226cm" svg:y="22.005cm" svg:width="1.388cm" fo:min-height="0.526cm" text:anchor-type="paragraph"><draw:text-box><text:h text:outline-level="2" text:style-name="P905"><text:bookmark-start text:name="bookmark37"/><text:span text:style-name="CharStyle57">15,595</text:span><text:bookmark-end text:name="bookmark37"/></text:h></draw:text-box></draw:frame><draw:frame draw:style-name="fr216" svg:x="10.268cm" svg:y="24.626cm" svg:width="0.448cm" fo:min-height="0.455cm" text:anchor-type="paragraph"><draw:text-box><text:p text:style-name="P642"><text:span text:style-name="CharStyle106">33</text:span></text:p></draw:text-box></draw:frame></text:p>
        <text:p text:style-name="P418"/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  <text:p text:style-name="P432"/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  <text:p text:style-name="P444"/>
        <text:p text:style-name="P445"/>
        <text:p text:style-name="P446"/>
        <text:p text:style-name="P447"/>
        <text:p text:style-name="P448"/>
        <text:p text:style-name="P449"/>
        <text:p text:style-name="P450"/>
        <text:p text:style-name="P451"/>
        <text:p text:style-name="P452"/>
        <text:p text:style-name="P453"/>
        <text:p text:style-name="P454"/>
        <text:p text:style-name="P455"/>
        <text:p text:style-name="P456"/>
        <text:p text:style-name="P457"/>
      </text:section>
      <text:section text:style-name="Sect29" text:name="Section29">
        <text:p text:style-name="P2115"><draw:frame draw:style-name="fr217" svg:x="0.000cm" svg:y="0.000cm" svg:width="16.120cm" fo:min-height="0.002cm" text:anchor-type="paragraph"><draw:text-box><table:table table:style-name="Table36"><table:table-column table:style-name="Table36.C1"/><table:table-column table:style-name="Table36.C2"/><table:table-column table:style-name="Table36.C3"/><table:table-column table:style-name="Table36.C4"/><table:table-row table:style-name="Table36.R1"><table:table-cell table:style-name="Table36.Cell1"><text:p text:style-name="P1299"><text:span text:style-name="CharStyle7">(1)</text:span></text:p></table:table-cell><table:table-cell table:style-name="Table36.Cell2"><text:p text:style-name="P2044"/></table:table-cell><table:table-cell table:style-name="Table36.Cell3"><text:p text:style-name="P553"><text:span text:style-name="CharStyle7">(2)</text:span></text:p></table:table-cell><table:table-cell table:style-name="Table36.Cell4"><text:p text:style-name="P709"><text:span text:style-name="CharStyle7">(3)</text:span></text:p></table:table-cell></table:table-row><table:table-row table:style-name="Table36.R2"><table:table-cell table:style-name="Table36.Cell5"><text:p text:style-name="P798"><text:span text:style-name="CharStyle7">Bahagian Pilihan Raya</text:span></text:p></table:table-cell><table:table-cell table:style-name="Table36.Cell6"><text:p text:style-name="P2044"/></table:table-cell><table:table-cell table:style-name="Table36.Cell7"><text:p text:style-name="P916"><text:span text:style-name="CharStyle7">Daerah Mengundi</text:span></text:p></table:table-cell><table:table-cell table:style-name="Table36.Cell8"><text:p text:style-name="P1971"><text:span text:style-name="CharStyle7">Bilangan Pemilih</text:span></text:p></table:table-cell></table:table-row><table:table-row table:style-name="Table36.R3"><table:table-cell table:style-name="Table36.Cell9"><text:p text:style-name="P1139"><text:span text:style-name="CharStyle7">Negeri</text:span></text:p></table:table-cell><table:table-cell table:style-name="Table36.Cell10"><text:p text:style-name="P2044"/></table:table-cell><table:table-cell table:style-name="Table36.Cell11"><text:p text:style-name="P2044"/></table:table-cell><table:table-cell table:style-name="Table36.Cell12"><text:p text:style-name="P2044"/></table:table-cell></table:table-row><table:table-row table:style-name="Table36.R4"><table:table-cell table:style-name="Table36.Cell13"><text:p text:style-name="P665"><text:span text:style-name="CharStyle8">State Constituency</text:span></text:p></table:table-cell><table:table-cell table:style-name="Table36.Cell14"><text:p text:style-name="P2044"/></table:table-cell><table:table-cell table:style-name="Table36.Cell15"><text:p text:style-name="P1482"><text:span text:style-name="CharStyle8">Polling District</text:span></text:p></table:table-cell><table:table-cell table:style-name="Table36.Cell16"><text:p text:style-name="P1973"><text:span text:style-name="CharStyle8">Number of Electors</text:span></text:p></table:table-cell></table:table-row><table:table-row table:style-name="Table36.R5"><table:table-cell table:style-name="Table36.Cell17"><text:p text:style-name="P550"><text:span text:style-name="CharStyle7">N. 40 TELOK BAHANG</text:span></text:p></table:table-cell><table:table-cell table:style-name="Table36.Cell18"><text:p text:style-name="P1975"><text:span text:style-name="CharStyle66">1</text:span><text:span text:style-name="CharStyle67">.</text:span></text:p></table:table-cell><table:table-cell table:style-name="Table36.Cell19"><text:p text:style-name="P1977"><text:span text:style-name="CharStyle7">Telok Awak</text:span></text:p></table:table-cell><table:table-cell table:style-name="Table36.Cell20"><text:p text:style-name="P1979"><text:span text:style-name="CharStyle7">779</text:span></text:p></table:table-cell></table:table-row><table:table-row table:style-name="Table36.R6"><table:table-cell table:style-name="Table36.Cell21"><text:p text:style-name="P2044"/></table:table-cell><table:table-cell table:style-name="Table36.Cell22"><text:p text:style-name="P1135"><text:span text:style-name="CharStyle7">2.</text:span></text:p></table:table-cell><table:table-cell table:style-name="Table36.Cell23"><text:p text:style-name="P1267"><text:span text:style-name="CharStyle7">Telok Bahang</text:span></text:p></table:table-cell><table:table-cell table:style-name="Table36.Cell24"><text:p text:style-name="P1397"><text:span text:style-name="CharStyle7">3,782</text:span></text:p></table:table-cell></table:table-row><table:table-row table:style-name="Table36.R7"><table:table-cell table:style-name="Table36.Cell25"><text:p text:style-name="P2044"/></table:table-cell><table:table-cell table:style-name="Table36.Cell26"><text:p text:style-name="P1981"><text:span text:style-name="CharStyle7">3.</text:span></text:p></table:table-cell><table:table-cell table:style-name="Table36.Cell27"><text:p text:style-name="P1983"><text:span text:style-name="CharStyle7">Sungai Pinang</text:span></text:p></table:table-cell><table:table-cell table:style-name="Table36.Cell28"><text:p text:style-name="P1998"><text:span text:style-name="CharStyle7">2,343</text:span></text:p></table:table-cell></table:table-row><table:table-row table:style-name="Table36.R8"><table:table-cell table:style-name="Table36.Cell29"><text:p text:style-name="P2044"/></table:table-cell><table:table-cell table:style-name="Table36.Cell30"><text:p text:style-name="P1633"><text:span text:style-name="CharStyle7">4.</text:span></text:p></table:table-cell><table:table-cell table:style-name="Table36.Cell31"><text:p text:style-name="P1985"><text:span text:style-name="CharStyle7">Pantai Acheh</text:span></text:p></table:table-cell><table:table-cell table:style-name="Table36.Cell32"><text:p text:style-name="P1987"><text:span text:style-name="CharStyle7">648</text:span></text:p></table:table-cell></table:table-row><table:table-row table:style-name="Table36.R9"><table:table-cell table:style-name="Table36.Cell33"><text:p text:style-name="P2044"/></table:table-cell><table:table-cell table:style-name="Table36.Cell34"><text:p text:style-name="P543"><text:span text:style-name="CharStyle7">5.</text:span></text:p></table:table-cell><table:table-cell table:style-name="Table36.Cell35"><text:p text:style-name="P674"><text:span text:style-name="CharStyle7">Kuala Sungai Pinang</text:span></text:p></table:table-cell><table:table-cell table:style-name="Table36.Cell36"><text:p text:style-name="P793"><text:span text:style-name="CharStyle7">1,811</text:span></text:p></table:table-cell></table:table-row><table:table-row table:style-name="Table36.R10"><table:table-cell table:style-name="Table36.Cell37"><text:p text:style-name="P2044"/></table:table-cell><table:table-cell table:style-name="Table36.Cell38"><text:p text:style-name="P1989"><text:span text:style-name="CharStyle7">6.</text:span></text:p></table:table-cell><table:table-cell table:style-name="Table36.Cell39"><text:p text:style-name="P1131"><text:span text:style-name="CharStyle7">Sungai Rusa</text:span></text:p></table:table-cell><table:table-cell table:style-name="Table36.Cell40"><text:p text:style-name="P1991"><text:span text:style-name="CharStyle7">1,943</text:span></text:p></table:table-cell></table:table-row><table:table-row table:style-name="Table36.R11"><table:table-cell table:style-name="Table36.Cell41"><text:p text:style-name="P2044"/></table:table-cell><table:table-cell table:style-name="Table36.Cell42"><text:p text:style-name="P1993"><text:span text:style-name="CharStyle7">7.</text:span></text:p></table:table-cell><table:table-cell table:style-name="Table36.Cell43"><text:p text:style-name="P1995"><text:span text:style-name="CharStyle7">Jalan Bahru</text:span></text:p></table:table-cell><table:table-cell table:style-name="Table36.Cell44"><text:p text:style-name="P737"><text:span text:style-name="CharStyle7">1,989</text:span></text:p></table:table-cell></table:table-row><table:table-row table:style-name="Table36.R12"><table:table-cell table:style-name="Table36.Cell45"><text:p text:style-name="P2044"/></table:table-cell><table:table-cell table:style-name="Table36.Cell46"><text:p text:style-name="P2044"/></table:table-cell><table:table-cell table:style-name="Table36.Cell47"><text:p text:style-name="P2044"/></table:table-cell><table:table-cell table:style-name="Table36.Cell48"><text:p text:style-name="P1997"><text:span text:style-name="CharStyle7">13,295</text:span></text:p></table:table-cell></table:table-row></table:table></draw:text-box></draw:frame></text:p>
        <text:p text:style-name="P1193"><text:span text:style-name="CharStyle7">Jumlah Bilangan Pemilih dalam Bahagian Pilihan Raya<text:tab/>51,612</text:span></text:p>
        <text:p text:style-name="P1288"><text:span text:style-name="CharStyle7">Persekutuan P. 053 Balik Pulau:</text:span></text:p>
        <text:p text:style-name="P1387"><text:span text:style-name="CharStyle31">Total Number of Electors in the Federal Constituency of<text:line-break/>P. 053 Balik Pulau:</text:span></text:p>
        <text:p text:style-name="P1486"><text:span text:style-name="CharStyle7">Jumlah Bilangan Pemilih dalam Negeri Pulau Pinang:<text:tab/>867,748</text:span></text:p>
        <text:p text:style-name="P572"><text:span text:style-name="CharStyle31">Total Number of Electors in the State of Pulau Pinang:</text:span></text:p>
        <text:p text:style-name="P1392"><text:span text:style-name="CharStyle16">34</text:span></text:p>
        <text:p text:style-name="P1999"><text:span text:style-name="CharStyle24">JADUAL KETIGA / </text:span><text:span text:style-name="CharStyle36">THIRD SCHEDULE</text:span></text:p>
        <text:p text:style-name="P644"><text:span text:style-name="CharStyle24">TEMPAT-TEMPAT YANG DITENTUKAN BAGI PEMERIKSAAN AWAM MENGENAI</text:span></text:p>
        <text:p text:style-name="P712"><text:span text:style-name="CharStyle24">SYOR-SYOR YANG DICADANGKAN</text:span></text:p>
        <text:p text:style-name="P1749"><text:span text:style-name="CharStyle26">PLACES SPECIFIED FOR PUBLIC INSPECTION OF PROPOSED RECOMMENDATIONS</text:span></text:p>
        <text:p text:style-name="P459"><draw:frame draw:style-name="fr218" svg:x="0.000cm" svg:y="0.000cm" svg:width="16.552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><text:p text:style-name="P1174"><text:span text:style-name="CharStyle7">(1)</text:span></text:p><text:p text:style-name="P1237"><text:span text:style-name="CharStyle7">Bahagian Pilihan Raya<text:line-break/>Persekutuan</text:span></text:p></table:table-cell><table:table-cell table:style-name="Table37.Cell2"><text:p text:style-name="P1757"><text:span text:style-name="CharStyle121">PULAU PINANG</text:span></text:p><text:p text:style-name="P2001"><text:span text:style-name="CharStyle7">(2)</text:span></text:p><text:p text:style-name="P1458"><text:span text:style-name="CharStyle7">Tempat Pemeriksaan</text:span></text:p></table:table-cell></table:table-row><table:table-row table:style-name="Table37.R2"><table:table-cell table:style-name="Table37.Cell3"><text:p text:style-name="P617"><text:span text:style-name="CharStyle8">Federal Constituency</text:span></text:p></table:table-cell><table:table-cell table:style-name="Table37.Cell4"><text:p text:style-name="P2003"><text:span text:style-name="CharStyle8">Place of Inspection</text:span></text:p></table:table-cell></table:table-row><table:table-row table:style-name="Table37.R3"><table:table-cell table:style-name="Table37.Cell5"><text:p text:style-name="P854"><text:span text:style-name="CharStyle7">P. 041 KEPALA BATAS</text:span></text:p></table:table-cell><table:table-cell table:style-name="Table37.Cell6"><text:p text:style-name="P2005"><text:span text:style-name="CharStyle7">Pejabat Daerah dan Tanah, Daerah Seberang Perai<text:line-break/>Utara</text:span></text:p></table:table-cell></table:table-row><table:table-row table:style-name="Table37.R4"><table:table-cell table:style-name="Table37.Cell7"><text:p text:style-name="P1671"><text:span text:style-name="CharStyle7">P. 042 TASEK GELUGOR</text:span></text:p></table:table-cell><table:table-cell table:style-name="Table37.Cell8"><text:p text:style-name="P2007"><text:span text:style-name="CharStyle7">Dewan JKKK Pajak Song</text:span></text:p></table:table-cell></table:table-row><table:table-row table:style-name="Table37.R5"><table:table-cell table:style-name="Table37.Cell9"><text:p text:style-name="P1367"><text:span text:style-name="CharStyle7">P. 043 BAGAN</text:span></text:p></table:table-cell><table:table-cell table:style-name="Table37.Cell10"><text:p text:style-name="P2009"><text:span text:style-name="CharStyle7">Lembaga Kemajuan Wilayah Utara (PERDA)</text:span></text:p></table:table-cell></table:table-row><table:table-row table:style-name="Table37.R6"><table:table-cell table:style-name="Table37.Cell11"><text:p text:style-name="P614"><text:span text:style-name="CharStyle7">P. 044 PERMATANG PAUH</text:span></text:p></table:table-cell><table:table-cell table:style-name="Table37.Cell12"><text:p text:style-name="P2011"><text:span text:style-name="CharStyle7">Dataran Rumah Tradisional, Tapak Ekspo Pertanian<text:line-break/>Seberang Jaya</text:span></text:p></table:table-cell></table:table-row><table:table-row table:style-name="Table37.R7"><table:table-cell table:style-name="Table37.Cell13"><text:p text:style-name="P2013"><text:span text:style-name="CharStyle7">P. 045 BUKIT MERTAJAM</text:span></text:p></table:table-cell><table:table-cell table:style-name="Table37.Cell14"><text:p text:style-name="P2015"><text:span text:style-name="CharStyle7">Ruang Legar Bangunan MPSP</text:span></text:p><text:p text:style-name="P1045"><text:span text:style-name="CharStyle7">Pejabat Daerah dan Tanah, Daerah Seberang<text:line-break/>Perai Tengah</text:span></text:p></table:table-cell></table:table-row><table:table-row table:style-name="Table37.R8"><table:table-cell table:style-name="Table37.Cell15"><text:p text:style-name="P2017"><text:span text:style-name="CharStyle7">P. 046 BATU KAWAN</text:span></text:p></table:table-cell><table:table-cell table:style-name="Table37.Cell16"><text:p text:style-name="P1766"><text:span text:style-name="CharStyle7">Dewan Serbaguna Simpang Ampat</text:span></text:p></table:table-cell></table:table-row><table:table-row table:style-name="Table37.R9"><table:table-cell table:style-name="Table37.Cell17"><text:p text:style-name="P1617"><text:span text:style-name="CharStyle7">P. 047 NIBONG TEBAL</text:span></text:p></table:table-cell><table:table-cell table:style-name="Table37.Cell18"><text:p text:style-name="P2019"><text:span text:style-name="CharStyle7">Dewan Sungai Acheh</text:span></text:p><text:p text:style-name="P613"><text:span text:style-name="CharStyle7">Pejabat Daerah dan Tanah, Daerah Seberang<text:line-break/>Perai Selatan</text:span></text:p></table:table-cell></table:table-row><table:table-row table:style-name="Table37.R10"><table:table-cell table:style-name="Table37.Cell19"><text:p text:style-name="P2021"><text:span text:style-name="CharStyle7">P. 048 BUKIT BENDERA</text:span></text:p></table:table-cell><table:table-cell table:style-name="Table37.Cell20"><text:p text:style-name="P853"><text:span text:style-name="CharStyle7">Ruang Legar, Pejabat Pendidikan Daerah Timur Laut</text:span></text:p></table:table-cell></table:table-row></table:table></draw:text-box></draw:frame></text:p>
        <text:p text:style-name="P460"><draw:frame draw:style-name="fr219" svg:x="0.000cm" svg:y="0.000cm" svg:width="16.552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><text:p text:style-name="P2044"/></table:table-cell><table:table-cell table:style-name="Table38.Cell2"><text:p text:style-name="P2023"><text:span text:style-name="CharStyle122">35</text:span></text:p></table:table-cell></table:table-row></table:table></draw:text-box></draw:frame></text:p>
        <text:p text:style-name="P461"/>
      </text:section>
      <text:section text:style-name="Sect30" text:name="Section30">
        <text:p text:style-name="P2116"><draw:frame draw:style-name="fr221" svg:x="3.186cm" svg:y="0.000cm" svg:width="4.071cm" fo:min-height="1.656cm" text:anchor-type="paragraph"><draw:text-box><text:h text:outline-level="1" text:style-name="P991"><text:bookmark-start text:name="bookmark38"/><text:span text:style-name="CharStyle124">(</text:span><text:span text:style-name="CharStyle125">1</text:span><text:span text:style-name="CharStyle124">)</text:span><text:bookmark-end text:name="bookmark38"/></text:h><text:p text:style-name="P922"><text:span text:style-name="CharStyle39">Bahagian Pilihan Raya<text:line-break/>Persekutuan</text:span></text:p></draw:text-box></draw:frame><draw:frame draw:style-name="fr222" svg:x="12.039cm" svg:y="0.012cm" svg:width="3.918cm" fo:min-height="1.062cm" text:anchor-type="paragraph"><draw:text-box><text:h text:outline-level="1" text:style-name="P1208"><text:bookmark-start text:name="bookmark39"/><text:span text:style-name="CharStyle127">(</text:span><text:span text:style-name="CharStyle128">2</text:span><text:span text:style-name="CharStyle127">)</text:span><text:bookmark-end text:name="bookmark39"/></text:h><text:p text:style-name="P1712"><text:span text:style-name="CharStyle39">Tempat Pemeriksaan</text:span></text:p></draw:text-box></draw:frame><draw:frame draw:style-name="fr223" svg:x="2.475cm" svg:y="1.686cm" svg:width="4.648cm" fo:min-height="1.917cm" text:anchor-type="paragraph"><draw:text-box><text:p text:style-name="P1403"><text:span text:style-name="CharStyle130">Federal Constituency<text:line-break/></text:span><text:span text:style-name="CharStyle131">P. 049 TANJONG</text:span></text:p></draw:text-box></draw:frame><draw:frame draw:style-name="fr224" svg:x="2.487cm" svg:y="4.784cm" svg:width="4.369cm" fo:min-height="6.355cm" text:anchor-type="paragraph"><draw:text-box><text:p text:style-name="P2025"><text:span text:style-name="CharStyle39">P. 050 JELUTONG<text:line-break/>P. 051 BUKIT GELUGOR<text:line-break/>P. 052 BAYAN BARU<text:line-break/>P.053 BALIKPULAU</text:span></text:p></draw:text-box></draw:frame><draw:frame draw:style-name="fr225" svg:x="9.491cm" svg:y="1.686cm" svg:width="9.645cm" fo:min-height="9.453cm" text:anchor-type="paragraph"><draw:text-box><text:p text:style-name="P1717"><text:span text:style-name="CharStyle132">Place of Inspection<text:line-break/></text:span><text:span text:style-name="CharStyle39">Pejabat Pilihan Raya Negeri Pulau Pinang</text:span></text:p><text:p text:style-name="P2027"><text:span text:style-name="CharStyle39">Ruang Legar, Kompleks Pentadbiran Kerajaan Negeri<text:line-break/>(SUK Pulau Pinang)</text:span></text:p><text:p text:style-name="P2029"><text:span text:style-name="CharStyle39">Pejabat Pos Jelutong</text:span></text:p><text:p text:style-name="P2031"><text:span text:style-name="CharStyle39">Pejabat Perumahan Kampung Melayu</text:span></text:p><text:p text:style-name="P1017"><text:span text:style-name="CharStyle39">Ruang legar Kompleks Belia dan Sukan, Batu Uban</text:span></text:p><text:p text:style-name="P1923"><text:span text:style-name="CharStyle39">Pejabat Daerah dan Tanah, Daerah Barat Daya</text:span></text:p></draw:text-box></draw:frame><draw:frame draw:style-name="fr226" svg:x="2.514cm" svg:y="12.469cm" svg:width="5.595cm" fo:min-height="2.067cm" text:anchor-type="paragraph"><draw:text-box><text:p text:style-name="P1206"><text:span text:style-name="CharStyle39">Bertarikh<text:tab/>September 2016</text:span></text:p><text:p text:style-name="P2033"><text:span text:style-name="CharStyle130">Dated<text:tab/>September<text:tab/>2016</text:span></text:p><text:p text:style-name="P2035"><text:span text:style-name="CharStyle39">[SPR(R)60/Jld.20]</text:span></text:p></draw:text-box></draw:frame><draw:frame draw:style-name="fr227" svg:x="2.519cm" svg:y="15.192cm" svg:width="7.811cm" fo:min-height="1.092cm" text:anchor-type="paragraph"><draw:text-box><text:p text:style-name="P2037"><text:span text:style-name="CharStyle39">Dengan Perintah Suruhanjaya Pilihan Raya<text:line-break/></text:span><text:span text:style-name="CharStyle132">By Order of the Election Commission</text:span></text:p></draw:text-box></draw:frame><draw:frame draw:style-name="fr220" svg:x="11.892cm" svg:y="16.898cm" svg:width="0.953cm" fo:min-height="0.864cm" text:anchor-type="paragraph"><draw:image xlink:href="Pictures/image0.jpeg"/><draw:contour-polygon svg:width="0.953cm" svg:height="0.873cm" svg:viewBox="0 0 540 495" draw:points="0,0 540,0 540,489 0,489 0,0 "/></draw:frame><draw:frame draw:style-name="fr228" svg:x="7.320cm" svg:y="17.662cm" svg:width="6.597cm" fo:min-height="2.286cm" text:anchor-type="paragraph"><draw:text-box><text:p text:style-name="P2039"><text:span text:style-name="CharStyle39">DATUK HAJ^ABDUL (&amp;HANI BIN<text:line-break/>&gt;etiausaha/ </text:span><text:span text:style-name="CharStyle132">Secretary<text:line-break/></text:span><text:span text:style-name="CharStyle39">SuruhanjSya Pilihan Raya / </text:span><text:span text:style-name="CharStyle132">Election<text:line-break/></text:span><text:span text:style-name="CharStyle39">Malaysia</text:span></text:p></draw:text-box></draw:frame><draw:frame draw:style-name="fr229" svg:x="13.924cm" svg:y="17.866cm" svg:width="2.152cm" fo:min-height="1.582cm" text:anchor-type="paragraph"><draw:text-box><text:p text:style-name="P1750"><text:span text:style-name="CharStyle39">SALLEH</text:span></text:p><text:p text:style-name="P2041"><text:span text:style-name="CharStyle130">Commission</text:span></text:p></draw:text-box></draw:frame><draw:frame draw:style-name="fr230" svg:x="10.342cm" svg:y="26.203cm" svg:width="0.457cm" fo:min-height="0.559cm" text:anchor-type="paragraph"><draw:text-box><text:p text:style-name="P2043"><text:span text:style-name="CharStyle133">36</text:span></text:p></draw:text-box></draw:frame></text:p>
        <text:p text:style-name="P463"/>
        <text:p text:style-name="P464"/>
        <text:p text:style-name="P465"/>
        <text:p text:style-name="P466"/>
        <text:p text:style-name="P467"/>
        <text:p text:style-name="P468"/>
        <text:p text:style-name="P469"/>
        <text:p text:style-name="P470"/>
        <text:p text:style-name="P471"/>
        <text:p text:style-name="P472"/>
        <text:p text:style-name="P473"/>
        <text:p text:style-name="P474"/>
        <text:p text:style-name="P475"/>
        <text:p text:style-name="P476"/>
        <text:p text:style-name="P477"/>
        <text:p text:style-name="P478"/>
        <text:p text:style-name="P479"/>
        <text:p text:style-name="P480"/>
        <text:p text:style-name="P481"/>
        <text:p text:style-name="P482"/>
        <text:p text:style-name="P483"/>
        <text:p text:style-name="P484"/>
        <text:p text:style-name="P485"/>
        <text:p text:style-name="P486"/>
        <text:p text:style-name="P487"/>
        <text:p text:style-name="P488"/>
        <text:p text:style-name="P489"/>
        <text:p text:style-name="P490"/>
        <text:p text:style-name="P491"/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12" style:display-name="CharStyle12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13" style:display-name="CharStyle13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4" style:display-name="CharStyle1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1.5pt" style:font-size-asian="11.5pt" style:font-size-complex="11.5pt" style:text-scale="100%" fo:letter-spacing="0.000cm" fo:color="#000000" style:text-position="0%"/>
    </style:style>
    <style:style style:family="text" style:name="CharStyle16" style:display-name="CharStyle1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8" style:display-name="CharStyle1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19" style:display-name="CharStyle19" style:parent-style-name="CharStyle18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1" style:display-name="CharStyle2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2" style:display-name="CharStyle22" style:parent-style-name="CharStyle21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4" style:display-name="CharStyle2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6" style:display-name="CharStyle26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8" style:display-name="CharStyle2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29" style:display-name="CharStyle29" style:parent-style-name="CharStyle28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31" style:display-name="CharStyle31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2" style:display-name="CharStyle32" style:parent-style-name="CharStyle31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4" style:display-name="CharStyle3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5" style:display-name="CharStyle35" style:parent-style-name="CharStyle26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6" style:display-name="CharStyle36" style:parent-style-name="CharStyle24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8" style:display-name="CharStyle3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39" style:display-name="CharStyle3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1" style:display-name="CharStyle4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2" style:display-name="CharStyle4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43" style:display-name="CharStyle43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44" style:display-name="CharStyle44" style:parent-style-name="CharStyle31">
      <style:text-properties fo:language="en" style:language-asian="en" style:language-complex="en" fo:country="US" style:country-asian="US" style:country-complex="US" fo:font-weight="bold" style:font-weight-asian="bold" style:font-weight-complex="bold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46" style:display-name="CharStyle4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7" style:display-name="CharStyle47" style:parent-style-name="CharStyle46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8" style:display-name="CharStyle4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9" style:display-name="CharStyle4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1" style:display-name="CharStyle5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52" style:display-name="CharStyle52" style:parent-style-name="CharStyle51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53" style:display-name="CharStyle53" style:parent-style-name="CharStyle31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55" style:display-name="CharStyle5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6" style:display-name="CharStyle5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7" style:display-name="CharStyle5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8" style:display-name="CharStyle58" style:parent-style-name="CharStyle7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60" style:display-name="CharStyle6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62" style:display-name="CharStyle6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3" style:display-name="CharStyle63" style:parent-style-name="CharStyle6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65" style:display-name="CharStyle6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66" style:display-name="CharStyle6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67" style:display-name="CharStyle6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69" style:display-name="CharStyle69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70" style:display-name="CharStyle70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71" style:display-name="CharStyle71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72" style:display-name="CharStyle72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73" style:display-name="CharStyle73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74" style:display-name="CharStyle7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76" style:display-name="CharStyle7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7" style:display-name="CharStyle77" style:parent-style-name="CharStyle76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9" style:display-name="CharStyle79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 fo:letter-spacing="-0.035cm"/>
    </style:style>
    <style:style style:family="text" style:name="CharStyle81" style:display-name="CharStyle81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83" style:display-name="CharStyle8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85" style:display-name="CharStyle8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87" style:display-name="CharStyle8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9" style:display-name="CharStyle89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text" style:name="CharStyle90" style:display-name="CharStyle90" style:parent-style-name="CharStyle89">
      <style:text-properties fo:language="en" style:language-asian="en" style:language-complex="en" fo:country="US" style:country-asian="US" style:country-complex="US" style:text-scale="100%" fo:letter-spacing="0.035cm" fo:color="#000000" style:text-position="0%"/>
    </style:style>
    <style:style style:family="text" style:name="CharStyle91" style:display-name="CharStyle91" style:parent-style-name="CharStyle117">
      <style:text-properties fo:font-weight="bold" style:font-weight-asian="bold" style:font-weight-complex="bold" fo:letter-spacing="0.000cm"/>
    </style:style>
    <style:style style:family="text" style:name="CharStyle93" style:display-name="CharStyle9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4" style:display-name="CharStyle94" style:parent-style-name="CharStyle93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5" style:display-name="CharStyle9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97" style:display-name="CharStyle9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98" style:display-name="CharStyle98" style:parent-style-name="CharStyle97">
      <style:text-properties fo:language="en" style:language-asian="en" style:language-complex="en" fo:country="US" style:country-asian="US" style:country-complex="US" fo:font-weight="bold" style:font-weight-asian="bold" style:font-weight-complex="bold" fo:font-size="9.5pt" style:font-size-asian="9.5pt" style:font-size-complex="9.5pt" style:text-scale="100%" fo:letter-spacing="0.000cm" fo:color="#000000" style:text-position="0%"/>
    </style:style>
    <style:style style:family="text" style:name="CharStyle99" style:display-name="CharStyle99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1" style:display-name="CharStyle10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2" style:display-name="CharStyle102" style:parent-style-name="CharStyle101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4" style:display-name="CharStyle10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105" style:display-name="CharStyle105" style:parent-style-name="CharStyle104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106" style:display-name="CharStyle10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08" style:display-name="CharStyle10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09" style:display-name="CharStyle10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111" style:display-name="CharStyle11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112" style:display-name="CharStyle112" style:parent-style-name="CharStyle111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114" style:display-name="CharStyle11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115" style:display-name="CharStyle115" style:parent-style-name="CharStyle114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117" style:display-name="CharStyle11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19" style:display-name="CharStyle11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20" style:display-name="CharStyle120" style:parent-style-name="CharStyle119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21" style:display-name="CharStyle121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122" style:display-name="CharStyle122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124" style:display-name="CharStyle12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AppleGothic" style:font-name-asian="AppleGothic" style:font-name-complex="AppleGothic"/>
    </style:style>
    <style:style style:family="text" style:name="CharStyle125" style:display-name="CharStyle125" style:parent-style-name="CharStyle124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27" style:display-name="CharStyle12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128" style:display-name="CharStyle128" style:parent-style-name="CharStyle127">
      <style:text-properties fo:language="en" style:language-asian="en" style:language-complex="en" fo:country="US" style:country-asian="US" style:country-complex="US" fo:font-weight="normal" style:font-weight-asian="normal" style:font-weight-complex="normal" fo:font-size="10.5pt" style:font-size-asian="10.5pt" style:font-size-complex="10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130" style:display-name="CharStyle130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1.5pt" style:font-size-asian="11.5pt" style:font-size-complex="11.5pt" style:font-name="Times New Roman" style:font-name-asian="Times New Roman" style:font-name-complex="Times New Roman"/>
    </style:style>
    <style:style style:family="text" style:name="CharStyle131" style:display-name="CharStyle131" style:parent-style-name="CharStyle130">
      <style:text-properties fo:language="en" style:language-asian="en" style:language-complex="en" fo:country="US" style:country-asian="US" style:country-complex="US" fo:font-weight="normal" style:font-weight-asian="normal" style:font-weight-complex="normal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132" style:display-name="CharStyle132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1.5pt" style:font-size-asian="11.5pt" style:font-size-complex="11.5pt" style:text-scale="100%" fo:letter-spacing="0.000cm" fo:color="#000000" style:text-position="0%"/>
    </style:style>
    <style:style style:family="text" style:name="CharStyle133" style:display-name="CharStyle13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28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0.953cm" fo:line-height="0.000cm" fo:text-indent="-0.017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bottom="0.953cm" fo:line-height="0.728cm" fo:text-indent="-1.269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paragraph" style:name="Heading #2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top="0.741cm" fo:margin-bottom="0.529cm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top="0.529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top="0.741cm" fo:margin-bottom="0.212cm" fo:line-height="0.000cm" fo:text-indent="0.010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9)">
      <style:paragraph-properties fo:background-color="#FFFFFF" fo:margin-bottom="0.741cm" fo:line-height="0.567cm" fo:text-indent="-0.017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top="4.974cm" fo:line-height="0.000cm" fo:text-indent="-0.00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bottom="0.318cm" fo:line-height="0.000cm" fo:text-indent="-0.004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3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5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6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4)">
      <style:paragraph-properties fo:background-color="#FFFFFF" fo:margin-bottom="0.318cm" fo:line-height="0.000cm" fo:text-indent="-0.014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1)">
      <style:paragraph-properties fo:background-color="#FFFFFF" fo:margin-top="5.186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Heading #1 (8)">
      <style:paragraph-properties fo:background-color="#FFFFFF" fo:line-height="0.728cm" fo:text-indent="-0.013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8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 fo:letter-spacing="-0.035cm"/>
    </style:style>
    <style:style style:family="paragraph" style:name="Table caption (5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9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of contents">
      <style:paragraph-properties fo:background-color="#FFFFFF" fo:line-height="0.728cm" fo:text-indent="-0.010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2)">
      <style:paragraph-properties fo:background-color="#FFFFFF" fo:margin-top="6.350cm" fo:line-height="0.000cm" fo:text-indent="0.017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paragraph" style:name="Heading #1 (9)">
      <style:paragraph-properties fo:background-color="#FFFFFF" fo:line-height="0.728cm" fo:text-indent="-0.013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3)">
      <style:paragraph-properties fo:background-color="#FFFFFF" fo:margin-top="2.117cm" fo:line-height="0.000cm" fo:text-indent="-0.008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10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20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Body text (16)">
      <style:paragraph-properties fo:background-color="#FFFFFF" fo:margin-top="7.408cm" fo:line-height="0.000cm" fo:text-indent="0.008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21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Body text (2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er or footer (5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11)">
      <style:paragraph-properties fo:background-color="#FFFFFF" fo:line-height="0.728cm" fo:text-indent="-0.013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6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AppleGothic" style:font-name-asian="AppleGothic" style:font-name-complex="AppleGothic"/>
    </style:style>
    <style:style style:family="paragraph" style:name="Heading #1 (7)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Body text (17)">
      <style:paragraph-properties fo:background-color="#FFFFFF" fo:line-height="0.908cm" fo:text-indent="0.057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1.5pt" style:font-size-asian="11.5pt" style:font-size-complex="11.5pt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text" style:name="T26" style:display-name="T26" style:parent-style-name="CharStyle42">
      <style:text-properties fo:color="#000000"/>
    </style:style>
    <style:style style:family="text" style:name="T31" style:display-name="T31" style:parent-style-name="CharStyle10">
      <style:text-properties fo:color="#000000"/>
    </style:style>
    <style:style style:family="text" style:name="T32" style:display-name="T32" style:parent-style-name="CharStyle48">
      <style:text-properties fo:color="#000000"/>
    </style:style>
    <style:style style:family="text" style:name="T33" style:display-name="T33" style:parent-style-name="CharStyle49">
      <style:text-properties fo:color="#000000"/>
    </style:style>
    <style:style style:family="text" style:name="T48" style:display-name="T48" style:parent-style-name="CharStyle70">
      <style:text-properties fo:color="#000000"/>
    </style:style>
    <style:style style:family="text" style:name="T49" style:display-name="T49" style:parent-style-name="CharStyle71">
      <style:text-properties fo:color="#000000"/>
    </style:style>
    <style:style style:family="text" style:name="T61" style:display-name="T61" style:parent-style-name="CharStyle91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9">
      <style:paragraph-properties style:page-number="auto"/>
      <style:text-properties fo:font-size="1pt" style:font-size-asian="1pt" style:font-size-complex="1pt"/>
    </style:style>
    <style:style style:family="paragraph" style:name="P11">
      <style:paragraph-properties style:page-number="auto"/>
      <style:text-properties fo:font-size="1pt" style:font-size-asian="1pt" style:font-size-complex="1pt"/>
    </style:style>
    <style:style style:family="paragraph" style:name="P96">
      <style:paragraph-properties style:page-number="auto"/>
      <style:text-properties fo:font-size="1pt" style:font-size-asian="1pt" style:font-size-complex="1pt"/>
    </style:style>
    <style:style style:family="paragraph" style:name="P101">
      <style:paragraph-properties style:page-number="auto"/>
      <style:text-properties fo:font-size="1pt" style:font-size-asian="1pt" style:font-size-complex="1pt"/>
    </style:style>
    <style:style style:family="paragraph" style:name="P105">
      <style:paragraph-properties style:page-number="auto"/>
      <style:text-properties fo:font-size="1pt" style:font-size-asian="1pt" style:font-size-complex="1pt"/>
    </style:style>
    <style:style style:family="paragraph" style:name="P151">
      <style:paragraph-properties style:page-number="auto"/>
      <style:text-properties fo:font-size="1pt" style:font-size-asian="1pt" style:font-size-complex="1pt"/>
    </style:style>
    <style:style style:family="paragraph" style:name="P190">
      <style:paragraph-properties style:page-number="auto"/>
      <style:text-properties fo:font-size="1pt" style:font-size-asian="1pt" style:font-size-complex="1pt"/>
    </style:style>
    <style:style style:family="paragraph" style:name="P236">
      <style:paragraph-properties style:page-number="auto"/>
      <style:text-properties fo:font-size="1pt" style:font-size-asian="1pt" style:font-size-complex="1pt"/>
    </style:style>
    <style:style style:family="paragraph" style:name="P240">
      <style:paragraph-properties style:page-number="auto"/>
      <style:text-properties fo:font-size="1pt" style:font-size-asian="1pt" style:font-size-complex="1pt"/>
    </style:style>
    <style:style style:family="paragraph" style:name="P243">
      <style:paragraph-properties style:page-number="auto"/>
      <style:text-properties fo:font-size="1pt" style:font-size-asian="1pt" style:font-size-complex="1pt"/>
    </style:style>
    <style:style style:family="paragraph" style:name="P326">
      <style:paragraph-properties style:page-number="auto"/>
      <style:text-properties fo:font-size="1pt" style:font-size-asian="1pt" style:font-size-complex="1pt"/>
    </style:style>
    <style:style style:family="paragraph" style:name="P369">
      <style:paragraph-properties style:page-number="auto"/>
      <style:text-properties fo:font-size="1pt" style:font-size-asian="1pt" style:font-size-complex="1pt"/>
    </style:style>
    <style:style style:family="paragraph" style:name="P374">
      <style:paragraph-properties style:page-number="auto"/>
      <style:text-properties fo:font-size="1pt" style:font-size-asian="1pt" style:font-size-complex="1pt"/>
    </style:style>
    <style:style style:family="paragraph" style:name="P417">
      <style:paragraph-properties style:page-number="auto"/>
      <style:text-properties fo:font-size="1pt" style:font-size-asian="1pt" style:font-size-complex="1pt"/>
    </style:style>
    <style:style style:family="paragraph" style:name="P72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8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9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6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7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4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9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1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7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4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5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30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31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34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44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49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1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3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8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8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7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8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7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2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4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0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46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2.478cm" fo:margin-top="2.478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92cm"/>
      </style:header-style>
      <style:footer-style>
        <style:header-footer-properties fo:min-height="1.081cm" fo:margin-top="1.081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760cm" fo:margin-top="1.760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2.852cm" fo:margin-top="2.852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928cm"/>
      </style:header-style>
      <style:footer-style>
        <style:header-footer-properties fo:min-height="1.134cm" fo:margin-top="1.134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081cm" fo:margin-top="1.081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2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07cm"/>
      </style:header-style>
      <style:footer-style>
        <style:header-footer-properties fo:min-height="1.081cm" fo:margin-top="1.081cm"/>
      </style:footer-style>
    </style:page-layout>
    <style:page-layout style:name="Mpm3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47cm"/>
      </style:header-style>
      <style:footer-style>
        <style:header-footer-properties fo:min-height="1.298cm" fo:margin-top="1.298cm"/>
      </style:footer-style>
    </style:page-layout>
  </office:automatic-styles>
  <office:master-styles>
    <style:master-page style:name="PageStyle0" style:page-layout-name="Mpm0">
      <style:header>
        <text:p text:style-name="P2046"/>
      </style:header>
      <style:footer>
        <text:p text:style-name="P2046"/>
      </style:footer>
    </style:master-page>
    <style:master-page style:name="PageStyle1" style:page-layout-name="Mpm1">
      <style:header>
        <text:p text:style-name="P2046"/>
      </style:header>
      <style:footer>
        <text:p text:style-name="P1"><draw:frame draw:style-name="Mfr1" svg:x="10.430cm" svg:y="28.233cm" fo:min-width="0.145cm" fo:min-height="0.245cm" text:anchor-type="paragraph"><draw:text-box><text:p text:style-name="P1538"><text:page-number/></text:p></draw:text-box></draw:frame></text:p>
      </style:footer>
    </style:master-page>
    <style:master-page style:name="PageStyle2" style:page-layout-name="Mpm2">
      <style:header>
        <text:p text:style-name="P2046"/>
      </style:header>
      <style:footer>
        <text:p text:style-name="P2046"/>
      </style:footer>
    </style:master-page>
    <style:master-page style:name="PageStyle3" style:page-layout-name="Mpm3">
      <style:header>
        <text:p text:style-name="P2046"/>
      </style:header>
      <style:header-left>
        <text:p text:style-name="P2046"/>
      </style:header-left>
      <style:footer>
        <text:p text:style-name="P9"><draw:frame draw:style-name="Mfr10" svg:x="10.410cm" svg:y="28.229cm" fo:min-width="0.169cm" fo:min-height="0.245cm" text:anchor-type="paragraph"><draw:text-box><text:p text:style-name="P1097"><text:span text:style-name="CharStyle42">8</text:span></text:p></draw:text-box></draw:frame></text:p>
      </style:footer>
      <style:footer-left>
        <text:p text:style-name="P9"><draw:frame draw:style-name="Mfr10" svg:x="10.410cm" svg:y="28.229cm" fo:min-width="0.169cm" fo:min-height="0.245cm" text:anchor-type="paragraph"><draw:text-box><text:p text:style-name="P1097"><text:span text:style-name="CharStyle42">8</text:span></text:p></draw:text-box></draw:frame></text:p>
      </style:footer-left>
    </style:master-page>
    <style:master-page style:name="PageStyle4" style:page-layout-name="Mpm4">
      <style:header>
        <text:p text:style-name="P11"><draw:frame draw:style-name="Mfr13" svg:x="4.078cm" svg:y="1.864cm" fo:min-width="12.852cm" fo:min-height="0.855cm" text:anchor-type="paragraph"><draw:text-box><text:p text:style-name="P1119"><text:span text:style-name="CharStyle10">BAHAGIAN PILIHAN RAYA PERSEKUTUAN: P. 042 TASEK GELUGOR</text:span></text:p><text:p text:style-name="P1587"><text:span text:style-name="CharStyle48">FEDERAL CONSTITUENCY: P. 042</text:span><text:span text:style-name="CharStyle49"><text:s text:c="1"/>TASEK GELUGOR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5" style:page-layout-name="Mpm5">
      <style:header>
        <text:p text:style-name="P11"><draw:frame draw:style-name="Mfr13" svg:x="4.078cm" svg:y="1.864cm" fo:min-width="12.852cm" fo:min-height="0.855cm" text:anchor-type="paragraph"><draw:text-box><text:p text:style-name="P1119"><text:span text:style-name="CharStyle10">BAHAGIAN PILIHAN RAYA PERSEKUTUAN: P. 042 TASEK GELUGOR</text:span></text:p><text:p text:style-name="P1587"><text:span text:style-name="CharStyle48">FEDERAL CONSTITUENCY: P. 042</text:span><text:span text:style-name="CharStyle49"><text:s text:c="1"/>TASEK GELUGOR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6" style:page-layout-name="Mpm6">
      <style:header>
        <text:p text:style-name="P11"><draw:frame draw:style-name="Mfr13" svg:x="4.078cm" svg:y="1.864cm" fo:min-width="12.852cm" fo:min-height="0.855cm" text:anchor-type="paragraph"><draw:text-box><text:p text:style-name="P1119"><text:span text:style-name="CharStyle10">BAHAGIAN PILIHAN RAYA PERSEKUTUAN: P. 042 TASEK GELUGOR</text:span></text:p><text:p text:style-name="P1587"><text:span text:style-name="CharStyle48">FEDERAL CONSTITUENCY: P. 042</text:span><text:span text:style-name="CharStyle49"><text:s text:c="1"/>TASEK GELUGOR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7" style:page-layout-name="Mpm7">
      <style:header>
        <text:p text:style-name="P96"><draw:frame draw:style-name="Mfr54" svg:x="5.016cm" svg:y="1.864cm" fo:min-width="10.947cm" fo:min-height="0.855cm" text:anchor-type="paragraph"><draw:text-box><text:p text:style-name="P1821"><text:span text:style-name="CharStyle70">BAHAGIAN PILIHAN RAYA PERSEKUTUAN: P. 043 BAGAN</text:span></text:p><text:p text:style-name="P1585"><text:span text:style-name="CharStyle71">FEDERAL CONSTITUENCY: P. 043 BAGAN</text:span></text:p></draw:text-box></draw:frame></text:p>
      </style:header>
      <style:header-left>
        <text:p text:style-name="P96"><draw:frame draw:style-name="Mfr54" svg:x="5.016cm" svg:y="1.864cm" fo:min-width="10.947cm" fo:min-height="0.855cm" text:anchor-type="paragraph"><draw:text-box><text:p text:style-name="P1821"><text:span text:style-name="CharStyle70">BAHAGIAN PILIHAN RAYA PERSEKUTUAN: P. 043 BAGAN</text:span></text:p><text:p text:style-name="P1585"><text:span text:style-name="CharStyle71">FEDERAL CONSTITUENCY: P. 043 BAGAN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8" style:page-layout-name="Mpm8">
      <style:header>
        <text:p text:style-name="P101"><draw:frame draw:style-name="Mfr58" svg:x="3.840cm" svg:y="1.864cm" fo:min-width="13.317cm" fo:min-height="0.855cm" text:anchor-type="paragraph"><draw:text-box><text:p text:style-name="P1514"><text:span text:style-name="CharStyle70">BAHAGIAN PILIHAN RAYA PERSEKUTUAN: P. 044 PERMATANG PAUH</text:span></text:p><text:p text:style-name="P1682"><text:span text:style-name="CharStyle71">FEDERAL CONSTITUENCY: P. 044 PERMATANG PAUH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9" style:page-layout-name="Mpm9">
      <style:header>
        <text:p text:style-name="P101"><draw:frame draw:style-name="Mfr58" svg:x="3.840cm" svg:y="1.864cm" fo:min-width="13.317cm" fo:min-height="0.855cm" text:anchor-type="paragraph"><draw:text-box><text:p text:style-name="P1514"><text:span text:style-name="CharStyle70">BAHAGIAN PILIHAN RAYA PERSEKUTUAN: P. 044 PERMATANG PAUH</text:span></text:p><text:p text:style-name="P1682"><text:span text:style-name="CharStyle71">FEDERAL CONSTITUENCY: P. 044 PERMATANG PAUH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10" style:page-layout-name="Mpm10">
      <style:header>
        <text:p text:style-name="P101"><draw:frame draw:style-name="Mfr58" svg:x="3.840cm" svg:y="1.864cm" fo:min-width="13.317cm" fo:min-height="0.855cm" text:anchor-type="paragraph"><draw:text-box><text:p text:style-name="P1514"><text:span text:style-name="CharStyle70">BAHAGIAN PILIHAN RAYA PERSEKUTUAN: P. 044 PERMATANG PAUH</text:span></text:p><text:p text:style-name="P1682"><text:span text:style-name="CharStyle71">FEDERAL CONSTITUENCY: P. 044 PERMATANG PAUH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11" style:page-layout-name="Mpm11">
      <style:header>
        <text:p text:style-name="P105"><draw:frame draw:style-name="Mfr61" svg:x="3.925cm" svg:y="1.847cm" fo:min-width="13.132cm" fo:min-height="0.949cm" text:anchor-type="paragraph"><draw:text-box><text:p text:style-name="P895"><text:span text:style-name="CharStyle70">BAHAGIAN PILIHAN RAYA PERSEKUTUAN: P. 045 BUKIT MERTAJAM</text:span></text:p><text:p text:style-name="P964"><text:span text:style-name="CharStyle71">FEDERAL CONSTITUENCY: P. 045 BUKIT MERTAJAM</text:span></text:p></draw:text-box></draw:frame></text:p>
      </style:header>
      <style:header-left>
        <text:p text:style-name="P105"><draw:frame draw:style-name="Mfr61" svg:x="3.925cm" svg:y="1.847cm" fo:min-width="13.132cm" fo:min-height="0.949cm" text:anchor-type="paragraph"><draw:text-box><text:p text:style-name="P895"><text:span text:style-name="CharStyle70">BAHAGIAN PILIHAN RAYA PERSEKUTUAN: P. 045 BUKIT MERTAJAM</text:span></text:p><text:p text:style-name="P964"><text:span text:style-name="CharStyle71">FEDERAL CONSTITUENCY: P. 045 BUKIT MERTAJAM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12" style:page-layout-name="Mpm12">
      <style:header>
        <text:p text:style-name="P151"><draw:frame draw:style-name="Mfr81" svg:x="4.348cm" svg:y="1.864cm" fo:min-width="12.294cm" fo:min-height="0.855cm" text:anchor-type="paragraph"><draw:text-box><text:p text:style-name="P722"><text:span text:style-name="CharStyle10">BAHAGIAN PILIHAN RAYA PERSEKUTUAN: P. 046 BATU KAWAN</text:span></text:p><text:p text:style-name="P781"><text:span text:style-name="CharStyle48">FEDERAL CONSTITUENCY: P. 046 BATU KAWAN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13" style:page-layout-name="Mpm13">
      <style:header>
        <text:p text:style-name="P151"><draw:frame draw:style-name="Mfr81" svg:x="4.348cm" svg:y="1.864cm" fo:min-width="12.294cm" fo:min-height="0.855cm" text:anchor-type="paragraph"><draw:text-box><text:p text:style-name="P722"><text:span text:style-name="CharStyle10">BAHAGIAN PILIHAN RAYA PERSEKUTUAN: P. 046 BATU KAWAN</text:span></text:p><text:p text:style-name="P781"><text:span text:style-name="CharStyle48">FEDERAL CONSTITUENCY: P. 046 BATU KAWAN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14" style:page-layout-name="Mpm14">
      <style:header>
        <text:p text:style-name="P151"><draw:frame draw:style-name="Mfr81" svg:x="4.348cm" svg:y="1.864cm" fo:min-width="12.294cm" fo:min-height="0.855cm" text:anchor-type="paragraph"><draw:text-box><text:p text:style-name="P722"><text:span text:style-name="CharStyle10">BAHAGIAN PILIHAN RAYA PERSEKUTUAN: P. 046 BATU KAWAN</text:span></text:p><text:p text:style-name="P781"><text:span text:style-name="CharStyle48">FEDERAL CONSTITUENCY: P. 046 BATU KAWAN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15" style:page-layout-name="Mpm15">
      <style:header>
        <text:p text:style-name="P190"><draw:frame draw:style-name="Mfr95" svg:x="4.239cm" svg:y="1.864cm" fo:min-width="12.531cm" fo:min-height="0.855cm" text:anchor-type="paragraph"><draw:text-box><text:p text:style-name="P1673"><text:span text:style-name="CharStyle70">BAHAGIAN PILIHAN RAYA PERSEKUTUAN: P. 047 NIBONG TEBAL</text:span></text:p><text:p text:style-name="P1494"><text:span text:style-name="CharStyle71">FEDERAL CONSTITUENCY: P. 047NIBONG TEBAL</text:span></text:p></draw:text-box></draw:frame></text:p>
      </style:header>
      <style:header-left>
        <text:p text:style-name="P190"><draw:frame draw:style-name="Mfr95" svg:x="4.239cm" svg:y="1.864cm" fo:min-width="12.531cm" fo:min-height="0.855cm" text:anchor-type="paragraph"><draw:text-box><text:p text:style-name="P1673"><text:span text:style-name="CharStyle70">BAHAGIAN PILIHAN RAYA PERSEKUTUAN: P. 047 NIBONG TEBAL</text:span></text:p><text:p text:style-name="P1494"><text:span text:style-name="CharStyle71">FEDERAL CONSTITUENCY: P. 047NIBONG TEBAL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16" style:page-layout-name="Mpm16">
      <style:header>
        <text:p text:style-name="P236"><draw:frame draw:style-name="Mfr120" svg:x="4.078cm" svg:y="1.864cm" fo:min-width="12.836cm" fo:min-height="0.855cm" text:anchor-type="paragraph"><draw:text-box><text:p text:style-name="P1344"><text:span text:style-name="CharStyle70">BAHAGIAN PILIHAN RAYA PERSEKUTUAN: P. 048 BUKIT BENDERA</text:span></text:p><text:p text:style-name="P2000"><text:span text:style-name="CharStyle71">FEDERAL CONSTITUENCY: P. 048 BUKIT BENDERA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17" style:page-layout-name="Mpm17">
      <style:header>
        <text:p text:style-name="P236"><draw:frame draw:style-name="Mfr120" svg:x="4.078cm" svg:y="1.864cm" fo:min-width="12.836cm" fo:min-height="0.855cm" text:anchor-type="paragraph"><draw:text-box><text:p text:style-name="P1344"><text:span text:style-name="CharStyle70">BAHAGIAN PILIHAN RAYA PERSEKUTUAN: P. 048 BUKIT BENDERA</text:span></text:p><text:p text:style-name="P2000"><text:span text:style-name="CharStyle71">FEDERAL CONSTITUENCY: P. 048 BUKIT BENDERA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18" style:page-layout-name="Mpm18">
      <style:header>
        <text:p text:style-name="P236"><draw:frame draw:style-name="Mfr120" svg:x="4.078cm" svg:y="1.864cm" fo:min-width="12.836cm" fo:min-height="0.855cm" text:anchor-type="paragraph"><draw:text-box><text:p text:style-name="P1344"><text:span text:style-name="CharStyle70">BAHAGIAN PILIHAN RAYA PERSEKUTUAN: P. 048 BUKIT BENDERA</text:span></text:p><text:p text:style-name="P2000"><text:span text:style-name="CharStyle71">FEDERAL CONSTITUENCY: P. 048 BUKIT BENDERA</text:span></text:p></draw:text-box></draw:frame></text:p>
      </style:header>
      <style:header-left>
        <text:p text:style-name="P2046"/>
      </style:header-left>
      <style:footer>
        <text:p text:style-name="P2046"/>
      </style:footer>
      <style:footer-left>
        <text:p text:style-name="P2046"/>
      </style:footer-left>
    </style:master-page>
    <style:master-page style:name="PageStyle19" style:page-layout-name="Mpm19">
      <style:header>
        <text:p text:style-name="P240"><draw:frame draw:style-name="Mfr123" svg:x="4.798cm" svg:y="1.864cm" fo:min-width="11.388cm" fo:min-height="0.931cm" text:anchor-type="paragraph"><draw:text-box><text:p text:style-name="P1449"><text:span text:style-name="CharStyle70">BAHAGIAN PILIHAN RAYA PERSEKUTUAN: P. 049 TANJONG</text:span></text:p><text:p text:style-name="P1768"><text:span text:style-name="CharStyle71">FEDERAL CONSTITUENCY: P. 049 TANJONG</text:span></text:p></draw:text-box></draw:frame></text:p>
      </style:header>
      <style:header-left>
        <text:p text:style-name="P240"><draw:frame draw:style-name="Mfr123" svg:x="4.798cm" svg:y="1.864cm" fo:min-width="11.388cm" fo:min-height="0.931cm" text:anchor-type="paragraph"><draw:text-box><text:p text:style-name="P1449"><text:span text:style-name="CharStyle70">BAHAGIAN PILIHAN RAYA PERSEKUTUAN: P. 049 TANJONG</text:span></text:p><text:p text:style-name="P1768"><text:span text:style-name="CharStyle71">FEDERAL CONSTITUENCY: P. 049 TANJONG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20" style:page-layout-name="Mpm20">
      <style:header>
        <text:p text:style-name="P2046"/>
      </style:header>
      <style:header-left>
        <text:p text:style-name="P2046"/>
      </style:header-left>
      <style:footer>
        <text:p text:style-name="P2046"/>
      </style:footer>
      <style:footer-left>
        <text:p text:style-name="P243"><draw:frame draw:style-name="Mfr124" svg:x="10.326cm" svg:y="28.229cm" fo:min-width="0.339cm" fo:min-height="0.245cm" text:anchor-type="paragraph"><draw:text-box><text:p text:style-name="P1770"><text:span text:style-name="CharStyle91">25</text:span></text:p></draw:text-box></draw:frame></text:p>
      </style:footer-left>
    </style:master-page>
    <style:master-page style:name="PageStyle21" style:page-layout-name="Mpm21">
      <style:header>
        <text:p text:style-name="P2046"/>
      </style:header>
      <style:header-left>
        <text:p text:style-name="P2046"/>
      </style:header-left>
      <style:footer>
        <text:p text:style-name="P2046"/>
      </style:footer>
      <style:footer-left>
        <text:p text:style-name="P243"><draw:frame draw:style-name="Mfr124" svg:x="10.326cm" svg:y="28.229cm" fo:min-width="0.339cm" fo:min-height="0.245cm" text:anchor-type="paragraph"><draw:text-box><text:p text:style-name="P1770"><text:span text:style-name="CharStyle91">25</text:span></text:p></draw:text-box></draw:frame></text:p>
      </style:footer-left>
    </style:master-page>
    <style:master-page style:name="PageStyle22" style:page-layout-name="Mpm22">
      <style:header>
        <text:p text:style-name="P326"><draw:frame draw:style-name="Mfr143" svg:x="4.695cm" svg:y="1.847cm" fo:min-width="11.591cm" fo:min-height="0.949cm" text:anchor-type="paragraph"><draw:text-box><text:p text:style-name="P1240"><text:span text:style-name="CharStyle10">BAHAGIAN PILIHAN RAYA PERSEKUTUAN: P. 050 JELUTONG</text:span></text:p><text:p text:style-name="P1300"><text:span text:style-name="CharStyle48">FEDERAL CONSTITUENCY: P. 050JELUTONG</text:span></text:p></draw:text-box></draw:frame></text:p>
      </style:header>
      <style:header-left>
        <text:p text:style-name="P326"><draw:frame draw:style-name="Mfr143" svg:x="4.695cm" svg:y="1.847cm" fo:min-width="11.591cm" fo:min-height="0.949cm" text:anchor-type="paragraph"><draw:text-box><text:p text:style-name="P1240"><text:span text:style-name="CharStyle10">BAHAGIAN PILIHAN RAYA PERSEKUTUAN: P. 050 JELUTONG</text:span></text:p><text:p text:style-name="P1300"><text:span text:style-name="CharStyle48">FEDERAL CONSTITUENCY: P. 050JELUTONG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23" style:page-layout-name="Mpm23">
      <style:header>
        <text:p text:style-name="P2046"/>
      </style:header>
      <style:header-left>
        <text:p text:style-name="P369"><draw:frame draw:style-name="Mfr168" svg:x="4.094cm" svg:y="1.847cm" fo:min-width="12.827cm" fo:min-height="0.871cm" text:anchor-type="paragraph"><draw:text-box><text:p text:style-name="P976"><text:span text:style-name="CharStyle70">BAHAGIAN PILIHAN RAYA PERSEKUTUAN: P. 051 BUKIT GELUGOR</text:span></text:p><text:p text:style-name="P1042"><text:span text:style-name="CharStyle71">FEDERAL CONSTITUENCY: P. 051 BUKIT GELUGOR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24" style:page-layout-name="Mpm24">
      <style:header>
        <text:p text:style-name="P2046"/>
      </style:header>
      <style:header-left>
        <text:p text:style-name="P369"><draw:frame draw:style-name="Mfr168" svg:x="4.094cm" svg:y="1.847cm" fo:min-width="12.827cm" fo:min-height="0.871cm" text:anchor-type="paragraph"><draw:text-box><text:p text:style-name="P976"><text:span text:style-name="CharStyle70">BAHAGIAN PILIHAN RAYA PERSEKUTUAN: P. 051 BUKIT GELUGOR</text:span></text:p><text:p text:style-name="P1042"><text:span text:style-name="CharStyle71">FEDERAL CONSTITUENCY: P. 051 BUKIT GELUGOR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25" style:page-layout-name="Mpm25">
      <style:header>
        <text:p text:style-name="P2046"/>
      </style:header>
      <style:header-left>
        <text:p text:style-name="P369"><draw:frame draw:style-name="Mfr168" svg:x="4.094cm" svg:y="1.847cm" fo:min-width="12.827cm" fo:min-height="0.871cm" text:anchor-type="paragraph"><draw:text-box><text:p text:style-name="P976"><text:span text:style-name="CharStyle70">BAHAGIAN PILIHAN RAYA PERSEKUTUAN: P. 051 BUKIT GELUGOR</text:span></text:p><text:p text:style-name="P1042"><text:span text:style-name="CharStyle71">FEDERAL CONSTITUENCY: P. 051 BUKIT GELUGOR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26" style:page-layout-name="Mpm26">
      <style:header>
        <text:p text:style-name="P374"><draw:frame draw:style-name="Mfr171" svg:x="4.424cm" svg:y="1.847cm" fo:min-width="12.141cm" fo:min-height="0.871cm" text:anchor-type="paragraph"><draw:text-box><text:p text:style-name="P1315"><text:span text:style-name="CharStyle10">BAHAGIAN PILIHAN RAYA PERSEKUTUAN: P. 052 BAYAN BARU</text:span></text:p><text:p text:style-name="P1252"><text:span text:style-name="CharStyle48">FEDERAL CONSTITUENCY: P. 052 BAYAN BARU</text:span></text:p></draw:text-box></draw:frame></text:p>
      </style:header>
      <style:header-left>
        <text:p text:style-name="P374"><draw:frame draw:style-name="Mfr171" svg:x="4.424cm" svg:y="1.847cm" fo:min-width="12.141cm" fo:min-height="0.871cm" text:anchor-type="paragraph"><draw:text-box><text:p text:style-name="P1315"><text:span text:style-name="CharStyle10">BAHAGIAN PILIHAN RAYA PERSEKUTUAN: P. 052 BAYAN BARU</text:span></text:p><text:p text:style-name="P1252"><text:span text:style-name="CharStyle48">FEDERAL CONSTITUENCY: P. 052 BAYAN BARU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27" style:page-layout-name="Mpm27">
      <style:header>
        <text:p text:style-name="P2046"/>
      </style:header>
      <style:header-left>
        <text:p text:style-name="P417"><draw:frame draw:style-name="Mfr197" svg:x="4.390cm" svg:y="1.847cm" fo:min-width="12.217cm" fo:min-height="0.871cm" text:anchor-type="paragraph"><draw:text-box><text:p text:style-name="P1943"><text:span text:style-name="CharStyle10">BAHAGIAN PILIHAN RAYA PERSEKUTUAN: P. 053 BALIK PULAU</text:span></text:p><text:p text:style-name="P1179"><text:span text:style-name="CharStyle48">FEDERAL CONSTITUENCY: P. 053 BALIK PULAU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28" style:page-layout-name="Mpm28">
      <style:header>
        <text:p text:style-name="P2046"/>
      </style:header>
      <style:header-left>
        <text:p text:style-name="P417"><draw:frame draw:style-name="Mfr197" svg:x="4.390cm" svg:y="1.847cm" fo:min-width="12.217cm" fo:min-height="0.871cm" text:anchor-type="paragraph"><draw:text-box><text:p text:style-name="P1943"><text:span text:style-name="CharStyle10">BAHAGIAN PILIHAN RAYA PERSEKUTUAN: P. 053 BALIK PULAU</text:span></text:p><text:p text:style-name="P1179"><text:span text:style-name="CharStyle48">FEDERAL CONSTITUENCY: P. 053 BALIK PULAU</text:span></text:p></draw:text-box></draw:frame></text:p>
      </style:header-left>
      <style:footer>
        <text:p text:style-name="P2046"/>
      </style:footer>
      <style:footer-left>
        <text:p text:style-name="P2046"/>
      </style:footer-left>
    </style:master-page>
    <style:master-page style:name="PageStyle29" style:page-layout-name="Mpm29">
      <style:header>
        <text:p text:style-name="P2046"/>
      </style:header>
      <style:footer>
        <text:p text:style-name="P2046"/>
      </style:footer>
    </style:master-page>
    <style:master-page style:name="PageStyle30" style:page-layout-name="Mpm30">
      <style:header>
        <text:p text:style-name="P2046"/>
      </style:header>
      <style:footer>
        <text:p text:style-name="P20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